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21mm"/>
    </style:style>
    <style:style style:name="co2" style:family="table-column">
      <style:table-column-properties fo:break-before="auto" style:column-width="33.85mm"/>
    </style:style>
    <style:style style:name="co3" style:family="table-column">
      <style:table-column-properties fo:break-before="auto" style:column-width="42.19mm"/>
    </style:style>
    <style:style style:name="co4" style:family="table-column">
      <style:table-column-properties fo:break-before="auto" style:column-width="249.02mm"/>
    </style:style>
    <style:style style:name="co5" style:family="table-column">
      <style:table-column-properties fo:break-before="auto" style:column-width="495.62mm"/>
    </style:style>
    <style:style style:name="co6" style:family="table-column">
      <style:table-column-properties fo:break-before="auto" style:column-width="33.34mm"/>
    </style:style>
    <style:style style:name="co7" style:family="table-column">
      <style:table-column-properties fo:break-before="auto" style:column-width="17mm"/>
    </style:style>
    <style:style style:name="co8"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7.91mm" fo:break-before="auto" style:use-optimal-row-height="true"/>
    </style:style>
    <style:style style:name="ro3" style:family="table-row">
      <style:table-row-properties style:row-height="51.86mm" fo:break-before="auto" style:use-optimal-row-height="true"/>
    </style:style>
    <style:style style:name="ro4" style:family="table-row">
      <style:table-row-properties style:row-height="59.7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46.63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55.81mm" fo:break-before="auto" style:use-optimal-row-height="true"/>
    </style:style>
    <style:style style:name="ro10" style:family="table-row">
      <style:table-row-properties style:row-height="36.05mm" fo:break-before="auto" style:use-optimal-row-height="true"/>
    </style:style>
    <style:style style:name="ro11" style:family="table-row">
      <style:table-row-properties style:row-height="28.17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40.01mm" fo:break-before="auto" style:use-optimal-row-height="true"/>
    </style:style>
    <style:style style:name="ro15" style:family="table-row">
      <style:table-row-properties style:row-height="43.96mm" fo:break-before="auto" style:use-optimal-row-height="true"/>
    </style:style>
    <style:style style:name="ro16" style:family="table-row">
      <style:table-row-properties style:row-height="63.69mm" fo:break-before="auto" style:use-optimal-row-height="true"/>
    </style:style>
    <style:style style:name="ro17" style:family="table-row">
      <style:table-row-properties style:row-height="79.5mm" fo:break-before="auto" style:use-optimal-row-height="true"/>
    </style:style>
    <style:style style:name="ro18" style:family="table-row">
      <style:table-row-properties style:row-height="75.55mm" fo:break-before="auto" style:use-optimal-row-height="true"/>
    </style:style>
    <style:style style:name="ro19" style:family="table-row">
      <style:table-row-properties style:row-height="71.6mm" fo:break-before="auto" style:use-optimal-row-height="true"/>
    </style:style>
    <style:style style:name="ro20" style:family="table-row">
      <style:table-row-properties style:row-height="20.27mm" fo:break-before="auto" style:use-optimal-row-height="true"/>
    </style:style>
    <style:style style:name="ro21" style:family="table-row">
      <style:table-row-properties style:row-height="122.94mm" fo:break-before="auto" style:use-optimal-row-height="true"/>
    </style:style>
    <style:style style:name="ro22" style:family="table-row">
      <style:table-row-properties style:row-height="83.45mm" fo:break-before="auto" style:use-optimal-row-height="true"/>
    </style:style>
    <style:style style:name="ro23" style:family="table-row">
      <style:table-row-properties style:row-height="99.24mm" fo:break-before="auto" style:use-optimal-row-height="true"/>
    </style:style>
    <style:style style:name="ro24" style:family="table-row">
      <style:table-row-properties style:row-height="67.65mm" fo:break-before="auto" style:use-optimal-row-height="true"/>
    </style:style>
    <style:style style:name="ro25" style:family="table-row">
      <style:table-row-properties style:row-height="118.99mm" fo:break-before="auto" style:use-optimal-row-height="true"/>
    </style:style>
    <style:style style:name="ro26" style:family="table-row">
      <style:table-row-properties style:row-height="154.53mm" fo:break-before="auto" style:use-optimal-row-height="true"/>
    </style:style>
    <style:style style:name="ro27" style:family="table-row">
      <style:table-row-properties style:row-height="162.42mm" fo:break-before="auto" style:use-optimal-row-height="true"/>
    </style:style>
    <style:style style:name="ro28" style:family="table-row">
      <style:table-row-properties style:row-height="107.14mm" fo:break-before="auto" style:use-optimal-row-height="true"/>
    </style:style>
    <style:style style:name="ta1" style:family="table" style:master-page-name="PageStyle_5f_ConsultaPedidos">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f81bd"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00">
      <style:table-cell-properties style:rotation-align="none"/>
    </style:style>
    <style:style style:name="ce3" style:family="table-cell" style:parent-style-name="Default" style:data-style-name="N111">
      <style:table-cell-properties style:rotation-align="none"/>
    </style:style>
    <style:style style:name="ce4" style:family="table-cell" style:parent-style-name="Default" style:data-style-name="N36">
      <style:table-cell-properties style:rotation-align="none"/>
    </style:style>
    <style:style style:name="ce5"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ConsultaPedid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calcext:value-type="string">
            <text:p>Protocolo</text:p>
          </table:table-cell>
          <table:table-cell table:style-name="ce1" office:value-type="string" calcext:value-type="string">
            <text:p>Data de Abertura</text:p>
          </table:table-cell>
          <table:table-cell table:style-name="ce1" office:value-type="string" calcext:value-type="string">
            <text:p>Prazo de Atendimento</text:p>
          </table:table-cell>
          <table:table-cell table:style-name="ce1" office:value-type="string" calcext:value-type="string">
            <text:p>Descrição do Pedido</text:p>
          </table:table-cell>
          <table:table-cell table:style-name="ce1" office:value-type="string" calcext:value-type="string">
            <text:p>Resumo da Solicitação</text:p>
          </table:table-cell>
          <table:table-cell table:style-name="ce1" office:value-type="string" calcext:value-type="string">
            <text:p>Data da Resposta</text:p>
          </table:table-cell>
          <table:table-cell table:number-columns-repeated="1012"/>
        </table:table-row>
        <table:table-row table:style-name="ro2">
          <table:table-cell table:style-name="ce2" office:value-type="string" calcext:value-type="string">
            <text:p>16853006234201716</text:p>
          </table:table-cell>
          <table:table-cell table:style-name="ce3" office:value-type="date" office:date-value="2017-08-19T20:26:47.000002" calcext:value-type="date">
            <text:p>19/08/2017 20:26</text:p>
          </table:table-cell>
          <table:table-cell table:style-name="ce4" office:value-type="date" office:date-value="2017-09-11T23:59:58.999998" calcext:value-type="date">
            <text:p>11/09/2017</text:p>
          </table:table-cell>
          <table:table-cell table:style-name="ce5" office:value-type="string" calcext:value-type="string">
            <text:p/>
            <text:p>A Empresa de Pesquisa Energética (vinculada ao Ministério de Minas e Energias) indica em seu site que o diretor e presidente desta empresa pública, dependente do tesouro nacional, recebem os salários abaixo citados.</text:p>
            <text:p/>
            <text:p>Diretor da Empresa de Pesquisa Energética</text:p>
            <text:p>32.482,13</text:p>
            <text:p/>
            <text:p>Presidente da Empresa de Pesquisa Energética</text:p>
            <text:p>33.763,00</text:p>
            <text:p/>
            <text:p>Tais salários são maiores do que o do presidente da reública e do que os ministros de estado.</text:p>
            <text:p>Questiono se o Ministério autorizou tais salários. </text:p>
            <text:p/>
          </table:table-cell>
          <table:table-cell table:style-name="ce5" office:value-type="string" calcext:value-type="string">
            <text:p>Empresa de Pesquisa Energética</text:p>
          </table:table-cell>
          <table:table-cell table:style-name="ce5" office:value-type="float" office:value="42977.8883912037" calcext:value-type="float">
            <text:p>42977,8883912037</text:p>
          </table:table-cell>
          <table:table-cell table:number-columns-repeated="1012"/>
        </table:table-row>
        <table:table-row table:style-name="ro1">
          <table:table-cell table:style-name="ce2" office:value-type="string" calcext:value-type="string">
            <text:p>18600000523201890</text:p>
          </table:table-cell>
          <table:table-cell table:style-name="ce3" office:value-type="date" office:date-value="2018-03-07T18:29:43.000003" calcext:value-type="date">
            <text:p>07/03/2018 18:29</text:p>
          </table:table-cell>
          <table:table-cell table:style-name="ce4" office:value-type="date" office:date-value="2018-03-28T23:59:58.999998" calcext:value-type="date">
            <text:p>28/03/2018</text:p>
          </table:table-cell>
          <table:table-cell table:style-name="ce5" office:value-type="string" calcext:value-type="string">
            <text:p>Demanda ou carga Energética total (comercial, industrial, residencial e outras ) mensal entre os anos de 1990 a 2017, incluindo regiões, união e estados, para fins de pesquisa acadêmica de mestrado em previsão de series temporais com uso de técnicas de inteligência computacional como redes neurais.</text:p>
          </table:table-cell>
          <table:table-cell table:style-name="ce5" office:value-type="string" calcext:value-type="string">
            <text:p>Demanda ou carga Energética total (comercial, industrial, residencial e outras ) mensal entre os anos de 1990 a 2017</text:p>
          </table:table-cell>
          <table:table-cell table:style-name="ce5" office:value-type="float" office:value="43167.7018865741" calcext:value-type="float">
            <text:p>43167,7018865741</text:p>
          </table:table-cell>
          <table:table-cell table:number-columns-repeated="1012"/>
        </table:table-row>
        <table:table-row table:style-name="ro3">
          <table:table-cell table:style-name="ce2" office:value-type="string" calcext:value-type="string">
            <text:p>23480008801201710</text:p>
          </table:table-cell>
          <table:table-cell table:style-name="ce3" office:value-type="date" office:date-value="2017-04-10T11:03:58.999997" calcext:value-type="date">
            <text:p>10/04/2017 11:03</text:p>
          </table:table-cell>
          <table:table-cell table:style-name="ce4" office:value-type="date" office:date-value="2017-05-08T23:59:58.999998" calcext:value-type="date">
            <text:p>08/05/2017</text:p>
          </table:table-cell>
          <table:table-cell table:style-name="ce5" office:value-type="string" calcext:value-type="string">
            <text:p>Para o setor de economia e mercado de energia da EPE.</text:p>
            <text:p>Prezados, sou estudante de doutorado da UFBA e estou precisando de alguns dados referentes aos custos para a produção de energia no Brasil. os dados que preciso sao:</text:p>
            <text:p>1) quanto se gastou em reais pela produção de energia termelétrica no pais nos últimos 10 anos? Se possível fazer uma divisão por cada ano. De 2007 a 2017.</text:p>
            <text:p>2) quanto foi a produção e o consumo de energia hidrelétrica em kwh durante os últimos 10 anos?</text:p>
            <text:p>3)quanto foi o aumentos da conta de energia elétrica pela ineficiência das hidrelétricas nos últimos anos, em decorrência da crise hídrica?</text:p>
            <text:p/>
            <text:p>Nao consegui encontrar esses dados no site. </text:p>
            <text:p/>
            <text:p>obrigado</text:p>
            <text:p/>
            <text:p>Att.,</text:p>
            <text:p/>
            <text:p>Matteo Nigro</text:p>
          </table:table-cell>
          <table:table-cell table:style-name="ce5" office:value-type="string" calcext:value-type="string">
            <text:p>para EPE empresa de pesquisa energética - dados sobre custos de energia termelétrica </text:p>
          </table:table-cell>
          <table:table-cell table:style-name="ce5" office:value-type="float" office:value="42838.6046875" calcext:value-type="float">
            <text:p>42838,6046875</text:p>
          </table:table-cell>
          <table:table-cell table:number-columns-repeated="1012"/>
        </table:table-row>
        <table:table-row table:style-name="ro1">
          <table:table-cell table:style-name="ce2" office:value-type="string" calcext:value-type="string">
            <text:p>23480021043201725</text:p>
          </table:table-cell>
          <table:table-cell table:style-name="ce3" office:value-type="date" office:date-value="2017-09-12T16:48:22.999999" calcext:value-type="date">
            <text:p>12/09/2017 16:48</text:p>
          </table:table-cell>
          <table:table-cell table:style-name="ce4" office:value-type="date" office:date-value="2017-10-02T23:59:58.999998" calcext:value-type="date">
            <text:p>02/10/2017</text:p>
          </table:table-cell>
          <table:table-cell table:style-name="ce5" office:value-type="string" calcext:value-type="string">
            <text:p>Prezados, Não localizei no site da EPE o relatório EPE-DEE-RE-008/2016-rev.O- "Estudo de Atendimento à Região de Campos", de abril de 2016. Seria possível recebê-lo por e-mail?</text:p>
          </table:table-cell>
          <table:table-cell table:style-name="ce5" office:value-type="string" calcext:value-type="string">
            <text:p>EPE-DEE-RE-008/2016-rev.O</text:p>
          </table:table-cell>
          <table:table-cell table:style-name="ce5" office:value-type="float" office:value="42991.7534375" calcext:value-type="float">
            <text:p>42991,7534375</text:p>
          </table:table-cell>
          <table:table-cell table:number-columns-repeated="1012"/>
        </table:table-row>
        <table:table-row table:style-name="ro4">
          <table:table-cell table:style-name="ce2" office:value-type="string" calcext:value-type="string">
            <text:p>23480022834201772</text:p>
          </table:table-cell>
          <table:table-cell table:style-name="ce3" office:value-type="date" office:date-value="2017-10-04T14:36:18.999997" calcext:value-type="date">
            <text:p>04/10/2017 14:36</text:p>
          </table:table-cell>
          <table:table-cell table:style-name="ce4" office:value-type="date" office:date-value="2017-10-25T23:59:58.999998" calcext:value-type="date">
            <text:p>25/10/2017</text:p>
          </table:table-cell>
          <table:table-cell table:style-name="ce5" office:value-type="string" calcext:value-type="string">
            <text:p>Boa tarde,</text:p>
            <text:p/>
            <text:p>Me chamo Felipe e sou aluno do programa de pós-graduação em Economia na Universidade Federal do Ceará.</text:p>
            <text:p>Em minha pesquisa, estou necessitando de informações sobre consumo de energia (Comercial e Indústrial) por Unidade</text:p>
            <text:p>da Federação. Vi que no banco de dados fornecidos por vocês (nos relatórios da EPE) as informações vão de 2006 à 2016.</text:p>
            <text:p>Vocês poderiam me auxiliar para que eu consiga obter as informações para o período que vai de 1980 à 2004?</text:p>
            <text:p/>
            <text:p>Isto é, preciso de informações sobre o consumo de energia, em GWh, comercial e industrial para cada uma das unidades </text:p>
            <text:p>da federação no período que se inicia em 1980 e termina em 2004. Este período não está disponível no site da EPE.</text:p>
            <text:p/>
            <text:p>Melhores Saudações.</text:p>
            <text:p/>
            <text:p>Felipe de Sousa Bastos</text:p>
            <text:p>Doutorando em Economia</text:p>
            <text:p>UFC/Caen</text:p>
          </table:table-cell>
          <table:table-cell table:style-name="ce5" office:value-type="string" calcext:value-type="string">
            <text:p>Dados sobre Consumo de Energia por Unidades da Federação</text:p>
          </table:table-cell>
          <table:table-cell table:style-name="ce5" office:value-type="float" office:value="43017.5621296296" calcext:value-type="float">
            <text:p>43017,5621296296</text:p>
          </table:table-cell>
          <table:table-cell table:number-columns-repeated="1012"/>
        </table:table-row>
        <table:table-row table:style-name="ro5">
          <table:table-cell table:style-name="ce2" office:value-type="string" calcext:value-type="string">
            <text:p>23480021329201891</text:p>
          </table:table-cell>
          <table:table-cell table:style-name="ce3" office:value-type="date" office:date-value="2018-09-14T13:23:09.000004" calcext:value-type="date">
            <text:p>14/09/2018 13:23</text:p>
          </table:table-cell>
          <table:table-cell table:style-name="ce4" office:value-type="date" office:date-value="2018-10-08T23:59:58.999998" calcext:value-type="date">
            <text:p>08/10/2018</text:p>
          </table:table-cell>
          <table:table-cell table:style-name="ce5" office:value-type="string" calcext:value-type="string">
            <text:p>Plano Decenal de Expansão de Energia do ano corrente (2018). Adicionalmente, gentileza fornecer qualquer publicação da EPE quem contenha as previsões mais atualizadas sobre os cenários futuros da oferta de derivados de petróleo no Brasil. </text:p>
            <text:p/>
          </table:table-cell>
          <table:table-cell table:style-name="ce5" office:value-type="string" calcext:value-type="string">
            <text:p>Atualização sobre oferta de derivados no Brasil</text:p>
          </table:table-cell>
          <table:table-cell table:style-name="ce5" office:value-type="float" office:value="43360.6838888889" calcext:value-type="float">
            <text:p>43360,6838888889</text:p>
          </table:table-cell>
          <table:table-cell table:number-columns-repeated="1012"/>
        </table:table-row>
        <table:table-row table:style-name="ro1">
          <table:table-cell table:style-name="ce2" office:value-type="string" calcext:value-type="string">
            <text:p>25820002888201820</text:p>
          </table:table-cell>
          <table:table-cell table:style-name="ce3" office:value-type="date" office:date-value="2018-05-09T16:10:40.999996" calcext:value-type="date">
            <text:p>09/05/2018 16:10</text:p>
          </table:table-cell>
          <table:table-cell table:style-name="ce4" office:value-type="date" office:date-value="2018-06-04T23:59:58.999998" calcext:value-type="date">
            <text:p>04/06/2018</text:p>
          </table:table-cell>
          <table:table-cell table:style-name="ce5" office:value-type="string" calcext:value-type="string">
            <text:p>Solicitamos a obtenção da manifestação do Ministério da Saúde no processo de licenciamento ambiental SEMA MT número n 346973/2012 relativo à UHE Castanheira. Caso este órgão da administração federal não tenha se manifestado no referido processo, favor informar.</text:p>
          </table:table-cell>
          <table:table-cell table:style-name="ce5" office:value-type="string" calcext:value-type="string">
            <text:p>Manifestação no processo de licenciamento da UHE Castanheira (processo n 346973/2012 SEMA MT)</text:p>
          </table:table-cell>
          <table:table-cell table:style-name="ce5" office:value-type="float" office:value="43234.4293981481" calcext:value-type="float">
            <text:p>43234,4293981481</text:p>
          </table:table-cell>
          <table:table-cell table:number-columns-repeated="1012"/>
        </table:table-row>
        <table:table-row table:style-name="ro6">
          <table:table-cell table:style-name="ce2" office:value-type="string" calcext:value-type="string">
            <text:p>48700005527201554</text:p>
          </table:table-cell>
          <table:table-cell table:style-name="ce3" office:value-type="date" office:date-value="2015-07-07T15:13:01.999998" calcext:value-type="date">
            <text:p>07/07/2015 15:13</text:p>
          </table:table-cell>
          <table:table-cell table:style-name="ce4" office:value-type="date" office:date-value="2015-08-25T23:59:58.999998" calcext:value-type="date">
            <text:p>25/08/2015</text:p>
          </table:table-cell>
          <table:table-cell table:style-name="ce5" office:value-type="string" calcext:value-type="string">
            <text:p/>
            <text:p/>
            <text:p>Reportagem TV PUC-Rio</text:p>
            <text:p>Carol Brizon   06/07/2015  </text:p>
            <text:p>Para: imprensa@light.com.br</text:p>
            <text:p/>
            <text:p>Prezados,</text:p>
            <text:p/>
            <text:p>Sou repórter da TV PUC-Rio e estou entrando em contato, pois estamos produzindo uma reportagem sobre economia de energia. Assim, gostaria de solicitar os seguintes dados:</text:p>
            <text:p/>
            <text:p>- Quanto os brasileiros gastaram com a conta de luz no primeiro semestre do ano passado? E no primeiro semestre deste ano?</text:p>
            <text:p/>
            <text:p>- Qual a quantidade de energia utilizada pelos brasileiros no primeiro semestre do ano passado? E no primeiro semestre deste ano?</text:p>
            <text:p/>
            <text:p>- Quanto o consumidor brasileiro pagava pela energia, em média, no ano passado? Como era a composição da tarifa de energia elétrica? </text:p>
            <text:p/>
            <text:p>Lembrando que somos do Núcleo de TV do Projeto Comunicar/ PUC-Rio, que</text:p>
            <text:p>produz cinco programas para o Canal Universitário do Rio de Janeiro (UTV-</text:p>
            <text:p>Canal 11 NET), pelo Canal Universitário de São Paulo (CNU) e pelo</text:p>
            <text:p>Portal PUC-Rio Digital. A TV-PUC é uma instituição sem fins lucrativos e</text:p>
            <text:p>toda a nossa programação tem caráter exclusivamente cultural e educativo.</text:p>
            <text:p/>
            <text:p>Aguardo retorno.</text:p>
            <text:p/>
            <text:p>Atenciosamente,</text:p>
            <text:p/>
            <text:p/>
            <text:p>Caroline Brizon</text:p>
            <text:p>Repórter TV PUC-Rio</text:p>
            <text:p>(21) 3527-1143 – ramal: 2260</text:p>
            <text:p>(21) 99874-2901</text:p>
            <text:p/>
            <text:p/>
            <text:p>PROJETO COMUNICAR</text:p>
            <text:p>Vice-Reitoria para Assuntos Comunitários</text:p>
            <text:p>Rua Marquês de São Vicente, 225/401K - Gávea - 22543-900</text:p>
            <text:p>Rio de Janeiro - RJ - Tel./fax (021) 3527-1140/ 3527-1143</text:p>
          </table:table-cell>
          <table:table-cell table:style-name="ce5" office:value-type="string" calcext:value-type="string">
            <text:p>Dados sobre quantidade de energia consumida e dinheiro pago pelo consumidor</text:p>
          </table:table-cell>
          <table:table-cell table:style-name="ce5" office:value-type="float" office:value="42236.7768981481" calcext:value-type="float">
            <text:p>42236,7768981481</text:p>
          </table:table-cell>
          <table:table-cell table:number-columns-repeated="1012"/>
        </table:table-row>
        <table:table-row table:style-name="ro1">
          <table:table-cell table:style-name="ce2" office:value-type="string" calcext:value-type="string">
            <text:p>48700006106201541</text:p>
          </table:table-cell>
          <table:table-cell table:style-name="ce3" office:value-type="date" office:date-value="2015-08-11T17:03:39.999998" calcext:value-type="date">
            <text:p>11/08/2015 17:03</text:p>
          </table:table-cell>
          <table:table-cell table:style-name="ce4" office:value-type="date" office:date-value="2015-09-21T23:59:58.999998" calcext:value-type="date">
            <text:p>21/09/2015</text:p>
          </table:table-cell>
          <table:table-cell table:style-name="ce5" office:value-type="string" calcext:value-type="string">
            <text:p>Gostaria de saber se e quando estará disponível a íntegra do Plano de Investimento em Energia Elétrica (lançado em 11.08.2015 pelo Governo Federal), contendo as informações detalhadas sobre o referido plano, para além das informações sumarizadas na apresentação de slides já disponibilizada na internet, e como posso obtê-la.</text:p>
          </table:table-cell>
          <table:table-cell table:style-name="ce5" office:value-type="string" calcext:value-type="string">
            <text:p>Informação - Programa de Investimento em Energia Elétrica</text:p>
          </table:table-cell>
          <table:table-cell table:style-name="ce5" office:value-type="float" office:value="42264.6711805556" calcext:value-type="float">
            <text:p>42264,6711805556</text:p>
          </table:table-cell>
          <table:table-cell table:number-columns-repeated="1012"/>
        </table:table-row>
        <table:table-row table:style-name="ro7">
          <table:table-cell table:style-name="ce2" office:value-type="string" calcext:value-type="string">
            <text:p>48700007048201572</text:p>
          </table:table-cell>
          <table:table-cell table:style-name="ce3" office:value-type="date" office:date-value="2015-09-28T14:13:52.999997" calcext:value-type="date">
            <text:p>28/09/2015 14:13</text:p>
          </table:table-cell>
          <table:table-cell table:style-name="ce4" office:value-type="date" office:date-value="2015-11-09T23:59:58.999998" calcext:value-type="date">
            <text:p>09/11/2015</text:p>
          </table:table-cell>
          <table:table-cell table:style-name="ce5" office:value-type="string" calcext:value-type="string">
            <text:p>Gostaria de solicitar o boletim mensal de energia mais recente que vocês têm, pois no site só encontro o boletim de junho.</text:p>
            <text:p>Também gostaria de um mapa com todas as usinas hidrelétricas do Brasil - em construção, construídas, licitadas e planejadas. Também gostaria de acessar informações sobre o fornecimento de energia que cada uma deveria fornecer, quanto elas estão fornecendo na realidade e porque não estão fornecendo o que estava previsto.</text:p>
            <text:p>Atenciosamente,</text:p>
            <text:p>Carol Barão</text:p>
          </table:table-cell>
          <table:table-cell table:style-name="ce5" office:value-type="string" calcext:value-type="string">
            <text:p>Informações usinas e fornecimento de energia </text:p>
          </table:table-cell>
          <table:table-cell table:style-name="ce5" office:value-type="float" office:value="42300.5574189815" calcext:value-type="float">
            <text:p>42300,5574189815</text:p>
          </table:table-cell>
          <table:table-cell table:number-columns-repeated="1012"/>
        </table:table-row>
        <table:table-row table:style-name="ro7">
          <table:table-cell table:style-name="ce2" office:value-type="string" calcext:value-type="string">
            <text:p>48700007057201563</text:p>
          </table:table-cell>
          <table:table-cell table:style-name="ce3" office:value-type="date" office:date-value="2015-09-29T06:59:22.999998" calcext:value-type="date">
            <text:p>29/09/2015 06:59</text:p>
          </table:table-cell>
          <table:table-cell table:style-name="ce4" office:value-type="date" office:date-value="2015-10-21T23:59:58.999998" calcext:value-type="date">
            <text:p>21/10/2015</text:p>
          </table:table-cell>
          <table:table-cell table:style-name="ce5" office:value-type="string" calcext:value-type="string">
            <text:p>Estou trabalhando em um projeto de pesquisa junto ao meu orientador de mestrado na Universidade de São Paulo (USP-RP), e precisava, se possível, de dados de consumo de energia elétrica (total, residencial e da indústria e serviços) para cada município brasileiro, em periodicidade mensal, desde 2000. Já encontrei em sites como a ANEEL por exemplo, estes dados, mas em nível mais agregado (regiões geográficas). Seria possível obter para o nivel de municípios?</text:p>
            <text:p/>
            <text:p>Obrigado,</text:p>
            <text:p>Andre</text:p>
          </table:table-cell>
          <table:table-cell table:style-name="ce5" office:value-type="string" calcext:value-type="string">
            <text:p>Dados de Consumo de Energia Elétrica</text:p>
          </table:table-cell>
          <table:table-cell table:style-name="ce5" office:value-type="float" office:value="42290.4838888889" calcext:value-type="float">
            <text:p>42290,4838888889</text:p>
          </table:table-cell>
          <table:table-cell table:number-columns-repeated="1012"/>
        </table:table-row>
        <table:table-row table:style-name="ro8">
          <table:table-cell table:style-name="ce2" office:value-type="string" calcext:value-type="string">
            <text:p>48700007331201502</text:p>
          </table:table-cell>
          <table:table-cell table:style-name="ce3" office:value-type="date" office:date-value="2015-10-18T12:23:38.999999" calcext:value-type="date">
            <text:p>18/10/2015 12:23</text:p>
          </table:table-cell>
          <table:table-cell table:style-name="ce4" office:value-type="date" office:date-value="2015-11-09T23:59:58.999998" calcext:value-type="date">
            <text:p>09/11/2015</text:p>
          </table:table-cell>
          <table:table-cell table:style-name="ce5" office:value-type="string" calcext:value-type="string">
            <text:p>Estou confeccionando um modelo matemático para calcular a demanda de energia elétrica para os próximos 10 anos. A demanda total do país en encontrei no ONS. Mas estou precisando saber a demanda de energia elétrica em unidade de potência da indústria brasileira.</text:p>
            <text:p/>
            <text:p>Desde já, muito obrigado!</text:p>
          </table:table-cell>
          <table:table-cell table:style-name="ce5" office:value-type="string" calcext:value-type="string">
            <text:p>Preciso de informações referentes à demanda de eletricidade pela indústria de 2004 a 2014</text:p>
          </table:table-cell>
          <table:table-cell table:style-name="ce5" office:value-type="float" office:value="42299.7542708333" calcext:value-type="float">
            <text:p>42299,7542708333</text:p>
          </table:table-cell>
          <table:table-cell table:number-columns-repeated="1012"/>
        </table:table-row>
        <table:table-row table:style-name="ro8">
          <table:table-cell table:style-name="ce2" office:value-type="string" calcext:value-type="string">
            <text:p>48700007396201540</text:p>
          </table:table-cell>
          <table:table-cell table:style-name="ce3" office:value-type="date" office:date-value="2015-10-21T14:48:49" calcext:value-type="date">
            <text:p>21/10/2015 14:48</text:p>
          </table:table-cell>
          <table:table-cell table:style-name="ce4" office:value-type="date" office:date-value="2015-11-30T23:59:58.999998" calcext:value-type="date">
            <text:p>30/11/2015</text:p>
          </table:table-cell>
          <table:table-cell table:style-name="ce5" office:value-type="string" calcext:value-type="string">
            <text:p>Prezados, boa tarde!</text:p>
            <text:p/>
            <text:p>Sirvo-me do presente para solicitar o COP/CEC da Suape II, referente ao Leilão 01/2007.</text:p>
          </table:table-cell>
          <table:table-cell table:style-name="ce5" office:value-type="string" calcext:value-type="string">
            <text:p>SOLICITAÇÃO COP CEC - SUAPE II - LEILÃO 01/2007</text:p>
          </table:table-cell>
          <table:table-cell table:style-name="ce5" office:value-type="float" office:value="42335.6481365741" calcext:value-type="float">
            <text:p>42335,6481365741</text:p>
          </table:table-cell>
          <table:table-cell table:number-columns-repeated="1012"/>
        </table:table-row>
        <table:table-row table:style-name="ro2">
          <table:table-cell table:style-name="ce2" office:value-type="string" calcext:value-type="string">
            <text:p>48700000593201619</text:p>
          </table:table-cell>
          <table:table-cell table:style-name="ce3" office:value-type="date" office:date-value="2016-02-17T06:30:15.999998" calcext:value-type="date">
            <text:p>17/02/2016 06:30</text:p>
          </table:table-cell>
          <table:table-cell table:style-name="ce4" office:value-type="date" office:date-value="2016-03-08T23:59:58.999998" calcext:value-type="date">
            <text:p>08/03/2016</text:p>
          </table:table-cell>
          <table:table-cell table:style-name="ce5" office:value-type="string" calcext:value-type="string">
            <text:p>Prezados,</text:p>
            <text:p/>
            <text:p>Desenvolvo um mestrado em economia e energia. Minha dissertação é sobre o sistema elétrico brasileiro e, por isso, preciso descrevê-lo corretamente.</text:p>
            <text:p>Para tanto, gostaria de ter acesso aos dados utilizados para elaborar as figuras 1 e 2 da Nota Tecnica DEA 01/15, Série Recursos Energéticos da Empresa de Pesquisa Energética (EPE) que dizem respeito á:</text:p>
            <text:p/>
            <text:p>Evolução da Curva de Carga diária no SIN no veraão e no inverno, de 2000 a 2014.</text:p>
            <text:p/>
            <text:p>Esses dados são originalmente gerados pelo Operador NAcional do Sistema (ONS), mas a EPE certamente os tem em planilha, jaá que foram utilizados para elaborar os referidos gráficos da Nota Técnica DEA 01/2015.</text:p>
            <text:p/>
            <text:p>Se puder receber esses dados no formato de planilha excel, agradeço imensamente.</text:p>
            <text:p/>
            <text:p>Muito obrigado.</text:p>
          </table:table-cell>
          <table:table-cell table:style-name="ce5" office:value-type="string" calcext:value-type="string">
            <text:p>Dados utilizados para elaborar as figuras 1 e 2 da Nota Tecnica DEA 01/15, Série Recursos Energéticos da Empresa de Pesquisa Energética (EPE)</text:p>
          </table:table-cell>
          <table:table-cell table:style-name="ce5" office:value-type="float" office:value="42433.6890740741" calcext:value-type="float">
            <text:p>42433,6890740741</text:p>
          </table:table-cell>
          <table:table-cell table:number-columns-repeated="1012"/>
        </table:table-row>
        <table:table-row table:style-name="ro9">
          <table:table-cell table:style-name="ce2" office:value-type="string" calcext:value-type="string">
            <text:p>48700000594201663</text:p>
          </table:table-cell>
          <table:table-cell table:style-name="ce3" office:value-type="date" office:date-value="2016-02-17T06:59:34.999999" calcext:value-type="date">
            <text:p>17/02/2016 06:59</text:p>
          </table:table-cell>
          <table:table-cell table:style-name="ce4" office:value-type="date" office:date-value="2016-03-08T23:59:58.999998" calcext:value-type="date">
            <text:p>08/03/2016</text:p>
          </table:table-cell>
          <table:table-cell table:style-name="ce5" office:value-type="string" calcext:value-type="string">
            <text:p>Prezados,</text:p>
            <text:p/>
            <text:p>Desenvolvo meu mestrado em economia energética e preciso descrever o sistema elétrico nacinal em minha dissertação. Por não ter conseguido encontrar tais informações nas publicações oficiais, venho pedi-las a voces.</text:p>
            <text:p>Gostaria de receber informações sobre: a 0rdem de despacho de fonte (hidrelétrica, biomassa, gás natural, etc) de geração de energia elétrica para atender às demandas de base, intermediária e de pico diário.</text:p>
            <text:p>Mais especificamente:</text:p>
            <text:p>1 - Quais as fontes que são regular e diariamente despachadas para atender a demanda de base do SIN e quanto dessa demanda cada uma dessas fontes atende, em GW/h?</text:p>
            <text:p>2 - Quais as fontes que são regular e diariamente despachadas para atender a demanda intermediária do SIN e quanto dessa demanda cada uma dessas fontes atende, em GW/h?</text:p>
            <text:p>3 - Quais as fontes que são regula e diariamente despachadas para atender a demanda de pico do SIN e quanto dessa demanda cada uma dessas fontes atende, em GW/h?</text:p>
            <text:p>4 - Qual é a divisão em termos da demanda total do SIN, entre as demandas básica, intermediária e de pico? Quais seus perfis de carga ao longo do dia (basicamente dados de curva de carga diária classificados em demandas básica, intermediária e de pico)?</text:p>
            <text:p/>
            <text:p>Esses dados, acredito, são gerados pelo Operador Nacional do Sistema (ONS), e possivelmente estão também em posse da Empresa de Pesquisa Energética (EPE).</text:p>
            <text:p/>
            <text:p>Obrigado.</text:p>
            <text:p/>
          </table:table-cell>
          <table:table-cell table:style-name="ce5" office:value-type="string" calcext:value-type="string">
            <text:p>Ordem de despacho de fonte (hidrelétrica, biomassa, gás natural, etc) de geração de energia elétrica para atender às demandas de base, intermediária e de pico diário do SIN</text:p>
          </table:table-cell>
          <table:table-cell table:style-name="ce5" office:value-type="float" office:value="42422.6590277778" calcext:value-type="float">
            <text:p>42422,6590277778</text:p>
          </table:table-cell>
          <table:table-cell table:number-columns-repeated="1012"/>
        </table:table-row>
        <table:table-row table:style-name="ro10">
          <table:table-cell table:style-name="ce2" office:value-type="string" calcext:value-type="string">
            <text:p>48700000804201613</text:p>
          </table:table-cell>
          <table:table-cell table:style-name="ce3" office:value-type="date" office:date-value="2016-03-01T17:32:07.000002" calcext:value-type="date">
            <text:p>01/03/2016 17:32</text:p>
          </table:table-cell>
          <table:table-cell table:style-name="ce4" office:value-type="date" office:date-value="2016-03-22T23:59:58.999998" calcext:value-type="date">
            <text:p>22/03/2016</text:p>
          </table:table-cell>
          <table:table-cell table:style-name="ce5" office:value-type="string" calcext:value-type="string">
            <text:p>Prezados, boa tarde!</text:p>
            <text:p/>
            <text:p>Gostaria, por gentileza, saber se possuem também dados sobre o consumo do óleo combustível por Estado (UF) e não somente a quantidade vendida ("Vendas, pelas Distribuidoras, dos Derivados Combustíveis de Petróleo (barris equivalentes de petróleo") </text:p>
            <text:p/>
            <text:p>Utilizo estas informações para fazer um estudo de trabalho de conclusão de curso e percebi que a quantidade vendida não é necessariamente a quantidade consumida. </text:p>
            <text:p/>
            <text:p>Aguardo retorno, obrigado!</text:p>
            <text:p/>
            <text:p>Att, Felipe.</text:p>
          </table:table-cell>
          <table:table-cell table:style-name="ce5" office:value-type="string" calcext:value-type="string">
            <text:p>Consumo de óleo combustível</text:p>
          </table:table-cell>
          <table:table-cell table:style-name="ce5" office:value-type="float" office:value="42432.7645717593" calcext:value-type="float">
            <text:p>42432,7645717593</text:p>
          </table:table-cell>
          <table:table-cell table:number-columns-repeated="1012"/>
        </table:table-row>
        <table:table-row table:style-name="ro11">
          <table:table-cell table:style-name="ce2" office:value-type="string" calcext:value-type="string">
            <text:p>48700000869201669</text:p>
          </table:table-cell>
          <table:table-cell table:style-name="ce3" office:value-type="date" office:date-value="2016-03-05T18:12:30.999998" calcext:value-type="date">
            <text:p>05/03/2016 18:12</text:p>
          </table:table-cell>
          <table:table-cell table:style-name="ce4" office:value-type="date" office:date-value="2016-04-04T23:59:58.999998" calcext:value-type="date">
            <text:p>04/04/2016</text:p>
          </table:table-cell>
          <table:table-cell table:style-name="ce5" office:value-type="string" calcext:value-type="string">
            <text:p>Prezadxs,</text:p>
            <text:p/>
            <text:p>Solicito dados referentes ao consumo de energia elétrica dos prédios públicos. Os dados podem ser discriminados pelas instâncias administrativas (federal, estadual e municipal) ou agregados, caso não possa ocorrer a discriminação. Caso esses dados puderem ser separados pelas entidades federativas iria ser de grande ajuda. </text:p>
            <text:p>Se vocês possuírem alguma base histórica disponível, referente ao consumo dos prédios público, a partir dos anos 2000 (ou data disponível), também gostaria de obtê-la. Caso isso não for possível, gostaria de ter os dados mais recentes desse consumo.</text:p>
            <text:p>Atenciosamente,</text:p>
            <text:p>Gabriel</text:p>
            <text:p/>
          </table:table-cell>
          <table:table-cell table:style-name="ce5" office:value-type="string" calcext:value-type="string">
            <text:p>Solicitação de dados referentes ao consumo de energia elétrica por prédios públicos</text:p>
          </table:table-cell>
          <table:table-cell table:style-name="ce5" office:value-type="float" office:value="42447.6977430556" calcext:value-type="float">
            <text:p>42447,6977430556</text:p>
          </table:table-cell>
          <table:table-cell table:number-columns-repeated="1012"/>
        </table:table-row>
        <table:table-row table:style-name="ro7">
          <table:table-cell table:style-name="ce2" office:value-type="string" calcext:value-type="string">
            <text:p>48700001872201608</text:p>
          </table:table-cell>
          <table:table-cell table:style-name="ce3" office:value-type="date" office:date-value="2016-04-26T09:32:11.999999" calcext:value-type="date">
            <text:p>26/04/2016 09:32</text:p>
          </table:table-cell>
          <table:table-cell table:style-name="ce4" office:value-type="date" office:date-value="2016-05-16T23:59:58.999998" calcext:value-type="date">
            <text:p>16/05/2016</text:p>
          </table:table-cell>
          <table:table-cell table:style-name="ce5" office:value-type="string" calcext:value-type="string">
            <text:p>Gostaria de uma pesquisa/estudo se disponível a respeito da previsão de crescimento do setor elétrico nacional no período de 2016 a 2020; assim como também a previsão de investimentos no setor.</text:p>
            <text:p>Também se disponível ou de alguma maneira possível, gostaria da previsão/demanda para equipamentos de network (switches, roteadores, firewalls, conversores de mídia e meio físico) para este mesmo período no setor elétrico, para os novos empreendimentos assim como também para  o retrofit no parque tecnológico atual.</text:p>
            <text:p/>
            <text:p/>
          </table:table-cell>
          <table:table-cell table:style-name="ce5" office:value-type="string" calcext:value-type="string">
            <text:p>PREVISÃO CE CRESCIMENTO E INVESTIMENTO PARA O SETOR ELÉTRICO NO PERIODO DE 2016/2020</text:p>
          </table:table-cell>
          <table:table-cell table:style-name="ce5" office:value-type="float" office:value="42496.6668634259" calcext:value-type="float">
            <text:p>42496,6668634259</text:p>
          </table:table-cell>
          <table:table-cell table:number-columns-repeated="1012"/>
        </table:table-row>
        <table:table-row table:style-name="ro12">
          <table:table-cell table:style-name="ce2" office:value-type="string" calcext:value-type="string">
            <text:p>48700002095201619</text:p>
          </table:table-cell>
          <table:table-cell table:style-name="ce3" office:value-type="date" office:date-value="2016-05-09T17:55:01.999998" calcext:value-type="date">
            <text:p>09/05/2016 17:55</text:p>
          </table:table-cell>
          <table:table-cell table:style-name="ce4" office:value-type="date" office:date-value="2016-06-07T23:59:58.999998" calcext:value-type="date">
            <text:p>07/06/2016</text:p>
          </table:table-cell>
          <table:table-cell table:style-name="ce5" office:value-type="string" calcext:value-type="string">
            <text:p>Gostaria de informações sobre o Programa de Pesquisa e Desenvolvimento (P&amp;D) do Setor de Energia Elétrica. Ele estabelece que concessionárias e permissionárias de distribuição, geração e transmissão de energia elétrica apliquem anualmente parte da sua receita operacional líquida nas ações deste programa, sendo que cerca de 13% dos recursos são direcionados ao MME anualmente.</text:p>
            <text:p>Gostaria das seguintes informações para o período de 2010 a 2015:</text:p>
            <text:p/>
            <text:p>1) Em quais ações são investidos os recursos direcionados ao MME proveniente do Programa de P&amp;D do Setor de Energia Elétrica? São necessariamente ações de P&amp;D voltadas ao setor elétrico? </text:p>
            <text:p>2) Qual o nome de cada programa e o volume dos recursos aplicados respectivamente?</text:p>
            <text:p/>
            <text:p>Obrigada!</text:p>
            <text:p/>
          </table:table-cell>
          <table:table-cell table:style-name="ce5" office:value-type="string" calcext:value-type="string">
            <text:p>recursos do Programa de Pesquisa e Desenvolvimento do Setor de Energia Elétrica</text:p>
          </table:table-cell>
          <table:table-cell table:style-name="ce5" office:value-type="float" office:value="42510.5677777778" calcext:value-type="float">
            <text:p>42510,5677777778</text:p>
          </table:table-cell>
          <table:table-cell table:number-columns-repeated="1012"/>
        </table:table-row>
        <table:table-row table:style-name="ro13">
          <table:table-cell table:style-name="ce2" office:value-type="string" calcext:value-type="string">
            <text:p>48700002610201652</text:p>
          </table:table-cell>
          <table:table-cell table:style-name="ce3" office:value-type="date" office:date-value="2016-06-10T11:24:27" calcext:value-type="date">
            <text:p>10/06/2016 11:24</text:p>
          </table:table-cell>
          <table:table-cell table:style-name="ce4" office:value-type="date" office:date-value="2016-07-04T23:59:58.999998" calcext:value-type="date">
            <text:p>04/07/2016</text:p>
          </table:table-cell>
          <table:table-cell table:style-name="ce5" office:value-type="string" calcext:value-type="string">
            <text:p>Solicitação de dados de incentivos fiscais para empresas produtoras de energia na federal. </text:p>
            <text:p/>
            <text:p>Gostaria de dados desde a Lei do Petróleo em 1997 a respeito de quantas empresas receberam incentivo e qual valor, dividido por quantos por cento são para energias renováveis e não-renováveis. </text:p>
            <text:p>Se possível, no período entre 1998 e 2015.</text:p>
            <text:p/>
            <text:p>O intuito é ver a evolução dos incentivos fiscais para energias renováveis.</text:p>
          </table:table-cell>
          <table:table-cell table:style-name="ce5" office:value-type="string" calcext:value-type="string">
            <text:p>Solicitação de dados de incentivos fiscais dados para empresas produtoras de energia. Gostaria de dados desde a Lei do Petróleo em 1997 a respeito de quantas empresas receberam incentivo e qual valor, dividido por quantos por cento são para energias reno</text:p>
          </table:table-cell>
          <table:table-cell table:style-name="ce5" office:value-type="float" office:value="42536.6931018519" calcext:value-type="float">
            <text:p>42536,6931018519</text:p>
          </table:table-cell>
          <table:table-cell table:number-columns-repeated="1012"/>
        </table:table-row>
        <table:table-row table:style-name="ro1">
          <table:table-cell table:style-name="ce2" office:value-type="string" calcext:value-type="string">
            <text:p>48700002908201662</text:p>
          </table:table-cell>
          <table:table-cell table:style-name="ce3" office:value-type="date" office:date-value="2016-06-29T16:30:21.000004" calcext:value-type="date">
            <text:p>29/06/2016 16:30</text:p>
          </table:table-cell>
          <table:table-cell table:style-name="ce4" office:value-type="date" office:date-value="2016-07-25T23:59:58.999998" calcext:value-type="date">
            <text:p>25/07/2016</text:p>
          </table:table-cell>
          <table:table-cell table:style-name="ce5" office:value-type="string" calcext:value-type="string">
            <text:p>Projeção % de aumento para os combustíveis em 2016 (gasolina, etanol, diesel, oleo combustivel, glp)</text:p>
          </table:table-cell>
          <table:table-cell table:style-name="ce5" office:value-type="string" calcext:value-type="string">
            <text:p>Projeção de aumento de combustíveis</text:p>
          </table:table-cell>
          <table:table-cell table:style-name="ce5" office:value-type="float" office:value="42566.6379861111" calcext:value-type="float">
            <text:p>42566,6379861111</text:p>
          </table:table-cell>
          <table:table-cell table:number-columns-repeated="1012"/>
        </table:table-row>
        <table:table-row table:style-name="ro1">
          <table:table-cell table:style-name="ce2" office:value-type="string" calcext:value-type="string">
            <text:p>48700004113201699</text:p>
          </table:table-cell>
          <table:table-cell table:style-name="ce3" office:value-type="date" office:date-value="2016-09-25T15:36:13.999997" calcext:value-type="date">
            <text:p>25/09/2016 15:36</text:p>
          </table:table-cell>
          <table:table-cell table:style-name="ce4" office:value-type="date" office:date-value="2016-10-18T23:59:58.999998" calcext:value-type="date">
            <text:p>18/10/2016</text:p>
          </table:table-cell>
          <table:table-cell table:style-name="ce5" office:value-type="string" calcext:value-type="string">
            <text:p>Prezados, estou fazendo um trabalho e preciso saber a origem do valor novo de reposição, mas até o momento não consegui encontrar nada referente a esse método. Solicito o material que mostra a origem do VNR, por favor. Obrigada.</text:p>
          </table:table-cell>
          <table:table-cell table:style-name="ce5" office:value-type="string" calcext:value-type="string">
            <text:p>Origem do Valor Novo de Reposição</text:p>
          </table:table-cell>
          <table:table-cell table:style-name="ce5" office:value-type="float" office:value="42646.4586805556" calcext:value-type="float">
            <text:p>42646,4586805556</text:p>
          </table:table-cell>
          <table:table-cell table:number-columns-repeated="1012"/>
        </table:table-row>
        <table:table-row table:style-name="ro13">
          <table:table-cell table:style-name="ce2" office:value-type="string" calcext:value-type="string">
            <text:p>48700004952201615</text:p>
          </table:table-cell>
          <table:table-cell table:style-name="ce3" office:value-type="date" office:date-value="2016-11-24T16:09:00.000003" calcext:value-type="date">
            <text:p>24/11/2016 16:09</text:p>
          </table:table-cell>
          <table:table-cell table:style-name="ce4" office:value-type="date" office:date-value="2016-12-14T23:59:58.999998" calcext:value-type="date">
            <text:p>14/12/2016</text:p>
          </table:table-cell>
          <table:table-cell table:style-name="ce5" office:value-type="string" calcext:value-type="string">
            <text:p>Prezados,</text:p>
            <text:p/>
            <text:p>Solicitamos que o deck do Newave 22.6 utilizado para Revisão da Garantia Física de UHEs, conforme consta da Nota Técnica EPE-DEE-RE-097/2016-r0 da Empresa de Pesquisa Energética -  EPE, nos seja enviado para conhecimento, por gentileza.</text:p>
            <text:p/>
            <text:p>Obrigada,</text:p>
            <text:p>Graziella.</text:p>
          </table:table-cell>
          <table:table-cell table:style-name="ce5" office:value-type="string" calcext:value-type="string">
            <text:p>Solicitação de deck do Newave 22.6</text:p>
          </table:table-cell>
          <table:table-cell table:style-name="ce5" office:value-type="float" office:value="42705.7387037037" calcext:value-type="float">
            <text:p>42705,7387037037</text:p>
          </table:table-cell>
          <table:table-cell table:number-columns-repeated="1012"/>
        </table:table-row>
        <table:table-row table:style-name="ro14">
          <table:table-cell table:style-name="ce2" office:value-type="string" calcext:value-type="string">
            <text:p>48700000689201768</text:p>
          </table:table-cell>
          <table:table-cell table:style-name="ce3" office:value-type="date" office:date-value="2017-02-17T13:44:56.000003" calcext:value-type="date">
            <text:p>17/02/2017 13:44</text:p>
          </table:table-cell>
          <table:table-cell table:style-name="ce4" office:value-type="date" office:date-value="2017-03-13T23:59:58.999998" calcext:value-type="date">
            <text:p>13/03/2017</text:p>
          </table:table-cell>
          <table:table-cell table:style-name="ce5" office:value-type="string" calcext:value-type="string">
            <text:p>Boa tarde!</text:p>
            <text:p/>
            <text:p>Estou estudando a viabilidade de implementar um sistema de uma micro usina solar e gostaria de alguns dados para embasar esse estudo.</text:p>
            <text:p>Moro em Paracatu, MG  que pertence a mesorregião Noroeste de Minas. Gostaria de saber se o MME possui algum estudo ou alguma informação sobre a incidência dos meses com maior concentração de raios solares, horários ou até mesmo incidência da chuva na região.</text:p>
            <text:p/>
            <text:p>Também gostaria de saber se possuem algum material sobre energias renováveis, em particular, energia solar que possa ser compartilhado. </text:p>
            <text:p/>
            <text:p>Seria de muito bom proveito essas informações, uma vez que a implementação de um sistema renovável de energia vem muito a calhar em tempos de escassez dos recursos hídricos, bem como aos custos da energia hidrelétrica. </text:p>
            <text:p/>
            <text:p>Atenciosamente, </text:p>
          </table:table-cell>
          <table:table-cell table:style-name="ce5" office:value-type="string" calcext:value-type="string">
            <text:p>Pesquisa para implementação de sistema de energia solar</text:p>
          </table:table-cell>
          <table:table-cell table:style-name="ce5" office:value-type="float" office:value="42786.7514236111" calcext:value-type="float">
            <text:p>42786,7514236111</text:p>
          </table:table-cell>
          <table:table-cell table:number-columns-repeated="1012"/>
        </table:table-row>
        <table:table-row table:style-name="ro1">
          <table:table-cell table:style-name="ce2" office:value-type="string" calcext:value-type="string">
            <text:p>48700003063201711</text:p>
          </table:table-cell>
          <table:table-cell table:style-name="ce3" office:value-type="date" office:date-value="2017-07-31T21:05:06.999996" calcext:value-type="date">
            <text:p>31/07/2017 21:05</text:p>
          </table:table-cell>
          <table:table-cell table:style-name="ce4" office:value-type="date" office:date-value="2017-09-11T23:59:58.999998" calcext:value-type="date">
            <text:p>11/09/2017</text:p>
          </table:table-cell>
          <table:table-cell table:style-name="ce5" office:value-type="string" calcext:value-type="string">
            <text:p>Para realizar minha Monografia gostaria de ter acesso sobre os dados da evolução da oferta de energia elétrica originada a partir do bagaço da cana de açúcar. Se possível, enviar dados de, pelo menos, 10 anos. E, caso seja possível, colocar também dados para outros produtos derivados da cana, como melaço e palha. Obrigado.</text:p>
          </table:table-cell>
          <table:table-cell table:style-name="ce5" office:value-type="string" calcext:value-type="string">
            <text:p>Evolução da oferta de energia do bagaço da cana</text:p>
          </table:table-cell>
          <table:table-cell table:style-name="ce5" office:value-type="float" office:value="42971.5533796296" calcext:value-type="float">
            <text:p>42971,5533796296</text:p>
          </table:table-cell>
          <table:table-cell table:number-columns-repeated="1012"/>
        </table:table-row>
        <table:table-row table:style-name="ro15">
          <table:table-cell table:style-name="ce2" office:value-type="string" calcext:value-type="string">
            <text:p>48700003359201724</text:p>
          </table:table-cell>
          <table:table-cell table:style-name="ce3" office:value-type="date" office:date-value="2017-08-19T20:23:38.000002" calcext:value-type="date">
            <text:p>19/08/2017 20:23</text:p>
          </table:table-cell>
          <table:table-cell table:style-name="ce4" office:value-type="date" office:date-value="2017-09-12T23:59:58.999998" calcext:value-type="date">
            <text:p>12/09/2017</text:p>
          </table:table-cell>
          <table:table-cell table:style-name="ce5" office:value-type="string" calcext:value-type="string">
            <text:p/>
            <text:p>A Empresa de Pesquisa Energética (vinculada ao Ministério de Minas e Energias) indica em seu site que o diretor e presidente desta empresa pública, dependente do tesouro nacional, recebem os salários abaixo citados.</text:p>
            <text:p/>
            <text:p>Diretor da Empresa de Pesquisa Energética</text:p>
            <text:p>32.482,13</text:p>
            <text:p/>
            <text:p>Presidente da Empresa de Pesquisa Energética</text:p>
            <text:p>33.763,00</text:p>
            <text:p/>
            <text:p>Tais salários são maiores do que o do presidente da reública e do que os ministros de estado.</text:p>
            <text:p>Questiono se o Ministério autorizou tais salários. </text:p>
          </table:table-cell>
          <table:table-cell table:style-name="ce5" office:value-type="string" calcext:value-type="string">
            <text:p>Empresa de Pesquisa Energética</text:p>
          </table:table-cell>
          <table:table-cell table:style-name="ce5" office:value-type="float" office:value="42970.721400463" calcext:value-type="float">
            <text:p>42970,721400463</text:p>
          </table:table-cell>
          <table:table-cell table:number-columns-repeated="1012"/>
        </table:table-row>
        <table:table-row table:style-name="ro7">
          <table:table-cell table:style-name="ce2" office:value-type="string" calcext:value-type="string">
            <text:p>48700000291201811</text:p>
          </table:table-cell>
          <table:table-cell table:style-name="ce3" office:value-type="date" office:date-value="2018-01-18T15:34:33.999998" calcext:value-type="date">
            <text:p>18/01/2018 15:34</text:p>
          </table:table-cell>
          <table:table-cell table:style-name="ce4" office:value-type="date" office:date-value="2018-02-14T23:59:58.999998" calcext:value-type="date">
            <text:p>14/02/2018</text:p>
          </table:table-cell>
          <table:table-cell table:style-name="ce5" office:value-type="string" calcext:value-type="string">
            <text:p>Prezados,</text:p>
            <text:p>Conforme Art. 24 do Decreto nº 5163/2004, nos leilões de energia proveniente de empreendimentos existentes, cada agente de distribuição poderá contratar energia elétrica correspondente ao seu montante de reposição e à recuperação de mercado.</text:p>
            <text:p>Em seu parágrafo § 1º-A, a recuperação de mercado é definida como o somatório do montante de reposição não contratado nos cinco anos anteriores ao ano de realização do leilão.</text:p>
            <text:p>Dado o exposto, solicito os valores dos montantes de reposição declarados por cada distribuidora de energia nos leilões de energia elétrica dos últimos 5 anos.</text:p>
          </table:table-cell>
          <table:table-cell table:style-name="ce5" office:value-type="string" calcext:value-type="string">
            <text:p>Solicitação de informações sobre o montante de reposição das distribuidoras de energia</text:p>
          </table:table-cell>
          <table:table-cell table:style-name="ce5" office:value-type="float" office:value="43132.6339351852" calcext:value-type="float">
            <text:p>43132,6339351852</text:p>
          </table:table-cell>
          <table:table-cell table:number-columns-repeated="1012"/>
        </table:table-row>
        <table:table-row table:style-name="ro1">
          <table:table-cell table:style-name="ce2" office:value-type="string" calcext:value-type="string">
            <text:p>48700000935201862</text:p>
          </table:table-cell>
          <table:table-cell table:style-name="ce3" office:value-type="date" office:date-value="2018-03-02T11:10:42.000001" calcext:value-type="date">
            <text:p>02/03/2018 11:10</text:p>
          </table:table-cell>
          <table:table-cell table:style-name="ce4" office:value-type="date" office:date-value="2018-03-26T23:59:58.999998" calcext:value-type="date">
            <text:p>26/03/2018</text:p>
          </table:table-cell>
          <table:table-cell table:style-name="ce5" office:value-type="string" calcext:value-type="string">
            <text:p>Solicito os dados coletados referentes aos questionários em anexo.</text:p>
          </table:table-cell>
          <table:table-cell table:style-name="ce5" office:value-type="string" calcext:value-type="string">
            <text:p>Solicito acesso aos dados da pesquisa do TDR 17 - Concorrência CO.EPE.001/2014: Análise da Eficiência Energética em Segmentos Industriais selecionados. </text:p>
          </table:table-cell>
          <table:table-cell table:style-name="ce5" office:value-type="float" office:value="43165.7330902778" calcext:value-type="float">
            <text:p>43165,7330902778</text:p>
          </table:table-cell>
          <table:table-cell table:number-columns-repeated="1012"/>
        </table:table-row>
        <table:table-row table:style-name="ro1">
          <table:table-cell table:style-name="ce2" office:value-type="string" calcext:value-type="string">
            <text:p>48700001006201871</text:p>
          </table:table-cell>
          <table:table-cell table:style-name="ce3" office:value-type="date" office:date-value="2018-03-07T18:38:27.000001" calcext:value-type="date">
            <text:p>07/03/2018 18:38</text:p>
          </table:table-cell>
          <table:table-cell table:style-name="ce4" office:value-type="date" office:date-value="2018-03-28T23:59:58.999998" calcext:value-type="date">
            <text:p>28/03/2018</text:p>
          </table:table-cell>
          <table:table-cell table:style-name="ce5" office:value-type="string" calcext:value-type="string">
            <text:p>Demanda ou carga Energética total (comercial, industrial, residencial e outras ) mensal entre os anos de 1990 a 2017, com a finalidade para estudos de <text:s/>previsão de series temporais em demanda energética mensal entre 1990 a 2017, incluindo regiões, união e estados , utilizando técnicas de inteligência computacional como redes neurais.</text:p>
          </table:table-cell>
          <table:table-cell table:style-name="ce5" office:value-type="string" calcext:value-type="string">
            <text:p>Demanda ou carga Energética total (comercial, industrial, residencial e outras ) mensal entre os anos de 1990 a 2017, </text:p>
          </table:table-cell>
          <table:table-cell table:style-name="ce5" office:value-type="float" office:value="43167.7183796296" calcext:value-type="float">
            <text:p>43167,7183796296</text:p>
          </table:table-cell>
          <table:table-cell table:number-columns-repeated="1012"/>
        </table:table-row>
        <table:table-row table:style-name="ro1">
          <table:table-cell table:style-name="ce2" office:value-type="string" calcext:value-type="string">
            <text:p>48700001678201886</text:p>
          </table:table-cell>
          <table:table-cell table:style-name="ce3" office:value-type="date" office:date-value="2018-04-17T15:41:49.000004" calcext:value-type="date">
            <text:p>17/04/2018 15:41</text:p>
          </table:table-cell>
          <table:table-cell table:style-name="ce4" office:value-type="date" office:date-value="2018-05-08T23:59:58.999998" calcext:value-type="date">
            <text:p>08/05/2018</text:p>
          </table:table-cell>
          <table:table-cell table:style-name="ce5" office:value-type="string" calcext:value-type="string">
            <text:p>Gostaria de ter acesso à Nota Técnica EPE-DEE-RE-097/2016-r0, pois não a encontro disponível online.</text:p>
          </table:table-cell>
          <table:table-cell table:style-name="ce5" office:value-type="string" calcext:value-type="string">
            <text:p>Acesso à Nota Técnica EPE-DEE-RE-097/2016-r0</text:p>
          </table:table-cell>
          <table:table-cell table:style-name="ce5" office:value-type="float" office:value="43223.7032986111" calcext:value-type="float">
            <text:p>43223,7032986111</text:p>
          </table:table-cell>
          <table:table-cell table:number-columns-repeated="1012"/>
        </table:table-row>
        <table:table-row table:style-name="ro3">
          <table:table-cell table:style-name="ce2" office:value-type="string" calcext:value-type="string">
            <text:p>48700002285201890</text:p>
          </table:table-cell>
          <table:table-cell table:style-name="ce3" office:value-type="date" office:date-value="2018-05-27T18:24:57.000001" calcext:value-type="date">
            <text:p>27/05/2018 18:24</text:p>
          </table:table-cell>
          <table:table-cell table:style-name="ce4" office:value-type="date" office:date-value="2018-06-18T23:59:58.999998" calcext:value-type="date">
            <text:p>18/06/2018</text:p>
          </table:table-cell>
          <table:table-cell table:style-name="ce5" office:value-type="string" calcext:value-type="string">
            <text:p>Por favor, eu gostaria de solicitar o Relatório-Síntese da Empresa de Pesquisa Energética atualizado (2017/18). Por exemplo, neste mesmo relatório, em 2013, a participação de fontes renováveis na matriz energética brasileira era de 42,4%, significativamente acima da média mundial , calculada em 13,2% pela Agência Internacional de Energia. As fontes não-renováveis tinham a participação de 57,6%. A  repartição  da  oferta interna   de   energia,   segundo   o   Relatório-Síntese   (EMPRESA   DE   PESQUISA ENERGÉTICA,  2013),  ocorreu  da  seguinte  maneira:  (i)  42,4%  para  as  fontes  de energia renováveis e; (ii) 57,6% para as fontes não renováveis. Dentre as fontes de energias   renováveis   (42,4%)   o   seguinte   cenário:   (i)   a   biomassa   da   cana   é responsável  pela  maior  participação  (15,4%);  seguida  pela  energia  hidráulica  e eletricidade  com  13,8%  de  participação. </text:p>
            <text:p/>
            <text:p>Como estamos em atualmente? Este é o meu objetivo.</text:p>
            <text:p/>
            <text:p>Lembrando que, a Empresa de Pesquisa Energética está vinculada ao Ministério de Minas e Energia (MME).</text:p>
            <text:p/>
            <text:p>Este mesmo relatório do ano de 2013 encontra-se anexo. Estou a procura do ano de 2017 ou o mais atual.</text:p>
            <text:p/>
            <text:p>Referencia utilizada: </text:p>
            <text:p>EPE.  Empresa  de  Pesquisa  Energética. Balanço  energético  nacional  2013,  ano base  2012:  relatório  síntese.  Rio  de  Janeiro:  EPE,  2013.  55 p.  Disponível  em: </text:p>
            <text:p> https://ben.epe.gov.br/downloads/S%C3%ADntese%20do%20Relat%C3%B3rio%20Final_2013_Web.pdf . Acesso em: 28 jun. 2013.</text:p>
            <text:p/>
            <text:p/>
          </table:table-cell>
          <table:table-cell table:style-name="ce5" office:value-type="string" calcext:value-type="string">
            <text:p>Relatório-Síntese da Empresa de Pesquisa Energética atualizado (2017/18)</text:p>
          </table:table-cell>
          <table:table-cell table:style-name="ce5" office:value-type="float" office:value="43248.7158680556" calcext:value-type="float">
            <text:p>43248,7158680556</text:p>
          </table:table-cell>
          <table:table-cell table:number-columns-repeated="1012"/>
        </table:table-row>
        <table:table-row table:style-name="ro11">
          <table:table-cell table:style-name="ce2" office:value-type="string" calcext:value-type="string">
            <text:p>48700003978201808</text:p>
          </table:table-cell>
          <table:table-cell table:style-name="ce3" office:value-type="date" office:date-value="2018-08-30T16:44:56.999996" calcext:value-type="date">
            <text:p>30/08/2018 16:44</text:p>
          </table:table-cell>
          <table:table-cell table:style-name="ce4" office:value-type="date" office:date-value="2018-09-19T23:59:58.999998" calcext:value-type="date">
            <text:p>19/09/2018</text:p>
          </table:table-cell>
          <table:table-cell table:style-name="ce5" office:value-type="string" calcext:value-type="string">
            <text:p>Boa tarde, </text:p>
            <text:p/>
            <text:p>Gostaria de solicitar os dados históricos de Estatísticas do Consumo de Energia Elétrica (GWh), divulgados pela ONS na Resenha Mensal. </text:p>
            <text:p/>
            <text:p>A finalidade é estudo econométrico da série histórica de consumo de energia no Brasil e nos setores da economia. </text:p>
            <text:p/>
            <text:p>Obrigada. </text:p>
          </table:table-cell>
          <table:table-cell table:style-name="ce5" office:value-type="string" calcext:value-type="string">
            <text:p>Estatísticas do Consumo de Energia Elétrica (GWh)</text:p>
          </table:table-cell>
          <table:table-cell table:style-name="ce5" office:value-type="float" office:value="43343.4484606481" calcext:value-type="float">
            <text:p>43343,4484606481</text:p>
          </table:table-cell>
          <table:table-cell table:number-columns-repeated="1012"/>
        </table:table-row>
        <table:table-row table:style-name="ro1">
          <table:table-cell table:style-name="ce2" office:value-type="string" calcext:value-type="string">
            <text:p>48700004757201849</text:p>
          </table:table-cell>
          <table:table-cell table:style-name="ce3" office:value-type="date" office:date-value="2018-10-11T16:19:52.999997" calcext:value-type="date">
            <text:p>11/10/2018 16:19</text:p>
          </table:table-cell>
          <table:table-cell table:style-name="ce4" office:value-type="date" office:date-value="2018-11-05T23:59:58.999998" calcext:value-type="date">
            <text:p>05/11/2018</text:p>
          </table:table-cell>
          <table:table-cell table:style-name="ce5" office:value-type="string" calcext:value-type="string">
            <text:p>Eu João Emanuel Lós Reis Fidalgo, sou parte interessada pela PBTE, Diretor Técnico.</text:p>
          </table:table-cell>
          <table:table-cell table:style-name="ce5" office:value-type="string" calcext:value-type="string">
            <text:p>Solicito cópia do Ofício da EPE nº 930/PR/EPE, de 26 de setembro de 2018, constante do Processo nº 48340.004608/2018-16.</text:p>
          </table:table-cell>
          <table:table-cell table:style-name="ce5" office:value-type="float" office:value="43391.4571643519" calcext:value-type="float">
            <text:p>43391,4571643519</text:p>
          </table:table-cell>
          <table:table-cell table:number-columns-repeated="1012"/>
        </table:table-row>
        <table:table-row table:style-name="ro16">
          <table:table-cell table:style-name="ce2" office:value-type="string" calcext:value-type="string">
            <text:p>59900000049201718</text:p>
          </table:table-cell>
          <table:table-cell table:style-name="ce3" office:value-type="date" office:date-value="2017-01-26T11:35:24.999997" calcext:value-type="date">
            <text:p>26/01/2017 11:35</text:p>
          </table:table-cell>
          <table:table-cell table:style-name="ce4" office:value-type="date" office:date-value="2017-02-15T23:59:58.999998" calcext:value-type="date">
            <text:p>15/02/2017</text:p>
          </table:table-cell>
          <table:table-cell table:style-name="ce5" office:value-type="string" calcext:value-type="string">
            <text:p>Goiás - </text:p>
            <text:p>Rio Quente</text:p>
            <text:p>Flores de Goiás</text:p>
            <text:p>Palmeiras de Goiás</text:p>
            <text:p>Cristalina</text:p>
            <text:p/>
            <text:p>Mato-Grosso</text:p>
            <text:p>Campinápolis</text:p>
            <text:p>Campo Novo do Parecis</text:p>
            <text:p>Pontes e Lacerda</text:p>
            <text:p/>
            <text:p>Mato-Grosso do Sul</text:p>
            <text:p>Costa Rica</text:p>
            <text:p>Ivinhema</text:p>
            <text:p>Naviraí</text:p>
            <text:p/>
          </table:table-cell>
          <table:table-cell table:style-name="ce5" office:value-type="string" calcext:value-type="string">
            <text:p>Solicitamos o consumo energético da cidades listadas abaixo localizadas na região Centro-Oeste para embasar estudo para fins de elaboração de projeto de energia fotovoltáica.</text:p>
          </table:table-cell>
          <table:table-cell table:style-name="ce5" office:value-type="float" office:value="42767.459212963" calcext:value-type="float">
            <text:p>42767,459212963</text:p>
          </table:table-cell>
          <table:table-cell table:number-columns-repeated="1012"/>
        </table:table-row>
        <table:table-row table:style-name="ro17">
          <table:table-cell table:style-name="ce2" office:value-type="string" calcext:value-type="string">
            <text:p>99908000323201612</text:p>
          </table:table-cell>
          <table:table-cell table:style-name="ce3" office:value-type="date" office:date-value="2016-06-02T18:01:26.000003" calcext:value-type="date">
            <text:p>02/06/2016 18:01</text:p>
          </table:table-cell>
          <table:table-cell table:style-name="ce4" office:value-type="date" office:date-value="2016-06-27T23:59:58.999998" calcext:value-type="date">
            <text:p>27/06/2016</text:p>
          </table:table-cell>
          <table:table-cell table:style-name="ce5" office:value-type="string" calcext:value-type="string">
            <text:p>Nós estamos fazendo um trabalho sobre energia nuclear.</text:p>
            <text:p/>
            <text:p>Gostaria de saber algumas informações, são as seguintes</text:p>
            <text:p/>
            <text:p>Qual é a porcentagem de utilização de energia nuclear no brasil?</text:p>
            <text:p>Qual é a porcentagem de utilização de energia nuclear no Mundo?</text:p>
            <text:p/>
            <text:p>Qual é o custo em MWh da energia nuclear no brasil?</text:p>
            <text:p>Qual é o custo em MWh da energia nuclear no Mundo?</text:p>
            <text:p/>
            <text:p>Qual é a disponibilidade da energia nuclear no brasil?</text:p>
            <text:p>Qual é a Disponibilidade da energia nuclear no Mundo?</text:p>
            <text:p/>
            <text:p>Qual é a participação na matriz da energia nuclear no brasil?</text:p>
            <text:p>Qual é a participação na matriz da energia nuclear no Mundo?</text:p>
            <text:p/>
            <text:p>Obrigado desde já.</text:p>
            <text:p/>
            <text:p/>
            <text:p>   </text:p>
          </table:table-cell>
          <table:table-cell table:style-name="ce5" office:value-type="string" calcext:value-type="string">
            <text:p>Levantamento para trabalho energia nuclear</text:p>
          </table:table-cell>
          <table:table-cell table:style-name="ce5" office:value-type="float" office:value="42528.5839351852" calcext:value-type="float">
            <text:p>42528,5839351852</text:p>
          </table:table-cell>
          <table:table-cell table:number-columns-repeated="1012"/>
        </table:table-row>
        <table:table-row table:style-name="ro1">
          <table:table-cell table:style-name="ce2" office:value-type="string" calcext:value-type="string">
            <text:p>99908000572201616</text:p>
          </table:table-cell>
          <table:table-cell table:style-name="ce3" office:value-type="date" office:date-value="2016-09-22T16:12:58.000001" calcext:value-type="date">
            <text:p>22/09/2016 16:12</text:p>
          </table:table-cell>
          <table:table-cell table:style-name="ce4" office:value-type="date" office:date-value="2016-10-17T23:59:58.999998" calcext:value-type="date">
            <text:p>17/10/2016</text:p>
          </table:table-cell>
          <table:table-cell table:style-name="ce5" office:value-type="string" calcext:value-type="string">
            <text:p>Gostaria de solicitar dados de consumo anual médio de energia elétrica por município para os anos de 2013, 2014 e 2015.</text:p>
          </table:table-cell>
          <table:table-cell table:style-name="ce5" office:value-type="string" calcext:value-type="string">
            <text:p>Dados de consumo anual médio de energia elétrica por município</text:p>
          </table:table-cell>
          <table:table-cell table:style-name="ce5" office:value-type="float" office:value="42639.3945717593" calcext:value-type="float">
            <text:p>42639,3945717593</text:p>
          </table:table-cell>
          <table:table-cell table:number-columns-repeated="1012"/>
        </table:table-row>
        <table:table-row table:style-name="ro11">
          <table:table-cell table:style-name="ce2" office:value-type="string" calcext:value-type="string">
            <text:p>99908000638201741</text:p>
          </table:table-cell>
          <table:table-cell table:style-name="ce3" office:value-type="date" office:date-value="2017-09-05T08:03:51.999998" calcext:value-type="date">
            <text:p>05/09/2017 08:03</text:p>
          </table:table-cell>
          <table:table-cell table:style-name="ce4" office:value-type="date" office:date-value="2017-09-25T23:59:58.999998" calcext:value-type="date">
            <text:p>25/09/2017</text:p>
          </table:table-cell>
          <table:table-cell table:style-name="ce5" office:value-type="string" calcext:value-type="string">
            <text:p>1 - Solicito que seja informado quantas usinas termoelétricas existem no Brasil. Quantas estão ativas e quantas estão inativas.</text:p>
            <text:p>2 - Solicito que seja informado quantas usinas termoelétricas operam se utilizando de Terminal de Regaseificação.</text:p>
            <text:p>3 - Solicito que seja explicitado qual o papel da Eletrobrás no encaminhamento dos processos de licenciamento de Usinas Termoelétricas no Brasil.</text:p>
            <text:p>4 - Solicito que seja explicitado se há estudos que enunciem a necessidade de ampliação da matriz energética do Brasil.</text:p>
            <text:p>5 - Solicito que seja explicitado se a ELETROBRÁS participa do processo de licenciamento ambiental das Usinas Termoelétricas do Brasil. </text:p>
            <text:p>6 - A utilização de Terminal Offshore - Terminal de Regaseificação está presente nas Usinas Termoelétricas Brasileiras?  Em quais Usinas?</text:p>
            <text:p/>
          </table:table-cell>
          <table:table-cell table:style-name="ce5" office:value-type="string" calcext:value-type="string">
            <text:p>Questionamentos sobre a matriz energética brasileira</text:p>
          </table:table-cell>
          <table:table-cell table:style-name="ce5" office:value-type="float" office:value="42991.732037037" calcext:value-type="float">
            <text:p>42991,732037037</text:p>
          </table:table-cell>
          <table:table-cell table:number-columns-repeated="1012"/>
        </table:table-row>
        <table:table-row table:style-name="ro18">
          <table:table-cell table:style-name="ce2" office:value-type="string" calcext:value-type="string">
            <text:p>99908000653201799</text:p>
          </table:table-cell>
          <table:table-cell table:style-name="ce3" office:value-type="date" office:date-value="2017-09-20T11:27:56.000002" calcext:value-type="date">
            <text:p>20/09/2017 11:27</text:p>
          </table:table-cell>
          <table:table-cell table:style-name="ce4" office:value-type="date" office:date-value="2017-10-23T23:59:58.999998" calcext:value-type="date">
            <text:p>23/10/2017</text:p>
          </table:table-cell>
          <table:table-cell table:style-name="ce5" office:value-type="string" calcext:value-type="string">
            <text:p>A Centrais Elétricas do Norte do Brasil S.A. </text:p>
            <text:p/>
            <text:p>CC.: Departamento de Geoprocessamento</text:p>
            <text:p> </text:p>
            <text:p>Caros, permitam-me acessar o conhecimento desta Instituição. Peço ajuda para:</text:p>
            <text:p> </text:p>
            <text:p>1-   identificar a melhor informação oficial sobre geodados (shapefile) de centrais de geração de energia, reservatórios, linhas de transmissão e outras infraestruturas associadas a geração e distribuição de energia no território correspondente a Amazônia Legal;</text:p>
            <text:p> </text:p>
            <text:p>2-          Documentos oficiais recentes que abordam aspectos da infraestrutura de energia na Amazônia.</text:p>
            <text:p> </text:p>
            <text:p/>
            <text:p>Contextualizarei o pedido a seguir. Sou consultor da empresa Amazônia Socioambiental e atualmente realizo uma pesquisa coordenada pelo Instituto Nacional de Ciência e Tecnologia (INCT) para Mudanças Climáticas.</text:p>
            <text:p> </text:p>
            <text:p>Esta pesquisa resultará em um conjunto de dados georreferenciados sobre o histórico da infraestrutura na Amazônia Legal para uma compreensão geográfica dos polígonos, linhas e pontos, ano-a-ano.</text:p>
            <text:p> </text:p>
            <text:p>Estes dados serão posteriormente disponibilizados pelo INCT para Mudanças Climáticas em vários formatos e de forma irrestrita para acesso público, e permitirá análises integradas de diversas infraestruturas de transporte, comunicações e energia tornando possível maior planejamento e redução de impactos negativos dos empreendimentos.</text:p>
            <text:p> </text:p>
            <text:p> </text:p>
            <text:p>Atenciosamente,      Marco Aurélio.</text:p>
          </table:table-cell>
          <table:table-cell table:style-name="ce5" office:value-type="string" calcext:value-type="string">
            <text:p>1- <text:s text:c="2"/>identificar a melhor informação oficial sobre geodados (shapefile) de centrais de geração de energia, reservatórios, linhas de transmissão e outras infraestruturas associadas a geração e distribuição de energia no território correspondente a Amazônia</text:p>
          </table:table-cell>
          <table:table-cell table:style-name="ce5" office:value-type="float" office:value="43014.4248148148" calcext:value-type="float">
            <text:p>43014,4248148148</text:p>
          </table:table-cell>
          <table:table-cell table:number-columns-repeated="1012"/>
        </table:table-row>
        <table:table-row table:style-name="ro12">
          <table:table-cell table:style-name="ce2" office:value-type="string" calcext:value-type="string">
            <text:p>99908000770201752</text:p>
          </table:table-cell>
          <table:table-cell table:style-name="ce3" office:value-type="date" office:date-value="2017-11-01T12:34:52.999997" calcext:value-type="date">
            <text:p>01/11/2017 12:34</text:p>
          </table:table-cell>
          <table:table-cell table:style-name="ce4" office:value-type="date" office:date-value="2017-11-22T23:59:58.999998" calcext:value-type="date">
            <text:p>22/11/2017</text:p>
          </table:table-cell>
          <table:table-cell table:style-name="ce5" office:value-type="string" calcext:value-type="string">
            <text:p>Olá, tudo bem?</text:p>
            <text:p/>
            <text:p>Sou aluna de iniciação científica do laboratório GruMa (grupo de modelagem atmosférica de Santa Maria) da Universidade Federal de Santa Maria -UFSM, orientada pelo professor Vagner Anabor. Estou fazendo uma pesquisa sobre a relação entre a temperatura e demanda de energia elétrica. Para tanto, eu preciso de dados de demanda de energia elétrica para o período de 1998 até 2016 para a cidade de Santa Maria - RS.  Será que vocês poderiam me mandar tais dados?</text:p>
            <text:p/>
            <text:p>Desde já eu agradeço</text:p>
            <text:p/>
            <text:p>Att,</text:p>
            <text:p>Angélica Lais Gehrke </text:p>
          </table:table-cell>
          <table:table-cell table:style-name="ce5" office:value-type="string" calcext:value-type="string">
            <text:p>Dados de energia elétrica</text:p>
          </table:table-cell>
          <table:table-cell table:style-name="ce5" office:value-type="float" office:value="43040.6366782407" calcext:value-type="float">
            <text:p>43040,6366782407</text:p>
          </table:table-cell>
          <table:table-cell table:number-columns-repeated="1012"/>
        </table:table-row>
        <table:table-row table:style-name="ro1">
          <table:table-cell table:style-name="ce2" office:value-type="string" calcext:value-type="string">
            <text:p>99908000817201788</text:p>
          </table:table-cell>
          <table:table-cell table:style-name="ce3" office:value-type="date" office:date-value="2017-11-22T17:29:45.999997" calcext:value-type="date">
            <text:p>22/11/2017 17:29</text:p>
          </table:table-cell>
          <table:table-cell table:style-name="ce4" office:value-type="date" office:date-value="2017-12-18T23:59:58.999998" calcext:value-type="date">
            <text:p>18/12/2017</text:p>
          </table:table-cell>
          <table:table-cell table:style-name="ce5" office:value-type="string" calcext:value-type="string">
            <text:p>Solicito os dados refeferente ao consumo mensal de energia elétrica por Unidade Federativa (Estados e Distrito Federal) compreeendendo o período de 1980 a 2017. Informo que localizei o arquivo de Consumo mensal de energia eletríca por classe, contudo, não compreende os dados anteriores a 2004, indispensável para o fim desejado. </text:p>
          </table:table-cell>
          <table:table-cell table:style-name="ce5" office:value-type="string" calcext:value-type="string">
            <text:p>Consumo mensal de energia elétrica por Unidade Federativa</text:p>
          </table:table-cell>
          <table:table-cell table:style-name="ce5" office:value-type="float" office:value="43068.4546064815" calcext:value-type="float">
            <text:p>43068,4546064815</text:p>
          </table:table-cell>
          <table:table-cell table:number-columns-repeated="1012"/>
        </table:table-row>
        <table:table-row table:style-name="ro5">
          <table:table-cell table:style-name="ce2" office:value-type="string" calcext:value-type="string">
            <text:p>99908000260201866</text:p>
          </table:table-cell>
          <table:table-cell table:style-name="ce3" office:value-type="date" office:date-value="2018-04-09T15:21:33.000002" calcext:value-type="date">
            <text:p>09/04/2018 15:21</text:p>
          </table:table-cell>
          <table:table-cell table:style-name="ce4" office:value-type="date" office:date-value="2018-04-30T23:59:58.999998" calcext:value-type="date">
            <text:p>30/04/2018</text:p>
          </table:table-cell>
          <table:table-cell table:style-name="ce5" office:value-type="string" calcext:value-type="string">
            <text:p>Caros, sou aluna de doutorado do INPE (Inst. Nacional de Pesquisas Espaciais) e estou à procura de dados de consumo de eletricidade na bacia do rio São Francisco. Busco dados por município ou outro recorte que me permita analisar os principais consumidores da bacia. Poderiam fornecê-los ou indicar algum funcionário para quem eu possa solicitar?</text:p>
            <text:p>Agradeço antecipadamente.</text:p>
          </table:table-cell>
          <table:table-cell table:style-name="ce5" office:value-type="string" calcext:value-type="string">
            <text:p>Dados de consumo eletricidade na bacia do rio São Francisco</text:p>
          </table:table-cell>
          <table:table-cell table:style-name="ce5" office:value-type="float" office:value="43199.7224537037" calcext:value-type="float">
            <text:p>43199,7224537037</text:p>
          </table:table-cell>
          <table:table-cell table:number-columns-repeated="1012"/>
        </table:table-row>
        <table:table-row table:style-name="ro19">
          <table:table-cell table:style-name="ce2" office:value-type="string" calcext:value-type="string">
            <text:p>99938000045201565</text:p>
          </table:table-cell>
          <table:table-cell table:style-name="ce3" office:value-type="date" office:date-value="2015-07-24T11:06:55.999996" calcext:value-type="date">
            <text:p>24/07/2015 11:06</text:p>
          </table:table-cell>
          <table:table-cell table:style-name="ce4" office:value-type="date" office:date-value="2015-08-17T23:59:58.999998" calcext:value-type="date">
            <text:p>17/08/2015</text:p>
          </table:table-cell>
          <table:table-cell table:style-name="ce5" office:value-type="string" calcext:value-type="string">
            <text:p>Prezados, </text:p>
            <text:p/>
            <text:p>Favor informar:</text:p>
            <text:p>1- Qual é a empresa prestadora do serviço de Benefício Farmácia ou Vale Drogaria para: </text:p>
            <text:p/>
            <text:p>- entrega de medicamentos (delivery);</text:p>
            <text:p>- rede de farmácias credenciadas;</text:p>
            <text:p>- reembolso de medicamentos para farmácias não-credenciadas; </text:p>
            <text:p/>
            <text:p>2- Quais foram as empresas prestadoras do serviço de Benefício Farmácia ou Vale Drogaria que participaram das licitações públicas?</text:p>
            <text:p>Favor considerar como referência os últimos 10 anos.</text:p>
            <text:p/>
            <text:p>3- Qual o número do contrato?</text:p>
            <text:p/>
            <text:p>4- Qual o número do processo da licitação?</text:p>
            <text:p/>
            <text:p>Desde já, agradeço a atenção prestada.</text:p>
            <text:p/>
          </table:table-cell>
          <table:table-cell table:style-name="ce5" office:value-type="string" calcext:value-type="string">
            <text:p>Beneficio farmácia/vale drogaria</text:p>
          </table:table-cell>
          <table:table-cell table:style-name="ce5" office:value-type="float" office:value="42209.4943981481" calcext:value-type="float">
            <text:p>42209,4943981481</text:p>
          </table:table-cell>
          <table:table-cell table:number-columns-repeated="1012"/>
        </table:table-row>
        <table:table-row table:style-name="ro13">
          <table:table-cell table:style-name="ce2" office:value-type="string" calcext:value-type="string">
            <text:p>99938000046201518</text:p>
          </table:table-cell>
          <table:table-cell table:style-name="ce3" office:value-type="date" office:date-value="2015-07-28T16:17:10.000003" calcext:value-type="date">
            <text:p>28/07/2015 16:17</text:p>
          </table:table-cell>
          <table:table-cell table:style-name="ce4" office:value-type="date" office:date-value="2015-08-17T23:59:58.999998" calcext:value-type="date">
            <text:p>17/08/2015</text:p>
          </table:table-cell>
          <table:table-cell table:style-name="ce5" office:value-type="string" calcext:value-type="string">
            <text:p>Prezados Srs.</text:p>
            <text:p>Conforme é de vosso conhecimento, o arquivo de Vazões Naturais Afluentes (vazao.dat) utilizado pelo NEWAVE em vossos estudos necessita de um editor para que seu conteúdo seja visualizado.  Ocorre que, diferentemente do ONS que disponibiliza o editor do arquivo de vazões utilizado por eles, a EPE não o faz.</text:p>
            <text:p>Com base na lei da transparência, solicitamos a disponibilização do editor uma vez que é a única forma de se avaliar o seu conteúdo e assim realizar estudos para novos aproveitamentos, checar valores, etc.</text:p>
            <text:p>No aguardo do atendimento da solicitação, agradeço antecipadamente, </text:p>
            <text:p/>
            <text:p>Ivana Costa Nasser</text:p>
          </table:table-cell>
          <table:table-cell table:style-name="ce5" office:value-type="string" calcext:value-type="string">
            <text:p>Editor do Arquivo de Vazões Naturais Afluentes utilizado pela EPE no modelo NEWAVE</text:p>
          </table:table-cell>
          <table:table-cell table:style-name="ce5" office:value-type="float" office:value="42215.4676851852" calcext:value-type="float">
            <text:p>42215,4676851852</text:p>
          </table:table-cell>
          <table:table-cell table:number-columns-repeated="1012"/>
        </table:table-row>
        <table:table-row table:style-name="ro20">
          <table:table-cell table:style-name="ce2" office:value-type="string" calcext:value-type="string">
            <text:p>99938000047201554</text:p>
          </table:table-cell>
          <table:table-cell table:style-name="ce3" office:value-type="date" office:date-value="2015-07-30T16:23:08.000002" calcext:value-type="date">
            <text:p>30/07/2015 16:23</text:p>
          </table:table-cell>
          <table:table-cell table:style-name="ce4" office:value-type="date" office:date-value="2015-08-19T23:59:58.999998" calcext:value-type="date">
            <text:p>19/08/2015</text:p>
          </table:table-cell>
          <table:table-cell table:style-name="ce5" office:value-type="string" calcext:value-type="string">
            <text:p>Visto a perda de fluxo do Rio em questão, venho solicitar a valiosa colaboração no sentido de obter a serie histórica da vazão deste corpo hídrico, se possível desde o inicio das medições ate os dias atuais. Esse material será utilizado como ferramenta de conscientização das autoridades municipais, comunidades em geral e estudantes do município.</text:p>
            <text:p>- o solicitante e natural desse município onde os seus familiares ainda residem. Como tenho formação acadêmica nessa área tenho interesse em fazer estudos com objetivo de conscientizar a população  </text:p>
            <text:p>  Desde já agradeço a atenção dispensada</text:p>
            <text:p>Att.</text:p>
            <text:p>    Grato Lauro</text:p>
          </table:table-cell>
          <table:table-cell table:style-name="ce5" office:value-type="string" calcext:value-type="string">
            <text:p>Serie histórica do Rio Correntina <text:s text:c="2"/>(código da estação 45590000)</text:p>
          </table:table-cell>
          <table:table-cell table:style-name="ce5" office:value-type="float" office:value="42220.5949074074" calcext:value-type="float">
            <text:p>42220,5949074074</text:p>
          </table:table-cell>
          <table:table-cell table:number-columns-repeated="1012"/>
        </table:table-row>
        <table:table-row table:style-name="ro12">
          <table:table-cell table:style-name="ce2" office:value-type="string" calcext:value-type="string">
            <text:p>99938000048201507</text:p>
          </table:table-cell>
          <table:table-cell table:style-name="ce3" office:value-type="date" office:date-value="2015-08-13T19:35:15.999999" calcext:value-type="date">
            <text:p>13/08/2015 19:35</text:p>
          </table:table-cell>
          <table:table-cell table:style-name="ce4" office:value-type="date" office:date-value="2015-09-08T23:59:58.999998" calcext:value-type="date">
            <text:p>08/09/2015</text:p>
          </table:table-cell>
          <table:table-cell table:style-name="ce5" office:value-type="string" calcext:value-type="string">
            <text:p>1) Entre 21/06/1993 e a data deste pedido de informações, esse órgão/entidade, COM PRÉVIA LICITAÇÃO, firmou contratos de locação de imóveis (situados na cidade onde esteja a sede desse órgão/entidade e/ou no Distrito Federal), na condição de locatário? Caso a resposta a esta questão seja afirmativa, requeiro os números dos editais das licitações e os números dos respectivos contratos.</text:p>
            <text:p/>
            <text:p>2) Entre 21/06/1993 e a data deste pedido de informações, esse órgão/entidade, SEM PRÉVIA LICITAÇÃO (contratação direta), firmou contratos de locação de imóveis, (situados na cidade onde esteja a sede desse órgão/entidade e/ou no Distrito Federal), na condição de locatário? Caso a resposta a esta questão seja afirmativa, requeiro os números dos contratos e os números dos respectivos processos administrativos.</text:p>
            <text:p/>
            <text:p>3) Esse órgão/entidade é/foi parte locatária, nalgum contrato de locação de imóvel, (situado na cidade onde esteja a sede desse órgão/entidade e/ou no Distrito Federal),  com vigência entre janeiro/2011 e dezembro/2015? Caso a resposta a esta questão (3) seja afirmativa, requeiro: a) cópias dos pareceres jurídicos precedentes às contratações; b) cópias dos termos de referência (projetos básicos) e dos respectivos contratos. SE as contratações houverem sido precedidas de licitações, requeiro também cópias dos respectivos editais.</text:p>
            <text:p/>
            <text:p>4) Alguns órgãos/entidades da Administração Pública Federal, em procedimento que parece voltado à instaurar desestímulo quanto ao uso da Lei 12.527/2011 (e decreto regulamentador), orientam os cidadãos que requerem informações a realizar pesquisas no Portal da Transparência (e/ou noutras páginas eletrônicas) sem fornecer elementos suficientes/eficazes (tais como links,  números dos contratos, números dos processos administrativos etc.) para que as informações requeridas sejam encontradas, dentre milhares de outras. Caso seja este o procedimento adotado nesse órgão/entidade, requeiro o nome e o cargo da autoridade que o tenha determinado.</text:p>
            <text:p/>
          </table:table-cell>
          <table:table-cell table:style-name="ce5" office:value-type="string" calcext:value-type="string">
            <text:p>LOCAÇÕES</text:p>
          </table:table-cell>
          <table:table-cell table:style-name="ce5" office:value-type="float" office:value="42237.4240162037" calcext:value-type="float">
            <text:p>42237,4240162037</text:p>
          </table:table-cell>
          <table:table-cell table:number-columns-repeated="1012"/>
        </table:table-row>
        <table:table-row table:style-name="ro2">
          <table:table-cell table:style-name="ce2" office:value-type="string" calcext:value-type="string">
            <text:p>99938000049201543</text:p>
          </table:table-cell>
          <table:table-cell table:style-name="ce3" office:value-type="date" office:date-value="2015-08-14T17:22:57.999999" calcext:value-type="date">
            <text:p>14/08/2015 17:22</text:p>
          </table:table-cell>
          <table:table-cell table:style-name="ce4" office:value-type="date" office:date-value="2015-09-08T23:59:58.999998" calcext:value-type="date">
            <text:p>08/09/2015</text:p>
          </table:table-cell>
          <table:table-cell table:style-name="ce5" office:value-type="string" calcext:value-type="string">
            <text:p>Prezados,</text:p>
            <text:p/>
            <text:p>A EPE auxiliou o poder concedente na definição das indenizações e receitas das concessionárias que eram passíveis de ter seus contratos prorrogados nos termos da MP 579/2012. Um dos documentos editados pela EPE refere-se a uma Nota Técnica que analisou uma taxa de lucratividade a ser aplicada a esses contratos prorrogados. Referida Nota Técnica chegou ao número de 10% sobre a receita, conforme notícia abaixo e demais informações no site da ANEEL, que também dão conta de tal documento. Desta forma, solicito o envio de referido documento para conhecimento. Obrigado antecipadamente.</text:p>
            <text:p/>
            <text:p/>
            <text:p/>
            <text:p/>
            <text:p>http://www.canalenergia.com.br/zpublisher/materias/Retrospectiva.asp?id=93064&amp;a=2012</text:p>
            <text:p/>
            <text:p>Agência CanalEnergia - A EPE foi responsável por elaborar uma nota técnica que sugeriu uma taxa de retorno de 10% para as concessões a serem renovadas, o que não agradou muito o setor. Como a EPE chegou a esse número?</text:p>
            <text:p>Maurício Tolmasquim - Sobre o valor que a Aneel calculou foi adicionada uma margem de lucro de 10%. O valor original da Aneel não tinha a margem de lucro. A EPE, na reunião, brigou por isso e considerou que seria necessário ter uma margem, porque qualquer prestadora de serviço tem uma lucratividade. A gente aqui fez um trabalho pegando principalmente estudos do Tribunal de Contas da União para outros projetos e o valor máximo aceito pelo TCU era de 10%. A empresa vai estar sendo remunerada e justamente. Ninguém presta um serviço sem remuneração.</text:p>
            <text:p>E deve ficar claro que esse valor da tarifa é só para operar e manter. Qualquer investimento de modernização não está incluído nesse valor. A concessionária solicitará autorização da Aneel, que analisará o pedido, e será autorizado um aumento no valor da tarifa para cobrir as modernizações que serão feitas. Eu tenho escutado muito dizerem que ninguém vai investir em modernização. Vai sim, porque todos os investimentos considerados prudentes serão remunerados na tarifa.</text:p>
          </table:table-cell>
          <table:table-cell table:style-name="ce5" office:value-type="string" calcext:value-type="string">
            <text:p>Nota Técnica Prorrogação das Concessões de Transmissão - Margem de 10%</text:p>
          </table:table-cell>
          <table:table-cell table:style-name="ce5" office:value-type="float" office:value="42243.3960648148" calcext:value-type="float">
            <text:p>42243,3960648148</text:p>
          </table:table-cell>
          <table:table-cell table:number-columns-repeated="1012"/>
        </table:table-row>
        <table:table-row table:style-name="ro12">
          <table:table-cell table:style-name="ce2" office:value-type="string" calcext:value-type="string">
            <text:p>99938000050201578</text:p>
          </table:table-cell>
          <table:table-cell table:style-name="ce3" office:value-type="date" office:date-value="2015-08-16T16:04:08.999999" calcext:value-type="date">
            <text:p>16/08/2015 16:04</text:p>
          </table:table-cell>
          <table:table-cell table:style-name="ce4" office:value-type="date" office:date-value="2015-09-08T23:59:58.999998" calcext:value-type="date">
            <text:p>08/09/2015</text:p>
          </table:table-cell>
          <table:table-cell table:style-name="ce5" office:value-type="string" calcext:value-type="string">
            <text:p>Sou estudante de mestrado em Economia na Universidade Federal da Bahia (PPGE- UFBA). </text:p>
            <text:p>Estou iniciando a dissertação e o tema é "O Efeito da Densidade Urbana sobre o Consumo de Energia Elétrica na Bahia" e os os objetivos são:</text:p>
            <text:p>- Construir um banco de dados sobre a estrutura das cidades e consumo de energia elétrica por município no estado da Bahia;</text:p>
            <text:p>- Analisar as relações factíveis entre economia urbana, economia da energia e economia do meio ambiente. </text:p>
            <text:p>- - Estimar os efeitos causais da estrutura urbana  sobre a eficiência energética nas cidades da Bahia.</text:p>
            <text:p>Para tal trabalho ser realizado necessito dos dados de Consumo Energético Residencial Mensal no Estado da Bahia. No site da EPE veriquei a existência dos dados de consumo energético por região e estado. Há possibilidade de disponibilizar tais dados o nível municipal?</text:p>
            <text:p/>
            <text:p>Grata pela colaboração!</text:p>
          </table:table-cell>
          <table:table-cell table:style-name="ce5" office:value-type="string" calcext:value-type="string">
            <text:p>Consumo Energético Residencial Mensal no Estado da Bahia.</text:p>
          </table:table-cell>
          <table:table-cell table:style-name="ce5" office:value-type="float" office:value="42237.6825810185" calcext:value-type="float">
            <text:p>42237,6825810185</text:p>
          </table:table-cell>
          <table:table-cell table:number-columns-repeated="1012"/>
        </table:table-row>
        <table:table-row table:style-name="ro1">
          <table:table-cell table:style-name="ce2" office:value-type="string" calcext:value-type="string">
            <text:p>99938000051201512</text:p>
          </table:table-cell>
          <table:table-cell table:style-name="ce3" office:value-type="date" office:date-value="2015-08-17T20:45:19.999999" calcext:value-type="date">
            <text:p>17/08/2015 20:45</text:p>
          </table:table-cell>
          <table:table-cell table:style-name="ce4" office:value-type="date" office:date-value="2015-09-08T23:59:58.999998" calcext:value-type="date">
            <text:p>08/09/2015</text:p>
          </table:table-cell>
          <table:table-cell table:style-name="ce5" office:value-type="string" calcext:value-type="string">
            <text:p>Olá, sou estudante do doutorado em Economia do PIMES/UFPE e Economista da Companhia Hidro Elétrica do São Francisco (Chesf). Tenho desenvolvido pesquisas na área da Economia da Energia. No momento estou necessitando de dados do setor elétrico brasileiro. Especificamente: consumo de energia elétrica por município brasileiro, mensal, por grupos de consumo (residencial, industrial etc). Também necessitamos dos preços cobrados pela energia por região de atuação das concessionárias. O período para os dados deve ser toda a série disponível. Desde já agradeço. </text:p>
          </table:table-cell>
          <table:table-cell table:style-name="ce5" office:value-type="string" calcext:value-type="string">
            <text:p>Solicitação de dados do setor elétrico brasileiro (consumo de energia elétrica por município)</text:p>
          </table:table-cell>
          <table:table-cell table:style-name="ce5" office:value-type="float" office:value="42237.7346064815" calcext:value-type="float">
            <text:p>42237,7346064815</text:p>
          </table:table-cell>
          <table:table-cell table:number-columns-repeated="1012"/>
        </table:table-row>
        <table:table-row table:style-name="ro3">
          <table:table-cell table:style-name="ce2" office:value-type="string" calcext:value-type="string">
            <text:p>99938000052201567</text:p>
          </table:table-cell>
          <table:table-cell table:style-name="ce3" office:value-type="date" office:date-value="2015-08-24T09:34:18.999999" calcext:value-type="date">
            <text:p>24/08/2015 09:34</text:p>
          </table:table-cell>
          <table:table-cell table:style-name="ce4" office:value-type="date" office:date-value="2015-09-14T23:59:58.999998" calcext:value-type="date">
            <text:p>14/09/2015</text:p>
          </table:table-cell>
          <table:table-cell table:style-name="ce5" office:value-type="string" calcext:value-type="string">
            <text:p>Por gentileza, a Planinvesti Administração e Serviços Ltda., CNPJ n° 029.959.392/0001-46, vem através deste, solicitar a o envio das informações abaixo, referente ao seu atual fornecedor Solicitação de Informações contratuais de Vale Refeição, Alimentação, Transporte, Combustível e Cultura.</text:p>
            <text:p/>
            <text:p>Motivo da solicitação: Análise do certame para nos precaver e nos preparar para futuros certames.</text:p>
            <text:p/>
            <text:p>Nome do Órgão: </text:p>
            <text:p>Taxa Administrativa:</text:p>
            <text:p>Empresa Vencedora:</text:p>
            <text:p>Início e Término do primeiro contrato com o atual fornecedor:</text:p>
            <text:p>Quando ocorreu a licitação (Data/Mês/Ano):</text:p>
            <text:p>Valor global da licitação:</text:p>
            <text:p>Quantidade de beneficiários:</text:p>
            <text:p>Qual modalidade e o n° do certame que foi aberto:</text:p>
            <text:p>Caso o contrato seja um termo aditivo, por gentileza, nos informar qual número é:</text:p>
          </table:table-cell>
          <table:table-cell table:style-name="ce5" office:value-type="string" calcext:value-type="string">
            <text:p>Solicitação de Informações contratuais de Vale Refeição, Alimentação, Transporte, Combustível e Cultura.</text:p>
          </table:table-cell>
          <table:table-cell table:style-name="ce5" office:value-type="float" office:value="42256.7677777778" calcext:value-type="float">
            <text:p>42256,7677777778</text:p>
          </table:table-cell>
          <table:table-cell table:number-columns-repeated="1012"/>
        </table:table-row>
        <table:table-row table:style-name="ro15">
          <table:table-cell table:style-name="ce2" office:value-type="string" calcext:value-type="string">
            <text:p>99938000053201510</text:p>
          </table:table-cell>
          <table:table-cell table:style-name="ce3" office:value-type="date" office:date-value="2015-08-25T18:35:41.000001" calcext:value-type="date">
            <text:p>25/08/2015 18:35</text:p>
          </table:table-cell>
          <table:table-cell table:style-name="ce4" office:value-type="date" office:date-value="2015-09-14T23:59:58.999998" calcext:value-type="date">
            <text:p>14/09/2015</text:p>
          </table:table-cell>
          <table:table-cell table:style-name="ce5" office:value-type="string" calcext:value-type="string">
            <text:p>Prezados, boa tarde!</text:p>
            <text:p/>
            <text:p>Solicito a cópia da NT EPE-DEE-RE-077/2008.</text:p>
            <text:p/>
            <text:p>Estou realizando alguns estudos pertinentes a CUR e preciso deste arquivo de referência.</text:p>
            <text:p/>
            <text:p>Grato pela atenção!</text:p>
            <text:p/>
            <text:p>Thiago Paulino</text:p>
            <text:p/>
            <text:p/>
          </table:table-cell>
          <table:table-cell table:style-name="ce5" office:value-type="string" calcext:value-type="string">
            <text:p>CÓPIA DA NOTA TÉCNICA EPE-DEE-RE-077/2008</text:p>
          </table:table-cell>
          <table:table-cell table:style-name="ce5" office:value-type="float" office:value="42251.4436342593" calcext:value-type="float">
            <text:p>42251,4436342593</text:p>
          </table:table-cell>
          <table:table-cell table:number-columns-repeated="1012"/>
        </table:table-row>
        <table:table-row table:style-name="ro12">
          <table:table-cell table:style-name="ce2" office:value-type="string" calcext:value-type="string">
            <text:p>99938000054201556</text:p>
          </table:table-cell>
          <table:table-cell table:style-name="ce3" office:value-type="date" office:date-value="2015-08-27T16:20:45.000001" calcext:value-type="date">
            <text:p>27/08/2015 16:20</text:p>
          </table:table-cell>
          <table:table-cell table:style-name="ce4" office:value-type="date" office:date-value="2015-09-16T23:59:58.999998" calcext:value-type="date">
            <text:p>16/09/2015</text:p>
          </table:table-cell>
          <table:table-cell table:style-name="ce5" office:value-type="string" calcext:value-type="string">
            <text:p>Gostaria iniicalmente de parabenizar a EPE pela ótima Nota Técnica (NT) sobre utilização de sistemas híbridos para o atendimento com energia elétrica de localidades no Acre (Lote III). </text:p>
            <text:p/>
            <text:p>A NT apresenta uma solução de suprimento com diesel + solar PV + bateria mais competitiva que opção 100% diesel. Para concluir isto a EPE utilizou um software chamado HOMER. </text:p>
            <text:p/>
            <text:p>Seria possível obter cópia da base de dados do HOMER desta avaliação?</text:p>
            <text:p/>
            <text:p>Cordialmente,</text:p>
            <text:p>Rafael Kelman</text:p>
          </table:table-cell>
          <table:table-cell table:style-name="ce5" office:value-type="string" calcext:value-type="string">
            <text:p>Arquivo HOMER</text:p>
          </table:table-cell>
          <table:table-cell table:style-name="ce5" office:value-type="float" office:value="42256.4172106481" calcext:value-type="float">
            <text:p>42256,4172106481</text:p>
          </table:table-cell>
          <table:table-cell table:number-columns-repeated="1012"/>
        </table:table-row>
        <table:table-row table:style-name="ro13">
          <table:table-cell table:style-name="ce2" office:value-type="string" calcext:value-type="string">
            <text:p>99938000055201509</text:p>
          </table:table-cell>
          <table:table-cell table:style-name="ce3" office:value-type="date" office:date-value="2015-08-31T15:02:58.000001" calcext:value-type="date">
            <text:p>31/08/2015 15:02</text:p>
          </table:table-cell>
          <table:table-cell table:style-name="ce4" office:value-type="date" office:date-value="2015-09-21T23:59:58.999998" calcext:value-type="date">
            <text:p>21/09/2015</text:p>
          </table:table-cell>
          <table:table-cell table:style-name="ce5" office:value-type="string" calcext:value-type="string">
            <text:p>Ola pessoa responsavel,</text:p>
            <text:p>Um meu amigo , comerciante , turco da Turquia, quer investir no Brasil</text:p>
            <text:p>Ele quer abrir uma fabrica de energia solar e vento para fabricar / produzir energia eletrico.</text:p>
            <text:p>Gostaria de saber quais regioes do brasil é melhor para isso .</text:p>
            <text:p>Quais lugares o governo dá apoio e quais regioes melhor para este investimento ?</text:p>
            <text:p>Obrigado</text:p>
          </table:table-cell>
          <table:table-cell table:style-name="ce5" office:value-type="string" calcext:value-type="string">
            <text:p>Fundar uma empresa de energia solar ou vendo para produzir eletrico</text:p>
          </table:table-cell>
          <table:table-cell table:style-name="ce5" office:value-type="float" office:value="42261.7219328704" calcext:value-type="float">
            <text:p>42261,7219328704</text:p>
          </table:table-cell>
          <table:table-cell table:number-columns-repeated="1012"/>
        </table:table-row>
        <table:table-row table:style-name="ro21">
          <table:table-cell table:style-name="ce2" office:value-type="string" calcext:value-type="string">
            <text:p>99938000056201545</text:p>
          </table:table-cell>
          <table:table-cell table:style-name="ce3" office:value-type="date" office:date-value="2015-09-09T13:33:18.000003" calcext:value-type="date">
            <text:p>09/09/2015 13:33</text:p>
          </table:table-cell>
          <table:table-cell table:style-name="ce4" office:value-type="date" office:date-value="2015-09-29T23:59:58.999998" calcext:value-type="date">
            <text:p>29/09/2015</text:p>
          </table:table-cell>
          <table:table-cell table:style-name="ce5" office:value-type="string" calcext:value-type="string">
            <text:p>Solicito as memórias de cálculo de Valor Novo de Reposição (VNR) das seguintes usinas a serem relicitadas:</text:p>
            <text:p/>
            <text:p>COPEL-GT:</text:p>
            <text:p>-Gov. Parigot (Capivari/Cachoeira) </text:p>
            <text:p>-Mourão I</text:p>
            <text:p/>
            <text:p>CESP:</text:p>
            <text:p>-Jupiá</text:p>
            <text:p>-Ilha Solteira</text:p>
            <text:p/>
            <text:p>CEMIG-GT:</text:p>
            <text:p>-Camargos</text:p>
            <text:p>-Itutinga</text:p>
            <text:p>-Cajuru</text:p>
            <text:p>-Gafanhoto</text:p>
            <text:p>-Marmelos</text:p>
            <text:p>-Joasal</text:p>
            <text:p>-Paciência</text:p>
            <text:p>-Piau</text:p>
            <text:p>-Peti</text:p>
            <text:p>-Tronqueiras</text:p>
            <text:p>-Martins</text:p>
            <text:p>-Salto Grande</text:p>
            <text:p>-Três Marias</text:p>
            <text:p/>
            <text:p>FURNAS:</text:p>
            <text:p>-Ervália</text:p>
            <text:p>-Coronel Domiciano</text:p>
            <text:p>-Sinceridade</text:p>
            <text:p>-Neblina</text:p>
            <text:p>-Dona Rita</text:p>
          </table:table-cell>
          <table:table-cell table:style-name="ce5" office:value-type="string" calcext:value-type="string">
            <text:p>Memória de cálculo do Valor Novo de Reposição (VNR) de usinas relicitadas</text:p>
          </table:table-cell>
          <table:table-cell table:style-name="ce5" office:value-type="float" office:value="42269.7697916667" calcext:value-type="float">
            <text:p>42269,7697916667</text:p>
          </table:table-cell>
          <table:table-cell table:number-columns-repeated="1012"/>
        </table:table-row>
        <table:table-row table:style-name="ro8">
          <table:table-cell table:style-name="ce2" office:value-type="string" calcext:value-type="string">
            <text:p>99938000057201590</text:p>
          </table:table-cell>
          <table:table-cell table:style-name="ce3" office:value-type="date" office:date-value="2015-09-09T16:31:39.999999" calcext:value-type="date">
            <text:p>09/09/2015 16:31</text:p>
          </table:table-cell>
          <table:table-cell table:style-name="ce4" office:value-type="date" office:date-value="2015-09-29T23:59:58.999998" calcext:value-type="date">
            <text:p>29/09/2015</text:p>
          </table:table-cell>
          <table:table-cell table:style-name="ce5" office:value-type="string" calcext:value-type="string">
            <text:p>Senhores, faço parte de um grupo de investidores e estou estudando energia eólica e busco informações dos fatores de capacidade versus máquinas que estão em operação no Brasil, com dados de fator de capacidade mensal de 2015.</text:p>
            <text:p/>
            <text:p>Grato,  </text:p>
          </table:table-cell>
          <table:table-cell table:style-name="ce5" office:value-type="string" calcext:value-type="string">
            <text:p>Informações de fatores de capacidade real de parques eólicos em operação</text:p>
          </table:table-cell>
          <table:table-cell table:style-name="ce5" office:value-type="float" office:value="42258.8081712963" calcext:value-type="float">
            <text:p>42258,8081712963</text:p>
          </table:table-cell>
          <table:table-cell table:number-columns-repeated="1012"/>
        </table:table-row>
        <table:table-row table:style-name="ro11">
          <table:table-cell table:style-name="ce2" office:value-type="string" calcext:value-type="string">
            <text:p>99938000058201534</text:p>
          </table:table-cell>
          <table:table-cell table:style-name="ce3" office:value-type="date" office:date-value="2015-09-15T15:31:51.000004" calcext:value-type="date">
            <text:p>15/09/2015 15:31</text:p>
          </table:table-cell>
          <table:table-cell table:style-name="ce4" office:value-type="date" office:date-value="2015-10-05T23:59:58.999998" calcext:value-type="date">
            <text:p>05/10/2015</text:p>
          </table:table-cell>
          <table:table-cell table:style-name="ce5" office:value-type="string" calcext:value-type="string">
            <text:p>Sou a Ivy Machado, estudante de doutorado da UFRJ e minha pesquisa necessita de dados de consumo de energia elétrica por município brasileiro. A Empresa de Pesquisa Energética (EPE) disponibiliza o consumo de energia elétrica por Unidade da Federação, ou seja, de maneira agregada. Portanto,  solicito os dados de consumo de energia elétrica por cada município brasileiro por setor (Residencial, Comercial, Industrial e Outros) no período de 2000 até 2014.</text:p>
            <text:p>Envio em anexo um modelo em planilha Excel dos dados solicitados. </text:p>
            <text:p/>
            <text:p>Grata, </text:p>
            <text:p/>
            <text:p>Ivy Costa Torres Machado.</text:p>
            <text:p/>
          </table:table-cell>
          <table:table-cell table:style-name="ce5" office:value-type="string" calcext:value-type="string">
            <text:p>Solicito os dados de consumo de energia elétrica por cada município do Brasil por Residência, Comércio, indústria e Outros no período de 2000 até 2014. </text:p>
          </table:table-cell>
          <table:table-cell table:style-name="ce5" office:value-type="float" office:value="42264.5719675926" calcext:value-type="float">
            <text:p>42264,5719675926</text:p>
          </table:table-cell>
          <table:table-cell table:number-columns-repeated="1012"/>
        </table:table-row>
        <table:table-row table:style-name="ro1">
          <table:table-cell table:style-name="ce2" office:value-type="string" calcext:value-type="string">
            <text:p>99938000059201589</text:p>
          </table:table-cell>
          <table:table-cell table:style-name="ce3" office:value-type="date" office:date-value="2015-09-23T21:30:30.000004" calcext:value-type="date">
            <text:p>23/09/2015 21:30</text:p>
          </table:table-cell>
          <table:table-cell table:style-name="ce4" office:value-type="date" office:date-value="2015-10-14T23:59:58.999998" calcext:value-type="date">
            <text:p>14/10/2015</text:p>
          </table:table-cell>
          <table:table-cell table:style-name="ce5" office:value-type="string" calcext:value-type="string">
            <text:p>fornecedores nacionais dos equipamentos fotovoltaico, financiadores, analise mercadológica, institutos, impostos, tendencia tecnológica e financiadores a fundo perdido</text:p>
          </table:table-cell>
          <table:table-cell table:style-name="ce5" office:value-type="string" calcext:value-type="string">
            <text:p>micro e mini geração distribuida de energia fotovoltaica</text:p>
          </table:table-cell>
          <table:table-cell table:style-name="ce5" office:value-type="float" office:value="42283.4032060185" calcext:value-type="float">
            <text:p>42283,4032060185</text:p>
          </table:table-cell>
          <table:table-cell table:number-columns-repeated="1012"/>
        </table:table-row>
        <table:table-row table:style-name="ro20">
          <table:table-cell table:style-name="ce2" office:value-type="string" calcext:value-type="string">
            <text:p>99938000061201558</text:p>
          </table:table-cell>
          <table:table-cell table:style-name="ce3" office:value-type="date" office:date-value="2015-09-30T14:11:17.000001" calcext:value-type="date">
            <text:p>30/09/2015 14:11</text:p>
          </table:table-cell>
          <table:table-cell table:style-name="ce4" office:value-type="date" office:date-value="2015-10-20T23:59:58.999998" calcext:value-type="date">
            <text:p>20/10/2015</text:p>
          </table:table-cell>
          <table:table-cell table:style-name="ce5" office:value-type="string" calcext:value-type="string">
            <text:p>Senhores, </text:p>
            <text:p/>
            <text:p>preciso das coordenadas geográficas de todos os parques eólicos em operação, construção e ainda não iniciadas a construção. Estas informações servirão de base parade um estudo de localidades propícias as instalações de torres anemométricas.</text:p>
            <text:p/>
            <text:p>Grato pela ajuda. </text:p>
          </table:table-cell>
          <table:table-cell table:style-name="ce5" office:value-type="string" calcext:value-type="string">
            <text:p>Localização dos parque eólicos</text:p>
          </table:table-cell>
          <table:table-cell table:style-name="ce5" office:value-type="float" office:value="42278.7758796296" calcext:value-type="float">
            <text:p>42278,7758796296</text:p>
          </table:table-cell>
          <table:table-cell table:number-columns-repeated="1012"/>
        </table:table-row>
        <table:table-row table:style-name="ro22">
          <table:table-cell table:style-name="ce2" office:value-type="string" calcext:value-type="string">
            <text:p>99938000062201501</text:p>
          </table:table-cell>
          <table:table-cell table:style-name="ce3" office:value-type="date" office:date-value="2015-10-05T11:25:10.000001" calcext:value-type="date">
            <text:p>05/10/2015 11:25</text:p>
          </table:table-cell>
          <table:table-cell table:style-name="ce4" office:value-type="date" office:date-value="2015-10-26T23:59:58.999998" calcext:value-type="date">
            <text:p>26/10/2015</text:p>
          </table:table-cell>
          <table:table-cell table:style-name="ce5" office:value-type="string" calcext:value-type="string">
            <text:p>Bom dia,</text:p>
            <text:p/>
            <text:p>Meu nome é Diego Gomes dos Santos Barboza - cpf: 12442892723. Realizei o concurso do edital de 2014 para o cargo de AFO (nível supeiror) fiquei na 5ª colocação na relação de 15 vagas para o mesmo cargo.</text:p>
            <text:p/>
            <text:p>Diante do exposto, questiono o seguinte:</text:p>
            <text:p/>
            <text:p>1) Qual o quantitativo de funcionários autorizados pelo ministério do planejamento para compor o EPE?</text:p>
            <text:p/>
            <text:p>2) Quantos funcionários cedidos por outros órgãos atuam no EPE?</text:p>
            <text:p/>
            <text:p>3) Quais são os setores específicos que os funcionários da cargo de administração orçamentário-financeiro atuam no EPE?</text:p>
            <text:p/>
            <text:p>4) Qual o prazo final de validade do concurso do edital do EPE 2014?</text:p>
            <text:p/>
            <text:p>5) Se existem empresas terceirizadas que atuem na área de apoio financeiro, orçamentário ou contábil?</text:p>
            <text:p/>
            <text:p>Desde já agradeço a atenção.</text:p>
            <text:p/>
            <text:p>Atenciosamente,</text:p>
            <text:p/>
            <text:p>Diego Barboza.   </text:p>
          </table:table-cell>
          <table:table-cell table:style-name="ce5" office:value-type="string" calcext:value-type="string">
            <text:p>CONVOCAÇÃO DO CONCURSO NÍVEL SUPERIOR - EDITAL 2014</text:p>
          </table:table-cell>
          <table:table-cell table:style-name="ce5" office:value-type="float" office:value="42299.7237037037" calcext:value-type="float">
            <text:p>42299,7237037037</text:p>
          </table:table-cell>
          <table:table-cell table:number-columns-repeated="1012"/>
        </table:table-row>
        <table:table-row table:style-name="ro20">
          <table:table-cell table:style-name="ce2" office:value-type="string" calcext:value-type="string">
            <text:p>99938000063201547</text:p>
          </table:table-cell>
          <table:table-cell table:style-name="ce3" office:value-type="date" office:date-value="2015-10-06T00:35:19.999997" calcext:value-type="date">
            <text:p>06/10/2015 00:35</text:p>
          </table:table-cell>
          <table:table-cell table:style-name="ce4" office:value-type="date" office:date-value="2015-10-26T23:59:58.999998" calcext:value-type="date">
            <text:p>26/10/2015</text:p>
          </table:table-cell>
          <table:table-cell table:style-name="ce5" office:value-type="string" calcext:value-type="string">
            <text:p>Gostaria de fazer um estudo comparado. Assim, necessito saber:</text:p>
            <text:p>- quantos auditores internos existem na EPE;</text:p>
            <text:p>- quais são seus vencimentos iniciais no plano de carreira da EPE;</text:p>
            <text:p>- existe alguma gratificação pelo exercício do cargo de auditor (DAS, CD,função, etc.).</text:p>
            <text:p/>
          </table:table-cell>
          <table:table-cell table:style-name="ce5" office:value-type="string" calcext:value-type="string">
            <text:p>Informação sobre auditores internos</text:p>
          </table:table-cell>
          <table:table-cell table:style-name="ce5" office:value-type="float" office:value="42298.6757523148" calcext:value-type="float">
            <text:p>42298,6757523148</text:p>
          </table:table-cell>
          <table:table-cell table:number-columns-repeated="1012"/>
        </table:table-row>
        <table:table-row table:style-name="ro19">
          <table:table-cell table:style-name="ce2" office:value-type="string" calcext:value-type="string">
            <text:p>99938000064201591</text:p>
          </table:table-cell>
          <table:table-cell table:style-name="ce3" office:value-type="date" office:date-value="2015-10-07T11:35:46" calcext:value-type="date">
            <text:p>07/10/2015 11:35</text:p>
          </table:table-cell>
          <table:table-cell table:style-name="ce4" office:value-type="date" office:date-value="2015-10-27T23:59:58.999998" calcext:value-type="date">
            <text:p>27/10/2015</text:p>
          </table:table-cell>
          <table:table-cell table:style-name="ce5" office:value-type="string" calcext:value-type="string">
            <text:p>Olá,</text:p>
            <text:p/>
            <text:p>Sou engenheiro com atuação no setor elétrico e estudante de mestrado da PUC-Minas. Estou realizando uma pesquisa com o objetivo de desenvolver uma metodologia para planejamento da revitalização das usinas hidrelétricas brasileiras. Para compor minha pesquisa, solicito resposta às seguintes perguntas:</text:p>
            <text:p/>
            <text:p>1 - Em linhas gerais, como é o modelo de planejamento do abastecimento de energia elétrica no Brasil?</text:p>
            <text:p/>
            <text:p>2 - A manutenção da oferta da energia elétrica existente é considerada no planejamento do abastecimento do país?</text:p>
            <text:p/>
            <text:p>3 - Se a resposta à pergunta anterior for positiva, quais parâmetros são considerados no modelo de planejamento?</text:p>
            <text:p/>
            <text:p>4 - Existe alguma iniciativa para incentivo/obrigação para revitalização das usinas hidrelétricas brasileiras?</text:p>
            <text:p/>
            <text:p>5 - Se a resposta à pergunta anterior for positiva, quais iniciativas foram adotadas ou estão em desenvolvimento?</text:p>
            <text:p/>
            <text:p>6 - Quais documentos consideram importantes considerando o tema da minha pesquisa?</text:p>
            <text:p/>
            <text:p>Antecipo os agradecimentos para as respostas que serão enviadas.</text:p>
            <text:p>  </text:p>
          </table:table-cell>
          <table:table-cell table:style-name="ce5" office:value-type="string" calcext:value-type="string">
            <text:p>Questões sobre a manutenção da oferta da energia elétrica existente.</text:p>
          </table:table-cell>
          <table:table-cell table:style-name="ce5" office:value-type="float" office:value="42296.7342592593" calcext:value-type="float">
            <text:p>42296,7342592593</text:p>
          </table:table-cell>
          <table:table-cell table:number-columns-repeated="1012"/>
        </table:table-row>
        <table:table-row table:style-name="ro1">
          <table:table-cell table:style-name="ce2" office:value-type="string" calcext:value-type="string">
            <text:p>99938000065201536</text:p>
          </table:table-cell>
          <table:table-cell table:style-name="ce3" office:value-type="date" office:date-value="2015-10-08T17:22:10.999998" calcext:value-type="date">
            <text:p>08/10/2015 17:22</text:p>
          </table:table-cell>
          <table:table-cell table:style-name="ce4" office:value-type="date" office:date-value="2015-10-28T23:59:58.999998" calcext:value-type="date">
            <text:p>28/10/2015</text:p>
          </table:table-cell>
          <table:table-cell table:style-name="ce5" office:value-type="string" calcext:value-type="string">
            <text:p>Solicito resposta de questionário anexo sobre adoção de sistema de Custos conforme artigo 50 da Lei Complementar 101/2001 "§ 3o A Administração Pública manterá sistema de custos que permita a avaliação e o acompanhamento da gestão orçamentária, financeira</text:p>
          </table:table-cell>
          <table:table-cell table:style-name="ce5" office:value-type="string" calcext:value-type="string">
            <text:p>Respostas sobre adoção de Sistemas de Custos no Órgão conforme Lei Complementar 101/2001</text:p>
          </table:table-cell>
          <table:table-cell table:style-name="ce5" office:value-type="float" office:value="42298.6807638889" calcext:value-type="float">
            <text:p>42298,6807638889</text:p>
          </table:table-cell>
          <table:table-cell table:number-columns-repeated="1012"/>
        </table:table-row>
        <table:table-row table:style-name="ro1">
          <table:table-cell table:style-name="ce2" office:value-type="string" calcext:value-type="string">
            <text:p>99938000066201581</text:p>
          </table:table-cell>
          <table:table-cell table:style-name="ce3" office:value-type="date" office:date-value="2015-10-08T21:15:28.999999" calcext:value-type="date">
            <text:p>08/10/2015 21:15</text:p>
          </table:table-cell>
          <table:table-cell table:style-name="ce4" office:value-type="date" office:date-value="2015-11-03T23:59:58.999998" calcext:value-type="date">
            <text:p>03/11/2015</text:p>
          </table:table-cell>
          <table:table-cell table:style-name="ce5" office:value-type="string" calcext:value-type="string">
            <text:p>25 EXEMPLARES DE LIVROS E INFORMATIVOS SOBRE NOVAS PESQUISAS NA ÁREA DE ENERGIAS RENOVÁVEIS.</text:p>
          </table:table-cell>
          <table:table-cell table:style-name="ce5" office:value-type="string" calcext:value-type="string">
            <text:p>LIVROS E INFORMATIVOS</text:p>
          </table:table-cell>
          <table:table-cell table:style-name="ce5" office:value-type="float" office:value="42290.4796180556" calcext:value-type="float">
            <text:p>42290,4796180556</text:p>
          </table:table-cell>
          <table:table-cell table:number-columns-repeated="1012"/>
        </table:table-row>
        <table:table-row table:style-name="ro5">
          <table:table-cell table:style-name="ce2" office:value-type="string" calcext:value-type="string">
            <text:p>99938000067201525</text:p>
          </table:table-cell>
          <table:table-cell table:style-name="ce3" office:value-type="date" office:date-value="2015-10-11T16:02:15.999996" calcext:value-type="date">
            <text:p>11/10/2015 16:02</text:p>
          </table:table-cell>
          <table:table-cell table:style-name="ce4" office:value-type="date" office:date-value="2015-11-03T23:59:58.999998" calcext:value-type="date">
            <text:p>03/11/2015</text:p>
          </table:table-cell>
          <table:table-cell table:style-name="ce5" office:value-type="string" calcext:value-type="string">
            <text:p>Estudo letras 2°semestre.Quero um estagio,como consigo?</text:p>
            <text:p>Obrigada.</text:p>
          </table:table-cell>
          <table:table-cell table:style-name="ce5" office:value-type="string" calcext:value-type="string">
            <text:p>estagio</text:p>
          </table:table-cell>
          <table:table-cell table:style-name="ce5" office:value-type="float" office:value="42297.4573842593" calcext:value-type="float">
            <text:p>42297,4573842593</text:p>
          </table:table-cell>
          <table:table-cell table:number-columns-repeated="1012"/>
        </table:table-row>
        <table:table-row table:style-name="ro3">
          <table:table-cell table:style-name="ce2" office:value-type="string" calcext:value-type="string">
            <text:p>99938000068201570</text:p>
          </table:table-cell>
          <table:table-cell table:style-name="ce3" office:value-type="date" office:date-value="2015-10-13T12:35:04.999998" calcext:value-type="date">
            <text:p>13/10/2015 12:35</text:p>
          </table:table-cell>
          <table:table-cell table:style-name="ce4" office:value-type="date" office:date-value="2015-11-03T23:59:58.999998" calcext:value-type="date">
            <text:p>03/11/2015</text:p>
          </table:table-cell>
          <table:table-cell table:style-name="ce5" office:value-type="string" calcext:value-type="string">
            <text:p>Prezados, bom dia,</text:p>
            <text:p/>
            <text:p>Com base no disposto na Lei n 12.527, de 18 de novembro de 2011 – Lei de Acesso à Informação – venho por meio deste, solicitar o que se segue:</text:p>
            <text:p/>
            <text:p>1 – Discriminação da quantidade de CARGOS de Analista de Pesquisa Energética existentes, por área de atuação; e</text:p>
            <text:p/>
            <text:p>2 – Discriminação da quantidade de CARGOS de Analista de Pesquisa Energética VAGOS, na área de atuação “Meio Ambiente/Ecologia”.</text:p>
            <text:p/>
            <text:p>Certa do pronto atendimento. Atenciosamente,</text:p>
            <text:p/>
            <text:p>Susana Bruno</text:p>
            <text:p/>
            <text:p/>
          </table:table-cell>
          <table:table-cell table:style-name="ce5" office:value-type="string" calcext:value-type="string">
            <text:p>Quantidade de cargos vagos - área de atuação "Meio Ambiente/Ecologia"</text:p>
          </table:table-cell>
          <table:table-cell table:style-name="ce5" office:value-type="float" office:value="42303.7460648148" calcext:value-type="float">
            <text:p>42303,7460648148</text:p>
          </table:table-cell>
          <table:table-cell table:number-columns-repeated="1012"/>
        </table:table-row>
        <table:table-row table:style-name="ro8">
          <table:table-cell table:style-name="ce2" office:value-type="string" calcext:value-type="string">
            <text:p>99938000069201514</text:p>
          </table:table-cell>
          <table:table-cell table:style-name="ce3" office:value-type="date" office:date-value="2015-10-13T16:23:55.999997" calcext:value-type="date">
            <text:p>13/10/2015 16:23</text:p>
          </table:table-cell>
          <table:table-cell table:style-name="ce4" office:value-type="date" office:date-value="2015-11-03T23:59:58.999998" calcext:value-type="date">
            <text:p>03/11/2015</text:p>
          </table:table-cell>
          <table:table-cell table:style-name="ce5" office:value-type="string" calcext:value-type="string">
            <text:p>Sou graduanda em Engenharia de Energia pela PUC-Minas e faço um trabalho de geração de energia elétrica à partir de uma termelétrica abastecida a coque verde de petróleo. Tive acesso a informe técnico que calculava o custo da geração de energia à partir de vários combustíveis, incluindo o CVP, gostaria então, de ter acesso ao estudo do custo da geração de energia elétrica abastecido com o coque verde de petróleo e também a estudos relacionados ao combustível CVP. </text:p>
            <text:p>Desde já agradeço pela atenção. Obrigada, </text:p>
            <text:p>Ana Luíza Francis </text:p>
          </table:table-cell>
          <table:table-cell table:style-name="ce5" office:value-type="string" calcext:value-type="string">
            <text:p>Pesquisa de geração de energia elétrica <text:s/>a partir de uma termelétrica</text:p>
          </table:table-cell>
          <table:table-cell table:style-name="ce5" office:value-type="float" office:value="42293.4354861111" calcext:value-type="float">
            <text:p>42293,4354861111</text:p>
          </table:table-cell>
          <table:table-cell table:number-columns-repeated="1012"/>
        </table:table-row>
        <table:table-row table:style-name="ro8">
          <table:table-cell table:style-name="ce2" office:value-type="string" calcext:value-type="string">
            <text:p>99938000070201549</text:p>
          </table:table-cell>
          <table:table-cell table:style-name="ce3" office:value-type="date" office:date-value="2015-10-21T14:53:34" calcext:value-type="date">
            <text:p>21/10/2015 14:53</text:p>
          </table:table-cell>
          <table:table-cell table:style-name="ce4" office:value-type="date" office:date-value="2015-11-10T23:59:58.999998" calcext:value-type="date">
            <text:p>10/11/2015</text:p>
          </table:table-cell>
          <table:table-cell table:style-name="ce5" office:value-type="string" calcext:value-type="string">
            <text:p>Prezados, bom dia!</text:p>
            <text:p/>
            <text:p>Sirvo-me do presente para solicitar o COP CEC - Suape II - Leilão 01/2007.</text:p>
          </table:table-cell>
          <table:table-cell table:style-name="ce5" office:value-type="string" calcext:value-type="string">
            <text:p>SOLICITAÇÃO COP CEC - SUAPE II - LEILÃO 01/2007</text:p>
          </table:table-cell>
          <table:table-cell table:style-name="ce5" office:value-type="float" office:value="42303.7500347222" calcext:value-type="float">
            <text:p>42303,7500347222</text:p>
          </table:table-cell>
          <table:table-cell table:number-columns-repeated="1012"/>
        </table:table-row>
        <table:table-row table:style-name="ro11">
          <table:table-cell table:style-name="ce2" office:value-type="string" calcext:value-type="string">
            <text:p>99938000071201593</text:p>
          </table:table-cell>
          <table:table-cell table:style-name="ce3" office:value-type="date" office:date-value="2015-10-23T14:59:00.999998" calcext:value-type="date">
            <text:p>23/10/2015 14:59</text:p>
          </table:table-cell>
          <table:table-cell table:style-name="ce4" office:value-type="date" office:date-value="2015-11-16T23:59:58.999998" calcext:value-type="date">
            <text:p>16/11/2015</text:p>
          </table:table-cell>
          <table:table-cell table:style-name="ce5" office:value-type="string" calcext:value-type="string">
            <text:p>Senhores, </text:p>
            <text:p/>
            <text:p>Boa Tarde!</text:p>
            <text:p/>
            <text:p>Como faço para conseguir a versão mais atual do Atlas Eólico dos estados do Ceará e Piauí.</text:p>
            <text:p/>
            <text:p>Desde já, grato pela atenção.</text:p>
          </table:table-cell>
          <table:table-cell table:style-name="ce5" office:value-type="string" calcext:value-type="string">
            <text:p>Atlas Eólico</text:p>
          </table:table-cell>
          <table:table-cell table:style-name="ce5" office:value-type="float" office:value="42300.7428819444" calcext:value-type="float">
            <text:p>42300,7428819444</text:p>
          </table:table-cell>
          <table:table-cell table:number-columns-repeated="1012"/>
        </table:table-row>
        <table:table-row table:style-name="ro15">
          <table:table-cell table:style-name="ce2" office:value-type="string" calcext:value-type="string">
            <text:p>99938000072201538</text:p>
          </table:table-cell>
          <table:table-cell table:style-name="ce3" office:value-type="date" office:date-value="2015-10-23T17:48:58.000003" calcext:value-type="date">
            <text:p>23/10/2015 17:48</text:p>
          </table:table-cell>
          <table:table-cell table:style-name="ce4" office:value-type="date" office:date-value="2015-11-16T23:59:58.999998" calcext:value-type="date">
            <text:p>16/11/2015</text:p>
          </table:table-cell>
          <table:table-cell table:style-name="ce5" office:value-type="string" calcext:value-type="string">
            <text:p>Prezados Senhores,</text:p>
            <text:p/>
            <text:p>Considerando que a EPE não possui, até o presente momento, nenhuma informação classificada de acordo com a Lei de Acesso à Informação e considerando também que é atribuição desta empresa o cálculo das garantias físicas dos empreendimentos candidatos aos Leilões de Energia, solicitamos a divulgação da Nota Técnica de cálculo das garantias físicas das usinas termelétricas do Leilão A-5 de 2015 que embasou a publicação da Portaria MME nº 135/2015.</text:p>
            <text:p/>
            <text:p>Destacamos que as NT dos empreendimentos hidrelétricos estão sendo regularmente publicadas no sítio eletrônico da EPE, enquanto que as NT dos demais empreendimentos tiveram sua publicação interrompida a partir dos leilões do ano de 2009.</text:p>
            <text:p/>
            <text:p>Ressaltamos que as informações técnicas constantes destas notas técnicas de cálculo de garantia física são importantes para todos os agentes envolvidos nos leilões. Diversos critérios específicos da configuração em análise são registrados nestes documentos, sem os quais fica muito difícil reproduzir os estudos da EPE e também fazer projeções para os novos certames.</text:p>
            <text:p/>
            <text:p/>
            <text:p>Atenciosamente,</text:p>
            <text:p>Ivana Costa Nasser</text:p>
          </table:table-cell>
          <table:table-cell table:style-name="ce5" office:value-type="string" calcext:value-type="string">
            <text:p>Nota Técnica de Cálculo das Garantias Físicas das Usinas Termoelétricas do Leilão A-5/2015</text:p>
          </table:table-cell>
          <table:table-cell table:style-name="ce5" office:value-type="float" office:value="42324.4894560185" calcext:value-type="float">
            <text:p>42324,4894560185</text:p>
          </table:table-cell>
          <table:table-cell table:number-columns-repeated="1012"/>
        </table:table-row>
        <table:table-row table:style-name="ro11">
          <table:table-cell table:style-name="ce2" office:value-type="string" calcext:value-type="string">
            <text:p>99938000073201582</text:p>
          </table:table-cell>
          <table:table-cell table:style-name="ce3" office:value-type="date" office:date-value="2015-10-27T12:43:29.000003" calcext:value-type="date">
            <text:p>27/10/2015 12:43</text:p>
          </table:table-cell>
          <table:table-cell table:style-name="ce4" office:value-type="date" office:date-value="2015-11-16T23:59:58.999998" calcext:value-type="date">
            <text:p>16/11/2015</text:p>
          </table:table-cell>
          <table:table-cell table:style-name="ce5" office:value-type="string" calcext:value-type="string">
            <text:p>Boa tarde,</text:p>
            <text:p>Gostaria de receber os montantes anuais de papel e de celulose produzidos por cada estado brasileiro, entre 2009 e 2013. Sem identificação de nenhuma empresa.</text:p>
            <text:p/>
            <text:p>Pra facilitar, informo que a equipe do Balanço Energético Nacional possui esta informação.</text:p>
            <text:p/>
            <text:p>Grato,</text:p>
            <text:p>Daniel</text:p>
          </table:table-cell>
          <table:table-cell table:style-name="ce5" office:value-type="string" calcext:value-type="string">
            <text:p>produção de papel e de celulose, totalizada por UF, no período 2009-2013.</text:p>
          </table:table-cell>
          <table:table-cell table:style-name="ce5" office:value-type="float" office:value="42324.4818981482" calcext:value-type="float">
            <text:p>42324,4818981482</text:p>
          </table:table-cell>
          <table:table-cell table:number-columns-repeated="1012"/>
        </table:table-row>
        <table:table-row table:style-name="ro13">
          <table:table-cell table:style-name="ce2" office:value-type="string" calcext:value-type="string">
            <text:p>99938000074201527</text:p>
          </table:table-cell>
          <table:table-cell table:style-name="ce3" office:value-type="date" office:date-value="2015-10-28T12:30:57.000004" calcext:value-type="date">
            <text:p>28/10/2015 12:30</text:p>
          </table:table-cell>
          <table:table-cell table:style-name="ce4" office:value-type="date" office:date-value="2015-11-17T23:59:58.999998" calcext:value-type="date">
            <text:p>17/11/2015</text:p>
          </table:table-cell>
          <table:table-cell table:style-name="ce5" office:value-type="string" calcext:value-type="string">
            <text:p>Bom dia, prezados,</text:p>
            <text:p/>
            <text:p>Gostaria de ter acesso às duas Notas Técnicas da EPE sobre VR para Geração Distribuída enviadas ao Ministério de Minas e Energia.</text:p>
            <text:p/>
            <text:p>Obrigado</text:p>
            <text:p>Atenciosamente,</text:p>
          </table:table-cell>
          <table:table-cell table:style-name="ce5" office:value-type="string" calcext:value-type="string">
            <text:p>Nota Técnica sobre VR GD</text:p>
          </table:table-cell>
          <table:table-cell table:style-name="ce5" office:value-type="float" office:value="42325.6942592593" calcext:value-type="float">
            <text:p>42325,6942592593</text:p>
          </table:table-cell>
          <table:table-cell table:number-columns-repeated="1012"/>
        </table:table-row>
        <table:table-row table:style-name="ro1">
          <table:table-cell table:style-name="ce2" office:value-type="string" calcext:value-type="string">
            <text:p>99938000075201571</text:p>
          </table:table-cell>
          <table:table-cell table:style-name="ce3" office:value-type="date" office:date-value="2015-10-29T17:36:21.000001" calcext:value-type="date">
            <text:p>29/10/2015 17:36</text:p>
          </table:table-cell>
          <table:table-cell table:style-name="ce4" office:value-type="date" office:date-value="2015-11-23T23:59:58.999998" calcext:value-type="date">
            <text:p>23/11/2015</text:p>
          </table:table-cell>
          <table:table-cell table:style-name="ce5" office:value-type="string" calcext:value-type="string">
            <text:p>Gostaria de solicitar cópia do ofício 1189/EPE/2007, de 07 de agosto de 2007, por meio do qual a Empresa de Pesquisa Energética (EPE) apresentou a garantia física da UHE Estreito.</text:p>
          </table:table-cell>
          <table:table-cell table:style-name="ce5" office:value-type="string" calcext:value-type="string">
            <text:p>Cópia do ofício 1189/EPE/2007</text:p>
          </table:table-cell>
          <table:table-cell table:style-name="ce5" office:value-type="float" office:value="42324.4932523148" calcext:value-type="float">
            <text:p>42324,4932523148</text:p>
          </table:table-cell>
          <table:table-cell table:number-columns-repeated="1012"/>
        </table:table-row>
        <table:table-row table:style-name="ro1">
          <table:table-cell table:style-name="ce2" office:value-type="string" calcext:value-type="string">
            <text:p>99938000076201516</text:p>
          </table:table-cell>
          <table:table-cell table:style-name="ce3" office:value-type="date" office:date-value="2015-11-05T18:38:07" calcext:value-type="date">
            <text:p>05/11/2015 18:38</text:p>
          </table:table-cell>
          <table:table-cell table:style-name="ce4" office:value-type="date" office:date-value="2015-11-25T23:59:58.999998" calcext:value-type="date">
            <text:p>25/11/2015</text:p>
          </table:table-cell>
          <table:table-cell table:style-name="ce5" office:value-type="string" calcext:value-type="string">
            <text:p>Prezados senhores, peço informar o estágio de andamento dos estudos de viabilidade do AHE Prainha no rio Aripuanã.</text:p>
          </table:table-cell>
          <table:table-cell table:style-name="ce5" office:value-type="string" calcext:value-type="string">
            <text:p>Informações do EVTE da AHE Prainha</text:p>
          </table:table-cell>
          <table:table-cell table:style-name="ce5" office:value-type="float" office:value="42331.7337731481" calcext:value-type="float">
            <text:p>42331,7337731481</text:p>
          </table:table-cell>
          <table:table-cell table:number-columns-repeated="1012"/>
        </table:table-row>
        <table:table-row table:style-name="ro1">
          <table:table-cell table:style-name="ce2" office:value-type="string" calcext:value-type="string">
            <text:p>99938000077201561</text:p>
          </table:table-cell>
          <table:table-cell table:style-name="ce3" office:value-type="date" office:date-value="2015-11-05T18:39:18.000003" calcext:value-type="date">
            <text:p>05/11/2015 18:39</text:p>
          </table:table-cell>
          <table:table-cell table:style-name="ce4" office:value-type="date" office:date-value="2015-11-25T23:59:58.999998" calcext:value-type="date">
            <text:p>25/11/2015</text:p>
          </table:table-cell>
          <table:table-cell table:style-name="ce5" office:value-type="string" calcext:value-type="string">
            <text:p>Prezados senhores, peço informar o estágio de andamento dos estudos de viabilidade do AHE Bem Querer no rio Branco.</text:p>
          </table:table-cell>
          <table:table-cell table:style-name="ce5" office:value-type="string" calcext:value-type="string">
            <text:p>Andamento EVTE do AHE Bem Querer</text:p>
          </table:table-cell>
          <table:table-cell table:style-name="ce5" office:value-type="float" office:value="42331.7347685185" calcext:value-type="float">
            <text:p>42331,7347685185</text:p>
          </table:table-cell>
          <table:table-cell table:number-columns-repeated="1012"/>
        </table:table-row>
        <table:table-row table:style-name="ro1">
          <table:table-cell table:style-name="ce2" office:value-type="string" calcext:value-type="string">
            <text:p>99938000078201513</text:p>
          </table:table-cell>
          <table:table-cell table:style-name="ce3" office:value-type="date" office:date-value="2015-11-05T18:50:33.999996" calcext:value-type="date">
            <text:p>05/11/2015 18:50</text:p>
          </table:table-cell>
          <table:table-cell table:style-name="ce4" office:value-type="date" office:date-value="2015-11-25T23:59:58.999998" calcext:value-type="date">
            <text:p>25/11/2015</text:p>
          </table:table-cell>
          <table:table-cell table:style-name="ce5" office:value-type="string" calcext:value-type="string">
            <text:p>Prezados senhores, peço informar o andamento dos estudos de viabilidade do AHE Castanheira no Rio Arinos.</text:p>
          </table:table-cell>
          <table:table-cell table:style-name="ce5" office:value-type="string" calcext:value-type="string">
            <text:p>Andamento EVTE do AHE Castanheira</text:p>
          </table:table-cell>
          <table:table-cell table:style-name="ce5" office:value-type="float" office:value="42331.7357523148" calcext:value-type="float">
            <text:p>42331,7357523148</text:p>
          </table:table-cell>
          <table:table-cell table:number-columns-repeated="1012"/>
        </table:table-row>
        <table:table-row table:style-name="ro1">
          <table:table-cell table:style-name="ce2" office:value-type="string" calcext:value-type="string">
            <text:p>99938000079201550</text:p>
          </table:table-cell>
          <table:table-cell table:style-name="ce3" office:value-type="date" office:date-value="2015-11-05T19:52:08.000002" calcext:value-type="date">
            <text:p>05/11/2015 19:52</text:p>
          </table:table-cell>
          <table:table-cell table:style-name="ce4" office:value-type="date" office:date-value="2015-11-30T23:59:58.999998" calcext:value-type="date">
            <text:p>30/11/2015</text:p>
          </table:table-cell>
          <table:table-cell table:style-name="ce5" office:value-type="string" calcext:value-type="string">
            <text:p>Gostaria de cópia digital dos contratos firmados com escritórios de advocacia para defesa do contencioso da empresa/entidade/órgão nos últimos 48 (quarenta e oito) meses. Obrigada</text:p>
          </table:table-cell>
          <table:table-cell table:style-name="ce5" office:value-type="string" calcext:value-type="string">
            <text:p>Contratação de escritório de advocacia para o contencioso</text:p>
          </table:table-cell>
          <table:table-cell table:style-name="ce5" office:value-type="float" office:value="42332.7275578704" calcext:value-type="float">
            <text:p>42332,7275578704</text:p>
          </table:table-cell>
          <table:table-cell table:number-columns-repeated="1012"/>
        </table:table-row>
        <table:table-row table:style-name="ro2">
          <table:table-cell table:style-name="ce2" office:value-type="string" calcext:value-type="string">
            <text:p>99938000080201584</text:p>
          </table:table-cell>
          <table:table-cell table:style-name="ce3" office:value-type="date" office:date-value="2015-11-09T14:20:10.000003" calcext:value-type="date">
            <text:p>09/11/2015 14:20</text:p>
          </table:table-cell>
          <table:table-cell table:style-name="ce4" office:value-type="date" office:date-value="2015-11-30T23:59:58.999998" calcext:value-type="date">
            <text:p>30/11/2015</text:p>
          </table:table-cell>
          <table:table-cell table:style-name="ce5" office:value-type="string" calcext:value-type="string">
            <text:p>Prezados/as, </text:p>
            <text:p>solicitamos informações a respeito da exploração de petróleo e gás não convencional no Brasil. Abaixo algumas questões:</text:p>
            <text:p/>
            <text:p>1. Quais as estimativas de recursos não convencionais no país e onde estão localizadas?</text:p>
            <text:p/>
            <text:p>2. Existe alguma empresa realizando a atividade de fracking em recursos não convencionais no Brasil? Alguma empresa já fez esse requerimento? (tendo em vista a publicação da Resolução Nº 21/2014 da ANP)</text:p>
            <text:p/>
            <text:p>3. Em quais bacias sedimentares já foram registradas descobertas desses recursos e comunicadas à EPE?</text:p>
            <text:p/>
            <text:p>4. De acordo com o "Plano Decenal de Expansão da Energia 2024", documento elaborado pela EPE, a produção de gás natural não convencional deve ter inicio no ano de 2022 nas bacias de São Francisco, Parnaíba e Recôncavo. A EPE sabe em quais blocos e poços essa produção vai começar? Quais as empresas responsáveis pelos mesmos? E quais os estudos ou relatórios a EPE se baseou para inserir o gás não convencional nas projeções futuras?</text:p>
            <text:p/>
            <text:p>Atenciosamente,</text:p>
          </table:table-cell>
          <table:table-cell table:style-name="ce5" office:value-type="string" calcext:value-type="string">
            <text:p>Exploração de petróleo e gás natural não convencional no Brasil</text:p>
          </table:table-cell>
          <table:table-cell table:style-name="ce5" office:value-type="float" office:value="42334.6912152778" calcext:value-type="float">
            <text:p>42334,6912152778</text:p>
          </table:table-cell>
          <table:table-cell table:number-columns-repeated="1012"/>
        </table:table-row>
        <table:table-row table:style-name="ro8">
          <table:table-cell table:style-name="ce2" office:value-type="string" calcext:value-type="string">
            <text:p>99938000081201529</text:p>
          </table:table-cell>
          <table:table-cell table:style-name="ce3" office:value-type="date" office:date-value="2015-11-10T11:40:36.000002" calcext:value-type="date">
            <text:p>10/11/2015 11:40</text:p>
          </table:table-cell>
          <table:table-cell table:style-name="ce4" office:value-type="date" office:date-value="2015-11-30T23:59:58.999998" calcext:value-type="date">
            <text:p>30/11/2015</text:p>
          </table:table-cell>
          <table:table-cell table:style-name="ce5" office:value-type="string" calcext:value-type="string">
            <text:p>Olá, Bom dia!</text:p>
            <text:p/>
            <text:p>Gostaria de ter acesso, se possível, à informação do consumo setorial de energia por estado do Brasil. Não encontro essa informação no BEN. Interessa-me principalmente o estado do Pará e o consumo por fontes não-renováveis para os anos de 2009 e 2011.</text:p>
          </table:table-cell>
          <table:table-cell table:style-name="ce5" office:value-type="string" calcext:value-type="string">
            <text:p>Consumo setorial de energia por estado</text:p>
          </table:table-cell>
          <table:table-cell table:style-name="ce5" office:value-type="float" office:value="42334.6930787037" calcext:value-type="float">
            <text:p>42334,6930787037</text:p>
          </table:table-cell>
          <table:table-cell table:number-columns-repeated="1012"/>
        </table:table-row>
        <table:table-row table:style-name="ro14">
          <table:table-cell table:style-name="ce2" office:value-type="string" calcext:value-type="string">
            <text:p>99938000082201573</text:p>
          </table:table-cell>
          <table:table-cell table:style-name="ce3" office:value-type="date" office:date-value="2015-11-10T18:02:52.999999" calcext:value-type="date">
            <text:p>10/11/2015 18:02</text:p>
          </table:table-cell>
          <table:table-cell table:style-name="ce4" office:value-type="date" office:date-value="2015-11-30T23:59:58.999998" calcext:value-type="date">
            <text:p>30/11/2015</text:p>
          </table:table-cell>
          <table:table-cell table:style-name="ce5" office:value-type="string" calcext:value-type="string">
            <text:p>Prezados(as),</text:p>
            <text:p/>
            <text:p>Com base na Lei de Acesso a Informações, venho por meio deste pedido solicitar o envio das seguintes informações:</text:p>
            <text:p/>
            <text:p>1. Lista Nominal dos membros dos Conselhos Fiscal e de Administração. Neste último caso, favor indicar o conselheiro representante dos empregados.</text:p>
            <text:p/>
            <text:p>2. Cópia eletrônica dos Regimentos Internos, ou equivalentes, que regem ambos os Conselhos.</text:p>
            <text:p/>
            <text:p>Grato pela atenção,</text:p>
            <text:p/>
          </table:table-cell>
          <table:table-cell table:style-name="ce5" office:value-type="string" calcext:value-type="string">
            <text:p>Lista de membros e funcionamento dos Conselhos de Administração e Fiscal</text:p>
          </table:table-cell>
          <table:table-cell table:style-name="ce5" office:value-type="float" office:value="42335.6552314815" calcext:value-type="float">
            <text:p>42335,6552314815</text:p>
          </table:table-cell>
          <table:table-cell table:number-columns-repeated="1012"/>
        </table:table-row>
        <table:table-row table:style-name="ro13">
          <table:table-cell table:style-name="ce2" office:value-type="string" calcext:value-type="string">
            <text:p>99938000083201518</text:p>
          </table:table-cell>
          <table:table-cell table:style-name="ce3" office:value-type="date" office:date-value="2015-11-11T13:16:43.000003" calcext:value-type="date">
            <text:p>11/11/2015 13:16</text:p>
          </table:table-cell>
          <table:table-cell table:style-name="ce4" office:value-type="date" office:date-value="2015-12-01T23:59:58.999998" calcext:value-type="date">
            <text:p>01/12/2015</text:p>
          </table:table-cell>
          <table:table-cell table:style-name="ce5" office:value-type="string" calcext:value-type="string">
            <text:p>Prezados, </text:p>
            <text:p>Considerando a lei de acesso a informação – Lei 12.527/2011 e com o objetivo de realizar estudo acadêmico sobre o reajuste (atualização monetária) de preços praticados nos contratos administrativos, solicito as seguintes informações:</text:p>
            <text:p>Quais são os requisitos observados pela EPE para a aplicação do reajuste nos contratos administrativos?</text:p>
            <text:p>A EPE reajusta os preços praticados nos contratos administrativos de forma automática, ou seja, independentemente de requerimento da contratada?</text:p>
            <text:p>Existe a possibilidade de pagamento retroativo de reajuste? Em quais situações?</text:p>
            <text:p/>
          </table:table-cell>
          <table:table-cell table:style-name="ce5" office:value-type="string" calcext:value-type="string">
            <text:p>Informação sobre o reajuste de preços praticados nos contratos administrativos</text:p>
          </table:table-cell>
          <table:table-cell table:style-name="ce5" office:value-type="float" office:value="42339.3858796296" calcext:value-type="float">
            <text:p>42339,3858796296</text:p>
          </table:table-cell>
          <table:table-cell table:number-columns-repeated="1012"/>
        </table:table-row>
        <table:table-row table:style-name="ro1">
          <table:table-cell table:style-name="ce2" office:value-type="string" calcext:value-type="string">
            <text:p>99938000084201562</text:p>
          </table:table-cell>
          <table:table-cell table:style-name="ce3" office:value-type="date" office:date-value="2015-11-11T23:21:15.000002" calcext:value-type="date">
            <text:p>11/11/2015 23:21</text:p>
          </table:table-cell>
          <table:table-cell table:style-name="ce4" office:value-type="date" office:date-value="2015-12-02T23:59:58.999998" calcext:value-type="date">
            <text:p>02/12/2015</text:p>
          </table:table-cell>
          <table:table-cell table:style-name="ce5" office:value-type="string" calcext:value-type="string">
            <text:p>Pode oferecer o histórico de consumo de energia do brasil nos últimos 20 anos? <text:s/>Grato William. <text:s/></text:p>
          </table:table-cell>
          <table:table-cell table:style-name="ce5" office:value-type="string" calcext:value-type="string">
            <text:p>demanda de energia Brasil.</text:p>
          </table:table-cell>
          <table:table-cell table:style-name="ce5" office:value-type="float" office:value="42334.6962847222" calcext:value-type="float">
            <text:p>42334,6962847222</text:p>
          </table:table-cell>
          <table:table-cell table:number-columns-repeated="1012"/>
        </table:table-row>
        <table:table-row table:style-name="ro14">
          <table:table-cell table:style-name="ce2" office:value-type="string" calcext:value-type="string">
            <text:p>99938000085201515</text:p>
          </table:table-cell>
          <table:table-cell table:style-name="ce3" office:value-type="date" office:date-value="2015-11-16T01:20:06" calcext:value-type="date">
            <text:p>16/11/2015 01:20</text:p>
          </table:table-cell>
          <table:table-cell table:style-name="ce4" office:value-type="date" office:date-value="2015-12-07T23:59:58.999998" calcext:value-type="date">
            <text:p>07/12/2015</text:p>
          </table:table-cell>
          <table:table-cell table:style-name="ce5" office:value-type="string" calcext:value-type="string">
            <text:p>Entendo que o artigo 23 da lei 12527 de 2011 discorre sobre informações sigilosas, porém o artigo 22 da mesma lei não exclui as hipóteses de sigilo previstas em legislação específica.</text:p>
            <text:p/>
            <text:p>Consoante o § 4º do art. 4º da Resolução-TCU nº 254, de 10 de abril de 2013, classifica-se no grau de confidencialidade “sigiloso” a informação enquadrada nas hipóteses de sigilo previstas em legislação específica, tal como a de natureza fiscal, bancária, a relacionada a operações e serviços no mercado de capitais, a protegida por sigilo comercial, profissional, industrial ou por segredo de justiça e aquela relativa a denúncias.</text:p>
            <text:p/>
            <text:p>Solicito saber a quantidade de contratos celebrados que são classificados como sigilosos de acordo com os critérios desta resolução do TCU. Por favor, que sejam organizados de forma anual desde 2005. Eu entendo que o conteúdo dos contratos é sigiloso, portanto eu preciso apenas do número de contratos. Se possível, organizar em uma planilha de excel ou semelhante da seguinte forma:</text:p>
            <text:p>Ano / Frequência</text:p>
            <text:p>2005  /  17</text:p>
            <text:p>2006  /  23</text:p>
            <text:p>etc</text:p>
            <text:p>Obrigado</text:p>
          </table:table-cell>
          <table:table-cell table:style-name="ce5" office:value-type="string" calcext:value-type="string">
            <text:p>Solicitação de frequência de contratos</text:p>
          </table:table-cell>
          <table:table-cell table:style-name="ce5" office:value-type="float" office:value="42335.6587152778" calcext:value-type="float">
            <text:p>42335,6587152778</text:p>
          </table:table-cell>
          <table:table-cell table:number-columns-repeated="1012"/>
        </table:table-row>
        <table:table-row table:style-name="ro7">
          <table:table-cell table:style-name="ce2" office:value-type="string" calcext:value-type="string">
            <text:p>99938000086201551</text:p>
          </table:table-cell>
          <table:table-cell table:style-name="ce3" office:value-type="date" office:date-value="2015-11-16T01:20:33" calcext:value-type="date">
            <text:p>16/11/2015 01:20</text:p>
          </table:table-cell>
          <table:table-cell table:style-name="ce4" office:value-type="date" office:date-value="2015-12-07T23:59:58.999998" calcext:value-type="date">
            <text:p>07/12/2015</text:p>
          </table:table-cell>
          <table:table-cell table:style-name="ce5" office:value-type="string" calcext:value-type="string">
            <text:p>Solicito os nomes dos diretores de cada área da empresa, organizado de forma anual e de acordo com a configuração em 1 de Janeiro de cada ano desde 2005. Também desejo saber se são funcionários de carreira que entraram na empresa através de concurso público. Se possível, organizar em uma planilha do excel ou semelhante da seguinte forma:</text:p>
            <text:p>(Ano) (Diretoria) (Nome do Diretor) (Concursado)</text:p>
            <text:p>2005  Comunicação   José da Silva        Sim</text:p>
            <text:p>Obrigado</text:p>
          </table:table-cell>
          <table:table-cell table:style-name="ce5" office:value-type="string" calcext:value-type="string">
            <text:p>Solicitação do quadro de funcionários</text:p>
          </table:table-cell>
          <table:table-cell table:style-name="ce5" office:value-type="float" office:value="42342.6821875" calcext:value-type="float">
            <text:p>42342,6821875</text:p>
          </table:table-cell>
          <table:table-cell table:number-columns-repeated="1012"/>
        </table:table-row>
        <table:table-row table:style-name="ro3">
          <table:table-cell table:style-name="ce2" office:value-type="string" calcext:value-type="string">
            <text:p>99938000087201504</text:p>
          </table:table-cell>
          <table:table-cell table:style-name="ce3" office:value-type="date" office:date-value="2015-11-26T16:22:29.000001" calcext:value-type="date">
            <text:p>26/11/2015 16:22</text:p>
          </table:table-cell>
          <table:table-cell table:style-name="ce4" office:value-type="date" office:date-value="2015-12-16T23:59:58.999998" calcext:value-type="date">
            <text:p>16/12/2015</text:p>
          </table:table-cell>
          <table:table-cell table:style-name="ce5" office:value-type="string" calcext:value-type="string">
            <text:p>Exc. Senhores,</text:p>
            <text:p/>
            <text:p>Boa tarde</text:p>
            <text:p/>
            <text:p>Venho através dessa solicitar as informações sobre todos os Usinas Fotovoltaicas, habilitadas para leilão (com parecer de acesso), assim como as subestações existentes e linhas de transmissão.</text:p>
            <text:p/>
            <text:p>Gostaria de importar os dados em algum formato editavel para elaborar um relatorio comparativo sobre as unidades existente e futuras.</text:p>
            <text:p/>
            <text:p>Antecipadamente agradeço o auxilio.</text:p>
            <text:p/>
            <text:p>atenciosamente,</text:p>
            <text:p>Marcos Torres</text:p>
            <text:p>11 99315 5454</text:p>
          </table:table-cell>
          <table:table-cell table:style-name="ce5" office:value-type="string" calcext:value-type="string">
            <text:p>Informações sobre UFV Habilitadas, Subestações e linha de transmissão </text:p>
          </table:table-cell>
          <table:table-cell table:style-name="ce5" office:value-type="float" office:value="42339.3928240741" calcext:value-type="float">
            <text:p>42339,3928240741</text:p>
          </table:table-cell>
          <table:table-cell table:number-columns-repeated="1012"/>
        </table:table-row>
        <table:table-row table:style-name="ro5">
          <table:table-cell table:style-name="ce2" office:value-type="string" calcext:value-type="string">
            <text:p>99938000088201541</text:p>
          </table:table-cell>
          <table:table-cell table:style-name="ce3" office:value-type="date" office:date-value="2015-11-30T08:38:10.000003" calcext:value-type="date">
            <text:p>30/11/2015 08:38</text:p>
          </table:table-cell>
          <table:table-cell table:style-name="ce4" office:value-type="date" office:date-value="2015-12-21T23:59:58.999998" calcext:value-type="date">
            <text:p>21/12/2015</text:p>
          </table:table-cell>
          <table:table-cell table:style-name="ce5" office:value-type="string" calcext:value-type="string">
            <text:p>Preciso desenvolver um projeto em que venho trabalhando a muitos anos, que consiste em: Turbinas e geradores instalados sobre flutuadores e ancorados em corrente natural de rios.</text:p>
            <text:p>Obs: Ecologicamente correto pois, não altera a corrente natural dos rios, sem ruídos e sem emissão de qualquer especie de gases. </text:p>
          </table:table-cell>
          <table:table-cell table:style-name="ce5" office:value-type="string" calcext:value-type="string">
            <text:p>Geração de energia elétrica sobre flutuadores</text:p>
          </table:table-cell>
          <table:table-cell table:style-name="ce5" office:value-type="float" office:value="42339.7063888889" calcext:value-type="float">
            <text:p>42339,7063888889</text:p>
          </table:table-cell>
          <table:table-cell table:number-columns-repeated="1012"/>
        </table:table-row>
        <table:table-row table:style-name="ro8">
          <table:table-cell table:style-name="ce2" office:value-type="string" calcext:value-type="string">
            <text:p>99938000089201595</text:p>
          </table:table-cell>
          <table:table-cell table:style-name="ce3" office:value-type="date" office:date-value="2015-11-30T16:29:24.999999" calcext:value-type="date">
            <text:p>30/11/2015 16:29</text:p>
          </table:table-cell>
          <table:table-cell table:style-name="ce4" office:value-type="date" office:date-value="2015-12-21T23:59:58.999998" calcext:value-type="date">
            <text:p>21/12/2015</text:p>
          </table:table-cell>
          <table:table-cell table:style-name="ce5" office:value-type="string" calcext:value-type="string">
            <text:p>BOA TARDE,</text:p>
            <text:p>GOSTARIA QUE FOSSE DISPONIBILIZADO EM FORMATO SHAPEFILE OS ARQUIVOS QUE COMPÕEM O SISTEMA INTERLIGADO NACIONAL.</text:p>
            <text:p>GRATO.</text:p>
          </table:table-cell>
          <table:table-cell table:style-name="ce5" office:value-type="string" calcext:value-type="string">
            <text:p>ARQUIVOS SHAPEFILE</text:p>
          </table:table-cell>
          <table:table-cell table:style-name="ce5" office:value-type="float" office:value="42341.6040393518" calcext:value-type="float">
            <text:p>42341,6040393518</text:p>
          </table:table-cell>
          <table:table-cell table:number-columns-repeated="1012"/>
        </table:table-row>
        <table:table-row table:style-name="ro10">
          <table:table-cell table:style-name="ce2" office:value-type="string" calcext:value-type="string">
            <text:p>99938000090201510</text:p>
          </table:table-cell>
          <table:table-cell table:style-name="ce3" office:value-type="date" office:date-value="2015-12-01T23:10:16.999997" calcext:value-type="date">
            <text:p>01/12/2015 23:10</text:p>
          </table:table-cell>
          <table:table-cell table:style-name="ce4" office:value-type="date" office:date-value="2015-12-22T23:59:58.999998" calcext:value-type="date">
            <text:p>22/12/2015</text:p>
          </table:table-cell>
          <table:table-cell table:style-name="ce5" office:value-type="string" calcext:value-type="string">
            <text:p>Boa noite!</text:p>
            <text:p/>
            <text:p>Gostaria de saber se a EPE recebeu algum documento do DEST (Departamento de Coordenação e Governança das Empresas Estatais), que faz parte do Ministério do Planejamento, recomendando que não fossem convocados candidatos desse último concurso que encerrou sua validade em 27 de outubro de 2015, assim como aconteceu com outras empresas públicas.</text:p>
            <text:p/>
            <text:p>E, caso tenha recebido este documento, qual foi a data em que foi recebido.</text:p>
            <text:p/>
            <text:p>Além disso, gostaria de saber qual o número máximo de funcionários que o quadro da EPE permite e quantos funcionários a EPE possui hoje, contando com a última convocação.</text:p>
            <text:p/>
            <text:p>Obrigada!</text:p>
          </table:table-cell>
          <table:table-cell table:style-name="ce5" office:value-type="string" calcext:value-type="string">
            <text:p>Recomendação DEST</text:p>
          </table:table-cell>
          <table:table-cell table:style-name="ce5" office:value-type="float" office:value="42353.8113425926" calcext:value-type="float">
            <text:p>42353,8113425926</text:p>
          </table:table-cell>
          <table:table-cell table:number-columns-repeated="1012"/>
        </table:table-row>
        <table:table-row table:style-name="ro1">
          <table:table-cell table:style-name="ce2" office:value-type="string" calcext:value-type="string">
            <text:p>99938000091201564</text:p>
          </table:table-cell>
          <table:table-cell table:style-name="ce3" office:value-type="date" office:date-value="2015-12-03T10:21:48.999998" calcext:value-type="date">
            <text:p>03/12/2015 10:21</text:p>
          </table:table-cell>
          <table:table-cell table:style-name="ce4" office:value-type="date" office:date-value="2015-12-23T23:59:58.999998" calcext:value-type="date">
            <text:p>23/12/2015</text:p>
          </table:table-cell>
          <table:table-cell table:style-name="ce5" office:value-type="string" calcext:value-type="string">
            <text:p>Sou aluna de mestrado do Programa de Planejamento Energético da Coppe e gostaria de solicitar, se possível, a planilha de dados residenciais usadas no Estudo da Demanda de Energia 2050. Obrigada</text:p>
          </table:table-cell>
          <table:table-cell table:style-name="ce5" office:value-type="string" calcext:value-type="string">
            <text:p>Planilha com dados do estudo de demanda do PNE2050</text:p>
          </table:table-cell>
          <table:table-cell table:style-name="ce5" office:value-type="float" office:value="42349.4321643518" calcext:value-type="float">
            <text:p>42349,4321643518</text:p>
          </table:table-cell>
          <table:table-cell table:number-columns-repeated="1012"/>
        </table:table-row>
        <table:table-row table:style-name="ro15">
          <table:table-cell table:style-name="ce2" office:value-type="string" calcext:value-type="string">
            <text:p>99938000092201517</text:p>
          </table:table-cell>
          <table:table-cell table:style-name="ce3" office:value-type="date" office:date-value="2015-12-09T11:07:48" calcext:value-type="date">
            <text:p>09/12/2015 11:07</text:p>
          </table:table-cell>
          <table:table-cell table:style-name="ce4" office:value-type="date" office:date-value="2015-12-29T23:59:58.999998" calcext:value-type="date">
            <text:p>29/12/2015</text:p>
          </table:table-cell>
          <table:table-cell table:style-name="ce5" office:value-type="string" calcext:value-type="string">
            <text:p>Solicitamos para nossa análise cópias dos relatórios nºs EPE-DEE-RE-147/2008-r0 que trata dos ESTUDOS RELATIVOS AOS GRANDES APROVEITAMENTOS HIDRELÉTRICOS NA REGIÃO AMAZÔNICA – Análise do sistema de atendimento aos estados do Acre e Rondônia no período Pré-Madeira – dezembro de 2008 e do relatório nº RE-EPES–4.010/08, que trata do SISTEMA ACRE-RONDÔNIA R2 – Estudos de Transitórios Eletromagnéticos e Condutor Econômico das LTs 230 kV P.Velho – Abunã – Rio Branco – janeiro de 2009.</text:p>
            <text:p/>
            <text:p>Agradecemos breve retorno.</text:p>
            <text:p/>
            <text:p>Att.</text:p>
            <text:p/>
            <text:p>Mônica</text:p>
            <text:p/>
            <text:p/>
            <text:p/>
            <text:p/>
          </table:table-cell>
          <table:table-cell table:style-name="ce5" office:value-type="string" calcext:value-type="string">
            <text:p>Cópia dos relatórios nºs EPE-DEE-RE-147/2008-r0 e RE-EPES–4.010/08</text:p>
          </table:table-cell>
          <table:table-cell table:style-name="ce5" office:value-type="float" office:value="42352.4875" calcext:value-type="float">
            <text:p>42352,4875</text:p>
          </table:table-cell>
          <table:table-cell table:number-columns-repeated="1012"/>
        </table:table-row>
        <table:table-row table:style-name="ro12">
          <table:table-cell table:style-name="ce2" office:value-type="string" calcext:value-type="string">
            <text:p>99938000093201553</text:p>
          </table:table-cell>
          <table:table-cell table:style-name="ce3" office:value-type="date" office:date-value="2015-12-09T16:48:05.000003" calcext:value-type="date">
            <text:p>09/12/2015 16:48</text:p>
          </table:table-cell>
          <table:table-cell table:style-name="ce4" office:value-type="date" office:date-value="2015-12-29T23:59:58.999998" calcext:value-type="date">
            <text:p>29/12/2015</text:p>
          </table:table-cell>
          <table:table-cell table:style-name="ce5" office:value-type="string" calcext:value-type="string">
            <text:p>Solicitamos copia dos estudos CCPE/CTET 016/2004 R1 e CCPE/CTET 005/2004 R2 e ONS-RE-2.1.017/2006 que tratam da Interligação Acre – Rondônia – Mato</text:p>
            <text:p>Grosso, para nossa análise.</text:p>
            <text:p/>
            <text:p>Agradeço breve retorno.</text:p>
            <text:p/>
            <text:p>Att.,</text:p>
            <text:p/>
            <text:p>Mônica</text:p>
          </table:table-cell>
          <table:table-cell table:style-name="ce5" office:value-type="string" calcext:value-type="string">
            <text:p>Cópia dos estudos CCPE/CTET 016/2004 R1 e CCPE/CTET 005/2004 R2 e ONS-RE-2.1.017/2006</text:p>
          </table:table-cell>
          <table:table-cell table:style-name="ce5" office:value-type="float" office:value="42353.508587963" calcext:value-type="float">
            <text:p>42353,508587963</text:p>
          </table:table-cell>
          <table:table-cell table:number-columns-repeated="1012"/>
        </table:table-row>
        <table:table-row table:style-name="ro12">
          <table:table-cell table:style-name="ce2" office:value-type="string" calcext:value-type="string">
            <text:p>99938000094201506</text:p>
          </table:table-cell>
          <table:table-cell table:style-name="ce3" office:value-type="date" office:date-value="2015-12-29T16:38:51.999999" calcext:value-type="date">
            <text:p>29/12/2015 16:38</text:p>
          </table:table-cell>
          <table:table-cell table:style-name="ce4" office:value-type="date" office:date-value="2016-01-18T23:59:58.999998" calcext:value-type="date">
            <text:p>18/01/2016</text:p>
          </table:table-cell>
          <table:table-cell table:style-name="ce5" office:value-type="string" calcext:value-type="string">
            <text:p>Solicitei a ANP os arquivos na extensão .shp, dos gasodutos no Brasil.</text:p>
            <text:p>A ANP me indicou o "Estudo de Zoneamento Nacional de Recursos de Óleo e Gás".</text:p>
            <text:p/>
            <text:p>Baixei o mapa completo, que contém diversas informações, e que deveria ter os gasodutos também. Porém o arquivo deve ter algum erro pois não consigo visualizar os gasodutos.</text:p>
            <text:p/>
            <text:p>Peço então os arquivos .shp dos gasodutos no Brasil.</text:p>
            <text:p/>
            <text:p>Obrigado</text:p>
          </table:table-cell>
          <table:table-cell table:style-name="ce5" office:value-type="string" calcext:value-type="string">
            <text:p>Arquivos Shapefile Gasodutos Brasil</text:p>
          </table:table-cell>
          <table:table-cell table:style-name="ce5" office:value-type="float" office:value="42375.7481018519" calcext:value-type="float">
            <text:p>42375,7481018519</text:p>
          </table:table-cell>
          <table:table-cell table:number-columns-repeated="1012"/>
        </table:table-row>
        <table:table-row table:style-name="ro20">
          <table:table-cell table:style-name="ce2" office:value-type="string" calcext:value-type="string">
            <text:p>99938000001201616</text:p>
          </table:table-cell>
          <table:table-cell table:style-name="ce3" office:value-type="date" office:date-value="2016-01-01T12:34:30.999999" calcext:value-type="date">
            <text:p>01/01/2016 12:34</text:p>
          </table:table-cell>
          <table:table-cell table:style-name="ce4" office:value-type="date" office:date-value="2016-01-25T23:59:58.999998" calcext:value-type="date">
            <text:p>25/01/2016</text:p>
          </table:table-cell>
          <table:table-cell table:style-name="ce5" office:value-type="string" calcext:value-type="string">
            <text:p>Olá caros membros do EPE, gostaria de solicitar dados sobre a exportação e consumo interno de petróleo no Brasil (caso geral) no período histórico do ano de 1940 (caso não for possível esta datação enviar até a datação possível) a 2010 para fins de produção em pesquisa científica. O segundo ponto que solicito aqui é sobre o consumo de petróleo, óleo e gás designados ao setor industrial no país constituído na mesma datação histórica já determinada. Os objetivos pelo qual solicito é a de construir um banco de dados necessários ao qual possa utilizar em artigos científicos, monografias e teses. Faço essa solicitação por não encontrar nenhum dado específico, ou caderno que indique esses tipos de dados em datação antiga (como 1940). Se possível isso, agradeço.</text:p>
            <text:p/>
            <text:p> </text:p>
            <text:p>Cleyton A. Candeira P; Graduando em Ciências Econômicas UFPA/ICSA/FACECON. </text:p>
            <text:p>Lattes:  http://lattes.cnpq.br/1230234004934771</text:p>
          </table:table-cell>
          <table:table-cell table:style-name="ce5" office:value-type="string" calcext:value-type="string">
            <text:p>Solicitação para acesso a dados específicos sobre consumo de petróleo e gás em determinado período histórico no Brasil</text:p>
          </table:table-cell>
          <table:table-cell table:style-name="ce5" office:value-type="float" office:value="42376.5520023148" calcext:value-type="float">
            <text:p>42376,5520023148</text:p>
          </table:table-cell>
          <table:table-cell table:number-columns-repeated="1012"/>
        </table:table-row>
        <table:table-row table:style-name="ro1">
          <table:table-cell table:style-name="ce2" office:value-type="string" calcext:value-type="string">
            <text:p>99938000002201661</text:p>
          </table:table-cell>
          <table:table-cell table:style-name="ce3" office:value-type="date" office:date-value="2016-01-15T17:10:23.000002" calcext:value-type="date">
            <text:p>15/01/2016 17:10</text:p>
          </table:table-cell>
          <table:table-cell table:style-name="ce4" office:value-type="date" office:date-value="2016-02-11T23:59:58.999998" calcext:value-type="date">
            <text:p>11/02/2016</text:p>
          </table:table-cell>
          <table:table-cell table:style-name="ce5" office:value-type="string" calcext:value-type="string">
            <text:p>Solicito para fins de modelagem a série histórica entre 01 de janeiro de 2010 e 30 de novembro de 2015 (Dados diários), referente às perdas de energia elétrica provenientes dos erros de previsão de carga. Ou seja, gostaria de ter acesso, para o período citado, aos dados referentes entre a Demanda de Energia Elétrica Realizada e o Despacho. Ainda em outras palavras, a energia que é "enterrada" todos os dias em âmbito nacional, devido aos erros de previsão. </text:p>
          </table:table-cell>
          <table:table-cell table:style-name="ce5" office:value-type="string" calcext:value-type="string">
            <text:p>Carga de energia não utilizada</text:p>
          </table:table-cell>
          <table:table-cell table:style-name="ce5" office:value-type="float" office:value="42387.6164236111" calcext:value-type="float">
            <text:p>42387,6164236111</text:p>
          </table:table-cell>
          <table:table-cell table:number-columns-repeated="1012"/>
        </table:table-row>
        <table:table-row table:style-name="ro8">
          <table:table-cell table:style-name="ce2" office:value-type="string" calcext:value-type="string">
            <text:p>99938000003201613</text:p>
          </table:table-cell>
          <table:table-cell table:style-name="ce3" office:value-type="date" office:date-value="2016-01-21T14:12:23.999996" calcext:value-type="date">
            <text:p>21/01/2016 14:12</text:p>
          </table:table-cell>
          <table:table-cell table:style-name="ce4" office:value-type="date" office:date-value="2016-02-11T23:59:58.999998" calcext:value-type="date">
            <text:p>11/02/2016</text:p>
          </table:table-cell>
          <table:table-cell table:style-name="ce5" office:value-type="string" calcext:value-type="string">
            <text:p>Prezado (a),</text:p>
            <text:p/>
            <text:p>A Universidade Federal de Ouro Preto apresenta em seus âmbitos uma pesquisa relacionada a análises de benchmarking sobre o setor de transmissão de energia elétrica brasileiro. Sendo assim, venho por meio deste solicitiar a disponibilização, dos seguintes dados referentes às empresas (CEE, CEMIG, CHESF, COPEL, CTEEP, ELETRONORTE, ELETROSUL, FURNAS, STATE GRID) de transmissão de energia elétrica: custo total atualizado, comprimento de rede, capacidade instalada de transformação, quantidade de trafos e quantidade de módulos. É de interesse que tais dados sejam de período de 2009 em diante. Agradeço desde já.</text:p>
          </table:table-cell>
          <table:table-cell table:style-name="ce5" office:value-type="string" calcext:value-type="string">
            <text:p>Informações das Concessionárias do Setor Elétrico de Transmissão</text:p>
          </table:table-cell>
          <table:table-cell table:style-name="ce5" office:value-type="float" office:value="42391.6942824074" calcext:value-type="float">
            <text:p>42391,6942824074</text:p>
          </table:table-cell>
          <table:table-cell table:number-columns-repeated="1012"/>
        </table:table-row>
        <table:table-row table:style-name="ro1">
          <table:table-cell table:style-name="ce2" office:value-type="string" calcext:value-type="string">
            <text:p>99938000004201650</text:p>
          </table:table-cell>
          <table:table-cell table:style-name="ce3" office:value-type="date" office:date-value="2016-01-21T15:30:53.999997" calcext:value-type="date">
            <text:p>21/01/2016 15:30</text:p>
          </table:table-cell>
          <table:table-cell table:style-name="ce4" office:value-type="date" office:date-value="2016-02-11T23:59:58.999998" calcext:value-type="date">
            <text:p>11/02/2016</text:p>
          </table:table-cell>
          <table:table-cell table:style-name="ce5" office:value-type="string" calcext:value-type="string">
            <text:p>Consumo e número de consumidores por classe e por município do estado de Santa Catarina, para o período de 2010 a 2015.</text:p>
          </table:table-cell>
          <table:table-cell table:style-name="ce5" office:value-type="string" calcext:value-type="string">
            <text:p>Consumo e número de consumidores por classe e por município do estado de Santa Catarina, para o período de 2010 a 2015</text:p>
          </table:table-cell>
          <table:table-cell table:style-name="ce5" office:value-type="float" office:value="42395.593287037" calcext:value-type="float">
            <text:p>42395,593287037</text:p>
          </table:table-cell>
          <table:table-cell table:number-columns-repeated="1012"/>
        </table:table-row>
        <table:table-row table:style-name="ro15">
          <table:table-cell table:style-name="ce2" office:value-type="string" calcext:value-type="string">
            <text:p>99938000005201602</text:p>
          </table:table-cell>
          <table:table-cell table:style-name="ce3" office:value-type="date" office:date-value="2016-01-22T17:12:23.000002" calcext:value-type="date">
            <text:p>22/01/2016 17:12</text:p>
          </table:table-cell>
          <table:table-cell table:style-name="ce4" office:value-type="date" office:date-value="2016-02-15T23:59:58.999998" calcext:value-type="date">
            <text:p>15/02/2016</text:p>
          </table:table-cell>
          <table:table-cell table:style-name="ce5" office:value-type="string" calcext:value-type="string">
            <text:p>Solicita-se a EPE, a disponibilização dos Planos Decenais de Expansão em sua versão para Consulta Pública e os registros das contribuições da sociedade para os seguintes anos do documento:</text:p>
            <text:p>PDE 2015;</text:p>
            <text:p>PDE 2016;</text:p>
            <text:p>PDE 2017;</text:p>
            <text:p>PDE 2018;</text:p>
            <text:p>PDE 2019;</text:p>
            <text:p>PDE 2020;</text:p>
            <text:p>PDE 2021;</text:p>
            <text:p>PDE 2022;</text:p>
            <text:p>PDE 2023;</text:p>
            <text:p>PDE 2024.  </text:p>
          </table:table-cell>
          <table:table-cell table:style-name="ce5" office:value-type="string" calcext:value-type="string">
            <text:p>Solicitação de Versão para Consulta Pública dos PDEs e Registro das Contribuições da Sociedade, entre os anos 2015 a 2024, para cada um dos anos solicitados. </text:p>
          </table:table-cell>
          <table:table-cell table:style-name="ce5" office:value-type="float" office:value="42403.4859259259" calcext:value-type="float">
            <text:p>42403,4859259259</text:p>
          </table:table-cell>
          <table:table-cell table:number-columns-repeated="1012"/>
        </table:table-row>
        <table:table-row table:style-name="ro2">
          <table:table-cell table:style-name="ce2" office:value-type="string" calcext:value-type="string">
            <text:p>99938000006201649</text:p>
          </table:table-cell>
          <table:table-cell table:style-name="ce3" office:value-type="date" office:date-value="2016-01-22T17:18:13" calcext:value-type="date">
            <text:p>22/01/2016 17:18</text:p>
          </table:table-cell>
          <table:table-cell table:style-name="ce4" office:value-type="date" office:date-value="2016-02-15T23:59:58.999998" calcext:value-type="date">
            <text:p>15/02/2016</text:p>
          </table:table-cell>
          <table:table-cell table:style-name="ce5" office:value-type="string" calcext:value-type="string">
            <text:p>Solicito os Planos Decenais de Expansão, em sua versão para consulta pública, e todos os registros das contribuições da sociedade, para os 10 PDEs 2015-2024, durante o processo de consulta pública para os seguintes anos:</text:p>
            <text:p>2006-2014;</text:p>
            <text:p>2007-2015;</text:p>
            <text:p>2008-2016;</text:p>
            <text:p>2009-2017;</text:p>
            <text:p>2010-2018;</text:p>
            <text:p>2011-2019;</text:p>
            <text:p>2012-2020;</text:p>
            <text:p>2013-2021;</text:p>
            <text:p>2014-2022;</text:p>
            <text:p>2015-2023;</text:p>
            <text:p>2016-2024.</text:p>
          </table:table-cell>
          <table:table-cell table:style-name="ce5" office:value-type="string" calcext:value-type="string">
            <text:p>Solicitação de Versão para Consulta Pública dos PDEs e Registro das Contribuições da Sociedade, entre os anos 2015 a 2024, para cada um dos anos solicitados.</text:p>
          </table:table-cell>
          <table:table-cell table:style-name="ce5" office:value-type="float" office:value="42403.6064583333" calcext:value-type="float">
            <text:p>42403,6064583333</text:p>
          </table:table-cell>
          <table:table-cell table:number-columns-repeated="1012"/>
        </table:table-row>
        <table:table-row table:style-name="ro10">
          <table:table-cell table:style-name="ce2" office:value-type="string" calcext:value-type="string">
            <text:p>99938000007201693</text:p>
          </table:table-cell>
          <table:table-cell table:style-name="ce3" office:value-type="date" office:date-value="2016-02-01T12:44:24.999999" calcext:value-type="date">
            <text:p>01/02/2016 12:44</text:p>
          </table:table-cell>
          <table:table-cell table:style-name="ce4" office:value-type="date" office:date-value="2016-02-22T23:59:58.999998" calcext:value-type="date">
            <text:p>22/02/2016</text:p>
          </table:table-cell>
          <table:table-cell table:style-name="ce5" office:value-type="string" calcext:value-type="string">
            <text:p>Prezados,</text:p>
            <text:p/>
            <text:p>Bom dia,</text:p>
            <text:p/>
            <text:p>Gostaria de receber o Mapeamento das Linhas de Transmissão e a capacidade de absorção para novos empreendimentos elétricos do Sistema Interligado Nacional.</text:p>
            <text:p/>
            <text:p>Atenciosamente,</text:p>
            <text:p/>
            <text:p>Ted Pontes</text:p>
          </table:table-cell>
          <table:table-cell table:style-name="ce5" office:value-type="string" calcext:value-type="string">
            <text:p>Informações sobre a Rede Interligada Nacional</text:p>
          </table:table-cell>
          <table:table-cell table:style-name="ce5" office:value-type="float" office:value="42412.587025463" calcext:value-type="float">
            <text:p>42412,587025463</text:p>
          </table:table-cell>
          <table:table-cell table:number-columns-repeated="1012"/>
        </table:table-row>
        <table:table-row table:style-name="ro15">
          <table:table-cell table:style-name="ce2" office:value-type="string" calcext:value-type="string">
            <text:p>99938000008201638</text:p>
          </table:table-cell>
          <table:table-cell table:style-name="ce3" office:value-type="date" office:date-value="2016-02-01T15:48:57.000004" calcext:value-type="date">
            <text:p>01/02/2016 15:48</text:p>
          </table:table-cell>
          <table:table-cell table:style-name="ce4" office:value-type="date" office:date-value="2016-04-05T23:59:58.999998" calcext:value-type="date">
            <text:p>05/04/2016</text:p>
          </table:table-cell>
          <table:table-cell table:style-name="ce5" office:value-type="string" calcext:value-type="string">
            <text:p>Solicitamos para nossa análise cópia dos relatório nºs EPE-DEE-RE-148/2006-r1 que trata dos ESTUDOS RELATIVOS AOS GRANDES APROVEITAMENTOS HIDRELÉTRICOS NA REGIÃO AMAZÔNICA.</text:p>
            <text:p/>
            <text:p>Agradecemos breve retorno.</text:p>
            <text:p/>
            <text:p>Att.</text:p>
            <text:p/>
            <text:p>Mônica</text:p>
            <text:p/>
            <text:p/>
            <text:p/>
            <text:p/>
          </table:table-cell>
          <table:table-cell table:style-name="ce5" office:value-type="string" calcext:value-type="string">
            <text:p>Cópia do relatório EPE-DEE-RE-148/2006 - r1</text:p>
          </table:table-cell>
          <table:table-cell table:style-name="ce5" office:value-type="float" office:value="42447.5625810185" calcext:value-type="float">
            <text:p>42447,5625810185</text:p>
          </table:table-cell>
          <table:table-cell table:number-columns-repeated="1012"/>
        </table:table-row>
        <table:table-row table:style-name="ro1">
          <table:table-cell table:style-name="ce2" office:value-type="string" calcext:value-type="string">
            <text:p>99938000009201682</text:p>
          </table:table-cell>
          <table:table-cell table:style-name="ce3" office:value-type="date" office:date-value="2016-02-02T14:12:46.000002" calcext:value-type="date">
            <text:p>02/02/2016 14:12</text:p>
          </table:table-cell>
          <table:table-cell table:style-name="ce4" office:value-type="date" office:date-value="2016-02-22T23:59:58.999998" calcext:value-type="date">
            <text:p>22/02/2016</text:p>
          </table:table-cell>
          <table:table-cell table:style-name="ce5" office:value-type="string" calcext:value-type="string">
            <text:p>Base com preços médios, mínimos e máximos praticados no mercado livre de energia elétrica com o detalhamento por região, período e composição de preço.</text:p>
          </table:table-cell>
          <table:table-cell table:style-name="ce5" office:value-type="string" calcext:value-type="string">
            <text:p>Base com preço praticados no mercado livre de energia elétrica</text:p>
          </table:table-cell>
          <table:table-cell table:style-name="ce5" office:value-type="float" office:value="42403.6306134259" calcext:value-type="float">
            <text:p>42403,6306134259</text:p>
          </table:table-cell>
          <table:table-cell table:number-columns-repeated="1012"/>
        </table:table-row>
        <table:table-row table:style-name="ro7">
          <table:table-cell table:style-name="ce2" office:value-type="string" calcext:value-type="string">
            <text:p>99938000010201615</text:p>
          </table:table-cell>
          <table:table-cell table:style-name="ce3" office:value-type="date" office:date-value="2016-02-03T09:44:18.000001" calcext:value-type="date">
            <text:p>03/02/2016 09:44</text:p>
          </table:table-cell>
          <table:table-cell table:style-name="ce4" office:value-type="date" office:date-value="2016-02-23T23:59:58.999998" calcext:value-type="date">
            <text:p>23/02/2016</text:p>
          </table:table-cell>
          <table:table-cell table:style-name="ce5" office:value-type="string" calcext:value-type="string">
            <text:p>Gostaria de saber se esta entidade já se adequou à lei anticorrupção (L. 12.846/2013), seja através de confecção norma interna, seja através de confecção de manual de conduta. </text:p>
            <text:p>Se positiva a resposta, gostaria, também, de ter acesso ao documento.</text:p>
            <text:p>Atenciosamente,</text:p>
            <text:p>Rogério Lineu Arita</text:p>
          </table:table-cell>
          <table:table-cell table:style-name="ce5" office:value-type="string" calcext:value-type="string">
            <text:p>Lei nº 12.846/2013 - lei anticorrupção - providências</text:p>
          </table:table-cell>
          <table:table-cell table:style-name="ce5" office:value-type="float" office:value="42405.5318518519" calcext:value-type="float">
            <text:p>42405,5318518519</text:p>
          </table:table-cell>
          <table:table-cell table:number-columns-repeated="1012"/>
        </table:table-row>
        <table:table-row table:style-name="ro1">
          <table:table-cell table:style-name="ce2" office:value-type="string" calcext:value-type="string">
            <text:p>99938000011201651</text:p>
          </table:table-cell>
          <table:table-cell table:style-name="ce3" office:value-type="date" office:date-value="2016-02-05T00:50:29.000003" calcext:value-type="date">
            <text:p>05/02/2016 00:50</text:p>
          </table:table-cell>
          <table:table-cell table:style-name="ce4" office:value-type="date" office:date-value="2016-03-01T23:59:58.999998" calcext:value-type="date">
            <text:p>01/03/2016</text:p>
          </table:table-cell>
          <table:table-cell table:style-name="ce5" office:value-type="string" calcext:value-type="string">
            <text:p><text:s/>Onde é produzida a energia elétrica transmitida até mim aqui em Carbonita?</text:p>
          </table:table-cell>
          <table:table-cell table:style-name="ce5" office:value-type="string" calcext:value-type="string">
            <text:p>Energia Eletrica</text:p>
          </table:table-cell>
          <table:table-cell table:style-name="ce5" office:value-type="float" office:value="42411.6152083333" calcext:value-type="float">
            <text:p>42411,6152083333</text:p>
          </table:table-cell>
          <table:table-cell table:number-columns-repeated="1012"/>
        </table:table-row>
        <table:table-row table:style-name="ro10">
          <table:table-cell table:style-name="ce2" office:value-type="string" calcext:value-type="string">
            <text:p>99938000012201604</text:p>
          </table:table-cell>
          <table:table-cell table:style-name="ce3" office:value-type="date" office:date-value="2016-02-12T15:15:12.999997" calcext:value-type="date">
            <text:p>12/02/2016 15:15</text:p>
          </table:table-cell>
          <table:table-cell table:style-name="ce4" office:value-type="date" office:date-value="2016-03-07T23:59:58.999998" calcext:value-type="date">
            <text:p>07/03/2016</text:p>
          </table:table-cell>
          <table:table-cell table:style-name="ce5" office:value-type="string" calcext:value-type="string">
            <text:p>Bom dia, venho por este meio a solicitar a seguinte informação:</text:p>
            <text:p/>
            <text:p>1.- No último Plano Decenal de Energia Publicado, PDE 2024, mostra-se a evolução de capacidades de geração por fontes até 2024 (Tabela 44). Porém, estas não são desagregadas por regiões . Nesse sentido solicitaria por gentileza a expansão de capacidades de geração elétrica no Brasil desagregada por regiões e por tecnologias (ciclo combinado a gas natural, ciclo aberto a gas natural, ciclo aberto a diesel, etc.).</text:p>
            <text:p/>
            <text:p>2.- Neste PDE 2024, na Tabela 22 mostra-se a demanda de gas natural desagregada por setores em intervalos de 5 anos. Solicitaria por favor a demanda de gas natural projetada por setores e por regiões anualmente até 2024.</text:p>
            <text:p/>
            <text:p>Agradeço a atenção a este pedido de informação, pois é essencial para a pesquisa de pós-graduação do setor energético Brasileiro a nivel de regiões que estou realizando.</text:p>
            <text:p/>
            <text:p>Atenciosamente,</text:p>
          </table:table-cell>
          <table:table-cell table:style-name="ce5" office:value-type="string" calcext:value-type="string">
            <text:p>Dados desagregados de expansão da capacidade de geração por tecnologias e por regiões e demanda de gas natural por regiões</text:p>
          </table:table-cell>
          <table:table-cell table:style-name="ce5" office:value-type="float" office:value="42424.4515277778" calcext:value-type="float">
            <text:p>42424,4515277778</text:p>
          </table:table-cell>
          <table:table-cell table:number-columns-repeated="1012"/>
        </table:table-row>
        <table:table-row table:style-name="ro20">
          <table:table-cell table:style-name="ce2" office:value-type="string" calcext:value-type="string">
            <text:p>99938000013201641</text:p>
          </table:table-cell>
          <table:table-cell table:style-name="ce3" office:value-type="date" office:date-value="2016-02-15T16:37:03.999999" calcext:value-type="date">
            <text:p>15/02/2016 16:37</text:p>
          </table:table-cell>
          <table:table-cell table:style-name="ce4" office:value-type="date" office:date-value="2016-03-07T23:59:58.999998" calcext:value-type="date">
            <text:p>07/03/2016</text:p>
          </table:table-cell>
          <table:table-cell table:style-name="ce5" office:value-type="string" calcext:value-type="string">
            <text:p>Saudações,</text:p>
            <text:p/>
            <text:p>Estou desenvolvendo uma pesquisa de mestrado em energias e gostaria da seguinte informação: Média do consumo de energia elétrica mensal no estado do Ceará para o consumidor B1 - RESIDENCIAL NORMAL para os anos de 2012 a 2015. </text:p>
            <text:p/>
            <text:p>Desde já agradeço a atenção.</text:p>
          </table:table-cell>
          <table:table-cell table:style-name="ce5" office:value-type="string" calcext:value-type="string">
            <text:p>Média do consumo de energia elétrica mensal no estado do Ceará para o consumidor B1 - RESIDENCIAL NORMAL para os anos de 2012 a 2015?</text:p>
          </table:table-cell>
          <table:table-cell table:style-name="ce5" office:value-type="float" office:value="42417.774224537" calcext:value-type="float">
            <text:p>42417,774224537</text:p>
          </table:table-cell>
          <table:table-cell table:number-columns-repeated="1012"/>
        </table:table-row>
        <table:table-row table:style-name="ro4">
          <table:table-cell table:style-name="ce2" office:value-type="string" calcext:value-type="string">
            <text:p>99938000014201695</text:p>
          </table:table-cell>
          <table:table-cell table:style-name="ce3" office:value-type="date" office:date-value="2016-02-21T16:42:30.000004" calcext:value-type="date">
            <text:p>21/02/2016 16:42</text:p>
          </table:table-cell>
          <table:table-cell table:style-name="ce4" office:value-type="date" office:date-value="2016-03-14T23:59:58.999998" calcext:value-type="date">
            <text:p>14/03/2016</text:p>
          </table:table-cell>
          <table:table-cell table:style-name="ce5" office:value-type="string" calcext:value-type="string">
            <text:p>Prezados,</text:p>
            <text:p/>
            <text:p>Desenvolvo um mestrado em economia energética e preciso descrever a matriz elétrica brasileira em detalhes em minha dissertação. Por isso escrevo pedindo algumas informações.</text:p>
            <text:p/>
            <text:p>Gostaria de receber as informações desagregadas da tabela 2.3 "Geraçã de energia elétrica por fonte no Brasil (GWh)" do Anuário Estatístico de Energia Elétrica no Brasil 2015 ano base 2014 (pg 59).</text:p>
            <text:p/>
            <text:p>Mais especificamente, e referente à tabela 2.3 citada acima:</text:p>
            <text:p/>
            <text:p>1 - Dos 31.668 GWh gerados por "Derivados de Petr. (ii)" em 2014, quantos GWh se referem a óleo diesel e a  óleo combustível?</text:p>
            <text:p/>
            <text:p>2 - Dos 44.733 GWh gerados por "Biomassa (iii)" em 2014, quantos GWh se referem especificamente a lenha, bagaço de cana e lixivia?</text:p>
            <text:p/>
            <text:p>3 - Dos 13.590 GWh gerados por "Outras (iv)" em 2014, quais são essas outras, além de gás de coqueria e quantos GWh cada uma desssas outras fontes gerou?</text:p>
            <text:p/>
            <text:p>Muito obrigado</text:p>
          </table:table-cell>
          <table:table-cell table:style-name="ce5" office:value-type="string" calcext:value-type="string">
            <text:p>Dados desagregados de geração de energia elétrica por fonte no Brasil</text:p>
          </table:table-cell>
          <table:table-cell table:style-name="ce5" office:value-type="float" office:value="42432.5980902778" calcext:value-type="float">
            <text:p>42432,5980902778</text:p>
          </table:table-cell>
          <table:table-cell table:number-columns-repeated="1012"/>
        </table:table-row>
        <table:table-row table:style-name="ro12">
          <table:table-cell table:style-name="ce2" office:value-type="string" calcext:value-type="string">
            <text:p>99938000015201630</text:p>
          </table:table-cell>
          <table:table-cell table:style-name="ce3" office:value-type="date" office:date-value="2016-02-21T16:55:29.000003" calcext:value-type="date">
            <text:p>21/02/2016 16:55</text:p>
          </table:table-cell>
          <table:table-cell table:style-name="ce4" office:value-type="date" office:date-value="2016-03-14T23:59:58.999998" calcext:value-type="date">
            <text:p>14/03/2016</text:p>
          </table:table-cell>
          <table:table-cell table:style-name="ce5" office:value-type="string" calcext:value-type="string">
            <text:p>Prezados,</text:p>
            <text:p/>
            <text:p>Desenvolvo um mestrado em economia energética, e preciso descrever a matriz elétrica brasileira em detalhes em minha dissertação. Por isso escrevo pedindo algumas informações.</text:p>
            <text:p/>
            <text:p>Gostaria de ter acesso aos custso médios de geração (R$/GWh) de todas as fontes que contribuem para a matriz elétrica brasileira.</text:p>
            <text:p>Peço a gentileza de disponibilizar esses dados de forma desagregada, ou seja, para cada fonte individualmente, incluindo as de menor representatividade (e não para grupos de fontes como os dados de geração em GWh costumam ser agregados - ex: grupo "Outras", figura 2.3, pg 59 do Anuário Estatístico de Energia Elétrica no Brasil 2015 ano base 2014).</text:p>
            <text:p/>
            <text:p>Muito obrigado</text:p>
          </table:table-cell>
          <table:table-cell table:style-name="ce5" office:value-type="string" calcext:value-type="string">
            <text:p>Informações sobre custos médios de geração de eletricidade por fonte, em R$/GWh</text:p>
          </table:table-cell>
          <table:table-cell table:style-name="ce5" office:value-type="float" office:value="42432.5232291667" calcext:value-type="float">
            <text:p>42432,5232291667</text:p>
          </table:table-cell>
          <table:table-cell table:number-columns-repeated="1012"/>
        </table:table-row>
        <table:table-row table:style-name="ro5">
          <table:table-cell table:style-name="ce2" office:value-type="string" calcext:value-type="string">
            <text:p>99938000016201684</text:p>
          </table:table-cell>
          <table:table-cell table:style-name="ce3" office:value-type="date" office:date-value="2016-02-25T12:51:31.000003" calcext:value-type="date">
            <text:p>25/02/2016 12:51</text:p>
          </table:table-cell>
          <table:table-cell table:style-name="ce4" office:value-type="date" office:date-value="2016-03-16T23:59:58.999998" calcext:value-type="date">
            <text:p>16/03/2016</text:p>
          </table:table-cell>
          <table:table-cell table:style-name="ce5" office:value-type="string" calcext:value-type="string">
            <text:p>Lista com os nomes dos campos devolvidos até 31/01/2016 juntamente com os nomes de suas respectivas Bacias Sedimentares.</text:p>
            <text:p/>
          </table:table-cell>
          <table:table-cell table:style-name="ce5" office:value-type="string" calcext:value-type="string">
            <text:p>Lista de Campos Devolvidos</text:p>
          </table:table-cell>
          <table:table-cell table:style-name="ce5" office:value-type="float" office:value="42426.631875" calcext:value-type="float">
            <text:p>42426,631875</text:p>
          </table:table-cell>
          <table:table-cell table:number-columns-repeated="1012"/>
        </table:table-row>
        <table:table-row table:style-name="ro4">
          <table:table-cell table:style-name="ce2" office:value-type="string" calcext:value-type="string">
            <text:p>99938000017201629</text:p>
          </table:table-cell>
          <table:table-cell table:style-name="ce3" office:value-type="date" office:date-value="2016-02-26T11:21:58.999997" calcext:value-type="date">
            <text:p>26/02/2016 11:21</text:p>
          </table:table-cell>
          <table:table-cell table:style-name="ce4" office:value-type="date" office:date-value="2016-03-21T23:59:58.999998" calcext:value-type="date">
            <text:p>21/03/2016</text:p>
          </table:table-cell>
          <table:table-cell table:style-name="ce5" office:value-type="string" calcext:value-type="string">
            <text:p>Bom Dia!!</text:p>
            <text:p/>
            <text:p>venho por meio deste solicitar cópia dos processos listados abaixo.</text:p>
            <text:p/>
            <text:p>-PCH Estivadinho 3 - Processo nº 16A5-0829.</text:p>
            <text:p/>
            <text:p>- PCH Mantovilis - Processo nº 16A5-1011.</text:p>
            <text:p/>
            <text:p>- PCH Verde 02 Baixo - Processo nº 16A5-0469.</text:p>
            <text:p/>
            <text:p>obrigado.</text:p>
            <text:p/>
            <text:p>no aguardo de um breve retorno.</text:p>
            <text:p/>
            <text:p/>
          </table:table-cell>
          <table:table-cell table:style-name="ce5" office:value-type="string" calcext:value-type="string">
            <text:p>Solicitação de Cópias de Processos</text:p>
          </table:table-cell>
          <table:table-cell table:style-name="ce5" office:value-type="float" office:value="42429.7512037037" calcext:value-type="float">
            <text:p>42429,7512037037</text:p>
          </table:table-cell>
          <table:table-cell table:number-columns-repeated="1012"/>
        </table:table-row>
        <table:table-row table:style-name="ro11">
          <table:table-cell table:style-name="ce2" office:value-type="string" calcext:value-type="string">
            <text:p>99938000018201673</text:p>
          </table:table-cell>
          <table:table-cell table:style-name="ce3" office:value-type="date" office:date-value="2016-02-29T18:09:36.000003" calcext:value-type="date">
            <text:p>29/02/2016 18:09</text:p>
          </table:table-cell>
          <table:table-cell table:style-name="ce4" office:value-type="date" office:date-value="2016-03-21T23:59:58.999998" calcext:value-type="date">
            <text:p>21/03/2016</text:p>
          </table:table-cell>
          <table:table-cell table:style-name="ce5" office:value-type="string" calcext:value-type="string">
            <text:p>Prezados, boa tarde.</text:p>
            <text:p/>
            <text:p>O BNDES está em fase de planejamento para licitação de serviço de locação de veículos com motorista para atender sua sede no Rio de Janeiro, bem como suas representações em SP, DF e PE.</text:p>
            <text:p/>
            <text:p>Nesse sentido, solicitamos a colaboração da EPE com o envio de cópia do contrato referente ao Pregão Eletrônico nº 00019/2015, fazendo constar os valores discriminados relativos à locação do veículo, à mão de obra e aos demais itens que compõem o serviço contratado, de modo que possamos usar estas informações para a estimativa de preço do serviço que será objeto da nossa licitação.</text:p>
            <text:p/>
            <text:p>Agradecemos desde já pela colaboração.</text:p>
          </table:table-cell>
          <table:table-cell table:style-name="ce5" office:value-type="string" calcext:value-type="string">
            <text:p>Contrato referente ao Pregão Eletrônico nº 00019/2015</text:p>
          </table:table-cell>
          <table:table-cell table:style-name="ce5" office:value-type="float" office:value="42436.8082638889" calcext:value-type="float">
            <text:p>42436,8082638889</text:p>
          </table:table-cell>
          <table:table-cell table:number-columns-repeated="1012"/>
        </table:table-row>
        <table:table-row table:style-name="ro3">
          <table:table-cell table:style-name="ce2" office:value-type="string" calcext:value-type="string">
            <text:p>99938000019201618</text:p>
          </table:table-cell>
          <table:table-cell table:style-name="ce3" office:value-type="date" office:date-value="2016-03-02T15:40:46.000001" calcext:value-type="date">
            <text:p>02/03/2016 15:40</text:p>
          </table:table-cell>
          <table:table-cell table:style-name="ce4" office:value-type="date" office:date-value="2016-03-22T23:59:58.999998" calcext:value-type="date">
            <text:p>22/03/2016</text:p>
          </table:table-cell>
          <table:table-cell table:style-name="ce5" office:value-type="string" calcext:value-type="string">
            <text:p>Prezados,</text:p>
            <text:p/>
            <text:p>Entro em contato para pedir dados basicos para minha dissertação de mestrado sobre o sistema elétrico brasileiro.</text:p>
            <text:p/>
            <text:p>Gostaria de pedir os dados utilizados na elaboração do gráfico 16, pg. 76 do PDE 2024: Capacidade instalada por tipo de fonte em dezembro de 2014.</text:p>
            <text:p/>
            <text:p>IMPORTANTE: preciso dos dados totalmente desagregados por fonte, ou seja, números especificos para solar (PV, CSP, se houver), eólica (onshore, offshore, se houver), PCH e biomassa, bem como para cada tipo de térmica, classificadas de acordo com o combustível utilizado (carvão, gás natural, óleo diesel, óleo combustível, etc.).</text:p>
            <text:p/>
            <text:p>Caso tenham os dados recentes contabilizados para dezembro de 2015, e puderem liberá-los, melhor ainda.</text:p>
            <text:p/>
            <text:p>Muito obrigado,</text:p>
            <text:p/>
            <text:p>Renato</text:p>
          </table:table-cell>
          <table:table-cell table:style-name="ce5" office:value-type="string" calcext:value-type="string">
            <text:p>Dados desagregados PDE: capacidade instalada para geração de eletricidade por tipo de fonte</text:p>
          </table:table-cell>
          <table:table-cell table:style-name="ce5" office:value-type="float" office:value="42433.6015972222" calcext:value-type="float">
            <text:p>42433,6015972222</text:p>
          </table:table-cell>
          <table:table-cell table:number-columns-repeated="1012"/>
        </table:table-row>
        <table:table-row table:style-name="ro15">
          <table:table-cell table:style-name="ce2" office:value-type="string" calcext:value-type="string">
            <text:p>99938000020201642</text:p>
          </table:table-cell>
          <table:table-cell table:style-name="ce3" office:value-type="date" office:date-value="2016-03-02T15:59:14.999997" calcext:value-type="date">
            <text:p>02/03/2016 15:59</text:p>
          </table:table-cell>
          <table:table-cell table:style-name="ce4" office:value-type="date" office:date-value="2016-03-22T23:59:58.999998" calcext:value-type="date">
            <text:p>22/03/2016</text:p>
          </table:table-cell>
          <table:table-cell table:style-name="ce5" office:value-type="string" calcext:value-type="string">
            <text:p>Prezados,</text:p>
            <text:p/>
            <text:p>Gostaria de pedir dados desagregados do PDE para utilizar em minha dissertaçaão de mestrado.</text:p>
            <text:p/>
            <text:p>Peço os dados utilizados na elaboraçaão dos gráficos 23: Acréscimo de capacidade instalada térmica, e 25: Acréscimo de capacidade instalada de eólica, PCH, biomassa e solar, pg. 89 e 91 do PDE.</text:p>
            <text:p/>
            <text:p>IMPORTANTE: preciso desses dados por ano (ano em que começa efetivamente o fornecimento de energia para o SIN), como consta nos gráficos, e TOTALMENTE DESAGREGADOS POR FONTE, ou seja, para cada tipo de térmica (classificada por combustível, tal como carvaão, urânio, gás, óleo, etc...) e também para cada tipo de renovável (biomassa, eólica onshore, eólica offshore se houver, solar PV, solar CSP se houver, etc...).</text:p>
            <text:p/>
            <text:p>Muito obrigado,</text:p>
            <text:p/>
            <text:p>Renato</text:p>
          </table:table-cell>
          <table:table-cell table:style-name="ce5" office:value-type="string" calcext:value-type="string">
            <text:p>Dados desagregados do PDE: acréscimo de potência instalada para geração de eletricidade</text:p>
          </table:table-cell>
          <table:table-cell table:style-name="ce5" office:value-type="float" office:value="42433.7022453704" calcext:value-type="float">
            <text:p>42433,7022453704</text:p>
          </table:table-cell>
          <table:table-cell table:number-columns-repeated="1012"/>
        </table:table-row>
        <table:table-row table:style-name="ro14">
          <table:table-cell table:style-name="ce2" office:value-type="string" calcext:value-type="string">
            <text:p>99938000021201697</text:p>
          </table:table-cell>
          <table:table-cell table:style-name="ce3" office:value-type="date" office:date-value="2016-03-04T15:01:11.999997" calcext:value-type="date">
            <text:p>04/03/2016 15:01</text:p>
          </table:table-cell>
          <table:table-cell table:style-name="ce4" office:value-type="date" office:date-value="2016-03-28T23:59:58.999998" calcext:value-type="date">
            <text:p>28/03/2016</text:p>
          </table:table-cell>
          <table:table-cell table:style-name="ce5" office:value-type="string" calcext:value-type="string">
            <text:p>1) ANTES de realizar contratações (precedidas ou não de licitação) de pessoas (físicas e/ou jurídicas) para realizar pesquisas, esse órgão/entidade produz projetos básicos (termos de referência etc.) com orçamentos detalhados em planilhas?</text:p>
            <text:p/>
            <text:p>2) Esse órgão/entidade realiza pesquisas de preços antes de realizar a contratação de pesquisas?</text:p>
            <text:p/>
            <text:p>3) No intervalo de tempo de cinco anos contado, em direção ao passado, a partir de hoje (4/03/2016), esse órgão já contratou realização de pesquisas nas quais a composição dos itens do orçamento e das despesas a realizar com tais itens foi deixada ao arbítrio das pessoas (físicas e/ou jurídicas) contratadas? (Favor responder SIM ou NÃO)</text:p>
            <text:p/>
            <text:p>3.1) ESCLARECIMENTO:  ao longo do intervalo de tempo de cinco anos, esse órgão: a) estabeleceu um valor máximo para custo de alguma pesquisa, por exemplo, R$ 100.000,00; e b) deixou ao arbítrio das pessoas (físicas e/ou jurídicas) contratadas a decisão acerca de como e em que gastar os R$ 100.000,00? (Favor responder SIM ou NÃO).</text:p>
            <text:p/>
            <text:p>4) Caso a resposta ao pedido de acesso à informação contida no item 3 seja SIM, requeiro cópia do edital e/ou do contrato firmado (se não for secreto/sigiloso).</text:p>
            <text:p/>
          </table:table-cell>
          <table:table-cell table:style-name="ce5" office:value-type="string" calcext:value-type="string">
            <text:p>Pesquisas: projetos básicos e orçamentos</text:p>
          </table:table-cell>
          <table:table-cell table:style-name="ce5" office:value-type="float" office:value="42440.7007986111" calcext:value-type="float">
            <text:p>42440,7007986111</text:p>
          </table:table-cell>
          <table:table-cell table:number-columns-repeated="1012"/>
        </table:table-row>
        <table:table-row table:style-name="ro11">
          <table:table-cell table:style-name="ce2" office:value-type="string" calcext:value-type="string">
            <text:p>99938000022201631</text:p>
          </table:table-cell>
          <table:table-cell table:style-name="ce3" office:value-type="date" office:date-value="2016-03-07T10:48:29.999998" calcext:value-type="date">
            <text:p>07/03/2016 10:48</text:p>
          </table:table-cell>
          <table:table-cell table:style-name="ce4" office:value-type="date" office:date-value="2016-03-28T23:59:58.999998" calcext:value-type="date">
            <text:p>28/03/2016</text:p>
          </table:table-cell>
          <table:table-cell table:style-name="ce5" office:value-type="string" calcext:value-type="string">
            <text:p>Bom dia,</text:p>
            <text:p/>
            <text:p>Gostaria de obter por gentileza as informações conforme arquivo anexo. As faixas de consumo (GWh) eu deixei de forma aberta,</text:p>
            <text:p/>
            <text:p>Se as informações já tiverem disponíveis, favor me apontar o relatório.</text:p>
            <text:p/>
            <text:p>Obrigado</text:p>
          </table:table-cell>
          <table:table-cell table:style-name="ce5" office:value-type="string" calcext:value-type="string">
            <text:p>Número de consumidores por tensão de fornecimentox por faixas de consumo por Estado</text:p>
          </table:table-cell>
          <table:table-cell table:style-name="ce5" office:value-type="float" office:value="42436.7025578704" calcext:value-type="float">
            <text:p>42436,7025578704</text:p>
          </table:table-cell>
          <table:table-cell table:number-columns-repeated="1012"/>
        </table:table-row>
        <table:table-row table:style-name="ro2">
          <table:table-cell table:style-name="ce2" office:value-type="string" calcext:value-type="string">
            <text:p>99938000023201686</text:p>
          </table:table-cell>
          <table:table-cell table:style-name="ce3" office:value-type="date" office:date-value="2016-03-09T14:59:00.999998" calcext:value-type="date">
            <text:p>09/03/2016 14:59</text:p>
          </table:table-cell>
          <table:table-cell table:style-name="ce4" office:value-type="date" office:date-value="2016-03-29T23:59:58.999998" calcext:value-type="date">
            <text:p>29/03/2016</text:p>
          </table:table-cell>
          <table:table-cell table:style-name="ce5" office:value-type="string" calcext:value-type="string">
            <text:p>Boa tarde!</text:p>
            <text:p/>
            <text:p>Gostaria de solicitar informações sobre a EPE - Empresa de Pesquisa Energética, para o ano de 2013 e ano mais recente:</text:p>
            <text:p/>
            <text:p>1. Preciso saber o número de funcionários que atuam como pesquisadores envolvidos nos departamentos/laboratórios de pesquisa e desenvolvimento (P&amp;D) dessa entidade, com a informação do grau de instrução dos pesquisadores (graduado, mestres, doutores, especialistas).</text:p>
            <text:p/>
            <text:p>2. O orçamento destinado às atividades de pesquisa e desenvolvimento (P&amp;D) da entidade.</text:p>
            <text:p/>
            <text:p/>
            <text:p>Obrigada!</text:p>
            <text:p>Milene Tessarin</text:p>
            <text:p/>
          </table:table-cell>
          <table:table-cell table:style-name="ce5" office:value-type="string" calcext:value-type="string">
            <text:p>Dados sobre número de pesquisadores e orçamento com pesquisa e desenvolvimento</text:p>
          </table:table-cell>
          <table:table-cell table:style-name="ce5" office:value-type="float" office:value="42440.7039467593" calcext:value-type="float">
            <text:p>42440,7039467593</text:p>
          </table:table-cell>
          <table:table-cell table:number-columns-repeated="1012"/>
        </table:table-row>
        <table:table-row table:style-name="ro11">
          <table:table-cell table:style-name="ce2" office:value-type="string" calcext:value-type="string">
            <text:p>99938000024201621</text:p>
          </table:table-cell>
          <table:table-cell table:style-name="ce3" office:value-type="date" office:date-value="2016-03-10T09:19:42.000004" calcext:value-type="date">
            <text:p>10/03/2016 09:19</text:p>
          </table:table-cell>
          <table:table-cell table:style-name="ce4" office:value-type="date" office:date-value="2016-03-30T23:59:58.999998" calcext:value-type="date">
            <text:p>30/03/2016</text:p>
          </table:table-cell>
          <table:table-cell table:style-name="ce5" office:value-type="string" calcext:value-type="string">
            <text:p>Bom dia,</text:p>
            <text:p/>
            <text:p>Conforme protocolo 99938.000022/2016-31, gostaria de obter por gentileza o último período disponível, mesmo se for 2014 ou anterior. Não tenho necessidade de mais de um período (série histórica).</text:p>
            <text:p/>
            <text:p>Número de consumidores por Faixa de consumo (kWh) x Tipo de Tarifa x Estado - Conforme planilha anexada no pedido inicial. O arquivo possui uma aba para cada tipo de tarifa e em cada aba, na linha seriam os estados/regiões, na coluna alguma escala de faixa de consumo (sem necessidade de uma específica) e no conteúdo da tabela o número de consumidores.</text:p>
            <text:p/>
            <text:p>Qualquer dúvida estou à disposição.</text:p>
          </table:table-cell>
          <table:table-cell table:style-name="ce5" office:value-type="string" calcext:value-type="string">
            <text:p>Número de consumidores por tensão de fornecimento por faixa de consumo por Estado</text:p>
          </table:table-cell>
          <table:table-cell table:style-name="ce5" office:value-type="float" office:value="42439.7401967593" calcext:value-type="float">
            <text:p>42439,7401967593</text:p>
          </table:table-cell>
          <table:table-cell table:number-columns-repeated="1012"/>
        </table:table-row>
        <table:table-row table:style-name="ro3">
          <table:table-cell table:style-name="ce2" office:value-type="string" calcext:value-type="string">
            <text:p>99938000025201675</text:p>
          </table:table-cell>
          <table:table-cell table:style-name="ce3" office:value-type="date" office:date-value="2016-03-10T11:30:27.000003" calcext:value-type="date">
            <text:p>10/03/2016 11:30</text:p>
          </table:table-cell>
          <table:table-cell table:style-name="ce4" office:value-type="date" office:date-value="2016-03-30T23:59:58.999998" calcext:value-type="date">
            <text:p>30/03/2016</text:p>
          </table:table-cell>
          <table:table-cell table:style-name="ce5" office:value-type="string" calcext:value-type="string">
            <text:p>Prezados,</text:p>
            <text:p/>
            <text:p>Gostaria de saber qual é a quantidade de funcionários terceirizados trabalhando na EPE e em quais atividades eles atuam?</text:p>
            <text:p/>
            <text:p>Em qual lugar encontro os contratos de terceirização dessas empresas? Como posso ter acesso a essa informação? Gostaria de visualizar esses contratos.</text:p>
            <text:p/>
            <text:p>Existem temporários atuando na EPE? Se sim, qual é a quantidade e em quais atividades eles atuam?</text:p>
            <text:p/>
            <text:p>A partir de que data consigo visualizar o Relatório de Gestão 2015?</text:p>
            <text:p/>
            <text:p>Aguardo retorno.</text:p>
            <text:p>Obrigada!</text:p>
            <text:p>Roberta </text:p>
          </table:table-cell>
          <table:table-cell table:style-name="ce5" office:value-type="string" calcext:value-type="string">
            <text:p>TERCEIRIZAÇÃO</text:p>
          </table:table-cell>
          <table:table-cell table:style-name="ce5" office:value-type="float" office:value="42440.7158101852" calcext:value-type="float">
            <text:p>42440,7158101852</text:p>
          </table:table-cell>
          <table:table-cell table:number-columns-repeated="1012"/>
        </table:table-row>
        <table:table-row table:style-name="ro10">
          <table:table-cell table:style-name="ce2" office:value-type="string" calcext:value-type="string">
            <text:p>99938000026201610</text:p>
          </table:table-cell>
          <table:table-cell table:style-name="ce3" office:value-type="date" office:date-value="2016-03-10T18:21:18.000003" calcext:value-type="date">
            <text:p>10/03/2016 18:21</text:p>
          </table:table-cell>
          <table:table-cell table:style-name="ce4" office:value-type="date" office:date-value="2016-03-30T23:59:58.999998" calcext:value-type="date">
            <text:p>30/03/2016</text:p>
          </table:table-cell>
          <table:table-cell table:style-name="ce5" office:value-type="string" calcext:value-type="string">
            <text:p>Boa tarde,</text:p>
            <text:p/>
            <text:p>Em continuação do protocolo 99938.000024/2016-21, gostaria de solicitar por gentileza uma tabela de número de consumidores por nível de tensão por estado/região.</text:p>
            <text:p/>
            <text:p>Não preciso da série histórica, somente o último ano, se possível de 2015.</text:p>
            <text:p/>
            <text:p>Muito obrigado,</text:p>
            <text:p/>
            <text:p>Abs,</text:p>
          </table:table-cell>
          <table:table-cell table:style-name="ce5" office:value-type="string" calcext:value-type="string">
            <text:p>Número de consumidores x nível de tensão x Estado/Região</text:p>
          </table:table-cell>
          <table:table-cell table:style-name="ce5" office:value-type="float" office:value="42450.4825578704" calcext:value-type="float">
            <text:p>42450,4825578704</text:p>
          </table:table-cell>
          <table:table-cell table:number-columns-repeated="1012"/>
        </table:table-row>
        <table:table-row table:style-name="ro20">
          <table:table-cell table:style-name="ce2" office:value-type="string" calcext:value-type="string">
            <text:p>99938000028201617</text:p>
          </table:table-cell>
          <table:table-cell table:style-name="ce3" office:value-type="date" office:date-value="2016-03-23T09:11:58.000001" calcext:value-type="date">
            <text:p>23/03/2016 09:11</text:p>
          </table:table-cell>
          <table:table-cell table:style-name="ce4" office:value-type="date" office:date-value="2016-04-12T23:59:58.999998" calcext:value-type="date">
            <text:p>12/04/2016</text:p>
          </table:table-cell>
          <table:table-cell table:style-name="ce5" office:value-type="string" calcext:value-type="string">
            <text:p>Solicito informar:</text:p>
            <text:p/>
            <text:p>1) Se os advogados da EPE podem patrocinar a empresa no contencioso trabalhista em que a estatal seja parte;</text:p>
            <text:p/>
            <text:p>2) Se os advogados da EPE podem atuar na área trabalhista consultiva, para atender demandas corporativas internas.</text:p>
          </table:table-cell>
          <table:table-cell table:style-name="ce5" office:value-type="string" calcext:value-type="string">
            <text:p>Atuação de Advogados da EPE</text:p>
          </table:table-cell>
          <table:table-cell table:style-name="ce5" office:value-type="float" office:value="42453.7679398148" calcext:value-type="float">
            <text:p>42453,7679398148</text:p>
          </table:table-cell>
          <table:table-cell table:number-columns-repeated="1012"/>
        </table:table-row>
        <table:table-row table:style-name="ro1">
          <table:table-cell table:style-name="ce2" office:value-type="string" calcext:value-type="string">
            <text:p>99938000029201653</text:p>
          </table:table-cell>
          <table:table-cell table:style-name="ce3" office:value-type="date" office:date-value="2016-03-31T09:56:33.999999" calcext:value-type="date">
            <text:p>31/03/2016 09:56</text:p>
          </table:table-cell>
          <table:table-cell table:style-name="ce4" office:value-type="date" office:date-value="2016-04-20T23:59:58.999998" calcext:value-type="date">
            <text:p>20/04/2016</text:p>
          </table:table-cell>
          <table:table-cell table:style-name="ce5" office:value-type="string" calcext:value-type="string">
            <text:p>Gostaria de solicitar os dados de consumo de energia elétrica por estados da federação se possível a partir do ano de 1995, uma vez que no site do órgão pode encontrar os dados nesta desagregação apenas a partir de 2004.</text:p>
          </table:table-cell>
          <table:table-cell table:style-name="ce5" office:value-type="string" calcext:value-type="string">
            <text:p>Consumo mensal de energia elétrica por estados da federação</text:p>
          </table:table-cell>
          <table:table-cell table:style-name="ce5" office:value-type="float" office:value="42465.7046412037" calcext:value-type="float">
            <text:p>42465,7046412037</text:p>
          </table:table-cell>
          <table:table-cell table:number-columns-repeated="1012"/>
        </table:table-row>
        <table:table-row table:style-name="ro8">
          <table:table-cell table:style-name="ce2" office:value-type="string" calcext:value-type="string">
            <text:p>99938000030201688</text:p>
          </table:table-cell>
          <table:table-cell table:style-name="ce3" office:value-type="date" office:date-value="2016-04-02T14:46:16.000003" calcext:value-type="date">
            <text:p>02/04/2016 14:46</text:p>
          </table:table-cell>
          <table:table-cell table:style-name="ce4" office:value-type="date" office:date-value="2016-04-25T23:59:58.999998" calcext:value-type="date">
            <text:p>25/04/2016</text:p>
          </table:table-cell>
          <table:table-cell table:style-name="ce5" office:value-type="string" calcext:value-type="string">
            <text:p>Eu gosto de ler todos relatórios e dados públicos sobre o impacto ambiental do gasoduto Urucu-Coari-Manaus durante as obras e durante operações diárias no region hoje.</text:p>
            <text:p/>
            <text:p>Em particular, eu gosto ler a pesquisa antes a construção para determinir o impacto ambiental, e relatórios sobre as medidas específicas para garantir a segurança ambiental e minimizar os riscos para o rio e da floresta.</text:p>
          </table:table-cell>
          <table:table-cell table:style-name="ce5" office:value-type="string" calcext:value-type="string">
            <text:p>Impacto ambiental do gasoduto Urucu-Coari-Manaus</text:p>
          </table:table-cell>
          <table:table-cell table:style-name="ce5" office:value-type="float" office:value="42468.7702662037" calcext:value-type="float">
            <text:p>42468,7702662037</text:p>
          </table:table-cell>
          <table:table-cell table:number-columns-repeated="1012"/>
        </table:table-row>
        <table:table-row table:style-name="ro3">
          <table:table-cell table:style-name="ce2" office:value-type="string" calcext:value-type="string">
            <text:p>99938000031201622</text:p>
          </table:table-cell>
          <table:table-cell table:style-name="ce3" office:value-type="date" office:date-value="2016-04-04T16:28:48.999997" calcext:value-type="date">
            <text:p>04/04/2016 16:28</text:p>
          </table:table-cell>
          <table:table-cell table:style-name="ce4" office:value-type="date" office:date-value="2016-04-25T23:59:58.999998" calcext:value-type="date">
            <text:p>25/04/2016</text:p>
          </table:table-cell>
          <table:table-cell table:style-name="ce5" office:value-type="string" calcext:value-type="string">
            <text:p>Bom dia, </text:p>
            <text:p>Sou pesquisadora da Fundação Getulio Vargas, onde curso o Doutorado em Administração Pública e Governo. No mestrado, estudei o Sistema de Alta Direção Pública chileno que adota procedimentos baseados em competências gerenciais para a seleção dos dirigentes públicos do país (disponível no link:  http://hdl.handle.net/10438/10676&gt;). </text:p>
            <text:p>No doutorado, busco analisar experiências semelhantes existentes no Brasil. Por essa razão, entro em contato para identificar quais as práticas de seleção adotadas para os dirigentes no âmbito desta organização. Por dirigentes, compreendo apenas os três primeiros níveis hierárquicos da organização (Presidente e Diretores).</text:p>
            <text:p>Gostaria de saber:</text:p>
            <text:p>1. a organização adota procedimentos de seleção com base em mecanismos como instituição de Comitês de Busca, análise curricular, realização de entrevistas, participação de empresas especializadas de seleção, ou outros, de forma sistemática ou eventual?</text:p>
            <text:p>2. se sim, os procedimentos para seleção de ocupantes de cargos de direção aplicam-se a quais níveis hierárquicos / posições de direção?</text:p>
            <text:p>3. são tornadas públicas estas seleções? Por que meios podem ser identificadas (Portarias, Editais)? Há algum Decreto regulamentando tais seleções?</text:p>
            <text:p>4. como posso identificar todas as seleções já realizadas pelo órgão? Esta seria uma informação já compilada e que poderia ser disponibilizada ou haveria alguma forma de me ajudarem a identificar estes documentos?</text:p>
            <text:p>5. haveria alguma unidade interna da organização diretamente responsável por todas as seleções? Quais seriam os profissionais responsáveis para que eu pudesse contatá-los no futuro, de modo a conhecer mais sobre as experiências?</text:p>
            <text:p>Agradeço imensamente e fico à disposição para quaisquer dúvidas ou esclarecimentos necessários,</text:p>
            <text:p>Maria Fernanda Alessio</text:p>
            <text:p>(11) 97350-7775</text:p>
            <text:p/>
          </table:table-cell>
          <table:table-cell table:style-name="ce5" office:value-type="string" calcext:value-type="string">
            <text:p>Seleção de Dirigentes</text:p>
          </table:table-cell>
          <table:table-cell table:style-name="ce5" office:value-type="float" office:value="42475.7286342593" calcext:value-type="float">
            <text:p>42475,7286342593</text:p>
          </table:table-cell>
          <table:table-cell table:number-columns-repeated="1012"/>
        </table:table-row>
        <table:table-row table:style-name="ro18">
          <table:table-cell table:style-name="ce2" office:value-type="string" calcext:value-type="string">
            <text:p>99938000032201677</text:p>
          </table:table-cell>
          <table:table-cell table:style-name="ce3" office:value-type="date" office:date-value="2016-04-07T14:56:44.000001" calcext:value-type="date">
            <text:p>07/04/2016 14:56</text:p>
          </table:table-cell>
          <table:table-cell table:style-name="ce4" office:value-type="date" office:date-value="2016-04-27T23:59:58.999998" calcext:value-type="date">
            <text:p>27/04/2016</text:p>
          </table:table-cell>
          <table:table-cell table:style-name="ce5" office:value-type="string" calcext:value-type="string">
            <text:p>Boa tarde, prezados,</text:p>
            <text:p/>
            <text:p>Gostaria de acesso ao estudo mencionado no trecho de ata do CMSE que reproduzo abaixo, incluindo as correspondências enviadas ao MME nas quais são relacionadas as obras identificadas para minimizar as consequências  dos atrasos.</text:p>
            <text:p/>
            <text:p>Obrigado,</text:p>
            <text:p>Atenciosamente.</text:p>
            <text:p/>
            <text:p>--------</text:p>
            <text:p/>
            <text:p>6. AVALIAÇÃO DOS LIMITES DE INTERCÂMBIO ASSOCIADOS AO ESCOAMENTO</text:p>
            <text:p>DA ENERGIA DA UHE BELO MONTE</text:p>
            <text:p/>
            <text:p>Em atendimento à deliberação da 163ª reunião do CMSE, o ONS apresentou os resultados do trabalho conjunto efetuado com a Empresa de Pesquisa Energética – EPE sobre o impacto dos atrasos das obras de transmissão de propriedade da empresa vencedora do Lote I do Leilão de Transmissão nº 01/2013-ANEEL, que enfrenta grave problema financeiro, e relacionadas ao escoamento de energia da UHE Belo Monte.</text:p>
            <text:p>Conforme informado, a análise foi estendida para os demais empreendimentos desta empresa, assim como para outras obras que possam ser impactadas por estes atrasos. </text:p>
            <text:p>A avaliação realizada considerou tanto aspectos sistêmicos para o escoamento de energia entre regiões, a saber, condições da exportação do Norte, exportação do Nordeste e intercâmbio do Sudeste para o Sul, quanto aspectos regionais, tais como atendimento à carga e escoamento de geração eólica e solar.</text:p>
            <text:p>Além disso, para cada cenário avaliado, foram elencados os benefícios de obras ou arranjos paliativos com impacto regional ou sistêmico, considerando nos estudos o horizonte até o ano 2020. </text:p>
            <text:p>O ONS e EPE encaminharão correspondências ao MME relacionando as obras</text:p>
            <text:p>identificadas para minimizar as consequências dos atrasos dos empreendimentos de propriedade da empresa vencedora do Lote I do Leilão de Transmissão nº 01/2013-</text:p>
            <text:p>ANEEL.</text:p>
          </table:table-cell>
          <table:table-cell table:style-name="ce5" office:value-type="string" calcext:value-type="string">
            <text:p>Estudos sobre impacto de falência da Abengoa sobre transmissão de Belo Monte</text:p>
          </table:table-cell>
          <table:table-cell table:style-name="ce5" office:value-type="float" office:value="42475.5804398148" calcext:value-type="float">
            <text:p>42475,5804398148</text:p>
          </table:table-cell>
          <table:table-cell table:number-columns-repeated="1012"/>
        </table:table-row>
        <table:table-row table:style-name="ro8">
          <table:table-cell table:style-name="ce2" office:value-type="string" calcext:value-type="string">
            <text:p>99938000033201611</text:p>
          </table:table-cell>
          <table:table-cell table:style-name="ce3" office:value-type="date" office:date-value="2016-04-08T18:32:52.000002" calcext:value-type="date">
            <text:p>08/04/2016 18:32</text:p>
          </table:table-cell>
          <table:table-cell table:style-name="ce4" office:value-type="date" office:date-value="2016-05-02T23:59:58.999998" calcext:value-type="date">
            <text:p>02/05/2016</text:p>
          </table:table-cell>
          <table:table-cell table:style-name="ce5" office:value-type="string" calcext:value-type="string">
            <text:p>Gostaria de solicitar dados de consumo industrial de energia elétrica por setor de atividade econômica; por UF;</text:p>
            <text:p>mensal; desde 2010.</text:p>
            <text:p>Objetivo: realização de estudo setorial do setor metal mecânico.</text:p>
          </table:table-cell>
          <table:table-cell table:style-name="ce5" office:value-type="string" calcext:value-type="string">
            <text:p>Consumo industrial de energia elétrica por setor de atividade econômica</text:p>
          </table:table-cell>
          <table:table-cell table:style-name="ce5" office:value-type="float" office:value="42485.6928819444" calcext:value-type="float">
            <text:p>42485,6928819444</text:p>
          </table:table-cell>
          <table:table-cell table:number-columns-repeated="1012"/>
        </table:table-row>
        <table:table-row table:style-name="ro1">
          <table:table-cell table:style-name="ce2" office:value-type="string" calcext:value-type="string">
            <text:p>99938000034201666</text:p>
          </table:table-cell>
          <table:table-cell table:style-name="ce3" office:value-type="date" office:date-value="2016-04-12T13:58:08.999999" calcext:value-type="date">
            <text:p>12/04/2016 13:58</text:p>
          </table:table-cell>
          <table:table-cell table:style-name="ce4" office:value-type="date" office:date-value="2016-05-02T23:59:58.999998" calcext:value-type="date">
            <text:p>02/05/2016</text:p>
          </table:table-cell>
          <table:table-cell table:style-name="ce5" office:value-type="string" calcext:value-type="string">
            <text:p>Informação de qual é o poder calorífico inferior e superior para Gás natural e GLP</text:p>
          </table:table-cell>
          <table:table-cell table:style-name="ce5" office:value-type="string" calcext:value-type="string">
            <text:p>Informação de Poder calorífico inferior e superior</text:p>
          </table:table-cell>
          <table:table-cell table:style-name="ce5" office:value-type="float" office:value="42473.7088194444" calcext:value-type="float">
            <text:p>42473,7088194444</text:p>
          </table:table-cell>
          <table:table-cell table:number-columns-repeated="1012"/>
        </table:table-row>
        <table:table-row table:style-name="ro20">
          <table:table-cell table:style-name="ce2" office:value-type="string" calcext:value-type="string">
            <text:p>99938000035201619</text:p>
          </table:table-cell>
          <table:table-cell table:style-name="ce3" office:value-type="date" office:date-value="2016-04-14T09:07:59.000001" calcext:value-type="date">
            <text:p>14/04/2016 09:07</text:p>
          </table:table-cell>
          <table:table-cell table:style-name="ce4" office:value-type="date" office:date-value="2016-05-04T23:59:58.999998" calcext:value-type="date">
            <text:p>04/05/2016</text:p>
          </table:table-cell>
          <table:table-cell table:style-name="ce5" office:value-type="string" calcext:value-type="string">
            <text:p>Prezados,</text:p>
            <text:p/>
            <text:p>Gostaria de obter listagem com as coordenadas geográficas de todas as subestações das distribuidoras: Coelce, Cosern, Coelba, Energisa Paraíba, Celpe, Energisa Sergipe, Sulgipe e Cemig.</text:p>
            <text:p/>
            <text:p>Muito obrigado.</text:p>
          </table:table-cell>
          <table:table-cell table:style-name="ce5" office:value-type="string" calcext:value-type="string">
            <text:p>Coordenadas geográficas de Subestações de Distribuidoras</text:p>
          </table:table-cell>
          <table:table-cell table:style-name="ce5" office:value-type="float" office:value="42480.7344907407" calcext:value-type="float">
            <text:p>42480,7344907407</text:p>
          </table:table-cell>
          <table:table-cell table:number-columns-repeated="1012"/>
        </table:table-row>
        <table:table-row table:style-name="ro13">
          <table:table-cell table:style-name="ce2" office:value-type="string" calcext:value-type="string">
            <text:p>99938000036201655</text:p>
          </table:table-cell>
          <table:table-cell table:style-name="ce3" office:value-type="date" office:date-value="2016-04-14T09:10:12.999999" calcext:value-type="date">
            <text:p>14/04/2016 09:10</text:p>
          </table:table-cell>
          <table:table-cell table:style-name="ce4" office:value-type="date" office:date-value="2016-05-04T23:59:58.999998" calcext:value-type="date">
            <text:p>04/05/2016</text:p>
          </table:table-cell>
          <table:table-cell table:style-name="ce5" office:value-type="string" calcext:value-type="string">
            <text:p>Prezados,</text:p>
            <text:p/>
            <text:p>Gostaria de obter listagem, separadas por tipo de consumidor, com todas as tarifas de eletricidade além de encargos e tributos cobrados pelas distribuidoras a seguir:</text:p>
            <text:p>Coelce, Cosern, Coelba, Energisa Paraíba, Celpe, Energisa Sergipe, Sulgipe e Cemig.</text:p>
            <text:p/>
            <text:p>Muito obrigado.</text:p>
          </table:table-cell>
          <table:table-cell table:style-name="ce5" office:value-type="string" calcext:value-type="string">
            <text:p>Tarifas Distribuidoras</text:p>
          </table:table-cell>
          <table:table-cell table:style-name="ce5" office:value-type="float" office:value="42475.5756134259" calcext:value-type="float">
            <text:p>42475,5756134259</text:p>
          </table:table-cell>
          <table:table-cell table:number-columns-repeated="1012"/>
        </table:table-row>
        <table:table-row table:style-name="ro14">
          <table:table-cell table:style-name="ce2" office:value-type="string" calcext:value-type="string">
            <text:p>99938000037201608</text:p>
          </table:table-cell>
          <table:table-cell table:style-name="ce3" office:value-type="date" office:date-value="2016-04-14T09:13:15.000001" calcext:value-type="date">
            <text:p>14/04/2016 09:13</text:p>
          </table:table-cell>
          <table:table-cell table:style-name="ce4" office:value-type="date" office:date-value="2016-05-04T23:59:58.999998" calcext:value-type="date">
            <text:p>04/05/2016</text:p>
          </table:table-cell>
          <table:table-cell table:style-name="ce5" office:value-type="string" calcext:value-type="string">
            <text:p>Prezados, bom dia.</text:p>
            <text:p/>
            <text:p>Solicito por gentileza as coordenadas geográficas e os nomes das subestações da área de concessão das empresas CELG-D e CELG GT, ambas no estado de Goiás.</text:p>
            <text:p/>
            <text:p>Somos uma empresa de energia renovável que tem interesse em conectar usinas solares na rede e em subestações da CELG.</text:p>
            <text:p/>
            <text:p>A partir da localização, podemos definir com maior precisão as áreas mais atrativas tecnicamente para implementar projetos.</text:p>
            <text:p/>
            <text:p>Muito obrigado e em caso de dúvidas estou à disposição.</text:p>
            <text:p/>
          </table:table-cell>
          <table:table-cell table:style-name="ce5" office:value-type="string" calcext:value-type="string">
            <text:p>Coordenadas Geográficas Subestações CELG</text:p>
          </table:table-cell>
          <table:table-cell table:style-name="ce5" office:value-type="float" office:value="42480.7367939815" calcext:value-type="float">
            <text:p>42480,7367939815</text:p>
          </table:table-cell>
          <table:table-cell table:number-columns-repeated="1012"/>
        </table:table-row>
        <table:table-row table:style-name="ro22">
          <table:table-cell table:style-name="ce2" office:value-type="string" calcext:value-type="string">
            <text:p>99938000038201644</text:p>
          </table:table-cell>
          <table:table-cell table:style-name="ce3" office:value-type="date" office:date-value="2016-04-14T18:26:52" calcext:value-type="date">
            <text:p>14/04/2016 18:26</text:p>
          </table:table-cell>
          <table:table-cell table:style-name="ce4" office:value-type="date" office:date-value="2016-05-04T23:59:58.999998" calcext:value-type="date">
            <text:p>04/05/2016</text:p>
          </table:table-cell>
          <table:table-cell table:style-name="ce5" office:value-type="string" calcext:value-type="string">
            <text:p>Gostaria de solicitar à EPE os dados listados abaixo, pois estou desenvolvendo pesquisa de mestrado (University College London) na área de armazenamento de energia em forma de gelo para o setor comercial brasileiro. A pesquisa é focada na cidade de São Paulo. Se possível, os dados devem ser focados na AES Eletropaulo.</text:p>
            <text:p/>
            <text:p>- Carga do setor comercial totalizada;</text:p>
            <text:p>- Curva de carga diária do setor comercial;</text:p>
            <text:p>- Número de estabelecimentos comerciais que se enquadram no grupo A;</text:p>
            <text:p>- Carga do setor comercial grupo A totalizada;</text:p>
            <text:p>- Curva de carga diária de estabelecimentos comerciais do grupo A; </text:p>
            <text:p>- Consumidores do grupo A com tarifa convencional e carga;</text:p>
            <text:p>- Consumidores do grupo A com tarifa horo-sazonal verde e carga;</text:p>
            <text:p>- Consumidores do grupo A com tarifa horo-sazonal azul e carga;</text:p>
            <text:p>- Carga de ar-condicionado de consumidores do grupo A;</text:p>
            <text:p>- Curvas de carga e picos de demanda no verão de 2014? Verão de 2015? Parcela de consumo por ar condicionado?</text:p>
            <text:p/>
            <text:p>Além de dados, gostaria de solicitar apoio na elaboração do mestrado, tendo em vista que a pesquisa beneficiará diretamente o sistema elétrico brasileiro, e consequentemente a pesquisa da EPE.</text:p>
            <text:p/>
            <text:p>Segue anexo o resumo da minha tese de mestrado.</text:p>
            <text:p/>
            <text:p>Atenciosamente,</text:p>
            <text:p>--</text:p>
            <text:p>Bruno Arcuri</text:p>
            <text:p/>
          </table:table-cell>
          <table:table-cell table:style-name="ce5" office:value-type="string" calcext:value-type="string">
            <text:p>Dados do setor elétrico para pesquisa de mestrado</text:p>
          </table:table-cell>
          <table:table-cell table:style-name="ce5" office:value-type="float" office:value="42475.5910532407" calcext:value-type="float">
            <text:p>42475,5910532407</text:p>
          </table:table-cell>
          <table:table-cell table:number-columns-repeated="1012"/>
        </table:table-row>
        <table:table-row table:style-name="ro20">
          <table:table-cell table:style-name="ce2" office:value-type="string" calcext:value-type="string">
            <text:p>99938000039201699</text:p>
          </table:table-cell>
          <table:table-cell table:style-name="ce3" office:value-type="date" office:date-value="2016-04-15T18:58:39.000003" calcext:value-type="date">
            <text:p>15/04/2016 18:58</text:p>
          </table:table-cell>
          <table:table-cell table:style-name="ce4" office:value-type="date" office:date-value="2016-05-09T23:59:58.999998" calcext:value-type="date">
            <text:p>09/05/2016</text:p>
          </table:table-cell>
          <table:table-cell table:style-name="ce5" office:value-type="string" calcext:value-type="string">
            <text:p>Por favor, gostaria de saber como é calculado o preço-teto para empreendimentos de geração de energia.</text:p>
            <text:p/>
            <text:p>Existe algum manual? Onde está publicado? O que é levado em consideração?</text:p>
            <text:p/>
            <text:p>Grato.</text:p>
          </table:table-cell>
          <table:table-cell table:style-name="ce5" office:value-type="string" calcext:value-type="string">
            <text:p>Como é calculado o preço-teto para empreendimentos de geração de energia?</text:p>
          </table:table-cell>
          <table:table-cell table:style-name="ce5" office:value-type="float" office:value="42493.7504398148" calcext:value-type="float">
            <text:p>42493,7504398148</text:p>
          </table:table-cell>
          <table:table-cell table:number-columns-repeated="1012"/>
        </table:table-row>
        <table:table-row table:style-name="ro9">
          <table:table-cell table:style-name="ce2" office:value-type="string" calcext:value-type="string">
            <text:p>99938000040201613</text:p>
          </table:table-cell>
          <table:table-cell table:style-name="ce3" office:value-type="date" office:date-value="2016-04-20T16:43:03" calcext:value-type="date">
            <text:p>20/04/2016 16:43</text:p>
          </table:table-cell>
          <table:table-cell table:style-name="ce4" office:value-type="date" office:date-value="2016-05-11T23:59:58.999998" calcext:value-type="date">
            <text:p>11/05/2016</text:p>
          </table:table-cell>
          <table:table-cell table:style-name="ce5" office:value-type="string" calcext:value-type="string">
            <text:p>Olá, </text:p>
            <text:p/>
            <text:p>Espero que estejam bem. </text:p>
            <text:p/>
            <text:p>Gostaria de obter acesso ao histórico de dados do consumo industrial de energia elétrica no Brasil por segmento. São os dados que são usados para gerar as informações de "variação de consumo por segmento". </text:p>
            <text:p/>
            <text:p>Idealmente gostaria de obter os dados mensais com abertura por segmento do consumo industrial. Idealmente gostaria de obter todo o histórico disponível desta série (incluindo dados de 2015/2016 já publicados).</text:p>
            <text:p/>
            <text:p>O gráfico 3 do boletim no anexo abaixo é gerado a partir destes dados. </text:p>
            <text:p>http://www.epe.gov.br/mercado/Documents/Resenha%20Mensal%20-%20Dezembro%202015.pdf</text:p>
            <text:p/>
            <text:p>Obrigado pela ajuda.</text:p>
            <text:p/>
            <text:p>Bruno</text:p>
          </table:table-cell>
          <table:table-cell table:style-name="ce5" office:value-type="string" calcext:value-type="string">
            <text:p>Dados de Mercado Energético - Consumo Industrial por segmento</text:p>
          </table:table-cell>
          <table:table-cell table:style-name="ce5" office:value-type="float" office:value="42488.4214351852" calcext:value-type="float">
            <text:p>42488,4214351852</text:p>
          </table:table-cell>
          <table:table-cell table:number-columns-repeated="1012"/>
        </table:table-row>
        <table:table-row table:style-name="ro13">
          <table:table-cell table:style-name="ce2" office:value-type="string" calcext:value-type="string">
            <text:p>99938000041201668</text:p>
          </table:table-cell>
          <table:table-cell table:style-name="ce3" office:value-type="date" office:date-value="2016-04-26T16:34:43.000003" calcext:value-type="date">
            <text:p>26/04/2016 16:34</text:p>
          </table:table-cell>
          <table:table-cell table:style-name="ce4" office:value-type="date" office:date-value="2016-05-16T23:59:58.999998" calcext:value-type="date">
            <text:p>16/05/2016</text:p>
          </table:table-cell>
          <table:table-cell table:style-name="ce5" office:value-type="string" calcext:value-type="string">
            <text:p>Prezados Srs. Permita-me as informações:</text:p>
            <text:p>1-Este órgão possui aeronaves (próprias), se afirmativo, qual a quantidade, fabricante, modelo, ano?</text:p>
            <text:p>2-Este órgão possui contratos de locação de aeronaves com tripulação?</text:p>
            <text:p>3-Em caso de afirmativo, solicito que me enviem o (s) contratos (s).</text:p>
            <text:p>4-Qual o setor, telefone, e-mail, endereço, que é responsável pelo controle de fiscalização deste (s) contrato (s)?</text:p>
            <text:p/>
          </table:table-cell>
          <table:table-cell table:style-name="ce5" office:value-type="string" calcext:value-type="string">
            <text:p>Informação sobre Aeronaves Próprias e, ou Locadas.</text:p>
          </table:table-cell>
          <table:table-cell table:style-name="ce5" office:value-type="float" office:value="42496.6638425926" calcext:value-type="float">
            <text:p>42496,6638425926</text:p>
          </table:table-cell>
          <table:table-cell table:number-columns-repeated="1012"/>
        </table:table-row>
        <table:table-row table:style-name="ro4">
          <table:table-cell table:style-name="ce2" office:value-type="string" calcext:value-type="string">
            <text:p>99938000042201611</text:p>
          </table:table-cell>
          <table:table-cell table:style-name="ce3" office:value-type="date" office:date-value="2016-04-26T16:47:27.999997" calcext:value-type="date">
            <text:p>26/04/2016 16:47</text:p>
          </table:table-cell>
          <table:table-cell table:style-name="ce4" office:value-type="date" office:date-value="2016-05-16T23:59:58.999998" calcext:value-type="date">
            <text:p>16/05/2016</text:p>
          </table:table-cell>
          <table:table-cell table:style-name="ce5" office:value-type="string" calcext:value-type="string">
            <text:p>Estou fazendo um relatório baseado na última Análise de Conjuntura dos Biocombustíveis publicada pela EPE, e gostaria muito de poder ter acesso a todos os dados mostrados, como por exemplo:</text:p>
            <text:p>Os que estão omitidos na tabela abaixo (entre 2001 e 2007):</text:p>
            <text:p> </text:p>
            <text:p> </text:p>
            <text:p>E na tabela de mix de produção:</text:p>
            <text:p> </text:p>
            <text:p> </text:p>
            <text:p>Vocês poderiam me ajudar?</text:p>
            <text:p> </text:p>
            <text:p>Muito obrigado! </text:p>
            <text:p> </text:p>
            <text:p>Att,</text:p>
            <text:p> </text:p>
            <text:p>Maurício</text:p>
            <text:p/>
          </table:table-cell>
          <table:table-cell table:style-name="ce5" office:value-type="string" calcext:value-type="string">
            <text:p>Análise de Conjuntura dos Biocombustíveis </text:p>
          </table:table-cell>
          <table:table-cell table:style-name="ce5" office:value-type="float" office:value="42503.481099537" calcext:value-type="float">
            <text:p>42503,481099537</text:p>
          </table:table-cell>
          <table:table-cell table:number-columns-repeated="1012"/>
        </table:table-row>
        <table:table-row table:style-name="ro1">
          <table:table-cell table:style-name="ce2" office:value-type="string" calcext:value-type="string">
            <text:p>99938000043201657</text:p>
          </table:table-cell>
          <table:table-cell table:style-name="ce3" office:value-type="date" office:date-value="2016-05-03T11:39:31.999997" calcext:value-type="date">
            <text:p>03/05/2016 11:39</text:p>
          </table:table-cell>
          <table:table-cell table:style-name="ce4" office:value-type="date" office:date-value="2016-05-23T23:59:58.999998" calcext:value-type="date">
            <text:p>23/05/2016</text:p>
          </table:table-cell>
          <table:table-cell table:style-name="ce5" office:value-type="string" calcext:value-type="string">
            <text:p>Relação dos empreendimentos fotovoltaicos habilitados para o 2o. LEILÃO LER 2015 informando nome do empreendimento, município, empreendedor, e demais informações disponíveis. </text:p>
          </table:table-cell>
          <table:table-cell table:style-name="ce5" office:value-type="string" calcext:value-type="string">
            <text:p>USINAS FOTOVOLTAICAS HABILITADAS PARA 2o. LEILÃO LER 2015</text:p>
          </table:table-cell>
          <table:table-cell table:style-name="ce5" office:value-type="float" office:value="42509.4897569444" calcext:value-type="float">
            <text:p>42509,4897569444</text:p>
          </table:table-cell>
          <table:table-cell table:number-columns-repeated="1012"/>
        </table:table-row>
        <table:table-row table:style-name="ro1">
          <table:table-cell table:style-name="ce2" office:value-type="string" calcext:value-type="string">
            <text:p>99938000044201600</text:p>
          </table:table-cell>
          <table:table-cell table:style-name="ce3" office:value-type="date" office:date-value="2016-05-10T10:21:28.000002" calcext:value-type="date">
            <text:p>10/05/2016 10:21</text:p>
          </table:table-cell>
          <table:table-cell table:style-name="ce4" office:value-type="date" office:date-value="2016-05-30T23:59:58.999998" calcext:value-type="date">
            <text:p>30/05/2016</text:p>
          </table:table-cell>
          <table:table-cell table:style-name="ce5" office:value-type="string" calcext:value-type="string">
            <text:p>Gostaria dos dados de consumo de carvão individualizado de todas as térmicas do Brasil nos últimos 5 anos.</text:p>
          </table:table-cell>
          <table:table-cell table:style-name="ce5" office:value-type="string" calcext:value-type="string">
            <text:p>Consumo de Carvão das Termelétricas no Brasil</text:p>
          </table:table-cell>
          <table:table-cell table:style-name="ce5" office:value-type="float" office:value="42508.57125" calcext:value-type="float">
            <text:p>42508,57125</text:p>
          </table:table-cell>
          <table:table-cell table:number-columns-repeated="1012"/>
        </table:table-row>
        <table:table-row table:style-name="ro11">
          <table:table-cell table:style-name="ce2" office:value-type="string" calcext:value-type="string">
            <text:p>99938000045201646</text:p>
          </table:table-cell>
          <table:table-cell table:style-name="ce3" office:value-type="date" office:date-value="2016-05-11T14:40:52.999997" calcext:value-type="date">
            <text:p>11/05/2016 14:40</text:p>
          </table:table-cell>
          <table:table-cell table:style-name="ce4" office:value-type="date" office:date-value="2016-05-31T23:59:58.999998" calcext:value-type="date">
            <text:p>31/05/2016</text:p>
          </table:table-cell>
          <table:table-cell table:style-name="ce5" office:value-type="string" calcext:value-type="string">
            <text:p>Boa tarde</text:p>
            <text:p/>
            <text:p>Gostaria de saber se existe alguma estatística que apresente o consumo de energia elétrica por município brasileiro.</text:p>
            <text:p/>
            <text:p>Muito obrigada</text:p>
            <text:p/>
            <text:p>Ketlin</text:p>
          </table:table-cell>
          <table:table-cell table:style-name="ce5" office:value-type="string" calcext:value-type="string">
            <text:p>Estatística de Consumo de Energia Elétrica por Município - Território Nacional</text:p>
          </table:table-cell>
          <table:table-cell table:style-name="ce5" office:value-type="float" office:value="42501.6560648148" calcext:value-type="float">
            <text:p>42501,6560648148</text:p>
          </table:table-cell>
          <table:table-cell table:number-columns-repeated="1012"/>
        </table:table-row>
        <table:table-row table:style-name="ro1">
          <table:table-cell table:style-name="ce2" office:value-type="string" calcext:value-type="string">
            <text:p>99938000046201691</text:p>
          </table:table-cell>
          <table:table-cell table:style-name="ce3" office:value-type="date" office:date-value="2016-05-12T21:09:44.999997" calcext:value-type="date">
            <text:p>12/05/2016 21:09</text:p>
          </table:table-cell>
          <table:table-cell table:style-name="ce4" office:value-type="date" office:date-value="2016-06-06T23:59:58.999998" calcext:value-type="date">
            <text:p>06/06/2016</text:p>
          </table:table-cell>
          <table:table-cell table:style-name="ce5" office:value-type="string" calcext:value-type="string">
            <text:p>A Universidade Federal de Ouro Preto apresenta em seus âmbitos uma pesquisa relacionada a análises de benchmarking sobre o setor de distribuição de energia elétrica brasileiro. Sendo assim, venho por meio deste solcitiar a disponibilização, caso possível, dos seguintes dados referentes às empresas (ELETROPAULO, CEMIG, COPEL, CPFL-PAULISTA, LIGHT, COELBA, CELESC, ELEKTRO, CELG, CELPE) de distribuição de energia elétrica: custo operacional, energia distribuída, número de consumidores atendido e comprimento de rede. É de interesse que tais dados sejam do período de 2009 em diante. Agradeço desde já.</text:p>
          </table:table-cell>
          <table:table-cell table:style-name="ce5" office:value-type="string" calcext:value-type="string">
            <text:p>Informações sobre agentes de distribuição de energia elétrica para caráter de pesquisa acadêmica</text:p>
          </table:table-cell>
          <table:table-cell table:style-name="ce5" office:value-type="float" office:value="42503.7295833333" calcext:value-type="float">
            <text:p>42503,7295833333</text:p>
          </table:table-cell>
          <table:table-cell table:number-columns-repeated="1012"/>
        </table:table-row>
        <table:table-row table:style-name="ro14">
          <table:table-cell table:style-name="ce2" office:value-type="string" calcext:value-type="string">
            <text:p>99938000047201635</text:p>
          </table:table-cell>
          <table:table-cell table:style-name="ce3" office:value-type="date" office:date-value="2016-05-13T10:09:14" calcext:value-type="date">
            <text:p>13/05/2016 10:09</text:p>
          </table:table-cell>
          <table:table-cell table:style-name="ce4" office:value-type="date" office:date-value="2016-06-06T23:59:58.999998" calcext:value-type="date">
            <text:p>06/06/2016</text:p>
          </table:table-cell>
          <table:table-cell table:style-name="ce5" office:value-type="string" calcext:value-type="string">
            <text:p>Prezados,</text:p>
            <text:p/>
            <text:p>Está sendo desenvolvido no Rio Grande do Sul o Atlas das Biomassas para geração de biogás e de biometano. Em virtude disso, precisamos de um mapa a nível de Brasil onde conste a malha de gás natural do País (infraestrutura, produção, fluxos...).</text:p>
            <text:p/>
            <text:p>Fico no aguardo.</text:p>
            <text:p/>
            <text:p>Atenciosamente,</text:p>
            <text:p/>
            <text:p>Marluce Lumi.</text:p>
            <text:p/>
          </table:table-cell>
          <table:table-cell table:style-name="ce5" office:value-type="string" calcext:value-type="string">
            <text:p>Solicito um mapa contendo a malha de gás natural do Brasil. </text:p>
          </table:table-cell>
          <table:table-cell table:style-name="ce5" office:value-type="float" office:value="42513.6004398148" calcext:value-type="float">
            <text:p>42513,6004398148</text:p>
          </table:table-cell>
          <table:table-cell table:number-columns-repeated="1012"/>
        </table:table-row>
        <table:table-row table:style-name="ro11">
          <table:table-cell table:style-name="ce2" office:value-type="string" calcext:value-type="string">
            <text:p>99938000048201680</text:p>
          </table:table-cell>
          <table:table-cell table:style-name="ce3" office:value-type="date" office:date-value="2016-05-18T15:04:55.000004" calcext:value-type="date">
            <text:p>18/05/2016 15:04</text:p>
          </table:table-cell>
          <table:table-cell table:style-name="ce4" office:value-type="date" office:date-value="2016-06-07T23:59:58.999998" calcext:value-type="date">
            <text:p>07/06/2016</text:p>
          </table:table-cell>
          <table:table-cell table:style-name="ce5" office:value-type="string" calcext:value-type="string">
            <text:p>Eu gostaria de saber os seguintes dados estatísticos.Distribuição de gás natural no Brasil detalhado por ano e por empresa distribuidora para os anos de 2014 e 2015:</text:p>
            <text:p>Número de clientes em dezembro de 2014 e 2015,para cada distribuidora de Gas.</text:p>
            <text:p>Gás total distribuído por cada empresa para os anos de 2014 e 2015.</text:p>
            <text:p/>
            <text:p>Muito Obrigado pela sua colaboração.</text:p>
            <text:p/>
            <text:p>Sir.Raul Guio</text:p>
          </table:table-cell>
          <table:table-cell table:style-name="ce5" office:value-type="string" calcext:value-type="string">
            <text:p>Distribuição de gás natural no Brasil detalhado por ano e por empresa distribuidora:</text:p>
          </table:table-cell>
          <table:table-cell table:style-name="ce5" office:value-type="float" office:value="42514.4536226852" calcext:value-type="float">
            <text:p>42514,4536226852</text:p>
          </table:table-cell>
          <table:table-cell table:number-columns-repeated="1012"/>
        </table:table-row>
        <table:table-row table:style-name="ro2">
          <table:table-cell table:style-name="ce2" office:value-type="string" calcext:value-type="string">
            <text:p>99938000049201624</text:p>
          </table:table-cell>
          <table:table-cell table:style-name="ce3" office:value-type="date" office:date-value="2016-05-20T15:21:54.999999" calcext:value-type="date">
            <text:p>20/05/2016 15:21</text:p>
          </table:table-cell>
          <table:table-cell table:style-name="ce4" office:value-type="date" office:date-value="2016-06-13T23:59:58.999998" calcext:value-type="date">
            <text:p>13/06/2016</text:p>
          </table:table-cell>
          <table:table-cell table:style-name="ce5" office:value-type="string" calcext:value-type="string">
            <text:p>Estou desenvolvendo pesquisa de mestrado (University College London) na área de armazenamento de energia em forma de gelo para o setor comercial brasileiro. Parte da minha pesquisa estuda o efeito de geração distribuída no horário de ponta, e utilizado o documento "NOTA TÉCNICA DEA 01/15 Estimativa da Capacidade Instalada de Geração Distribuída no SIN: Aplicações no Horário de Ponta" como referência.</text:p>
            <text:p/>
            <text:p>Gostaria de solicitar à EPE os dados utilizados para gerar os gráficos das figuras abaixo:</text:p>
            <text:p/>
            <text:p>Figura 1 – Evolução da Curva de Carga diária do SIN no verão, de 2000 a 2014  </text:p>
            <text:p>Figura 2 – Evolução da Curva de Carga diária do SIN no inverno de 2000 a 2014</text:p>
            <text:p>Figura 12 – Curva de Carga por Subgrupo (MW) </text:p>
            <text:p>Figura 13 – Estimativa de carga gerenciada no horário de ponta dados ANEEL </text:p>
            <text:p/>
            <text:p>Atenciosamente,</text:p>
            <text:p>--</text:p>
            <text:p>Bruno Arcuri</text:p>
          </table:table-cell>
          <table:table-cell table:style-name="ce5" office:value-type="string" calcext:value-type="string">
            <text:p>Gráficos - NOTA TÉCNICA DEA 01/15 Estimativa da Capacidade Instalada de Geração Distribuída no SIN: Aplicações no Horário de Ponta</text:p>
          </table:table-cell>
          <table:table-cell table:style-name="ce5" office:value-type="float" office:value="42515.6690625" calcext:value-type="float">
            <text:p>42515,6690625</text:p>
          </table:table-cell>
          <table:table-cell table:number-columns-repeated="1012"/>
        </table:table-row>
        <table:table-row table:style-name="ro1">
          <table:table-cell table:style-name="ce2" office:value-type="string" calcext:value-type="string">
            <text:p>99938000050201659</text:p>
          </table:table-cell>
          <table:table-cell table:style-name="ce3" office:value-type="date" office:date-value="2016-05-23T16:33:18.000003" calcext:value-type="date">
            <text:p>23/05/2016 16:33</text:p>
          </table:table-cell>
          <table:table-cell table:style-name="ce4" office:value-type="date" office:date-value="2016-06-13T23:59:58.999998" calcext:value-type="date">
            <text:p>13/06/2016</text:p>
          </table:table-cell>
          <table:table-cell table:style-name="ce5" office:value-type="string" calcext:value-type="string">
            <text:p>Estou levantando todos os Planos Decenais de Energia já publicados desde 1991, já consegui captar todos exceto os dos anos de 1992, 2004 e 2005, não sei se houveram PDE's produzidos nestes anos, mas se houveram, gostaria de acesso ao material. </text:p>
          </table:table-cell>
          <table:table-cell table:style-name="ce5" office:value-type="string" calcext:value-type="string">
            <text:p>Planos decenais de energia dos anos de 1992,2004 e 2005</text:p>
          </table:table-cell>
          <table:table-cell table:style-name="ce5" office:value-type="float" office:value="42521.6177083333" calcext:value-type="float">
            <text:p>42521,6177083333</text:p>
          </table:table-cell>
          <table:table-cell table:number-columns-repeated="1012"/>
        </table:table-row>
        <table:table-row table:style-name="ro12">
          <table:table-cell table:style-name="ce2" office:value-type="string" calcext:value-type="string">
            <text:p>99938000051201601</text:p>
          </table:table-cell>
          <table:table-cell table:style-name="ce3" office:value-type="date" office:date-value="2016-05-23T16:33:37.999996" calcext:value-type="date">
            <text:p>23/05/2016 16:33</text:p>
          </table:table-cell>
          <table:table-cell table:style-name="ce4" office:value-type="date" office:date-value="2016-06-13T23:59:58.999998" calcext:value-type="date">
            <text:p>13/06/2016</text:p>
          </table:table-cell>
          <table:table-cell table:style-name="ce5" office:value-type="string" calcext:value-type="string">
            <text:p>Prezados,</text:p>
            <text:p/>
            <text:p>Meu nome é João Daniel Cho e estou fazendo uma pesquisa acerca de Belo Monte.</text:p>
            <text:p>De acordo com as atas das 163ª e 167ª reuniões do CMSE (realizada em 13/01/2016 e 06/04/2016, respectivamente), foi deliberada à EPE em conjunto com o ONS que fosse elaborado estudo acerca do impacto das linhas de transmissão para escoamento de energia de Belo Monte. Vi alguns veículos de imprensa referenciarem estes documentos. Gostaria de saber se seria possível a disponibilização destes documentos, e a melhor forma de me manter informado do assunto.</text:p>
            <text:p/>
            <text:p>Atenciosamente,</text:p>
            <text:p/>
            <text:p>João Daniel Cho</text:p>
          </table:table-cell>
          <table:table-cell table:style-name="ce5" office:value-type="string" calcext:value-type="string">
            <text:p>Solicitação de relatório</text:p>
          </table:table-cell>
          <table:table-cell table:style-name="ce5" office:value-type="float" office:value="42520.6769212963" calcext:value-type="float">
            <text:p>42520,6769212963</text:p>
          </table:table-cell>
          <table:table-cell table:number-columns-repeated="1012"/>
        </table:table-row>
        <table:table-row table:style-name="ro18">
          <table:table-cell table:style-name="ce2" office:value-type="string" calcext:value-type="string">
            <text:p>99938000052201648</text:p>
          </table:table-cell>
          <table:table-cell table:style-name="ce3" office:value-type="date" office:date-value="2016-05-24T09:32:29.000002" calcext:value-type="date">
            <text:p>24/05/2016 09:32</text:p>
          </table:table-cell>
          <table:table-cell table:style-name="ce4" office:value-type="date" office:date-value="2016-06-13T23:59:58.999998" calcext:value-type="date">
            <text:p>13/06/2016</text:p>
          </table:table-cell>
          <table:table-cell table:style-name="ce5" office:value-type="string" calcext:value-type="string">
            <text:p>Gostaria de ter informações sobre os leilões de energia, em especial eólica.</text:p>
            <text:p> </text:p>
            <text:p>Acompanhando o site da CCEE observei que ainda haverá 2 leilões de energia em 2016. (O 10º e 11º Leilão de Energia de Reserva (LER), sendo eólica somente no 11º LER).</text:p>
            <text:p>Segundo o link abaixo: http://www.ccee.org.br/portal/faces/oquefazemos_menu_lateral/leiloes?_adf.ctrl-state=1c2pig7tkn_69&amp;_afrLoop=2431493128643459#%40%3F_afrLoop%3D2431493128643459%26_adf.ctrl-state%3D17m2ieri0i_4</text:p>
            <text:p> </text:p>
            <text:p>Para o desenvolvimento de um estudo mais aprofundado e de longo prazo, gostaria de informações sobre outros leilões que estão previsto até 2020.</text:p>
            <text:p> </text:p>
            <text:p>O AEGE possui previsão dos próximos leilões até 2020?</text:p>
            <text:p>Dos próximos leilões, há uma previsão do que será eólica?</text:p>
            <text:p> </text:p>
            <text:p>Se não houver essas informações dos Leilões... </text:p>
            <text:p>vocês dispõem de estudos de demanda e previsão disponível para o longo prazo? Qual é o alcance máximo da previsão de vocês? 2030? 2040? 2050?</text:p>
            <text:p> </text:p>
            <text:p>Da demanda total, como é especificado o percentual de geração eólica? Há alguma definição ou meta para a utilização de energia eólica?</text:p>
            <text:p> </text:p>
            <text:p>Caso essas informações não sejam de conhecimento da AEPE/EPE, onde posso encontrar essas informações?</text:p>
            <text:p> </text:p>
            <text:p>Desde já, grato!</text:p>
            <text:p/>
          </table:table-cell>
          <table:table-cell table:style-name="ce5" office:value-type="string" calcext:value-type="string">
            <text:p>Previsão de leilões</text:p>
          </table:table-cell>
          <table:table-cell table:style-name="ce5" office:value-type="float" office:value="42521.7775" calcext:value-type="float">
            <text:p>42521,7775</text:p>
          </table:table-cell>
          <table:table-cell table:number-columns-repeated="1012"/>
        </table:table-row>
        <table:table-row table:style-name="ro1">
          <table:table-cell table:style-name="ce2" office:value-type="string" calcext:value-type="string">
            <text:p>99938000053201692</text:p>
          </table:table-cell>
          <table:table-cell table:style-name="ce3" office:value-type="date" office:date-value="2016-05-27T00:13:49" calcext:value-type="date">
            <text:p>27/05/2016 00:13</text:p>
          </table:table-cell>
          <table:table-cell table:style-name="ce4" office:value-type="date" office:date-value="2016-06-20T23:59:58.999998" calcext:value-type="date">
            <text:p>20/06/2016</text:p>
          </table:table-cell>
          <table:table-cell table:style-name="ce5" office:value-type="string" calcext:value-type="string">
            <text:p>Como começou, como se deu (na área técnica, econômica, ...) e como está agora a cooperação entre a Petrobras e a Corporação Turca de Petróleo (TPAO) para exploração de petróleo no Mar Negro? </text:p>
          </table:table-cell>
          <table:table-cell table:style-name="ce5" office:value-type="string" calcext:value-type="string">
            <text:p>Cooperação entre a Petrobras e a Corporação Turca de Petróleo</text:p>
          </table:table-cell>
          <table:table-cell table:style-name="ce5" office:value-type="float" office:value="42520.7339699074" calcext:value-type="float">
            <text:p>42520,7339699074</text:p>
          </table:table-cell>
          <table:table-cell table:number-columns-repeated="1012"/>
        </table:table-row>
        <table:table-row table:style-name="ro8">
          <table:table-cell table:style-name="ce2" office:value-type="string" calcext:value-type="string">
            <text:p>99938000054201637</text:p>
          </table:table-cell>
          <table:table-cell table:style-name="ce3" office:value-type="date" office:date-value="2016-05-27T19:15:25.000001" calcext:value-type="date">
            <text:p>27/05/2016 19:15</text:p>
          </table:table-cell>
          <table:table-cell table:style-name="ce4" office:value-type="date" office:date-value="2016-06-20T23:59:58.999998" calcext:value-type="date">
            <text:p>20/06/2016</text:p>
          </table:table-cell>
          <table:table-cell table:style-name="ce5" office:value-type="string" calcext:value-type="string">
            <text:p>As tabelas 5.4 e 5.5 do BEN, traz o dado de rendimento médio das térmicas.</text:p>
            <text:p/>
            <text:p>Gostaria dos dados individualizados dos rendimentos de cada termelétrica a carvão.</text:p>
          </table:table-cell>
          <table:table-cell table:style-name="ce5" office:value-type="string" calcext:value-type="string">
            <text:p>Rendimento das Térmicas</text:p>
          </table:table-cell>
          <table:table-cell table:style-name="ce5" office:value-type="float" office:value="42521.710787037" calcext:value-type="float">
            <text:p>42521,710787037</text:p>
          </table:table-cell>
          <table:table-cell table:number-columns-repeated="1012"/>
        </table:table-row>
        <table:table-row table:style-name="ro1">
          <table:table-cell table:style-name="ce2" office:value-type="string" calcext:value-type="string">
            <text:p>99938000055201681</text:p>
          </table:table-cell>
          <table:table-cell table:style-name="ce3" office:value-type="date" office:date-value="2016-05-29T13:48:18.999999" calcext:value-type="date">
            <text:p>29/05/2016 13:48</text:p>
          </table:table-cell>
          <table:table-cell table:style-name="ce4" office:value-type="date" office:date-value="2016-06-20T23:59:58.999998" calcext:value-type="date">
            <text:p>20/06/2016</text:p>
          </table:table-cell>
          <table:table-cell table:style-name="ce5" office:value-type="string" calcext:value-type="string">
            <text:p>Solicito cópia do contrato CT-EPE-020/2015</text:p>
          </table:table-cell>
          <table:table-cell table:style-name="ce5" office:value-type="string" calcext:value-type="string">
            <text:p>Cópia de Contrato</text:p>
          </table:table-cell>
          <table:table-cell table:style-name="ce5" office:value-type="float" office:value="42529.5538657407" calcext:value-type="float">
            <text:p>42529,5538657407</text:p>
          </table:table-cell>
          <table:table-cell table:number-columns-repeated="1012"/>
        </table:table-row>
        <table:table-row table:style-name="ro15">
          <table:table-cell table:style-name="ce2" office:value-type="string" calcext:value-type="string">
            <text:p>99938000056201626</text:p>
          </table:table-cell>
          <table:table-cell table:style-name="ce3" office:value-type="date" office:date-value="2016-05-30T18:29:02.999999" calcext:value-type="date">
            <text:p>30/05/2016 18:29</text:p>
          </table:table-cell>
          <table:table-cell table:style-name="ce4" office:value-type="date" office:date-value="2016-06-20T23:59:58.999998" calcext:value-type="date">
            <text:p>20/06/2016</text:p>
          </table:table-cell>
          <table:table-cell table:style-name="ce5" office:value-type="string" calcext:value-type="string">
            <text:p>Prezados,</text:p>
            <text:p/>
            <text:p>Sou estudante de graduação em Engenharia Sanitária e Ambiental na Universidade de Santa Catarina, e no momento estou a desenvolver meu Trabalho de Conclusão de Curso. Um dos componentes do estudo é a estimativa de evaporação nos reservatórios de aproveitamentos hidrelétricos selecionados na região Sul do Brasil. Para tanto, são necessárias características de tais reservatórios, a saber:</text:p>
            <text:p/>
            <text:p> a) Nível d'água a montante</text:p>
            <text:p> b) Profundidade média</text:p>
            <text:p> c) Área alagada (se possível diferenciando-as das áreas das calhas naturais dos respectivos rios)</text:p>
            <text:p/>
            <text:p>Tais informações, quando disponíveis, frequentemente possuem divergências de acordo com a fonte consultada. É sabido que a EPE disponibiliza fichas de cadastro de aproveitamentos hidrelétricos, nos quais são fornecidas, entre outras, as informações relacionadas. Sendo assim, gostaria de solicitar o fornecimento destes dados referentes aos aproveitamentos relacionados na planilha em anexo. Saliento que o uso dos dados será restrito à pesquisa mencionada e permaneço à disposição para eventuais esclarecimentos.</text:p>
            <text:p/>
            <text:p>Obrigado pela atenção</text:p>
          </table:table-cell>
          <table:table-cell table:style-name="ce5" office:value-type="string" calcext:value-type="string">
            <text:p>Solicitação de dados para pesquisa acadêmica - Características de aproveitamentos hidrelétricos da região Sul do Brasil</text:p>
          </table:table-cell>
          <table:table-cell table:style-name="ce5" office:value-type="float" office:value="42537.467974537" calcext:value-type="float">
            <text:p>42537,467974537</text:p>
          </table:table-cell>
          <table:table-cell table:number-columns-repeated="1012"/>
        </table:table-row>
        <table:table-row table:style-name="ro10">
          <table:table-cell table:style-name="ce2" office:value-type="string" calcext:value-type="string">
            <text:p>99938000057201671</text:p>
          </table:table-cell>
          <table:table-cell table:style-name="ce3" office:value-type="date" office:date-value="2016-06-02T16:58:03.999996" calcext:value-type="date">
            <text:p>02/06/2016 16:58</text:p>
          </table:table-cell>
          <table:table-cell table:style-name="ce4" office:value-type="date" office:date-value="2016-06-22T23:59:58.999998" calcext:value-type="date">
            <text:p>22/06/2016</text:p>
          </table:table-cell>
          <table:table-cell table:style-name="ce5" office:value-type="string" calcext:value-type="string">
            <text:p>Estou desenvolvendo pesquisa de mestrado (University College London) na área de armazenamento de energia em forma de gelo para o setor comercial brasileiro. </text:p>
            <text:p/>
            <text:p>O documento "NOTA TÉCNICA DEA 12/16 Avaliação da Eficiência Energética e Geração Distribuída para os próximos 10 anos (2015-2024)" apresenta na Tabela 15 o Consumo de energia elétrica no setor residencial por utilidade (Ar condicionado, Refrigerador, Freezer, Lampada, etc.) Porém, o mesmo documento não apresenta essas informações para o setor comercial. </text:p>
            <text:p/>
            <text:p>O anuário Estatístico de Energia Elétrica 2015 também apresenta informações detalhadas de consumo do setor comercial, porém não no formato de utilidades (Ar condicionado, Lâmpadas etc.). A EPE teria essas informações? (Uma espécie de tabela 15 para o setor comercial)</text:p>
            <text:p/>
            <text:p>Imensamente grato,</text:p>
            <text:p/>
            <text:p>Bruno Arcuri</text:p>
          </table:table-cell>
          <table:table-cell table:style-name="ce5" office:value-type="string" calcext:value-type="string">
            <text:p><text:s/>Consumo de energia elétrica no setor comercial por utilidade</text:p>
          </table:table-cell>
          <table:table-cell table:style-name="ce5" office:value-type="float" office:value="42524.4981018519" calcext:value-type="float">
            <text:p>42524,4981018519</text:p>
          </table:table-cell>
          <table:table-cell table:number-columns-repeated="1012"/>
        </table:table-row>
        <table:table-row table:style-name="ro20">
          <table:table-cell table:style-name="ce2" office:value-type="string" calcext:value-type="string">
            <text:p>99938000058201615</text:p>
          </table:table-cell>
          <table:table-cell table:style-name="ce3" office:value-type="date" office:date-value="2016-06-08T17:10:24.000004" calcext:value-type="date">
            <text:p>08/06/2016 17:10</text:p>
          </table:table-cell>
          <table:table-cell table:style-name="ce4" office:value-type="date" office:date-value="2016-06-28T23:59:58.999998" calcext:value-type="date">
            <text:p>28/06/2016</text:p>
          </table:table-cell>
          <table:table-cell table:style-name="ce5" office:value-type="string" calcext:value-type="string">
            <text:p>Senhores, boa tarde</text:p>
            <text:p/>
            <text:p>Faço parte da Câmara Setorial de Energias Renováveis da Federação das Indústrias do Ceará. Gostaria de saber como adquirir o livro MANUAL DE MEDIÇÕES ANEMOMÉTRICAS – BOAS PRÁTICAS.</text:p>
            <text:p/>
            <text:p>Grato pela atenção</text:p>
          </table:table-cell>
          <table:table-cell table:style-name="ce5" office:value-type="string" calcext:value-type="string">
            <text:p>Aquisição de livro</text:p>
          </table:table-cell>
          <table:table-cell table:style-name="ce5" office:value-type="float" office:value="42530.5126041667" calcext:value-type="float">
            <text:p>42530,5126041667</text:p>
          </table:table-cell>
          <table:table-cell table:number-columns-repeated="1012"/>
        </table:table-row>
        <table:table-row table:style-name="ro1">
          <table:table-cell table:style-name="ce2" office:value-type="string" calcext:value-type="string">
            <text:p>99938000059201660</text:p>
          </table:table-cell>
          <table:table-cell table:style-name="ce3" office:value-type="date" office:date-value="2016-06-08T17:53:17.999998" calcext:value-type="date">
            <text:p>08/06/2016 17:53</text:p>
          </table:table-cell>
          <table:table-cell table:style-name="ce4" office:value-type="date" office:date-value="2016-06-28T23:59:58.999998" calcext:value-type="date">
            <text:p>28/06/2016</text:p>
          </table:table-cell>
          <table:table-cell table:style-name="ce5" office:value-type="string" calcext:value-type="string">
            <text:p>Solicito acesso ao Estudo de Impacto Ambiental da UHE Castanheira, projetada para a sub-bacia do rio Juruena, no estado de Mato Grosso.</text:p>
          </table:table-cell>
          <table:table-cell table:style-name="ce5" office:value-type="string" calcext:value-type="string">
            <text:p>Estudo de Impacto Ambiental da UHE Castanheira</text:p>
          </table:table-cell>
          <table:table-cell table:style-name="ce5" office:value-type="float" office:value="42536.6426273148" calcext:value-type="float">
            <text:p>42536,6426273148</text:p>
          </table:table-cell>
          <table:table-cell table:number-columns-repeated="1012"/>
        </table:table-row>
        <table:table-row table:style-name="ro11">
          <table:table-cell table:style-name="ce2" office:value-type="string" calcext:value-type="string">
            <text:p>99938000060201694</text:p>
          </table:table-cell>
          <table:table-cell table:style-name="ce3" office:value-type="date" office:date-value="2016-06-09T19:30:52.999998" calcext:value-type="date">
            <text:p>09/06/2016 19:30</text:p>
          </table:table-cell>
          <table:table-cell table:style-name="ce4" office:value-type="date" office:date-value="2016-07-04T23:59:58.999998" calcext:value-type="date">
            <text:p>04/07/2016</text:p>
          </table:table-cell>
          <table:table-cell table:style-name="ce5" office:value-type="string" calcext:value-type="string">
            <text:p>Prezados, boa noite,</text:p>
            <text:p/>
            <text:p>Gostaria de solicitá-los, se possível, dados sobre consumo de de energia elétrica por município (pode ser em kWh).  </text:p>
            <text:p/>
            <text:p>Estou realizando um estudo para minha conclusão de curso sobre a viabilidade econômica de Parcerias Público Privadas e este dado seria essencial.</text:p>
            <text:p/>
            <text:p>Desde já obrigado.</text:p>
          </table:table-cell>
          <table:table-cell table:style-name="ce5" office:value-type="string" calcext:value-type="string">
            <text:p>Iluminação pública por município</text:p>
          </table:table-cell>
          <table:table-cell table:style-name="ce5" office:value-type="float" office:value="42534.6943287037" calcext:value-type="float">
            <text:p>42534,6943287037</text:p>
          </table:table-cell>
          <table:table-cell table:number-columns-repeated="1012"/>
        </table:table-row>
        <table:table-row table:style-name="ro5">
          <table:table-cell table:style-name="ce2" office:value-type="string" calcext:value-type="string">
            <text:p>99938000061201639</text:p>
          </table:table-cell>
          <table:table-cell table:style-name="ce3" office:value-type="date" office:date-value="2016-06-13T16:00:39.999997" calcext:value-type="date">
            <text:p>13/06/2016 16:00</text:p>
          </table:table-cell>
          <table:table-cell table:style-name="ce4" office:value-type="date" office:date-value="2016-07-04T23:59:58.999998" calcext:value-type="date">
            <text:p>04/07/2016</text:p>
          </table:table-cell>
          <table:table-cell table:style-name="ce5" office:value-type="string" calcext:value-type="string">
            <text:p>Gostaria da informações sobre a metodologia de cálculo da garantia física de usina de biomassa (fonte cavaco de madeira) com o custo variável unitário (CVU) diferente de zero, só encontrei considerando o CVU nulo.</text:p>
            <text:p/>
          </table:table-cell>
          <table:table-cell table:style-name="ce5" office:value-type="string" calcext:value-type="string">
            <text:p>Metodologia de cálculo da Garantia Física de usina de biomassa</text:p>
          </table:table-cell>
          <table:table-cell table:style-name="ce5" office:value-type="float" office:value="42537.5589467593" calcext:value-type="float">
            <text:p>42537,5589467593</text:p>
          </table:table-cell>
          <table:table-cell table:number-columns-repeated="1012"/>
        </table:table-row>
        <table:table-row table:style-name="ro4">
          <table:table-cell table:style-name="ce2" office:value-type="string" calcext:value-type="string">
            <text:p>99938000062201683</text:p>
          </table:table-cell>
          <table:table-cell table:style-name="ce3" office:value-type="date" office:date-value="2016-06-15T14:54:36" calcext:value-type="date">
            <text:p>15/06/2016 14:54</text:p>
          </table:table-cell>
          <table:table-cell table:style-name="ce4" office:value-type="date" office:date-value="2016-07-05T23:59:58.999998" calcext:value-type="date">
            <text:p>05/07/2016</text:p>
          </table:table-cell>
          <table:table-cell table:style-name="ce5" office:value-type="string" calcext:value-type="string">
            <text:p>Olá, boa tarde.</text:p>
            <text:p/>
            <text:p>O meu nome é Lucas Fabbro, sou funcionário da GE na área de energia eólica e estamos realizando um estudo a respeito das condições de vento das principais regiões de geração eólica do país. Obtivemos acesso aos dados desagregados da plataforma AMA e estamos com algumas dúvidas a respeito de como eles foram coletados, de modo que eu gostaria de perguntar se seria possível termos alguns esclarecimentos a esse respeito.</text:p>
            <text:p/>
            <text:p>Primeiramente, gostaríamos de confirmar a origem das informações. Elas são coletadas e enviadas ao sistema pelos parques já em processo de geração? Se sim, esse envio é facultativo ou obrigatório para todos os parques?</text:p>
            <text:p/>
            <text:p>De acordo com o “AMA - Manual do Usuário” de 2014, cada parque possui uma estação anemométrica. As informações relativas a um parque são medidas por meio dessa única estação? Sendo esse o caso, a altura do anemômetro é padrão (80m, por exemplo) ou varia de acordo com cada parque?</text:p>
            <text:p/>
            <text:p>Por fim, as informações de velocidade média são calculadas de que forma? São uma média simples das diferentes medições dado um Estado, ano, mês e horário?</text:p>
            <text:p/>
            <text:p>Muito obrigado pela compreensão.</text:p>
            <text:p/>
            <text:p>Atenciosamente,</text:p>
            <text:p/>
            <text:p>Lucas Dal Fabbro</text:p>
          </table:table-cell>
          <table:table-cell table:style-name="ce5" office:value-type="string" calcext:value-type="string">
            <text:p>Dúvidas a respeito da coleta de dados desagregados da plataforma AMA </text:p>
          </table:table-cell>
          <table:table-cell table:style-name="ce5" office:value-type="float" office:value="42537.7409837963" calcext:value-type="float">
            <text:p>42537,7409837963</text:p>
          </table:table-cell>
          <table:table-cell table:number-columns-repeated="1012"/>
        </table:table-row>
        <table:table-row table:style-name="ro5">
          <table:table-cell table:style-name="ce2" office:value-type="string" calcext:value-type="string">
            <text:p>99938000063201628</text:p>
          </table:table-cell>
          <table:table-cell table:style-name="ce3" office:value-type="date" office:date-value="2016-06-15T14:54:48.000001" calcext:value-type="date">
            <text:p>15/06/2016 14:54</text:p>
          </table:table-cell>
          <table:table-cell table:style-name="ce4" office:value-type="date" office:date-value="2016-07-05T23:59:58.999998" calcext:value-type="date">
            <text:p>05/07/2016</text:p>
          </table:table-cell>
          <table:table-cell table:style-name="ce5" office:value-type="string" calcext:value-type="string">
            <text:p>Preciso de login e senha para acessar o WEBMAP?</text:p>
            <text:p>Obrigado.</text:p>
          </table:table-cell>
          <table:table-cell table:style-name="ce5" office:value-type="string" calcext:value-type="string">
            <text:p>WEBMAP</text:p>
          </table:table-cell>
          <table:table-cell table:style-name="ce5" office:value-type="float" office:value="42550.7401736111" calcext:value-type="float">
            <text:p>42550,7401736111</text:p>
          </table:table-cell>
          <table:table-cell table:number-columns-repeated="1012"/>
        </table:table-row>
        <table:table-row table:style-name="ro1">
          <table:table-cell table:style-name="ce2" office:value-type="string" calcext:value-type="string">
            <text:p>99938000064201672</text:p>
          </table:table-cell>
          <table:table-cell table:style-name="ce3" office:value-type="date" office:date-value="2016-06-16T10:01:47.000001" calcext:value-type="date">
            <text:p>16/06/2016 10:01</text:p>
          </table:table-cell>
          <table:table-cell table:style-name="ce4" office:value-type="date" office:date-value="2016-07-06T23:59:58.999998" calcext:value-type="date">
            <text:p>06/07/2016</text:p>
          </table:table-cell>
          <table:table-cell table:number-columns-repeated="2" table:style-name="ce5" office:value-type="string" calcext:value-type="string">
            <text:p>Solicito uma cópia do Plano de Cargos e Salários em vigor da empresa.</text:p>
          </table:table-cell>
          <table:table-cell table:style-name="ce5" office:value-type="float" office:value="42549.4543402778" calcext:value-type="float">
            <text:p>42549,4543402778</text:p>
          </table:table-cell>
          <table:table-cell table:number-columns-repeated="1012"/>
        </table:table-row>
        <table:table-row table:style-name="ro7">
          <table:table-cell table:style-name="ce2" office:value-type="string" calcext:value-type="string">
            <text:p>99938000065201617</text:p>
          </table:table-cell>
          <table:table-cell table:style-name="ce3" office:value-type="date" office:date-value="2016-06-16T10:59:32.000004" calcext:value-type="date">
            <text:p>16/06/2016 10:59</text:p>
          </table:table-cell>
          <table:table-cell table:style-name="ce4" office:value-type="date" office:date-value="2016-07-06T23:59:58.999998" calcext:value-type="date">
            <text:p>06/07/2016</text:p>
          </table:table-cell>
          <table:table-cell table:style-name="ce5" office:value-type="string" calcext:value-type="string">
            <text:p>A respeito da publicação Resenha Mensal do Mercado de Energia Elétrica, gostaria de saber se é possível ter acesso aos dados históricos do consumo industrial por ramo de atividade para acompanhar a análise feita na Resenha. Com os dados disponibilizado pela CCEE (InfoMercado - Dados Gerais) por ramo de atividade, não consigo encontrar as variações informadas na Resenha Mensal. Os dados históricos do consumo industrial por ramo de atividade da EPE são diferentes da CCEE? Ou é possível fazer correlação entre os mesmos?</text:p>
            <text:p/>
            <text:p>Em anexo: EPE Resenha de Mercado mar/16</text:p>
            <text:p>          CCEE InfoMercado Dados Gerais 2016</text:p>
          </table:table-cell>
          <table:table-cell table:style-name="ce5" office:value-type="string" calcext:value-type="string">
            <text:p>Resenha de Mercado - Dúvida</text:p>
          </table:table-cell>
          <table:table-cell table:style-name="ce5" office:value-type="float" office:value="42548.5069328704" calcext:value-type="float">
            <text:p>42548,5069328704</text:p>
          </table:table-cell>
          <table:table-cell table:number-columns-repeated="1012"/>
        </table:table-row>
        <table:table-row table:style-name="ro23">
          <table:table-cell table:style-name="ce2" office:value-type="string" calcext:value-type="string">
            <text:p>99938000066201661</text:p>
          </table:table-cell>
          <table:table-cell table:style-name="ce3" office:value-type="date" office:date-value="2016-06-23T16:22:08.999999" calcext:value-type="date">
            <text:p>23/06/2016 16:22</text:p>
          </table:table-cell>
          <table:table-cell table:style-name="ce4" office:value-type="date" office:date-value="2016-07-13T23:59:58.999998" calcext:value-type="date">
            <text:p>13/07/2016</text:p>
          </table:table-cell>
          <table:table-cell table:style-name="ce5" office:value-type="string" calcext:value-type="string">
            <text:p>Prezados Senhores,</text:p>
            <text:p/>
            <text:p>Sou Dalmir Demartini, com formação: Técnico em Agropecuária - 2003, Agronomia -2010 e atualmente estou fazendo Pós Graduação na Fai Faculdades de Itapiranga na área de Perícia, Consultoria e Gestão Ambiental.</text:p>
            <text:p>         Para concluir a Pós Graduação é preciso fazer um artigo. </text:p>
            <text:p>         Meu interesse é pela área de Energias e estou a fim de instigar sobre a área de energia solar.</text:p>
            <text:p>         Abaixo, segue apenas alguns tópicos, ideias para buscar informações.</text:p>
            <text:p>         Gostaria de ter sua opinião referente o que seria mais importante pesquisar, de se obter informações, aprofundar no assunto energia solar, que seja de impacto, de relevância, situação problema.</text:p>
            <text:p> ---mapear as unidades de energia solar em funcionamento; </text:p>
            <text:p>---quantificar a produção de energia solar no Brasil; </text:p>
            <text:p>---Custos de Implantação; locais a serem implantados; relação custo benefício; </text:p>
            <text:p>--- relatar as empresas atuantes na atividade; </text:p>
            <text:p>--- descrever sobre as tendências da área; </text:p>
            <text:p>--- apontar sugestões para o avanço dessa tecnologia; </text:p>
            <text:p>--- apontar como está sendo usada a energia solar.</text:p>
            <text:p>          O que realmente é uma dúvida no setor de energia solar, que deveria ser buscado, aprofundado o conhecimento?</text:p>
            <text:p>Sugestões são bem vindas.</text:p>
            <text:p/>
            <text:p>Desde já Agradeço pela Atenção.</text:p>
            <text:p/>
            <text:p>At,</text:p>
            <text:p/>
            <text:p>Dalmir Demartini</text:p>
            <text:p>49 84365525 wats</text:p>
            <text:p>49 85049022</text:p>
            <text:p>Av Tancredo Neves, 84, Santa Terezinha do Progresso, SC</text:p>
          </table:table-cell>
          <table:table-cell table:style-name="ce5" office:value-type="string" calcext:value-type="string">
            <text:p>Sugestão do Tema para Artigo</text:p>
          </table:table-cell>
          <table:table-cell table:style-name="ce5" office:value-type="float" office:value="42548.3527893519" calcext:value-type="float">
            <text:p>42548,3527893519</text:p>
          </table:table-cell>
          <table:table-cell table:number-columns-repeated="1012"/>
        </table:table-row>
        <table:table-row table:style-name="ro24">
          <table:table-cell table:style-name="ce2" office:value-type="string" calcext:value-type="string">
            <text:p>99938000067201614</text:p>
          </table:table-cell>
          <table:table-cell table:style-name="ce3" office:value-type="date" office:date-value="2016-06-23T17:35:01.999997" calcext:value-type="date">
            <text:p>23/06/2016 17:35</text:p>
          </table:table-cell>
          <table:table-cell table:style-name="ce4" office:value-type="date" office:date-value="2016-07-13T23:59:58.999998" calcext:value-type="date">
            <text:p>13/07/2016</text:p>
          </table:table-cell>
          <table:table-cell table:style-name="ce5" office:value-type="string" calcext:value-type="string">
            <text:p>Prezados, boa tarde</text:p>
            <text:p> </text:p>
            <text:p>Entrei em contato hoje pela tarde na EPE e a Rosangela me passou esse contato.</text:p>
            <text:p> </text:p>
            <text:p>Me chamo Thiago Ferreira e trabalho em uma empresa de consultoria em investimentos, Alumini, e estamos interessados em realizar negócios com as empresas listadas abaixo:</text:p>
            <text:p> </text:p>
            <text:p>- Ebrasil Energia Ltda.</text:p>
            <text:p>- GG Power Participações S.A.</text:p>
            <text:p>- Genpower Participações S. A.</text:p>
            <text:p> </text:p>
            <text:p>Para que possamos nos sentir mais confiantes com relação a estes negócios, entrei em contato para perguntar se vocês poderiam nos dar algum tipo de referência sobre elas.</text:p>
            <text:p> </text:p>
            <text:p>Pesquisamos no Google, porém há poucas informações sobre as empresas.</text:p>
            <text:p> </text:p>
            <text:p>Aguardo ansioso por sua resposta. </text:p>
            <text:p> </text:p>
            <text:p>Obrigado.</text:p>
          </table:table-cell>
          <table:table-cell table:style-name="ce5" office:value-type="string" calcext:value-type="string">
            <text:p>Informações sobre empresas</text:p>
          </table:table-cell>
          <table:table-cell table:style-name="ce5" office:value-type="float" office:value="42545.5397916667" calcext:value-type="float">
            <text:p>42545,5397916667</text:p>
          </table:table-cell>
          <table:table-cell table:number-columns-repeated="1012"/>
        </table:table-row>
        <table:table-row table:style-name="ro1">
          <table:table-cell table:style-name="ce2" office:value-type="string" calcext:value-type="string">
            <text:p>99938000068201651</text:p>
          </table:table-cell>
          <table:table-cell table:style-name="ce3" office:value-type="date" office:date-value="2016-06-29T16:32:32.999997" calcext:value-type="date">
            <text:p>29/06/2016 16:32</text:p>
          </table:table-cell>
          <table:table-cell table:style-name="ce4" office:value-type="date" office:date-value="2016-07-19T23:59:58.999998" calcext:value-type="date">
            <text:p>19/07/2016</text:p>
          </table:table-cell>
          <table:table-cell table:style-name="ce5" office:value-type="string" calcext:value-type="string">
            <text:p>Projeção % de aumento da tarifa de energia eletrica para 2016 para o estado de SP por distribuidora.</text:p>
          </table:table-cell>
          <table:table-cell table:style-name="ce5" office:value-type="string" calcext:value-type="string">
            <text:p>Projeção de aumento de energia eletrica</text:p>
          </table:table-cell>
          <table:table-cell table:style-name="ce5" office:value-type="float" office:value="42550.788587963" calcext:value-type="float">
            <text:p>42550,788587963</text:p>
          </table:table-cell>
          <table:table-cell table:number-columns-repeated="1012"/>
        </table:table-row>
        <table:table-row table:style-name="ro8">
          <table:table-cell table:style-name="ce2" office:value-type="string" calcext:value-type="string">
            <text:p>99938000069201603</text:p>
          </table:table-cell>
          <table:table-cell table:style-name="ce3" office:value-type="date" office:date-value="2016-06-30T12:45:52.999998" calcext:value-type="date">
            <text:p>30/06/2016 12:45</text:p>
          </table:table-cell>
          <table:table-cell table:style-name="ce4" office:value-type="date" office:date-value="2016-07-20T23:59:58.999998" calcext:value-type="date">
            <text:p>20/07/2016</text:p>
          </table:table-cell>
          <table:table-cell table:style-name="ce5" office:value-type="string" calcext:value-type="string">
            <text:p>Sou Amanda Giselly, aluna do programa de pós graduação em Clima e Ambiente (CLIAMB) venho encarecidamente solicitar dados de consumo de energia elétrica na cidade de Manaus-Amazonas, se possível por bairro/zona.  Preciso dos dados de consumo mensal (para cada mês do ano) e diário (para cada hora do dia) de energia por bairro do ano de 2013 a 2014.</text:p>
            <text:p>Tais dados serão utilizados  para desenvolvimento do meu trabalho de dissertação com objetivo de estimar contribuição do consumo de energia em áreas residenciais e industriais/comerciais na região de Manaus.</text:p>
            <text:p>Agradeço a colaboração</text:p>
          </table:table-cell>
          <table:table-cell table:style-name="ce5" office:value-type="string" calcext:value-type="string">
            <text:p>Dados de consumo de energia de MANAUS 2013 A 2014</text:p>
          </table:table-cell>
          <table:table-cell table:style-name="ce5" office:value-type="float" office:value="42555.5095601852" calcext:value-type="float">
            <text:p>42555,5095601852</text:p>
          </table:table-cell>
          <table:table-cell table:number-columns-repeated="1012"/>
        </table:table-row>
        <table:table-row table:style-name="ro8">
          <table:table-cell table:style-name="ce2" office:value-type="string" calcext:value-type="string">
            <text:p>99938000070201620</text:p>
          </table:table-cell>
          <table:table-cell table:style-name="ce3" office:value-type="date" office:date-value="2016-07-01T16:00:57.000001" calcext:value-type="date">
            <text:p>01/07/2016 16:00</text:p>
          </table:table-cell>
          <table:table-cell table:style-name="ce4" office:value-type="date" office:date-value="2016-07-25T23:59:58.999998" calcext:value-type="date">
            <text:p>25/07/2016</text:p>
          </table:table-cell>
          <table:table-cell table:style-name="ce5" office:value-type="string" calcext:value-type="string">
            <text:p>Caros,</text:p>
            <text:p>Gostaria de ter acesso a todos os contratos do órgão com a empresa PDA Projetos CNPJ 02.986.279/0001-50. Também gostaria de saber quanto foi desembolsado para a empresa em cada um dos contratos.</text:p>
            <text:p>Atenciosamente,</text:p>
          </table:table-cell>
          <table:table-cell table:style-name="ce5" office:value-type="string" calcext:value-type="string">
            <text:p>SOBRE CONTRATOS</text:p>
          </table:table-cell>
          <table:table-cell table:style-name="ce5" office:value-type="float" office:value="42564.7669097222" calcext:value-type="float">
            <text:p>42564,7669097222</text:p>
          </table:table-cell>
          <table:table-cell table:number-columns-repeated="1012"/>
        </table:table-row>
        <table:table-row table:style-name="ro1">
          <table:table-cell table:style-name="ce2" office:value-type="string" calcext:value-type="string">
            <text:p>99938000071201674</text:p>
          </table:table-cell>
          <table:table-cell table:style-name="ce3" office:value-type="date" office:date-value="2016-07-06T11:01:13.999999" calcext:value-type="date">
            <text:p>06/07/2016 11:01</text:p>
          </table:table-cell>
          <table:table-cell table:style-name="ce4" office:value-type="date" office:date-value="2016-07-26T23:59:58.999998" calcext:value-type="date">
            <text:p>26/07/2016</text:p>
          </table:table-cell>
          <table:table-cell table:style-name="ce5" office:value-type="string" calcext:value-type="string">
            <text:p>Gostaria de perguntar se a EPE esta seguindo a SÚMULA 363 TST nas rescisões de contratações de empregados sem concurso público. E quais são os direitos a receber em caso de demissão de empregado não concursado que são pagos pela empresa.</text:p>
          </table:table-cell>
          <table:table-cell table:style-name="ce5" office:value-type="string" calcext:value-type="string">
            <text:p>SÚMULA 363 TST</text:p>
          </table:table-cell>
          <table:table-cell table:style-name="ce5" office:value-type="float" office:value="42564.8137731481" calcext:value-type="float">
            <text:p>42564,8137731481</text:p>
          </table:table-cell>
          <table:table-cell table:number-columns-repeated="1012"/>
        </table:table-row>
        <table:table-row table:style-name="ro1">
          <table:table-cell table:style-name="ce2" office:value-type="string" calcext:value-type="string">
            <text:p>99938000072201619</text:p>
          </table:table-cell>
          <table:table-cell table:style-name="ce3" office:value-type="date" office:date-value="2016-07-09T08:29:43" calcext:value-type="date">
            <text:p>09/07/2016 08:29</text:p>
          </table:table-cell>
          <table:table-cell table:style-name="ce4" office:value-type="date" office:date-value="2016-08-01T23:59:58.999998" calcext:value-type="date">
            <text:p>01/08/2016</text:p>
          </table:table-cell>
          <table:table-cell table:style-name="ce5" office:value-type="string" calcext:value-type="string">
            <text:p>Solicito cópia de arquvio, no formato shapefile ou outro de geolocalização, dos gasodutos de transporte no país</text:p>
          </table:table-cell>
          <table:table-cell table:style-name="ce5" office:value-type="string" calcext:value-type="string">
            <text:p>Arquivo Shapfile </text:p>
          </table:table-cell>
          <table:table-cell table:style-name="ce5" office:value-type="float" office:value="42563.3959606482" calcext:value-type="float">
            <text:p>42563,3959606482</text:p>
          </table:table-cell>
          <table:table-cell table:number-columns-repeated="1012"/>
        </table:table-row>
        <table:table-row table:style-name="ro1">
          <table:table-cell table:style-name="ce2" office:value-type="string" calcext:value-type="string">
            <text:p>99938000073201663</text:p>
          </table:table-cell>
          <table:table-cell table:style-name="ce3" office:value-type="date" office:date-value="2016-07-14T09:25:12" calcext:value-type="date">
            <text:p>14/07/2016 09:25</text:p>
          </table:table-cell>
          <table:table-cell table:style-name="ce4" office:value-type="date" office:date-value="2016-08-03T23:59:58.999998" calcext:value-type="date">
            <text:p>03/08/2016</text:p>
          </table:table-cell>
          <table:table-cell table:style-name="ce5" office:value-type="string" calcext:value-type="string">
            <text:p>Gostaria de solicitar o encaminhamento da norma interna do Banco que regulamenta o controles de estoques na instituição.</text:p>
          </table:table-cell>
          <table:table-cell table:style-name="ce5" office:value-type="string" calcext:value-type="string">
            <text:p>Norma Interna de Controle de Estoques</text:p>
          </table:table-cell>
          <table:table-cell table:style-name="ce5" office:value-type="float" office:value="42576.4791666667" calcext:value-type="float">
            <text:p>42576,4791666667</text:p>
          </table:table-cell>
          <table:table-cell table:number-columns-repeated="1012"/>
        </table:table-row>
        <table:table-row table:style-name="ro22">
          <table:table-cell table:style-name="ce2" office:value-type="string" calcext:value-type="string">
            <text:p>99938000074201616</text:p>
          </table:table-cell>
          <table:table-cell table:style-name="ce3" office:value-type="date" office:date-value="2016-07-14T09:25:52.000003" calcext:value-type="date">
            <text:p>14/07/2016 09:25</text:p>
          </table:table-cell>
          <table:table-cell table:style-name="ce4" office:value-type="date" office:date-value="2016-08-03T23:59:58.999998" calcext:value-type="date">
            <text:p>03/08/2016</text:p>
          </table:table-cell>
          <table:table-cell table:style-name="ce5" office:value-type="string" calcext:value-type="string">
            <text:p>Prezados, bom dia</text:p>
            <text:p/>
            <text:p>solicito, por gentileza, uma cópia do documento pelo qual a EPE encaminhou o relatório contendo a Memória de Cálculo da Garantia Física de Energia das usinas eólicas para o MME, conforme disposto no § 2º do art. 3º da REN 416/2015, abaixo transcrito.</text:p>
            <text:p/>
            <text:p>Art. 3º A Revisão dos Montantes de Garantia Física de Energia de que trata o art. 1o,</text:p>
            <text:p>inciso I, será realizada na ocorrência de alterações de características técnicas que tenham sido</text:p>
            <text:p>autorizadas pelo Ministério de Minas e Energia ou pela ANEEL, com consequente alteração da</text:p>
            <text:p>produção de energia elétrica.</text:p>
            <text:p>§ 1º O cálculo da Garantia Física de Energia será realizado pela Empresa de Pesquisa</text:p>
            <text:p>Energética - EPE, por solicitação do Ministério de Minas e Energia.</text:p>
            <text:p>§ 1º O Ministério de Minas e Energia enviará solicitação à EPE para a realização dos</text:p>
            <text:p>cálculos das Garantias Físicas de Energias, nas seguintes datas: (Redação dada pela PRT MME 351</text:p>
            <text:p>de 06.07.2016)</text:p>
            <text:p>I - 30 de março; (Incluído pela PRT MME 351 de 06.07.2016)</text:p>
            <text:p>II - 30 de julho; e (Incluído pela PRT MME 351 de 06.07.2016)</text:p>
            <text:p>III - 30 de novembro. (Incluído pela PRT MME 351 de 06.07.2016)</text:p>
            <text:p>§ 2º A EPE encaminhará ao Ministério de Minas e Energia relatório contendo a Memória</text:p>
            <text:p>de Cálculo da Garantia Física de Energia.</text:p>
            <text:p/>
            <text:p>Obrigado!</text:p>
            <text:p/>
          </table:table-cell>
          <table:table-cell table:style-name="ce5" office:value-type="string" calcext:value-type="string">
            <text:p>Cópia de documento</text:p>
          </table:table-cell>
          <table:table-cell table:style-name="ce5" office:value-type="float" office:value="42569.7325347222" calcext:value-type="float">
            <text:p>42569,7325347222</text:p>
          </table:table-cell>
          <table:table-cell table:number-columns-repeated="1012"/>
        </table:table-row>
        <table:table-row table:style-name="ro5">
          <table:table-cell table:style-name="ce2" office:value-type="string" calcext:value-type="string">
            <text:p>99938000075201652</text:p>
          </table:table-cell>
          <table:table-cell table:style-name="ce3" office:value-type="date" office:date-value="2016-07-14T15:50:29.999996" calcext:value-type="date">
            <text:p>14/07/2016 15:50</text:p>
          </table:table-cell>
          <table:table-cell table:style-name="ce4" office:value-type="date" office:date-value="2016-08-03T23:59:58.999998" calcext:value-type="date">
            <text:p>03/08/2016</text:p>
          </table:table-cell>
          <table:table-cell table:style-name="ce5" office:value-type="string" calcext:value-type="string">
            <text:p>EPE-DEE-RE-107/2015-rev.O- </text:p>
            <text:p>“Estudo de Suprimento Elétrico às Regiões de Araçatuba e Presidente Prudente”, de 17 de julho de 2015</text:p>
          </table:table-cell>
          <table:table-cell table:style-name="ce5" office:value-type="string" calcext:value-type="string">
            <text:p>cópia do documento EPE-DEE-RE-107/2015-rev.O</text:p>
          </table:table-cell>
          <table:table-cell table:style-name="ce5" office:value-type="float" office:value="42570.4808333333" calcext:value-type="float">
            <text:p>42570,4808333333</text:p>
          </table:table-cell>
          <table:table-cell table:number-columns-repeated="1012"/>
        </table:table-row>
        <table:table-row table:style-name="ro12">
          <table:table-cell table:style-name="ce2" office:value-type="string" calcext:value-type="string">
            <text:p>99938000076201605</text:p>
          </table:table-cell>
          <table:table-cell table:style-name="ce3" office:value-type="date" office:date-value="2016-07-26T17:27:14.999996" calcext:value-type="date">
            <text:p>26/07/2016 17:27</text:p>
          </table:table-cell>
          <table:table-cell table:style-name="ce4" office:value-type="date" office:date-value="2016-08-15T23:59:58.999998" calcext:value-type="date">
            <text:p>15/08/2016</text:p>
          </table:table-cell>
          <table:table-cell table:style-name="ce5" office:value-type="string" calcext:value-type="string">
            <text:p>Caro Responsável</text:p>
            <text:p/>
            <text:p>A Empresa de Pesquisa Energética – EPE cadastrou 1.192 projetos para o 2º Leilão de Reserva 2016, previsto para ocorrer no dia 28 de outubro, dentre os quais foram cadastrados 206 projetos Eólicos para o estado do Rio Grande do Norte.</text:p>
            <text:p> </text:p>
            <text:p>Gostaria de informações acerca dos projetos Eólicos cadastrados para o Rio Grande do Norte, em especial para os projetos Eólicos que estarão em  disputa no 2º Leilão de Reserva 2016 no Minucio de Jandaíra/RN.</text:p>
            <text:p/>
            <text:p>Agradeço a Informação.</text:p>
            <text:p/>
          </table:table-cell>
          <table:table-cell table:style-name="ce5" office:value-type="string" calcext:value-type="string">
            <text:p>Informação dos projetos Eólicos que estarão em <text:s/>disputa no 2º Leilão de Reserva 2016 no Minucio de Jandaíra/RN</text:p>
          </table:table-cell>
          <table:table-cell table:style-name="ce5" office:value-type="float" office:value="42584.7803587963" calcext:value-type="float">
            <text:p>42584,7803587963</text:p>
          </table:table-cell>
          <table:table-cell table:number-columns-repeated="1012"/>
        </table:table-row>
        <table:table-row table:style-name="ro11">
          <table:table-cell table:style-name="ce2" office:value-type="string" calcext:value-type="string">
            <text:p>99938000077201641</text:p>
          </table:table-cell>
          <table:table-cell table:style-name="ce3" office:value-type="date" office:date-value="2016-08-08T09:53:11.000002" calcext:value-type="date">
            <text:p>08/08/2016 09:53</text:p>
          </table:table-cell>
          <table:table-cell table:style-name="ce4" office:value-type="date" office:date-value="2016-08-29T23:59:58.999998" calcext:value-type="date">
            <text:p>29/08/2016</text:p>
          </table:table-cell>
          <table:table-cell table:style-name="ce5" office:value-type="string" calcext:value-type="string">
            <text:p>Caros Senhores,</text:p>
            <text:p/>
            <text:p>Quais serão os gastos com o orçamento neste próximo semestre de 2016?</text:p>
            <text:p>Quais são os Projetos em andamento? </text:p>
            <text:p>Quais são objetos das contratações para este período?</text:p>
            <text:p>E o nome do responsável pelo Setor de Licitações ou Compras.</text:p>
            <text:p/>
          </table:table-cell>
          <table:table-cell table:style-name="ce5" office:value-type="string" calcext:value-type="string">
            <text:p>Quais serão os gastos com o orçamento neste próximo semestre de 2016? Quais são os Projetos em andamento? <text:s/>Quais são objetos das contratações para este período? E o nome do responsável pelo Setor de Licitações ou Compras.</text:p>
          </table:table-cell>
          <table:table-cell table:style-name="ce5" office:value-type="float" office:value="42605.5813425926" calcext:value-type="float">
            <text:p>42605,5813425926</text:p>
          </table:table-cell>
          <table:table-cell table:number-columns-repeated="1012"/>
        </table:table-row>
        <table:table-row table:style-name="ro24">
          <table:table-cell table:style-name="ce2" office:value-type="string" calcext:value-type="string">
            <text:p>99938000078201696</text:p>
          </table:table-cell>
          <table:table-cell table:style-name="ce3" office:value-type="date" office:date-value="2016-08-08T16:39:21.000004" calcext:value-type="date">
            <text:p>08/08/2016 16:39</text:p>
          </table:table-cell>
          <table:table-cell table:style-name="ce4" office:value-type="date" office:date-value="2016-08-29T23:59:58.999998" calcext:value-type="date">
            <text:p>29/08/2016</text:p>
          </table:table-cell>
          <table:table-cell table:style-name="ce5" office:value-type="string" calcext:value-type="string">
            <text:p>Prezados Senhores,</text:p>
            <text:p> </text:p>
            <text:p>Trabalho no Banco do Nordeste do Brasil S.A, especificamente no Escritório Técnico de Estudos Econômicos do Nordeste – ETENE. Gostaria de contar com a ajuda dos técnicos da EPE no sentido de nos fornecer dados de consumos de energia elétrica visando subsidiar nossas análises da conjuntura econômica da região Nordeste. Estamos precisando de uma série de dados mensais de consumo de energia elétrica, com início em janeiro de 2004 e fim em junho de 2016, segmentada por Estado da região Nordeste e classe de consumo.</text:p>
            <text:p/>
            <text:p>Sabemos que a EPE disponibiliza mensalmente tabelas com o consumo por região, classe e UF. Porém, a composição de dados detalhando o consumo de energia elétrica nas UFs por classe de consumo não encontra-se disponível na internet.</text:p>
            <text:p/>
            <text:p/>
            <text:p>Atenciosamente</text:p>
            <text:p/>
            <text:p/>
            <text:p>Leonardo Dias Lima</text:p>
            <text:p>Gerente Executivo E.E.</text:p>
            <text:p>Banco do Nordeste</text:p>
            <text:p>Escritório Técnico de Estudos Econômicos do Nordeste</text:p>
            <text:p>Célula de Gestão de Informações Econômicas</text:p>
            <text:p>Tel.: (85) 3251-6179 | VoIP: 3149381</text:p>
            <text:p/>
          </table:table-cell>
          <table:table-cell table:style-name="ce5" office:value-type="string" calcext:value-type="string">
            <text:p>DADOS MENSAIS (DE JENEIRO DE 2004 A JUNHO DE 2016) DO Consumo de energia elétrica na rede, POR ESTADO DO NORDESTE E detalhando a CLASSE de consumo (RESIDENCIAL, COMERCIAL, INDUSTRIAL E OUTROS)</text:p>
          </table:table-cell>
          <table:table-cell table:style-name="ce5" office:value-type="float" office:value="42607.6791203704" calcext:value-type="float">
            <text:p>42607,6791203704</text:p>
          </table:table-cell>
          <table:table-cell table:number-columns-repeated="1012"/>
        </table:table-row>
        <table:table-row table:style-name="ro1">
          <table:table-cell table:style-name="ce2" office:value-type="string" calcext:value-type="string">
            <text:p>99938000079201631</text:p>
          </table:table-cell>
          <table:table-cell table:style-name="ce3" office:value-type="date" office:date-value="2016-08-08T16:53:41.999997" calcext:value-type="date">
            <text:p>08/08/2016 16:53</text:p>
          </table:table-cell>
          <table:table-cell table:style-name="ce4" office:value-type="date" office:date-value="2016-08-29T23:59:58.999998" calcext:value-type="date">
            <text:p>29/08/2016</text:p>
          </table:table-cell>
          <table:table-cell table:style-name="ce5" office:value-type="string" calcext:value-type="string">
            <text:p>Solicito o quadro de pessoal atualizado da Empresa de Pesquisa Energética, contendo as seguintes informações: número total de empregados por cargo, número dos cargos ocupados e número dos cargos vagos. Solicito que as informações sejam fornecidas em formato digital, quando disponíveis, conforme estabelece o artigo 11, parágrafo 5º da lei 12.527/2011. Na eventualidade de as informações solicitadas não serem fornecidas, requeiro que seja apontada a razão da negativa bem como, se for o caso, eventual grau de classificação de sigilo (ultrassecreto, secreto ou reservado), tudo nos termos do artigo 24, parágrafo 1º da Lei 12.527/2011. Desde já, agradeço pela atenção e peço deferimento.</text:p>
          </table:table-cell>
          <table:table-cell table:style-name="ce5" office:value-type="string" calcext:value-type="string">
            <text:p>Solicitação de quadro de pessoal atualizado</text:p>
          </table:table-cell>
          <table:table-cell table:style-name="ce5" office:value-type="float" office:value="42607.7943055556" calcext:value-type="float">
            <text:p>42607,7943055556</text:p>
          </table:table-cell>
          <table:table-cell table:number-columns-repeated="1012"/>
        </table:table-row>
        <table:table-row table:style-name="ro1">
          <table:table-cell table:style-name="ce2" office:value-type="string" calcext:value-type="string">
            <text:p>99938000080201665</text:p>
          </table:table-cell>
          <table:table-cell table:style-name="ce3" office:value-type="date" office:date-value="2016-08-08T17:15:41.999999" calcext:value-type="date">
            <text:p>08/08/2016 17:15</text:p>
          </table:table-cell>
          <table:table-cell table:style-name="ce4" office:value-type="date" office:date-value="2016-08-29T23:59:58.999998" calcext:value-type="date">
            <text:p>29/08/2016</text:p>
          </table:table-cell>
          <table:table-cell table:number-columns-repeated="2" table:style-name="ce5" office:value-type="string" calcext:value-type="string">
            <text:p>Preço médio para carvão mineral para indústria</text:p>
          </table:table-cell>
          <table:table-cell table:style-name="ce5" office:value-type="float" office:value="42597.4418634259" calcext:value-type="float">
            <text:p>42597,4418634259</text:p>
          </table:table-cell>
          <table:table-cell table:number-columns-repeated="1012"/>
        </table:table-row>
        <table:table-row table:style-name="ro11">
          <table:table-cell table:style-name="ce2" office:value-type="string" calcext:value-type="string">
            <text:p>99938000081201618</text:p>
          </table:table-cell>
          <table:table-cell table:style-name="ce3" office:value-type="date" office:date-value="2016-08-10T09:39:27.999999" calcext:value-type="date">
            <text:p>10/08/2016 09:39</text:p>
          </table:table-cell>
          <table:table-cell table:style-name="ce4" office:value-type="date" office:date-value="2016-08-30T23:59:58.999998" calcext:value-type="date">
            <text:p>30/08/2016</text:p>
          </table:table-cell>
          <table:table-cell table:style-name="ce5" office:value-type="string" calcext:value-type="string">
            <text:p>Prezados Senhores, </text:p>
            <text:p/>
            <text:p>Solicitamos a gentileza de disponibilizarem a projeção do consumo final de gás natural de 2016 a 2025, bem como da demanda total e demanda máxia.</text:p>
            <text:p/>
            <text:p>Cordialmente</text:p>
            <text:p/>
            <text:p>Federação das Indústrias do Estado de São Paulo</text:p>
          </table:table-cell>
          <table:table-cell table:style-name="ce5" office:value-type="string" calcext:value-type="string">
            <text:p>Projeção de consumo de gás natural até 2025</text:p>
          </table:table-cell>
          <table:table-cell table:style-name="ce5" office:value-type="float" office:value="42593.5235069444" calcext:value-type="float">
            <text:p>42593,5235069444</text:p>
          </table:table-cell>
          <table:table-cell table:number-columns-repeated="1012"/>
        </table:table-row>
        <table:table-row table:style-name="ro1">
          <table:table-cell table:style-name="ce2" office:value-type="string" calcext:value-type="string">
            <text:p>99938000082201654</text:p>
          </table:table-cell>
          <table:table-cell table:style-name="ce3" office:value-type="date" office:date-value="2016-08-10T15:25:20.000001" calcext:value-type="date">
            <text:p>10/08/2016 15:25</text:p>
          </table:table-cell>
          <table:table-cell table:style-name="ce4" office:value-type="date" office:date-value="2016-08-30T23:59:58.999998" calcext:value-type="date">
            <text:p>30/08/2016</text:p>
          </table:table-cell>
          <table:table-cell table:style-name="ce5" office:value-type="string" calcext:value-type="string">
            <text:p>Solicito por meio desta, o envio dos dados referentes a campanha de medidas das concessionárias de distribuição, CELPE, COSERN, COELBA, AES ELETROPAULO, AES SUL, CELTINS, CEB, CELPA, realizados no último ciclo de revisão tarifaria de cada uma das concessionárias citadas. Os dados serão utilizados para fins acadêmicos, compondo parte essencial dos dados necessários para realização de uma pesquisa sobre modalidade tarifaria horaria branca, acerca do perfil comportamental dos consumidores de energia elétrica no Brasil: Hábitos de consumo sobre a influência de tarifa horaria branca dos clientes de baixa tensão.</text:p>
          </table:table-cell>
          <table:table-cell table:style-name="ce5" office:value-type="string" calcext:value-type="string">
            <text:p>Solicitação de dados referente a campanha de medidas do segundo e terceiro ciclo de revisão tarifaria</text:p>
          </table:table-cell>
          <table:table-cell table:style-name="ce5" office:value-type="float" office:value="42597.444224537" calcext:value-type="float">
            <text:p>42597,444224537</text:p>
          </table:table-cell>
          <table:table-cell table:number-columns-repeated="1012"/>
        </table:table-row>
        <table:table-row table:style-name="ro8">
          <table:table-cell table:style-name="ce2" office:value-type="string" calcext:value-type="string">
            <text:p>99938000083201607</text:p>
          </table:table-cell>
          <table:table-cell table:style-name="ce3" office:value-type="date" office:date-value="2016-08-10T15:26:53.000002" calcext:value-type="date">
            <text:p>10/08/2016 15:26</text:p>
          </table:table-cell>
          <table:table-cell table:style-name="ce4" office:value-type="date" office:date-value="2016-08-30T23:59:58.999998" calcext:value-type="date">
            <text:p>30/08/2016</text:p>
          </table:table-cell>
          <table:table-cell table:style-name="ce5" office:value-type="string" calcext:value-type="string">
            <text:p>Gostaria de ter acesso a lista dos empreendimentos hidreledricos cadastrados no Primeiro LER de 2016.</text:p>
            <text:p/>
            <text:p>Obrigado</text:p>
          </table:table-cell>
          <table:table-cell table:style-name="ce5" office:value-type="string" calcext:value-type="string">
            <text:p>Acesso aos empreendimentos cadastrados no Primeiro LER</text:p>
          </table:table-cell>
          <table:table-cell table:style-name="ce5" office:value-type="float" office:value="42608.6418634259" calcext:value-type="float">
            <text:p>42608,6418634259</text:p>
          </table:table-cell>
          <table:table-cell table:number-columns-repeated="1012"/>
        </table:table-row>
        <table:table-row table:style-name="ro1">
          <table:table-cell table:style-name="ce2" office:value-type="string" calcext:value-type="string">
            <text:p>99938000084201643</text:p>
          </table:table-cell>
          <table:table-cell table:style-name="ce3" office:value-type="date" office:date-value="2016-08-11T15:31:12.999997" calcext:value-type="date">
            <text:p>11/08/2016 15:31</text:p>
          </table:table-cell>
          <table:table-cell table:style-name="ce4" office:value-type="date" office:date-value="2016-08-31T23:59:58.999998" calcext:value-type="date">
            <text:p>31/08/2016</text:p>
          </table:table-cell>
          <table:table-cell table:style-name="ce5" office:value-type="string" calcext:value-type="string">
            <text:p>solicito a nota técnica EPE-DPG-RE-36 de 15 de maio de 2006, emitida pela Empresa de Pesquisa energética.</text:p>
          </table:table-cell>
          <table:table-cell table:style-name="ce5" office:value-type="string" calcext:value-type="string">
            <text:p>Nota técnica EPE-DPG-RE-36/2006, de 15 de maio de 2006.</text:p>
          </table:table-cell>
          <table:table-cell table:style-name="ce5" office:value-type="float" office:value="42594.5004050926" calcext:value-type="float">
            <text:p>42594,5004050926</text:p>
          </table:table-cell>
          <table:table-cell table:number-columns-repeated="1012"/>
        </table:table-row>
        <table:table-row table:style-name="ro1">
          <table:table-cell table:style-name="ce2" office:value-type="string" calcext:value-type="string">
            <text:p>99938000085201698</text:p>
          </table:table-cell>
          <table:table-cell table:style-name="ce3" office:value-type="date" office:date-value="2016-08-11T23:41:50.999997" calcext:value-type="date">
            <text:p>11/08/2016 23:41</text:p>
          </table:table-cell>
          <table:table-cell table:style-name="ce4" office:value-type="date" office:date-value="2016-09-05T23:59:58.999998" calcext:value-type="date">
            <text:p>05/09/2016</text:p>
          </table:table-cell>
          <table:table-cell table:style-name="ce5" office:value-type="string" calcext:value-type="string">
            <text:p>Necessito de uma série histórica anual de 2005 a 2015 do consumo por estado de oleo diesel. Desde já agradeço!</text:p>
          </table:table-cell>
          <table:table-cell table:style-name="ce5" office:value-type="string" calcext:value-type="string">
            <text:p>consumo de diesel</text:p>
          </table:table-cell>
          <table:table-cell table:style-name="ce5" office:value-type="float" office:value="42597.5420717593" calcext:value-type="float">
            <text:p>42597,5420717593</text:p>
          </table:table-cell>
          <table:table-cell table:number-columns-repeated="1012"/>
        </table:table-row>
        <table:table-row table:style-name="ro13">
          <table:table-cell table:style-name="ce2" office:value-type="string" calcext:value-type="string">
            <text:p>99938000086201632</text:p>
          </table:table-cell>
          <table:table-cell table:style-name="ce3" office:value-type="date" office:date-value="2016-08-12T14:39:16.999998" calcext:value-type="date">
            <text:p>12/08/2016 14:39</text:p>
          </table:table-cell>
          <table:table-cell table:style-name="ce4" office:value-type="date" office:date-value="2016-09-05T23:59:58.999998" calcext:value-type="date">
            <text:p>05/09/2016</text:p>
          </table:table-cell>
          <table:table-cell table:style-name="ce5" office:value-type="string" calcext:value-type="string">
            <text:p>Prezados,</text:p>
            <text:p>Me chamo Thamires Nascimento, sou estudante de mestrado na Áustria - universidade FH - Joanneum - University of Applied Sciences e estou escrevendo  minha tese de mestrado sobre a energia eólica no Brasil. Me baseio no Plano Decenal de Energia da EPE, que prevê o crescimento significativo da energia eólica na matriz energética Brasileira. Contatei a EPE e o Senhor Sergio (responsável pelo setor de Energia Eólica) me sugeriu enviar o questionário por esse site.Eu gostaria de saber se a algum funcionário da EPE poderia  participar da minha pesquisa, uma vez que preciso da opinião de especialistas na área para responder algumas perguntas sobre o setor de energia eólica no Brasil.A pesquisa consiste em 10 perguntas e as perguntas estão em português e em  inglês, sendo a primeira página em português e a segunda em inglês,  pois a tese é escrita em inglês.Fiquem à vontade para responder no idioma em que preferir. </text:p>
            <text:p/>
            <text:p>Agradeço antecipadamente,</text:p>
            <text:p/>
            <text:p>Thamires.</text:p>
          </table:table-cell>
          <table:table-cell table:style-name="ce5" office:value-type="string" calcext:value-type="string">
            <text:p>Projeto/ Pesquisa no setor de Energia Eólica no Brasil</text:p>
          </table:table-cell>
          <table:table-cell table:style-name="ce5" office:value-type="float" office:value="42605.5341666667" calcext:value-type="float">
            <text:p>42605,5341666667</text:p>
          </table:table-cell>
          <table:table-cell table:number-columns-repeated="1012"/>
        </table:table-row>
        <table:table-row table:style-name="ro12">
          <table:table-cell table:style-name="ce2" office:value-type="string" calcext:value-type="string">
            <text:p>99938000087201687</text:p>
          </table:table-cell>
          <table:table-cell table:style-name="ce3" office:value-type="date" office:date-value="2016-08-19T18:26:30.000002" calcext:value-type="date">
            <text:p>19/08/2016 18:26</text:p>
          </table:table-cell>
          <table:table-cell table:style-name="ce4" office:value-type="date" office:date-value="2016-09-12T23:59:58.999998" calcext:value-type="date">
            <text:p>12/09/2016</text:p>
          </table:table-cell>
          <table:table-cell table:style-name="ce5" office:value-type="string" calcext:value-type="string">
            <text:p>Prezado Sr. (a)</text:p>
            <text:p/>
            <text:p/>
            <text:p>Solicita-se cópia do ato normativo interno da EPE que regulamenta a dispensa dos advogados do controle de ponto eletrônico e/ou controle de jornada de trabalho.</text:p>
            <text:p/>
            <text:p>Att.,</text:p>
            <text:p/>
            <text:p>David Augusto Bandeira dos Santos </text:p>
          </table:table-cell>
          <table:table-cell table:style-name="ce5" office:value-type="string" calcext:value-type="string">
            <text:p>Dispensa de ponto/controle de frequência para advogados</text:p>
          </table:table-cell>
          <table:table-cell table:style-name="ce5" office:value-type="float" office:value="42612.7553125" calcext:value-type="float">
            <text:p>42612,7553125</text:p>
          </table:table-cell>
          <table:table-cell table:number-columns-repeated="1012"/>
        </table:table-row>
        <table:table-row table:style-name="ro2">
          <table:table-cell table:style-name="ce2" office:value-type="string" calcext:value-type="string">
            <text:p>99938000088201621</text:p>
          </table:table-cell>
          <table:table-cell table:style-name="ce3" office:value-type="date" office:date-value="2016-08-20T12:50:26.000005" calcext:value-type="date">
            <text:p>20/08/2016 12:50</text:p>
          </table:table-cell>
          <table:table-cell table:style-name="ce4" office:value-type="date" office:date-value="2016-09-12T23:59:58.999998" calcext:value-type="date">
            <text:p>12/09/2016</text:p>
          </table:table-cell>
          <table:table-cell table:style-name="ce5" office:value-type="string" calcext:value-type="string">
            <text:p>1. PEDIDO DE ACESSO À INFORMAÇÃO</text:p>
            <text:p/>
            <text:p>1.1. REQUEIRO ACESSO ao inteiro teor de contratos (e dos respectivos termos aditivos e/ou apostilas e planilhas de formação de preços) que, vigentes no ano de 2016,  tenham por objeto a contratação, para prestação de serviços no Distrito Federal,  de postos de trabalho: </text:p>
            <text:p>I – de jornalistas, para exercício das funções de editor e/ou repórter e/ou repórter fotográfico e/ou revisor de texto e/ou outras; e/ou</text:p>
            <text:p>II – de Designer Gráfico e/ou Desenhista Industrial Gráfico e/ou Programador Visual Gráfico; e/ou </text:p>
            <text:p>III – de Redator Publicitário.</text:p>
            <text:p/>
            <text:p>1.2. REQUEIRO ACESSO ao inteiro teor das justificativas (registradas em pareceres, notas técnicas e/ou noutros documentos), eventualmente adotadas, no âmbito desse órgão/entidade, para deferimento de salários, aos alocados nos postos de trabalho contratados, superiores aos pisos previstos nos respectivos acordos e/ou convenções coletivas de trabalho (referência: Portaria TCU n. 128, de 14 de maio de 2014, artigo 8º, inciso I e §6º).</text:p>
            <text:p/>
            <text:p>1.3. Meu interesse é: </text:p>
            <text:p>I -  ter acesso aos valores dos salários pagos aos empregados (das empresas fornecedoras de mão de obra) alocados nos postos de trabalho contratados pela Administração Pública e aos valores das despesas, feitas pela Administração Pública, com a contratação, para a prestação de serviços no Distrito Federal, no ano de 2016, de cada um dos postos de trabalho referidos nos incisos do item 1.1 (supra). </text:p>
            <text:p>II - identificar a melhor justificativa técnica para o (eventual) deferimento, aos empregados alocados em postos de trabalho contratados pela Administração Pública, de salários superiores aos: a) pisos previstos nos acordos e convenções coletivas; e/ou b) pagos na iniciativa privada, inclusive por grandes veículos de comunicação da iniciativa privada, tais como a Folha de São Paulo, Correio Braziliense, e/ou o Globo (continua no anexo)</text:p>
          </table:table-cell>
          <table:table-cell table:style-name="ce5" office:value-type="string" calcext:value-type="string">
            <text:p>Despesas com terceirizados</text:p>
          </table:table-cell>
          <table:table-cell table:style-name="ce5" office:value-type="float" office:value="42619.4142824074" calcext:value-type="float">
            <text:p>42619,4142824074</text:p>
          </table:table-cell>
          <table:table-cell table:number-columns-repeated="1012"/>
        </table:table-row>
        <table:table-row table:style-name="ro8">
          <table:table-cell table:style-name="ce2" office:value-type="string" calcext:value-type="string">
            <text:p>99938000089201676</text:p>
          </table:table-cell>
          <table:table-cell table:style-name="ce3" office:value-type="date" office:date-value="2016-08-21T12:06:58.000003" calcext:value-type="date">
            <text:p>21/08/2016 12:06</text:p>
          </table:table-cell>
          <table:table-cell table:style-name="ce4" office:value-type="date" office:date-value="2016-09-12T23:59:58.999998" calcext:value-type="date">
            <text:p>12/09/2016</text:p>
          </table:table-cell>
          <table:table-cell table:style-name="ce5" office:value-type="string" calcext:value-type="string">
            <text:p>Sou estudante de doutorado orientada pelos professores Alexandre Salem Szklo e André Lucena no Programa de Planejamento Energético da COPPE/UFRJ e necessito, para fins acadêmicos, do maior detalhamento possível das projeções de demanda potencial de gás natural por setor utilizadas na tabela 3.3 (página 101) do PEMAT 2022 e das projeções de demanda de gás natural por setor consideradas no PDE 2024 (tabela 22, página 52). Testarei formas de otimização da expansão de rede de dutos de transporte de gás natural na Região Sul, que podem ser úteis para a viabilização das alternativas de expansão da malha dutoviária do Sul do país avaliadas e não consideradas elegíveis pelo PEMAT. Para tal necessitarei das informações de demanda potencial e das projeções de demanda por setor citadas acima, atreladas ao GASBOL, desagregadas por distribuidora, estado ou, na melhor das hipóteses, por ponto de entrega.</text:p>
            <text:p/>
            <text:p>Desde já agradeço a atenção a este pedido de informação, que é essencial para a realização desta pesquisa de doutorado no Setor Energético Brasileiro.</text:p>
          </table:table-cell>
          <table:table-cell table:style-name="ce5" office:value-type="string" calcext:value-type="string">
            <text:p>Detalhamento das projeções de demanda setorizada do PDE 2024 e de demanda potencial setorizada do PEMAT por ponto de entrega, estado e/ou distribuidora.</text:p>
          </table:table-cell>
          <table:table-cell table:style-name="ce5" office:value-type="float" office:value="42606.7938078704" calcext:value-type="float">
            <text:p>42606,7938078704</text:p>
          </table:table-cell>
          <table:table-cell table:number-columns-repeated="1012"/>
        </table:table-row>
        <table:table-row table:style-name="ro3">
          <table:table-cell table:style-name="ce2" office:value-type="string" calcext:value-type="string">
            <text:p>99938000090201609</text:p>
          </table:table-cell>
          <table:table-cell table:style-name="ce3" office:value-type="date" office:date-value="2016-08-22T06:39:41.999996" calcext:value-type="date">
            <text:p>22/08/2016 06:39</text:p>
          </table:table-cell>
          <table:table-cell table:style-name="ce4" office:value-type="date" office:date-value="2016-09-12T23:59:58.999998" calcext:value-type="date">
            <text:p>12/09/2016</text:p>
          </table:table-cell>
          <table:table-cell table:style-name="ce5" office:value-type="string" calcext:value-type="string">
            <text:p>1. PEDIDO DE ACESSO À INFORMAÇÃO</text:p>
            <text:p/>
            <text:p>1.1. REQUEIRO ACESSO ao inteiro teor de contratos (e dos respectivos termos aditivos e/ou apostilas e planilhas de formação de preços) que, vigentes em quaisquer dos dias do ano de 2016,  tenham por objeto (ou tenham tido por objeto) a contratação, para prestação de serviços no Distrito Federal,  de postos de trabalho: </text:p>
            <text:p>I – de jornalistas, para exercício das funções de editor e/ou repórter e/ou repórter fotográfico e/ou revisor de texto e/ou outras; e/ou</text:p>
            <text:p>II – de Designer Gráfico e/ou Desenhista Industrial Gráfico e/ou Programador Visual Gráfico; e/ou </text:p>
            <text:p>III – de Redator Publicitário.</text:p>
            <text:p/>
            <text:p>1.2. REQUEIRO ACESSO ao inteiro teor das justificativas (registradas em pareceres, notas técnicas e/ou noutros documentos), eventualmente adotadas, no âmbito desse órgão/entidade, para deferimento de salários, aos alocados nos postos de trabalho contratados, superiores aos pisos previstos nos respectivos acordos e/ou convenções coletivas de trabalho (referência: Portaria TCU n. 128, de 14 de maio de 2014, artigo 8º, inciso I e §6º).</text:p>
            <text:p/>
            <text:p>1.3. Meu interesse é: </text:p>
            <text:p>I -  ter acesso aos valores dos salários pagos aos empregados (das empresas fornecedoras de mão de obra) alocados nos postos de trabalho contratados pela Administração Pública e aos valores das despesas, feitas pela Administração Pública, com a contratação, em quaisquer dos dias de 2016, para a prestação de serviços no Distrito Federal, de cada um dos postos de trabalho referidos nos incisos do item 1.1 (supra). </text:p>
            <text:p>II - identificar a melhor e mais bem fundamentada justificativa técnica para o (eventual) deferimento, aos empregados alocados em postos de trabalho contratados pela Administração Pública, de salários superiores aos: a) pisos previstos nos acordos e convenções coletivas; e/ou b) pagos na iniciativa privada, inclusive por grandes veículos de comunicação da iniciativa privada, tais como a Folha de São Paulo, Correio Braziliense, e/ou o Globo.</text:p>
            <text:p>(continua no arquivo anexo)</text:p>
          </table:table-cell>
          <table:table-cell table:style-name="ce5" office:value-type="string" calcext:value-type="string">
            <text:p>Despesas com terceirizados</text:p>
          </table:table-cell>
          <table:table-cell table:style-name="ce5" office:value-type="float" office:value="42619.422650463" calcext:value-type="float">
            <text:p>42619,422650463</text:p>
          </table:table-cell>
          <table:table-cell table:number-columns-repeated="1012"/>
        </table:table-row>
        <table:table-row table:style-name="ro14">
          <table:table-cell table:style-name="ce2" office:value-type="string" calcext:value-type="string">
            <text:p>99938000091201645</text:p>
          </table:table-cell>
          <table:table-cell table:style-name="ce3" office:value-type="date" office:date-value="2016-08-22T13:10:12" calcext:value-type="date">
            <text:p>22/08/2016 13:10</text:p>
          </table:table-cell>
          <table:table-cell table:style-name="ce4" office:value-type="date" office:date-value="2016-09-12T23:59:58.999998" calcext:value-type="date">
            <text:p>12/09/2016</text:p>
          </table:table-cell>
          <table:table-cell table:style-name="ce5" office:value-type="string" calcext:value-type="string">
            <text:p>Consumo final de energia por fonte</text:p>
            <text:p/>
            <text:p>No balanço energético nacional alguns energéticos encontram se agrupados em outras fontes.</text:p>
            <text:p/>
            <text:p/>
            <text:p>Necessito de participação por energético na disponibilidade e no consumo.</text:p>
            <text:p/>
            <text:p>Tentei realizar utilizando a matriz simplificada mas não há abertura total por energético.</text:p>
            <text:p>Na base de dados do BEN por fonte com detalhamento por setores de consumo, há o detalhamento por energético, porém, para o Gás natural há a quebra entre seco e úmido.</text:p>
            <text:p/>
          </table:table-cell>
          <table:table-cell table:style-name="ce5" office:value-type="string" calcext:value-type="string">
            <text:p>Consumo energético por tipo de fonte</text:p>
          </table:table-cell>
          <table:table-cell table:style-name="ce5" office:value-type="float" office:value="42606.6138194444" calcext:value-type="float">
            <text:p>42606,6138194444</text:p>
          </table:table-cell>
          <table:table-cell table:number-columns-repeated="1012"/>
        </table:table-row>
        <table:table-row table:style-name="ro13">
          <table:table-cell table:style-name="ce2" office:value-type="string" calcext:value-type="string">
            <text:p>99938000092201690</text:p>
          </table:table-cell>
          <table:table-cell table:style-name="ce3" office:value-type="date" office:date-value="2016-08-22T19:00:54.999996" calcext:value-type="date">
            <text:p>22/08/2016 19:00</text:p>
          </table:table-cell>
          <table:table-cell table:style-name="ce4" office:value-type="date" office:date-value="2016-09-12T23:59:58.999998" calcext:value-type="date">
            <text:p>12/09/2016</text:p>
          </table:table-cell>
          <table:table-cell table:style-name="ce5" office:value-type="string" calcext:value-type="string">
            <text:p>Prezado(a),</text:p>
            <text:p/>
            <text:p>solicito, para fins de pesquisa acadêmica, uma cópia dos estudos referentes à usina de São Luiz do Tapajós. </text:p>
            <text:p/>
            <text:p>Grata,</text:p>
            <text:p>L.</text:p>
          </table:table-cell>
          <table:table-cell table:style-name="ce5" office:value-type="string" calcext:value-type="string">
            <text:p>Estudos referentes à usina São Luiz do Tapajós</text:p>
          </table:table-cell>
          <table:table-cell table:style-name="ce5" office:value-type="float" office:value="42606.6781018519" calcext:value-type="float">
            <text:p>42606,6781018519</text:p>
          </table:table-cell>
          <table:table-cell table:number-columns-repeated="1012"/>
        </table:table-row>
        <table:table-row table:style-name="ro1">
          <table:table-cell table:style-name="ce2" office:value-type="string" calcext:value-type="string">
            <text:p>99938000093201634</text:p>
          </table:table-cell>
          <table:table-cell table:style-name="ce3" office:value-type="date" office:date-value="2016-08-26T14:07:58.999999" calcext:value-type="date">
            <text:p>26/08/2016 14:07</text:p>
          </table:table-cell>
          <table:table-cell table:style-name="ce4" office:value-type="date" office:date-value="2016-09-19T23:59:58.999998" calcext:value-type="date">
            <text:p>19/09/2016</text:p>
          </table:table-cell>
          <table:table-cell table:style-name="ce5" office:value-type="string" calcext:value-type="string">
            <text:p>Prezado, estou precisando de dados municipais (5570 municípios do brasil) sobre o consumo de energia eletrica residencial em 2010. se nao tiver p 2010, pode ser algum ano proximo, mas preciso saber do consumo total de eneergia eletrica por município do brasil</text:p>
          </table:table-cell>
          <table:table-cell table:style-name="ce5" office:value-type="string" calcext:value-type="string">
            <text:p>dados consumo energia residencial</text:p>
          </table:table-cell>
          <table:table-cell table:style-name="ce5" office:value-type="float" office:value="42611.6410763889" calcext:value-type="float">
            <text:p>42611,6410763889</text:p>
          </table:table-cell>
          <table:table-cell table:number-columns-repeated="1012"/>
        </table:table-row>
        <table:table-row table:style-name="ro19">
          <table:table-cell table:style-name="ce2" office:value-type="string" calcext:value-type="string">
            <text:p>99938000094201689</text:p>
          </table:table-cell>
          <table:table-cell table:style-name="ce3" office:value-type="date" office:date-value="2016-08-26T17:29:29.999996" calcext:value-type="date">
            <text:p>26/08/2016 17:29</text:p>
          </table:table-cell>
          <table:table-cell table:style-name="ce4" office:value-type="date" office:date-value="2016-09-19T23:59:58.999998" calcext:value-type="date">
            <text:p>19/09/2016</text:p>
          </table:table-cell>
          <table:table-cell table:style-name="ce5" office:value-type="string" calcext:value-type="string">
            <text:p>Gostaria de solicitar os dados horários de velocidade do vento, medidos nos parques eólicos na região sul do país.</text:p>
            <text:p>Este incluem os sítios localizados na cidades listadas abaixo:</text:p>
            <text:p/>
            <text:p>Santa Vitória do Palmar (RS)</text:p>
            <text:p>Chuí (RS)</text:p>
            <text:p>Rio Grande (RS)</text:p>
            <text:p>Pedras Altas (RS)</text:p>
            <text:p>Pinheiro Machado (RS)</text:p>
            <text:p>Bagé (RS)</text:p>
            <text:p>Lavras dos Sul (RS)</text:p>
            <text:p>Santana do Livramento (RS)</text:p>
            <text:p>Palmares do Sul (RS)</text:p>
            <text:p>Bom Jardim da Serra (SC)</text:p>
            <text:p>Tubarão (SC)</text:p>
            <text:p>Água Doce (SC)</text:p>
            <text:p>Campo Erê (SC)</text:p>
            <text:p>Palmas (PR)</text:p>
            <text:p>Castro (PR)</text:p>
          </table:table-cell>
          <table:table-cell table:style-name="ce5" office:value-type="string" calcext:value-type="string">
            <text:p>Dados horário de velocidade dos ventos para os principais parques eólicos no sul do Brasil</text:p>
          </table:table-cell>
          <table:table-cell table:style-name="ce5" office:value-type="float" office:value="42619.4702199074" calcext:value-type="float">
            <text:p>42619,4702199074</text:p>
          </table:table-cell>
          <table:table-cell table:number-columns-repeated="1012"/>
        </table:table-row>
        <table:table-row table:style-name="ro13">
          <table:table-cell table:style-name="ce2" office:value-type="string" calcext:value-type="string">
            <text:p>99938000095201623</text:p>
          </table:table-cell>
          <table:table-cell table:style-name="ce3" office:value-type="date" office:date-value="2016-09-05T11:06:17.999997" calcext:value-type="date">
            <text:p>05/09/2016 11:06</text:p>
          </table:table-cell>
          <table:table-cell table:style-name="ce4" office:value-type="date" office:date-value="2016-09-26T23:59:58.999998" calcext:value-type="date">
            <text:p>26/09/2016</text:p>
          </table:table-cell>
          <table:table-cell table:style-name="ce5" office:value-type="string" calcext:value-type="string">
            <text:p>Prezados bom dia. Sou servidor na Universidade Federal do Tocantins na função de engenheiro eletricista, e estávamos idealizando uma forma de mensurar onquanto varia o consumo de energia elétrica em função da temperatura, em nosso caso o forte calor setembro e outubro, visto que nossas maiores cargas são em condicionamento de ar.</text:p>
            <text:p>Diante do exposto, a EPE tem alguma meterial nesse sentido ?</text:p>
            <text:p/>
            <text:p>De antemão agradeço a atenção dispensada. É caso não seja esse o malhei maior de contato, por favor me avisem pelo correio engismael@me.com</text:p>
            <text:p/>
            <text:p>Boa semana a todos é um excelente feriado. </text:p>
          </table:table-cell>
          <table:table-cell table:style-name="ce5" office:value-type="string" calcext:value-type="string">
            <text:p>relação de temperatura com consumo de energia</text:p>
          </table:table-cell>
          <table:table-cell table:style-name="ce5" office:value-type="float" office:value="42628.4190740741" calcext:value-type="float">
            <text:p>42628,4190740741</text:p>
          </table:table-cell>
          <table:table-cell table:number-columns-repeated="1012"/>
        </table:table-row>
        <table:table-row table:style-name="ro14">
          <table:table-cell table:style-name="ce2" office:value-type="string" calcext:value-type="string">
            <text:p>99938000096201678</text:p>
          </table:table-cell>
          <table:table-cell table:style-name="ce3" office:value-type="date" office:date-value="2016-09-06T10:53:02.000002" calcext:value-type="date">
            <text:p>06/09/2016 10:53</text:p>
          </table:table-cell>
          <table:table-cell table:style-name="ce4" office:value-type="date" office:date-value="2016-09-27T23:59:58.999998" calcext:value-type="date">
            <text:p>27/09/2016</text:p>
          </table:table-cell>
          <table:table-cell table:style-name="ce5" office:value-type="string" calcext:value-type="string">
            <text:p>Estou com dúvidas em 3 pontos do relatório "demanda de energia 2050":</text:p>
            <text:p/>
            <text:p>- Exportação de etanol em 2030. O dado é apresentado apenas em gráfico, seria possível passar o valor?</text:p>
            <text:p/>
            <text:p>- No relatório em jan de 2016, não foi reportado a demanda por etanol 2G, poderia passar o valor?</text:p>
            <text:p/>
            <text:p>- Caso não, poderia passar o valor do relatório anterior, atualizado em ago de 2014, este é reportado apenas em forma de gráfico</text:p>
            <text:p/>
            <text:p>Desde já agradeço</text:p>
            <text:p>Willian Kimura</text:p>
          </table:table-cell>
          <table:table-cell table:style-name="ce5" office:value-type="string" calcext:value-type="string">
            <text:p>Projeções de bioenergia</text:p>
          </table:table-cell>
          <table:table-cell table:style-name="ce5" office:value-type="float" office:value="42627.5940162037" calcext:value-type="float">
            <text:p>42627,5940162037</text:p>
          </table:table-cell>
          <table:table-cell table:number-columns-repeated="1012"/>
        </table:table-row>
        <table:table-row table:style-name="ro1">
          <table:table-cell table:style-name="ce2" office:value-type="string" calcext:value-type="string">
            <text:p>99938000097201612</text:p>
          </table:table-cell>
          <table:table-cell table:style-name="ce3" office:value-type="date" office:date-value="2016-09-13T17:33:59.000003" calcext:value-type="date">
            <text:p>13/09/2016 17:33</text:p>
          </table:table-cell>
          <table:table-cell table:style-name="ce4" office:value-type="date" office:date-value="2016-10-03T23:59:58.999998" calcext:value-type="date">
            <text:p>03/10/2016</text:p>
          </table:table-cell>
          <table:table-cell table:style-name="ce5" office:value-type="string" calcext:value-type="string">
            <text:p>Boa tarde. Gostaria de saber se o órgão referido participou do IGovTI 2014, e em caso afirmativo, se os resultados obtidos podem ser disponibilizados. Desde já, agradeço a atenção. Att, Danillo.</text:p>
          </table:table-cell>
          <table:table-cell table:style-name="ce5" office:value-type="string" calcext:value-type="string">
            <text:p>IGovTI 2014</text:p>
          </table:table-cell>
          <table:table-cell table:style-name="ce5" office:value-type="float" office:value="42635.7084143519" calcext:value-type="float">
            <text:p>42635,7084143519</text:p>
          </table:table-cell>
          <table:table-cell table:number-columns-repeated="1012"/>
        </table:table-row>
        <table:table-row table:style-name="ro1">
          <table:table-cell table:style-name="ce2" office:value-type="string" calcext:value-type="string">
            <text:p>99938000098201667</text:p>
          </table:table-cell>
          <table:table-cell table:style-name="ce3" office:value-type="date" office:date-value="2016-09-13T19:29:03.000002" calcext:value-type="date">
            <text:p>13/09/2016 19:29</text:p>
          </table:table-cell>
          <table:table-cell table:style-name="ce4" office:value-type="date" office:date-value="2016-10-04T23:59:58.999998" calcext:value-type="date">
            <text:p>04/10/2016</text:p>
          </table:table-cell>
          <table:table-cell table:style-name="ce5" office:value-type="string" calcext:value-type="string">
            <text:p>Solicitação de cópia da Nota técnica EPE-DEE-NT-049/2016-rev0 de 28 de abril de 2016.</text:p>
          </table:table-cell>
          <table:table-cell table:style-name="ce5" office:value-type="string" calcext:value-type="string">
            <text:p>Cópia da Nota técnica EPE-DEE-NT-049/2016-rev0</text:p>
          </table:table-cell>
          <table:table-cell table:style-name="ce5" office:value-type="float" office:value="42627.6574768519" calcext:value-type="float">
            <text:p>42627,6574768519</text:p>
          </table:table-cell>
          <table:table-cell table:number-columns-repeated="1012"/>
        </table:table-row>
        <table:table-row table:style-name="ro1">
          <table:table-cell table:style-name="ce2" office:value-type="string" calcext:value-type="string">
            <text:p>99938000099201610</text:p>
          </table:table-cell>
          <table:table-cell table:style-name="ce3" office:value-type="date" office:date-value="2016-09-16T15:59:48.999995" calcext:value-type="date">
            <text:p>16/09/2016 15:59</text:p>
          </table:table-cell>
          <table:table-cell table:style-name="ce4" office:value-type="date" office:date-value="2016-10-10T23:59:58.999998" calcext:value-type="date">
            <text:p>10/10/2016</text:p>
          </table:table-cell>
          <table:table-cell table:style-name="ce5" office:value-type="string" calcext:value-type="string">
            <text:p>Gostaria de solicitar dados referentes a consumo domiciliar médio de energia elétrica à nível municipal para os anos de 2013, 2014, 2015, e 2016.</text:p>
          </table:table-cell>
          <table:table-cell table:style-name="ce5" office:value-type="string" calcext:value-type="string">
            <text:p>Consumo domiciliar médio de energia elétrica por município</text:p>
          </table:table-cell>
          <table:table-cell table:style-name="ce5" office:value-type="float" office:value="42629.7063078704" calcext:value-type="float">
            <text:p>42629,7063078704</text:p>
          </table:table-cell>
          <table:table-cell table:number-columns-repeated="1012"/>
        </table:table-row>
        <table:table-row table:style-name="ro1">
          <table:table-cell table:style-name="ce2" office:value-type="string" calcext:value-type="string">
            <text:p>99938000100201606</text:p>
          </table:table-cell>
          <table:table-cell table:style-name="ce3" office:value-type="date" office:date-value="2016-09-16T17:28:58.000002" calcext:value-type="date">
            <text:p>16/09/2016 17:28</text:p>
          </table:table-cell>
          <table:table-cell table:style-name="ce4" office:value-type="date" office:date-value="2016-10-10T23:59:58.999998" calcext:value-type="date">
            <text:p>10/10/2016</text:p>
          </table:table-cell>
          <table:table-cell table:style-name="ce5" office:value-type="string" calcext:value-type="string">
            <text:p>Gostaria de solicitar dados de consumo anual médio de energia elétrica por município para os anos de 2013, 2014 e 2015.</text:p>
          </table:table-cell>
          <table:table-cell table:style-name="ce5" office:value-type="string" calcext:value-type="string">
            <text:p>Dados de consumo anual médio de energia elétrica à nível municipal</text:p>
          </table:table-cell>
          <table:table-cell table:style-name="ce5" office:value-type="float" office:value="42632.7067824074" calcext:value-type="float">
            <text:p>42632,7067824074</text:p>
          </table:table-cell>
          <table:table-cell table:number-columns-repeated="1012"/>
        </table:table-row>
        <table:table-row table:style-name="ro1">
          <table:table-cell table:style-name="ce2" office:value-type="string" calcext:value-type="string">
            <text:p>99938000101201642</text:p>
          </table:table-cell>
          <table:table-cell table:style-name="ce3" office:value-type="date" office:date-value="2016-09-19T17:23:02" calcext:value-type="date">
            <text:p>19/09/2016 17:23</text:p>
          </table:table-cell>
          <table:table-cell table:style-name="ce4" office:value-type="date" office:date-value="2016-10-10T23:59:58.999998" calcext:value-type="date">
            <text:p>10/10/2016</text:p>
          </table:table-cell>
          <table:table-cell table:style-name="ce5" office:value-type="string" calcext:value-type="string">
            <text:p>Gostaria de solicitar dados de consumo de energia elétrica por município para os anos de 2013, 2014 e 2015.</text:p>
          </table:table-cell>
          <table:table-cell table:style-name="ce5" office:value-type="string" calcext:value-type="string">
            <text:p>Dados de consumo de energia elétrica</text:p>
          </table:table-cell>
          <table:table-cell table:style-name="ce5" office:value-type="float" office:value="42633.4852662037" calcext:value-type="float">
            <text:p>42633,4852662037</text:p>
          </table:table-cell>
          <table:table-cell table:number-columns-repeated="1012"/>
        </table:table-row>
        <table:table-row table:style-name="ro20">
          <table:table-cell table:style-name="ce2" office:value-type="string" calcext:value-type="string">
            <text:p>99938000102201697</text:p>
          </table:table-cell>
          <table:table-cell table:style-name="ce3" office:value-type="date" office:date-value="2016-09-21T19:15:30.999997" calcext:value-type="date">
            <text:p>21/09/2016 19:15</text:p>
          </table:table-cell>
          <table:table-cell table:style-name="ce4" office:value-type="date" office:date-value="2016-10-13T23:59:58.999998" calcext:value-type="date">
            <text:p>13/10/2016</text:p>
          </table:table-cell>
          <table:table-cell table:style-name="ce5" office:value-type="string" calcext:value-type="string">
            <text:p>Boa Noite.</text:p>
            <text:p/>
            <text:p>1)      Solicitamos acesso ao sistema AMA, para obter as séries de ventos coletadas pela EPE, para um estudo acadêmico da intermitência da geração de fontes renováveis.</text:p>
            <text:p>2)      Caso seja negado o acesso ao sistema AMA, solicitamos o envio de todos os dados brutos e tratados medidos pelas estações de medição.</text:p>
            <text:p>3)      Caso seja negado os dados acima, solicitamos qual o dispositivo legal (lei) que impede a divulgação destes dados, já que são consolidados por uma empresa pública paga pelo dinheiro do contribuinte.</text:p>
          </table:table-cell>
          <table:table-cell table:style-name="ce5" office:value-type="string" calcext:value-type="string">
            <text:p>Solicitação de Séries de Ventos do Sistema AMA</text:p>
          </table:table-cell>
          <table:table-cell table:style-name="ce5" office:value-type="float" office:value="42653.4304398148" calcext:value-type="float">
            <text:p>42653,4304398148</text:p>
          </table:table-cell>
          <table:table-cell table:number-columns-repeated="1012"/>
        </table:table-row>
        <table:table-row table:style-name="ro8">
          <table:table-cell table:style-name="ce2" office:value-type="string" calcext:value-type="string">
            <text:p>99938000103201631</text:p>
          </table:table-cell>
          <table:table-cell table:style-name="ce3" office:value-type="date" office:date-value="2016-09-21T19:25:05.999998" calcext:value-type="date">
            <text:p>21/09/2016 19:25</text:p>
          </table:table-cell>
          <table:table-cell table:style-name="ce4" office:value-type="date" office:date-value="2016-10-13T23:59:58.999998" calcext:value-type="date">
            <text:p>13/10/2016</text:p>
          </table:table-cell>
          <table:table-cell table:style-name="ce5" office:value-type="string" calcext:value-type="string">
            <text:p>1)Emissão de CO2 por MWh (ou MW instalado), de cada fonte utilizada no PDE 2024, que embasou os resultados obtidos no capítulo X – ANÁLISE SOCIOAMBIENTAL?</text:p>
            <text:p>2)Na construção das usinas são consideradas as emissões de gás carbônico no processo de construção da usina, e no processo de fabricação dos componentes encomendados, nas análises do PDE?</text:p>
            <text:p>3)Quais os valores das externalidades ambientais (taxa pigouviana) que a EPE considera adequada para cada fonte de energia elétrica?</text:p>
          </table:table-cell>
          <table:table-cell table:style-name="ce5" office:value-type="string" calcext:value-type="string">
            <text:p>Solicitação de Dados Ambientais Considerados no Planejamento do Setor Elétrico: PDE 2024</text:p>
          </table:table-cell>
          <table:table-cell table:style-name="ce5" office:value-type="float" office:value="42640.5919444444" calcext:value-type="float">
            <text:p>42640,5919444444</text:p>
          </table:table-cell>
          <table:table-cell table:number-columns-repeated="1012"/>
        </table:table-row>
        <table:table-row table:style-name="ro4">
          <table:table-cell table:style-name="ce2" office:value-type="string" calcext:value-type="string">
            <text:p>99938000104201686</text:p>
          </table:table-cell>
          <table:table-cell table:style-name="ce3" office:value-type="date" office:date-value="2016-09-27T12:06:19.000002" calcext:value-type="date">
            <text:p>27/09/2016 12:06</text:p>
          </table:table-cell>
          <table:table-cell table:style-name="ce4" office:value-type="date" office:date-value="2016-10-17T23:59:58.999998" calcext:value-type="date">
            <text:p>17/10/2016</text:p>
          </table:table-cell>
          <table:table-cell table:style-name="ce5" office:value-type="string" calcext:value-type="string">
            <text:p>1. PEDIDOS DE ACESSO À INFORMAÇÃO</text:p>
            <text:p/>
            <text:p>1.1. PEDIDO DE ACESSO N. 1. Esse órgão/entidade possui vigente(s) contrato(s) administrativo(s) firmado(s) para prestação, na cidade onde esteja localizada a sede (desse órgão/entidade),  dos serviços,: </text:p>
            <text:p>a) de suporte técnico a usuários de soluções de tecnologia da informação e/ou</text:p>
            <text:p>b) de suporte técnico a soluções de tecnologia da informação; e/ou</text:p>
            <text:p>c) de manutenção em ativos de hardware, de manutenção em hardware de soluções de tecnologia da informação?</text:p>
            <text:p/>
            <text:p>1.2. PEDIDO DE ACESSO N. 2. Qual é (Quais são) o(s) número(s) do(s) contrato(s) referente(s) a eventual (is) resposta(s) afirmativa(s) produzida para qualquer das questões (alíneas "a" e/ou "b" e/ou "c")  integrantes do pedido de acesso 1.1, supra? (Favor indicar também os respectivos números dos editais de licitação, quando existentes).</text:p>
            <text:p/>
            <text:p>1.3. PEDIDO DE ACESSO N. 3. Qual é (Quais são) o(s) custo(s) anual (anuais) atual(is) do(s) contrato(s) referente(s) a eventual (is) resposta(s) afirmativa(s) produzida para qualquer (quaisquer) das questões (alíneas "a" e/ou "b" e/ou "c")  integrantes do pedido de acesso 1.1, supra? </text:p>
            <text:p/>
            <text:p>1.4. PEDIDO DE ACESSO N. 4. Qual é o número de colaboradores ativos (servidores efetivos, empregados próprios e/ou de empresas fornecedoras de mão de obra, prestadores de serviços por tempo determinado etc.) à disposição desse órgão/entidade, na cidade onde localizada a sede (desse órgão/entidade), para prestação de serviços afetos à área de tecnologia da informação (em geral) aos públicos interno e/ou externo?</text:p>
            <text:p/>
            <text:p>(NOTA: o documento anexo – arquivo pdf -  contém a continuação deste conjunto de pedidos de acesso à informação).</text:p>
            <text:p/>
          </table:table-cell>
          <table:table-cell table:style-name="ce5" office:value-type="string" calcext:value-type="string">
            <text:p>Serviços de tecnologia da informação</text:p>
          </table:table-cell>
          <table:table-cell table:style-name="ce5" office:value-type="float" office:value="42657.468287037" calcext:value-type="float">
            <text:p>42657,468287037</text:p>
          </table:table-cell>
          <table:table-cell table:number-columns-repeated="1012"/>
        </table:table-row>
        <table:table-row table:style-name="ro1">
          <table:table-cell table:style-name="ce2" office:value-type="string" calcext:value-type="string">
            <text:p>99938000105201621</text:p>
          </table:table-cell>
          <table:table-cell table:style-name="ce3" office:value-type="date" office:date-value="2016-09-30T15:42:32.999999" calcext:value-type="date">
            <text:p>30/09/2016 15:42</text:p>
          </table:table-cell>
          <table:table-cell table:style-name="ce4" office:value-type="date" office:date-value="2016-10-24T23:59:58.999998" calcext:value-type="date">
            <text:p>24/10/2016</text:p>
          </table:table-cell>
          <table:table-cell table:style-name="ce5" office:value-type="string" calcext:value-type="string">
            <text:p>Solicito através deste encaminhamento, as regras dos últimos planos de demissão assistida (PDA) deste órgão.</text:p>
          </table:table-cell>
          <table:table-cell table:style-name="ce5" office:value-type="string" calcext:value-type="string">
            <text:p>Plano de Demissão Assistida</text:p>
          </table:table-cell>
          <table:table-cell table:style-name="ce5" office:value-type="float" office:value="42648.7124189815" calcext:value-type="float">
            <text:p>42648,7124189815</text:p>
          </table:table-cell>
          <table:table-cell table:number-columns-repeated="1012"/>
        </table:table-row>
        <table:table-row table:style-name="ro1">
          <table:table-cell table:style-name="ce2" office:value-type="string" calcext:value-type="string">
            <text:p>99938000106201675</text:p>
          </table:table-cell>
          <table:table-cell table:style-name="ce3" office:value-type="date" office:date-value="2016-09-30T15:48:48.000001" calcext:value-type="date">
            <text:p>30/09/2016 15:48</text:p>
          </table:table-cell>
          <table:table-cell table:style-name="ce4" office:value-type="date" office:date-value="2016-10-24T23:59:58.999998" calcext:value-type="date">
            <text:p>24/10/2016</text:p>
          </table:table-cell>
          <table:table-cell table:style-name="ce5" office:value-type="string" calcext:value-type="string">
            <text:p>Solicito através deste encaminhamento, as regras do regulamento de pessoal deste órgão.</text:p>
          </table:table-cell>
          <table:table-cell table:style-name="ce5" office:value-type="string" calcext:value-type="string">
            <text:p>Regulamento de Pessoal</text:p>
          </table:table-cell>
          <table:table-cell table:style-name="ce5" office:value-type="float" office:value="42661.7228819444" calcext:value-type="float">
            <text:p>42661,7228819444</text:p>
          </table:table-cell>
          <table:table-cell table:number-columns-repeated="1012"/>
        </table:table-row>
        <table:table-row table:style-name="ro10">
          <table:table-cell table:style-name="ce2" office:value-type="string" calcext:value-type="string">
            <text:p>99938000107201610</text:p>
          </table:table-cell>
          <table:table-cell table:style-name="ce3" office:value-type="date" office:date-value="2016-09-30T23:20:36.000001" calcext:value-type="date">
            <text:p>30/09/2016 23:20</text:p>
          </table:table-cell>
          <table:table-cell table:style-name="ce4" office:value-type="date" office:date-value="2016-10-24T23:59:58.999998" calcext:value-type="date">
            <text:p>24/10/2016</text:p>
          </table:table-cell>
          <table:table-cell table:style-name="ce5" office:value-type="string" calcext:value-type="string">
            <text:p>Olá, </text:p>
            <text:p/>
            <text:p>Estou precisando de dados estatísticos do consumo de energia elétrica residencial e industrial por município do estado de Mato Grosso do Sul. Estou desenvolvendo uma pesquisa científica sobre o desenvolvimento econômico de cada município do estado, e a energia elétrica é uma variável muito importante.</text:p>
            <text:p/>
            <text:p>Agradeço a atenção e a colaboração!</text:p>
            <text:p/>
            <text:p>Alexandre Corrêa</text:p>
            <text:p>Prof. de Economia da UFGD</text:p>
            <text:p/>
          </table:table-cell>
          <table:table-cell table:style-name="ce5" office:value-type="string" calcext:value-type="string">
            <text:p>Dados estatísiticos de consumo de energia elétrica residencial e industrial por município do estado de Mato Grosso do Sul</text:p>
          </table:table-cell>
          <table:table-cell table:style-name="ce5" office:value-type="float" office:value="42648.5925578704" calcext:value-type="float">
            <text:p>42648,5925578704</text:p>
          </table:table-cell>
          <table:table-cell table:number-columns-repeated="1012"/>
        </table:table-row>
        <table:table-row table:style-name="ro20">
          <table:table-cell table:style-name="ce2" office:value-type="string" calcext:value-type="string">
            <text:p>99938000108201664</text:p>
          </table:table-cell>
          <table:table-cell table:style-name="ce3" office:value-type="date" office:date-value="2016-10-05T11:17:05.999997" calcext:value-type="date">
            <text:p>05/10/2016 11:17</text:p>
          </table:table-cell>
          <table:table-cell table:style-name="ce4" office:value-type="date" office:date-value="2016-10-25T23:59:58.999998" calcext:value-type="date">
            <text:p>25/10/2016</text:p>
          </table:table-cell>
          <table:table-cell table:style-name="ce5" office:value-type="string" calcext:value-type="string">
            <text:p>Preciso fazer donwload e leitura do PDE 2025 publicado neste link: </text:p>
            <text:p/>
            <text:p>http://www.epe.gov.br/Transmissao/Paginas/Dadosparaestudosdeplanejamentodatransmiss%C3%A3o-PDE2025.aspx</text:p>
            <text:p/>
            <text:p>Porém a extensão (.sav) não abre em nenhum programa</text:p>
          </table:table-cell>
          <table:table-cell table:style-name="ce5" office:value-type="string" calcext:value-type="string">
            <text:p>PDE 2025</text:p>
          </table:table-cell>
          <table:table-cell table:style-name="ce5" office:value-type="float" office:value="42653.4339699074" calcext:value-type="float">
            <text:p>42653,4339699074</text:p>
          </table:table-cell>
          <table:table-cell table:number-columns-repeated="1012"/>
        </table:table-row>
        <table:table-row table:style-name="ro13">
          <table:table-cell table:style-name="ce2" office:value-type="string" calcext:value-type="string">
            <text:p>99938000109201617</text:p>
          </table:table-cell>
          <table:table-cell table:style-name="ce3" office:value-type="date" office:date-value="2016-10-05T12:26:30.000002" calcext:value-type="date">
            <text:p>05/10/2016 12:26</text:p>
          </table:table-cell>
          <table:table-cell table:style-name="ce4" office:value-type="date" office:date-value="2016-10-25T23:59:58.999998" calcext:value-type="date">
            <text:p>25/10/2016</text:p>
          </table:table-cell>
          <table:table-cell table:style-name="ce5" office:value-type="string" calcext:value-type="string">
            <text:p>Bom dia, preciso fazer o download e leitura dos arquivos publicados no seguinte link: http://www.epe.gov.br/Transmissao/Paginas/Dadosparaestudosdeplanejamentodatransmiss%C3%A3o-PDE2025.aspx</text:p>
            <text:p/>
            <text:p>Porém a extensão dos arquivos (.sav) é incompatível. Poderia me apontar uma solução ou os arquivos com outra extensão?</text:p>
            <text:p/>
            <text:p>Obrigada.</text:p>
            <text:p/>
          </table:table-cell>
          <table:table-cell table:style-name="ce5" office:value-type="string" calcext:value-type="string">
            <text:p>PDE 2025</text:p>
          </table:table-cell>
          <table:table-cell table:style-name="ce5" office:value-type="float" office:value="42653.4375810185" calcext:value-type="float">
            <text:p>42653,4375810185</text:p>
          </table:table-cell>
          <table:table-cell table:number-columns-repeated="1012"/>
        </table:table-row>
        <table:table-row table:style-name="ro1">
          <table:table-cell table:style-name="ce2" office:value-type="string" calcext:value-type="string">
            <text:p>99938000110201633</text:p>
          </table:table-cell>
          <table:table-cell table:style-name="ce3" office:value-type="date" office:date-value="2016-10-07T09:55:30.000003" calcext:value-type="date">
            <text:p>07/10/2016 09:55</text:p>
          </table:table-cell>
          <table:table-cell table:style-name="ce4" office:value-type="date" office:date-value="2016-10-31T23:59:58.999998" calcext:value-type="date">
            <text:p>31/10/2016</text:p>
          </table:table-cell>
          <table:table-cell table:style-name="ce5" office:value-type="string" calcext:value-type="string">
            <text:p>Bom dia sou estudante do mestrado de recurso Hídricos da UFMT, preciso dos EIA das UHE São Manuel e Teles Pires, para dissertação de conclusão do mestrado.</text:p>
          </table:table-cell>
          <table:table-cell table:style-name="ce5" office:value-type="string" calcext:value-type="string">
            <text:p>EIA-RIMA Teles Pires e São Manuel</text:p>
          </table:table-cell>
          <table:table-cell table:style-name="ce5" office:value-type="float" office:value="42653.3330092593" calcext:value-type="float">
            <text:p>42653,3330092593</text:p>
          </table:table-cell>
          <table:table-cell table:number-columns-repeated="1012"/>
        </table:table-row>
        <table:table-row table:style-name="ro9">
          <table:table-cell table:style-name="ce2" office:value-type="string" calcext:value-type="string">
            <text:p>99938000111201688</text:p>
          </table:table-cell>
          <table:table-cell table:style-name="ce3" office:value-type="date" office:date-value="2016-10-07T16:13:26.000003" calcext:value-type="date">
            <text:p>07/10/2016 16:13</text:p>
          </table:table-cell>
          <table:table-cell table:style-name="ce4" office:value-type="date" office:date-value="2016-10-31T23:59:58.999998" calcext:value-type="date">
            <text:p>31/10/2016</text:p>
          </table:table-cell>
          <table:table-cell table:style-name="ce5" office:value-type="string" calcext:value-type="string">
            <text:p>Boa tarde,</text:p>
            <text:p/>
            <text:p>Sou aluno de Ciências Econômicas da Universidade Federal de São João del-Rei e juntamente com meu professor orientador do projeto de monografia estamos desenvolvendo uma pesquisa sobre a produtividade nos estados brasileiros. Contudo necessitamos de informações sobre o estoque de capital por estados e usaremos como aproximação o consumo industrial de energia elétrica por estado. </text:p>
            <text:p>No site da EPE esta disponível uma tabela com a informação do consumo industrial de energia elétrica MENSAL porém apenas para as grandes regiões brasileiras.</text:p>
            <text:p/>
            <text:p>Gostaria de solicitar se teriam disponível a informação para divulgação do consumo industrial de energia elétrica por estados brasileiros até o ano de 2015?</text:p>
            <text:p/>
            <text:p>Ou mesmo da participação de cada estado no consumo de energia elétrica industrial brasileira por ano de 2005 a 2015.</text:p>
            <text:p/>
            <text:p>Desde já muito obrigado.</text:p>
            <text:p/>
            <text:p>Marcos Paulo de Oliveira Reis</text:p>
            <text:p/>
            <text:p/>
          </table:table-cell>
          <table:table-cell table:style-name="ce5" office:value-type="string" calcext:value-type="string">
            <text:p>Solicitação de informação referente ao consumo mensal de energia dos estados brasileiros para fins de pesquisa científica da Universidade Federal de São João del-Rei</text:p>
          </table:table-cell>
          <table:table-cell table:style-name="ce5" office:value-type="float" office:value="42657.4119212963" calcext:value-type="float">
            <text:p>42657,4119212963</text:p>
          </table:table-cell>
          <table:table-cell table:number-columns-repeated="1012"/>
        </table:table-row>
        <table:table-row table:style-name="ro5">
          <table:table-cell table:style-name="ce2" office:value-type="string" calcext:value-type="string">
            <text:p>99938000112201622</text:p>
          </table:table-cell>
          <table:table-cell table:style-name="ce3" office:value-type="date" office:date-value="2016-10-13T17:06:58" calcext:value-type="date">
            <text:p>13/10/2016 17:06</text:p>
          </table:table-cell>
          <table:table-cell table:style-name="ce4" office:value-type="date" office:date-value="2016-11-03T23:59:58.999998" calcext:value-type="date">
            <text:p>03/11/2016</text:p>
          </table:table-cell>
          <table:table-cell table:style-name="ce5" office:value-type="string" calcext:value-type="string">
            <text:p>Solicito estudos ou dados técnicos (queda, vazão, permanência, potência) dos empreendimentos de hidrogeração, em sua maioria CGH, listados na planilha que envio anexo.</text:p>
            <text:p>Antecipadamente agradeço,</text:p>
          </table:table-cell>
          <table:table-cell table:style-name="ce5" office:value-type="string" calcext:value-type="string">
            <text:p>Dados técnicos de empreedimentos de Hidrogeração</text:p>
          </table:table-cell>
          <table:table-cell table:style-name="ce5" office:value-type="float" office:value="42662.7750231481" calcext:value-type="float">
            <text:p>42662,7750231481</text:p>
          </table:table-cell>
          <table:table-cell table:number-columns-repeated="1012"/>
        </table:table-row>
        <table:table-row table:style-name="ro7">
          <table:table-cell table:style-name="ce2" office:value-type="string" calcext:value-type="string">
            <text:p>99938000113201677</text:p>
          </table:table-cell>
          <table:table-cell table:style-name="ce3" office:value-type="date" office:date-value="2016-10-20T15:05:49.999998" calcext:value-type="date">
            <text:p>20/10/2016 15:05</text:p>
          </table:table-cell>
          <table:table-cell table:style-name="ce4" office:value-type="date" office:date-value="2016-11-09T23:59:58.999998" calcext:value-type="date">
            <text:p>09/11/2016</text:p>
          </table:table-cell>
          <table:table-cell table:style-name="ce5" office:value-type="string" calcext:value-type="string">
            <text:p>Boa tarde, por gentileza poderiam disponibilizar o estudo EPE-DEE-DEA-RE-005/2013 e a Nota Técnica NT-0135/2013. </text:p>
            <text:p>Também se for possível os mais recentes estudos referentes à solução estruturante para suprimento às cargas do Tramo Oeste.</text:p>
            <text:p/>
            <text:p>Agradeço </text:p>
          </table:table-cell>
          <table:table-cell table:style-name="ce5" office:value-type="string" calcext:value-type="string">
            <text:p>EPE-DEE-DEA-RE-005/2013</text:p>
          </table:table-cell>
          <table:table-cell table:style-name="ce5" office:value-type="float" office:value="42675.7139236111" calcext:value-type="float">
            <text:p>42675,7139236111</text:p>
          </table:table-cell>
          <table:table-cell table:number-columns-repeated="1012"/>
        </table:table-row>
        <table:table-row table:style-name="ro5">
          <table:table-cell table:style-name="ce2" office:value-type="string" calcext:value-type="string">
            <text:p>99938000114201611</text:p>
          </table:table-cell>
          <table:table-cell table:style-name="ce3" office:value-type="date" office:date-value="2016-10-25T11:29:16" calcext:value-type="date">
            <text:p>25/10/2016 11:29</text:p>
          </table:table-cell>
          <table:table-cell table:style-name="ce4" office:value-type="date" office:date-value="2016-11-14T23:59:58.999998" calcext:value-type="date">
            <text:p>14/11/2016</text:p>
          </table:table-cell>
          <table:table-cell table:style-name="ce5" office:value-type="string" calcext:value-type="string">
            <text:p>gostaria de obter o plano nacional de energia mais recente.</text:p>
            <text:p>grato</text:p>
          </table:table-cell>
          <table:table-cell table:style-name="ce5" office:value-type="string" calcext:value-type="string">
            <text:p>plano nacional de energia</text:p>
          </table:table-cell>
          <table:table-cell table:style-name="ce5" office:value-type="float" office:value="42669.5065740741" calcext:value-type="float">
            <text:p>42669,5065740741</text:p>
          </table:table-cell>
          <table:table-cell table:number-columns-repeated="1012"/>
        </table:table-row>
        <table:table-row table:style-name="ro20">
          <table:table-cell table:style-name="ce2" office:value-type="string" calcext:value-type="string">
            <text:p>99938000115201666</text:p>
          </table:table-cell>
          <table:table-cell table:style-name="ce3" office:value-type="date" office:date-value="2016-11-03T15:32:28" calcext:value-type="date">
            <text:p>03/11/2016 15:32</text:p>
          </table:table-cell>
          <table:table-cell table:style-name="ce4" office:value-type="date" office:date-value="2016-11-23T23:59:58.999998" calcext:value-type="date">
            <text:p>23/11/2016</text:p>
          </table:table-cell>
          <table:table-cell table:style-name="ce5" office:value-type="string" calcext:value-type="string">
            <text:p>Bom dia, gostaria de solicitar as informações sobre o aluguel da EPE no RB1, localizado na Av. Rio Branco, 1 – 11º andar.</text:p>
            <text:p>Gostaria de saber as unidades (andares ou conjuntos) locadas, data do contrato, prazo do contrato, área privativa locada, valor de aluguel, valor de condomínio, valor de IPTU e proprietário do imóvel. </text:p>
            <text:p>Fico no aguardo, </text:p>
            <text:p>Obrigada.</text:p>
            <text:p/>
          </table:table-cell>
          <table:table-cell table:style-name="ce5" office:value-type="string" calcext:value-type="string">
            <text:p>Informações de Aluguel</text:p>
          </table:table-cell>
          <table:table-cell table:style-name="ce5" office:value-type="float" office:value="42695.6552314815" calcext:value-type="float">
            <text:p>42695,6552314815</text:p>
          </table:table-cell>
          <table:table-cell table:number-columns-repeated="1012"/>
        </table:table-row>
        <table:table-row table:style-name="ro12">
          <table:table-cell table:style-name="ce2" office:value-type="string" calcext:value-type="string">
            <text:p>99938000117201655</text:p>
          </table:table-cell>
          <table:table-cell table:style-name="ce3" office:value-type="date" office:date-value="2016-11-11T17:46:28.999998" calcext:value-type="date">
            <text:p>11/11/2016 17:46</text:p>
          </table:table-cell>
          <table:table-cell table:style-name="ce4" office:value-type="date" office:date-value="2016-12-05T23:59:58.999998" calcext:value-type="date">
            <text:p>05/12/2016</text:p>
          </table:table-cell>
          <table:table-cell table:style-name="ce5" office:value-type="string" calcext:value-type="string">
            <text:p>Prezados, boa tarde!</text:p>
            <text:p/>
            <text:p>Solicito os valores de geração elétrica por fonte, no Brasil, em GWh, desde o ano de 1990 até 2015.</text:p>
            <text:p/>
            <text:p>Sou aluno de doutorado e tais dados são essenciais para o desenvolvimento do meu trabalho.</text:p>
            <text:p/>
            <text:p>Grata</text:p>
            <text:p>Maria Francisca</text:p>
          </table:table-cell>
          <table:table-cell table:style-name="ce5" office:value-type="string" calcext:value-type="string">
            <text:p>Geração elétrica por fonte no Brasil - GWh - <text:s/>(1990 até 2015)</text:p>
          </table:table-cell>
          <table:table-cell table:style-name="ce5" office:value-type="float" office:value="42695.5946643519" calcext:value-type="float">
            <text:p>42695,5946643519</text:p>
          </table:table-cell>
          <table:table-cell table:number-columns-repeated="1012"/>
        </table:table-row>
        <table:table-row table:style-name="ro16">
          <table:table-cell table:style-name="ce2" office:value-type="string" calcext:value-type="string">
            <text:p>99938000118201608</text:p>
          </table:table-cell>
          <table:table-cell table:style-name="ce3" office:value-type="date" office:date-value="2016-11-15T18:24:04.000003" calcext:value-type="date">
            <text:p>15/11/2016 18:24</text:p>
          </table:table-cell>
          <table:table-cell table:style-name="ce4" office:value-type="date" office:date-value="2016-12-06T23:59:58.999998" calcext:value-type="date">
            <text:p>06/12/2016</text:p>
          </table:table-cell>
          <table:table-cell table:style-name="ce5" office:value-type="string" calcext:value-type="string">
            <text:p>Boa tarde!</text:p>
            <text:p/>
            <text:p/>
            <text:p>Sou aluna da Engenharia de Produção da Universidade Federal do Triângulo Mineiro (UFTM ) e estou realizando um projeto de iniciação científica sobre os horários de demanda de energia elétrica. Seria de grande importância para o meu estudo se vocês pudessem me fornecer seus dados acerca da matriz energética da cidade de UBERABA, tais como dados históricos dos anos anteriores, demanda mensal, anual e especialmente a demanda por hora durante um período expressivo, o maior que puderem me oferecer. Segue abaixo modelos dos dados que necessito, sendo estes exemplos, referentes a distribuição elétrica da Califórnia.</text:p>
            <text:p/>
            <text:p/>
            <text:p>O estudo pretende delimitar os horários de pico e horários de baixa demanda, para assim propor uma forma de equlibrar tais altas e baixas de uso. Se necessário, posso mandar tal projeto fomalizado.</text:p>
            <text:p/>
            <text:p/>
            <text:p>Desde já obrigada!</text:p>
            <text:p/>
            <text:p/>
            <text:p>Att, Lívia.</text:p>
            <text:p/>
            <text:p/>
            <text:p/>
          </table:table-cell>
          <table:table-cell table:style-name="ce5" office:value-type="string" calcext:value-type="string">
            <text:p>Fornecimento de dados - Distribuição consumo elétrico por hora nacional</text:p>
          </table:table-cell>
          <table:table-cell table:style-name="ce5" office:value-type="float" office:value="42697.5328240741" calcext:value-type="float">
            <text:p>42697,5328240741</text:p>
          </table:table-cell>
          <table:table-cell table:number-columns-repeated="1012"/>
        </table:table-row>
        <table:table-row table:style-name="ro16">
          <table:table-cell table:style-name="ce2" office:value-type="string" calcext:value-type="string">
            <text:p>99938000119201644</text:p>
          </table:table-cell>
          <table:table-cell table:style-name="ce3" office:value-type="date" office:date-value="2016-11-15T19:21:13.999997" calcext:value-type="date">
            <text:p>15/11/2016 19:21</text:p>
          </table:table-cell>
          <table:table-cell table:style-name="ce4" office:value-type="date" office:date-value="2016-12-06T23:59:58.999998" calcext:value-type="date">
            <text:p>06/12/2016</text:p>
          </table:table-cell>
          <table:table-cell table:style-name="ce5" office:value-type="string" calcext:value-type="string">
            <text:p>Boa tarde!</text:p>
            <text:p/>
            <text:p/>
            <text:p>Sou aluna da Engenharia de Produção da Universidade Federal do Triângulo Mineiro (UFTM ) e estou realizando um projeto de iniciação científica sobre os horários de demanda de energia elétrica. Seria de grande importância para o meu estudo se vocês pudessem me fornecer seus dados acerca da matriz energética DO BRASIL, tais como dados históricos dos anos anteriores, demanda mensal, anual e especialmente a demanda por hora durante um período expressivo, o maior que puderem me oferecer. Segue anexo modelos dos dados que necessito, sendo estes exemplos, referentes a distribuição elétrica da Califórnia.</text:p>
            <text:p/>
            <text:p/>
            <text:p>O estudo pretende delimitar os horários de pico e horários de baixa demanda, para assim propor uma forma de equlibrar tais altas e baixas de uso. Se necessário, posso mandar tal projeto fomalizado.</text:p>
            <text:p/>
            <text:p/>
            <text:p>Desde já obrigada!</text:p>
            <text:p/>
            <text:p/>
            <text:p>Att, Lívia.</text:p>
            <text:p/>
            <text:p/>
            <text:p/>
          </table:table-cell>
          <table:table-cell table:style-name="ce5" office:value-type="string" calcext:value-type="string">
            <text:p>Fornecimento de dados - Distribuição consumo elétrico por hora nacional (BRASIL)</text:p>
          </table:table-cell>
          <table:table-cell table:style-name="ce5" office:value-type="float" office:value="42690.7455092593" calcext:value-type="float">
            <text:p>42690,7455092593</text:p>
          </table:table-cell>
          <table:table-cell table:number-columns-repeated="1012"/>
        </table:table-row>
        <table:table-row table:style-name="ro20">
          <table:table-cell table:style-name="ce2" office:value-type="string" calcext:value-type="string">
            <text:p>99938000120201679</text:p>
          </table:table-cell>
          <table:table-cell table:style-name="ce3" office:value-type="date" office:date-value="2016-11-16T09:58:36.999999" calcext:value-type="date">
            <text:p>16/11/2016 09:58</text:p>
          </table:table-cell>
          <table:table-cell table:style-name="ce4" office:value-type="date" office:date-value="2016-12-06T23:59:58.999998" calcext:value-type="date">
            <text:p>06/12/2016</text:p>
          </table:table-cell>
          <table:table-cell table:style-name="ce5" office:value-type="string" calcext:value-type="string">
            <text:p>Bom dia</text:p>
            <text:p/>
            <text:p>1)      Solicitamos acesso ao sistema AMA, para obter as séries de ventos coletadas pela EPE, para um estudo acadêmico da intermitência da geração de fontes renováveis.</text:p>
            <text:p>2)      Caso seja negado o acesso ao sistema AMA, solicitamos o envio de todos os dados brutos e tratados medidos pelas estações de medição.</text:p>
            <text:p>3)      Caso seja negado os dados acima, solicitamos qual o dispositivo legal (lei) que impede a divulgação destes dados, já que são consolidados por uma empresa pública paga pelo dinheiro do contribuinte.</text:p>
          </table:table-cell>
          <table:table-cell table:style-name="ce5" office:value-type="string" calcext:value-type="string">
            <text:p><text:s/>Solicitação de Séries de Ventos do Sistema AMA</text:p>
          </table:table-cell>
          <table:table-cell table:style-name="ce5" office:value-type="float" office:value="42697.6609259259" calcext:value-type="float">
            <text:p>42697,6609259259</text:p>
          </table:table-cell>
          <table:table-cell table:number-columns-repeated="1012"/>
        </table:table-row>
        <table:table-row table:style-name="ro1">
          <table:table-cell table:style-name="ce2" office:value-type="string" calcext:value-type="string">
            <text:p>99938000121201613</text:p>
          </table:table-cell>
          <table:table-cell table:style-name="ce3" office:value-type="date" office:date-value="2016-11-16T10:36:15.000002" calcext:value-type="date">
            <text:p>16/11/2016 10:36</text:p>
          </table:table-cell>
          <table:table-cell table:style-name="ce4" office:value-type="date" office:date-value="2016-12-06T23:59:58.999998" calcext:value-type="date">
            <text:p>06/12/2016</text:p>
          </table:table-cell>
          <table:table-cell table:style-name="ce5" office:value-type="string" calcext:value-type="string">
            <text:p>Gostaria de saber o número exato de servidores concursados que esse órgão possui.</text:p>
          </table:table-cell>
          <table:table-cell table:style-name="ce5" office:value-type="string" calcext:value-type="string">
            <text:p>Número de Servidores Concursados </text:p>
          </table:table-cell>
          <table:table-cell table:style-name="ce5" office:value-type="float" office:value="42702.7175925926" calcext:value-type="float">
            <text:p>42702,7175925926</text:p>
          </table:table-cell>
          <table:table-cell table:number-columns-repeated="1012"/>
        </table:table-row>
        <table:table-row table:style-name="ro5">
          <table:table-cell table:style-name="ce2" office:value-type="string" calcext:value-type="string">
            <text:p>99938000122201668</text:p>
          </table:table-cell>
          <table:table-cell table:style-name="ce3" office:value-type="date" office:date-value="2016-11-16T12:17:27.000004" calcext:value-type="date">
            <text:p>16/11/2016 12:17</text:p>
          </table:table-cell>
          <table:table-cell table:style-name="ce4" office:value-type="date" office:date-value="2016-12-06T23:59:58.999998" calcext:value-type="date">
            <text:p>06/12/2016</text:p>
          </table:table-cell>
          <table:table-cell table:style-name="ce5" office:value-type="string" calcext:value-type="string">
            <text:p>Cópia do documento EPE-DEE-RE-083/2010-r0, “Estudo de Integração das Usinas Hidrelétricas Previstas para o Estado de Santa Catarina”, elaborado pela EPE em novembro de 2010. </text:p>
            <text:p/>
          </table:table-cell>
          <table:table-cell table:style-name="ce5" office:value-type="string" calcext:value-type="string">
            <text:p>Cópia de documento</text:p>
          </table:table-cell>
          <table:table-cell table:style-name="ce5" office:value-type="float" office:value="42697.5477314815" calcext:value-type="float">
            <text:p>42697,5477314815</text:p>
          </table:table-cell>
          <table:table-cell table:number-columns-repeated="1012"/>
        </table:table-row>
        <table:table-row table:style-name="ro13">
          <table:table-cell table:style-name="ce2" office:value-type="string" calcext:value-type="string">
            <text:p>99938000123201611</text:p>
          </table:table-cell>
          <table:table-cell table:style-name="ce3" office:value-type="date" office:date-value="2016-11-16T23:24:24.000002" calcext:value-type="date">
            <text:p>16/11/2016 23:24</text:p>
          </table:table-cell>
          <table:table-cell table:style-name="ce4" office:value-type="date" office:date-value="2016-12-07T23:59:58.999998" calcext:value-type="date">
            <text:p>07/12/2016</text:p>
          </table:table-cell>
          <table:table-cell table:style-name="ce5" office:value-type="string" calcext:value-type="string">
            <text:p>Venho com base na Lei 12.527 requerer informações referentes aos Processos Administrativos Disciplinares (PAD) instaurados contra servidores deste órgão nos anos de 2014 e 2015. </text:p>
            <text:p/>
            <text:p>Primeiramente, solicito informações a respeito do número total de PAD’s instaurados nos anos de 2014 e 2015 e o número total de servidores investigados. </text:p>
            <text:p/>
            <text:p>Adicionalmente, solicito que a resposta contenha detalhes desagregados em relação a cada PAD instaurado nos respectivos anos, incluindo os seguintes dados: (i) condutas que embasaram a abertura do PAD; (ii) cargo ocupado pelo servidor ou servidora que figurou como parte investigada no processo; e (iii) resultado final do PAD (exemplo: advertência, suspensão, demissão do serviço público, etc.) ou, quando este ainda não tiver sido julgado, que seja informado que encontra-se pendente de julgamento. </text:p>
            <text:p/>
          </table:table-cell>
          <table:table-cell table:style-name="ce5" office:value-type="string" calcext:value-type="string">
            <text:p>Processos <text:s/>Administrativos Disciplinares</text:p>
          </table:table-cell>
          <table:table-cell table:style-name="ce5" office:value-type="float" office:value="42702.7343981481" calcext:value-type="float">
            <text:p>42702,7343981481</text:p>
          </table:table-cell>
          <table:table-cell table:number-columns-repeated="1012"/>
        </table:table-row>
        <table:table-row table:style-name="ro5">
          <table:table-cell table:style-name="ce2" office:value-type="string" calcext:value-type="string">
            <text:p>99938000124201657</text:p>
          </table:table-cell>
          <table:table-cell table:style-name="ce3" office:value-type="date" office:date-value="2016-11-17T10:57:59.999996" calcext:value-type="date">
            <text:p>17/11/2016 10:58</text:p>
          </table:table-cell>
          <table:table-cell table:style-name="ce4" office:value-type="date" office:date-value="2016-12-07T23:59:58.999998" calcext:value-type="date">
            <text:p>07/12/2016</text:p>
          </table:table-cell>
          <table:table-cell table:style-name="ce5" office:value-type="string" calcext:value-type="string">
            <text:p>Disponibilização do documento EPE-­DEE­-RE ­82/2013-­rev0, Estudo de Atendimento Elétrico ao Estado de Santa Catarina:Regiões Sul e Extremo Sul, de agosto de 2013.</text:p>
            <text:p/>
          </table:table-cell>
          <table:table-cell table:style-name="ce5" office:value-type="string" calcext:value-type="string">
            <text:p>Cópia de documento</text:p>
          </table:table-cell>
          <table:table-cell table:style-name="ce5" office:value-type="float" office:value="42697.4497453704" calcext:value-type="float">
            <text:p>42697,4497453704</text:p>
          </table:table-cell>
          <table:table-cell table:number-columns-repeated="1012"/>
        </table:table-row>
        <table:table-row table:style-name="ro20">
          <table:table-cell table:style-name="ce2" office:value-type="string" calcext:value-type="string">
            <text:p>99938000125201600</text:p>
          </table:table-cell>
          <table:table-cell table:style-name="ce3" office:value-type="date" office:date-value="2016-11-18T17:25:07.999997" calcext:value-type="date">
            <text:p>18/11/2016 17:25</text:p>
          </table:table-cell>
          <table:table-cell table:style-name="ce4" office:value-type="date" office:date-value="2016-12-12T23:59:58.999998" calcext:value-type="date">
            <text:p>12/12/2016</text:p>
          </table:table-cell>
          <table:table-cell table:style-name="ce5" office:value-type="string" calcext:value-type="string">
            <text:p>Prezados,</text:p>
            <text:p/>
            <text:p>Gostaria de receber os dados de consumo de energia elétrica do setor rural (agrícola e pecuária) por Unidade da Federação a partir do ano de 2000. </text:p>
            <text:p>Já possuo informações de 2006 em diante. Então, precisaria, ao menos, de 2000 a 2006.</text:p>
            <text:p>Obrigada.</text:p>
          </table:table-cell>
          <table:table-cell table:style-name="ce5" office:value-type="string" calcext:value-type="string">
            <text:p>Consumo de energia elétrica rural por UF a partir de 2000</text:p>
          </table:table-cell>
          <table:table-cell table:style-name="ce5" office:value-type="float" office:value="42704.4891782407" calcext:value-type="float">
            <text:p>42704,4891782407</text:p>
          </table:table-cell>
          <table:table-cell table:number-columns-repeated="1012"/>
        </table:table-row>
        <table:table-row table:style-name="ro1">
          <table:table-cell table:style-name="ce2" office:value-type="string" calcext:value-type="string">
            <text:p>99938000126201646</text:p>
          </table:table-cell>
          <table:table-cell table:style-name="ce3" office:value-type="date" office:date-value="2016-11-21T11:15:18.999999" calcext:value-type="date">
            <text:p>21/11/2016 11:15</text:p>
          </table:table-cell>
          <table:table-cell table:style-name="ce4" office:value-type="date" office:date-value="2016-12-12T23:59:58.999998" calcext:value-type="date">
            <text:p>12/12/2016</text:p>
          </table:table-cell>
          <table:table-cell table:style-name="ce5" office:value-type="string" calcext:value-type="string">
            <text:p>Solicito cópia da Nota Técnica EPE-DEE-RE-097/2016-r0</text:p>
          </table:table-cell>
          <table:table-cell table:style-name="ce5" office:value-type="string" calcext:value-type="string">
            <text:p>cópia de nota técnica</text:p>
          </table:table-cell>
          <table:table-cell table:style-name="ce5" office:value-type="float" office:value="42706.5960416667" calcext:value-type="float">
            <text:p>42706,5960416667</text:p>
          </table:table-cell>
          <table:table-cell table:number-columns-repeated="1012"/>
        </table:table-row>
        <table:table-row table:style-name="ro4">
          <table:table-cell table:style-name="ce2" office:value-type="string" calcext:value-type="string">
            <text:p>99938000127201691</text:p>
          </table:table-cell>
          <table:table-cell table:style-name="ce3" office:value-type="date" office:date-value="2016-11-22T11:53:36.000004" calcext:value-type="date">
            <text:p>22/11/2016 11:53</text:p>
          </table:table-cell>
          <table:table-cell table:style-name="ce4" office:value-type="date" office:date-value="2016-12-12T23:59:58.999998" calcext:value-type="date">
            <text:p>12/12/2016</text:p>
          </table:table-cell>
          <table:table-cell table:style-name="ce5" office:value-type="string" calcext:value-type="string">
            <text:p>1 - Quantos imóveis esta Empresa Estatal Federal possui?</text:p>
            <text:p/>
            <text:p>2 - Qual é a utilização de cada um destes imóveis? Quais endereços e a quanto tempo estes imóveis pertencem a estatal?</text:p>
            <text:p/>
            <text:p>3 - Quantos imóveis esta Empresa Estatal Federal tem alugados, ou locados?</text:p>
            <text:p/>
            <text:p>4 - Solicito cópia do contrato de locação ou aluguel, com todos os aditivos eventualmente existentes, de cada um dos imóveis, bem como cópia de todo o processo que foi realizado para definição da escolha do imóvel a ser alugado ou locado.</text:p>
            <text:p/>
            <text:p>Solicito ainda cópia de pareceres, estudos, laudos ou quaisquer documentos que justifiquem a necessidade da locação, aluguel e/ou escolha dos referidos imóveis.</text:p>
            <text:p/>
            <text:p>Solicito que as informações sejam fornecidas em formato digital, quando disponíveis, conforme estabelece o artigo 11, parágrafo 5º da lei 12.527/2011.</text:p>
            <text:p/>
            <text:p>Na eventualidade de as informações solicitadas não serem fornecidas, requeiro que seja apontada a razão da negativa bem como, se for o caso, eventual grau de classificação de sigilo (ultrassecreto, secreto ou reservado), tudo nos termos do artigo 24, parágrafo 1º da Lei 12.527/2011.</text:p>
            <text:p/>
            <text:p>Desde logo agradeço pela atenção e peço deferimento.</text:p>
          </table:table-cell>
          <table:table-cell table:style-name="ce5" office:value-type="string" calcext:value-type="string">
            <text:p>Informações sobre imóveis</text:p>
          </table:table-cell>
          <table:table-cell table:style-name="ce5" office:value-type="float" office:value="42697.7230439815" calcext:value-type="float">
            <text:p>42697,7230439815</text:p>
          </table:table-cell>
          <table:table-cell table:number-columns-repeated="1012"/>
        </table:table-row>
        <table:table-row table:style-name="ro7">
          <table:table-cell table:style-name="ce2" office:value-type="string" calcext:value-type="string">
            <text:p>99938000128201635</text:p>
          </table:table-cell>
          <table:table-cell table:style-name="ce3" office:value-type="date" office:date-value="2016-11-24T09:59:52.999996" calcext:value-type="date">
            <text:p>24/11/2016 09:59</text:p>
          </table:table-cell>
          <table:table-cell table:style-name="ce4" office:value-type="date" office:date-value="2016-12-14T23:59:58.999998" calcext:value-type="date">
            <text:p>14/12/2016</text:p>
          </table:table-cell>
          <table:table-cell table:style-name="ce5" office:value-type="string" calcext:value-type="string">
            <text:p>Venho por meio deste solicitar os seguintes dados:</text:p>
            <text:p>- O montante de recursos financeiros que esta estatal direcionou para o esporte por meio de patrocínio de 2004 a 2015.</text:p>
            <text:p>- Qual foi o direcionamento do montante de recursos encaminhados ao esporte por patrocínio, ou seja, quais as ações foram realizadas de 2004 a 2015 e seus respectivos valores?</text:p>
            <text:p>- Quais foram as modalidades, entidades, órgãos e/ou pessoas que receberam os recursos de patrocínio do esporte de 2004 a 2015 e quais os respectivos valores?</text:p>
          </table:table-cell>
          <table:table-cell table:style-name="ce5" office:value-type="string" calcext:value-type="string">
            <text:p>Montante e direcionamento dos recursos financeiros encaminhados ao esporte via patrocínio de 2004 a 2015</text:p>
          </table:table-cell>
          <table:table-cell table:style-name="ce5" office:value-type="float" office:value="42717.6797916667" calcext:value-type="float">
            <text:p>42717,6797916667</text:p>
          </table:table-cell>
          <table:table-cell table:number-columns-repeated="1012"/>
        </table:table-row>
        <table:table-row table:style-name="ro10">
          <table:table-cell table:style-name="ce2" office:value-type="string" calcext:value-type="string">
            <text:p>99938000129201680</text:p>
          </table:table-cell>
          <table:table-cell table:style-name="ce3" office:value-type="date" office:date-value="2016-11-27T20:26:56.999999" calcext:value-type="date">
            <text:p>27/11/2016 20:26</text:p>
          </table:table-cell>
          <table:table-cell table:style-name="ce4" office:value-type="date" office:date-value="2016-12-19T23:59:58.999998" calcext:value-type="date">
            <text:p>19/12/2016</text:p>
          </table:table-cell>
          <table:table-cell table:style-name="ce5" office:value-type="string" calcext:value-type="string">
            <text:p>Prezados,</text:p>
            <text:p/>
            <text:p>gostaria de ter acesso aos dados sobre o consumo mensal de energia elétrica por município dos estados do Amazonas, Pará, Tocantins, Mato Grosso, Goiás e Bahia, por unidade consumidora, para o período compreendido entre 1995 e 2015 (ou para o período que estiver disponível).</text:p>
            <text:p/>
            <text:p>Atenciosamente,</text:p>
            <text:p>Diogo Signor</text:p>
            <text:p>diogosignor@gmail.com</text:p>
            <text:p>Florianópolis, SC</text:p>
            <text:p/>
          </table:table-cell>
          <table:table-cell table:style-name="ce5" office:value-type="string" calcext:value-type="string">
            <text:p>Base de dados sobre consumo de energia elétrica por município de 1995 a 2015 no Brasil</text:p>
          </table:table-cell>
          <table:table-cell table:style-name="ce5" office:value-type="float" office:value="42710.6358796296" calcext:value-type="float">
            <text:p>42710,6358796296</text:p>
          </table:table-cell>
          <table:table-cell table:number-columns-repeated="1012"/>
        </table:table-row>
        <table:table-row table:style-name="ro19">
          <table:table-cell table:style-name="ce2" office:value-type="string" calcext:value-type="string">
            <text:p>99938000130201612</text:p>
          </table:table-cell>
          <table:table-cell table:style-name="ce3" office:value-type="date" office:date-value="2016-11-28T11:11:48.000002" calcext:value-type="date">
            <text:p>28/11/2016 11:11</text:p>
          </table:table-cell>
          <table:table-cell table:style-name="ce4" office:value-type="date" office:date-value="2016-12-19T23:59:58.999998" calcext:value-type="date">
            <text:p>19/12/2016</text:p>
          </table:table-cell>
          <table:table-cell table:style-name="ce5" office:value-type="string" calcext:value-type="string">
            <text:p>Prezados senhores,</text:p>
            <text:p/>
            <text:p>No marco da Lei 12.527/2011, e tendo em vista que o presente requerimento trata de informações de interesse público, nos termos do artigo 3º, inciso II, da referida lei, solicitamos  cópia do Estudo de Viabilidade Técnica e Econômica (EVTE) e do Estudo de Impacto Ambiental (EIA/RIMA) da UHE Castanheira, no rio Arinos, elaborados pela EPE no âmbito do Plano Decenal de Expansão de Energia (PDE 2024).</text:p>
            <text:p/>
            <text:p>Atenciosamente,</text:p>
            <text:p/>
            <text:p>Brent Millikan</text:p>
            <text:p>Presidente e Diretor do Programa Amazônia</text:p>
            <text:p>International Rivers Network – Brasil</text:p>
            <text:p>CNPJ 04.735.348/0001-88</text:p>
            <text:p/>
            <text:p>Endereço: Quadra CLN 214, Bloco D, Sala 216 – Edifício Bella Vista</text:p>
            <text:p>Asa Norte, Brasília, D.F. CEP 70.873-540</text:p>
            <text:p/>
            <text:p>tels: (61) 3034-3033/3007/3015</text:p>
            <text:p>e-mail: brent@internationalrivers.org</text:p>
            <text:p>  </text:p>
            <text:p/>
          </table:table-cell>
          <table:table-cell table:style-name="ce5" office:value-type="string" calcext:value-type="string">
            <text:p>Solicitação de estudos sobre a UHE Castanheira</text:p>
          </table:table-cell>
          <table:table-cell table:style-name="ce5" office:value-type="float" office:value="42702.7025231481" calcext:value-type="float">
            <text:p>42702,7025231481</text:p>
          </table:table-cell>
          <table:table-cell table:number-columns-repeated="1012"/>
        </table:table-row>
        <table:table-row table:style-name="ro5">
          <table:table-cell table:style-name="ce2" office:value-type="string" calcext:value-type="string">
            <text:p>99938000131201659</text:p>
          </table:table-cell>
          <table:table-cell table:style-name="ce3" office:value-type="date" office:date-value="2016-11-29T10:00:07.000001" calcext:value-type="date">
            <text:p>29/11/2016 10:00</text:p>
          </table:table-cell>
          <table:table-cell table:style-name="ce4" office:value-type="date" office:date-value="2016-12-19T23:59:58.999998" calcext:value-type="date">
            <text:p>19/12/2016</text:p>
          </table:table-cell>
          <table:table-cell table:style-name="ce5" office:value-type="string" calcext:value-type="string">
            <text:p>Solicito que seja disponibilizada a folha de pagamento dos estagiários lotados na unidade Sede da EPE, referente ao mês de outubro de 2016.</text:p>
            <text:p>Nela solicito que conste o nome do estagiário(a), a quantidade de horas realizadas por ele por dia, se se trata de estagiário de nível médio ou superior, valor da bolsa de estágio, valor de auxílio alimentação/refeição (caso receba), valor do vale transporte (caso receba).</text:p>
          </table:table-cell>
          <table:table-cell table:style-name="ce5" office:value-type="string" calcext:value-type="string">
            <text:p>Solicitação da folha de pagamento dos Estagiários da EPE</text:p>
          </table:table-cell>
          <table:table-cell table:style-name="ce5" office:value-type="float" office:value="42720.7318171296" calcext:value-type="float">
            <text:p>42720,7318171296</text:p>
          </table:table-cell>
          <table:table-cell table:number-columns-repeated="1012"/>
        </table:table-row>
        <table:table-row table:style-name="ro10">
          <table:table-cell table:style-name="ce2" office:value-type="string" calcext:value-type="string">
            <text:p>99938000132201601</text:p>
          </table:table-cell>
          <table:table-cell table:style-name="ce3" office:value-type="date" office:date-value="2016-11-29T16:21:23" calcext:value-type="date">
            <text:p>29/11/2016 16:21</text:p>
          </table:table-cell>
          <table:table-cell table:style-name="ce4" office:value-type="date" office:date-value="2016-12-19T23:59:58.999998" calcext:value-type="date">
            <text:p>19/12/2016</text:p>
          </table:table-cell>
          <table:table-cell table:style-name="ce5" office:value-type="string" calcext:value-type="string">
            <text:p>Prezados, boa tarde!</text:p>
            <text:p/>
            <text:p>Para fins de estudos e análise, gostaria de ter acesso aos documentos apresentados pela empresa Imetame Energia Ltda. (CNPJ:19.660.348/0001-33) no âmbito do processo de Cadastramento e Qualificação técnica para participação no Leilão de Energia A-3 de 2015 (Edital n° 04/2015), realizado em Agosto de 2015.</text:p>
            <text:p/>
            <text:p>Para referência, por meio de pesquisa no site da EPE, acredito que as diretrizes deste leilão foram estabelecidas poe maio da Portaria 672/2014.</text:p>
            <text:p/>
            <text:p>Adicionalmente, por meio de documento obtido  no site da EPE, constatou-se que a Imetame qualificou o empreendimento PROSPERIDADE I, no qual o combustível é o gás natural. Neste sentido, reitero a solicitação mencionada acima, referente aos documentos apresentados pela referida empresa para o cadastramento e qualificação no Leilão A-3 (Edital n° 04/2015). </text:p>
            <text:p/>
            <text:p>Muito obrigado desde já.</text:p>
          </table:table-cell>
          <table:table-cell table:style-name="ce5" office:value-type="string" calcext:value-type="string">
            <text:p>Solicitação de Documentos Apresentados no Leilão A-3 (Edital n° 04/2015) - Imetame Energia Ltda. </text:p>
          </table:table-cell>
          <table:table-cell table:style-name="ce5" office:value-type="float" office:value="42705.7275694444" calcext:value-type="float">
            <text:p>42705,7275694444</text:p>
          </table:table-cell>
          <table:table-cell table:number-columns-repeated="1012"/>
        </table:table-row>
        <table:table-row table:style-name="ro4">
          <table:table-cell table:style-name="ce2" office:value-type="string" calcext:value-type="string">
            <text:p>99938000133201648</text:p>
          </table:table-cell>
          <table:table-cell table:style-name="ce3" office:value-type="date" office:date-value="2016-11-30T13:51:30.000004" calcext:value-type="date">
            <text:p>30/11/2016 13:51</text:p>
          </table:table-cell>
          <table:table-cell table:style-name="ce4" office:value-type="date" office:date-value="2016-12-20T23:59:58.999998" calcext:value-type="date">
            <text:p>20/12/2016</text:p>
          </table:table-cell>
          <table:table-cell table:style-name="ce5" office:value-type="string" calcext:value-type="string">
            <text:p>Boa tarde!</text:p>
            <text:p/>
            <text:p/>
            <text:p>Sou aluna da Engenharia de Produção da Universidade Federal do Triângulo Mineiro (UFTM ) e estou realizando um projeto de iniciação científica sobre os horários de demanda de energia elétrica.</text:p>
            <text:p/>
            <text:p>Seria de grande importância para o meu estudo se vocês pudessem me fornecer a demanda energética (consumo) por hora em cada dia durante uma semana típica do Brasil, ou ainda por Região ou Estado, a menor agregação possível. Assim seriam por exemplo, sete gráficos referentes a cada dia da semana (segunda à domingo), sendo que em cada um estaria presente o consumo energético em cada uma das 24 horas daquele dia.</text:p>
            <text:p/>
            <text:p/>
            <text:p>O estudo pretende delimitar os horários de pico e horários de baixa demanda, para assim propor uma forma de equlibrar tais altas e baixas de uso. Se necessário, posso mandar tal projeto fomalizado.</text:p>
            <text:p/>
            <text:p/>
            <text:p>Desde já obrigada!</text:p>
            <text:p/>
            <text:p/>
            <text:p>Att, Lívia.</text:p>
          </table:table-cell>
          <table:table-cell table:style-name="ce5" office:value-type="string" calcext:value-type="string">
            <text:p>Fornecimento de dados - Distribuição consumo elétrico por hora nacional</text:p>
          </table:table-cell>
          <table:table-cell table:style-name="ce5" office:value-type="float" office:value="42710.6733564815" calcext:value-type="float">
            <text:p>42710,6733564815</text:p>
          </table:table-cell>
          <table:table-cell table:number-columns-repeated="1012"/>
        </table:table-row>
        <table:table-row table:style-name="ro10">
          <table:table-cell table:style-name="ce2" office:value-type="string" calcext:value-type="string">
            <text:p>99938000134201692</text:p>
          </table:table-cell>
          <table:table-cell table:style-name="ce3" office:value-type="date" office:date-value="2016-12-05T15:57:41.999996" calcext:value-type="date">
            <text:p>05/12/2016 15:57</text:p>
          </table:table-cell>
          <table:table-cell table:style-name="ce4" office:value-type="date" office:date-value="2016-12-26T23:59:58.999998" calcext:value-type="date">
            <text:p>26/12/2016</text:p>
          </table:table-cell>
          <table:table-cell table:style-name="ce5" office:value-type="string" calcext:value-type="string">
            <text:p>Boa tarde,</text:p>
            <text:p/>
            <text:p>Somos uma empresa de automação e otimização de processos, atendendo a bancos e empresas que necessitam para o cadastramento e manutenção de seus clientes e parceiros, fazer busca em sites públicos para a validação do Cadastro.</text:p>
            <text:p/>
            <text:p>Ter essa fonte agiliza o processo e torna o cadastramento e a prevenção a Fraudes mais eficientes.</text:p>
            <text:p/>
            <text:p>Obrigada pela atenção</text:p>
            <text:p/>
            <text:p>SiB Serviços em tecnologia.</text:p>
          </table:table-cell>
          <table:table-cell table:style-name="ce5" office:value-type="string" calcext:value-type="string">
            <text:p>Acesso a dados de consulta pública via sistemas automatizados</text:p>
          </table:table-cell>
          <table:table-cell table:style-name="ce5" office:value-type="float" office:value="42709.7563310185" calcext:value-type="float">
            <text:p>42709,7563310185</text:p>
          </table:table-cell>
          <table:table-cell table:number-columns-repeated="1012"/>
        </table:table-row>
        <table:table-row table:style-name="ro10">
          <table:table-cell table:style-name="ce2" office:value-type="string" calcext:value-type="string">
            <text:p>99938000135201637</text:p>
          </table:table-cell>
          <table:table-cell table:style-name="ce3" office:value-type="date" office:date-value="2016-12-09T15:37:56.000001" calcext:value-type="date">
            <text:p>09/12/2016 15:37</text:p>
          </table:table-cell>
          <table:table-cell table:style-name="ce4" office:value-type="date" office:date-value="2017-01-02T23:59:58.999998" calcext:value-type="date">
            <text:p>02/01/2017</text:p>
          </table:table-cell>
          <table:table-cell table:style-name="ce5" office:value-type="string" calcext:value-type="string">
            <text:p>Prezado, </text:p>
            <text:p/>
            <text:p>Solicito dados do consumo mensal de energia elétrica (a maior série histórica disponível) aberto simultaneamente por ambiente de contratação (livre e regulado), por classe de consumo e por nível regional (de preferência, municípios. se não houver, estados. se não houver, por região geográfica).</text:p>
            <text:p/>
            <text:p>Atenciosamente,</text:p>
            <text:p/>
            <text:p>Thaís</text:p>
            <text:p/>
            <text:p/>
          </table:table-cell>
          <table:table-cell table:style-name="ce5" office:value-type="string" calcext:value-type="string">
            <text:p>Consumo e tarifa de energia elétrica no mercado livre e no mercado cativo por classe e por região</text:p>
          </table:table-cell>
          <table:table-cell table:style-name="ce5" office:value-type="float" office:value="42724.4349768519" calcext:value-type="float">
            <text:p>42724,4349768519</text:p>
          </table:table-cell>
          <table:table-cell table:number-columns-repeated="1012"/>
        </table:table-row>
        <table:table-row table:style-name="ro7">
          <table:table-cell table:style-name="ce2" office:value-type="string" calcext:value-type="string">
            <text:p>99938000136201681</text:p>
          </table:table-cell>
          <table:table-cell table:style-name="ce3" office:value-type="date" office:date-value="2016-12-12T16:31:34.000003" calcext:value-type="date">
            <text:p>12/12/2016 16:31</text:p>
          </table:table-cell>
          <table:table-cell table:style-name="ce4" office:value-type="date" office:date-value="2017-01-02T23:59:58.999998" calcext:value-type="date">
            <text:p>02/01/2017</text:p>
          </table:table-cell>
          <table:table-cell table:style-name="ce5" office:value-type="string" calcext:value-type="string">
            <text:p>Analisando dos dados referente a Nota Técnica DEA 13/15 sobre "Demanda de Energia 2050", gostaria de poder ter acesso as bases que geram as informações das figuras 28 (pg.46), figura 30 (pg.48).</text:p>
            <text:p>O objetivo é utilizar essas bases para uma melhor projeção da empresa que trabalho (Gas Natural São Paulo Sul) sobre projeção de consumo de clientes até o ano de 2030.</text:p>
            <text:p>Caso seja necessário maiores detalhamentos desta solicitação, fico desde já a disposição.</text:p>
            <text:p>Obrigado.</text:p>
          </table:table-cell>
          <table:table-cell table:style-name="ce5" office:value-type="string" calcext:value-type="string">
            <text:p>Acesso as informações que geraram os gráficos da Nota Téncia DEA 13/15</text:p>
          </table:table-cell>
          <table:table-cell table:style-name="ce5" office:value-type="float" office:value="42724.4597685185" calcext:value-type="float">
            <text:p>42724,4597685185</text:p>
          </table:table-cell>
          <table:table-cell table:number-columns-repeated="1012"/>
        </table:table-row>
        <table:table-row table:style-name="ro1">
          <table:table-cell table:style-name="ce2" office:value-type="string" calcext:value-type="string">
            <text:p>99938000137201626</text:p>
          </table:table-cell>
          <table:table-cell table:style-name="ce3" office:value-type="date" office:date-value="2016-12-16T14:03:49" calcext:value-type="date">
            <text:p>16/12/2016 14:03</text:p>
          </table:table-cell>
          <table:table-cell table:style-name="ce4" office:value-type="date" office:date-value="2017-01-09T23:59:58.999998" calcext:value-type="date">
            <text:p>09/01/2017</text:p>
          </table:table-cell>
          <table:table-cell table:style-name="ce5" office:value-type="string" calcext:value-type="string">
            <text:p>Prezados, boa tarde. Desejo obter informações acerca da destinação dada aos honorários de sucumbência no âmbito desta empresa. Caso eles sejam repartidos entre os advogados de carreira integrantes do quadro de pessoal, desejo ter acesso à norma e/ou regulamento da empresa que trate do assunto. Desde já agradeço.</text:p>
          </table:table-cell>
          <table:table-cell table:style-name="ce5" office:value-type="string" calcext:value-type="string">
            <text:p>Destino dos honorários sucumbências </text:p>
          </table:table-cell>
          <table:table-cell table:style-name="ce5" office:value-type="float" office:value="42732.4103472222" calcext:value-type="float">
            <text:p>42732,4103472222</text:p>
          </table:table-cell>
          <table:table-cell table:number-columns-repeated="1012"/>
        </table:table-row>
        <table:table-row table:style-name="ro1">
          <table:table-cell table:style-name="ce2" office:value-type="string" calcext:value-type="string">
            <text:p>99938000138201671</text:p>
          </table:table-cell>
          <table:table-cell table:style-name="ce3" office:value-type="date" office:date-value="2016-12-28T16:12:41.999999" calcext:value-type="date">
            <text:p>28/12/2016 16:12</text:p>
          </table:table-cell>
          <table:table-cell table:style-name="ce4" office:value-type="date" office:date-value="2017-01-17T23:59:58.999998" calcext:value-type="date">
            <text:p>17/01/2017</text:p>
          </table:table-cell>
          <table:table-cell table:style-name="ce5" office:value-type="string" calcext:value-type="string">
            <text:p>Quantos cargos de assistente administrativo, nível médio, estão vagos em Brasília?</text:p>
          </table:table-cell>
          <table:table-cell table:style-name="ce5" office:value-type="string" calcext:value-type="string">
            <text:p>Número de cargos vagos de assistente administrativo em Brasília</text:p>
          </table:table-cell>
          <table:table-cell table:style-name="ce5" office:value-type="float" office:value="42733.4411689815" calcext:value-type="float">
            <text:p>42733,4411689815</text:p>
          </table:table-cell>
          <table:table-cell table:number-columns-repeated="1012"/>
        </table:table-row>
        <table:table-row table:style-name="ro1">
          <table:table-cell table:style-name="ce2" office:value-type="string" calcext:value-type="string">
            <text:p>99938000001201705</text:p>
          </table:table-cell>
          <table:table-cell table:style-name="ce3" office:value-type="date" office:date-value="2017-01-05T10:44:02.999996" calcext:value-type="date">
            <text:p>05/01/2017 10:44</text:p>
          </table:table-cell>
          <table:table-cell table:style-name="ce4" office:value-type="date" office:date-value="2017-01-25T23:59:58.999998" calcext:value-type="date">
            <text:p>25/01/2017</text:p>
          </table:table-cell>
          <table:table-cell table:style-name="ce5" office:value-type="string" calcext:value-type="string">
            <text:p>Sou funcionário da Simple Energy, empresa representante da UTE Manauara. Estou realizando um levantamento sobre o cadastro dessa usina nos órgãos competentes (Aneel/CCEE/ONS/EPE, etc). E, gostaria de receber a Nota Técnica que subsidiou a publicação da garantia física da usina, publicada pela Portaria MME nº 185, de 28 de dezembro de 2012.</text:p>
          </table:table-cell>
          <table:table-cell table:style-name="ce5" office:value-type="string" calcext:value-type="string">
            <text:p>Nota Técnica que subsidiou a garantia física da UTE Mamanuara</text:p>
          </table:table-cell>
          <table:table-cell table:style-name="ce5" office:value-type="float" office:value="42747.4473611111" calcext:value-type="float">
            <text:p>42747,4473611111</text:p>
          </table:table-cell>
          <table:table-cell table:number-columns-repeated="1012"/>
        </table:table-row>
        <table:table-row table:style-name="ro5">
          <table:table-cell table:style-name="ce2" office:value-type="string" calcext:value-type="string">
            <text:p>99938000002201741</text:p>
          </table:table-cell>
          <table:table-cell table:style-name="ce3" office:value-type="date" office:date-value="2017-01-11T16:58:03.999996" calcext:value-type="date">
            <text:p>11/01/2017 16:58</text:p>
          </table:table-cell>
          <table:table-cell table:style-name="ce4" office:value-type="date" office:date-value="2017-01-31T23:59:58.999998" calcext:value-type="date">
            <text:p>31/01/2017</text:p>
          </table:table-cell>
          <table:table-cell table:style-name="ce5" office:value-type="string" calcext:value-type="string">
            <text:p>Boa tarde!</text:p>
            <text:p>necessito do número do  Pis para iniciar a contagem de tempo de contribuição. </text:p>
          </table:table-cell>
          <table:table-cell table:style-name="ce5" office:value-type="string" calcext:value-type="string">
            <text:p>necessito do número do <text:s/>Pis para iniciar a contagem de tempo de contribuição. </text:p>
          </table:table-cell>
          <table:table-cell table:style-name="ce5" office:value-type="float" office:value="42747.4626851852" calcext:value-type="float">
            <text:p>42747,4626851852</text:p>
          </table:table-cell>
          <table:table-cell table:number-columns-repeated="1012"/>
        </table:table-row>
        <table:table-row table:style-name="ro17">
          <table:table-cell table:style-name="ce2" office:value-type="string" calcext:value-type="string">
            <text:p>99938000003201796</text:p>
          </table:table-cell>
          <table:table-cell table:style-name="ce3" office:value-type="date" office:date-value="2017-01-13T11:09:53.000004" calcext:value-type="date">
            <text:p>13/01/2017 11:09</text:p>
          </table:table-cell>
          <table:table-cell table:style-name="ce4" office:value-type="date" office:date-value="2017-02-06T23:59:58.999998" calcext:value-type="date">
            <text:p>06/02/2017</text:p>
          </table:table-cell>
          <table:table-cell table:style-name="ce5" office:value-type="string" calcext:value-type="string">
            <text:p>Prezado(a) Senhor(a),</text:p>
            <text:p>Solicitamos de Vossa Senhoria informação sobre a concessão de diárias no âmbito da instituição, demonstrando os valores de indenização das diárias no País e no exterior para empregados e cargos e/ou funções de gestão. </text:p>
            <text:p>O objetivo da consulta é balizar o estudo da área de Logística Administrativa da Diretoria de Administração e Infraestrutura da Ebserh para revisão de normativos. </text:p>
            <text:p>Contamos com a colaboração e apoio da instituição. </text:p>
            <text:p>Respeitosamente, </text:p>
            <text:p>Gisélia Nunes do Nascimento</text:p>
            <text:p>Analista Administrativo </text:p>
            <text:p>Coordenadoria Administrativa/DAI</text:p>
            <text:p>Serviço de Logística Administrativa</text:p>
            <text:p>Empresa Brasileira de Serviços Hospitalares</text:p>
            <text:p>Tel.: (61) 3255-8620</text:p>
            <text:p/>
            <text:p>Setor Comercial Sul - SCS, Quadra 09, Lote C</text:p>
            <text:p>Ed. Parque Cidade Corporate, Bloco C – 1º ao 3º pavimento</text:p>
            <text:p>CEP: 70308-200 – Brasília/DF</text:p>
            <text:p>Site: http://www.ebserh.gov.br/</text:p>
            <text:p> </text:p>
            <text:p/>
            <text:p/>
            <text:p/>
          </table:table-cell>
          <table:table-cell table:style-name="ce5" office:value-type="string" calcext:value-type="string">
            <text:p>Tabela de concessão de diárias</text:p>
          </table:table-cell>
          <table:table-cell table:style-name="ce5" office:value-type="float" office:value="42762.5903356482" calcext:value-type="float">
            <text:p>42762,5903356482</text:p>
          </table:table-cell>
          <table:table-cell table:number-columns-repeated="1012"/>
        </table:table-row>
        <table:table-row table:style-name="ro7">
          <table:table-cell table:style-name="ce2" office:value-type="string" calcext:value-type="string">
            <text:p>99938000004201731</text:p>
          </table:table-cell>
          <table:table-cell table:style-name="ce3" office:value-type="date" office:date-value="2017-01-26T08:49:29.000003" calcext:value-type="date">
            <text:p>26/01/2017 08:49</text:p>
          </table:table-cell>
          <table:table-cell table:style-name="ce4" office:value-type="date" office:date-value="2017-02-15T23:59:58.999998" calcext:value-type="date">
            <text:p>15/02/2017</text:p>
          </table:table-cell>
          <table:table-cell table:style-name="ce5" office:value-type="string" calcext:value-type="string">
            <text:p>Solicitamos a disponibilização eletrônica dos autos do Processo n° 48002.005949/2016-88 cujo conteúdo versa sobre aplicação de penalidade à empresa Constâncio Neto Gestão de Negócios e Serviços, referente ao Edital de Pregão Eletrônico n. 021/2016.</text:p>
            <text:p/>
            <text:p>Justificativa: A empresa precisa compor sua defesa. O prazo para recurso é dia 27/01, e em razão da distância (empresa é de Santa Catarina) solicitamos a gentileza dos autos serem disponibilizados eletronicamente, pois caso contrário não haverá tempo hábil.</text:p>
            <text:p/>
          </table:table-cell>
          <table:table-cell table:style-name="ce5" office:value-type="string" calcext:value-type="string">
            <text:p>Copia de processo de penalidade - Urgente</text:p>
          </table:table-cell>
          <table:table-cell table:style-name="ce5" office:value-type="float" office:value="42762.4992592593" calcext:value-type="float">
            <text:p>42762,4992592593</text:p>
          </table:table-cell>
          <table:table-cell table:number-columns-repeated="1012"/>
        </table:table-row>
        <table:table-row table:style-name="ro8">
          <table:table-cell table:style-name="ce2" office:value-type="string" calcext:value-type="string">
            <text:p>99938000005201785</text:p>
          </table:table-cell>
          <table:table-cell table:style-name="ce3" office:value-type="date" office:date-value="2017-01-27T11:15:13.000003" calcext:value-type="date">
            <text:p>27/01/2017 11:15</text:p>
          </table:table-cell>
          <table:table-cell table:style-name="ce4" office:value-type="date" office:date-value="2017-02-20T23:59:58.999998" calcext:value-type="date">
            <text:p>20/02/2017</text:p>
          </table:table-cell>
          <table:table-cell table:style-name="ce5" office:value-type="string" calcext:value-type="string">
            <text:p>É correto afirmar que o preço teto dos leilões de compra de energia elétrica proveniente de novos empreendimentos de geração a partir de fonte eólica no Ambiente de Contratação Regulada (ACR) considera o imposto renda sob o regime do lucro presumido?</text:p>
            <text:p/>
            <text:p/>
          </table:table-cell>
          <table:table-cell table:style-name="ce5" office:value-type="string" calcext:value-type="string">
            <text:p>Lucro presumido no preço teto de leilões no ambiente de contratação regulada (ACR)</text:p>
          </table:table-cell>
          <table:table-cell table:style-name="ce5" office:value-type="float" office:value="42782.5466898148" calcext:value-type="float">
            <text:p>42782,5466898148</text:p>
          </table:table-cell>
          <table:table-cell table:number-columns-repeated="1012"/>
        </table:table-row>
        <table:table-row table:style-name="ro1">
          <table:table-cell table:style-name="ce2" office:value-type="string" calcext:value-type="string">
            <text:p>99938000006201720</text:p>
          </table:table-cell>
          <table:table-cell table:style-name="ce3" office:value-type="date" office:date-value="2017-01-30T09:28:34.000003" calcext:value-type="date">
            <text:p>30/01/2017 09:28</text:p>
          </table:table-cell>
          <table:table-cell table:style-name="ce4" office:value-type="date" office:date-value="2017-02-20T23:59:58.999998" calcext:value-type="date">
            <text:p>20/02/2017</text:p>
          </table:table-cell>
          <table:table-cell table:style-name="ce5" office:value-type="string" calcext:value-type="string">
            <text:p>Como não posso escrever nada que este site não deixa porque considera que tudo que é escrito é de baixo calão, vou tentar enviar o documento anexo</text:p>
          </table:table-cell>
          <table:table-cell table:style-name="ce5" office:value-type="string" calcext:value-type="string">
            <text:p>cana de açucar, Malefícios</text:p>
          </table:table-cell>
          <table:table-cell table:style-name="ce5" office:value-type="float" office:value="42767.4410300926" calcext:value-type="float">
            <text:p>42767,4410300926</text:p>
          </table:table-cell>
          <table:table-cell table:number-columns-repeated="1012"/>
        </table:table-row>
        <table:table-row table:style-name="ro10">
          <table:table-cell table:style-name="ce2" office:value-type="string" calcext:value-type="string">
            <text:p>99938000007201774</text:p>
          </table:table-cell>
          <table:table-cell table:style-name="ce3" office:value-type="date" office:date-value="2017-01-30T13:59:24.000003" calcext:value-type="date">
            <text:p>30/01/2017 13:59</text:p>
          </table:table-cell>
          <table:table-cell table:style-name="ce4" office:value-type="date" office:date-value="2017-02-20T23:59:58.999998" calcext:value-type="date">
            <text:p>20/02/2017</text:p>
          </table:table-cell>
          <table:table-cell table:style-name="ce5" office:value-type="string" calcext:value-type="string">
            <text:p>Prezados, boa tarde. </text:p>
            <text:p> </text:p>
            <text:p>Gostaria de solicitar alguns esclarecimentos à Empresa de Pesquisa Energética – EPE. Os pedidos estão enumerados no arquivo anexo.</text:p>
            <text:p/>
            <text:p>Muito obrigado.</text:p>
            <text:p> </text:p>
            <text:p>Atenciosamente,</text:p>
            <text:p/>
            <text:p>Kayo Massayoshi Saiki</text:p>
          </table:table-cell>
          <table:table-cell table:style-name="ce5" office:value-type="string" calcext:value-type="string">
            <text:p>Pedido de esclarecimentos à EPE</text:p>
          </table:table-cell>
          <table:table-cell table:style-name="ce5" office:value-type="float" office:value="42773.5075925926" calcext:value-type="float">
            <text:p>42773,5075925926</text:p>
          </table:table-cell>
          <table:table-cell table:number-columns-repeated="1012"/>
        </table:table-row>
        <table:table-row table:style-name="ro20">
          <table:table-cell table:style-name="ce2" office:value-type="string" calcext:value-type="string">
            <text:p>99938000008201719</text:p>
          </table:table-cell>
          <table:table-cell table:style-name="ce3" office:value-type="date" office:date-value="2017-02-01T16:44:49.999997" calcext:value-type="date">
            <text:p>01/02/2017 16:44</text:p>
          </table:table-cell>
          <table:table-cell table:style-name="ce4" office:value-type="date" office:date-value="2017-02-21T23:59:58.999998" calcext:value-type="date">
            <text:p>21/02/2017</text:p>
          </table:table-cell>
          <table:table-cell table:style-name="ce5" office:value-type="string" calcext:value-type="string">
            <text:p>Por meio da presente, solicitamos o envio do detalhamento da metodologia de definição dos preços-tetos elaborados pela EPE que foi recomendada ao MME, na realização dos leilões A-5 2016, A-5 2015 e A-3 2015.</text:p>
            <text:p/>
            <text:p>No detalhamento da metodologia também deve constar os parâmetros e as variaveis utilizadas nas determinações dos preços tetos, por fonte, dos leilões de energia supracitados.</text:p>
            <text:p/>
            <text:p>Cordialmente</text:p>
          </table:table-cell>
          <table:table-cell table:style-name="ce5" office:value-type="string" calcext:value-type="string">
            <text:p>Metodologia da definição dos Preços-teto dos Leilões de Energia Nova</text:p>
          </table:table-cell>
          <table:table-cell table:style-name="ce5" office:value-type="float" office:value="42786.6124305556" calcext:value-type="float">
            <text:p>42786,6124305556</text:p>
          </table:table-cell>
          <table:table-cell table:number-columns-repeated="1012"/>
        </table:table-row>
        <table:table-row table:style-name="ro13">
          <table:table-cell table:style-name="ce2" office:value-type="string" calcext:value-type="string">
            <text:p>99938000009201763</text:p>
          </table:table-cell>
          <table:table-cell table:style-name="ce3" office:value-type="date" office:date-value="2017-02-01T16:56:54.999997" calcext:value-type="date">
            <text:p>01/02/2017 16:56</text:p>
          </table:table-cell>
          <table:table-cell table:style-name="ce4" office:value-type="date" office:date-value="2017-02-21T23:59:58.999998" calcext:value-type="date">
            <text:p>21/02/2017</text:p>
          </table:table-cell>
          <table:table-cell table:style-name="ce5" office:value-type="string" calcext:value-type="string">
            <text:p>Por meio da presente, solicitamos o envio do detalhamento da metodologia de definição dos preços-teto elaborados pela EPE que foram recomendados ao MME, para a realização dos leilões A-5 2016, A-5 2015 e A-3 2015.</text:p>
            <text:p/>
            <text:p>No detalhamento da metodologia também deve constar a informação dos parâmetros e as variaveis utilizadas na determinações dos referidos preços-teto, por fonte, dos leilões de energia supracitados.</text:p>
            <text:p/>
            <text:p>Cordialmente</text:p>
            <text:p/>
          </table:table-cell>
          <table:table-cell table:style-name="ce5" office:value-type="string" calcext:value-type="string">
            <text:p>Detalhamento da metodologia da definição de preço-teto de leilões de energia</text:p>
          </table:table-cell>
          <table:table-cell table:style-name="ce5" office:value-type="float" office:value="42786.6246527778" calcext:value-type="float">
            <text:p>42786,6246527778</text:p>
          </table:table-cell>
          <table:table-cell table:number-columns-repeated="1012"/>
        </table:table-row>
        <table:table-row table:style-name="ro17">
          <table:table-cell table:style-name="ce2" office:value-type="string" calcext:value-type="string">
            <text:p>99938000010201798</text:p>
          </table:table-cell>
          <table:table-cell table:style-name="ce3" office:value-type="date" office:date-value="2017-02-01T18:07:16" calcext:value-type="date">
            <text:p>01/02/2017 18:07</text:p>
          </table:table-cell>
          <table:table-cell table:style-name="ce4" office:value-type="date" office:date-value="2017-02-21T23:59:58.999998" calcext:value-type="date">
            <text:p>21/02/2017</text:p>
          </table:table-cell>
          <table:table-cell table:style-name="ce5" office:value-type="string" calcext:value-type="string">
            <text:p/>
            <text:p>Prezados,</text:p>
            <text:p/>
            <text:p>Solicito informação sobre o valor de locação de imóvel previsto em contrato ou apostilamento decorrente de renovação contratual do imóvel locado no Setor Comercial Sul - SCS, Quadra 09, Lote C,  Ed. Parque Cidade Corporate, Bloco C.</text:p>
            <text:p>Contextualizando, trabalho no Serviço de Logística Administrativa da Ebserh, para o momento encontramo-nos em via de renovação do contrato de locação de imóvel, contudo diante dos valores alçados pelo condomínio estamos levantando uma média de preços pagos pelos órgãos públicos localizados neste edifício Parque Cidade Corporate. Nesse sentido, solicitamos média de preço por m2 e área útil, constituindo valor mensal e anual. Assim, contamos com o apoio deste órgão para balizar o levantamento.</text:p>
            <text:p/>
            <text:p>Atenciosamente,</text:p>
            <text:p/>
            <text:p>Gisélia Nunes do Nascimento</text:p>
            <text:p>Analista Administrativo </text:p>
            <text:p>Coordenadoria Administrativa/DAI</text:p>
            <text:p>Serviço de Logística Administrativa</text:p>
            <text:p>Empresa Brasileira de Serviços Hospitalares</text:p>
            <text:p>Tel.: (61) 3255-8620</text:p>
            <text:p/>
            <text:p>Setor Comercial Sul - SCS, Quadra 09, Lote C</text:p>
            <text:p>Ed. Parque Cidade Corporate, Bloco C – 1º ao 3º pavimento</text:p>
            <text:p>CEP: 70308-200 – Brasília/DF</text:p>
            <text:p>Site: http://www.ebserh.gov.br/</text:p>
            <text:p/>
          </table:table-cell>
          <table:table-cell table:style-name="ce5" office:value-type="string" calcext:value-type="string">
            <text:p>Valor de locação de imóvel</text:p>
          </table:table-cell>
          <table:table-cell table:style-name="ce5" office:value-type="float" office:value="42775.6408796296" calcext:value-type="float">
            <text:p>42775,6408796296</text:p>
          </table:table-cell>
          <table:table-cell table:number-columns-repeated="1012"/>
        </table:table-row>
        <table:table-row table:style-name="ro13">
          <table:table-cell table:style-name="ce2" office:value-type="string" calcext:value-type="string">
            <text:p>99938000011201732</text:p>
          </table:table-cell>
          <table:table-cell table:style-name="ce3" office:value-type="date" office:date-value="2017-02-02T15:12:34.000004" calcext:value-type="date">
            <text:p>02/02/2017 15:12</text:p>
          </table:table-cell>
          <table:table-cell table:style-name="ce4" office:value-type="date" office:date-value="2017-02-22T23:59:58.999998" calcext:value-type="date">
            <text:p>22/02/2017</text:p>
          </table:table-cell>
          <table:table-cell table:style-name="ce5" office:value-type="string" calcext:value-type="string">
            <text:p>Boa tarde, </text:p>
            <text:p>Estou realizando uma pesquisa salarial para cargo de ouvidor. É possível nos fornecer essa informação?</text:p>
            <text:p>1)Na empresa de vocês tem o cargo de Ouvidor Adjunto? Se sim qual o salário? </text:p>
            <text:p>2)Qual o salário do Ouvidor?</text:p>
            <text:p>Obs. Se possível, quero somente informações referente ao salário e ao cargo, NÃO quero nomes. Obrigado.</text:p>
            <text:p/>
          </table:table-cell>
          <table:table-cell table:style-name="ce5" office:value-type="string" calcext:value-type="string">
            <text:p>Pesquisa salarial para o cargo de ouvidor</text:p>
          </table:table-cell>
          <table:table-cell table:style-name="ce5" office:value-type="float" office:value="42775.6310648148" calcext:value-type="float">
            <text:p>42775,6310648148</text:p>
          </table:table-cell>
          <table:table-cell table:number-columns-repeated="1012"/>
        </table:table-row>
        <table:table-row table:style-name="ro1">
          <table:table-cell table:style-name="ce2" office:value-type="string" calcext:value-type="string">
            <text:p>99938000012201787</text:p>
          </table:table-cell>
          <table:table-cell table:style-name="ce3" office:value-type="date" office:date-value="2017-02-03T18:04:16.999997" calcext:value-type="date">
            <text:p>03/02/2017 18:04</text:p>
          </table:table-cell>
          <table:table-cell table:style-name="ce4" office:value-type="date" office:date-value="2017-03-01T23:59:58.999998" calcext:value-type="date">
            <text:p>01/03/2017</text:p>
          </table:table-cell>
          <table:table-cell table:style-name="ce5" office:value-type="string" calcext:value-type="string">
            <text:p>GOSTARIA DE SABER O NÚMERO DO NIS</text:p>
          </table:table-cell>
          <table:table-cell table:style-name="ce5" office:value-type="string" calcext:value-type="string">
            <text:p>NÚMERO DO NIS</text:p>
          </table:table-cell>
          <table:table-cell table:style-name="ce5" office:value-type="float" office:value="42769.8156481481" calcext:value-type="float">
            <text:p>42769,8156481481</text:p>
          </table:table-cell>
          <table:table-cell table:number-columns-repeated="1012"/>
        </table:table-row>
        <table:table-row table:style-name="ro13">
          <table:table-cell table:style-name="ce2" office:value-type="string" calcext:value-type="string">
            <text:p>99938000013201721</text:p>
          </table:table-cell>
          <table:table-cell table:style-name="ce3" office:value-type="date" office:date-value="2017-02-03T19:54:59.999999" calcext:value-type="date">
            <text:p>03/02/2017 19:55</text:p>
          </table:table-cell>
          <table:table-cell table:style-name="ce4" office:value-type="date" office:date-value="2017-03-01T23:59:58.999998" calcext:value-type="date">
            <text:p>01/03/2017</text:p>
          </table:table-cell>
          <table:table-cell table:style-name="ce5" office:value-type="string" calcext:value-type="string">
            <text:p>Prezados,</text:p>
            <text:p>1. O documento anexo "0006 P106 - Pedido de acesso a informacao - Audio e Video - V02" contém os questionamentos que formam meu pedido de acesso à informação.</text:p>
            <text:p>2. Conforme detalhado no arquivo anexo, tenho interesse em saber: a) se esse órgão/entidade possui (ou se não possui) contratos administrativos firmados para obtenção, via postos de trabalho, dos serviços prestados por radialistas; e b) as remunerações dos profissionais e os custos mensal e anual da contratação. </text:p>
            <text:p>3. Se esse órgão/entidade não possuir contratos com os objeto descrito supra, basta responder a esse pedido de acesso com o advérbio "NÃO".</text:p>
            <text:p>4. Saudações cordiais!</text:p>
            <text:p>Alexandre Gomes Carlos</text:p>
          </table:table-cell>
          <table:table-cell table:style-name="ce5" office:value-type="string" calcext:value-type="string">
            <text:p>Serviços de áudio e vídeo</text:p>
          </table:table-cell>
          <table:table-cell table:style-name="ce5" office:value-type="float" office:value="42775.6590740741" calcext:value-type="float">
            <text:p>42775,6590740741</text:p>
          </table:table-cell>
          <table:table-cell table:number-columns-repeated="1012"/>
        </table:table-row>
        <table:table-row table:style-name="ro8">
          <table:table-cell table:style-name="ce2" office:value-type="string" calcext:value-type="string">
            <text:p>99938000014201776</text:p>
          </table:table-cell>
          <table:table-cell table:style-name="ce3" office:value-type="date" office:date-value="2017-02-06T09:59:48.999995" calcext:value-type="date">
            <text:p>06/02/2017 09:59</text:p>
          </table:table-cell>
          <table:table-cell table:style-name="ce4" office:value-type="date" office:date-value="2017-03-01T23:59:58.999998" calcext:value-type="date">
            <text:p>01/03/2017</text:p>
          </table:table-cell>
          <table:table-cell table:style-name="ce5" office:value-type="string" calcext:value-type="string">
            <text:p>Bom dia, por gentileza gostaria ter acesso ao parecer técnico EPE-DEE-PT-051/2016-r0 e projeto alternativo apresentado pela tecnogera.</text:p>
            <text:p/>
            <text:p>Obrigada</text:p>
          </table:table-cell>
          <table:table-cell table:style-name="ce5" office:value-type="string" calcext:value-type="string">
            <text:p>EPE-DEE-PT-051/2016-r0</text:p>
          </table:table-cell>
          <table:table-cell table:style-name="ce5" office:value-type="float" office:value="42788.5684259259" calcext:value-type="float">
            <text:p>42788,5684259259</text:p>
          </table:table-cell>
          <table:table-cell table:number-columns-repeated="1012"/>
        </table:table-row>
        <table:table-row table:style-name="ro20">
          <table:table-cell table:style-name="ce2" office:value-type="string" calcext:value-type="string">
            <text:p>99938000015201711</text:p>
          </table:table-cell>
          <table:table-cell table:style-name="ce3" office:value-type="date" office:date-value="2017-02-07T18:44:58.000004" calcext:value-type="date">
            <text:p>07/02/2017 18:44</text:p>
          </table:table-cell>
          <table:table-cell table:style-name="ce4" office:value-type="date" office:date-value="2017-03-01T23:59:58.999998" calcext:value-type="date">
            <text:p>01/03/2017</text:p>
          </table:table-cell>
          <table:table-cell table:style-name="ce5" office:value-type="string" calcext:value-type="string">
            <text:p>Prezados,</text:p>
            <text:p/>
            <text:p>Solicito acesso a Politica de Indicação de Conselheiros e Diretores Executivos da EPE.</text:p>
            <text:p/>
            <text:p>Att</text:p>
          </table:table-cell>
          <table:table-cell table:style-name="ce5" office:value-type="string" calcext:value-type="string">
            <text:p>POLITICA DE INDICAÇÃO DOS MEMBROS DO CONSELHO FISCAL, CONSELHO DE ADMINISTRAÇÃO E DIRETORIA EXECUTIVA </text:p>
          </table:table-cell>
          <table:table-cell table:style-name="ce5" office:value-type="float" office:value="42779.7370138889" calcext:value-type="float">
            <text:p>42779,7370138889</text:p>
          </table:table-cell>
          <table:table-cell table:number-columns-repeated="1012"/>
        </table:table-row>
        <table:table-row table:style-name="ro10">
          <table:table-cell table:style-name="ce2" office:value-type="string" calcext:value-type="string">
            <text:p>99938000016201765</text:p>
          </table:table-cell>
          <table:table-cell table:style-name="ce3" office:value-type="date" office:date-value="2017-02-13T12:27:04.000001" calcext:value-type="date">
            <text:p>13/02/2017 12:27</text:p>
          </table:table-cell>
          <table:table-cell table:style-name="ce4" office:value-type="date" office:date-value="2017-03-06T23:59:58.999998" calcext:value-type="date">
            <text:p>06/03/2017</text:p>
          </table:table-cell>
          <table:table-cell table:style-name="ce5" office:value-type="string" calcext:value-type="string">
            <text:p>Prezados, tenho muita intenção em participar do quadro de funcionários da EPE, por isso gostaria de algumas informações:</text:p>
            <text:p/>
            <text:p>1) Qual o quantitativo total de funcionários da EPE hoje?</text:p>
            <text:p/>
            <text:p>2) Qual o quantitativo autorizado para funcionários da EPE hoje?</text:p>
            <text:p/>
            <text:p>3) Existe alguma perspectiva de concurso para 2017? Se não, para que ano há perspectiva de concurso? </text:p>
            <text:p/>
            <text:p>4) Há pedido de autorização em andamento ou já aprovado no MPOG?</text:p>
          </table:table-cell>
          <table:table-cell table:style-name="ce5" office:value-type="string" calcext:value-type="string">
            <text:p>Seleção Pública</text:p>
          </table:table-cell>
          <table:table-cell table:style-name="ce5" office:value-type="float" office:value="42790.4276041667" calcext:value-type="float">
            <text:p>42790,4276041667</text:p>
          </table:table-cell>
          <table:table-cell table:number-columns-repeated="1012"/>
        </table:table-row>
        <table:table-row table:style-name="ro1">
          <table:table-cell table:style-name="ce2" office:value-type="string" calcext:value-type="string">
            <text:p>99938000017201718</text:p>
          </table:table-cell>
          <table:table-cell table:style-name="ce3" office:value-type="date" office:date-value="2017-02-15T11:02:28" calcext:value-type="date">
            <text:p>15/02/2017 11:02</text:p>
          </table:table-cell>
          <table:table-cell table:style-name="ce4" office:value-type="date" office:date-value="2017-03-07T23:59:58.999998" calcext:value-type="date">
            <text:p>07/03/2017</text:p>
          </table:table-cell>
          <table:table-cell table:style-name="ce5" office:value-type="string" calcext:value-type="string">
            <text:p>Gostaria de saber se a Estatal já providenciou a publicação de regulamento interno de licitações e contratos de que trata o art. 40 da Lei 13.303/2016 ou se realizou atualização de regulamento já existente para adequá-lo aos termos da Lei. Caso a resposta seja positiva, gostaria de ter acesso ao conteúdo do mencionado regulamento.?</text:p>
          </table:table-cell>
          <table:table-cell table:style-name="ce5" office:value-type="string" calcext:value-type="string">
            <text:p>Regulamento Interno de Licitações e Contratos</text:p>
          </table:table-cell>
          <table:table-cell table:style-name="ce5" office:value-type="float" office:value="42797.6069097222" calcext:value-type="float">
            <text:p>42797,6069097222</text:p>
          </table:table-cell>
          <table:table-cell table:number-columns-repeated="1012"/>
        </table:table-row>
        <table:table-row table:style-name="ro12">
          <table:table-cell table:style-name="ce2" office:value-type="string" calcext:value-type="string">
            <text:p>99938000018201754</text:p>
          </table:table-cell>
          <table:table-cell table:style-name="ce3" office:value-type="date" office:date-value="2017-02-15T15:58:53" calcext:value-type="date">
            <text:p>15/02/2017 15:58</text:p>
          </table:table-cell>
          <table:table-cell table:style-name="ce4" office:value-type="date" office:date-value="2017-03-07T23:59:58.999998" calcext:value-type="date">
            <text:p>07/03/2017</text:p>
          </table:table-cell>
          <table:table-cell table:style-name="ce5" office:value-type="string" calcext:value-type="string">
            <text:p>Solicitamos, por gentileza, informações sobre como acessar 419 projetos fotovoltaicos (energia solar) cadastrados no SIN citados no link:</text:p>
            <text:p>http://www.epe.gov.br/leiloes/Documents/Leil%C3%B5es%20de%20Energia%20de%20Reserva%202016/2%C2%BA%20LER%202016%20-%20Cadastrados.pdf</text:p>
            <text:p/>
            <text:p>Há algum link ou alguma forma de obtermos informações mais detalhas sobre esses projetos?</text:p>
            <text:p/>
            <text:p>Obrigada,</text:p>
            <text:p/>
            <text:p>Jeanne Lucena Oliveira</text:p>
          </table:table-cell>
          <table:table-cell table:style-name="ce5" office:value-type="string" calcext:value-type="string">
            <text:p>Informações detalhadas sobre 419 fotovoltaicos</text:p>
          </table:table-cell>
          <table:table-cell table:style-name="ce5" office:value-type="float" office:value="42796.5165046296" calcext:value-type="float">
            <text:p>42796,5165046296</text:p>
          </table:table-cell>
          <table:table-cell table:number-columns-repeated="1012"/>
        </table:table-row>
        <table:table-row table:style-name="ro4">
          <table:table-cell table:style-name="ce2" office:value-type="string" calcext:value-type="string">
            <text:p>99938000019201707</text:p>
          </table:table-cell>
          <table:table-cell table:style-name="ce3" office:value-type="date" office:date-value="2017-02-17T12:29:17.000005" calcext:value-type="date">
            <text:p>17/02/2017 12:29</text:p>
          </table:table-cell>
          <table:table-cell table:style-name="ce4" office:value-type="date" office:date-value="2017-03-13T23:59:58.999998" calcext:value-type="date">
            <text:p>13/03/2017</text:p>
          </table:table-cell>
          <table:table-cell table:style-name="ce5" office:value-type="string" calcext:value-type="string">
            <text:p>Prezados(as), bom dia.</text:p>
            <text:p/>
            <text:p>O objetivo do contato é obter informações acerca de adicionais pagos em decorrência de qualificação/aperfeiçoamento profissional. Algumas empresas chamam de “adicional por titulação”, outras “retribuição por qualificação”, enfim. Independente da nomenclatura utilizada, o fato é que gostaria de saber maiores detalhes sobre como a concessão do acréscimo salarial é concedido ao empregado. Para tanto, trago as perguntas abaixo:</text:p>
            <text:p/>
            <text:p>Qual normativo interno prevê a concessão desse tipo de adicional? (ACT ou Plano de Carreira).</text:p>
            <text:p/>
            <text:p>A concessão é feita através do pagamento de determinado percentual em cima do salário-base ou através de valor fixo pré-estabelecido?</text:p>
            <text:p/>
            <text:p>Sendo percentual, qual o percentual pago sobre cada tipo (graduação, mestrado, cursos de curta duração, etc)?</text:p>
            <text:p/>
            <text:p>Sendo valor fixo, qual o valor praticado pra cada tipo (graduação, mestrado, cursos de curta duração, etc)? Com que periodicidade esse valor é reajustado? Qual a metodologia utilizada para reajustar os valores?</text:p>
            <text:p/>
            <text:p>OBS: Caso a empresa possua mais de um Plano de Carreira, favor mencionar as regras existentes em cada um deles.</text:p>
            <text:p/>
            <text:p>Agradeço desde já as informações disponibilizadas.</text:p>
          </table:table-cell>
          <table:table-cell table:style-name="ce5" office:value-type="string" calcext:value-type="string">
            <text:p>Adicional por titulação</text:p>
          </table:table-cell>
          <table:table-cell table:style-name="ce5" office:value-type="float" office:value="42790.685462963" calcext:value-type="float">
            <text:p>42790,685462963</text:p>
          </table:table-cell>
          <table:table-cell table:number-columns-repeated="1012"/>
        </table:table-row>
        <table:table-row table:style-name="ro14">
          <table:table-cell table:style-name="ce2" office:value-type="string" calcext:value-type="string">
            <text:p>99938000020201723</text:p>
          </table:table-cell>
          <table:table-cell table:style-name="ce3" office:value-type="date" office:date-value="2017-02-17T13:43:36.999999" calcext:value-type="date">
            <text:p>17/02/2017 13:43</text:p>
          </table:table-cell>
          <table:table-cell table:style-name="ce4" office:value-type="date" office:date-value="2017-03-13T23:59:58.999998" calcext:value-type="date">
            <text:p>13/03/2017</text:p>
          </table:table-cell>
          <table:table-cell table:style-name="ce5" office:value-type="string" calcext:value-type="string">
            <text:p>Boa tarde!</text:p>
            <text:p/>
            <text:p>Estou estudando a viabilidade de implementar um sistema de uma micro usina solar e gostaria de alguns dados para embasar esse estudo.</text:p>
            <text:p>Moro em Paracatu, MG  que pertence a mesorregião Noroeste de Minas. Gostaria de saber se a EPE possui algum estudo ou alguma informação sobre a incidência dos meses com maior concentração de raios solares, horários ou até mesmo incidência da chuva na região.</text:p>
            <text:p/>
            <text:p>Também gostaria de saber se possuem algum material sobre energias renováveis, em particular, energia solar que possa ser compartilhado. </text:p>
            <text:p/>
            <text:p>Seria de muito bom proveito essas informações, uma vez que a implementação de um sistema renovável de energia vem muito a calhar em tempos de escassez dos recursos hídricos, bem como aos custos da energia hidrelétrica. </text:p>
            <text:p/>
            <text:p>Atenciosamente, </text:p>
          </table:table-cell>
          <table:table-cell table:style-name="ce5" office:value-type="string" calcext:value-type="string">
            <text:p>Incidência dos raios solares em uma região</text:p>
          </table:table-cell>
          <table:table-cell table:style-name="ce5" office:value-type="float" office:value="42786.5446990741" calcext:value-type="float">
            <text:p>42786,5446990741</text:p>
          </table:table-cell>
          <table:table-cell table:number-columns-repeated="1012"/>
        </table:table-row>
        <table:table-row table:style-name="ro15">
          <table:table-cell table:style-name="ce2" office:value-type="string" calcext:value-type="string">
            <text:p>99938000021201778</text:p>
          </table:table-cell>
          <table:table-cell table:style-name="ce3" office:value-type="date" office:date-value="2017-02-19T12:52:44.000003" calcext:value-type="date">
            <text:p>19/02/2017 12:52</text:p>
          </table:table-cell>
          <table:table-cell table:style-name="ce4" office:value-type="date" office:date-value="2017-03-13T23:59:58.999998" calcext:value-type="date">
            <text:p>13/03/2017</text:p>
          </table:table-cell>
          <table:table-cell table:style-name="ce5" office:value-type="string" calcext:value-type="string">
            <text:p>Estimados Srs., </text:p>
            <text:p/>
            <text:p>Considerando a Lei 12.527/2011 - LAI, de Acesso à Informação, a Lei 8.159/91 de Arquivos, as Orientações do CONARQ - Conselho Nacional de Arquivos e Arquivo Nacional sobre os Documentos Arquivísticos, e os Instrumentos Obrigatórios Plano/Código de Classificação e Tabela de Temporalidade, assim como atendendo a uma investigação de Mapeamento de contemplação dos Planos e Tabelas na APF - Administração Pública Federal no Brasil, coordenado pelo Grupo CNPq UFSM Ged/A - Documentos Digitais, vinculado ao Departamento de Documentação da Universidade Federal de Santa Maria, gostaríamos de solicitar acesso às seguintes informações/documentos: </text:p>
            <text:p>- Plano/Código de Classificação de Documentos (PCD/CCD) e Tabela de Temporalidade e Destinação (TTD/TTDD) do Conselho de Arquitetura e Urbanismo - MS; </text:p>
            <text:p>- Qual sistema de Gestão Documental (SIGAD) é utilizado atualmente pelo Órgão? O mesmo contempla os Requisitos Obrigatórios do e-ARQ Brasil (CONARQ)?</text:p>
            <text:p>- o Órgão utiliza um RDC-Arq, de acordo com a Resolução n°. 43/2015 do CONARQ para a Preservação e manutenção da Autenticidade dos Documentos Digitais, qual?</text:p>
            <text:p>- Considerando a Orientação Técnica 03/2015 do CONARQ/CTDE, o Órgão dispõe de qual Plataforma Arquivística de Descrição, Difusão e Acesso para os seus Documentos e Informações aos Cidadãos, tais como ICA-AtoM, AtoM, SIAN, ContentDM, ArchivistToolkit? </text:p>
            <text:p/>
            <text:p>Att. </text:p>
            <text:p/>
            <text:p>Acesso à Informações/documentos relativos ao Plano de Classificação de Documentos e Tabela de Temporalidade de acordo com o Conselho Nacional de Arquivos - CONARQ</text:p>
          </table:table-cell>
          <table:table-cell table:style-name="ce5" office:value-type="string" calcext:value-type="string">
            <text:p>Acesso à Informações/documentos relativos ao Plano de Classificação de Documentos e Tabela de Temporalidade de acordo com o Conselho Nacional de Arquivos - CONARQ</text:p>
          </table:table-cell>
          <table:table-cell table:style-name="ce5" office:value-type="float" office:value="42797.6276273148" calcext:value-type="float">
            <text:p>42797,6276273148</text:p>
          </table:table-cell>
          <table:table-cell table:number-columns-repeated="1012"/>
        </table:table-row>
        <table:table-row table:style-name="ro5">
          <table:table-cell table:style-name="ce2" office:value-type="string" calcext:value-type="string">
            <text:p>99938000022201712</text:p>
          </table:table-cell>
          <table:table-cell table:style-name="ce3" office:value-type="date" office:date-value="2017-02-20T12:36:25.000004" calcext:value-type="date">
            <text:p>20/02/2017 12:36</text:p>
          </table:table-cell>
          <table:table-cell table:style-name="ce4" office:value-type="date" office:date-value="2017-03-13T23:59:58.999998" calcext:value-type="date">
            <text:p>13/03/2017</text:p>
          </table:table-cell>
          <table:table-cell table:style-name="ce5" office:value-type="string" calcext:value-type="string">
            <text:p>Gostaria de saber se os empregados desta empresa contam com benefício de plano de saúde custeado em parte pela própria empresa. E caso contém com esse benefício qual a forma de contratação utilizada para selecionar o plano de saúde?</text:p>
            <text:p/>
          </table:table-cell>
          <table:table-cell table:style-name="ce5" office:value-type="string" calcext:value-type="string">
            <text:p>?Plano de Saúde dos Empregados</text:p>
          </table:table-cell>
          <table:table-cell table:style-name="ce5" office:value-type="float" office:value="42790.7344791667" calcext:value-type="float">
            <text:p>42790,7344791667</text:p>
          </table:table-cell>
          <table:table-cell table:number-columns-repeated="1012"/>
        </table:table-row>
        <table:table-row table:style-name="ro20">
          <table:table-cell table:style-name="ce2" office:value-type="string" calcext:value-type="string">
            <text:p>99938000023201767</text:p>
          </table:table-cell>
          <table:table-cell table:style-name="ce3" office:value-type="date" office:date-value="2017-02-24T08:38:57.999999" calcext:value-type="date">
            <text:p>24/02/2017 08:38</text:p>
          </table:table-cell>
          <table:table-cell table:style-name="ce4" office:value-type="date" office:date-value="2017-03-20T23:59:58.999998" calcext:value-type="date">
            <text:p>20/03/2017</text:p>
          </table:table-cell>
          <table:table-cell table:style-name="ce5" office:value-type="string" calcext:value-type="string">
            <text:p>Bom dia.</text:p>
            <text:p>Sou estudante de graduação de Engenharia Elétrica, estou realizando um trabalho de graduação de curso sobre energia eólica, mais especificamente na usina de Morro do Chapéu/BA, contudo necessito do histórico da estação meteorológica de superfície convencional da cidade, pois pelo sistema do site da INMET consigo somente o relatório dos últimos 90 dias, o que não seria suficiente para concluir meu artigo acadêmico.</text:p>
            <text:p>Espero que possam ne ajudar o mais breve possível.</text:p>
            <text:p>Desde já grata</text:p>
            <text:p>Att/Lara N. Costa</text:p>
          </table:table-cell>
          <table:table-cell table:style-name="ce5" office:value-type="string" calcext:value-type="string">
            <text:p>Historioco do ano de 2016 da Estação Metereologica de Morro do Chapéu/BA</text:p>
          </table:table-cell>
          <table:table-cell table:style-name="ce5" office:value-type="float" office:value="42800.4550810185" calcext:value-type="float">
            <text:p>42800,4550810185</text:p>
          </table:table-cell>
          <table:table-cell table:number-columns-repeated="1012"/>
        </table:table-row>
        <table:table-row table:style-name="ro12">
          <table:table-cell table:style-name="ce2" office:value-type="string" calcext:value-type="string">
            <text:p>99938000024201710</text:p>
          </table:table-cell>
          <table:table-cell table:style-name="ce3" office:value-type="date" office:date-value="2017-02-24T10:26:37.999997" calcext:value-type="date">
            <text:p>24/02/2017 10:26</text:p>
          </table:table-cell>
          <table:table-cell table:style-name="ce4" office:value-type="date" office:date-value="2017-03-20T23:59:58.999998" calcext:value-type="date">
            <text:p>20/03/2017</text:p>
          </table:table-cell>
          <table:table-cell table:style-name="ce5" office:value-type="string" calcext:value-type="string">
            <text:p>Prezados,</text:p>
            <text:p>1. O documento anexo “0007 P107 – Pedido de acesso a informação – Suporte a rede – V02” contém os questionamentos que formam meu pedido de acesso à informação. </text:p>
            <text:p>2. São questões simples, que podem ser respondidas com “sim” ou com “não”, rapidamente pelos servidores/empregados desse órgão/entidade lotados na área de tecnologia da informação.</text:p>
            <text:p>3. Os questionamentos têm por objetivo a identificação dos diferentes tipos de contratações de serviços de suporte técnico no âmbito da Administração Pública Federal.</text:p>
            <text:p>4. Apresento, desde já, votos de agradecimento pela colaboração.</text:p>
            <text:p>Alexandre Gomes Carlos.</text:p>
            <text:p>61.98105.9429 (Whatsapp)</text:p>
            <text:p/>
          </table:table-cell>
          <table:table-cell table:style-name="ce5" office:value-type="string" calcext:value-type="string">
            <text:p>Serviços de suporte a equipamentos de rede</text:p>
          </table:table-cell>
          <table:table-cell table:style-name="ce5" office:value-type="float" office:value="42797.7293518518" calcext:value-type="float">
            <text:p>42797,7293518518</text:p>
          </table:table-cell>
          <table:table-cell table:number-columns-repeated="1012"/>
        </table:table-row>
        <table:table-row table:style-name="ro10">
          <table:table-cell table:style-name="ce2" office:value-type="string" calcext:value-type="string">
            <text:p>99938000025201756</text:p>
          </table:table-cell>
          <table:table-cell table:style-name="ce3" office:value-type="date" office:date-value="2017-03-05T14:51:09.999996" calcext:value-type="date">
            <text:p>05/03/2017 14:51</text:p>
          </table:table-cell>
          <table:table-cell table:style-name="ce4" office:value-type="date" office:date-value="2017-03-27T23:59:58.999998" calcext:value-type="date">
            <text:p>27/03/2017</text:p>
          </table:table-cell>
          <table:table-cell table:style-name="ce5" office:value-type="string" calcext:value-type="string">
            <text:p>Prezado Senhor,</text:p>
            <text:p>Solicito, com fundamento no artigo 10 da Lei Federal n. 12.527/2011, as seguintes informações a respeito dessa companhia:</text:p>
            <text:p>1.De acordo com o Art.  8o , IV, da Lei N° 13.303/2016, a “elaboração e divulgação de política de divulgação de informações, em conformidade com a legislação em vigor e com as melhores práticas” é um dos mínimos requisitos de transparência a serem observados por empresas estatais. Qual é a política de divulgação de informações elaborada pela empresa?</text:p>
            <text:p>2.Existe algum agente público competente da empresa para determinar quais documentos são classificados como documentos de acesso restrito e o grau da restrição?</text:p>
            <text:p>3.Existe um prazo máximo de restrição de acesso às informações consideradas sigilosas no âmbito da empresa?</text:p>
            <text:p>Desde já, agradeço pela resposta no prazo fixado pela legislação vigente.</text:p>
            <text:p/>
            <text:p>Atenciosamente,</text:p>
            <text:p/>
          </table:table-cell>
          <table:table-cell table:style-name="ce5" office:value-type="string" calcext:value-type="string">
            <text:p>Informações sobre a política de divulgação de informações da empresa</text:p>
          </table:table-cell>
          <table:table-cell table:style-name="ce5" office:value-type="float" office:value="42807.6662962963" calcext:value-type="float">
            <text:p>42807,6662962963</text:p>
          </table:table-cell>
          <table:table-cell table:number-columns-repeated="1012"/>
        </table:table-row>
        <table:table-row table:style-name="ro24">
          <table:table-cell table:style-name="ce2" office:value-type="string" calcext:value-type="string">
            <text:p>99938000026201709</text:p>
          </table:table-cell>
          <table:table-cell table:style-name="ce3" office:value-type="date" office:date-value="2017-03-05T15:13:22" calcext:value-type="date">
            <text:p>05/03/2017 15:13</text:p>
          </table:table-cell>
          <table:table-cell table:style-name="ce4" office:value-type="date" office:date-value="2017-03-27T23:59:58.999998" calcext:value-type="date">
            <text:p>27/03/2017</text:p>
          </table:table-cell>
          <table:table-cell table:style-name="ce5" office:value-type="string" calcext:value-type="string">
            <text:p>Prezado Senhor,</text:p>
            <text:p>Solicito, com fundamento no artigo 10 da Lei Federal n. 12.527/2011, acesso integral ao estatuto social da empresa, bem como as seguintes informações:</text:p>
            <text:p>1.Qual a natureza jurídica dessa empresa (empresa pública ou sociedade de economia mista)?</text:p>
            <text:p>2.Sobre a composição do capital da empresa:</text:p>
            <text:p>a.Qual é a composição acionária da companhia? Em especial, qual a percentagem de capital privado?</text:p>
            <text:p>b.A empresa possui capital aberto ou fechado (conforme art. 4º da Lei das Sociedades Anônimas)?</text:p>
            <text:p>c.Se a empresa é aberta, há ações negociadas na BM&amp;F Bovespa? Se sim, em qual segmento?</text:p>
            <text:p>3.Sobre as atividades desenvolvidas por essa companhia,</text:p>
            <text:p>a.A companhia é atualmente concessionária ou permissionária de serviços públicos delegados pela União, nos termos do artigo 175 da Constituição Federal?</text:p>
            <text:p>b.A companhia é atualmente concessionária ou permissionária de serviços públicos delegados por entes federativos que não a União? Se sim, quais?</text:p>
            <text:p>c.A companhia explora atividade econômica em sentido estrito, nos termos do artigo 173 da Constituição Federal?</text:p>
            <text:p>d.A companhia desenvolve suas atividades em regime de concorrência, nos termos do artigo 5º, §1º, do Decreto nº 7.724/2012?</text:p>
            <text:p>4.A companhia é considerada empresa estatal dependente, nos termos do inciso III do art. 2º da Lei de Responsabilidade Fiscal (Lei Complementar nº 101/2000)?</text:p>
            <text:p>Desde já, agradeço pela resposta no prazo fixado pela legislação vigente.</text:p>
            <text:p/>
            <text:p>Atenciosamente,</text:p>
            <text:p/>
          </table:table-cell>
          <table:table-cell table:style-name="ce5" office:value-type="string" calcext:value-type="string">
            <text:p>Informações sobre organização e atividades da empresa</text:p>
          </table:table-cell>
          <table:table-cell table:style-name="ce5" office:value-type="float" office:value="42804.7036458333" calcext:value-type="float">
            <text:p>42804,7036458333</text:p>
          </table:table-cell>
          <table:table-cell table:number-columns-repeated="1012"/>
        </table:table-row>
        <table:table-row table:style-name="ro11">
          <table:table-cell table:style-name="ce2" office:value-type="string" calcext:value-type="string">
            <text:p>99938000027201745</text:p>
          </table:table-cell>
          <table:table-cell table:style-name="ce3" office:value-type="date" office:date-value="2017-03-14T12:10:30.000003" calcext:value-type="date">
            <text:p>14/03/2017 12:10</text:p>
          </table:table-cell>
          <table:table-cell table:style-name="ce4" office:value-type="date" office:date-value="2017-04-03T23:59:58.999998" calcext:value-type="date">
            <text:p>03/04/2017</text:p>
          </table:table-cell>
          <table:table-cell table:style-name="ce5" office:value-type="string" calcext:value-type="string">
            <text:p>Prezado (a), </text:p>
            <text:p>Gostaria de saber se vocês contam com uma Política de Terceirização. </text:p>
            <text:p>Se sim, qual e como seria essa política.  </text:p>
            <text:p/>
            <text:p>Atenciosamente </text:p>
            <text:p/>
            <text:p>Janaina</text:p>
          </table:table-cell>
          <table:table-cell table:style-name="ce5" office:value-type="string" calcext:value-type="string">
            <text:p>Política de Terceirização</text:p>
          </table:table-cell>
          <table:table-cell table:style-name="ce5" office:value-type="float" office:value="42808.7073148148" calcext:value-type="float">
            <text:p>42808,7073148148</text:p>
          </table:table-cell>
          <table:table-cell table:number-columns-repeated="1012"/>
        </table:table-row>
        <table:table-row table:style-name="ro1">
          <table:table-cell table:style-name="ce2" office:value-type="string" calcext:value-type="string">
            <text:p>99938000028201790</text:p>
          </table:table-cell>
          <table:table-cell table:style-name="ce3" office:value-type="date" office:date-value="2017-03-15T11:23:11.000002" calcext:value-type="date">
            <text:p>15/03/2017 11:23</text:p>
          </table:table-cell>
          <table:table-cell table:style-name="ce4" office:value-type="date" office:date-value="2017-04-04T23:59:58.999998" calcext:value-type="date">
            <text:p>04/04/2017</text:p>
          </table:table-cell>
          <table:table-cell table:number-columns-repeated="2" table:style-name="ce5" office:value-type="string" calcext:value-type="string">
            <text:p>Base de dados do nodal para cálculo das Tarifas de Uso de Transmissão - Período PD 2017-2025</text:p>
          </table:table-cell>
          <table:table-cell table:style-name="ce5" office:value-type="float" office:value="42817.5732407407" calcext:value-type="float">
            <text:p>42817,5732407407</text:p>
          </table:table-cell>
          <table:table-cell table:number-columns-repeated="1012"/>
        </table:table-row>
        <table:table-row table:style-name="ro9">
          <table:table-cell table:style-name="ce2" office:value-type="string" calcext:value-type="string">
            <text:p>99938000029201734</text:p>
          </table:table-cell>
          <table:table-cell table:style-name="ce3" office:value-type="date" office:date-value="2017-03-31T11:24:52.999998" calcext:value-type="date">
            <text:p>31/03/2017 11:24</text:p>
          </table:table-cell>
          <table:table-cell table:style-name="ce4" office:value-type="date" office:date-value="2017-04-24T23:59:58.999998" calcext:value-type="date">
            <text:p>24/04/2017</text:p>
          </table:table-cell>
          <table:table-cell table:style-name="ce5" office:value-type="string" calcext:value-type="string">
            <text:p>Prezados, </text:p>
            <text:p/>
            <text:p>Solicitamos cópia dos anexos do Oficio nº18/2017/DPE/SPE-MME (segue anexo) de 28/03/2017, conforme abaixo:</text:p>
            <text:p/>
            <text:p>II - Oficio n° 0162/EPE/2017, de 23 de março de 2017 (SEI n° 0026751);</text:p>
            <text:p>III - Planilhas contendo: (i) Tabela de Despacho do PBCA da UHE Santo Antônio; (ii) Tabela de Despacho do O fício n° 1530/ÊPE/2016;</text:p>
            <text:p>(iii) Tabela Reconstruída para Autorização Especial 09/2016  (SEI n°</text:p>
            <text:p>0026749 </text:p>
            <text:p/>
            <text:p>Agradecemos breve retorno.</text:p>
            <text:p/>
            <text:p>Att.</text:p>
            <text:p/>
            <text:p>Mônica</text:p>
          </table:table-cell>
          <table:table-cell table:style-name="ce5" office:value-type="string" calcext:value-type="string">
            <text:p>Cópia dos anexos do Oficio nº18/2017/DPE/SPE-MME de 28/03/2017</text:p>
          </table:table-cell>
          <table:table-cell table:style-name="ce5" office:value-type="float" office:value="42845.7012152778" calcext:value-type="float">
            <text:p>42845,7012152778</text:p>
          </table:table-cell>
          <table:table-cell table:number-columns-repeated="1012"/>
        </table:table-row>
        <table:table-row table:style-name="ro11">
          <table:table-cell table:style-name="ce2" office:value-type="string" calcext:value-type="string">
            <text:p>99938000030201769</text:p>
          </table:table-cell>
          <table:table-cell table:style-name="ce3" office:value-type="date" office:date-value="2017-03-31T14:04:35" calcext:value-type="date">
            <text:p>31/03/2017 14:04</text:p>
          </table:table-cell>
          <table:table-cell table:style-name="ce4" office:value-type="date" office:date-value="2017-04-24T23:59:58.999998" calcext:value-type="date">
            <text:p>24/04/2017</text:p>
          </table:table-cell>
          <table:table-cell table:style-name="ce5" office:value-type="string" calcext:value-type="string">
            <text:p>Conforme o disposto no art. 6º, §2º, VII, do Estatuto Social da Empresa de Pesquisa Energética, aprovado pelo Decreto nº 5.184/2004, cabe a essa empresa a responsabilidade pelos cálculos que resultam no preço-teto utilizado como referência nos leilões de energia elétrica. </text:p>
            <text:p/>
            <text:p>Diante disso, venho por meio da presente, com base na Lei 12.527/2011, requerer à Empresa de Pesquisa Energética, o acesso, por meio digital, da METODOLOGIA DE CÁLCULO DO PREÇO-TETO para a fonte eólica do Leilão A-3 de 2015.</text:p>
            <text:p/>
            <text:p>Esclarece-se, para fins de especificidade, que o pleito ora apresentado envolve toda a documentação relevante para a perfeita compreensão da metodologia e sua aplicação, incluindo, caso aplicável, planilhas “excel” com as respectivas fórmulas, notas técnicas, e a MEMÓRIA DE CÁLCULO.</text:p>
            <text:p/>
            <text:p>O presente pedido baseia-se na Lei nº 12.527, de 18 de novembro de 2011 – “Lei de Acesso à Informação” – a qual regulamenta o Art. 5º, XXXIII, da Constituição Federal de 1988.</text:p>
          </table:table-cell>
          <table:table-cell table:style-name="ce5" office:value-type="string" calcext:value-type="string">
            <text:p>Pedido de informação</text:p>
          </table:table-cell>
          <table:table-cell table:style-name="ce5" office:value-type="float" office:value="42842.5273032407" calcext:value-type="float">
            <text:p>42842,5273032407</text:p>
          </table:table-cell>
          <table:table-cell table:number-columns-repeated="1012"/>
        </table:table-row>
        <table:table-row table:style-name="ro25">
          <table:table-cell table:style-name="ce2" office:value-type="string" calcext:value-type="string">
            <text:p>99938000031201711</text:p>
          </table:table-cell>
          <table:table-cell table:style-name="ce3" office:value-type="date" office:date-value="2017-04-08T13:28:29.000003" calcext:value-type="date">
            <text:p>08/04/2017 13:28</text:p>
          </table:table-cell>
          <table:table-cell table:style-name="ce4" office:value-type="date" office:date-value="2017-05-02T23:59:58.999998" calcext:value-type="date">
            <text:p>02/05/2017</text:p>
          </table:table-cell>
          <table:table-cell table:style-name="ce5" office:value-type="string" calcext:value-type="string">
            <text:p>Solicito as informações abaixo listadas:</text:p>
            <text:p/>
            <text:p>Acerca de Aparelhos Celulares da Empresa</text:p>
            <text:p>- Dados dos Planos Adquiridos (especificar minutos e dados)</text:p>
            <text:p>- Totais gastos em 2015 e 2016 </text:p>
            <text:p>- Relação das funções que possuem celulares da empresa</text:p>
            <text:p/>
            <text:p>Acerca do Uso de Veículos</text:p>
            <text:p>- A finalidade do uso dos veículos</text:p>
            <text:p>- O número e modelo dos veículos</text:p>
            <text:p>- O número de motoristas e horário de trabalho</text:p>
            <text:p>- O horário de trabalho dos motoristas, e se há pagamento de hora extras (discriminar os pagamentos em 2015 e 2016)</text:p>
            <text:p>- Se os veículos oficiais realizam o transporte de/para residência de algum empregado/dirigente da empresa.</text:p>
            <text:p>- Se houve uso de veículo aos sábados, domingos e feriados em 2015 e 2016</text:p>
            <text:p>- O número médio diário de viagens de cada veículo para o ano de 2015 e 2016</text:p>
            <text:p/>
            <text:p>Acerca de Passagens Aéreas</text:p>
            <text:p>- o número de passagens aéreas adquiridos em 2015 e 2016 (discriminar nacional/internacional)</text:p>
            <text:p>- se houve a compra de passagens em classe executiva ou superior, e a previsão legal para tal compra (caso exista). Listar cargos beneficiados. Anexar a política da empresa.</text:p>
            <text:p>- se houve a compra de passagem em classe econômica premium ou similar, e a previsão legal para tal compra (caso exista). Listar cargos beneficiados. Anexar a política da empresa.</text:p>
            <text:p/>
            <text:p>Acerca de Publicidade/Publicações</text:p>
            <text:p>- o total gasto com diário oficial em 2015 e 2016</text:p>
            <text:p>- o total gasto com serviços de impressões em 2015 e 2016</text:p>
            <text:p>- a lista dos gastos com publicidade em meios de comunicação</text:p>
            <text:p/>
            <text:p>Acerca de Consultorias</text:p>
            <text:p>- o total gasto com consultorias em 2015 e 2016. Discriminar a finalidade e gasto com cada uma, assim como a lista de gasto em cada contrato.</text:p>
            <text:p/>
            <text:p/>
          </table:table-cell>
          <table:table-cell table:style-name="ce5" office:value-type="string" calcext:value-type="string">
            <text:p>Gastos Publicos</text:p>
          </table:table-cell>
          <table:table-cell table:style-name="ce5" office:value-type="float" office:value="42852.7609143518" calcext:value-type="float">
            <text:p>42852,7609143518</text:p>
          </table:table-cell>
          <table:table-cell table:number-columns-repeated="1012"/>
        </table:table-row>
        <table:table-row table:style-name="ro3">
          <table:table-cell table:style-name="ce2" office:value-type="string" calcext:value-type="string">
            <text:p>99938000032201758</text:p>
          </table:table-cell>
          <table:table-cell table:style-name="ce3" office:value-type="date" office:date-value="2017-04-10T11:10:55.999998" calcext:value-type="date">
            <text:p>10/04/2017 11:10</text:p>
          </table:table-cell>
          <table:table-cell table:style-name="ce4" office:value-type="date" office:date-value="2017-05-02T23:59:58.999998" calcext:value-type="date">
            <text:p>02/05/2017</text:p>
          </table:table-cell>
          <table:table-cell table:style-name="ce5" office:value-type="string" calcext:value-type="string">
            <text:p>Para o setor de economia e mercado de energia da EPE.</text:p>
            <text:p>Prezados, sou estudante de doutorado da UFBA e estou precisando de alguns dados referentes aos custos para a produção de energia no Brasil. os dados que preciso sao:</text:p>
            <text:p>1) quanto se gastou em reais pela produção de energia termelétrica no pais nos últimos 10 anos? Se possível fazer uma divisão por cada ano. De 2007 a 2017.</text:p>
            <text:p>2) quanto foi a produção e o consumo de energia hidrelétrica em kwh durante os últimos 10 anos?</text:p>
            <text:p>3)quanto foi o aumentos da conta de energia elétrica pela ineficiência das hidrelétricas nos últimos anos, em decorrência da crise hídrica?</text:p>
            <text:p/>
            <text:p>Nao consegui encontrar esses dados no site. </text:p>
            <text:p/>
            <text:p>obrigado</text:p>
            <text:p/>
            <text:p>Att.,</text:p>
            <text:p/>
            <text:p>Matteo Nigro</text:p>
          </table:table-cell>
          <table:table-cell table:style-name="ce5" office:value-type="string" calcext:value-type="string">
            <text:p>custos para geração de energia termelétrica</text:p>
          </table:table-cell>
          <table:table-cell table:style-name="ce5" office:value-type="float" office:value="42835.7474189815" calcext:value-type="float">
            <text:p>42835,7474189815</text:p>
          </table:table-cell>
          <table:table-cell table:number-columns-repeated="1012"/>
        </table:table-row>
        <table:table-row table:style-name="ro11">
          <table:table-cell table:style-name="ce2" office:value-type="string" calcext:value-type="string">
            <text:p>99938000033201701</text:p>
          </table:table-cell>
          <table:table-cell table:style-name="ce3" office:value-type="date" office:date-value="2017-04-10T16:30:52.999998" calcext:value-type="date">
            <text:p>10/04/2017 16:30</text:p>
          </table:table-cell>
          <table:table-cell table:style-name="ce4" office:value-type="date" office:date-value="2017-05-02T23:59:58.999998" calcext:value-type="date">
            <text:p>02/05/2017</text:p>
          </table:table-cell>
          <table:table-cell table:style-name="ce5" office:value-type="string" calcext:value-type="string">
            <text:p>Prezados,</text:p>
            <text:p/>
            <text:p>Necessito do documento de fornecimento de gás para UTE Mauá 3 com o qual a Amazonas G&amp;T (ou Amazonas Distribuidora de Energia) se habilitou no Leilão nº 06/2014-ANEEL/Leilão  A-5 – 2014 (20º Leilão de Energia Nova), realizado em 28 de novembro de 2014.</text:p>
            <text:p/>
            <text:p>Desejo cópia do contrato de fornecimento de gás ou compromisso firme com o qual aquela estatal se habilitou no referido Leilão.</text:p>
            <text:p/>
            <text:p>Obrigado.</text:p>
          </table:table-cell>
          <table:table-cell table:style-name="ce5" office:value-type="string" calcext:value-type="string">
            <text:p>Necessito do documento de fornecimento de gás para UTE Mauá 3 com o qual a Amazonas G&amp;T (ou Amazonas Distribuidora de Energia) se habilitou no Leilão nº 06/2014-ANEEL/Leilão <text:s/>A-5 – 2014 (20º Leilão de Energia Nova), realizado em 28 de novembro de 2014</text:p>
          </table:table-cell>
          <table:table-cell table:style-name="ce5" office:value-type="float" office:value="42844.4484953704" calcext:value-type="float">
            <text:p>42844,4484953704</text:p>
          </table:table-cell>
          <table:table-cell table:number-columns-repeated="1012"/>
        </table:table-row>
        <table:table-row table:style-name="ro7">
          <table:table-cell table:style-name="ce2" office:value-type="string" calcext:value-type="string">
            <text:p>99938000034201747</text:p>
          </table:table-cell>
          <table:table-cell table:style-name="ce3" office:value-type="date" office:date-value="2017-04-11T03:30:56.000001" calcext:value-type="date">
            <text:p>11/04/2017 03:30</text:p>
          </table:table-cell>
          <table:table-cell table:style-name="ce4" office:value-type="date" office:date-value="2017-05-02T23:59:58.999998" calcext:value-type="date">
            <text:p>02/05/2017</text:p>
          </table:table-cell>
          <table:table-cell table:style-name="ce5" office:value-type="string" calcext:value-type="string">
            <text:p>Prezado(a),</text:p>
            <text:p>solicito, para fins de pesquisa, arquivos georreferenciado em formato shapefile ou similar com a localização das usinas eólicas existentes e planejadas, apresentadas no Webmap da EPE (https://gisepe.epe.gov.br/WebMapEPE/).</text:p>
            <text:p/>
            <text:p>Desde já, obrigado.</text:p>
          </table:table-cell>
          <table:table-cell table:style-name="ce5" office:value-type="string" calcext:value-type="string">
            <text:p>arquivos georreferenciados da localização de usinas eólicas</text:p>
          </table:table-cell>
          <table:table-cell table:style-name="ce5" office:value-type="float" office:value="42838.6516435185" calcext:value-type="float">
            <text:p>42838,6516435185</text:p>
          </table:table-cell>
          <table:table-cell table:number-columns-repeated="1012"/>
        </table:table-row>
        <table:table-row table:style-name="ro10">
          <table:table-cell table:style-name="ce2" office:value-type="string" calcext:value-type="string">
            <text:p>99938000035201791</text:p>
          </table:table-cell>
          <table:table-cell table:style-name="ce3" office:value-type="date" office:date-value="2017-04-11T15:05:34.999998" calcext:value-type="date">
            <text:p>11/04/2017 15:05</text:p>
          </table:table-cell>
          <table:table-cell table:style-name="ce4" office:value-type="date" office:date-value="2017-05-02T23:59:58.999998" calcext:value-type="date">
            <text:p>02/05/2017</text:p>
          </table:table-cell>
          <table:table-cell table:style-name="ce5" office:value-type="string" calcext:value-type="string">
            <text:p>Prezados Senhores,</text:p>
            <text:p/>
            <text:p/>
            <text:p/>
            <text:p/>
            <text:p/>
            <text:p/>
            <text:p/>
            <text:p>De acordo com a Lei nº 12.527/2011 que regulamenta o direito constitucional de acesso às informações públicas, norma que entrou em vigor em 16 de maio de 2012 e criou mecanismos que possibilitam, a qualquer pessoa, física ou jurídica, sem necessidade de apresentar motivo, o recebimento de informações públicas dos órgãos e entidades. Vimos por meio deste portal solicitar informações se existe algum plano de ação que possibilita a melhoria no que diz respeito as condições de trabalho, dos servidores deste Órgão, com relação a Ergonomia no Ambiente de Trabalho possibilitando aos usuários prevenções a doenças relacionadas tais como a LER/DORT,ANTRACOSE,BISSINOSE,SURDEZ TEMPORÁRIA OU DEFINITIVA,DERMATOSE OCUPACIONAL,SIDEROSE,CATARATA,DOENÇAS POR FUNÇÃO OU DOENÇAS PSICOSOCIAIS. Desde já agradecemos o pronto atendimento deste renomado Órgão nos colocando a disposição nossos profissionais de Ergonomia e Arquitetura para o desenvolvimento de lay-outs e ou Palestras gratuitas as quais podemos prevenir estes riscos aos Servidores. </text:p>
          </table:table-cell>
          <table:table-cell table:style-name="ce5" office:value-type="string" calcext:value-type="string">
            <text:p>Vimos por meio deste portal solicitar informações se existe algum plano de ação que possibilita a melhoria no que diz respeito as condições de trabalho, dos servidores deste Órgão, com relação a Ergonomia</text:p>
          </table:table-cell>
          <table:table-cell table:style-name="ce5" office:value-type="float" office:value="42851.6990046296" calcext:value-type="float">
            <text:p>42851,6990046296</text:p>
          </table:table-cell>
          <table:table-cell table:number-columns-repeated="1012"/>
        </table:table-row>
        <table:table-row table:style-name="ro20">
          <table:table-cell table:style-name="ce2" office:value-type="string" calcext:value-type="string">
            <text:p>99938000036201736</text:p>
          </table:table-cell>
          <table:table-cell table:style-name="ce3" office:value-type="date" office:date-value="2017-04-19T14:00:38.000005" calcext:value-type="date">
            <text:p>19/04/2017 14:00</text:p>
          </table:table-cell>
          <table:table-cell table:style-name="ce4" office:value-type="date" office:date-value="2017-05-09T23:59:58.999998" calcext:value-type="date">
            <text:p>09/05/2017</text:p>
          </table:table-cell>
          <table:table-cell table:style-name="ce5" office:value-type="string" calcext:value-type="string">
            <text:p>Boa tarde, </text:p>
            <text:p>A empresa possui participação nos lucros e resultado ???</text:p>
            <text:p>Em caso positivo, quais as restrições ao recebimento da PLR pelos empregados ???</text:p>
            <text:p>Há alguma previsão de que faltas injustificadas ao longo do ano impedem ou reduzem o recebimento de valor da PLR ???</text:p>
            <text:p/>
          </table:table-cell>
          <table:table-cell table:style-name="ce5" office:value-type="string" calcext:value-type="string">
            <text:p>Informações de PLR</text:p>
          </table:table-cell>
          <table:table-cell table:style-name="ce5" office:value-type="float" office:value="42857.5105439815" calcext:value-type="float">
            <text:p>42857,5105439815</text:p>
          </table:table-cell>
          <table:table-cell table:number-columns-repeated="1012"/>
        </table:table-row>
        <table:table-row table:style-name="ro11">
          <table:table-cell table:style-name="ce2" office:value-type="string" calcext:value-type="string">
            <text:p>99938000037201781</text:p>
          </table:table-cell>
          <table:table-cell table:style-name="ce3" office:value-type="date" office:date-value="2017-04-20T11:34:50.999998" calcext:value-type="date">
            <text:p>20/04/2017 11:34</text:p>
          </table:table-cell>
          <table:table-cell table:style-name="ce4" office:value-type="date" office:date-value="2017-05-15T23:59:58.999998" calcext:value-type="date">
            <text:p>15/05/2017</text:p>
          </table:table-cell>
          <table:table-cell table:style-name="ce5" office:value-type="string" calcext:value-type="string">
            <text:p>Conforme o disposto no art. 6º, §2º, VII, do Estatuto Social da Empresa de Pesquisa Energética, aprovado pelo Decreto nº 5.184/2004, cabe a essa empresa a responsabilidade pelos cálculos que resultam no preço-teto utilizado como referência nos leilões de energia elétrica. </text:p>
            <text:p/>
            <text:p>Diante disso, venho por meio da presente, com base na Lei 12.527/2011, requerer à Empresa de Pesquisa Energética, a informação se, nos cálculos para o Custo Marginal de Referência (ou preço-teto) relativo à fonte eólica do Leilão A-5 de 2015, foi considerada a adoção pelas licitantes do regime de tributação do imposto sobre a renda com base no lucro presumido, conforme o artigo 13 da Lei nº 9.718/1998 vigente, ou se a EPE considera o regime da apuração pelo lucro real. A informação é da maior importância para a compreensão da alíquota/base de cálculo adotada como referência nos cálculos da EPE.</text:p>
            <text:p/>
            <text:p>O presente pedido baseia-se na Lei nº 12.527, de 18 de novembro de 2011 – “Lei de Acesso à Informação” – a qual regulamenta o Art. 5º, XXXIII, da Constituição Federal de 1988.</text:p>
            <text:p/>
            <text:p>Considerando o embasamento para o acesso à informação pleiteada, narra a norma de acesso à informação, ademais, que a concessão da informação disponível deve ser imediata, conforme artigo 11 da citada Lei.</text:p>
          </table:table-cell>
          <table:table-cell table:style-name="ce5" office:value-type="string" calcext:value-type="string">
            <text:p>Pedido de informação</text:p>
          </table:table-cell>
          <table:table-cell table:style-name="ce5" office:value-type="float" office:value="42858.4462731481" calcext:value-type="float">
            <text:p>42858,4462731481</text:p>
          </table:table-cell>
          <table:table-cell table:number-columns-repeated="1012"/>
        </table:table-row>
        <table:table-row table:style-name="ro7">
          <table:table-cell table:style-name="ce2" office:value-type="string" calcext:value-type="string">
            <text:p>99938000038201725</text:p>
          </table:table-cell>
          <table:table-cell table:style-name="ce3" office:value-type="date" office:date-value="2017-04-20T16:36:39.999997" calcext:value-type="date">
            <text:p>20/04/2017 16:36</text:p>
          </table:table-cell>
          <table:table-cell table:style-name="ce4" office:value-type="date" office:date-value="2017-05-15T23:59:58.999998" calcext:value-type="date">
            <text:p>15/05/2017</text:p>
          </table:table-cell>
          <table:table-cell table:style-name="ce5" office:value-type="string" calcext:value-type="string">
            <text:p>Boa tarde, gostaria por gentileza ter acesso ao estudo de atendimento à região oeste do estado de Pará, denominada Tramo Oeste, para o horizonte a partir do ano 2018.</text:p>
            <text:p/>
            <text:p/>
            <text:p>Desde já muito obrigada</text:p>
          </table:table-cell>
          <table:table-cell table:style-name="ce5" office:value-type="string" calcext:value-type="string">
            <text:p>Estudo Atendimento à região oeste do Estado do Para</text:p>
          </table:table-cell>
          <table:table-cell table:style-name="ce5" office:value-type="float" office:value="42858.6505092593" calcext:value-type="float">
            <text:p>42858,6505092593</text:p>
          </table:table-cell>
          <table:table-cell table:number-columns-repeated="1012"/>
        </table:table-row>
        <table:table-row table:style-name="ro8">
          <table:table-cell table:style-name="ce2" office:value-type="string" calcext:value-type="string">
            <text:p>99938000039201770</text:p>
          </table:table-cell>
          <table:table-cell table:style-name="ce3" office:value-type="date" office:date-value="2017-04-28T16:31:48" calcext:value-type="date">
            <text:p>28/04/2017 16:31</text:p>
          </table:table-cell>
          <table:table-cell table:style-name="ce4" office:value-type="date" office:date-value="2017-05-22T23:59:58.999998" calcext:value-type="date">
            <text:p>22/05/2017</text:p>
          </table:table-cell>
          <table:table-cell table:style-name="ce5" office:value-type="string" calcext:value-type="string">
            <text:p>Quanto a EPE gastou em 2014, 2015, 2016 e 2017 por cumprimento de decisões judiciais por questões trabalhistas. Preciso dos dados separados por mês.</text:p>
            <text:p/>
            <text:p>Obrigado</text:p>
          </table:table-cell>
          <table:table-cell table:style-name="ce5" office:value-type="string" calcext:value-type="string">
            <text:p>Dívida Trabalhista</text:p>
          </table:table-cell>
          <table:table-cell table:style-name="ce5" office:value-type="float" office:value="42871.422337963" calcext:value-type="float">
            <text:p>42871,422337963</text:p>
          </table:table-cell>
          <table:table-cell table:number-columns-repeated="1012"/>
        </table:table-row>
        <table:table-row table:style-name="ro1">
          <table:table-cell table:style-name="ce2" office:value-type="string" calcext:value-type="string">
            <text:p>99938000040201702</text:p>
          </table:table-cell>
          <table:table-cell table:style-name="ce3" office:value-type="date" office:date-value="2017-05-15T18:11:42" calcext:value-type="date">
            <text:p>15/05/2017 18:11</text:p>
          </table:table-cell>
          <table:table-cell table:style-name="ce4" office:value-type="date" office:date-value="2017-06-05T23:59:58.999998" calcext:value-type="date">
            <text:p>05/06/2017</text:p>
          </table:table-cell>
          <table:table-cell table:style-name="ce5" office:value-type="string" calcext:value-type="string">
            <text:p>GOSTARIA DE ACESSO AO PROCESSO INTEGRAL DE CONTRATAÇÃO DOS SERVIÇOS "CONTRATAÇÃO DE CURSO DE COMUNICAÇÃO NÃO VIOLENTA / COMUNICAÇÃO EMPÁTICA A SER REALIZADO IN COMPANY NOS DIAS 28 E 29 DE NOVEMBRO" REALIZADO PELA EMPRESA "BE COACHING BRASIL LTDA" RELACIONADA A NOTA DE EMPENHO 2016NE001025. ACOMPANHADA DE NOTAS FISCAIS E RELATORIO DE PRESTAÇÃO DE SERVIÇOS COM ACEITE.</text:p>
          </table:table-cell>
          <table:table-cell table:style-name="ce5" office:value-type="string" calcext:value-type="string">
            <text:p>PROCESSO DE CONTRATAÇÃO - 19.803.838/0001-41 - BE COACHING BRASIL LTDA.</text:p>
          </table:table-cell>
          <table:table-cell table:style-name="ce5" office:value-type="float" office:value="42874.721087963" calcext:value-type="float">
            <text:p>42874,721087963</text:p>
          </table:table-cell>
          <table:table-cell table:number-columns-repeated="1012"/>
        </table:table-row>
        <table:table-row table:style-name="ro13">
          <table:table-cell table:style-name="ce2" office:value-type="string" calcext:value-type="string">
            <text:p>99938000041201749</text:p>
          </table:table-cell>
          <table:table-cell table:style-name="ce3" office:value-type="date" office:date-value="2017-05-19T11:22:05.000002" calcext:value-type="date">
            <text:p>19/05/2017 11:22</text:p>
          </table:table-cell>
          <table:table-cell table:style-name="ce4" office:value-type="date" office:date-value="2017-06-12T23:59:58.999998" calcext:value-type="date">
            <text:p>12/06/2017</text:p>
          </table:table-cell>
          <table:table-cell table:style-name="ce5" office:value-type="string" calcext:value-type="string">
            <text:p>Solicito informação dos e-mails das empresas que fizeram down load dos editais de pregões eletrônicos, registro de preços, concorrências e tomada de preços deste órgão, no ano de 2016. </text:p>
            <text:p>Tal documento chama-se termo de retirada de editais, que pode ser acessado, no sistema Compras Governamentais, por meio do seguinte passo: SIASGWEB, depois SIDEC, depois AVISO, depois CONSULTA TERMO DE RETIRADA DE EDITAL.</text:p>
            <text:p>Destaco que tais informações não têm caráter pessoal, não geram trabalhos adicionais e não estão classificadas como restritas, sendo de livre acesso a qualquer pessoa, nos termos do princípio constitucional da publicidade. Quanto a esse pleito a CGU já se manifestou por diversas vezes garantindo o direito do requerente a tais informações, como comprovado pelos pareceres em anexo.</text:p>
            <text:p>Solicito que, se possível, as informações venham em word ou Excel.</text:p>
            <text:p/>
            <text:p/>
          </table:table-cell>
          <table:table-cell table:style-name="ce5" office:value-type="string" calcext:value-type="string">
            <text:p>Solicitação <text:s/>de endereço eletrônico</text:p>
          </table:table-cell>
          <table:table-cell table:style-name="ce5" office:value-type="float" office:value="42892.6318171296" calcext:value-type="float">
            <text:p>42892,6318171296</text:p>
          </table:table-cell>
          <table:table-cell table:number-columns-repeated="1012"/>
        </table:table-row>
        <table:table-row table:style-name="ro15">
          <table:table-cell table:style-name="ce2" office:value-type="string" calcext:value-type="string">
            <text:p>99938000042201793</text:p>
          </table:table-cell>
          <table:table-cell table:style-name="ce3" office:value-type="date" office:date-value="2017-05-22T10:44:55.000001" calcext:value-type="date">
            <text:p>22/05/2017 10:44</text:p>
          </table:table-cell>
          <table:table-cell table:style-name="ce4" office:value-type="date" office:date-value="2017-06-12T23:59:58.999998" calcext:value-type="date">
            <text:p>12/06/2017</text:p>
          </table:table-cell>
          <table:table-cell table:style-name="ce5" office:value-type="string" calcext:value-type="string">
            <text:p>Prezados, </text:p>
            <text:p/>
            <text:p>Sirvo-me do presente para solicitar cópia de instrumentos sobre o Programa Labex, tais como regulamentos internos, editais, acordos de cooperação, ou outros que se mostrarem aplicáveis ao objetivo deste pedido. </text:p>
            <text:p/>
            <text:p>A finalidade é conhecer a instrumentalização documental do Programa Labex, com foco no intercâmbio de profissionais e maior atenção ao "Labex invertido", que me parece ser o acolhimento, pela Embrapa, de pesquisadores vindos do exterior. </text:p>
            <text:p/>
            <text:p>Sendo assim, deixo algumas perguntas com o intuito de nortear a obtenção das informações ora solicitadas? O Labex invertido possibilita o recebimento de pesquisadores visitantes na Embrapa? Como esses pesquisadores são escolhidos? Existe um edital?  Existem acordos de cooperação com entidades estrangeiras que possibilitam a vinda de pesquisadores estrangeiros? Existe um regulamento interno da Embrapa sobre o programa? </text:p>
            <text:p/>
            <text:p>Por fim, solicito, na forma do que dispõem o art. 5º, inciso XXXIII da Constituição da República e a Lei de Acesso à Informação.</text:p>
            <text:p>E. deferimento</text:p>
            <text:p>Rio de Janeiro, 22 de maio de 2017</text:p>
          </table:table-cell>
          <table:table-cell table:style-name="ce5" office:value-type="string" calcext:value-type="string">
            <text:p>Programa Labex: instrumentos normativos e contratuais</text:p>
          </table:table-cell>
          <table:table-cell table:style-name="ce5" office:value-type="float" office:value="42877.4819097222" calcext:value-type="float">
            <text:p>42877,4819097222</text:p>
          </table:table-cell>
          <table:table-cell table:number-columns-repeated="1012"/>
        </table:table-row>
        <table:table-row table:style-name="ro11">
          <table:table-cell table:style-name="ce2" office:value-type="string" calcext:value-type="string">
            <text:p>99938000043201738</text:p>
          </table:table-cell>
          <table:table-cell table:style-name="ce3" office:value-type="date" office:date-value="2017-05-22T17:47:37.999997" calcext:value-type="date">
            <text:p>22/05/2017 17:47</text:p>
          </table:table-cell>
          <table:table-cell table:style-name="ce4" office:value-type="date" office:date-value="2017-06-12T23:59:58.999998" calcext:value-type="date">
            <text:p>12/06/2017</text:p>
          </table:table-cell>
          <table:table-cell table:style-name="ce5" office:value-type="string" calcext:value-type="string">
            <text:p>A quem interessar possa,</text:p>
            <text:p/>
            <text:p>Gostaria de solicitar o Relatório de Impacto Ambiental (RIMA) da UHE Prainha, executada pela Empresa de Pesquisa Energética.</text:p>
            <text:p/>
            <text:p>Atenciosamente,</text:p>
            <text:p/>
            <text:p>Maiara.</text:p>
          </table:table-cell>
          <table:table-cell table:style-name="ce5" office:value-type="string" calcext:value-type="string">
            <text:p>Relatório de Impacto Ambiental (RIMA) - UHE Prainha</text:p>
          </table:table-cell>
          <table:table-cell table:style-name="ce5" office:value-type="float" office:value="42879.6151851852" calcext:value-type="float">
            <text:p>42879,6151851852</text:p>
          </table:table-cell>
          <table:table-cell table:number-columns-repeated="1012"/>
        </table:table-row>
        <table:table-row table:style-name="ro11">
          <table:table-cell table:style-name="ce2" office:value-type="string" calcext:value-type="string">
            <text:p>99938000044201782</text:p>
          </table:table-cell>
          <table:table-cell table:style-name="ce3" office:value-type="date" office:date-value="2017-05-22T22:40:15.000004" calcext:value-type="date">
            <text:p>22/05/2017 22:40</text:p>
          </table:table-cell>
          <table:table-cell table:style-name="ce4" office:value-type="date" office:date-value="2017-06-12T23:59:58.999998" calcext:value-type="date">
            <text:p>12/06/2017</text:p>
          </table:table-cell>
          <table:table-cell table:style-name="ce5" office:value-type="string" calcext:value-type="string">
            <text:p>Boa noite, gostaria de ter acesso aos relatórios, notas técnicas, cálculos, conclusões, e todo demais material possível referente aos estudos realizados pela consultoria Volga no âmbito dos trabalhos do GT6 sobre o custo do deficit de energia elétrica.</text:p>
            <text:p/>
            <text:p>Trata-se do cálculo citado na nota técnica de out/16 "revisão da função custo de déficit de energia" que aparentemente foi apresentado pela consultoria Volga ao GT6, reproduzindo/atualizando os cálculos realizados nos anos 1986 e 1988 pelo GCPS. Gostaria de saber onde posso encontrar mais detalhes deste estudo recente.</text:p>
            <text:p/>
            <text:p>Muito obrigada,</text:p>
            <text:p>Lilian</text:p>
            <text:p/>
          </table:table-cell>
          <table:table-cell table:style-name="ce5" office:value-type="string" calcext:value-type="string">
            <text:p>Resultados dos trabalhos ref. a contratação CO.EPE.003/2014 e CT-EPE-023/2014 (custo do deficit)</text:p>
          </table:table-cell>
          <table:table-cell table:style-name="ce5" office:value-type="float" office:value="42881.4028472222" calcext:value-type="float">
            <text:p>42881,4028472222</text:p>
          </table:table-cell>
          <table:table-cell table:number-columns-repeated="1012"/>
        </table:table-row>
        <table:table-row table:style-name="ro12">
          <table:table-cell table:style-name="ce2" office:value-type="string" calcext:value-type="string">
            <text:p>99938000045201727</text:p>
          </table:table-cell>
          <table:table-cell table:style-name="ce3" office:value-type="date" office:date-value="2017-05-25T13:48:12.000001" calcext:value-type="date">
            <text:p>25/05/2017 13:48</text:p>
          </table:table-cell>
          <table:table-cell table:style-name="ce4" office:value-type="date" office:date-value="2017-06-14T23:59:58.999998" calcext:value-type="date">
            <text:p>14/06/2017</text:p>
          </table:table-cell>
          <table:table-cell table:style-name="ce5" office:value-type="string" calcext:value-type="string">
            <text:p>Prezados Srs. Permita-me a informação:</text:p>
            <text:p/>
            <text:p>Este órgão possui contratos de desinfecção por ozônio, seja de compra de maquina e/ ou prestação de serviços?</text:p>
            <text:p/>
            <text:p>Se positivo, solicito cópia do contrato.</text:p>
            <text:p/>
            <text:p>Atenciosamente</text:p>
            <text:p>Loami</text:p>
          </table:table-cell>
          <table:table-cell table:style-name="ce5" office:value-type="string" calcext:value-type="string">
            <text:p>DESINFECÇÃO</text:p>
          </table:table-cell>
          <table:table-cell table:style-name="ce5" office:value-type="float" office:value="42892.3736342593" calcext:value-type="float">
            <text:p>42892,3736342593</text:p>
          </table:table-cell>
          <table:table-cell table:number-columns-repeated="1012"/>
        </table:table-row>
        <table:table-row table:style-name="ro12">
          <table:table-cell table:style-name="ce2" office:value-type="string" calcext:value-type="string">
            <text:p>99938000046201771</text:p>
          </table:table-cell>
          <table:table-cell table:style-name="ce3" office:value-type="date" office:date-value="2017-05-25T13:48:36.000003" calcext:value-type="date">
            <text:p>25/05/2017 13:48</text:p>
          </table:table-cell>
          <table:table-cell table:style-name="ce4" office:value-type="date" office:date-value="2017-06-14T23:59:58.999998" calcext:value-type="date">
            <text:p>14/06/2017</text:p>
          </table:table-cell>
          <table:table-cell table:style-name="ce5" office:value-type="string" calcext:value-type="string">
            <text:p>Prezados Srs. Permita-me a informação:</text:p>
            <text:p/>
            <text:p>Este órgão possui contratos de desinfecção por ozônio, seja de compra de maquina e/ ou prestação de serviços?</text:p>
            <text:p/>
            <text:p>Se positivo, solicito cópia do contrato.</text:p>
            <text:p/>
            <text:p>Atenciosamente</text:p>
            <text:p>Loami</text:p>
          </table:table-cell>
          <table:table-cell table:style-name="ce5" office:value-type="string" calcext:value-type="string">
            <text:p>DESINFECÇÃO</text:p>
          </table:table-cell>
          <table:table-cell table:style-name="ce5" office:value-type="float" office:value="42892.3854513889" calcext:value-type="float">
            <text:p>42892,3854513889</text:p>
          </table:table-cell>
          <table:table-cell table:number-columns-repeated="1012"/>
        </table:table-row>
        <table:table-row table:style-name="ro11">
          <table:table-cell table:style-name="ce2" office:value-type="string" calcext:value-type="string">
            <text:p>99938000047201716</text:p>
          </table:table-cell>
          <table:table-cell table:style-name="ce3" office:value-type="date" office:date-value="2017-05-30T16:16:31.000002" calcext:value-type="date">
            <text:p>30/05/2017 16:16</text:p>
          </table:table-cell>
          <table:table-cell table:style-name="ce4" office:value-type="date" office:date-value="2017-06-19T23:59:58.999998" calcext:value-type="date">
            <text:p>19/06/2017</text:p>
          </table:table-cell>
          <table:table-cell table:style-name="ce5" office:value-type="string" calcext:value-type="string">
            <text:p>Preciso de dados sobre o crescimento da cadeia do petróleo a partir do ano de 2006 (descoberta de Pré-sal). Artigos, Dados e gráficos.</text:p>
            <text:p/>
            <text:p>Achei esses: http://www.epe.gov.br/PDEE/Forms/EPEEstudo.aspx.</text:p>
            <text:p/>
            <text:p>Preciso de um relacionado diretamente com o PAC. Saberias me indicar onde achou ou um "Norte"?</text:p>
            <text:p/>
            <text:p>É para minha monografia na UFRGS em economia.</text:p>
          </table:table-cell>
          <table:table-cell table:style-name="ce5" office:value-type="string" calcext:value-type="string">
            <text:p>Crescimento da produção de petróleo.</text:p>
          </table:table-cell>
          <table:table-cell table:style-name="ce5" office:value-type="float" office:value="42891.7135763889" calcext:value-type="float">
            <text:p>42891,7135763889</text:p>
          </table:table-cell>
          <table:table-cell table:number-columns-repeated="1012"/>
        </table:table-row>
        <table:table-row table:style-name="ro1">
          <table:table-cell table:style-name="ce2" office:value-type="string" calcext:value-type="string">
            <text:p>99938000048201761</text:p>
          </table:table-cell>
          <table:table-cell table:style-name="ce3" office:value-type="date" office:date-value="2017-05-30T17:23:23.000004" calcext:value-type="date">
            <text:p>30/05/2017 17:23</text:p>
          </table:table-cell>
          <table:table-cell table:style-name="ce4" office:value-type="date" office:date-value="2017-06-19T23:59:58.999998" calcext:value-type="date">
            <text:p>19/06/2017</text:p>
          </table:table-cell>
          <table:table-cell table:style-name="ce5" office:value-type="string" calcext:value-type="string">
            <text:p>Gostaria de receber a energia gerada mensalmente na usina Palmeiras no Município de Rio dos Cedros desde 1997. </text:p>
          </table:table-cell>
          <table:table-cell table:style-name="ce5" office:value-type="string" calcext:value-type="string">
            <text:p>Valores da energia gerada na usina Palmeiras no Município de Rio dos Cedros </text:p>
          </table:table-cell>
          <table:table-cell table:style-name="ce5" office:value-type="float" office:value="42886.7107175926" calcext:value-type="float">
            <text:p>42886,7107175926</text:p>
          </table:table-cell>
          <table:table-cell table:number-columns-repeated="1012"/>
        </table:table-row>
        <table:table-row table:style-name="ro20">
          <table:table-cell table:style-name="ce2" office:value-type="string" calcext:value-type="string">
            <text:p>99938000050201730</text:p>
          </table:table-cell>
          <table:table-cell table:style-name="ce3" office:value-type="date" office:date-value="2017-06-02T13:01:51.000001" calcext:value-type="date">
            <text:p>02/06/2017 13:01</text:p>
          </table:table-cell>
          <table:table-cell table:style-name="ce4" office:value-type="date" office:date-value="2017-06-26T23:59:58.999998" calcext:value-type="date">
            <text:p>26/06/2017</text:p>
          </table:table-cell>
          <table:table-cell table:style-name="ce5" office:value-type="string" calcext:value-type="string">
            <text:p>Solicito uma breve discussão, porem detalhada sobre o furo do profissional que pretende se graduar em engenharia elétrica no Brasil. Busque responder:</text:p>
            <text:p>O que o Brasil tem a oferecer agora para esse profissional? E no futuro o que vai ser oferecido?</text:p>
            <text:p>Quais investimento no setor da engenharia elétrica está ou estão previstos para o Brasil, onde está sendo feito esse investimento? Há no Brasil algum risco da privatização da profissão de engenharia elétrica? Se sim, o porquê?</text:p>
            <text:p>Desde já agradeço pela atenção, e espero uma resposta. </text:p>
            <text:p>Obrigado</text:p>
          </table:table-cell>
          <table:table-cell table:style-name="ce5" office:value-type="string" calcext:value-type="string">
            <text:p>Informações sobre a área de graduação em engenharia elétrica e o desenvolvimento dessa área no Brasil.</text:p>
          </table:table-cell>
          <table:table-cell table:style-name="ce5" office:value-type="float" office:value="42888.6210763889" calcext:value-type="float">
            <text:p>42888,6210763889</text:p>
          </table:table-cell>
          <table:table-cell table:number-columns-repeated="1012"/>
        </table:table-row>
        <table:table-row table:style-name="ro26">
          <table:table-cell table:style-name="ce2" office:value-type="string" calcext:value-type="string">
            <text:p>99938000051201784</text:p>
          </table:table-cell>
          <table:table-cell table:style-name="ce3" office:value-type="date" office:date-value="2017-06-14T10:33:13" calcext:value-type="date">
            <text:p>14/06/2017 10:33</text:p>
          </table:table-cell>
          <table:table-cell table:style-name="ce4" office:value-type="date" office:date-value="2017-07-05T23:59:58.999998" calcext:value-type="date">
            <text:p>05/07/2017</text:p>
          </table:table-cell>
          <table:table-cell table:style-name="ce5" office:value-type="string" calcext:value-type="string">
            <text:p>Olá, meu nome é Jonatan de Lima Machado. Sou estudante do curso de Geografia pela Universidade Federal de Santa Catarina (UFSC), e estou desenvolvendo pesquisas sobre os temas de geração de energia e transportes de cargas por dutos.</text:p>
            <text:p> </text:p>
            <text:p>Após uma pesquisa no site da Empresa de Pesquisa Energética (EPE) em busca dos dados anteriormente citados, foi constatado a existência de uma plataforma GIS o “WEBMAP EPE” (https://gisepe.epe.gov.br/WebMapEPE/). Nesta plataforma os dados estão bem estruturados podendo ser úteis para elaboração das pesquisas que irei desenvolver junto a universidade.</text:p>
            <text:p/>
            <text:p>Porém estes dados só estão disponíveis para download em formato tabular CSV, ou seja, não estão acessíveis em formatos geoespaciais compatíveis com programas GIS, como o shapefile (SHP). Pois com eles assim como no webmap, seria possível realizar análises espaciais com o cruzamento de outros dados.</text:p>
            <text:p/>
            <text:p>Dessa forma, solicito os arquivos dos seguintes temas em formato shapefile:</text:p>
            <text:p/>
            <text:p>* Dados de Sistema Elétrico Planejado</text:p>
            <text:p> &gt; Eólicas – Expansão Contratada</text:p>
            <text:p> &gt; PCH – Expansão Contratada</text:p>
            <text:p> &gt; UFV – Expansão Contratada PCH</text:p>
            <text:p> &gt; UHE – Expansão Contratada</text:p>
            <text:p> &gt; UTE – Expansão Contratada</text:p>
            <text:p> &gt; Subestações – Planejada</text:p>
            <text:p> &gt; Linhas de Transmissão – Planejada</text:p>
            <text:p/>
            <text:p>* Dados de Sistema Elétrico Existente</text:p>
            <text:p> &gt; Eólicas – Existente</text:p>
            <text:p> &gt; PCH – Existente</text:p>
            <text:p> &gt; UFV – Existente</text:p>
            <text:p> &gt; UHE – Existente</text:p>
            <text:p> &gt; UTE – Existente</text:p>
            <text:p> &gt; Subestações – Existente</text:p>
            <text:p> &gt; Linhas de Transmissão – Existente</text:p>
            <text:p/>
            <text:p>* Dados de Infraestrutura de Combustíveis</text:p>
            <text:p> &gt; Instalação de Gás</text:p>
            <text:p>  . Pontos de Entrega</text:p>
            <text:p>  . Terminais de Gás Natural Liquefeito (GNL)</text:p>
            <text:p>  . Unidade de Processamento de Gás Natural (UPGN)</text:p>
            <text:p>  . Gasodutos de Transporte</text:p>
            <text:p> &gt; Combustíveis Líquidos</text:p>
            <text:p>  . Instalações de Processamento</text:p>
            <text:p>  . Terminal de Petróleo e Derivados</text:p>
            <text:p>  . Bases de Combustíveis</text:p>
            <text:p>  . Bases de Gás Liquefeito de Petróleo (GLP)</text:p>
            <text:p/>
            <text:p>Desde já agradeço a atenção.</text:p>
          </table:table-cell>
          <table:table-cell table:style-name="ce5" office:value-type="string" calcext:value-type="string">
            <text:p>Dados geográficos do webmap EPE</text:p>
          </table:table-cell>
          <table:table-cell table:style-name="ce5" office:value-type="float" office:value="42919.7885416667" calcext:value-type="float">
            <text:p>42919,7885416667</text:p>
          </table:table-cell>
          <table:table-cell table:number-columns-repeated="1012"/>
        </table:table-row>
        <table:table-row table:style-name="ro1">
          <table:table-cell table:style-name="ce2" office:value-type="string" calcext:value-type="string">
            <text:p>99938000052201729</text:p>
          </table:table-cell>
          <table:table-cell table:style-name="ce3" office:value-type="date" office:date-value="2017-06-15T18:15:45" calcext:value-type="date">
            <text:p>15/06/2017 18:15</text:p>
          </table:table-cell>
          <table:table-cell table:style-name="ce4" office:value-type="date" office:date-value="2017-07-10T23:59:58.999998" calcext:value-type="date">
            <text:p>10/07/2017</text:p>
          </table:table-cell>
          <table:table-cell table:style-name="ce5" office:value-type="string" calcext:value-type="string">
            <text:p>Solicito a lista com o nome dos funcionários pesquisadores ou analistas/consultores de nível superior de 2016 até 2017.</text:p>
          </table:table-cell>
          <table:table-cell table:style-name="ce5" office:value-type="string" calcext:value-type="string">
            <text:p>nome dos funcionários pesquisadores ou analistas de nível superior de 2016 até 2017</text:p>
          </table:table-cell>
          <table:table-cell table:style-name="ce5" office:value-type="float" office:value="42921.3513773148" calcext:value-type="float">
            <text:p>42921,3513773148</text:p>
          </table:table-cell>
          <table:table-cell table:number-columns-repeated="1012"/>
        </table:table-row>
        <table:table-row table:style-name="ro1">
          <table:table-cell table:style-name="ce2" office:value-type="string" calcext:value-type="string">
            <text:p>99938000053201773</text:p>
          </table:table-cell>
          <table:table-cell table:style-name="ce3" office:value-type="date" office:date-value="2017-06-28T16:05:16.000002" calcext:value-type="date">
            <text:p>28/06/2017 16:05</text:p>
          </table:table-cell>
          <table:table-cell table:style-name="ce4" office:value-type="date" office:date-value="2017-07-18T23:59:58.999998" calcext:value-type="date">
            <text:p>18/07/2017</text:p>
          </table:table-cell>
          <table:table-cell table:style-name="ce5" office:value-type="string" calcext:value-type="string">
            <text:p>Solicito informações de capacidade de escoamento de energia (MW) para as seguintes subestações do SIN: Russas II, Quixeré (Chesf - CE) e Mossoró II e Mossoró IV (Chesf - RN) para empreendimentos de geração com entrada em 2021. </text:p>
          </table:table-cell>
          <table:table-cell table:style-name="ce5" office:value-type="string" calcext:value-type="string">
            <text:p>Informações de capacidade de escoamento de energia em subestações do SIN</text:p>
          </table:table-cell>
          <table:table-cell table:style-name="ce5" office:value-type="float" office:value="42920.612337963" calcext:value-type="float">
            <text:p>42920,612337963</text:p>
          </table:table-cell>
          <table:table-cell table:number-columns-repeated="1012"/>
        </table:table-row>
        <table:table-row table:style-name="ro8">
          <table:table-cell table:style-name="ce2" office:value-type="string" calcext:value-type="string">
            <text:p>99938000054201718</text:p>
          </table:table-cell>
          <table:table-cell table:style-name="ce3" office:value-type="date" office:date-value="2017-07-09T17:42:31.000001" calcext:value-type="date">
            <text:p>09/07/2017 17:42</text:p>
          </table:table-cell>
          <table:table-cell table:style-name="ce4" office:value-type="date" office:date-value="2017-07-31T23:59:58.999998" calcext:value-type="date">
            <text:p>31/07/2017</text:p>
          </table:table-cell>
          <table:table-cell table:style-name="ce5" office:value-type="string" calcext:value-type="string">
            <text:p>Para elaboração da minha pesquisa de mestrado, necessito dos dados mensais do consumo de eletricidade do setor rural por unidade da federação. Se possível, também seria interessante uma série mais longa que a apresentada na tabela 3.18 do Anuário Estatístico de Energia Elétrica 2016. A importância dos dados serem mensais é relacioná-los com a sazonalidade das chuvas nos estados.</text:p>
            <text:p/>
            <text:p>A aba "Outros" do arquivo "Consumo Mensal de Energia Elétrica por Classe (regiões e subsistemas) - 2004-2017" apresenta em parte o que eu procuro, mas o consumo rural está misturado com os outros e não existe a divisão por estado.</text:p>
          </table:table-cell>
          <table:table-cell table:style-name="ce5" office:value-type="string" calcext:value-type="string">
            <text:p>Dados sobre consumo de energia elétrica para irrigação</text:p>
          </table:table-cell>
          <table:table-cell table:style-name="ce5" office:value-type="float" office:value="42929.7212268518" calcext:value-type="float">
            <text:p>42929,7212268518</text:p>
          </table:table-cell>
          <table:table-cell table:number-columns-repeated="1012"/>
        </table:table-row>
        <table:table-row table:style-name="ro5">
          <table:table-cell table:style-name="ce2" office:value-type="string" calcext:value-type="string">
            <text:p>99938000055201762</text:p>
          </table:table-cell>
          <table:table-cell table:style-name="ce3" office:value-type="date" office:date-value="2017-07-12T05:43:53.999996" calcext:value-type="date">
            <text:p>12/07/2017 05:43</text:p>
          </table:table-cell>
          <table:table-cell table:style-name="ce4" office:value-type="date" office:date-value="2017-08-01T23:59:58.999998" calcext:value-type="date">
            <text:p>01/08/2017</text:p>
          </table:table-cell>
          <table:table-cell table:style-name="ce5" office:value-type="string" calcext:value-type="string">
            <text:p>Solicito o quantitativo de empregados total de empregados e os empregados enquadrados em minoria (afrobrasileiros, homossexuais, transgêneros, deficientes e indígenas) dispersos por unidade federativa, unidade/gerência/diretoria/superintendencia e ainda se ocupantes de função gerencial ou técnica ou os cargos aplicados a este órgao.</text:p>
            <text:p/>
          </table:table-cell>
          <table:table-cell table:style-name="ce5" office:value-type="string" calcext:value-type="string">
            <text:p>panorama da diversidade</text:p>
          </table:table-cell>
          <table:table-cell table:style-name="ce5" office:value-type="float" office:value="42947.4551736111" calcext:value-type="float">
            <text:p>42947,4551736111</text:p>
          </table:table-cell>
          <table:table-cell table:number-columns-repeated="1012"/>
        </table:table-row>
        <table:table-row table:style-name="ro1">
          <table:table-cell table:style-name="ce2" office:value-type="string" calcext:value-type="string">
            <text:p>99938000056201715</text:p>
          </table:table-cell>
          <table:table-cell table:style-name="ce3" office:value-type="date" office:date-value="2017-07-19T12:01:37.000001" calcext:value-type="date">
            <text:p>19/07/2017 12:01</text:p>
          </table:table-cell>
          <table:table-cell table:style-name="ce4" office:value-type="date" office:date-value="2017-08-08T23:59:58.999998" calcext:value-type="date">
            <text:p>08/08/2017</text:p>
          </table:table-cell>
          <table:table-cell table:style-name="ce5" office:value-type="string" calcext:value-type="string">
            <text:p>Anexo o infome que fala o número de projetos cadastrado, mas não há as informações detalhadas por projeto como eu necessito.</text:p>
          </table:table-cell>
          <table:table-cell table:style-name="ce5" office:value-type="string" calcext:value-type="string">
            <text:p>Informações sobre os projetos apresentados, cadastrados e habilitados para o 1ºLER2016 e para o 2ºLER2016.</text:p>
          </table:table-cell>
          <table:table-cell table:style-name="ce5" office:value-type="float" office:value="42935.7467708333" calcext:value-type="float">
            <text:p>42935,7467708333</text:p>
          </table:table-cell>
          <table:table-cell table:number-columns-repeated="1012"/>
        </table:table-row>
        <table:table-row table:style-name="ro1">
          <table:table-cell table:style-name="ce2" office:value-type="string" calcext:value-type="string">
            <text:p>99938000057201751</text:p>
          </table:table-cell>
          <table:table-cell table:style-name="ce3" office:value-type="date" office:date-value="2017-07-20T05:41:35.999998" calcext:value-type="date">
            <text:p>20/07/2017 05:41</text:p>
          </table:table-cell>
          <table:table-cell table:style-name="ce4" office:value-type="date" office:date-value="2017-08-09T23:59:58.999998" calcext:value-type="date">
            <text:p>09/08/2017</text:p>
          </table:table-cell>
          <table:table-cell table:style-name="ce5" office:value-type="string" calcext:value-type="string">
            <text:p>O <text:s/>infome anexo mostra um resumo dos empreendimentos cadastrados, mas não há as informações detalhadas (localização, tipo da fonte (solar, PCH, etc..), potência (MW), garantia física (MWm), produção de energia (MWh) e preço de venda (R$/MWh), por projeto como eu necessito.</text:p>
          </table:table-cell>
          <table:table-cell table:style-name="ce5" office:value-type="string" calcext:value-type="string">
            <text:p>Informações sobre todos os projetos apresentados, cadastrados e habilitados para o 1ºLER2016 e para o 2ºLER2016.</text:p>
          </table:table-cell>
          <table:table-cell table:style-name="ce5" office:value-type="float" office:value="42937.4609722222" calcext:value-type="float">
            <text:p>42937,4609722222</text:p>
          </table:table-cell>
          <table:table-cell table:number-columns-repeated="1012"/>
        </table:table-row>
        <table:table-row table:style-name="ro1">
          <table:table-cell table:style-name="ce2" office:value-type="string" calcext:value-type="string">
            <text:p>99938000058201704</text:p>
          </table:table-cell>
          <table:table-cell table:style-name="ce3" office:value-type="date" office:date-value="2017-07-20T11:49:57.999999" calcext:value-type="date">
            <text:p>20/07/2017 11:49</text:p>
          </table:table-cell>
          <table:table-cell table:style-name="ce4" office:value-type="date" office:date-value="2017-08-09T23:59:58.999998" calcext:value-type="date">
            <text:p>09/08/2017</text:p>
          </table:table-cell>
          <table:table-cell table:style-name="ce5" office:value-type="string" calcext:value-type="string">
            <text:p>Queria uma informação maior sobre luz para todos </text:p>
          </table:table-cell>
          <table:table-cell table:style-name="ce5" office:value-type="string" calcext:value-type="string">
            <text:p>Luz para todos</text:p>
          </table:table-cell>
          <table:table-cell table:style-name="ce5" office:value-type="float" office:value="42950.6702662037" calcext:value-type="float">
            <text:p>42950,6702662037</text:p>
          </table:table-cell>
          <table:table-cell table:number-columns-repeated="1012"/>
        </table:table-row>
        <table:table-row table:style-name="ro1">
          <table:table-cell table:style-name="ce2" office:value-type="string" calcext:value-type="string">
            <text:p>99938000059201741</text:p>
          </table:table-cell>
          <table:table-cell table:style-name="ce3" office:value-type="date" office:date-value="2017-07-21T11:33:17.999997" calcext:value-type="date">
            <text:p>21/07/2017 11:33</text:p>
          </table:table-cell>
          <table:table-cell table:style-name="ce4" office:value-type="date" office:date-value="2017-08-14T23:59:58.999998" calcext:value-type="date">
            <text:p>14/08/2017</text:p>
          </table:table-cell>
          <table:table-cell table:style-name="ce5" office:value-type="string" calcext:value-type="string">
            <text:p>Bom dia. Necessito do procedimento : EPE-DEE-RE-081/2013-rev0 ou revisões posteriores, para: Verificação de superação dos equipamentos de 138kV na SE Coxipó, referentes a UTE Cuiabá. Obrigado.</text:p>
          </table:table-cell>
          <table:table-cell table:style-name="ce5" office:value-type="string" calcext:value-type="string">
            <text:p>Informação sobre procedimento: EPE-DEE-RE-081/2013-rev0 </text:p>
          </table:table-cell>
          <table:table-cell table:style-name="ce5" office:value-type="float" office:value="42940.4559259259" calcext:value-type="float">
            <text:p>42940,4559259259</text:p>
          </table:table-cell>
          <table:table-cell table:number-columns-repeated="1012"/>
        </table:table-row>
        <table:table-row table:style-name="ro20">
          <table:table-cell table:style-name="ce2" office:value-type="string" calcext:value-type="string">
            <text:p>99938000060201775</text:p>
          </table:table-cell>
          <table:table-cell table:style-name="ce3" office:value-type="date" office:date-value="2017-07-27T11:25:19.000004" calcext:value-type="date">
            <text:p>27/07/2017 11:25</text:p>
          </table:table-cell>
          <table:table-cell table:style-name="ce4" office:value-type="date" office:date-value="2017-08-16T23:59:58.999998" calcext:value-type="date">
            <text:p>16/08/2017</text:p>
          </table:table-cell>
          <table:table-cell table:style-name="ce5" office:value-type="string" calcext:value-type="string">
            <text:p>Gostaria de ter acesso na íntegra aos contratos de locação da EPE - Empresa de pesquisa energética localizado no Centro empresarial Rio Branco, localizado na Avenida Rio Branco, 1 - Centro, Rio de Janeiro - RJ. </text:p>
            <text:p/>
            <text:p>Processo: DL.EPE.001/2008, Licitação 01/2008; </text:p>
            <text:p>Processo: DL.EPE.002/2007, Licitação 02/2007; </text:p>
            <text:p>Processo: DL.EPE.009/2006, Licitação 09/2006; </text:p>
          </table:table-cell>
          <table:table-cell table:style-name="ce5" office:value-type="string" calcext:value-type="string">
            <text:p>Gostaria de ter acesso na íntegra aos contratos de locação da EPE - Empresa de pesquisa energética localizado no Centro empresarial Rio Branco, localizado na Avenida Rio Branco, 1 - Centro, Rio de Janeiro - RJ. O órgão alugou recentemente o prédio todo.</text:p>
          </table:table-cell>
          <table:table-cell table:style-name="ce5" office:value-type="float" office:value="42962.3139351852" calcext:value-type="float">
            <text:p>42962,3139351852</text:p>
          </table:table-cell>
          <table:table-cell table:number-columns-repeated="1012"/>
        </table:table-row>
        <table:table-row table:style-name="ro7">
          <table:table-cell table:style-name="ce2" office:value-type="string" calcext:value-type="string">
            <text:p>99938000062201764</text:p>
          </table:table-cell>
          <table:table-cell table:style-name="ce3" office:value-type="date" office:date-value="2017-07-31T16:13:45.000002" calcext:value-type="date">
            <text:p>31/07/2017 16:13</text:p>
          </table:table-cell>
          <table:table-cell table:style-name="ce4" office:value-type="date" office:date-value="2017-08-21T23:59:58.999998" calcext:value-type="date">
            <text:p>21/08/2017</text:p>
          </table:table-cell>
          <table:table-cell table:style-name="ce5" office:value-type="string" calcext:value-type="string">
            <text:p>Prezados, muito bom dia! </text:p>
            <text:p>Gostaria de informações sobre as coordenadas geográficas (Latitude e Longitude) das torres anemométricas da Base de Dados AMA (Acompanhamento das Medições Anemométricas). </text:p>
            <text:p>Fiz um acesso a base de dados (http://sistemas.epe.gov.br/ama) e baixei o arquivo (AMA_DadosHistoricosMedicoesAnemometricas.xlsx), porém não conta a localização das torres (coordenadas), para as seis torres (BA, CE, RN, RS, PE e PI).</text:p>
            <text:p>Agradeço desde já</text:p>
          </table:table-cell>
          <table:table-cell table:style-name="ce5" office:value-type="string" calcext:value-type="string">
            <text:p>Informação sobre base de dados - AMA</text:p>
          </table:table-cell>
          <table:table-cell table:style-name="ce5" office:value-type="float" office:value="42949.7133333333" calcext:value-type="float">
            <text:p>42949,7133333333</text:p>
          </table:table-cell>
          <table:table-cell table:number-columns-repeated="1012"/>
        </table:table-row>
        <table:table-row table:style-name="ro22">
          <table:table-cell table:style-name="ce2" office:value-type="string" calcext:value-type="string">
            <text:p>99938000063201717</text:p>
          </table:table-cell>
          <table:table-cell table:style-name="ce3" office:value-type="date" office:date-value="2017-07-31T18:14:10.999997" calcext:value-type="date">
            <text:p>31/07/2017 18:14</text:p>
          </table:table-cell>
          <table:table-cell table:style-name="ce4" office:value-type="date" office:date-value="2017-08-21T23:59:58.999998" calcext:value-type="date">
            <text:p>21/08/2017</text:p>
          </table:table-cell>
          <table:table-cell table:style-name="ce5" office:value-type="string" calcext:value-type="string">
            <text:p>Solicito as informações abaixo listadas:</text:p>
            <text:p/>
            <text:p>Primeiro Questionamento</text:p>
            <text:p>Acerca do Uso de Veículos</text:p>
            <text:p>O custo médio por viagem realizada de cada veículo da empresa entre o período jan/2015 a dez/16. </text:p>
            <text:p>Solicito também informar quantos km são percorridos em cada viagem (considerando ida e volta a garagem da repartição)</text:p>
            <text:p/>
            <text:p>Segundo Questionamento</text:p>
            <text:p>- o número de passagens aéreas adquiridos em 2015 e 2016 (discriminar nacional/internacional)</text:p>
            <text:p>- se houve a compra de passagens em classe executiva ou superior, e a previsão legal para tal compra (caso exista). Listar cargos beneficiados. </text:p>
            <text:p>- se houve a compra de passagem em classe econômica premium ou similar, e a previsão legal para tal compra (caso exista). Listar cargos beneficiados. Anexar a política da empresa.</text:p>
            <text:p/>
            <text:p>Terceiro Questionamento</text:p>
            <text:p>A repartição depende do tesouro nacional?</text:p>
            <text:p>Caso dependa do tesouro nacional, a empresa EPE deve respeitar a LDO?</text:p>
            <text:p/>
            <text:p>Quarto Questionamento</text:p>
            <text:p>Questiono se a empresa respeitou o Artigo 17 da LDO 2016, LEI Nº 13.242, DE 30 DE DEZEMBRO DE 2015, que veda a compra de passagens em classe executiva a:</text:p>
            <text:p>I - para o Presidente e o Vice-Presidente da República, bem como os Presidentes da Câmara dos Deputados, do Senado Federal e do Supremo Tribunal Federal, cujas passagens poderão ser de primeira classe; e</text:p>
            <text:p>II - para os Ministros de Estado, Deputados Federais, Senadores da República, Desembargadores Federais, Ministros de Tribunais Superiores, Ministros do Tribunal de Contas da União, Procurador-Geral da República, Subprocuradores-Gerais da República, Defensor Público-Geral Federal e Comandantes das Forças Armadas, cujas passagens poderão ser de classe executiva.</text:p>
            <text:p>Questiono quem aprovou a compra de passagens executivas, além da estimativa de valor a maior pago.</text:p>
          </table:table-cell>
          <table:table-cell table:style-name="ce5" office:value-type="string" calcext:value-type="string">
            <text:p>Informações de Gastos</text:p>
          </table:table-cell>
          <table:table-cell table:style-name="ce5" office:value-type="float" office:value="42965.5229513889" calcext:value-type="float">
            <text:p>42965,5229513889</text:p>
          </table:table-cell>
          <table:table-cell table:number-columns-repeated="1012"/>
        </table:table-row>
        <table:table-row table:style-name="ro1">
          <table:table-cell table:style-name="ce2" office:value-type="string" calcext:value-type="string">
            <text:p>99938000064201753</text:p>
          </table:table-cell>
          <table:table-cell table:style-name="ce3" office:value-type="date" office:date-value="2017-07-31T20:26:24.999997" calcext:value-type="date">
            <text:p>31/07/2017 20:26</text:p>
          </table:table-cell>
          <table:table-cell table:style-name="ce4" office:value-type="date" office:date-value="2017-08-21T23:59:58.999998" calcext:value-type="date">
            <text:p>21/08/2017</text:p>
          </table:table-cell>
          <table:table-cell table:style-name="ce5" office:value-type="string" calcext:value-type="string">
            <text:p>Boa noite. Estou concluindo o curso de graduação em Engenharia Ambiental da Universidade do Vale do Taquari (UNIVATES), em Lajeado/RS, e pretendo avaliar os pontos com maior aptidão para a implantação de uma usina solar fotovoltaica. Para auxiliar na avaliação, solicito os mapas das linhas de transmissão da Rede Básica do Rio Grande do Sul, em arquivo tipo shape file (.shp). Obrigado, Cezar Augusto Machado.</text:p>
          </table:table-cell>
          <table:table-cell table:style-name="ce5" office:value-type="string" calcext:value-type="string">
            <text:p>Solicito mapas das linhas de transmissão da Rede Básica do Rio Grande do Sul</text:p>
          </table:table-cell>
          <table:table-cell table:style-name="ce5" office:value-type="float" office:value="42950.831412037" calcext:value-type="float">
            <text:p>42950,831412037</text:p>
          </table:table-cell>
          <table:table-cell table:number-columns-repeated="1012"/>
        </table:table-row>
        <table:table-row table:style-name="ro20">
          <table:table-cell table:style-name="ce2" office:value-type="string" calcext:value-type="string">
            <text:p>99938000065201706</text:p>
          </table:table-cell>
          <table:table-cell table:style-name="ce3" office:value-type="date" office:date-value="2017-08-01T14:33:43.000001" calcext:value-type="date">
            <text:p>01/08/2017 14:33</text:p>
          </table:table-cell>
          <table:table-cell table:style-name="ce4" office:value-type="date" office:date-value="2017-08-21T23:59:58.999998" calcext:value-type="date">
            <text:p>21/08/2017</text:p>
          </table:table-cell>
          <table:table-cell table:style-name="ce5" office:value-type="string" calcext:value-type="string">
            <text:p>Venho por meio deste solicitar os seguintes dados:</text:p>
            <text:p>- O montante de recursos financeiros que esta estatal direcionou para o esporte por meio de patrocínio em 2016 e em 2017.</text:p>
            <text:p>- Quais as ações foram realizadas em 2016 e em 2017 e seus respectivos valores?</text:p>
            <text:p>- Quais foram as modalidades, entidades, órgãos é/ou pessoas receberam os recursos de patrocínio do esporte em 2016 e 2017 e os respectivos valores?</text:p>
            <text:p>Solicitamos que seja feita a discriminação dos valores patrocinados pela Lei de Incentivo ao Esporte e aqueles que foram patrocinados sem ser pela Lei de Incentivo ao Esporte.</text:p>
          </table:table-cell>
          <table:table-cell table:style-name="ce5" office:value-type="string" calcext:value-type="string">
            <text:p>Patrocínio esportivo em 2016 e 2017</text:p>
          </table:table-cell>
          <table:table-cell table:style-name="ce5" office:value-type="float" office:value="42962.4763194444" calcext:value-type="float">
            <text:p>42962,4763194444</text:p>
          </table:table-cell>
          <table:table-cell table:number-columns-repeated="1012"/>
        </table:table-row>
        <table:table-row table:style-name="ro1">
          <table:table-cell table:style-name="ce2" office:value-type="string" calcext:value-type="string">
            <text:p>99938000066201742</text:p>
          </table:table-cell>
          <table:table-cell table:style-name="ce3" office:value-type="date" office:date-value="2017-08-02T17:25:54.999998" calcext:value-type="date">
            <text:p>02/08/2017 17:25</text:p>
          </table:table-cell>
          <table:table-cell table:style-name="ce4" office:value-type="date" office:date-value="2017-08-22T23:59:58.999998" calcext:value-type="date">
            <text:p>22/08/2017</text:p>
          </table:table-cell>
          <table:table-cell table:style-name="ce5" office:value-type="string" calcext:value-type="string">
            <text:p>Solicito acesso aos dados desagregados de consumo de energia elétrica (MWh) residencial por UF e o número de consumidores residenciais por UF. A planilha que está disponibilizada no site da EPE (http://epe.gov.br/mercado/Paginas/default.aspx), 'Consumo Mensal de Energia Elétrica por Classe (regiões e subsistemas) – 2004-2017', não possui a informação no nível requerido, ela contem apenas o total de consumo por UF. Os valores que constam nesta planilha são obtidos a partir de uma planilha chamada 'HISTORICO DOS AGENTES.xlsm', logo o acesso a esta planilha atenderia a demanda.</text:p>
          </table:table-cell>
          <table:table-cell table:style-name="ce5" office:value-type="string" calcext:value-type="string">
            <text:p>Solicito acesso aos dados desagregados de consumo de energia elétrica (MWh) residencial por UF.</text:p>
          </table:table-cell>
          <table:table-cell table:style-name="ce5" office:value-type="float" office:value="42950.6239351852" calcext:value-type="float">
            <text:p>42950,6239351852</text:p>
          </table:table-cell>
          <table:table-cell table:number-columns-repeated="1012"/>
        </table:table-row>
        <table:table-row table:style-name="ro1">
          <table:table-cell table:style-name="ce2" office:value-type="string" calcext:value-type="string">
            <text:p>99938000067201797</text:p>
          </table:table-cell>
          <table:table-cell table:style-name="ce3" office:value-type="date" office:date-value="2017-08-03T15:29:51.000003" calcext:value-type="date">
            <text:p>03/08/2017 15:29</text:p>
          </table:table-cell>
          <table:table-cell table:style-name="ce4" office:value-type="date" office:date-value="2017-08-23T23:59:58.999998" calcext:value-type="date">
            <text:p>23/08/2017</text:p>
          </table:table-cell>
          <table:table-cell table:style-name="ce5" office:value-type="string" calcext:value-type="string">
            <text:p><text:s/>Boa noite, sou estudante e estou realizando uma pesquisa acadêmica, para a qual estou precisando de dados sobre a velocidade do vento e a densidade do ar onde estão localizados os parques eólicos no Brasil. É possível ter acesso a esses dados por parque? é possível ter acesso aos dados registrados no AMA - Acompanhamento das Medições Anemométricas por parque? Desde já agradeço a atenção e colaboração.</text:p>
          </table:table-cell>
          <table:table-cell table:style-name="ce5" office:value-type="string" calcext:value-type="string">
            <text:p>DADOS VELOCIDADE VENTO E DENSIDADE DO AR</text:p>
          </table:table-cell>
          <table:table-cell table:style-name="ce5" office:value-type="float" office:value="42954.5012037037" calcext:value-type="float">
            <text:p>42954,5012037037</text:p>
          </table:table-cell>
          <table:table-cell table:number-columns-repeated="1012"/>
        </table:table-row>
        <table:table-row table:style-name="ro1">
          <table:table-cell table:style-name="ce2" office:value-type="string" calcext:value-type="string">
            <text:p>99938000068201731</text:p>
          </table:table-cell>
          <table:table-cell table:style-name="ce3" office:value-type="date" office:date-value="2017-08-03T21:03:22.000003" calcext:value-type="date">
            <text:p>03/08/2017 21:03</text:p>
          </table:table-cell>
          <table:table-cell table:style-name="ce4" office:value-type="date" office:date-value="2017-08-28T23:59:58.999998" calcext:value-type="date">
            <text:p>28/08/2017</text:p>
          </table:table-cell>
          <table:table-cell table:style-name="ce5" office:value-type="string" calcext:value-type="string">
            <text:p>Sou mestranda no Programa de Pós Graduação em Rec. Hídricos da UFMT. Gostaria de pedir que, se possível, me disponibilizassem o Estudo de Impacto Ambiental (EIA) das UHEs Teles Pires e Foz do Apiacás e o Estudo de Impacto Ambiental (EIA) e Relatório de Impacto Ambiental (RIMA) da UHE Castanheira, pois estou desenvolvendo um trabalho relacionado a isso. Desde já agradeço. Joici.</text:p>
          </table:table-cell>
          <table:table-cell table:style-name="ce5" office:value-type="string" calcext:value-type="string">
            <text:p>EIA/RIMA</text:p>
          </table:table-cell>
          <table:table-cell table:style-name="ce5" office:value-type="float" office:value="42968.7292592593" calcext:value-type="float">
            <text:p>42968,7292592593</text:p>
          </table:table-cell>
          <table:table-cell table:number-columns-repeated="1012"/>
        </table:table-row>
        <table:table-row table:style-name="ro1">
          <table:table-cell table:style-name="ce2" office:value-type="string" calcext:value-type="string">
            <text:p>99938000069201786</text:p>
          </table:table-cell>
          <table:table-cell table:style-name="ce3" office:value-type="date" office:date-value="2017-08-04T10:36:28.999999" calcext:value-type="date">
            <text:p>04/08/2017 10:36</text:p>
          </table:table-cell>
          <table:table-cell table:style-name="ce4" office:value-type="date" office:date-value="2017-08-28T23:59:58.999998" calcext:value-type="date">
            <text:p>28/08/2017</text:p>
          </table:table-cell>
          <table:table-cell table:style-name="ce5" office:value-type="string" calcext:value-type="string">
            <text:p>Qtd de postes por empresa prestadora de serviços de eletricidade ou por dimensão geografica para estudo aderente as regulamentações aneel/anatel sobre compartilhamento com empresas de telecomunicações. </text:p>
          </table:table-cell>
          <table:table-cell table:style-name="ce5" office:value-type="string" calcext:value-type="string">
            <text:p>Postes</text:p>
          </table:table-cell>
          <table:table-cell table:style-name="ce5" office:value-type="float" office:value="42954.5068865741" calcext:value-type="float">
            <text:p>42954,5068865741</text:p>
          </table:table-cell>
          <table:table-cell table:number-columns-repeated="1012"/>
        </table:table-row>
        <table:table-row table:style-name="ro1">
          <table:table-cell table:style-name="ce2" office:value-type="string" calcext:value-type="string">
            <text:p>99938000070201719</text:p>
          </table:table-cell>
          <table:table-cell table:style-name="ce3" office:value-type="date" office:date-value="2017-08-09T17:43:54.999998" calcext:value-type="date">
            <text:p>09/08/2017 17:43</text:p>
          </table:table-cell>
          <table:table-cell table:style-name="ce4" office:value-type="date" office:date-value="2017-08-29T23:59:58.999998" calcext:value-type="date">
            <text:p>29/08/2017</text:p>
          </table:table-cell>
          <table:table-cell table:style-name="ce5" office:value-type="string" calcext:value-type="string">
            <text:p>Em anexo detalhamento da solicitação.</text:p>
          </table:table-cell>
          <table:table-cell table:style-name="ce5" office:value-type="string" calcext:value-type="string">
            <text:p>Empresa estrangeira interessada em implantar no pais algumas usinas de geração de energia elétrica e produção de combustível sintético solicita informações e apoio desta Empresa </text:p>
          </table:table-cell>
          <table:table-cell table:style-name="ce5" office:value-type="float" office:value="42957.4836689815" calcext:value-type="float">
            <text:p>42957,4836689815</text:p>
          </table:table-cell>
          <table:table-cell table:number-columns-repeated="1012"/>
        </table:table-row>
        <table:table-row table:style-name="ro14">
          <table:table-cell table:style-name="ce2" office:value-type="string" calcext:value-type="string">
            <text:p>99938000071201755</text:p>
          </table:table-cell>
          <table:table-cell table:style-name="ce3" office:value-type="date" office:date-value="2017-08-09T19:25:20.999997" calcext:value-type="date">
            <text:p>09/08/2017 19:25</text:p>
          </table:table-cell>
          <table:table-cell table:style-name="ce4" office:value-type="date" office:date-value="2017-08-30T23:59:58.999998" calcext:value-type="date">
            <text:p>30/08/2017</text:p>
          </table:table-cell>
          <table:table-cell table:style-name="ce5" office:value-type="string" calcext:value-type="string">
            <text:p>- Quantos computadores são utilizados por este órgão e seus subordinados?</text:p>
            <text:p>- Quais são os sistemas operacionais utilizados nos computadores e quantas máquinas cada versão de cada sistema está instalada? </text:p>
            <text:p>- Foram instaladas correções ou atualizações para prevenir ataques similares aos dos ransomwares WannaCry, Petya e NotPetya ou alguma de suas variantes?</text:p>
            <text:p>- O malware conhecido como BlackEnergy ou alguma variante já foi encontrado em computadores deste órgão? </text:p>
            <text:p>- Quantos incidentes de segurança da informação foram registrados em 2016 e 2017? De que tipo?</text:p>
            <text:p>- Qual o protocolo para restabelecimento das redes e sistemas em caso de ataques cibernéticos? </text:p>
            <text:p>- Os dados sensíveis deste órgão estão assegurados em backups atualizados?</text:p>
            <text:p>- Este órgão foi contatado pelo Tribunal de Contas da União por violação de normas do DSIC?</text:p>
            <text:p>- Gostaria de receber cópia da versão mais recente da Política de Segurança da Informação e Comunicações deste órgão.</text:p>
            <text:p/>
          </table:table-cell>
          <table:table-cell table:style-name="ce5" office:value-type="string" calcext:value-type="string">
            <text:p>Informação sobre segurança digital</text:p>
          </table:table-cell>
          <table:table-cell table:style-name="ce5" office:value-type="float" office:value="42975.7591898148" calcext:value-type="float">
            <text:p>42975,7591898148</text:p>
          </table:table-cell>
          <table:table-cell table:number-columns-repeated="1012"/>
        </table:table-row>
        <table:table-row table:style-name="ro5">
          <table:table-cell table:style-name="ce2" office:value-type="string" calcext:value-type="string">
            <text:p>99938000072201708</text:p>
          </table:table-cell>
          <table:table-cell table:style-name="ce3" office:value-type="date" office:date-value="2017-08-16T18:51:22" calcext:value-type="date">
            <text:p>16/08/2017 18:51</text:p>
          </table:table-cell>
          <table:table-cell table:style-name="ce4" office:value-type="date" office:date-value="2017-09-05T23:59:58.999998" calcext:value-type="date">
            <text:p>05/09/2017</text:p>
          </table:table-cell>
          <table:table-cell table:style-name="ce5" office:value-type="string" calcext:value-type="string">
            <text:p>Solicito lista com os salários brutos de todos os funcionários da repartição (listar últimos 12 meses)</text:p>
            <text:p>Solicito também, nominalmente, o valor pago com benefícios a cada um (listar últimos 12 meses)</text:p>
          </table:table-cell>
          <table:table-cell table:style-name="ce5" office:value-type="string" calcext:value-type="string">
            <text:p>Lista Salarial</text:p>
          </table:table-cell>
          <table:table-cell table:style-name="ce5" office:value-type="float" office:value="42975.6812384259" calcext:value-type="float">
            <text:p>42975,6812384259</text:p>
          </table:table-cell>
          <table:table-cell table:number-columns-repeated="1012"/>
        </table:table-row>
        <table:table-row table:style-name="ro1">
          <table:table-cell table:style-name="ce2" office:value-type="string" calcext:value-type="string">
            <text:p>99938000074201799</text:p>
          </table:table-cell>
          <table:table-cell table:style-name="ce3" office:value-type="date" office:date-value="2017-08-17T18:31:20.000004" calcext:value-type="date">
            <text:p>17/08/2017 18:31</text:p>
          </table:table-cell>
          <table:table-cell table:style-name="ce4" office:value-type="date" office:date-value="2017-09-06T23:59:58.999998" calcext:value-type="date">
            <text:p>06/09/2017</text:p>
          </table:table-cell>
          <table:table-cell table:style-name="ce5" office:value-type="string" calcext:value-type="string">
            <text:p>A finalidade da solicitação é que para projetos de eficiência energética é solicitado o custo marginal de expansão do sistema e o numero que estamos utilizando está defasado no tempo, pois desde março de 2017 deve haver publicação do novo valor. Como não encontramos no site solicitamos nos informar. A referencia que temos do ano anterior é o relatório cuja identificação é CUSTO MARGINAL DE EXPANSÃO CME No EPE-DEE-RE-010/2016-r0 Data: 19 de fevereiro de 2016 . Agradeço a colaboração</text:p>
          </table:table-cell>
          <table:table-cell table:style-name="ce5" office:value-type="string" calcext:value-type="string">
            <text:p>Custo Marginal de Expansão <text:s/>A EPE publicou um documento e nele consta que os valores deverão ser atualizados no 1 trimestre cada ano. Procurei no site a informação atual não encontrei gostaria de receber a atual.</text:p>
          </table:table-cell>
          <table:table-cell table:style-name="ce5" office:value-type="float" office:value="42969.5572916667" calcext:value-type="float">
            <text:p>42969,5572916667</text:p>
          </table:table-cell>
          <table:table-cell table:number-columns-repeated="1012"/>
        </table:table-row>
        <table:table-row table:style-name="ro1">
          <table:table-cell table:style-name="ce2" office:value-type="string" calcext:value-type="string">
            <text:p>99938000075201733</text:p>
          </table:table-cell>
          <table:table-cell table:style-name="ce3" office:value-type="date" office:date-value="2017-08-18T13:14:16.000002" calcext:value-type="date">
            <text:p>18/08/2017 13:14</text:p>
          </table:table-cell>
          <table:table-cell table:style-name="ce4" office:value-type="date" office:date-value="2017-09-11T23:59:58.999998" calcext:value-type="date">
            <text:p>11/09/2017</text:p>
          </table:table-cell>
          <table:table-cell table:style-name="ce5" office:value-type="string" calcext:value-type="string">
            <text:p>Gostaria dos dados atualizados da projeção de produção e/ou consumo de Gasolina, Óleo Diesel e Óleo Combustível para os anos de 2017-2026.</text:p>
          </table:table-cell>
          <table:table-cell table:style-name="ce5" office:value-type="string" calcext:value-type="string">
            <text:p>Projeção de produção e/ou consumo de combustíveis</text:p>
          </table:table-cell>
          <table:table-cell table:style-name="ce5" office:value-type="float" office:value="42982.6108217593" calcext:value-type="float">
            <text:p>42982,6108217593</text:p>
          </table:table-cell>
          <table:table-cell table:number-columns-repeated="1012"/>
        </table:table-row>
        <table:table-row table:style-name="ro8">
          <table:table-cell table:style-name="ce2" office:value-type="string" calcext:value-type="string">
            <text:p>99938000076201788</text:p>
          </table:table-cell>
          <table:table-cell table:style-name="ce3" office:value-type="date" office:date-value="2017-08-18T15:59:32.000001" calcext:value-type="date">
            <text:p>18/08/2017 15:59</text:p>
          </table:table-cell>
          <table:table-cell table:style-name="ce4" office:value-type="date" office:date-value="2017-09-11T23:59:58.999998" calcext:value-type="date">
            <text:p>11/09/2017</text:p>
          </table:table-cell>
          <table:table-cell table:style-name="ce5" office:value-type="string" calcext:value-type="string">
            <text:p>Olá, boa tarde.</text:p>
            <text:p/>
            <text:p>Gostaria de solicitar os dados referentes à produção de diesel nas refinarias por tipo de diesel, ou seja, separado em Diesel S10 e Diesel S500 por refinaria. Gostaria dos valores separados por mês desde 2014 (2014 a 2017). Um exemplo em planilha do Excel está anexado.</text:p>
          </table:table-cell>
          <table:table-cell table:style-name="ce5" office:value-type="string" calcext:value-type="string">
            <text:p>Produção de Diesel S10 e S500</text:p>
          </table:table-cell>
          <table:table-cell table:style-name="ce5" office:value-type="float" office:value="42968.7525810185" calcext:value-type="float">
            <text:p>42968,7525810185</text:p>
          </table:table-cell>
          <table:table-cell table:number-columns-repeated="1012"/>
        </table:table-row>
        <table:table-row table:style-name="ro15">
          <table:table-cell table:style-name="ce2" office:value-type="string" calcext:value-type="string">
            <text:p>99938000077201722</text:p>
          </table:table-cell>
          <table:table-cell table:style-name="ce3" office:value-type="date" office:date-value="2017-08-28T16:22:37.000001" calcext:value-type="date">
            <text:p>28/08/2017 16:22</text:p>
          </table:table-cell>
          <table:table-cell table:style-name="ce4" office:value-type="date" office:date-value="2017-09-18T23:59:58.999998" calcext:value-type="date">
            <text:p>18/09/2017</text:p>
          </table:table-cell>
          <table:table-cell table:style-name="ce5" office:value-type="string" calcext:value-type="string">
            <text:p>Sou Engenheiro Eletricista e professor do Instituto Federal São Paulo - Câmpus Presidente Epitácio e estou cursando MESTRADO em Meio Ambiente e Desenvolvimento Regional na UNOESTE em Presidente Prudente-SP.</text:p>
            <text:p/>
            <text:p>Minha dissertação envolve dados de geração e de consumo de energia elétrica no Pontal do Paranapanema, estado de São Paulo.</text:p>
            <text:p/>
            <text:p>Solicito fornecer dados de geração e de consumo de energia elétrica dos municípios que fazem parte desta região.</text:p>
            <text:p/>
            <text:p>Estou enviando, em anexo, uma planilha contendo 02 abas a serem preenchidas: uma com os municípios que fazem parte da região e outra com as usinas geradoras que identifiquei.</text:p>
            <text:p/>
            <text:p>Desconheço a existência de  outras usinas geradoras de energia elétrica dentro da relação de municípios estudados. Se houver, favor acrescentar.</text:p>
            <text:p/>
            <text:p>?Atenciosamente,?</text:p>
          </table:table-cell>
          <table:table-cell table:style-name="ce5" office:value-type="string" calcext:value-type="string">
            <text:p>Dados de geração e de consumo de Energia Elétrica do Pontal do Paranapanema no estado de São Paulo</text:p>
          </table:table-cell>
          <table:table-cell table:style-name="ce5" office:value-type="float" office:value="42977.3217824074" calcext:value-type="float">
            <text:p>42977,3217824074</text:p>
          </table:table-cell>
          <table:table-cell table:number-columns-repeated="1012"/>
        </table:table-row>
        <table:table-row table:style-name="ro13">
          <table:table-cell table:style-name="ce2" office:value-type="string" calcext:value-type="string">
            <text:p>99938000078201777</text:p>
          </table:table-cell>
          <table:table-cell table:style-name="ce3" office:value-type="date" office:date-value="2017-09-01T18:10:00.999998" calcext:value-type="date">
            <text:p>01/09/2017 18:10</text:p>
          </table:table-cell>
          <table:table-cell table:style-name="ce4" office:value-type="date" office:date-value="2017-09-25T23:59:58.999998" calcext:value-type="date">
            <text:p>25/09/2017</text:p>
          </table:table-cell>
          <table:table-cell table:style-name="ce5" office:value-type="string" calcext:value-type="string">
            <text:p>Prezados, </text:p>
            <text:p/>
            <text:p>Gostaria de obter/ter acesso os dados de geração e consumo diários (base diária) da UTE Guaçu?</text:p>
            <text:p/>
            <text:p>Atenciosamente, </text:p>
            <text:p>Bárbara Silveira </text:p>
          </table:table-cell>
          <table:table-cell table:style-name="ce5" office:value-type="string" calcext:value-type="string">
            <text:p>Solicitação dados de geração de energia diária - UTE GUAÇU.</text:p>
          </table:table-cell>
          <table:table-cell table:style-name="ce5" office:value-type="float" office:value="42989.711724537" calcext:value-type="float">
            <text:p>42989,711724537</text:p>
          </table:table-cell>
          <table:table-cell table:number-columns-repeated="1012"/>
        </table:table-row>
        <table:table-row table:style-name="ro8">
          <table:table-cell table:style-name="ce2" office:value-type="string" calcext:value-type="string">
            <text:p>99938000079201711</text:p>
          </table:table-cell>
          <table:table-cell table:style-name="ce3" office:value-type="date" office:date-value="2017-09-04T11:08:42" calcext:value-type="date">
            <text:p>04/09/2017 11:08</text:p>
          </table:table-cell>
          <table:table-cell table:style-name="ce4" office:value-type="date" office:date-value="2017-09-25T23:59:58.999998" calcext:value-type="date">
            <text:p>25/09/2017</text:p>
          </table:table-cell>
          <table:table-cell table:style-name="ce5" office:value-type="string" calcext:value-type="string">
            <text:p>Gostaria de ter acesso na íntegra a todos os contratos de locação já firmados pela EPE - Empresa de pesquisa energética no Centro empresarial Rio Branco, localizado na Avenida Rio Branco, 1 - Centro, Rio de Janeiro - RJ. </text:p>
            <text:p/>
            <text:p>Meu objetivo é acessar informações como: valor de locação acordado, área (m²) locada, andares/conjuntos objeto da locação, prazo de contrato, índices de reajuste, carências. Para isso, peço a gentileza que me enviem cópia digitalizada dos primeiros contratos de locação, demais termos aditivos de renovação de contrato, além dos apostilamentos com registro dos valores reajustados anualmente pelo índice estipulado em contrato (se houverem).</text:p>
          </table:table-cell>
          <table:table-cell table:style-name="ce5" office:value-type="string" calcext:value-type="string">
            <text:p>Gostaria de ter acesso na íntegra a todos os contratos de locação já firmados pela EPE - Empresa de pesquisa energética no Centro empresarial Rio Branco, localizado na Avenida Rio Branco, 1 - Centro, Rio de Janeiro - RJ.</text:p>
          </table:table-cell>
          <table:table-cell table:style-name="ce5" office:value-type="float" office:value="42997.7383912037" calcext:value-type="float">
            <text:p>42997,7383912037</text:p>
          </table:table-cell>
          <table:table-cell table:number-columns-repeated="1012"/>
        </table:table-row>
        <table:table-row table:style-name="ro1">
          <table:table-cell table:style-name="ce2" office:value-type="string" calcext:value-type="string">
            <text:p>99938000080201746</text:p>
          </table:table-cell>
          <table:table-cell table:style-name="ce3" office:value-type="date" office:date-value="2017-09-11T14:42:32.999996" calcext:value-type="date">
            <text:p>11/09/2017 14:42</text:p>
          </table:table-cell>
          <table:table-cell table:style-name="ce4" office:value-type="date" office:date-value="2017-10-02T23:59:58.999998" calcext:value-type="date">
            <text:p>02/10/2017</text:p>
          </table:table-cell>
          <table:table-cell table:style-name="ce5" office:value-type="string" calcext:value-type="string">
            <text:p>Gostaria de solicitar o montante total de recursos destinados pelo governo para os subsídios e separados por fonte de energia. O período pode ser do mais antigo ao dado mais recente disponível. Obrigada.</text:p>
          </table:table-cell>
          <table:table-cell table:style-name="ce5" office:value-type="string" calcext:value-type="string">
            <text:p>Recursos destinados pelo governo para os subsídios e separados por fonte de energia</text:p>
          </table:table-cell>
          <table:table-cell table:style-name="ce5" office:value-type="float" office:value="43004.4099884259" calcext:value-type="float">
            <text:p>43004,4099884259</text:p>
          </table:table-cell>
          <table:table-cell table:number-columns-repeated="1012"/>
        </table:table-row>
        <table:table-row table:style-name="ro8">
          <table:table-cell table:style-name="ce2" office:value-type="string" calcext:value-type="string">
            <text:p>99938000081201791</text:p>
          </table:table-cell>
          <table:table-cell table:style-name="ce3" office:value-type="date" office:date-value="2017-09-11T22:21:14.999999" calcext:value-type="date">
            <text:p>11/09/2017 22:21</text:p>
          </table:table-cell>
          <table:table-cell table:style-name="ce4" office:value-type="date" office:date-value="2017-10-02T23:59:58.999998" calcext:value-type="date">
            <text:p>02/10/2017</text:p>
          </table:table-cell>
          <table:table-cell table:style-name="ce5" office:value-type="string" calcext:value-type="string">
            <text:p>Prezado(a), solicito cópia dos documentos referentes ao "Estudo de Atendimento à Região de Campos", acredito que são os documentos</text:p>
            <text:p>EPE-­DEE-­RE-00­8/2016­rev0 e EPE-­DEE-­RE-00­8/2016­rev1. </text:p>
            <text:p>Grato.,</text:p>
          </table:table-cell>
          <table:table-cell table:style-name="ce5" office:value-type="string" calcext:value-type="string">
            <text:p>Cópia dos documentos referentes ao "Estudo de Atendimento à Região de Campos"</text:p>
          </table:table-cell>
          <table:table-cell table:style-name="ce5" office:value-type="float" office:value="42993.4843981481" calcext:value-type="float">
            <text:p>42993,4843981481</text:p>
          </table:table-cell>
          <table:table-cell table:number-columns-repeated="1012"/>
        </table:table-row>
        <table:table-row table:style-name="ro1">
          <table:table-cell table:style-name="ce2" office:value-type="string" calcext:value-type="string">
            <text:p>99938000082201735</text:p>
          </table:table-cell>
          <table:table-cell table:style-name="ce3" office:value-type="date" office:date-value="2017-09-12T13:59:47.999996" calcext:value-type="date">
            <text:p>12/09/2017 13:59</text:p>
          </table:table-cell>
          <table:table-cell table:style-name="ce4" office:value-type="date" office:date-value="2017-10-02T23:59:58.999998" calcext:value-type="date">
            <text:p>02/10/2017</text:p>
          </table:table-cell>
          <table:table-cell table:style-name="ce5" office:value-type="string" calcext:value-type="string">
            <text:p>Caros, gostaria de saber se a EPE possui algum estudo ou informações brutas que permitam distribuir os consumidores de alta tensão por faixas de consumo de energia. A ANEEL disponibiliza em seu site algumas informações consolidadas por distribuidora, classe, subgrupo e período (mensal). Com tais informações não é possível definir o número de consumidores que se encaixa em certo patamar de consumo de interesse (por ex. entre 1000 e 2000 MWh anuais).</text:p>
          </table:table-cell>
          <table:table-cell table:style-name="ce5" office:value-type="string" calcext:value-type="string">
            <text:p>Distribuição dos consumidores de alta tensão por faixas de consumo de energia</text:p>
          </table:table-cell>
          <table:table-cell table:style-name="ce5" office:value-type="float" office:value="42991.32125" calcext:value-type="float">
            <text:p>42991,32125</text:p>
          </table:table-cell>
          <table:table-cell table:number-columns-repeated="1012"/>
        </table:table-row>
        <table:table-row table:style-name="ro1">
          <table:table-cell table:style-name="ce2" office:value-type="string" calcext:value-type="string">
            <text:p>99938000083201780</text:p>
          </table:table-cell>
          <table:table-cell table:style-name="ce3" office:value-type="date" office:date-value="2017-09-12T18:10:18.000002" calcext:value-type="date">
            <text:p>12/09/2017 18:10</text:p>
          </table:table-cell>
          <table:table-cell table:style-name="ce4" office:value-type="date" office:date-value="2017-10-02T23:59:58.999998" calcext:value-type="date">
            <text:p>02/10/2017</text:p>
          </table:table-cell>
          <table:table-cell table:style-name="ce5" office:value-type="string" calcext:value-type="string">
            <text:p>Prezados, Não localizei no site da EPE o relatório EPE-DEE-RE-008/2016-rev.O- "Estudo de Atendimento à Região de Campos", de abril de 2016. Seria possível recebê-lo por e-mail?</text:p>
          </table:table-cell>
          <table:table-cell table:style-name="ce5" office:value-type="string" calcext:value-type="string">
            <text:p>Relatório EPE-DEE-RE-008/2016-rev.O-</text:p>
          </table:table-cell>
          <table:table-cell table:style-name="ce5" office:value-type="float" office:value="42991.6239583333" calcext:value-type="float">
            <text:p>42991,6239583333</text:p>
          </table:table-cell>
          <table:table-cell table:number-columns-repeated="1012"/>
        </table:table-row>
        <table:table-row table:style-name="ro11">
          <table:table-cell table:style-name="ce2" office:value-type="string" calcext:value-type="string">
            <text:p>99938000084201724</text:p>
          </table:table-cell>
          <table:table-cell table:style-name="ce3" office:value-type="date" office:date-value="2017-09-13T10:33:14.999996" calcext:value-type="date">
            <text:p>13/09/2017 10:33</text:p>
          </table:table-cell>
          <table:table-cell table:style-name="ce4" office:value-type="date" office:date-value="2017-10-03T23:59:58.999998" calcext:value-type="date">
            <text:p>03/10/2017</text:p>
          </table:table-cell>
          <table:table-cell table:style-name="ce5" office:value-type="string" calcext:value-type="string">
            <text:p>Prezados,</text:p>
            <text:p/>
            <text:p>Por favor, vocês poderiam disponibilizar a cópia do Relatório R1 nº EPE-DEE-RE-037/2017-rev0 produzido?</text:p>
            <text:p>O documento foi denominado como "Recomendação de Reforços para Mitigar Atrasos de Instalações de Transmissão Concedidas".</text:p>
            <text:p/>
            <text:p>Obrigada,</text:p>
            <text:p/>
          </table:table-cell>
          <table:table-cell table:style-name="ce5" office:value-type="string" calcext:value-type="string">
            <text:p>Cópia do Relatório R1 nº EPE-DEE-RE-037/2017-rev0 ("Recomendação de Reforços para Mitigar Atrasos de Instalações de Transmissão Concedidas")</text:p>
          </table:table-cell>
          <table:table-cell table:style-name="ce5" office:value-type="float" office:value="42999.6608449074" calcext:value-type="float">
            <text:p>42999,6608449074</text:p>
          </table:table-cell>
          <table:table-cell table:number-columns-repeated="1012"/>
        </table:table-row>
        <table:table-row table:style-name="ro4">
          <table:table-cell table:style-name="ce2" office:value-type="string" calcext:value-type="string">
            <text:p>99938000085201779</text:p>
          </table:table-cell>
          <table:table-cell table:style-name="ce3" office:value-type="date" office:date-value="2017-09-15T09:53:30.000002" calcext:value-type="date">
            <text:p>15/09/2017 09:53</text:p>
          </table:table-cell>
          <table:table-cell table:style-name="ce4" office:value-type="date" office:date-value="2017-10-09T23:59:58.999998" calcext:value-type="date">
            <text:p>09/10/2017</text:p>
          </table:table-cell>
          <table:table-cell table:style-name="ce5" office:value-type="string" calcext:value-type="string">
            <text:p>Prezados,</text:p>
            <text:p> </text:p>
            <text:p>De forma a dar publicidade e transparência ao processo de cálculo do CME utilizando o modelo matemático apresentado em Nota Técnica da EPE “MDI”, alguns parâmetros (dados) não são encontrados em nenhum documento referente a PDE 2026, ou NTs de CME e MDI. Para replicar os resultados de CME e expansão da EPE, utilizando a modelagem matemática descrita, solicito:</text:p>
            <text:p> </text:p>
            <text:p>1- As séries de energia de cada usina no horizonte de planejamento (UHE Existente, Projetos de UHE, todas as usinas existentes, todos os projetos de todas as fontes (UFV, EOL, BIOMASSA, etc). Enviar os dados para cada série.</text:p>
            <text:p>2- O mesmo do item acima (item 1) para a contribuição de potência</text:p>
            <text:p>3- A demanda de energia e potência para o horizonte de planejamento, por subsistema (e pós caso haja)</text:p>
            <text:p>4- Os dados de limite de intercâmbio durante todo o horizonte (contratados)</text:p>
            <text:p>5- Os projetos de expansão contratados detalhados (caso o item 3 não apresente a demanda líquida)</text:p>
            <text:p>6- Taxa de desconto considerada</text:p>
            <text:p> </text:p>
            <text:p>O formato dos dados pode ser algum já existente da EPE, desde que seja possível localizar os dados.</text:p>
            <text:p> </text:p>
            <text:p>Att,</text:p>
            <text:p>Paulo</text:p>
          </table:table-cell>
          <table:table-cell table:style-name="ce5" office:value-type="string" calcext:value-type="string">
            <text:p>Informações PDE - CME e MDI</text:p>
          </table:table-cell>
          <table:table-cell table:style-name="ce5" office:value-type="float" office:value="43010.4591898148" calcext:value-type="float">
            <text:p>43010,4591898148</text:p>
          </table:table-cell>
          <table:table-cell table:number-columns-repeated="1012"/>
        </table:table-row>
        <table:table-row table:style-name="ro1">
          <table:table-cell table:style-name="ce2" office:value-type="string" calcext:value-type="string">
            <text:p>99938000086201713</text:p>
          </table:table-cell>
          <table:table-cell table:style-name="ce3" office:value-type="date" office:date-value="2017-09-20T17:34:42.000004" calcext:value-type="date">
            <text:p>20/09/2017 17:34</text:p>
          </table:table-cell>
          <table:table-cell table:style-name="ce4" office:value-type="date" office:date-value="2017-10-10T23:59:58.999998" calcext:value-type="date">
            <text:p>10/10/2017</text:p>
          </table:table-cell>
          <table:table-cell table:style-name="ce5" office:value-type="string" calcext:value-type="string">
            <text:p>GOSTARIA DE OBTER DADOS ESTATICOS DE VENDAS DE DIESEL PARA USO RODOVIÁRIO E AS EXPECTATIVAS PARA ESSE PRODUTO NO LONGO PRAZO</text:p>
          </table:table-cell>
          <table:table-cell table:style-name="ce5" office:value-type="string" calcext:value-type="string">
            <text:p>DADOS ESTATISTICOS DE VENDAS DE DIESEL DE USO RODOVIARIO</text:p>
          </table:table-cell>
          <table:table-cell table:style-name="ce5" office:value-type="float" office:value="43011.6353240741" calcext:value-type="float">
            <text:p>43011,6353240741</text:p>
          </table:table-cell>
          <table:table-cell table:number-columns-repeated="1012"/>
        </table:table-row>
        <table:table-row table:style-name="ro3">
          <table:table-cell table:style-name="ce2" office:value-type="string" calcext:value-type="string">
            <text:p>99938000087201768</text:p>
          </table:table-cell>
          <table:table-cell table:style-name="ce3" office:value-type="date" office:date-value="2017-09-21T15:53:23.000004" calcext:value-type="date">
            <text:p>21/09/2017 15:53</text:p>
          </table:table-cell>
          <table:table-cell table:style-name="ce4" office:value-type="date" office:date-value="2017-10-11T23:59:58.999998" calcext:value-type="date">
            <text:p>11/10/2017</text:p>
          </table:table-cell>
          <table:table-cell table:style-name="ce5" office:value-type="string" calcext:value-type="string">
            <text:p>Boa tarde,</text:p>
            <text:p/>
            <text:p>Gostaria de solicitar o envio de informações dos seguintes pontos:</text:p>
            <text:p/>
            <text:p>- Projeção de consumo e demanda de energia elétrica para a cidade de Belo Horizonte. (Para os próximos 10 anos se possível)</text:p>
            <text:p>- Projeção da curva de carga típica durante as 24 horas do dia. </text:p>
            <text:p>- Curva de carga diária típica para Belo Horizonte.</text:p>
            <text:p/>
            <text:p>O ideal seria que esses dados fossem enviados via tabelas. Pois poderia manipular os números de acordo com meu objetivo no trabalho.</text:p>
            <text:p/>
            <text:p>Seguem fotos em anexo exemplificando.</text:p>
            <text:p/>
            <text:p>Desde já agradeço.</text:p>
          </table:table-cell>
          <table:table-cell table:style-name="ce5" office:value-type="string" calcext:value-type="string">
            <text:p>Requisição de dados específicos em relação a eletricidade em Belo Horizonte</text:p>
          </table:table-cell>
          <table:table-cell table:style-name="ce5" office:value-type="float" office:value="42999.6952430556" calcext:value-type="float">
            <text:p>42999,6952430556</text:p>
          </table:table-cell>
          <table:table-cell table:number-columns-repeated="1012"/>
        </table:table-row>
        <table:table-row table:style-name="ro5">
          <table:table-cell table:style-name="ce2" office:value-type="string" calcext:value-type="string">
            <text:p>99938000088201711</text:p>
          </table:table-cell>
          <table:table-cell table:style-name="ce3" office:value-type="date" office:date-value="2017-09-25T13:58:43.999999" calcext:value-type="date">
            <text:p>25/09/2017 13:58</text:p>
          </table:table-cell>
          <table:table-cell table:style-name="ce4" office:value-type="date" office:date-value="2017-10-16T23:59:58.999998" calcext:value-type="date">
            <text:p>16/10/2017</text:p>
          </table:table-cell>
          <table:table-cell table:style-name="ce5" office:value-type="string" calcext:value-type="string">
            <text:p>Prezados,</text:p>
            <text:p>Solicito os documentos de comprovação de disponibilidade de combustível dos empreendimentos termelétricos a gás natural habilitados no Leilão A-5 de 2016.</text:p>
          </table:table-cell>
          <table:table-cell table:style-name="ce5" office:value-type="string" calcext:value-type="string">
            <text:p>Solicitação de documentos do Leilão A-5 de 2016</text:p>
          </table:table-cell>
          <table:table-cell table:style-name="ce5" office:value-type="float" office:value="43018.4554513889" calcext:value-type="float">
            <text:p>43018,4554513889</text:p>
          </table:table-cell>
          <table:table-cell table:number-columns-repeated="1012"/>
        </table:table-row>
        <table:table-row table:style-name="ro1">
          <table:table-cell table:style-name="ce2" office:value-type="string" calcext:value-type="string">
            <text:p>99938000089201757</text:p>
          </table:table-cell>
          <table:table-cell table:style-name="ce3" office:value-type="date" office:date-value="2017-09-26T10:16:53" calcext:value-type="date">
            <text:p>26/09/2017 10:16</text:p>
          </table:table-cell>
          <table:table-cell table:style-name="ce4" office:value-type="date" office:date-value="2017-10-16T23:59:58.999998" calcext:value-type="date">
            <text:p>16/10/2017</text:p>
          </table:table-cell>
          <table:table-cell table:style-name="ce5" office:value-type="string" calcext:value-type="string">
            <text:p>A EPE, concluiu na ultima quarta-feira(14), o cadastramento de empreendimentos no Leilão de Energia Nova A-4 e A-6 a ser realizado, em face disto, gostaria de requisitar acesso aos projetos cadastrados, visto que a informação oferecida no site da EPE, é genérica.</text:p>
          </table:table-cell>
          <table:table-cell table:style-name="ce5" office:value-type="string" calcext:value-type="string">
            <text:p>Projetos cadastrados no Leilão de Energia Nova A4 e A6</text:p>
          </table:table-cell>
          <table:table-cell table:style-name="ce5" office:value-type="float" office:value="43011.6487152778" calcext:value-type="float">
            <text:p>43011,6487152778</text:p>
          </table:table-cell>
          <table:table-cell table:number-columns-repeated="1012"/>
        </table:table-row>
        <table:table-row table:style-name="ro1">
          <table:table-cell table:style-name="ce2" office:value-type="string" calcext:value-type="string">
            <text:p>99938000090201781</text:p>
          </table:table-cell>
          <table:table-cell table:style-name="ce3" office:value-type="date" office:date-value="2017-09-26T11:11:41.000004" calcext:value-type="date">
            <text:p>26/09/2017 11:11</text:p>
          </table:table-cell>
          <table:table-cell table:style-name="ce4" office:value-type="date" office:date-value="2017-10-16T23:59:58.999998" calcext:value-type="date">
            <text:p>16/10/2017</text:p>
          </table:table-cell>
          <table:table-cell table:style-name="ce5" office:value-type="string" calcext:value-type="string">
            <text:p>Solicita-se gentilmente acesso às projeções de preço de combustível e disponibilidade para as usinas termelétricas a gás natural, conforme referenciado no Plano Decenal de Expansão da Energia 2026 (PDE 2026), documento disponibilizado para Consulta Pública MME nº 34, de 07/07/2017. Faço referência específica à página 63 do PDE 2026, no seguinte trecho: "A oferta termelétrica foi estabelecida considerando <text:s/>projeções de preço de combustível e disponibilidade para as usinas no momento de implantação das mesmas. Foram consideradas candidatas a expansão no horizonte decenal as termelétricas movidas a gás natural a ciclo aberto e combinado, com possibilidade de operação flexível e com fatores de inflexibilidade de 50%, 80% e 100%. Os custos fixos e variáveis foram estimados para cada tecnologia e modalidade operativa". Solicita-se, portanto: (I) as projeções de preço de combustível <text:s/>e disponibilidade apontadas no estudo; (ii) os custos fixos e variáveis estimados para cada tecnologia e modalidade operativa. Por fim, cabe a pergunta: a EPE pode disponibilizar a estimativa do preço do combustível para o gás natural do Pré-Sal, do Pós-Sal e terrestre nos empreendimentos?</text:p>
          </table:table-cell>
          <table:table-cell table:style-name="ce5" office:value-type="string" calcext:value-type="string">
            <text:p>Acesso às projeções de preço de combustível para UTEs a gás natural - PDE 2026</text:p>
          </table:table-cell>
          <table:table-cell table:style-name="ce5" office:value-type="float" office:value="43011.4804398148" calcext:value-type="float">
            <text:p>43011,4804398148</text:p>
          </table:table-cell>
          <table:table-cell table:number-columns-repeated="1012"/>
        </table:table-row>
        <table:table-row table:style-name="ro14">
          <table:table-cell table:style-name="ce2" office:value-type="string" calcext:value-type="string">
            <text:p>99938000091201726</text:p>
          </table:table-cell>
          <table:table-cell table:style-name="ce3" office:value-type="date" office:date-value="2017-09-27T10:27:12.999997" calcext:value-type="date">
            <text:p>27/09/2017 10:27</text:p>
          </table:table-cell>
          <table:table-cell table:style-name="ce4" office:value-type="date" office:date-value="2017-10-17T23:59:58.999998" calcext:value-type="date">
            <text:p>17/10/2017</text:p>
          </table:table-cell>
          <table:table-cell table:style-name="ce5" office:value-type="string" calcext:value-type="string">
            <text:p>Prezados, </text:p>
            <text:p>estou trabalhando em um estudo sobre gasodutos de transporte e no PEMAT de 2013 existe uma seção que trata da metodologia para o cálculo médio de seu custo conforme trecho abaixo que foi extraído da página 83.</text:p>
            <text:p/>
            <text:p>"Foram consideradas, inicialmente, para efeito de cálculo do custo médio do metropol, as informações de dezoito gasodutos em operação no território brasileiro (não havia informações de custos para três gasodutos deste conjunto original de dados). A média simples do custo deste conjunto de dezoito gasodutos no Brasil foi de US$ 123,34/m.pol".</text:p>
            <text:p/>
            <text:p>Baseado no trecho abaixo, gostaria de solicitar a informação sobre o nome de cada um dos 18 gasodutos e respectivo custo nominal.</text:p>
            <text:p/>
            <text:p>Cordialmente, </text:p>
            <text:p>Pedro</text:p>
            <text:p/>
          </table:table-cell>
          <table:table-cell table:style-name="ce5" office:value-type="string" calcext:value-type="string">
            <text:p>Dados PEMAT</text:p>
          </table:table-cell>
          <table:table-cell table:style-name="ce5" office:value-type="float" office:value="43011.4611805556" calcext:value-type="float">
            <text:p>43011,4611805556</text:p>
          </table:table-cell>
          <table:table-cell table:number-columns-repeated="1012"/>
        </table:table-row>
        <table:table-row table:style-name="ro7">
          <table:table-cell table:style-name="ce2" office:value-type="string" calcext:value-type="string">
            <text:p>99938000092201771</text:p>
          </table:table-cell>
          <table:table-cell table:style-name="ce3" office:value-type="date" office:date-value="2017-10-02T13:09:16.999998" calcext:value-type="date">
            <text:p>02/10/2017 13:09</text:p>
          </table:table-cell>
          <table:table-cell table:style-name="ce4" office:value-type="date" office:date-value="2017-10-23T23:59:58.999998" calcext:value-type="date">
            <text:p>23/10/2017</text:p>
          </table:table-cell>
          <table:table-cell table:style-name="ce5" office:value-type="string" calcext:value-type="string">
            <text:p>Prezados, </text:p>
            <text:p>Eu gostaria de receber o histórico mensal do consumo nacional de energia elétrica aberto por classe, de jan05 a dez16, em planilha Excel. Motivo: elaboração de estudo para mestrado em economia. </text:p>
            <text:p> Muito obrigado.</text:p>
            <text:p> Rodrigo A. Soares</text:p>
          </table:table-cell>
          <table:table-cell table:style-name="ce5" office:value-type="string" calcext:value-type="string">
            <text:p>Histórico mensal do consumo nacional de energia elétrica aberto por classe</text:p>
          </table:table-cell>
          <table:table-cell table:style-name="ce5" office:value-type="float" office:value="43011.6096875" calcext:value-type="float">
            <text:p>43011,6096875</text:p>
          </table:table-cell>
          <table:table-cell table:number-columns-repeated="1012"/>
        </table:table-row>
        <table:table-row table:style-name="ro1">
          <table:table-cell table:style-name="ce2" office:value-type="string" calcext:value-type="string">
            <text:p>99938000093201715</text:p>
          </table:table-cell>
          <table:table-cell table:style-name="ce3" office:value-type="date" office:date-value="2017-10-05T10:52:24.999998" calcext:value-type="date">
            <text:p>05/10/2017 10:52</text:p>
          </table:table-cell>
          <table:table-cell table:style-name="ce4" office:value-type="date" office:date-value="2017-10-25T23:59:58.999998" calcext:value-type="date">
            <text:p>25/10/2017</text:p>
          </table:table-cell>
          <table:table-cell table:style-name="ce5" office:value-type="string" calcext:value-type="string">
            <text:p>Gostaria de uma lista com os projetos cadastrados nos leilões A-4 e A-6/2017 (eólicas, solares, hídricas e térmicas).</text:p>
          </table:table-cell>
          <table:table-cell table:style-name="ce5" office:value-type="string" calcext:value-type="string">
            <text:p>Projetos cadastrados no leilão 2017</text:p>
          </table:table-cell>
          <table:table-cell table:style-name="ce5" office:value-type="float" office:value="43017.613125" calcext:value-type="float">
            <text:p>43017,613125</text:p>
          </table:table-cell>
          <table:table-cell table:number-columns-repeated="1012"/>
        </table:table-row>
        <table:table-row table:style-name="ro11">
          <table:table-cell table:style-name="ce2" office:value-type="string" calcext:value-type="string">
            <text:p>99938000094201760</text:p>
          </table:table-cell>
          <table:table-cell table:style-name="ce3" office:value-type="date" office:date-value="2017-10-05T16:03:44.999997" calcext:value-type="date">
            <text:p>05/10/2017 16:03</text:p>
          </table:table-cell>
          <table:table-cell table:style-name="ce4" office:value-type="date" office:date-value="2017-10-25T23:59:58.999998" calcext:value-type="date">
            <text:p>25/10/2017</text:p>
          </table:table-cell>
          <table:table-cell table:style-name="ce5" office:value-type="string" calcext:value-type="string">
            <text:p>Boa tarde, </text:p>
            <text:p/>
            <text:p>Meu nome e Fernanda e estou fazendo um projeto de final de curso no qual eu precisarei do mapeamento  das linhas de transmissao da regiao nordeste do Brasil. Gostaria de saber se existe a possibilidade de receber os dados que foram usados para construir o webmap da EPE.</text:p>
            <text:p/>
            <text:p>Agradeço desde ja pela atenção,</text:p>
            <text:p/>
            <text:p>Fernanda Picon</text:p>
          </table:table-cell>
          <table:table-cell table:style-name="ce5" office:value-type="string" calcext:value-type="string">
            <text:p>Base de Dados WebMap EPE</text:p>
          </table:table-cell>
          <table:table-cell table:style-name="ce5" office:value-type="float" office:value="43014.5918518519" calcext:value-type="float">
            <text:p>43014,5918518519</text:p>
          </table:table-cell>
          <table:table-cell table:number-columns-repeated="1012"/>
        </table:table-row>
        <table:table-row table:style-name="ro9">
          <table:table-cell table:style-name="ce2" office:value-type="string" calcext:value-type="string">
            <text:p>99938000096201759</text:p>
          </table:table-cell>
          <table:table-cell table:style-name="ce3" office:value-type="date" office:date-value="2017-10-06T00:03:49.999997" calcext:value-type="date">
            <text:p>06/10/2017 00:03</text:p>
          </table:table-cell>
          <table:table-cell table:style-name="ce4" office:value-type="date" office:date-value="2017-10-30T23:59:58.999998" calcext:value-type="date">
            <text:p>30/10/2017</text:p>
          </table:table-cell>
          <table:table-cell table:style-name="ce5" office:value-type="string" calcext:value-type="string">
            <text:p>Prezados,</text:p>
            <text:p> </text:p>
            <text:p>Solicito as seguintes informações:</text:p>
            <text:p> </text:p>
            <text:p>1) Currículo do Presidente da Empresa;</text:p>
            <text:p>2) O número de funcionários que trabalham na área FIM. A lista de todos os funcionários e o salário de cada funcionário, além da informação se é concursado ou não. Indicar se possui cargo de confiança ou não;</text:p>
            <text:p>3) O número de funcionários que trabalham na área MEIO. A lista de todos os funcionários e o salário de cada funcionário, além da informação se é concursado ou não. Indicar se possui cargo de confiança ou não;</text:p>
            <text:p>4) O organograma da empresa;</text:p>
            <text:p>5) O número de estagiários (separar área fim e área meio);</text:p>
            <text:p>6) O número de cargos de confiança na área meio;</text:p>
            <text:p>7) O número de cargos de confiança na área fim;</text:p>
            <text:p>8) O número de concursados, o número de funcionários em posição de livre escolha e o número de terceirizados;</text:p>
            <text:p>9) Se há frota de carros (própria ou terceirizada). Indicar número de carros, motoristas e modelos dos carros.</text:p>
            <text:p/>
          </table:table-cell>
          <table:table-cell table:style-name="ce5" office:value-type="string" calcext:value-type="string">
            <text:p>Solicitação de informações</text:p>
          </table:table-cell>
          <table:table-cell table:style-name="ce5" office:value-type="float" office:value="43028.6827546296" calcext:value-type="float">
            <text:p>43028,6827546296</text:p>
          </table:table-cell>
          <table:table-cell table:number-columns-repeated="1012"/>
        </table:table-row>
        <table:table-row table:style-name="ro1">
          <table:table-cell table:style-name="ce2" office:value-type="string" calcext:value-type="string">
            <text:p>99938000097201701</text:p>
          </table:table-cell>
          <table:table-cell table:style-name="ce3" office:value-type="date" office:date-value="2017-10-06T15:54:50" calcext:value-type="date">
            <text:p>06/10/2017 15:54</text:p>
          </table:table-cell>
          <table:table-cell table:style-name="ce4" office:value-type="date" office:date-value="2017-10-30T23:59:58.999998" calcext:value-type="date">
            <text:p>30/10/2017</text:p>
          </table:table-cell>
          <table:table-cell table:style-name="ce5" office:value-type="string" calcext:value-type="string">
            <text:p>Bom dia, Prezados. Estamos realizando estudos para implantação de uma usina fotovoltaica no estado do RS. Estamos com dificuldade de obter o histórico do KW/h no período de 1997 a 2017 para fornecimento do grupo B3 - baixa tensão industrial. A concessionária local é RGE.</text:p>
          </table:table-cell>
          <table:table-cell table:style-name="ce5" office:value-type="string" calcext:value-type="string">
            <text:p>Histórico do KW/h no RS no período de 1997 a 2017</text:p>
          </table:table-cell>
          <table:table-cell table:style-name="ce5" office:value-type="float" office:value="43017.3250578704" calcext:value-type="float">
            <text:p>43017,3250578704</text:p>
          </table:table-cell>
          <table:table-cell table:number-columns-repeated="1012"/>
        </table:table-row>
        <table:table-row table:style-name="ro5">
          <table:table-cell table:style-name="ce2" office:value-type="string" calcext:value-type="string">
            <text:p>99938000098201748</text:p>
          </table:table-cell>
          <table:table-cell table:style-name="ce3" office:value-type="date" office:date-value="2017-10-06T18:28:57.999996" calcext:value-type="date">
            <text:p>06/10/2017 18:28</text:p>
          </table:table-cell>
          <table:table-cell table:style-name="ce4" office:value-type="date" office:date-value="2017-10-30T23:59:58.999998" calcext:value-type="date">
            <text:p>30/10/2017</text:p>
          </table:table-cell>
          <table:table-cell table:style-name="ce5" office:value-type="string" calcext:value-type="string">
            <text:p>SOLICITAR OS DADOS  DO CONSUMO E NÚMERO DE CONSUMIDORES DE ELETRICIDADE POR CLASSE E MUNICÍPIO NO ESTADO DA PARAIBA, REFERENTES AOS ULTIMOS 8 ANOS ( 2010 A 2017), </text:p>
            <text:p>EM ANEXO OS DADOS DA EMPESA SOLICITANTE, OS DADOS SOLICITADOS SERÃO OBJETOS DE ESTUDOS POR PARTE DOS MEMBROS DESTA EMPRESA JUNIOR, FORMADA POR ALUNOS DO CURSO DE CIÊNCIAS ECONÔMICAS DA UNIVERSIDADE FEDERAL DE CAMPINA GRANDE - PARAÍBA</text:p>
          </table:table-cell>
          <table:table-cell table:style-name="ce5" office:value-type="string" calcext:value-type="string">
            <text:p>SOLICITAÇÃO DE DADOS</text:p>
          </table:table-cell>
          <table:table-cell table:style-name="ce5" office:value-type="float" office:value="43018.4477083333" calcext:value-type="float">
            <text:p>43018,4477083333</text:p>
          </table:table-cell>
          <table:table-cell table:number-columns-repeated="1012"/>
        </table:table-row>
        <table:table-row table:style-name="ro1">
          <table:table-cell table:style-name="ce2" office:value-type="string" calcext:value-type="string">
            <text:p>99938000099201792</text:p>
          </table:table-cell>
          <table:table-cell table:style-name="ce3" office:value-type="date" office:date-value="2017-10-07T21:42:31.000003" calcext:value-type="date">
            <text:p>07/10/2017 21:42</text:p>
          </table:table-cell>
          <table:table-cell table:style-name="ce4" office:value-type="date" office:date-value="2017-10-30T23:59:58.999998" calcext:value-type="date">
            <text:p>30/10/2017</text:p>
          </table:table-cell>
          <table:table-cell table:style-name="ce5" office:value-type="string" calcext:value-type="string">
            <text:p>Solicito o quantitativo de servidores ativos, aposentados e vagas ociosas para o cargo de Geólogo.</text:p>
          </table:table-cell>
          <table:table-cell table:style-name="ce5" office:value-type="string" calcext:value-type="string">
            <text:p>Quantitativo de vagas de servidores</text:p>
          </table:table-cell>
          <table:table-cell table:style-name="ce5" office:value-type="float" office:value="43028.6952546296" calcext:value-type="float">
            <text:p>43028,6952546296</text:p>
          </table:table-cell>
          <table:table-cell table:number-columns-repeated="1012"/>
        </table:table-row>
        <table:table-row table:style-name="ro1">
          <table:table-cell table:style-name="ce2" office:value-type="string" calcext:value-type="string">
            <text:p>99938000100201789</text:p>
          </table:table-cell>
          <table:table-cell table:style-name="ce3" office:value-type="date" office:date-value="2017-10-10T12:35:15.999997" calcext:value-type="date">
            <text:p>10/10/2017 12:35</text:p>
          </table:table-cell>
          <table:table-cell table:style-name="ce4" office:value-type="date" office:date-value="2017-10-30T23:59:58.999998" calcext:value-type="date">
            <text:p>30/10/2017</text:p>
          </table:table-cell>
          <table:table-cell table:style-name="ce5" office:value-type="string" calcext:value-type="string">
            <text:p>Gostaria de saber como é feito o descarte de material de estoque? Existe alguma norma sobre o assunto na empresa?</text:p>
          </table:table-cell>
          <table:table-cell table:style-name="ce5" office:value-type="string" calcext:value-type="string">
            <text:p>Descarte de material de estoque</text:p>
          </table:table-cell>
          <table:table-cell table:style-name="ce5" office:value-type="float" office:value="43028.4141087963" calcext:value-type="float">
            <text:p>43028,4141087963</text:p>
          </table:table-cell>
          <table:table-cell table:number-columns-repeated="1012"/>
        </table:table-row>
        <table:table-row table:style-name="ro5">
          <table:table-cell table:style-name="ce2" office:value-type="string" calcext:value-type="string">
            <text:p>99938000101201723</text:p>
          </table:table-cell>
          <table:table-cell table:style-name="ce3" office:value-type="date" office:date-value="2017-10-10T15:22:58.999996" calcext:value-type="date">
            <text:p>10/10/2017 15:22</text:p>
          </table:table-cell>
          <table:table-cell table:style-name="ce4" office:value-type="date" office:date-value="2017-10-30T23:59:58.999998" calcext:value-type="date">
            <text:p>30/10/2017</text:p>
          </table:table-cell>
          <table:table-cell table:style-name="ce5" office:value-type="string" calcext:value-type="string">
            <text:p>Ter acesso aos Balanços Energéticos fornecidos pelo site</text:p>
            <text:p>  </text:p>
          </table:table-cell>
          <table:table-cell table:style-name="ce5" office:value-type="string" calcext:value-type="string">
            <text:p>Balanços Energéticos </text:p>
          </table:table-cell>
          <table:table-cell table:style-name="ce5" office:value-type="float" office:value="43025.6319675926" calcext:value-type="float">
            <text:p>43025,6319675926</text:p>
          </table:table-cell>
          <table:table-cell table:number-columns-repeated="1012"/>
        </table:table-row>
        <table:table-row table:style-name="ro1">
          <table:table-cell table:style-name="ce2" office:value-type="string" calcext:value-type="string">
            <text:p>99938000102201778</text:p>
          </table:table-cell>
          <table:table-cell table:style-name="ce3" office:value-type="date" office:date-value="2017-10-13T11:50:29" calcext:value-type="date">
            <text:p>13/10/2017 11:50</text:p>
          </table:table-cell>
          <table:table-cell table:style-name="ce4" office:value-type="date" office:date-value="2017-11-06T23:59:58.999998" calcext:value-type="date">
            <text:p>06/11/2017</text:p>
          </table:table-cell>
          <table:table-cell table:style-name="ce5" office:value-type="string" calcext:value-type="string">
            <text:p>Para fins de pesquisa cientifica desenvolvida no programa de pós graduação em Geografia, nível mestrado, necessito <text:s/>de dados climatológicos da área de instalação dos parques eólicos. Ciente que o órgão contatado tem as informações referentes a relatórios mensais dos dados mencionados, venho solicitar-lhes a disponibilidade de acesso a esses dados. A solicitação refere-se aos registros de medições anemométricas e climatológicas das estações de medição dos parques: 1. Praia Formosa - camocim-CE; 2.Parques eólicos Canoa Quebrada; Bons Ventos e Enacel - Aracati -CE;3. Parque eólico de Trairi -CE; 4. Parque eólico de Itapipoca -CE. <text:s/></text:p>
          </table:table-cell>
          <table:table-cell table:style-name="ce5" office:value-type="string" calcext:value-type="string">
            <text:p>Solicito os relatórios com os registros de medições anemométricas e climatológicas dos parques eólicos localizados no estado do Ceará, para fins de pesquisa cientifica.</text:p>
          </table:table-cell>
          <table:table-cell table:style-name="ce5" office:value-type="float" office:value="43031.7057523148" calcext:value-type="float">
            <text:p>43031,7057523148</text:p>
          </table:table-cell>
          <table:table-cell table:number-columns-repeated="1012"/>
        </table:table-row>
        <table:table-row table:style-name="ro5">
          <table:table-cell table:style-name="ce2" office:value-type="string" calcext:value-type="string">
            <text:p>99938000103201712</text:p>
          </table:table-cell>
          <table:table-cell table:style-name="ce3" office:value-type="date" office:date-value="2017-10-16T17:46:39.999997" calcext:value-type="date">
            <text:p>16/10/2017 17:46</text:p>
          </table:table-cell>
          <table:table-cell table:style-name="ce4" office:value-type="date" office:date-value="2017-11-06T23:59:58.999998" calcext:value-type="date">
            <text:p>06/11/2017</text:p>
          </table:table-cell>
          <table:table-cell table:style-name="ce5" office:value-type="string" calcext:value-type="string">
            <text:p>Solicito acesso ao documento final EPE-DEE-RE-011/2017 (versão publicada), que trata da ANÁLISE TÉCNICO-ECONÔMICA DE</text:p>
            <text:p>ALTERNATIVAS: RELATÓRIO R1, referente ao Estudo de Suprimento do Município de Presidente Figueiredo </text:p>
          </table:table-cell>
          <table:table-cell table:style-name="ce5" office:value-type="string" calcext:value-type="string">
            <text:p>Solicito o documento EPE-DEE-RE-011/2017</text:p>
          </table:table-cell>
          <table:table-cell table:style-name="ce5" office:value-type="float" office:value="43026.7537152778" calcext:value-type="float">
            <text:p>43026,7537152778</text:p>
          </table:table-cell>
          <table:table-cell table:number-columns-repeated="1012"/>
        </table:table-row>
        <table:table-row table:style-name="ro7">
          <table:table-cell table:style-name="ce2" office:value-type="string" calcext:value-type="string">
            <text:p>99938000104201767</text:p>
          </table:table-cell>
          <table:table-cell table:style-name="ce3" office:value-type="date" office:date-value="2017-10-17T09:57:49.999997" calcext:value-type="date">
            <text:p>17/10/2017 09:57</text:p>
          </table:table-cell>
          <table:table-cell table:style-name="ce4" office:value-type="date" office:date-value="2017-11-06T23:59:58.999998" calcext:value-type="date">
            <text:p>06/11/2017</text:p>
          </table:table-cell>
          <table:table-cell table:style-name="ce5" office:value-type="string" calcext:value-type="string">
            <text:p>1) Geração de Energia no Brasil por estado de 2011 até 2016;</text:p>
            <text:p>2) Geração de Energia por tipo de empreendimento de 2011 até 2016;</text:p>
            <text:p>3) Geração de Energia por empresa de 2011 até 2016;</text:p>
            <text:p>4) Nível de reservatórios do Brasil de 2011 até 2016;</text:p>
          </table:table-cell>
          <table:table-cell table:style-name="ce5" office:value-type="string" calcext:value-type="string">
            <text:p>Dados de geração de energia no Brasil - para fins de publicação de artigo do mestrado</text:p>
          </table:table-cell>
          <table:table-cell table:style-name="ce5" office:value-type="float" office:value="43035.6983680556" calcext:value-type="float">
            <text:p>43035,6983680556</text:p>
          </table:table-cell>
          <table:table-cell table:number-columns-repeated="1012"/>
        </table:table-row>
        <table:table-row table:style-name="ro7">
          <table:table-cell table:style-name="ce2" office:value-type="string" calcext:value-type="string">
            <text:p>99938000105201710</text:p>
          </table:table-cell>
          <table:table-cell table:style-name="ce3" office:value-type="date" office:date-value="2017-10-17T12:05:59.000001" calcext:value-type="date">
            <text:p>17/10/2017 12:05</text:p>
          </table:table-cell>
          <table:table-cell table:style-name="ce4" office:value-type="date" office:date-value="2017-11-06T23:59:58.999998" calcext:value-type="date">
            <text:p>06/11/2017</text:p>
          </table:table-cell>
          <table:table-cell table:style-name="ce5" office:value-type="string" calcext:value-type="string">
            <text:p>Prezados, </text:p>
            <text:p>Solicito as séries (2000 valores mensais) de Custo Marginal de Operação (CMO) utilizadas no PDE 2026, para todas as regiões (SE/CO, NE, S, N) e cenários (mercado de referência / alternativo / maior uso de água). Pelo o que entendi, as séries foram rodadas em outubro de 2016. Porém, o PDE também divulga valores médios esperados dos CMO para SE/CO rodado em maio/2017. Se todas as séries foram geradas novamente em 2017, gostaria de ter acesso às séries mais recentes.</text:p>
            <text:p>Obrigado.</text:p>
            <text:p>OBS: no arquivo (excel) "dados" do capítulo 3 do PDE, na planilha "gráfico 46", consta o título ´"Gráfico 46. CMO para os Cenários de Mercado Alternativo e de Maior Uso da Água– Regiões Sudeste e Nordeste". Na realidade trata-se da região SE/CO.</text:p>
          </table:table-cell>
          <table:table-cell table:style-name="ce5" office:value-type="string" calcext:value-type="string">
            <text:p>Séries de Custo Marginal de Operação</text:p>
          </table:table-cell>
          <table:table-cell table:style-name="ce5" office:value-type="float" office:value="43045.4193287037" calcext:value-type="float">
            <text:p>43045,4193287037</text:p>
          </table:table-cell>
          <table:table-cell table:number-columns-repeated="1012"/>
        </table:table-row>
        <table:table-row table:style-name="ro5">
          <table:table-cell table:style-name="ce2" office:value-type="string" calcext:value-type="string">
            <text:p>99938000106201756</text:p>
          </table:table-cell>
          <table:table-cell table:style-name="ce3" office:value-type="date" office:date-value="2017-10-18T15:47:55.999997" calcext:value-type="date">
            <text:p>18/10/2017 15:47</text:p>
          </table:table-cell>
          <table:table-cell table:style-name="ce4" office:value-type="date" office:date-value="2017-11-07T23:59:58.999998" calcext:value-type="date">
            <text:p>07/11/2017</text:p>
          </table:table-cell>
          <table:table-cell table:style-name="ce5" office:value-type="string" calcext:value-type="string">
            <text:p>Consumo mensal de energia elétrica no Estado do Rio de Janeiro e Brasil indicando a data (mes/ano) correspondente a cada valor de consumo de energia elétrica.</text:p>
            <text:p>O objetivo é o desenvolvimento de estudo em nível de pós graduação (mestrado) utilizando Machine Learning para realizar previsão de consumo, e por esse motivo quanto mais longa for a série melhor.</text:p>
          </table:table-cell>
          <table:table-cell table:style-name="ce5" office:value-type="string" calcext:value-type="string">
            <text:p>Séries temporais do consumo mensal de energia elétrica no Rio de Janeiro e no Brasil, se possível todo o período que a EPE tiver disponível.</text:p>
          </table:table-cell>
          <table:table-cell table:style-name="ce5" office:value-type="float" office:value="43028.6989583333" calcext:value-type="float">
            <text:p>43028,6989583333</text:p>
          </table:table-cell>
          <table:table-cell table:number-columns-repeated="1012"/>
        </table:table-row>
        <table:table-row table:style-name="ro3">
          <table:table-cell table:style-name="ce2" office:value-type="string" calcext:value-type="string">
            <text:p>99938000108201745</text:p>
          </table:table-cell>
          <table:table-cell table:style-name="ce3" office:value-type="date" office:date-value="2017-10-20T17:55:54.000002" calcext:value-type="date">
            <text:p>20/10/2017 17:55</text:p>
          </table:table-cell>
          <table:table-cell table:style-name="ce4" office:value-type="date" office:date-value="2017-11-13T23:59:58.999998" calcext:value-type="date">
            <text:p>13/11/2017</text:p>
          </table:table-cell>
          <table:table-cell table:style-name="ce5" office:value-type="string" calcext:value-type="string">
            <text:p>Prezados,</text:p>
            <text:p/>
            <text:p>Em referência ao último pedido (99938000085201779), notamos que as séries hidrológicas enviadas (anexo o arquivo de vossa resposta ao último pedido) parecem estar deslocadas. Me parece que os valores informados para JANEIRO pertencem a FEVEREIRO. Os de FEVEREIRO pertencem a MARÇO e assim por diante.</text:p>
            <text:p/>
            <text:p>Solicito que seja retificada a informação e enviado novo arquivo.</text:p>
            <text:p/>
            <text:p>Desta forma o que solicito é:</text:p>
            <text:p> </text:p>
            <text:p>De forma a dar publicidade e transparência ao processo de cálculo do CME utilizando o modelo matemático apresentado em Nota Técnica da EPE “MDI”, alguns parâmetros (dados) não são encontrados em nenhum documento referente a PDE 2026, ou NTs de CME e MDI. Para replicar os resultados de CME e expansão da EPE, utilizando a modelagem matemática descrita, solicito:</text:p>
            <text:p> </text:p>
            <text:p>As séries de energia de cada usina no horizonte de planejamento (UHE Existente, Projetos de UHE, todas as usinas existentes, todos os projetos de todas as fontes (UFV, EOL, BIOMASSA, etc). Enviar os dados para cada série.  Solicito especial atenção aos valores para que os meses não estejam deslocados.</text:p>
            <text:p>Att,</text:p>
            <text:p>Paulo</text:p>
          </table:table-cell>
          <table:table-cell table:style-name="ce5" office:value-type="string" calcext:value-type="string">
            <text:p>Correção de um arquivo enviado previamente.</text:p>
          </table:table-cell>
          <table:table-cell table:style-name="ce5" office:value-type="float" office:value="43039.5714930556" calcext:value-type="float">
            <text:p>43039,5714930556</text:p>
          </table:table-cell>
          <table:table-cell table:number-columns-repeated="1012"/>
        </table:table-row>
        <table:table-row table:style-name="ro4">
          <table:table-cell table:style-name="ce2" office:value-type="string" calcext:value-type="string">
            <text:p>99938000109201790</text:p>
          </table:table-cell>
          <table:table-cell table:style-name="ce3" office:value-type="date" office:date-value="2017-10-23T14:56:29.999996" calcext:value-type="date">
            <text:p>23/10/2017 14:56</text:p>
          </table:table-cell>
          <table:table-cell table:style-name="ce4" office:value-type="date" office:date-value="2017-11-23T23:59:58.999998" calcext:value-type="date">
            <text:p>23/11/2017</text:p>
          </table:table-cell>
          <table:table-cell table:style-name="ce5" office:value-type="string" calcext:value-type="string">
            <text:p>Solicito informação dos e-mails das empresas que fizeram download dos</text:p>
            <text:p>editais de pregões eletrônicos, registro de preços, concorrências e</text:p>
            <text:p>tomada de preços deste órgão, no ano de 2016.</text:p>
            <text:p>Tal documento chama-se termo de retirada de editais, que pode ser</text:p>
            <text:p>acessado, no sistema Compras Governamentais, por meio do seguinte</text:p>
            <text:p>passo: SIASGWEB, depois SIDEC, depois AVISO, depois CONSULTA</text:p>
            <text:p>TERMO DE RETIRADA DE EDITAL.</text:p>
            <text:p>Destaco que tais informações não têm caráter pessoal, não geram</text:p>
            <text:p>trabalhos adicionais e não estão classificadas como restritas, sendo de</text:p>
            <text:p>livre acesso a qualquer pessoa, nos termos do princípio constitucional da</text:p>
            <text:p>publicidade. Quanto a esse pleito a CGU já se manifestou por diversas</text:p>
            <text:p>vezes garantindo o direito do requerente a tais informações, como</text:p>
            <text:p>comprovado pelos pareceres em anexo.</text:p>
            <text:p>Solicito que, se possível, as informações venham em word ou Excel.</text:p>
            <text:p/>
          </table:table-cell>
          <table:table-cell table:style-name="ce5" office:value-type="string" calcext:value-type="string">
            <text:p>Solicitação de endereço eletrônico</text:p>
          </table:table-cell>
          <table:table-cell table:style-name="ce5" office:value-type="float" office:value="43061.7831365741" calcext:value-type="float">
            <text:p>43061,7831365741</text:p>
          </table:table-cell>
          <table:table-cell table:number-columns-repeated="1012"/>
        </table:table-row>
        <table:table-row table:style-name="ro1">
          <table:table-cell table:style-name="ce2" office:value-type="string" calcext:value-type="string">
            <text:p>99938000110201714</text:p>
          </table:table-cell>
          <table:table-cell table:style-name="ce3" office:value-type="date" office:date-value="2017-10-23T18:58:08.999996" calcext:value-type="date">
            <text:p>23/10/2017 18:58</text:p>
          </table:table-cell>
          <table:table-cell table:style-name="ce4" office:value-type="date" office:date-value="2017-11-13T23:59:58.999998" calcext:value-type="date">
            <text:p>13/11/2017</text:p>
          </table:table-cell>
          <table:table-cell table:style-name="ce5" office:value-type="string" calcext:value-type="string">
            <text:p>Solicito base de dados que trata do consumo de energia elétrica no Brasil nos últimos 10 anos por Unidade de Federação.</text:p>
          </table:table-cell>
          <table:table-cell table:style-name="ce5" office:value-type="string" calcext:value-type="string">
            <text:p>Dados de consumo de energia elétrica nos últimos 10 anos</text:p>
          </table:table-cell>
          <table:table-cell table:style-name="ce5" office:value-type="float" office:value="43032.5572106481" calcext:value-type="float">
            <text:p>43032,5572106481</text:p>
          </table:table-cell>
          <table:table-cell table:number-columns-repeated="1012"/>
        </table:table-row>
        <table:table-row table:style-name="ro1">
          <table:table-cell table:style-name="ce2" office:value-type="string" calcext:value-type="string">
            <text:p>99938000111201769</text:p>
          </table:table-cell>
          <table:table-cell table:style-name="ce3" office:value-type="date" office:date-value="2017-10-26T19:00:31.000003" calcext:value-type="date">
            <text:p>26/10/2017 19:00</text:p>
          </table:table-cell>
          <table:table-cell table:style-name="ce4" office:value-type="date" office:date-value="2017-11-20T23:59:58.999998" calcext:value-type="date">
            <text:p>20/11/2017</text:p>
          </table:table-cell>
          <table:table-cell table:style-name="ce5" office:value-type="string" calcext:value-type="string">
            <text:p>Séries mensais de energia consumida e receita com a energia consumida no estado do Rio de Janeiro por categorias de consumidores (industrial, comercial, residencial, etc. ) considerando ainda as categorias livres e cativos para o caso industrial e comercial. Na aba Cosumidor por UF do documento, que está no site da EPE, acredito que estejam somados todos os consumos no estado, sejam do tipo cativos e livres. Como o objetivo é alem da previsão de carga, relacionar a impostos e a arrecadação. É importante separar as séries nessas categorias. Agradeço antecipadamente.</text:p>
          </table:table-cell>
          <table:table-cell table:style-name="ce5" office:value-type="string" calcext:value-type="string">
            <text:p>Séries mensais de energia consumida e receita no estado do Rio de Janeiro por categorias de consumidores (industrial, comercial, residencial, etc. ) considerando ainda as categorias livres e cativos para o caso industrial e comercial.</text:p>
          </table:table-cell>
          <table:table-cell table:style-name="ce5" office:value-type="float" office:value="43035.659849537" calcext:value-type="float">
            <text:p>43035,659849537</text:p>
          </table:table-cell>
          <table:table-cell table:number-columns-repeated="1012"/>
        </table:table-row>
        <table:table-row table:style-name="ro27">
          <table:table-cell table:style-name="ce2" office:value-type="string" calcext:value-type="string">
            <text:p>99938000112201711</text:p>
          </table:table-cell>
          <table:table-cell table:style-name="ce3" office:value-type="date" office:date-value="2017-10-27T00:58:50.000002" calcext:value-type="date">
            <text:p>27/10/2017 00:58</text:p>
          </table:table-cell>
          <table:table-cell table:style-name="ce4" office:value-type="date" office:date-value="2017-11-20T23:59:58.999998" calcext:value-type="date">
            <text:p>20/11/2017</text:p>
          </table:table-cell>
          <table:table-cell table:style-name="ce5" office:value-type="string" calcext:value-type="string">
            <text:p>Prezados, </text:p>
            <text:p>Solicito que sejam respondidas as seguintes questões:</text:p>
            <text:p/>
            <text:p>Grupo de perguntas 1</text:p>
            <text:p>Descrever se os presidente/vice-presidentes/diretores/superintendentes/gerentes possuem alguma das seguintes infraestruturas a eles alocadas:</text:p>
            <text:p>1.Sala privativa</text:p>
            <text:p>2.Banheiro exclusivo dentro da sala privativa</text:p>
            <text:p>3.Sala com vista (andar alto, jardim, etc)</text:p>
            <text:p>4.Acesso a banheiro exclusivo, sem acesso aos demais funcionários</text:p>
            <text:p>5.Secretário/Assistente</text:p>
            <text:p>6.Indicar se o secretário/assistente é autorizado a realizar serviços pessoais (solicitar comida, ir ao banco, fazer reservas ou pesquisas pessoais)</text:p>
            <text:p>7.Motorista e carro a disposição</text:p>
            <text:p>8.Copeira (ou similar) para servir café</text:p>
            <text:p>9.Celular da empresa cedido</text:p>
            <text:p>10.Carro cedido</text:p>
            <text:p>11.Elevador de acesso exclusivo</text:p>
            <text:p>12.Entrada da empresa de acesso exclusiva</text:p>
            <text:p>13.Vagas de garagem privativa</text:p>
            <text:p>14.Louça exclusiva (ex: copo de vidro e não plástico)</text:p>
            <text:p> </text:p>
            <text:p>Grupo de perguntas 2</text:p>
            <text:p>Informar:</text:p>
            <text:p>1.A metragem total dos escritórios</text:p>
            <text:p>2.O número de salas de reuniões</text:p>
            <text:p>3.O número de funcionários</text:p>
            <text:p> </text:p>
            <text:p>Grupo de perguntas 3</text:p>
            <text:p>Informar se os funcionários concursados/terceirizados/comissionados tem acesso a:</text:p>
            <text:p>1.Telefone próprio com ramal</text:p>
            <text:p>2.Vaga de Garagem</text:p>
            <text:p>3.Mesa fixa a ele alocado</text:p>
            <text:p>4.Gaveteiro</text:p>
            <text:p>5.Vista (andar alto, jardim, etc)</text:p>
            <text:p>6.Acesso a banheiro exclusivo, sem acesso aos demais funcionários</text:p>
            <text:p>7.Copeira (ou similar) para servir café</text:p>
            <text:p>8.Celular da empresa cedido</text:p>
            <text:p>9.Carro cedido</text:p>
            <text:p>10.Indicar se alguma bebida quente é fornecida</text:p>
            <text:p>11.Indicar se alguma comida é oferecida</text:p>
            <text:p/>
            <text:p>Grata.</text:p>
          </table:table-cell>
          <table:table-cell table:style-name="ce5" office:value-type="string" calcext:value-type="string">
            <text:p>Solicitação de Informação</text:p>
          </table:table-cell>
          <table:table-cell table:style-name="ce5" office:value-type="float" office:value="43047.7028472222" calcext:value-type="float">
            <text:p>43047,7028472222</text:p>
          </table:table-cell>
          <table:table-cell table:number-columns-repeated="1012"/>
        </table:table-row>
        <table:table-row table:style-name="ro20">
          <table:table-cell table:style-name="ce2" office:value-type="string" calcext:value-type="string">
            <text:p>99938000113201758</text:p>
          </table:table-cell>
          <table:table-cell table:style-name="ce3" office:value-type="date" office:date-value="2017-10-27T15:12:45.999997" calcext:value-type="date">
            <text:p>27/10/2017 15:12</text:p>
          </table:table-cell>
          <table:table-cell table:style-name="ce4" office:value-type="date" office:date-value="2017-11-20T23:59:58.999998" calcext:value-type="date">
            <text:p>20/11/2017</text:p>
          </table:table-cell>
          <table:table-cell table:style-name="ce5" office:value-type="string" calcext:value-type="string">
            <text:p>Estou fazendo um trabalho de pesquisa e gostaria de saber as seguintes informações, ou possíveis fontes que possam conter tais informações: 1) Da eletricidade consumida no país, qual a parcela da indústria de modo geral? 2) Do consumo de energia elétrica no setor da indústria, qual a estimativa de consumo por sistemas motrizes (motores elétricos, bombas, ventiladores, etc) ? </text:p>
            <text:p>Lí este texto esses dias e gostaria de mais informações com respectivas fontes:</text:p>
            <text:p>“A força motriz para acionamento de máquinas responde por cerca de 2/3 do consumo de energia elétrica do setor industrial como um todo. Para alguns segmentos essa participação supera 90%. Estima-se que os motores de indução trifásicos de baixa e média tensão sejam responsáveis por mais de 85% do consumo da energia para fins motrizes. Por outro lado, o acionamento de máquinas fluidomecânicas (bombas, ventiladores e compressores) totalizam 60% do consumo motriz, tendo o motor de indução como o acionamento mais frequentemente utilizado. Portanto, motor de indução e máquinas fluidomecânicas têm um enorme peso no consumo industrial de energia elétrica.”</text:p>
            <text:p/>
            <text:p>Obrigado!</text:p>
          </table:table-cell>
          <table:table-cell table:style-name="ce5" office:value-type="string" calcext:value-type="string">
            <text:p>INformaçãoes relacionados ao Balanço Energético Nacional.</text:p>
          </table:table-cell>
          <table:table-cell table:style-name="ce5" office:value-type="float" office:value="43039.5505902778" calcext:value-type="float">
            <text:p>43039,5505902778</text:p>
          </table:table-cell>
          <table:table-cell table:number-columns-repeated="1012"/>
        </table:table-row>
        <table:table-row table:style-name="ro12">
          <table:table-cell table:style-name="ce2" office:value-type="string" calcext:value-type="string">
            <text:p>99938000114201701</text:p>
          </table:table-cell>
          <table:table-cell table:style-name="ce3" office:value-type="date" office:date-value="2017-10-27T15:52:53.999999" calcext:value-type="date">
            <text:p>27/10/2017 15:52</text:p>
          </table:table-cell>
          <table:table-cell table:style-name="ce4" office:value-type="date" office:date-value="2017-11-20T23:59:58.999998" calcext:value-type="date">
            <text:p>20/11/2017</text:p>
          </table:table-cell>
          <table:table-cell table:style-name="ce5" office:value-type="string" calcext:value-type="string">
            <text:p>Gostaria de saber qual o link que está sendo disponibilizada a listagem prevista no §2º do artigo 5º da INSTRUÇÃO NORMATIVA Nº 2, DE 6 DE DEZEMBRO DE 2016:</text:p>
            <text:p>Art. 5º A quebra da ordem cronológica de pagamentos somente ocorrerá quando presentes relevantes razões de interesse público e mediante prévia justificativa da autoridade competente.</text:p>
            <text:p>§2º Com o fim de salvaguardar a transparência administrativa, nos termos da Lei nº 12.527, de 18 de novembro de 2011, o órgão ou entidade deverá disponibilizar, mensalmente, na seção específica de acesso à informação de seu sítio na Internet, a ordem cronológica de seus pagamentos, bem como as justificativas que fundamentam a eventual quebra da ordem.</text:p>
            <text:p/>
            <text:p>No caso desta ouvidoria ser responsável por prestar informações de mais de uma UASG, requer-se que seja informado o link de cada uma delas.</text:p>
            <text:p>Para acessar a instrução normativa:</text:p>
            <text:p>https://www.comprasgovernamentais.gov.br/index.php/legislacao/instrucoes-normativas/291-instrucao-normativa-n-2-de-6-de-dezembro-de-2016</text:p>
            <text:p/>
          </table:table-cell>
          <table:table-cell table:style-name="ce5" office:value-type="string" calcext:value-type="string">
            <text:p>Local de disponibilização da listagem de pagamentos por ordem cronológica.</text:p>
          </table:table-cell>
          <table:table-cell table:style-name="ce5" office:value-type="float" office:value="43048.6297106482" calcext:value-type="float">
            <text:p>43048,6297106482</text:p>
          </table:table-cell>
          <table:table-cell table:number-columns-repeated="1012"/>
        </table:table-row>
        <table:table-row table:style-name="ro5">
          <table:table-cell table:style-name="ce2" office:value-type="string" calcext:value-type="string">
            <text:p>99938000115201747</text:p>
          </table:table-cell>
          <table:table-cell table:style-name="ce3" office:value-type="date" office:date-value="2017-10-28T10:53:37.000003" calcext:value-type="date">
            <text:p>28/10/2017 10:53</text:p>
          </table:table-cell>
          <table:table-cell table:style-name="ce4" office:value-type="date" office:date-value="2017-11-20T23:59:58.999998" calcext:value-type="date">
            <text:p>20/11/2017</text:p>
          </table:table-cell>
          <table:table-cell table:style-name="ce5" office:value-type="string" calcext:value-type="string">
            <text:p>Bom dia, Sou aluno do curso de engenharia mecância da Unesp de Bauru e realizarei uma pesquisa sobre refrigeração de ambientes utilizando energia solar. Compareci em uma palestra sobre energias renováveis da empresa ENGIE, e o palestrante mostrou alguns gráficos sobre o consumo de energia elétrica em relação aos horários do dia. A partir disso, ele afirmou que o horário de pico está sendo deslocado para o meio/fim da tarde devido ao uso de equipamentos de condicionamentos de ar. Gostaria de saber se existe a possibilidade de vocês me disponibilizassem gráficos de consumo de energia elétrica em relação aos horários do dia, para que eu posso utilizar na justificativa da minha pesquisa, pois a refrigeração solar auxiliaria na redução do consumo de energia elétrica para o condicionamento de ar. </text:p>
            <text:p/>
          </table:table-cell>
          <table:table-cell table:style-name="ce5" office:value-type="string" calcext:value-type="string">
            <text:p>Solicitação de documentos (gráficos), que mostrem o consumo energético em relação aos horários do dia, das ultimas décadas no Brasil.</text:p>
          </table:table-cell>
          <table:table-cell table:style-name="ce5" office:value-type="float" office:value="43039.6715162037" calcext:value-type="float">
            <text:p>43039,6715162037</text:p>
          </table:table-cell>
          <table:table-cell table:number-columns-repeated="1012"/>
        </table:table-row>
        <table:table-row table:style-name="ro1">
          <table:table-cell table:style-name="ce2" office:value-type="string" calcext:value-type="string">
            <text:p>99938000117201736</text:p>
          </table:table-cell>
          <table:table-cell table:style-name="ce3" office:value-type="date" office:date-value="2017-10-30T15:12:40" calcext:value-type="date">
            <text:p>30/10/2017 15:12</text:p>
          </table:table-cell>
          <table:table-cell table:style-name="ce4" office:value-type="date" office:date-value="2017-11-20T23:59:58.999998" calcext:value-type="date">
            <text:p>20/11/2017</text:p>
          </table:table-cell>
          <table:table-cell table:style-name="ce5" office:value-type="string" calcext:value-type="string">
            <text:p>Utilizar como referência para um sistema de georeferenciamento do sistema de transmissão elétrico nacional.</text:p>
          </table:table-cell>
          <table:table-cell table:style-name="ce5" office:value-type="string" calcext:value-type="string">
            <text:p>Arquivo ShapeFile contendo todo sistema de transmissão elétrico brasileiro.</text:p>
          </table:table-cell>
          <table:table-cell table:style-name="ce5" office:value-type="float" office:value="43055.6281365741" calcext:value-type="float">
            <text:p>43055,6281365741</text:p>
          </table:table-cell>
          <table:table-cell table:number-columns-repeated="1012"/>
        </table:table-row>
        <table:table-row table:style-name="ro13">
          <table:table-cell table:style-name="ce2" office:value-type="string" calcext:value-type="string">
            <text:p>99938000118201781</text:p>
          </table:table-cell>
          <table:table-cell table:style-name="ce3" office:value-type="date" office:date-value="2017-10-31T10:25:04.000002" calcext:value-type="date">
            <text:p>31/10/2017 10:25</text:p>
          </table:table-cell>
          <table:table-cell table:style-name="ce4" office:value-type="date" office:date-value="2017-11-20T23:59:58.999998" calcext:value-type="date">
            <text:p>20/11/2017</text:p>
          </table:table-cell>
          <table:table-cell table:style-name="ce5" office:value-type="string" calcext:value-type="string">
            <text:p>A EPE pode aceitar um pedido de registro de outorga sem ao menos terem sido realizadas Audiências Públicas? Sem nenhuma certificação de que o município contempla tal empreendimento em sua legislação? Sem que a manifestação das Unidades de conservação diretamente impactadas tenham sido ouvidas? Sem que o IBAMA tivesse acatado e aprovado os procedimentos do órgão estadual? Sem que o Termo de Referencia da FUNAI tenha sido ao menos analisado? Sem a Licença Prévia ter sido concedida? Sem documento de  posse do local da construção?</text:p>
            <text:p>Todas perguntas referem-se ao Processo nº 48500.004890/2017-71. </text:p>
            <text:p>Interessado: Gastrading Comercializadora de Energias S.A. </text:p>
            <text:p>Decisão: Registrar o Recebimento do Requerimento de Outorga (DRO) da UTE Atlântico Verde Energias, cadastrada sob o Código Único de Empreendimentos de Geração</text:p>
            <text:p>(CEG) n° UTE.GN.SP.037900-0.01, com 1.768.000 kW de Potência Instalada, localizada no município de Peruibe, no estado de São</text:p>
            <text:p>Paulo. </text:p>
          </table:table-cell>
          <table:table-cell table:style-name="ce5" office:value-type="string" calcext:value-type="string">
            <text:p>doumentos para leilão</text:p>
          </table:table-cell>
          <table:table-cell table:style-name="ce5" office:value-type="float" office:value="43052.4256018519" calcext:value-type="float">
            <text:p>43052,4256018519</text:p>
          </table:table-cell>
          <table:table-cell table:number-columns-repeated="1012"/>
        </table:table-row>
        <table:table-row table:style-name="ro11">
          <table:table-cell table:style-name="ce2" office:value-type="string" calcext:value-type="string">
            <text:p>99938000119201725</text:p>
          </table:table-cell>
          <table:table-cell table:style-name="ce3" office:value-type="date" office:date-value="2017-10-31T14:54:30.999997" calcext:value-type="date">
            <text:p>31/10/2017 14:54</text:p>
          </table:table-cell>
          <table:table-cell table:style-name="ce4" office:value-type="date" office:date-value="2017-11-20T23:59:58.999998" calcext:value-type="date">
            <text:p>20/11/2017</text:p>
          </table:table-cell>
          <table:table-cell table:style-name="ce5" office:value-type="string" calcext:value-type="string">
            <text:p>A EPE pode aceitar um pedido de requerimento de outorga sem ao menos terem sido realizadas Audiências Públicas?</text:p>
            <text:p>Sem nenhuma certificação de que o município contempla tal empreendimento em sua legislação?</text:p>
            <text:p>Sem que a manifestação das Unidades de conservação diretamente impactadas tenham sido ouvidas?</text:p>
            <text:p>Sem que o IBAMA tivesse acatado e aprovado os procedimentos do órgão estadual? Sem que o Termo de Referencia da FUNAI tenha sido ao menos analisado?</text:p>
            <text:p>Sem a Licença Prévia ter sido concedida?</text:p>
            <text:p>Estas perguntas referem-se ao Processo nº 48500.004890/2017-71</text:p>
            <text:p>Interessado: Gastrading Comercializadora de Energias S.A.</text:p>
          </table:table-cell>
          <table:table-cell table:style-name="ce5" office:value-type="string" calcext:value-type="string">
            <text:p>Requerimento de outorga - Processo nº 48500.004890/2017-71</text:p>
          </table:table-cell>
          <table:table-cell table:style-name="ce5" office:value-type="float" office:value="43055.6321296296" calcext:value-type="float">
            <text:p>43055,6321296296</text:p>
          </table:table-cell>
          <table:table-cell table:number-columns-repeated="1012"/>
        </table:table-row>
        <table:table-row table:style-name="ro1">
          <table:table-cell table:style-name="ce2" office:value-type="string" calcext:value-type="string">
            <text:p>99938000120201750</text:p>
          </table:table-cell>
          <table:table-cell table:style-name="ce3" office:value-type="date" office:date-value="2017-10-31T15:09:51.000002" calcext:value-type="date">
            <text:p>31/10/2017 15:09</text:p>
          </table:table-cell>
          <table:table-cell table:style-name="ce4" office:value-type="date" office:date-value="2017-11-20T23:59:58.999998" calcext:value-type="date">
            <text:p>20/11/2017</text:p>
          </table:table-cell>
          <table:table-cell table:style-name="ce5" office:value-type="string" calcext:value-type="string">
            <text:p>Olá, sou pesquisador em engenharia elétrica e gostaria de saber se a EPE possui dados atualizados com o número de pontos de iluminação pública no Brasil, assim como sua distribuição por regiões/estados e a data desta informação. Desde já, muito obrigado.</text:p>
          </table:table-cell>
          <table:table-cell table:style-name="ce5" office:value-type="string" calcext:value-type="string">
            <text:p>Número de pontos de iluminação pública no Brasil</text:p>
          </table:table-cell>
          <table:table-cell table:style-name="ce5" office:value-type="float" office:value="43047.7064351852" calcext:value-type="float">
            <text:p>43047,7064351852</text:p>
          </table:table-cell>
          <table:table-cell table:number-columns-repeated="1012"/>
        </table:table-row>
        <table:table-row table:style-name="ro5">
          <table:table-cell table:style-name="ce2" office:value-type="string" calcext:value-type="string">
            <text:p>99938000121201702</text:p>
          </table:table-cell>
          <table:table-cell table:style-name="ce3" office:value-type="date" office:date-value="2017-11-01T11:43:06.000001" calcext:value-type="date">
            <text:p>01/11/2017 11:43</text:p>
          </table:table-cell>
          <table:table-cell table:style-name="ce4" office:value-type="date" office:date-value="2017-11-22T23:59:58.999998" calcext:value-type="date">
            <text:p>22/11/2017</text:p>
          </table:table-cell>
          <table:table-cell table:style-name="ce5" office:value-type="string" calcext:value-type="string">
            <text:p>Sou doutoranda no Programa de Pós Graduação em Biologia da Universidade do Vale do Rio dos Sinos (UNISINOS) e minha Tese é sobre "Aves e a Energia Eólica no RS". Estou analisando a colisão das aves com os aerogeradores, a partir de dados secundários obtidos dos relatórios de monitoramentos entregues ao órgão ambiental do Estado. Estou concluindo o terceiro ano de doutorado e rodando as análises estatísticas. Preciso de dados da velocidade média dos ventos nos parques em operação no RS, no período de 2012 a 2016. Como posso obter estes dados?</text:p>
            <text:p/>
          </table:table-cell>
          <table:table-cell table:style-name="ce5" office:value-type="string" calcext:value-type="string">
            <text:p>Dados velocidade ventos no RS</text:p>
          </table:table-cell>
          <table:table-cell table:style-name="ce5" office:value-type="float" office:value="43049.7328703704" calcext:value-type="float">
            <text:p>43049,7328703704</text:p>
          </table:table-cell>
          <table:table-cell table:number-columns-repeated="1012"/>
        </table:table-row>
        <table:table-row table:style-name="ro12">
          <table:table-cell table:style-name="ce2" office:value-type="string" calcext:value-type="string">
            <text:p>99938000122201749</text:p>
          </table:table-cell>
          <table:table-cell table:style-name="ce3" office:value-type="date" office:date-value="2017-11-01T11:59:33" calcext:value-type="date">
            <text:p>01/11/2017 11:59</text:p>
          </table:table-cell>
          <table:table-cell table:style-name="ce4" office:value-type="date" office:date-value="2017-11-22T23:59:58.999998" calcext:value-type="date">
            <text:p>22/11/2017</text:p>
          </table:table-cell>
          <table:table-cell table:style-name="ce5" office:value-type="string" calcext:value-type="string">
            <text:p>Olá, tudo bem?</text:p>
            <text:p/>
            <text:p>Sou aluna de iniciação científica do laboratório GruMa (grupo de modelagem atmosférica de Santa Maria) da Universidade Federal de Santa Maria -UFSM, orientada pelo professor Vagner Anabor. Estou fazendo uma pesquisa sobre a relação entre a temperatura e demanda de energia elétrica. Para tanto, eu preciso de dados de demanda de energia elétrica para o período de 1998 até 2016 para a cidade de Santa Maria - RS.  Será que vocês poderiam me mandar tais dados?</text:p>
            <text:p/>
            <text:p>Desde já eu agradeço </text:p>
            <text:p/>
            <text:p>Att,</text:p>
            <text:p>Angélica Lais Gehrke </text:p>
          </table:table-cell>
          <table:table-cell table:style-name="ce5" office:value-type="string" calcext:value-type="string">
            <text:p>Dados de energia elétrica</text:p>
          </table:table-cell>
          <table:table-cell table:style-name="ce5" office:value-type="float" office:value="43047.3851851852" calcext:value-type="float">
            <text:p>43047,3851851852</text:p>
          </table:table-cell>
          <table:table-cell table:number-columns-repeated="1012"/>
        </table:table-row>
        <table:table-row table:style-name="ro8">
          <table:table-cell table:style-name="ce2" office:value-type="string" calcext:value-type="string">
            <text:p>99938000123201793</text:p>
          </table:table-cell>
          <table:table-cell table:style-name="ce3" office:value-type="date" office:date-value="2017-11-01T18:37:45.000002" calcext:value-type="date">
            <text:p>01/11/2017 18:37</text:p>
          </table:table-cell>
          <table:table-cell table:style-name="ce4" office:value-type="date" office:date-value="2017-11-22T23:59:58.999998" calcext:value-type="date">
            <text:p>22/11/2017</text:p>
          </table:table-cell>
          <table:table-cell table:style-name="ce5" office:value-type="string" calcext:value-type="string">
            <text:p>Prezados,</text:p>
            <text:p/>
            <text:p>Ao tentar reproduzir os dados obtidos pelo PDE (capítulo de expansão elétrica) com a modelagem descrita na nota técnica EPE-DEE-RE-28/2017 – r0, verificamos que a Biomassa na nossa modelagem apresenta montante instalado bem superior ao indicado no PDE. Solicitamos informar os limites de Biomassa considerados no PDE para que possamos reproduzir os resultados da EPE.</text:p>
          </table:table-cell>
          <table:table-cell table:style-name="ce5" office:value-type="string" calcext:value-type="string">
            <text:p>PDE - Eletricidade</text:p>
          </table:table-cell>
          <table:table-cell table:style-name="ce5" office:value-type="float" office:value="43055.5875694444" calcext:value-type="float">
            <text:p>43055,5875694444</text:p>
          </table:table-cell>
          <table:table-cell table:number-columns-repeated="1012"/>
        </table:table-row>
        <table:table-row table:style-name="ro20">
          <table:table-cell table:style-name="ce2" office:value-type="string" calcext:value-type="string">
            <text:p>99938000124201738</text:p>
          </table:table-cell>
          <table:table-cell table:style-name="ce3" office:value-type="date" office:date-value="2017-11-06T19:04:37.000001" calcext:value-type="date">
            <text:p>06/11/2017 19:04</text:p>
          </table:table-cell>
          <table:table-cell table:style-name="ce4" office:value-type="date" office:date-value="2017-11-27T23:59:58.999998" calcext:value-type="date">
            <text:p>27/11/2017</text:p>
          </table:table-cell>
          <table:table-cell table:style-name="ce5" office:value-type="string" calcext:value-type="string">
            <text:p>Sobre o PEMAT 2022, gostaria de tirar uma dúvida acerca da seção 2.6.2 - Premissas de custos de investimentos em gasodutos de transporte. Quando foi realizada a pesquisa de custo de investimento em gasodutos para cálculo do Us$/m.pol. foi considerado o investimento total no gasoduto, incluindo estações de compressão, medição, etc? Ou nesse cálculo vocês consideram somente o investimento em duto?</text:p>
            <text:p>Por exemplo, o custo de 80 US$/m.pol estimado para construção de novos gasodutos e a média de US$ 91,23/m.pol de gasodutos construídos no Brasil contemplam o investimento total considerando respectivas estações, obras civis, tubulação?</text:p>
            <text:p>Agradeço desde já o esclarecimentos. </text:p>
            <text:p>Aguardo retorno. </text:p>
            <text:p>Cordialmente, Artur Campos</text:p>
          </table:table-cell>
          <table:table-cell table:style-name="ce5" office:value-type="string" calcext:value-type="string">
            <text:p>Dúvida sobre seção 2.6.2. do PEMAT 2022</text:p>
          </table:table-cell>
          <table:table-cell table:style-name="ce5" office:value-type="float" office:value="43048.6152314815" calcext:value-type="float">
            <text:p>43048,6152314815</text:p>
          </table:table-cell>
          <table:table-cell table:number-columns-repeated="1012"/>
        </table:table-row>
        <table:table-row table:style-name="ro13">
          <table:table-cell table:style-name="ce2" office:value-type="string" calcext:value-type="string">
            <text:p>99938000126201727</text:p>
          </table:table-cell>
          <table:table-cell table:style-name="ce3" office:value-type="date" office:date-value="2017-11-08T17:48:58.000003" calcext:value-type="date">
            <text:p>08/11/2017 17:48</text:p>
          </table:table-cell>
          <table:table-cell table:style-name="ce4" office:value-type="date" office:date-value="2017-11-28T23:59:58.999998" calcext:value-type="date">
            <text:p>28/11/2017</text:p>
          </table:table-cell>
          <table:table-cell table:style-name="ce5" office:value-type="string" calcext:value-type="string">
            <text:p>Solicitamos a gentileza de enviar cópia do Relatório nº EPE/DEE-RE-053/2013-r2 que trata dos Reforços no Sistema Acre-Rondônia e Mato Grosso para Escoar as Máquinas Adicionais da UHE Santo Antônio, de Setembro/2014, para análise da Santo Antônio Energia.</text:p>
            <text:p/>
            <text:p>Atenciosamente,</text:p>
            <text:p/>
            <text:p>Mônica</text:p>
            <text:p/>
          </table:table-cell>
          <table:table-cell table:style-name="ce5" office:value-type="string" calcext:value-type="string">
            <text:p>Cópia do Relatório nº EPE/DEE-RE-053/2013-r2 </text:p>
          </table:table-cell>
          <table:table-cell table:style-name="ce5" office:value-type="float" office:value="43049.5094328704" calcext:value-type="float">
            <text:p>43049,5094328704</text:p>
          </table:table-cell>
          <table:table-cell table:number-columns-repeated="1012"/>
        </table:table-row>
        <table:table-row table:style-name="ro1">
          <table:table-cell table:style-name="ce2" office:value-type="string" calcext:value-type="string">
            <text:p>99938000127201771</text:p>
          </table:table-cell>
          <table:table-cell table:style-name="ce3" office:value-type="date" office:date-value="2017-11-09T08:00:41.000002" calcext:value-type="date">
            <text:p>09/11/2017 08:00</text:p>
          </table:table-cell>
          <table:table-cell table:style-name="ce4" office:value-type="date" office:date-value="2017-11-29T23:59:58.999998" calcext:value-type="date">
            <text:p>29/11/2017</text:p>
          </table:table-cell>
          <table:table-cell table:style-name="ce5" office:value-type="string" calcext:value-type="string">
            <text:p>Solicito planilha (xlsx, csv ou ods) com os Dados do Consumo de Enerdia (GWh) por dia e setor (Residencial,Industrial, Comercial, Rural, Poder público, Iluminação pública, Serviço público, Consumo próprio) no Brasil no ano de 2017 até a presente data ou até a última data disponível. Os dados solicitados são utilizados para elaboração da "Tabela 4.1 Brasil - Consumo e número de consumidores" dos Anuários Estatísticos de Energia Elétrica publicados pela Empresa de Pesquisa Energética.</text:p>
          </table:table-cell>
          <table:table-cell table:style-name="ce5" office:value-type="string" calcext:value-type="string">
            <text:p>Dados do Consumo de Enerdia (GWh) por dia no Brasil no ano de 2017</text:p>
          </table:table-cell>
          <table:table-cell table:style-name="ce5" office:value-type="float" office:value="43048.6620023148" calcext:value-type="float">
            <text:p>43048,6620023148</text:p>
          </table:table-cell>
          <table:table-cell table:number-columns-repeated="1012"/>
        </table:table-row>
        <table:table-row table:style-name="ro1">
          <table:table-cell table:style-name="ce2" office:value-type="string" calcext:value-type="string">
            <text:p>99938000128201716</text:p>
          </table:table-cell>
          <table:table-cell table:style-name="ce3" office:value-type="date" office:date-value="2017-11-09T15:31:47.999997" calcext:value-type="date">
            <text:p>09/11/2017 15:31</text:p>
          </table:table-cell>
          <table:table-cell table:style-name="ce4" office:value-type="date" office:date-value="2017-11-29T23:59:58.999998" calcext:value-type="date">
            <text:p>29/11/2017</text:p>
          </table:table-cell>
          <table:table-cell table:style-name="ce5" office:value-type="string" calcext:value-type="string">
            <text:p>E possivel enviar me os dados (em Excel) da generaçao <text:s/>de energía eléctrica dos PDE anteriores. (2020 até 2024) por favor? Porque no site da EPE so posso recuperar os dados de 2026.</text:p>
          </table:table-cell>
          <table:table-cell table:style-name="ce5" office:value-type="string" calcext:value-type="string">
            <text:p>Dados dos PDEs</text:p>
          </table:table-cell>
          <table:table-cell table:style-name="ce5" office:value-type="float" office:value="43067.6621990741" calcext:value-type="float">
            <text:p>43067,6621990741</text:p>
          </table:table-cell>
          <table:table-cell table:number-columns-repeated="1012"/>
        </table:table-row>
        <table:table-row table:style-name="ro22">
          <table:table-cell table:style-name="ce2" office:value-type="string" calcext:value-type="string">
            <text:p>99938000130201795</text:p>
          </table:table-cell>
          <table:table-cell table:style-name="ce3" office:value-type="date" office:date-value="2017-11-10T15:16:29.000004" calcext:value-type="date">
            <text:p>10/11/2017 15:16</text:p>
          </table:table-cell>
          <table:table-cell table:style-name="ce4" office:value-type="date" office:date-value="2017-12-04T23:59:58.999998" calcext:value-type="date">
            <text:p>04/12/2017</text:p>
          </table:table-cell>
          <table:table-cell table:style-name="ce5" office:value-type="string" calcext:value-type="string">
            <text:p>Prezados(as) Senhores(as),</text:p>
            <text:p/>
            <text:p>sou o Eng° Eletricista Lidinei Sergio Mesquita Neri (ex-Colaborador da ELETROBRAS ELETRONUCLEAR).</text:p>
            <text:p/>
            <text:p>Solicito a gentileza de informar de que forma poderei conseguir, para informação e estudo, cópias impressas ou eletrônicas das seguintes Notas Técnicas:</text:p>
            <text:p/>
            <text:p>1) Demanda de Energia - 2050</text:p>
            <text:p/>
            <text:p>2) Recursos Energéticos - 2050</text:p>
            <text:p/>
            <text:p>3) Oferta de Combustíveis - 2050</text:p>
            <text:p/>
            <text:p>4) Oferta de Eletricidade - 2050</text:p>
            <text:p/>
            <text:p>Esses 4 (quatro) documentos juntamente com o documento "Cenário Econômico - 2050" (que já possuo) constituem o Plano Nacional de Energia - 2050.</text:p>
            <text:p/>
            <text:p>Desde já, agradeço ao atendimento.</text:p>
            <text:p/>
            <text:p>Atenciosamente</text:p>
            <text:p/>
            <text:p>Eng° Lidinei Sergio Mesquita Neri </text:p>
          </table:table-cell>
          <table:table-cell table:style-name="ce5" office:value-type="string" calcext:value-type="string">
            <text:p>SOLICITAÇÃO DE NOTAS TÉCNICAS</text:p>
          </table:table-cell>
          <table:table-cell table:style-name="ce5" office:value-type="float" office:value="43052.443287037" calcext:value-type="float">
            <text:p>43052,443287037</text:p>
          </table:table-cell>
          <table:table-cell table:number-columns-repeated="1012"/>
        </table:table-row>
        <table:table-row table:style-name="ro5">
          <table:table-cell table:style-name="ce2" office:value-type="string" calcext:value-type="string">
            <text:p>99938000132201784</text:p>
          </table:table-cell>
          <table:table-cell table:style-name="ce3" office:value-type="date" office:date-value="2017-11-15T09:12:52.000001" calcext:value-type="date">
            <text:p>15/11/2017 09:12</text:p>
          </table:table-cell>
          <table:table-cell table:style-name="ce4" office:value-type="date" office:date-value="2017-12-06T23:59:58.999998" calcext:value-type="date">
            <text:p>06/12/2017</text:p>
          </table:table-cell>
          <table:table-cell table:style-name="ce5" office:value-type="string" calcext:value-type="string">
            <text:p>Estou concluindo meu mestrado na Espanha cujo tema da minha dissertação é um estudo comparativo da Certificação energética entre Brasil e Espanha. Para tanto, necessito dados da distribuição de consumo em uma residência e se possível também em comércios, pois apenas encontrei dados de 2009 realizados por vocês. Caso tenha dados mais atualizados, é possivel que me enviem? </text:p>
            <text:p>Agradeço pelo retorno.</text:p>
          </table:table-cell>
          <table:table-cell table:style-name="ce5" office:value-type="string" calcext:value-type="string">
            <text:p>Distribuição do consumo de energia em uma residência</text:p>
          </table:table-cell>
          <table:table-cell table:style-name="ce5" office:value-type="float" office:value="43056.7679976852" calcext:value-type="float">
            <text:p>43056,7679976852</text:p>
          </table:table-cell>
          <table:table-cell table:number-columns-repeated="1012"/>
        </table:table-row>
        <table:table-row table:style-name="ro11">
          <table:table-cell table:style-name="ce2" office:value-type="string" calcext:value-type="string">
            <text:p>99938000133201729</text:p>
          </table:table-cell>
          <table:table-cell table:style-name="ce3" office:value-type="date" office:date-value="2017-11-16T11:21:08.999997" calcext:value-type="date">
            <text:p>16/11/2017 11:21</text:p>
          </table:table-cell>
          <table:table-cell table:style-name="ce4" office:value-type="date" office:date-value="2017-12-06T23:59:58.999998" calcext:value-type="date">
            <text:p>06/12/2017</text:p>
          </table:table-cell>
          <table:table-cell table:style-name="ce5" office:value-type="string" calcext:value-type="string">
            <text:p>Solicito as informações de consumo mensal de energia elétrica do estado de Pernambuco dos anos de 2016 e 2017, com o seguinte detalhamento:</text:p>
            <text:p>1) Consumo mensal de energia segregado pelos tipos residencial, comercial, industrial e outros.</text:p>
            <text:p>2) Consumo mensal de energia segregado em mercado cativo e não cativo.</text:p>
            <text:p>3) Incluir os dados de outubro de 2017, mesmo que sejam provisórios.</text:p>
            <text:p/>
            <text:p>Além disso, gostaria de esclarecer:</text:p>
            <text:p>Qual a fonte de informações usadas pela EPE para realizar suas estatísticas de consumo de energia elétrica por unidade da federação? Aneel, CCEE?</text:p>
          </table:table-cell>
          <table:table-cell table:style-name="ce5" office:value-type="string" calcext:value-type="string">
            <text:p>Consumo de energia elétrica mensal do estado de Pernambuco de 2016 e 2017</text:p>
          </table:table-cell>
          <table:table-cell table:style-name="ce5" office:value-type="float" office:value="43075.461412037" calcext:value-type="float">
            <text:p>43075,461412037</text:p>
          </table:table-cell>
          <table:table-cell table:number-columns-repeated="1012"/>
        </table:table-row>
        <table:table-row table:style-name="ro5">
          <table:table-cell table:style-name="ce2" office:value-type="string" calcext:value-type="string">
            <text:p>99938000134201773</text:p>
          </table:table-cell>
          <table:table-cell table:style-name="ce3" office:value-type="date" office:date-value="2017-11-21T17:24:52.000004" calcext:value-type="date">
            <text:p>21/11/2017 17:24</text:p>
          </table:table-cell>
          <table:table-cell table:style-name="ce4" office:value-type="date" office:date-value="2017-12-11T23:59:58.999998" calcext:value-type="date">
            <text:p>11/12/2017</text:p>
          </table:table-cell>
          <table:table-cell table:style-name="ce5" office:value-type="string" calcext:value-type="string">
            <text:p>: Boa tarde! Sou estudante de mestrado da Universidade Estadual de Londrina. Minha dissertação permeia algumas questões sobre a emissão de dióxido de carbono para geração de eletricidade pelo Sistema Interligado Nacional. Observei que no Relatório Síntese do BEN 2017, relativo a 2016, vocês destacaram que a intensidade de emissão do sistema elétrico brasileiro é de 101,3kg de CO2/MWh. No método da Análise de Despacho dos fatores de emissão da margem de operação, disponibilizado pelo MCTIC, os valores de emissão são distintos. Gostaria de saber qual metodologia vocês utilizaram para chegar a esse valor e se vocês podem disponibilizar os dados mensais horários. </text:p>
            <text:p>Grata pela atenção, Vanessa Costa Santos</text:p>
          </table:table-cell>
          <table:table-cell table:style-name="ce5" office:value-type="string" calcext:value-type="string">
            <text:p>Emissão de CO2 pelo sistema elétrico brasileiro em 2016, segundo BEN2017</text:p>
          </table:table-cell>
          <table:table-cell table:style-name="ce5" office:value-type="float" office:value="43062.7122337963" calcext:value-type="float">
            <text:p>43062,7122337963</text:p>
          </table:table-cell>
          <table:table-cell table:number-columns-repeated="1012"/>
        </table:table-row>
        <table:table-row table:style-name="ro1">
          <table:table-cell table:style-name="ce2" office:value-type="string" calcext:value-type="string">
            <text:p>99938000135201718</text:p>
          </table:table-cell>
          <table:table-cell table:style-name="ce3" office:value-type="date" office:date-value="2017-11-22T17:32:23.000004" calcext:value-type="date">
            <text:p>22/11/2017 17:32</text:p>
          </table:table-cell>
          <table:table-cell table:style-name="ce4" office:value-type="date" office:date-value="2017-12-12T23:59:58.999998" calcext:value-type="date">
            <text:p>12/12/2017</text:p>
          </table:table-cell>
          <table:table-cell table:style-name="ce5" office:value-type="string" calcext:value-type="string">
            <text:p>Solicito os dados refeferente ao consumo mensal de energia elétrica por Unidade Federativa (Estados e Distrito Federal) compreeendendo o período de 1980 a 2017. Informo que localizei o arquivo de Consumo mensal de energia eletríca por classe (arquivo anexo), contudo, não compreende os dados anteriores a 2004, indispensável para o fim desejado. </text:p>
          </table:table-cell>
          <table:table-cell table:style-name="ce5" office:value-type="string" calcext:value-type="string">
            <text:p>consumo mensal de energia elétrica por Unidade Federativa (Estados e Distrito Federal) compreeendendo o período de 1980 a 2017.</text:p>
          </table:table-cell>
          <table:table-cell table:style-name="ce5" office:value-type="float" office:value="43063.63125" calcext:value-type="float">
            <text:p>43063,63125</text:p>
          </table:table-cell>
          <table:table-cell table:number-columns-repeated="1012"/>
        </table:table-row>
        <table:table-row table:style-name="ro1">
          <table:table-cell table:style-name="ce2" office:value-type="string" calcext:value-type="string">
            <text:p>99938000136201762</text:p>
          </table:table-cell>
          <table:table-cell table:style-name="ce3" office:value-type="date" office:date-value="2017-11-28T11:31:18.999998" calcext:value-type="date">
            <text:p>28/11/2017 11:31</text:p>
          </table:table-cell>
          <table:table-cell table:style-name="ce4" office:value-type="date" office:date-value="2017-12-18T23:59:58.999998" calcext:value-type="date">
            <text:p>18/12/2017</text:p>
          </table:table-cell>
          <table:table-cell table:style-name="ce5" office:value-type="string" calcext:value-type="string">
            <text:p>Solicitamos o valor médio de instalação de usina de geração de energia de fonte fotovoltaica de potência 5.000kW(5MW).</text:p>
          </table:table-cell>
          <table:table-cell table:style-name="ce5" office:value-type="string" calcext:value-type="string">
            <text:p>Custo de implantação do MW para usina fotovoltaica.</text:p>
          </table:table-cell>
          <table:table-cell table:style-name="ce5" office:value-type="float" office:value="43068.4642824074" calcext:value-type="float">
            <text:p>43068,4642824074</text:p>
          </table:table-cell>
          <table:table-cell table:number-columns-repeated="1012"/>
        </table:table-row>
        <table:table-row table:style-name="ro1">
          <table:table-cell table:style-name="ce2" office:value-type="string" calcext:value-type="string">
            <text:p>99938000138201751</text:p>
          </table:table-cell>
          <table:table-cell table:style-name="ce3" office:value-type="date" office:date-value="2017-11-28T14:43:16.999999" calcext:value-type="date">
            <text:p>28/11/2017 14:43</text:p>
          </table:table-cell>
          <table:table-cell table:style-name="ce4" office:value-type="date" office:date-value="2017-12-18T23:59:58.999998" calcext:value-type="date">
            <text:p>18/12/2017</text:p>
          </table:table-cell>
          <table:table-cell table:style-name="ce5" office:value-type="string" calcext:value-type="string">
            <text:p>As questões enviadas visam de forma objetiva refletir e contribuir para a aplicabilidade da Lei de Acesso à Informação. São 10 questões de respostas Sim ou Não. Agradeço a contribuição.</text:p>
          </table:table-cell>
          <table:table-cell table:style-name="ce5" office:value-type="string" calcext:value-type="string">
            <text:p>As questões elaboradas fazem parte de uma pesquisa de doutorado e possui fins acadêmicos para coleta e análise de dados para discorrer e refletir sobre a aplicabilidade da Lei de Acesso à Informação (LAI) no Brasil. </text:p>
          </table:table-cell>
          <table:table-cell table:style-name="ce5" office:value-type="float" office:value="43070.4676736111" calcext:value-type="float">
            <text:p>43070,4676736111</text:p>
          </table:table-cell>
          <table:table-cell table:number-columns-repeated="1012"/>
        </table:table-row>
        <table:table-row table:style-name="ro7">
          <table:table-cell table:style-name="ce2" office:value-type="string" calcext:value-type="string">
            <text:p>99938000139201704</text:p>
          </table:table-cell>
          <table:table-cell table:style-name="ce3" office:value-type="date" office:date-value="2017-11-29T16:21:40.999997" calcext:value-type="date">
            <text:p>29/11/2017 16:21</text:p>
          </table:table-cell>
          <table:table-cell table:style-name="ce4" office:value-type="date" office:date-value="2017-12-19T23:59:58.999998" calcext:value-type="date">
            <text:p>19/12/2017</text:p>
          </table:table-cell>
          <table:table-cell table:style-name="ce5" office:value-type="string" calcext:value-type="string">
            <text:p>Prezados, Boa tarde.</text:p>
            <text:p/>
            <text:p>Somos uma empresa que desenvolve projetos de usinas eólicas e solares, participantes de leilão. E por meio deste gostaríamos de solicitar informação a respeito de qual caso base será utilizado para o cenário do leilão A-6, pois gostaríamos de realizar estudos de conexão para verificar a disponibilidade de margem no ponto de conexão desejado. </text:p>
            <text:p>Obrigada!</text:p>
          </table:table-cell>
          <table:table-cell table:style-name="ce5" office:value-type="string" calcext:value-type="string">
            <text:p>Base de dados para estudo elétrico do cenário LEN A-6</text:p>
          </table:table-cell>
          <table:table-cell table:style-name="ce5" office:value-type="float" office:value="43074.3740277778" calcext:value-type="float">
            <text:p>43074,3740277778</text:p>
          </table:table-cell>
          <table:table-cell table:number-columns-repeated="1012"/>
        </table:table-row>
        <table:table-row table:style-name="ro1">
          <table:table-cell table:style-name="ce2" office:value-type="string" calcext:value-type="string">
            <text:p>99938000140201721</text:p>
          </table:table-cell>
          <table:table-cell table:style-name="ce3" office:value-type="date" office:date-value="2017-11-29T20:28:43.999997" calcext:value-type="date">
            <text:p>29/11/2017 20:28</text:p>
          </table:table-cell>
          <table:table-cell table:style-name="ce4" office:value-type="date" office:date-value="2017-12-20T23:59:58.999998" calcext:value-type="date">
            <text:p>20/12/2017</text:p>
          </table:table-cell>
          <table:table-cell table:style-name="ce5" office:value-type="string" calcext:value-type="string">
            <text:p>Desse modo dados e fontes sobre o o consumo me ajudaria muito, uma vez que minha pesquisa tem como recorte o intervalo entre 2004 a 2014.</text:p>
          </table:table-cell>
          <table:table-cell table:style-name="ce5" office:value-type="string" calcext:value-type="string">
            <text:p>Boa Noite, pesquiso sobre carvão vegetal, gostaria de mais informações sobre o consumo dessa matriz energética no Brasil e nos estados da nação entre os anos de 2004 a 2014.</text:p>
          </table:table-cell>
          <table:table-cell table:style-name="ce5" office:value-type="float" office:value="43074.3771759259" calcext:value-type="float">
            <text:p>43074,3771759259</text:p>
          </table:table-cell>
          <table:table-cell table:number-columns-repeated="1012"/>
        </table:table-row>
        <table:table-row table:style-name="ro1">
          <table:table-cell table:style-name="ce2" office:value-type="string" calcext:value-type="string">
            <text:p>99938000141201775</text:p>
          </table:table-cell>
          <table:table-cell table:style-name="ce3" office:value-type="date" office:date-value="2017-12-01T10:29:41.000001" calcext:value-type="date">
            <text:p>01/12/2017 10:29</text:p>
          </table:table-cell>
          <table:table-cell table:style-name="ce4" office:value-type="date" office:date-value="2017-12-26T23:59:58.999998" calcext:value-type="date">
            <text:p>26/12/2017</text:p>
          </table:table-cell>
          <table:table-cell table:style-name="ce5" office:value-type="string" calcext:value-type="string">
            <text:p>Bom dia, gostaria de saber o custo médio de investimento em hidroelétricas em US$/MW, visando balizar um orçamento de um estudo de viabilidade da construção de uma barragem de enrrocamento com face de concreto na Colômbia. Visando saber se o orçamento condiz com o preço médio praticado mundialmente. Assim aguardo a resposta dessa solicitação com certa ansiosidade.</text:p>
          </table:table-cell>
          <table:table-cell table:style-name="ce5" office:value-type="string" calcext:value-type="string">
            <text:p>Custo de Investimento de Hidroelétricas</text:p>
          </table:table-cell>
          <table:table-cell table:style-name="ce5" office:value-type="float" office:value="43074.380775463" calcext:value-type="float">
            <text:p>43074,380775463</text:p>
          </table:table-cell>
          <table:table-cell table:number-columns-repeated="1012"/>
        </table:table-row>
        <table:table-row table:style-name="ro5">
          <table:table-cell table:style-name="ce2" office:value-type="string" calcext:value-type="string">
            <text:p>99938000142201710</text:p>
          </table:table-cell>
          <table:table-cell table:style-name="ce3" office:value-type="date" office:date-value="2017-12-01T13:21:29.999998" calcext:value-type="date">
            <text:p>01/12/2017 13:21</text:p>
          </table:table-cell>
          <table:table-cell table:style-name="ce4" office:value-type="date" office:date-value="2017-12-26T23:59:58.999998" calcext:value-type="date">
            <text:p>26/12/2017</text:p>
          </table:table-cell>
          <table:table-cell table:style-name="ce5" office:value-type="string" calcext:value-type="string">
            <text:p>Gostaria de solicitar dados referentes a consumo municipal de energia elétrica. De preferencia, desagregado entre comercial, residencial, industrial e rural.</text:p>
            <text:p> </text:p>
          </table:table-cell>
          <table:table-cell table:style-name="ce5" office:value-type="string" calcext:value-type="string">
            <text:p>Urgência - Dados referentes a consumo municipal (desagregado) de energia eletrica</text:p>
          </table:table-cell>
          <table:table-cell table:style-name="ce5" office:value-type="float" office:value="43073.5633217593" calcext:value-type="float">
            <text:p>43073,5633217593</text:p>
          </table:table-cell>
          <table:table-cell table:number-columns-repeated="1012"/>
        </table:table-row>
        <table:table-row table:style-name="ro5">
          <table:table-cell table:style-name="ce2" office:value-type="string" calcext:value-type="string">
            <text:p>99938000143201764</text:p>
          </table:table-cell>
          <table:table-cell table:style-name="ce3" office:value-type="date" office:date-value="2017-12-04T00:46:56.000001" calcext:value-type="date">
            <text:p>04/12/2017 00:46</text:p>
          </table:table-cell>
          <table:table-cell table:style-name="ce4" office:value-type="date" office:date-value="2017-12-26T23:59:58.999998" calcext:value-type="date">
            <text:p>26/12/2017</text:p>
          </table:table-cell>
          <table:table-cell table:style-name="ce5" office:value-type="string" calcext:value-type="string">
            <text:p>MICROGERAÇÃO E MINIGERAÇÃO FOTOVOLTAICA NO BRASIL: CONDIÇÕES</text:p>
            <text:p>ATUAIS E PERSPECTIVAS FUTURAS</text:p>
          </table:table-cell>
          <table:table-cell table:style-name="ce5" office:value-type="string" calcext:value-type="string">
            <text:p>SISTEMAS FOTOVOLTAICOS</text:p>
          </table:table-cell>
          <table:table-cell table:style-name="ce5" office:value-type="float" office:value="43074.4474189815" calcext:value-type="float">
            <text:p>43074,4474189815</text:p>
          </table:table-cell>
          <table:table-cell table:number-columns-repeated="1012"/>
        </table:table-row>
        <table:table-row table:style-name="ro1">
          <table:table-cell table:style-name="ce2" office:value-type="string" calcext:value-type="string">
            <text:p>99938000144201717</text:p>
          </table:table-cell>
          <table:table-cell table:style-name="ce3" office:value-type="date" office:date-value="2017-12-04T14:17:27.000001" calcext:value-type="date">
            <text:p>04/12/2017 14:17</text:p>
          </table:table-cell>
          <table:table-cell table:style-name="ce4" office:value-type="date" office:date-value="2017-12-26T23:59:58.999998" calcext:value-type="date">
            <text:p>26/12/2017</text:p>
          </table:table-cell>
          <table:table-cell table:style-name="ce5" office:value-type="string" calcext:value-type="string">
            <text:p>Estou pesquisando valor cobrado pela FGV relacionado ao serviço especializado em pesquisa e coleta de preços de mercado.</text:p>
          </table:table-cell>
          <table:table-cell table:style-name="ce5" office:value-type="string" calcext:value-type="string">
            <text:p>Solicito copia ("pdf","doc") do contrato nº 003/2014 e seu respectivo termo de referência</text:p>
          </table:table-cell>
          <table:table-cell table:style-name="ce5" office:value-type="float" office:value="43091.7538078704" calcext:value-type="float">
            <text:p>43091,7538078704</text:p>
          </table:table-cell>
          <table:table-cell table:number-columns-repeated="1012"/>
        </table:table-row>
        <table:table-row table:style-name="ro20">
          <table:table-cell table:style-name="ce2" office:value-type="string" calcext:value-type="string">
            <text:p>99938000145201753</text:p>
          </table:table-cell>
          <table:table-cell table:style-name="ce3" office:value-type="date" office:date-value="2017-12-06T12:05:53.999998" calcext:value-type="date">
            <text:p>06/12/2017 12:05</text:p>
          </table:table-cell>
          <table:table-cell table:style-name="ce4" office:value-type="date" office:date-value="2017-12-26T23:59:58.999998" calcext:value-type="date">
            <text:p>26/12/2017</text:p>
          </table:table-cell>
          <table:table-cell table:style-name="ce5" office:value-type="string" calcext:value-type="string">
            <text:p>Tendo em vista que a empresa Gastrading Comercializadora de Energias S.A. não obteve as licenças ambientais legalmente exigidas, gostaria de saber se esta empresa está habilitada para participar do Leilão A-6/2017 </text:p>
            <text:p/>
            <text:p>A pergunta refere-se ao Processo nº 48500.004890/2017-71.</text:p>
            <text:p>Requerimento de Outorga (DRO) da UTE Atlântico Verde Energias, cadastrada sob o Código Único de Empreendimentos de Geração</text:p>
            <text:p>(CEG) n° UTE.GN.SP.037900-0.01, com 1.768.000 kW de Potência Instalada, localizada no município de Peruibe, no estado de São Paulo. </text:p>
          </table:table-cell>
          <table:table-cell table:style-name="ce5" office:value-type="string" calcext:value-type="string">
            <text:p>Habilitação para Leilão A-6 2017 </text:p>
          </table:table-cell>
          <table:table-cell table:style-name="ce5" office:value-type="float" office:value="43084.6188657407" calcext:value-type="float">
            <text:p>43084,6188657407</text:p>
          </table:table-cell>
          <table:table-cell table:number-columns-repeated="1012"/>
        </table:table-row>
        <table:table-row table:style-name="ro1">
          <table:table-cell table:style-name="ce2" office:value-type="string" calcext:value-type="string">
            <text:p>99938000146201706</text:p>
          </table:table-cell>
          <table:table-cell table:style-name="ce3" office:value-type="date" office:date-value="2017-12-06T14:58:09.000002" calcext:value-type="date">
            <text:p>06/12/2017 14:58</text:p>
          </table:table-cell>
          <table:table-cell table:style-name="ce4" office:value-type="date" office:date-value="2017-12-26T23:59:58.999998" calcext:value-type="date">
            <text:p>26/12/2017</text:p>
          </table:table-cell>
          <table:table-cell table:style-name="ce5" office:value-type="string" calcext:value-type="string">
            <text:p>Inteiro teor dos documentos técnicos (Memorial Descritivo, Especificação Técnica e etc.) de habilitação apresentados pela Amazonas Distribuidora de Energia S/A no bojo do Leilão n° 06/2014-ANEEL, conforme documentos em anexo.</text:p>
          </table:table-cell>
          <table:table-cell table:style-name="ce5" office:value-type="string" calcext:value-type="string">
            <text:p>documentação técnica UTE Mauá 3 Leilão 006/2014</text:p>
          </table:table-cell>
          <table:table-cell table:style-name="ce5" office:value-type="float" office:value="43091.5462962963" calcext:value-type="float">
            <text:p>43091,5462962963</text:p>
          </table:table-cell>
          <table:table-cell table:number-columns-repeated="1012"/>
        </table:table-row>
        <table:table-row table:style-name="ro1">
          <table:table-cell table:style-name="ce2" office:value-type="string" calcext:value-type="string">
            <text:p>99938000147201742</text:p>
          </table:table-cell>
          <table:table-cell table:style-name="ce3" office:value-type="date" office:date-value="2017-12-06T16:12:28.999996" calcext:value-type="date">
            <text:p>06/12/2017 16:12</text:p>
          </table:table-cell>
          <table:table-cell table:style-name="ce4" office:value-type="date" office:date-value="2018-01-05T23:59:58.999998" calcext:value-type="date">
            <text:p>05/01/2018</text:p>
          </table:table-cell>
          <table:table-cell table:style-name="ce5" office:value-type="string" calcext:value-type="string">
            <text:p>Segue solicitação em anexo.</text:p>
          </table:table-cell>
          <table:table-cell table:style-name="ce5" office:value-type="string" calcext:value-type="string">
            <text:p>Pedido de Acesso a Informações Públicas</text:p>
          </table:table-cell>
          <table:table-cell table:style-name="ce5" office:value-type="float" office:value="43103.7608564815" calcext:value-type="float">
            <text:p>43103,7608564815</text:p>
          </table:table-cell>
          <table:table-cell table:number-columns-repeated="1012"/>
        </table:table-row>
        <table:table-row table:style-name="ro14">
          <table:table-cell table:style-name="ce2" office:value-type="string" calcext:value-type="string">
            <text:p>99938000148201797</text:p>
          </table:table-cell>
          <table:table-cell table:style-name="ce3" office:value-type="date" office:date-value="2017-12-06T19:24:45.999996" calcext:value-type="date">
            <text:p>06/12/2017 19:24</text:p>
          </table:table-cell>
          <table:table-cell table:style-name="ce4" office:value-type="date" office:date-value="2017-12-27T23:59:58.999998" calcext:value-type="date">
            <text:p>27/12/2017</text:p>
          </table:table-cell>
          <table:table-cell table:style-name="ce5" office:value-type="string" calcext:value-type="string">
            <text:p>Boa Tarde, Meu nome é Alex Eugênio Altrão de Morais, atualmente estudante matriculado no Programa de Pós-Graduação de Economia Aplicada da Universidade Federal de Ouro Preto, e no presente momento estou a procura de dados importantes a fim de desenvolvimento de estudos acadêmicos. Na base de dados em que o site oferece enquadra-se uma base de dados nomeado BALANÇO ENERGÉTICO NACIONAL - CONSOLIDADO, no entanto neste presente estudo que estou desenvolvendo precisaria um balanço energético nesses padrões por setores em âmbito estadual desta série histórica. </text:p>
            <text:p/>
            <text:p>Desta maneira queria por ventura averiguar se há uma disponibilidade de conseguir esses dados estaduais consolidados do balanço energético na mesma série histórica. </text:p>
            <text:p>Aguardo uma resposta. </text:p>
            <text:p>Desde já agradeço a atenção. </text:p>
            <text:p/>
            <text:p>Alex Eugênio Altrão de Morais </text:p>
            <text:p>Bacharel em Ciências Econômicas pelo Centro Universitário Municipal de Franca/SP (Uni-FACEF) </text:p>
            <text:p>Mestrando do Programa de Pós-Graduação em Economia Aplicada da Universidade Federal de Ouro Preto/MG (PPEA-UFOP) </text:p>
            <text:p>Lattes: http://lattes.cnpq.br/7459861451279336</text:p>
          </table:table-cell>
          <table:table-cell table:style-name="ce5" office:value-type="string" calcext:value-type="string">
            <text:p>Base de dados de Consumo Energético</text:p>
          </table:table-cell>
          <table:table-cell table:style-name="ce5" office:value-type="float" office:value="43083.6693981482" calcext:value-type="float">
            <text:p>43083,6693981482</text:p>
          </table:table-cell>
          <table:table-cell table:number-columns-repeated="1012"/>
        </table:table-row>
        <table:table-row table:style-name="ro1">
          <table:table-cell table:style-name="ce2" office:value-type="string" calcext:value-type="string">
            <text:p>99938000149201731</text:p>
          </table:table-cell>
          <table:table-cell table:style-name="ce3" office:value-type="date" office:date-value="2017-12-07T23:42:48.999997" calcext:value-type="date">
            <text:p>07/12/2017 23:42</text:p>
          </table:table-cell>
          <table:table-cell table:style-name="ce4" office:value-type="date" office:date-value="2018-01-02T23:59:58.999998" calcext:value-type="date">
            <text:p>02/01/2018</text:p>
          </table:table-cell>
          <table:table-cell table:style-name="ce5" office:value-type="string" calcext:value-type="string">
            <text:p>Listas de Fornecedores Nacionais de Equipamentos Fotovoltaicos: Módulos,Inversores, Estruturas de Fixação dos Módulos e Conectores Elétricos (cabos PV, chaves seccionadoras, dispositivos de proteção, etc.)</text:p>
          </table:table-cell>
          <table:table-cell table:style-name="ce5" office:value-type="string" calcext:value-type="string">
            <text:p>Fornecedores</text:p>
          </table:table-cell>
          <table:table-cell table:style-name="ce5" office:value-type="float" office:value="43084.6145486111" calcext:value-type="float">
            <text:p>43084,6145486111</text:p>
          </table:table-cell>
          <table:table-cell table:number-columns-repeated="1012"/>
        </table:table-row>
        <table:table-row table:style-name="ro28">
          <table:table-cell table:style-name="ce2" office:value-type="string" calcext:value-type="string">
            <text:p>99938000150201766</text:p>
          </table:table-cell>
          <table:table-cell table:style-name="ce3" office:value-type="date" office:date-value="2017-12-09T10:32:12.000002" calcext:value-type="date">
            <text:p>09/12/2017 10:32</text:p>
          </table:table-cell>
          <table:table-cell table:style-name="ce4" office:value-type="date" office:date-value="2018-01-02T23:59:58.999998" calcext:value-type="date">
            <text:p>02/01/2018</text:p>
          </table:table-cell>
          <table:table-cell table:style-name="ce5" office:value-type="string" calcext:value-type="string">
            <text:p>Prezados,</text:p>
            <text:p/>
            <text:p>Me chamo Ana Beatriz e gostaria de receber as informações relativas aos seguintes questionamentos:</text:p>
            <text:p/>
            <text:p/>
            <text:p>1)Quais ferramentas de gestão da qualidade que a empresa utiliza? Caso afirmativo, explicitar quais.</text:p>
            <text:p>2)A empresa acompanha a gestão da qualidade com algum indicador? Quais?</text:p>
            <text:p>3)Os indicadores de desempenho dos processos são conhecidos, claros e objetivos?</text:p>
            <text:p>4)Quais são as áreas da empresa que a gestão de qualidade é aplicada?</text:p>
            <text:p>5)As diretrizes da qualidade vem da própria instituição ou de um órgão superior?</text:p>
            <text:p>6)A instituição possui certificado do ISO 9000 e/ou ISO 9001? Há quanto tempo?</text:p>
            <text:p>7)Como se dá a melhoria contínua da qualidade na empresa? </text:p>
            <text:p>8)Como se dá a preparação dos profissionais para o cargo de chefia?</text:p>
            <text:p>9)A empresa possui uma auditoria interna e/ou externa?</text:p>
            <text:p>10)Qual o papel dos fornecedores no desenvolvimento e melhoria dos processos da empresa?</text:p>
            <text:p>11)Quais as ações para a reduzir continuamente os acidentes de trabalho?</text:p>
            <text:p>12)São utilizados métodos matemáticos (controle estatístico de processos – CEP, análise do tipo e efeito de falha – FMEA, probabilidade, entre outros) para gerenciar processos?</text:p>
            <text:p>13)A empresa possui um programa de premiação aos funcionários que sugerem melhorias aos processos?</text:p>
            <text:p>14)Há algum tipo de programa de bem-estar (ergonomia) para o funcionário?</text:p>
            <text:p>15)A empresa estimula o alcance de metas de desempenho? De que maneira?</text:p>
            <text:p>16)O processo decisório está estruturado para assegurar a tomada de decisão em conformidade com as competências do órgão, as diretrizes de governo e o interesse público?</text:p>
            <text:p>17)Qual a missão, a visão, os objetivos e as diretrizes da organização?</text:p>
            <text:p>18)A formulação e a revisão da estratégia estão alinhadas aos objetivos de governo e aos resultados esperados?</text:p>
            <text:p/>
            <text:p>Att,</text:p>
            <text:p>Ana Beatriz</text:p>
            <text:p/>
          </table:table-cell>
          <table:table-cell table:style-name="ce5" office:value-type="string" calcext:value-type="string">
            <text:p>Gestão da Qualidade</text:p>
          </table:table-cell>
          <table:table-cell table:style-name="ce5" office:value-type="float" office:value="43096.5979050926" calcext:value-type="float">
            <text:p>43096,5979050926</text:p>
          </table:table-cell>
          <table:table-cell table:number-columns-repeated="1012"/>
        </table:table-row>
        <table:table-row table:style-name="ro11">
          <table:table-cell table:style-name="ce2" office:value-type="string" calcext:value-type="string">
            <text:p>99938000152201755</text:p>
          </table:table-cell>
          <table:table-cell table:style-name="ce3" office:value-type="date" office:date-value="2017-12-12T14:45:19.999999" calcext:value-type="date">
            <text:p>12/12/2017 14:45</text:p>
          </table:table-cell>
          <table:table-cell table:style-name="ce4" office:value-type="date" office:date-value="2018-01-02T23:59:58.999998" calcext:value-type="date">
            <text:p>02/01/2018</text:p>
          </table:table-cell>
          <table:table-cell table:style-name="ce5" office:value-type="string" calcext:value-type="string">
            <text:p>Olá, há poucos dias fiz o pedido de informação via E-sic (nº de protocolo 99938000114201701) referente a disponibilização do link constando a listagem prevista no §2º do artigo 5º da INSTRUÇÃO NORMATIVA Nº 2, DE 6 DE DEZEMBRO DE 2016:</text:p>
            <text:p>Art. 5º A quebra da ordem cronológica de pagamentos somente ocorrerá quando presentes relevantes razões de interesse público e mediante prévia justificativa da autoridade competente.</text:p>
            <text:p>§2º Com o fim de salvaguardar a transparência administrativa, nos termos da Lei nº 12.527, de 18 de novembro de 2011, o órgão ou entidade deverá disponibilizar, mensalmente, na seção específica de acesso à informação de seu sítio na Internet, a ordem cronológica de seus pagamentos, bem como as justificativas que fundamentam a eventual quebra da ordem.</text:p>
            <text:p>Ao receber sua mensagem percebi que o objeto disponibilizado é diferente do que a IN ordena. É valido ressaltar que a Instrução Normativa deixa típico que deve ser disponibilizado tais informações no seu sitio de internet não sendo correto, portanto utilizar o portal de transparência do governo como intermédio para tal pois esse não possui o determinado. Gostaria neste caso solicitar o link de acesso para as informações corretas, e caso as mesmas ainda não estiverem disponíveis solicito também a data máxima de adequação para que eu possa ter acesso a essas informações, caso nenhuma das solicitações possam ser acolhidas quero que este órgão justifique o descumprimento da anteposta Instrução Normativa que como regra geral, sempre haverá o respeito a ordem cronológica de pagamentos, conforme a data atesto da prestação do serviço e a de liquidação da despesa.</text:p>
            <text:p>Para facilitar segue em anexo a forma correta que as informações devem estar contidas:</text:p>
            <text:p/>
            <text:p/>
          </table:table-cell>
          <table:table-cell table:style-name="ce5" office:value-type="string" calcext:value-type="string">
            <text:p>A resposta da minha solicitação foi diferente do pedido</text:p>
          </table:table-cell>
          <table:table-cell table:style-name="ce5" office:value-type="float" office:value="43096.6463078704" calcext:value-type="float">
            <text:p>43096,6463078704</text:p>
          </table:table-cell>
          <table:table-cell table:number-columns-repeated="1012"/>
        </table:table-row>
        <table:table-row table:style-name="ro1">
          <table:table-cell table:style-name="ce2" office:value-type="string" calcext:value-type="string">
            <text:p>99938000153201708</text:p>
          </table:table-cell>
          <table:table-cell table:style-name="ce3" office:value-type="date" office:date-value="2017-12-15T09:57:45.000003" calcext:value-type="date">
            <text:p>15/12/2017 09:57</text:p>
          </table:table-cell>
          <table:table-cell table:style-name="ce4" office:value-type="date" office:date-value="2018-01-08T23:59:58.999998" calcext:value-type="date">
            <text:p>08/01/2018</text:p>
          </table:table-cell>
          <table:table-cell table:style-name="ce5" office:value-type="string" calcext:value-type="string">
            <text:p>Pode me enviar por e-mail o edital ou informar onde foi publicado</text:p>
          </table:table-cell>
          <table:table-cell table:style-name="ce5" office:value-type="string" calcext:value-type="string">
            <text:p>preciso ter acesso ao edital para aquisição de licenças Microsot</text:p>
          </table:table-cell>
          <table:table-cell table:style-name="ce5" office:value-type="float" office:value="43103.6212152778" calcext:value-type="float">
            <text:p>43103,6212152778</text:p>
          </table:table-cell>
          <table:table-cell table:number-columns-repeated="1012"/>
        </table:table-row>
        <table:table-row table:style-name="ro13">
          <table:table-cell table:style-name="ce2" office:value-type="string" calcext:value-type="string">
            <text:p>99938000154201744</text:p>
          </table:table-cell>
          <table:table-cell table:style-name="ce3" office:value-type="date" office:date-value="2017-12-15T10:51:49.999997" calcext:value-type="date">
            <text:p>15/12/2017 10:51</text:p>
          </table:table-cell>
          <table:table-cell table:style-name="ce4" office:value-type="date" office:date-value="2018-01-08T23:59:58.999998" calcext:value-type="date">
            <text:p>08/01/2018</text:p>
          </table:table-cell>
          <table:table-cell table:style-name="ce5" office:value-type="string" calcext:value-type="string">
            <text:p>Prezados,</text:p>
            <text:p/>
            <text:p>Venho por meio deste requerer informação dos pré-requisitos para a Solicitação de Acesso à Rede Básica pela EPE, para os horizontes de 2021, 2022 e 2023 para uma Usina Fotovoltaica de 256 MW de potência nominal, com vias de se obter a Outorga. O ponto de conexão seria a Subestação Igaporã III 230 kV.</text:p>
            <text:p/>
            <text:p>Desde já agradeço.</text:p>
            <text:p/>
          </table:table-cell>
          <table:table-cell table:style-name="ce5" office:value-type="string" calcext:value-type="string">
            <text:p>SOLICITAÇÃO DE INFORMAÇÃO DE ACESSO A REDE BÁSICA PELA EPE - PRÉ-REQUISITOS</text:p>
          </table:table-cell>
          <table:table-cell table:style-name="ce5" office:value-type="float" office:value="43096.6097337963" calcext:value-type="float">
            <text:p>43096,6097337963</text:p>
          </table:table-cell>
          <table:table-cell table:number-columns-repeated="1012"/>
        </table:table-row>
        <table:table-row table:style-name="ro1">
          <table:table-cell table:style-name="ce2" office:value-type="string" calcext:value-type="string">
            <text:p>99938000155201799</text:p>
          </table:table-cell>
          <table:table-cell table:style-name="ce3" office:value-type="date" office:date-value="2017-12-15T12:38:55.999997" calcext:value-type="date">
            <text:p>15/12/2017 12:38</text:p>
          </table:table-cell>
          <table:table-cell table:style-name="ce4" office:value-type="date" office:date-value="2018-01-08T23:59:58.999998" calcext:value-type="date">
            <text:p>08/01/2018</text:p>
          </table:table-cell>
          <table:table-cell table:style-name="ce5" office:value-type="string" calcext:value-type="string">
            <text:p>Em relatório da EPE "Consumo Final e Conservacao de Energia 1970 - 2005" (em anexo) sao apresentados dados do consumo total de energia por Regiao. No caso, gostaria de solicitar por gentileza os dados referentes ao Estado do Acre, total e por atividade, desde 1970 conforme apresentado pelo relatório.</text:p>
          </table:table-cell>
          <table:table-cell table:style-name="ce5" office:value-type="string" calcext:value-type="string">
            <text:p>Dados relativos a consumo de energia no Estado do Acre durante as décadas de 1970, 1980 e 1990.</text:p>
          </table:table-cell>
          <table:table-cell table:style-name="ce5" office:value-type="float" office:value="43096.6303703704" calcext:value-type="float">
            <text:p>43096,6303703704</text:p>
          </table:table-cell>
          <table:table-cell table:number-columns-repeated="1012"/>
        </table:table-row>
        <table:table-row table:style-name="ro13">
          <table:table-cell table:style-name="ce2" office:value-type="string" calcext:value-type="string">
            <text:p>99938000156201733</text:p>
          </table:table-cell>
          <table:table-cell table:style-name="ce3" office:value-type="date" office:date-value="2017-12-19T11:11:56.999996" calcext:value-type="date">
            <text:p>19/12/2017 11:11</text:p>
          </table:table-cell>
          <table:table-cell table:style-name="ce4" office:value-type="date" office:date-value="2018-01-08T23:59:58.999998" calcext:value-type="date">
            <text:p>08/01/2018</text:p>
          </table:table-cell>
          <table:table-cell table:style-name="ce5" office:value-type="string" calcext:value-type="string">
            <text:p>Como se ocorre a demissão dos funcionários celetistas nessas empresas? São demissões diretas? </text:p>
            <text:p>Se não, há alguma norma interna para demissão e penalidades dos funcionários? Por favor encaminhar se for o segundo caso</text:p>
            <text:p/>
            <text:p>Por favor informar os dados dos últimos 5 anos sobre as penalidades aplicadas e demissões aplicadas</text:p>
            <text:p/>
            <text:p/>
          </table:table-cell>
          <table:table-cell table:style-name="ce5" office:value-type="string" calcext:value-type="string">
            <text:p>Informações sobre PDA'S</text:p>
          </table:table-cell>
          <table:table-cell table:style-name="ce5" office:value-type="float" office:value="43105.8355787037" calcext:value-type="float">
            <text:p>43105,8355787037</text:p>
          </table:table-cell>
          <table:table-cell table:number-columns-repeated="1012"/>
        </table:table-row>
        <table:table-row table:style-name="ro11">
          <table:table-cell table:style-name="ce2" office:value-type="string" calcext:value-type="string">
            <text:p>99938000157201788</text:p>
          </table:table-cell>
          <table:table-cell table:style-name="ce3" office:value-type="date" office:date-value="2017-12-21T11:02:57.999998" calcext:value-type="date">
            <text:p>21/12/2017 11:02</text:p>
          </table:table-cell>
          <table:table-cell table:style-name="ce4" office:value-type="date" office:date-value="2018-01-10T23:59:58.999998" calcext:value-type="date">
            <text:p>10/01/2018</text:p>
          </table:table-cell>
          <table:table-cell table:style-name="ce5" office:value-type="string" calcext:value-type="string">
            <text:p>Prezados, </text:p>
            <text:p/>
            <text:p>Gostaria de obter todos os estudos, notas técnicas, pareceres e outros subsídios que antecederam a edição do ONS NT 080/2017 / EPE-DEE-RE-051/2017. </text:p>
            <text:p/>
            <text:p>Atenciosamente,</text:p>
            <text:p/>
            <text:p>André </text:p>
          </table:table-cell>
          <table:table-cell table:style-name="ce5" office:value-type="string" calcext:value-type="string">
            <text:p>ONS NT 080/2017 / EPE-DEE-RE-051/2017</text:p>
          </table:table-cell>
          <table:table-cell table:style-name="ce5" office:value-type="float" office:value="43091.7310416667" calcext:value-type="float">
            <text:p>43091,7310416667</text:p>
          </table:table-cell>
          <table:table-cell table:number-columns-repeated="1012"/>
        </table:table-row>
        <table:table-row table:style-name="ro13">
          <table:table-cell table:style-name="ce2" office:value-type="string" calcext:value-type="string">
            <text:p>99938000158201722</text:p>
          </table:table-cell>
          <table:table-cell table:style-name="ce3" office:value-type="date" office:date-value="2017-12-21T16:56:03.000002" calcext:value-type="date">
            <text:p>21/12/2017 16:56</text:p>
          </table:table-cell>
          <table:table-cell table:style-name="ce4" office:value-type="date" office:date-value="2018-01-10T23:59:58.999998" calcext:value-type="date">
            <text:p>10/01/2018</text:p>
          </table:table-cell>
          <table:table-cell table:style-name="ce5" office:value-type="string" calcext:value-type="string">
            <text:p>Boa Tarde, </text:p>
            <text:p/>
            <text:p>Clovis Borba de Farias, Professor EBTT, IFSUL campus Pelotas, estou fazendo um trabalho sobre Fontes Renováveis de Energia e estou necessitando de um auxílio para encontrar alguns dados sobre o assunto. Se fosse possível, peço a ajuda para encontrar o tempo estimado, em dias ou anos, de implementação das fontes renováveis de energia (Eólica, Solar, Biomassa e PCH), desde o projeto até a operação. Se possível discriminado para cada fonte em: Levantamento dos dados, projetos, licenciamentos e período de obras.</text:p>
            <text:p/>
            <text:p>Aguardo retorno.</text:p>
            <text:p>att.</text:p>
          </table:table-cell>
          <table:table-cell table:style-name="ce5" office:value-type="string" calcext:value-type="string">
            <text:p>Tempo de implementação de Fontes Renováveis de Energia</text:p>
          </table:table-cell>
          <table:table-cell table:style-name="ce5" office:value-type="float" office:value="43103.7018287037" calcext:value-type="float">
            <text:p>43103,7018287037</text:p>
          </table:table-cell>
          <table:table-cell table:number-columns-repeated="1012"/>
        </table:table-row>
        <table:table-row table:style-name="ro12">
          <table:table-cell table:style-name="ce2" office:value-type="string" calcext:value-type="string">
            <text:p>99938000160201700</text:p>
          </table:table-cell>
          <table:table-cell table:style-name="ce3" office:value-type="date" office:date-value="2017-12-26T15:32:59.000001" calcext:value-type="date">
            <text:p>26/12/2017 15:32</text:p>
          </table:table-cell>
          <table:table-cell table:style-name="ce4" office:value-type="date" office:date-value="2018-01-15T23:59:58.999998" calcext:value-type="date">
            <text:p>15/01/2018</text:p>
          </table:table-cell>
          <table:table-cell table:style-name="ce5" office:value-type="string" calcext:value-type="string">
            <text:p>Prezados,</text:p>
            <text:p/>
            <text:p>Venho por meio deste solicitar informação do procedimento e documentação necessária para solicitar acesso a Ree Básica para março de 2022 com vias de se obter a Outorga para uma Usina Fotovoltaica de potência nominal de 256 MW, cujo ponto de conexão seria a Subestação Igaporã III 230 kV.</text:p>
            <text:p/>
            <text:p>Gostaria de solicitar também se há um telefone para contato telefonico e pessoa para tratar desse assunto e esclarecer outras dúvidas de mesma natureza, as quais creio que seriam melhor e mais rapidamente respondidas por outro meio além do sistema e-sic´.</text:p>
            <text:p/>
            <text:p/>
            <text:p>Desde já agradeço a disponibilidade.</text:p>
          </table:table-cell>
          <table:table-cell table:style-name="ce5" office:value-type="string" calcext:value-type="string">
            <text:p>Solicitação de Acesso a Rede Básica para 2022 para obteção de Outorga</text:p>
          </table:table-cell>
          <table:table-cell table:style-name="ce5" office:value-type="float" office:value="43097.4725462963" calcext:value-type="float">
            <text:p>43097,4725462963</text:p>
          </table:table-cell>
          <table:table-cell table:number-columns-repeated="1012"/>
        </table:table-row>
        <table:table-row table:style-name="ro20">
          <table:table-cell table:style-name="ce2" office:value-type="string" calcext:value-type="string">
            <text:p>99938000161201746</text:p>
          </table:table-cell>
          <table:table-cell table:style-name="ce3" office:value-type="date" office:date-value="2017-12-27T10:31:18.000002" calcext:value-type="date">
            <text:p>27/12/2017 10:31</text:p>
          </table:table-cell>
          <table:table-cell table:style-name="ce4" office:value-type="date" office:date-value="2018-01-16T23:59:58.999998" calcext:value-type="date">
            <text:p>16/01/2018</text:p>
          </table:table-cell>
          <table:table-cell table:style-name="ce5" office:value-type="string" calcext:value-type="string">
            <text:p>Não estou conseguindo localizar no site da EPE o relatório EPE-DEE-DEA-RE-009/2013-rev1 – “Estudo de Atendimento</text:p>
            <text:p>Elétrico ao Estado de Santa Catarina - Regiões Sul e Extremo Sul”, de 6 de setembro de 2017.</text:p>
            <text:p/>
            <text:p>Favor me enviar o link para essa localização ou o documento.</text:p>
            <text:p/>
          </table:table-cell>
          <table:table-cell table:style-name="ce5" office:value-type="string" calcext:value-type="string">
            <text:p>Relatório EPE-DEE-DEA-RE-009/2013-rev1</text:p>
          </table:table-cell>
          <table:table-cell table:style-name="ce5" office:value-type="float" office:value="43097.6484606481" calcext:value-type="float">
            <text:p>43097,6484606481</text:p>
          </table:table-cell>
          <table:table-cell table:number-columns-repeated="1012"/>
        </table:table-row>
        <table:table-row table:style-name="ro1">
          <table:table-cell table:style-name="ce2" office:value-type="string" calcext:value-type="string">
            <text:p>99938000163201735</text:p>
          </table:table-cell>
          <table:table-cell table:style-name="ce3" office:value-type="date" office:date-value="2017-12-28T15:48:57.000004" calcext:value-type="date">
            <text:p>28/12/2017 15:48</text:p>
          </table:table-cell>
          <table:table-cell table:style-name="ce4" office:value-type="date" office:date-value="2018-01-17T23:59:58.999998" calcext:value-type="date">
            <text:p>17/01/2018</text:p>
          </table:table-cell>
          <table:table-cell table:style-name="ce5" office:value-type="string" calcext:value-type="string">
            <text:p>Não estou conseguindo localizar no site o relatório EPE-DEE-DEA-RE-009/2013-rev1 - favor indicar o link</text:p>
          </table:table-cell>
          <table:table-cell table:style-name="ce5" office:value-type="string" calcext:value-type="string">
            <text:p>EPE-DEE-DEA-RE-009/2013-rev1 - favor indicar o link</text:p>
          </table:table-cell>
          <table:table-cell table:style-name="ce5" office:value-type="float" office:value="43098.8031365741" calcext:value-type="float">
            <text:p>43098,8031365741</text:p>
          </table:table-cell>
          <table:table-cell table:number-columns-repeated="1012"/>
        </table:table-row>
        <table:table-row table:style-name="ro1">
          <table:table-cell table:style-name="ce2" office:value-type="string" calcext:value-type="string">
            <text:p>99938000164201780</text:p>
          </table:table-cell>
          <table:table-cell table:style-name="ce3" office:value-type="date" office:date-value="2017-12-28T16:30:40.000003" calcext:value-type="date">
            <text:p>28/12/2017 16:30</text:p>
          </table:table-cell>
          <table:table-cell table:style-name="ce4" office:value-type="date" office:date-value="2018-01-17T23:59:58.999998" calcext:value-type="date">
            <text:p>17/01/2018</text:p>
          </table:table-cell>
          <table:table-cell table:style-name="ce5" office:value-type="string" calcext:value-type="string">
            <text:p>Gostaria de saber qual a base de dados utilizada nas análises do Anuário Estatístico de Energia Elétrica e solicitar acesso para fins de pesquisa e de estratificação dos consumidores.</text:p>
          </table:table-cell>
          <table:table-cell table:style-name="ce5" office:value-type="string" calcext:value-type="string">
            <text:p>Base utilizada para as análises do Anuário Estatístico de Energia Elétrica</text:p>
          </table:table-cell>
          <table:table-cell table:style-name="ce5" office:value-type="float" office:value="43103.4732986111" calcext:value-type="float">
            <text:p>43103,4732986111</text:p>
          </table:table-cell>
          <table:table-cell table:number-columns-repeated="1012"/>
        </table:table-row>
        <table:table-row table:style-name="ro20">
          <table:table-cell table:style-name="ce2" office:value-type="string" calcext:value-type="string">
            <text:p>99938000001201888</text:p>
          </table:table-cell>
          <table:table-cell table:style-name="ce3" office:value-type="date" office:date-value="2018-01-03T11:49:08" calcext:value-type="date">
            <text:p>03/01/2018 11:49</text:p>
          </table:table-cell>
          <table:table-cell table:style-name="ce4" office:value-type="date" office:date-value="2018-01-23T23:59:58.999998" calcext:value-type="date">
            <text:p>23/01/2018</text:p>
          </table:table-cell>
          <table:table-cell table:style-name="ce5" office:value-type="string" calcext:value-type="string">
            <text:p>Olá,</text:p>
            <text:p/>
            <text:p>Gostaria de saber como verifico a classe de consumo (residencial, comercial, etc), classe de tensão (A2, A3, A4, B3, B1, etc) e segmento industrial/comercial por meio do sistema SIMPLES, conforme análises publicadas no Anuário Estatístico 2017 divulgados no site da EPE.</text:p>
            <text:p/>
            <text:p>É possível disponibilizar a base de dados do SIMPLES de 2017 em formato editável (excel ou csv) para análises de estratificação dos consumidores brasileiros?</text:p>
          </table:table-cell>
          <table:table-cell table:style-name="ce5" office:value-type="string" calcext:value-type="string">
            <text:p>Dados do Simples</text:p>
          </table:table-cell>
          <table:table-cell table:style-name="ce5" office:value-type="float" office:value="43103.6109375" calcext:value-type="float">
            <text:p>43103,6109375</text:p>
          </table:table-cell>
          <table:table-cell table:number-columns-repeated="1012"/>
        </table:table-row>
        <table:table-row table:style-name="ro13">
          <table:table-cell table:style-name="ce2" office:value-type="string" calcext:value-type="string">
            <text:p>99938000003201877</text:p>
          </table:table-cell>
          <table:table-cell table:style-name="ce3" office:value-type="date" office:date-value="2018-01-04T11:03:14" calcext:value-type="date">
            <text:p>04/01/2018 11:03</text:p>
          </table:table-cell>
          <table:table-cell table:style-name="ce4" office:value-type="date" office:date-value="2018-01-24T23:59:58.999998" calcext:value-type="date">
            <text:p>24/01/2018</text:p>
          </table:table-cell>
          <table:table-cell table:style-name="ce5" office:value-type="string" calcext:value-type="string">
            <text:p>- Projeção de energia (toe) gerada pela cana de açúcar e seus derivados de 2016 até 2050.</text:p>
            <text:p>- Projeção de área (ha) ocupada pela cana de açúcar de 2016 até 2050.</text:p>
            <text:p>- Projeção de produtividade (kg/ha) da cana de açúcar de 2016 até 2050.</text:p>
            <text:p>- Projeção de produção (toneladas) de cana de açúcar de 2016 a 20150; </text:p>
            <text:p>- Projeção de produção (toneladas) de cana de açúcar destinada à produção de etanol de 2016 até 2050.</text:p>
            <text:p>- Produção (toneladas) de cana de açúcar destinada à produção de etanol de 1970 até 2016.</text:p>
          </table:table-cell>
          <table:table-cell table:style-name="ce5" office:value-type="string" calcext:value-type="string">
            <text:p>Dados de projecoes de energia, area, productividade e producao de cana de acucar</text:p>
          </table:table-cell>
          <table:table-cell table:style-name="ce5" office:value-type="float" office:value="43109.6241666667" calcext:value-type="float">
            <text:p>43109,6241666667</text:p>
          </table:table-cell>
          <table:table-cell table:number-columns-repeated="1012"/>
        </table:table-row>
        <table:table-row table:style-name="ro2">
          <table:table-cell table:style-name="ce2" office:value-type="string" calcext:value-type="string">
            <text:p>99938000004201811</text:p>
          </table:table-cell>
          <table:table-cell table:style-name="ce3" office:value-type="date" office:date-value="2018-01-05T11:12:57.000001" calcext:value-type="date">
            <text:p>05/01/2018 11:12</text:p>
          </table:table-cell>
          <table:table-cell table:style-name="ce4" office:value-type="date" office:date-value="2018-01-29T23:59:58.999998" calcext:value-type="date">
            <text:p>29/01/2018</text:p>
          </table:table-cell>
          <table:table-cell table:style-name="ce5" office:value-type="string" calcext:value-type="string">
            <text:p>Prezados,</text:p>
            <text:p/>
            <text:p>Bom dia.</text:p>
            <text:p/>
            <text:p>Venho por meio deste solicitar, gentilmente, as seguintes informações e documentos referente à essa Instituição.</text:p>
            <text:p> </text:p>
            <text:p>- Estatuto Social</text:p>
            <text:p>- Ata da última AGO - Assembleia Geral Ordinária</text:p>
            <text:p>- Relação de acionistas, contemplando CNPJ e Razão Social/CPF e nome completo, bem como respectiva quantidade de ações</text:p>
            <text:p/>
            <text:p>Desde já agradeço.</text:p>
            <text:p/>
          </table:table-cell>
          <table:table-cell table:style-name="ce5" office:value-type="string" calcext:value-type="string">
            <text:p>Solicitação de Informações</text:p>
          </table:table-cell>
          <table:table-cell table:style-name="ce5" office:value-type="float" office:value="43116.7431828704" calcext:value-type="float">
            <text:p>43116,7431828704</text:p>
          </table:table-cell>
          <table:table-cell table:number-columns-repeated="1012"/>
        </table:table-row>
        <table:table-row table:style-name="ro8">
          <table:table-cell table:style-name="ce2" office:value-type="string" calcext:value-type="string">
            <text:p>99938000005201866</text:p>
          </table:table-cell>
          <table:table-cell table:style-name="ce3" office:value-type="date" office:date-value="2018-01-08T15:37:50.999998" calcext:value-type="date">
            <text:p>08/01/2018 15:37</text:p>
          </table:table-cell>
          <table:table-cell table:style-name="ce4" office:value-type="date" office:date-value="2018-01-29T23:59:58.999998" calcext:value-type="date">
            <text:p>29/01/2018</text:p>
          </table:table-cell>
          <table:table-cell table:style-name="ce5" office:value-type="string" calcext:value-type="string">
            <text:p>Preezados Senhores</text:p>
            <text:p>Solicito informações refentes ao sistema elétrico de Roraima ( conectados ao SIN e Isolados), informações essas relacionados à localização e capacidade das linhas de transmissão e subestações presentes e em operação no estado de Roraima.</text:p>
            <text:p>Atenciosamente</text:p>
          </table:table-cell>
          <table:table-cell table:style-name="ce5" office:value-type="string" calcext:value-type="string">
            <text:p>informaçõs sobre sistema elétrico de Roraima</text:p>
          </table:table-cell>
          <table:table-cell table:style-name="ce5" office:value-type="float" office:value="43110.6876041667" calcext:value-type="float">
            <text:p>43110,6876041667</text:p>
          </table:table-cell>
          <table:table-cell table:number-columns-repeated="1012"/>
        </table:table-row>
        <table:table-row table:style-name="ro1">
          <table:table-cell table:style-name="ce2" office:value-type="string" calcext:value-type="string">
            <text:p>99938000006201819</text:p>
          </table:table-cell>
          <table:table-cell table:style-name="ce3" office:value-type="date" office:date-value="2018-01-09T01:07:54.000002" calcext:value-type="date">
            <text:p>09/01/2018 01:07</text:p>
          </table:table-cell>
          <table:table-cell table:style-name="ce4" office:value-type="date" office:date-value="2018-01-29T23:59:58.999998" calcext:value-type="date">
            <text:p>29/01/2018</text:p>
          </table:table-cell>
          <table:table-cell table:style-name="ce5" office:value-type="string" calcext:value-type="string">
            <text:p>Solicito a disponibilização da última revisão do estudo EPE-DEE-RE-049/2017 - “Estudo de Atendimento Elétrico ao Estado de Santa Catarina Região Oeste".</text:p>
          </table:table-cell>
          <table:table-cell table:style-name="ce5" office:value-type="string" calcext:value-type="string">
            <text:p>Disponibilização do Estudo EPE-DEE-RE-049/2017</text:p>
          </table:table-cell>
          <table:table-cell table:style-name="ce5" office:value-type="float" office:value="43112.4936342593" calcext:value-type="float">
            <text:p>43112,4936342593</text:p>
          </table:table-cell>
          <table:table-cell table:number-columns-repeated="1012"/>
        </table:table-row>
        <table:table-row table:style-name="ro9">
          <table:table-cell table:style-name="ce2" office:value-type="string" calcext:value-type="string">
            <text:p>99938000007201855</text:p>
          </table:table-cell>
          <table:table-cell table:style-name="ce3" office:value-type="date" office:date-value="2018-01-10T19:37:17.000003" calcext:value-type="date">
            <text:p>10/01/2018 19:37</text:p>
          </table:table-cell>
          <table:table-cell table:style-name="ce4" office:value-type="date" office:date-value="2018-01-31T23:59:58.999998" calcext:value-type="date">
            <text:p>31/01/2018</text:p>
          </table:table-cell>
          <table:table-cell table:style-name="ce5" office:value-type="string" calcext:value-type="string">
            <text:p>Boa tarde</text:p>
            <text:p> </text:p>
            <text:p>Estamos elaborando um estudo de inventário hidrelétrico, e conforme a Nota Técnica da ANEEL n°223/2013, o custo de unitário de referência a ser utilizado corresponde ao determinado pela EPE conforme Nota Técnica EPE-DEE-RE-077/2008 de 10/06/2008,  igual a R$143,70/MWh, corrigido por IGP-DI.</text:p>
            <text:p> </text:p>
            <text:p>Dúvida, foi publicada pela EPE outra Nota Técnica mais recente, com valor atual de Custo Unitário de Referência?</text:p>
            <text:p> </text:p>
            <text:p>Poderia por gentileza, nos encaminhar?</text:p>
            <text:p> </text:p>
            <text:p>Não encontrei informação mais recente no site da EPE</text:p>
            <text:p> </text:p>
            <text:p>Desde já, muito grata e fico no aguardo</text:p>
            <text:p> </text:p>
            <text:p>Att</text:p>
            <text:p>Patricia Barcelos Pusch</text:p>
          </table:table-cell>
          <table:table-cell table:style-name="ce5" office:value-type="string" calcext:value-type="string">
            <text:p>Custo Unitário de Referência</text:p>
          </table:table-cell>
          <table:table-cell table:style-name="ce5" office:value-type="float" office:value="43126.6172337963" calcext:value-type="float">
            <text:p>43126,6172337963</text:p>
          </table:table-cell>
          <table:table-cell table:number-columns-repeated="1012"/>
        </table:table-row>
        <table:table-row table:style-name="ro8">
          <table:table-cell table:style-name="ce2" office:value-type="string" calcext:value-type="string">
            <text:p>99938000008201808</text:p>
          </table:table-cell>
          <table:table-cell table:style-name="ce3" office:value-type="date" office:date-value="2018-01-12T09:45:17.000003" calcext:value-type="date">
            <text:p>12/01/2018 09:45</text:p>
          </table:table-cell>
          <table:table-cell table:style-name="ce4" office:value-type="date" office:date-value="2018-02-05T23:59:58.999998" calcext:value-type="date">
            <text:p>05/02/2018</text:p>
          </table:table-cell>
          <table:table-cell table:style-name="ce5" office:value-type="string" calcext:value-type="string">
            <text:p>Olá,</text:p>
            <text:p/>
            <text:p>Gostaria de saber o número de consumidores por tensão de fornecimento. Este dado não é apresentado no anuário estatístico. </text:p>
          </table:table-cell>
          <table:table-cell table:style-name="ce5" office:value-type="string" calcext:value-type="string">
            <text:p>Dados do Simples</text:p>
          </table:table-cell>
          <table:table-cell table:style-name="ce5" office:value-type="float" office:value="43115.7118981481" calcext:value-type="float">
            <text:p>43115,7118981481</text:p>
          </table:table-cell>
          <table:table-cell table:number-columns-repeated="1012"/>
        </table:table-row>
        <table:table-row table:style-name="ro8">
          <table:table-cell table:style-name="ce2" office:value-type="string" calcext:value-type="string">
            <text:p>99938000010201879</text:p>
          </table:table-cell>
          <table:table-cell table:style-name="ce3" office:value-type="date" office:date-value="2018-01-13T22:42:29.000002" calcext:value-type="date">
            <text:p>13/01/2018 22:42</text:p>
          </table:table-cell>
          <table:table-cell table:style-name="ce4" office:value-type="date" office:date-value="2018-02-05T23:59:58.999998" calcext:value-type="date">
            <text:p>05/02/2018</text:p>
          </table:table-cell>
          <table:table-cell table:style-name="ce5" office:value-type="string" calcext:value-type="string">
            <text:p>Eu estou analisando os dados fornecidos no site da ONS (http://ons.org.br/pt/paginas/resultados-da-operacao/historico-da-operacao), porém gostaria de ter todos essas dados em formato de texto para poder manipulá-los e criar minhas análises. Vocês podem me ajudar?</text:p>
            <text:p/>
            <text:p>Abraços,</text:p>
          </table:table-cell>
          <table:table-cell table:style-name="ce5" office:value-type="string" calcext:value-type="string">
            <text:p>Gostaria de acessar a base de dados histórica ONS</text:p>
          </table:table-cell>
          <table:table-cell table:style-name="ce5" office:value-type="float" office:value="43115.5775694444" calcext:value-type="float">
            <text:p>43115,5775694444</text:p>
          </table:table-cell>
          <table:table-cell table:number-columns-repeated="1012"/>
        </table:table-row>
        <table:table-row table:style-name="ro1">
          <table:table-cell table:style-name="ce2" office:value-type="string" calcext:value-type="string">
            <text:p>99938000012201868</text:p>
          </table:table-cell>
          <table:table-cell table:style-name="ce3" office:value-type="date" office:date-value="2018-01-18T15:25:25.999997" calcext:value-type="date">
            <text:p>18/01/2018 15:25</text:p>
          </table:table-cell>
          <table:table-cell table:style-name="ce4" office:value-type="date" office:date-value="2018-02-07T23:59:58.999998" calcext:value-type="date">
            <text:p>07/02/2018</text:p>
          </table:table-cell>
          <table:table-cell table:style-name="ce5" office:value-type="string" calcext:value-type="string">
            <text:p>Solicito o envio de cópia do Regulamento de Pessoal da EPE ou instrumento congênere.</text:p>
          </table:table-cell>
          <table:table-cell table:style-name="ce5" office:value-type="string" calcext:value-type="string">
            <text:p>Regulamento de Pessoal</text:p>
          </table:table-cell>
          <table:table-cell table:style-name="ce5" office:value-type="float" office:value="43129.6242476852" calcext:value-type="float">
            <text:p>43129,6242476852</text:p>
          </table:table-cell>
          <table:table-cell table:number-columns-repeated="1012"/>
        </table:table-row>
        <table:table-row table:style-name="ro9">
          <table:table-cell table:style-name="ce2" office:value-type="string" calcext:value-type="string">
            <text:p>99938000013201811</text:p>
          </table:table-cell>
          <table:table-cell table:style-name="ce3" office:value-type="date" office:date-value="2018-01-18T16:35:18.999997" calcext:value-type="date">
            <text:p>18/01/2018 16:35</text:p>
          </table:table-cell>
          <table:table-cell table:style-name="ce4" office:value-type="date" office:date-value="2018-02-07T23:59:58.999998" calcext:value-type="date">
            <text:p>07/02/2018</text:p>
          </table:table-cell>
          <table:table-cell table:style-name="ce5" office:value-type="string" calcext:value-type="string">
            <text:p>Boa tarde caro(a),</text:p>
            <text:p>Meu nome é Davi, trabalho na empresa de projetos elétricos de distribuição na empresa Stonos.</text:p>
            <text:p>Estamos fazendo um projeto elétrico para o assentamento P.A Madre Teresa na região de Goiandira-GO, nosso projeto cruza uma L.T de autoria desconhecida na região noroeste do município de Goiandira. </text:p>
            <text:p>Gostaria de saber se no EPE existe um banco de dados que consta o registro dessa L.T., segue as coordenadas das torres, se forem de serventia para tal busca.</text:p>
            <text:p>Torre 21 A</text:p>
            <text:p>X: 797207</text:p>
            <text:p>Y: 8007995</text:p>
            <text:p/>
            <text:p>Torre 21 B</text:p>
            <text:p>X: 797261</text:p>
            <text:p>Y: 8008380</text:p>
            <text:p>Qualquer necessidade de informação adicional, favor entrar em contato.</text:p>
            <text:p>Atenciosamente,</text:p>
            <text:p/>
          </table:table-cell>
          <table:table-cell table:style-name="ce5" office:value-type="string" calcext:value-type="string">
            <text:p>Consulta de dados sobre Linha de Transmissão</text:p>
          </table:table-cell>
          <table:table-cell table:style-name="ce5" office:value-type="float" office:value="43123.6362037037" calcext:value-type="float">
            <text:p>43123,6362037037</text:p>
          </table:table-cell>
          <table:table-cell table:number-columns-repeated="1012"/>
        </table:table-row>
        <table:table-row table:style-name="ro13">
          <table:table-cell table:style-name="ce2" office:value-type="string" calcext:value-type="string">
            <text:p>99938000014201857</text:p>
          </table:table-cell>
          <table:table-cell table:style-name="ce3" office:value-type="date" office:date-value="2018-01-18T18:45:52.000004" calcext:value-type="date">
            <text:p>18/01/2018 18:45</text:p>
          </table:table-cell>
          <table:table-cell table:style-name="ce4" office:value-type="date" office:date-value="2018-02-07T23:59:58.999998" calcext:value-type="date">
            <text:p>07/02/2018</text:p>
          </table:table-cell>
          <table:table-cell table:style-name="ce5" office:value-type="string" calcext:value-type="string">
            <text:p>Venho por meio deste solicitar os seguintes dados:</text:p>
            <text:p>- O montante de recursos financeiros que esta estatal direcionou para o esporte por meio de patrocínio em 2017.</text:p>
            <text:p>- Quais as ações foram realizadas em 2017 e seus respectivos valores?</text:p>
            <text:p>- Quais foram as modalidades, entidades, órgãos é/ou pessoas</text:p>
            <text:p>receberam os recursos de patrocínio do esporte em 2017 e os respectivos valores?</text:p>
            <text:p>Solicitamos que seja feita a discriminação dos valores patrocinados pela Lei de Incentivo ao Esporte e aqueles que foram patrocinados sem ser pela Lei de Incentivo ao Esporte.</text:p>
          </table:table-cell>
          <table:table-cell table:style-name="ce5" office:value-type="string" calcext:value-type="string">
            <text:p>Patrocínio esportivo em 2017</text:p>
          </table:table-cell>
          <table:table-cell table:style-name="ce5" office:value-type="float" office:value="43119.454525463" calcext:value-type="float">
            <text:p>43119,454525463</text:p>
          </table:table-cell>
          <table:table-cell table:number-columns-repeated="1012"/>
        </table:table-row>
        <table:table-row table:style-name="ro20">
          <table:table-cell table:style-name="ce2" office:value-type="string" calcext:value-type="string">
            <text:p>99938000015201800</text:p>
          </table:table-cell>
          <table:table-cell table:style-name="ce3" office:value-type="date" office:date-value="2018-01-20T17:55:08.000003" calcext:value-type="date">
            <text:p>20/01/2018 17:55</text:p>
          </table:table-cell>
          <table:table-cell table:style-name="ce4" office:value-type="date" office:date-value="2018-02-14T23:59:58.999998" calcext:value-type="date">
            <text:p>14/02/2018</text:p>
          </table:table-cell>
          <table:table-cell table:style-name="ce5" office:value-type="string" calcext:value-type="string">
            <text:p>Olá,</text:p>
            <text:p/>
            <text:p>Vocês poderiam me enviar o consumo de energia elétrica anual a partir de 2003 da cidade de Guarulhos (SP)?</text:p>
            <text:p/>
            <text:p>Muito obrigado!</text:p>
          </table:table-cell>
          <table:table-cell table:style-name="ce5" office:value-type="string" calcext:value-type="string">
            <text:p>Consumo de energia elétrica</text:p>
          </table:table-cell>
          <table:table-cell table:style-name="ce5" office:value-type="float" office:value="43122.6550694444" calcext:value-type="float">
            <text:p>43122,6550694444</text:p>
          </table:table-cell>
          <table:table-cell table:number-columns-repeated="1012"/>
        </table:table-row>
        <table:table-row table:style-name="ro8">
          <table:table-cell table:style-name="ce2" office:value-type="string" calcext:value-type="string">
            <text:p>99938000016201846</text:p>
          </table:table-cell>
          <table:table-cell table:style-name="ce3" office:value-type="date" office:date-value="2018-01-23T17:25:56.000001" calcext:value-type="date">
            <text:p>23/01/2018 17:25</text:p>
          </table:table-cell>
          <table:table-cell table:style-name="ce4" office:value-type="date" office:date-value="2018-02-14T23:59:58.999998" calcext:value-type="date">
            <text:p>14/02/2018</text:p>
          </table:table-cell>
          <table:table-cell table:style-name="ce5" office:value-type="string" calcext:value-type="string">
            <text:p>Gostaria de saber se a base de dados de fluxo de potência, em regime permanente e no formato do programa ANAREDE, referentes ao PDE 2026, correspondentes às regiões SUDESTE e CENTRO-OESTE, para os três patamares de carga (leve, médio e pesado), não estão disponíveis no sitio eletrônico da EPE. </text:p>
            <text:p>Conforme consulta realizada hoje (23/01), só estão disponíveis os arquivos relativos a região NORTE do Brasil. </text:p>
            <text:p/>
          </table:table-cell>
          <table:table-cell table:style-name="ce5" office:value-type="string" calcext:value-type="string">
            <text:p>Informações sobre a disponibilização de dados para simulações elétricas do SIN. </text:p>
          </table:table-cell>
          <table:table-cell table:style-name="ce5" office:value-type="float" office:value="43125.7625" calcext:value-type="float">
            <text:p>43125,7625</text:p>
          </table:table-cell>
          <table:table-cell table:number-columns-repeated="1012"/>
        </table:table-row>
        <table:table-row table:style-name="ro1">
          <table:table-cell table:style-name="ce2" office:value-type="string" calcext:value-type="string">
            <text:p>99938000017201891</text:p>
          </table:table-cell>
          <table:table-cell table:style-name="ce3" office:value-type="date" office:date-value="2018-01-25T21:06:20.000005" calcext:value-type="date">
            <text:p>25/01/2018 21:06</text:p>
          </table:table-cell>
          <table:table-cell table:style-name="ce4" office:value-type="date" office:date-value="2018-02-19T23:59:58.999998" calcext:value-type="date">
            <text:p>19/02/2018</text:p>
          </table:table-cell>
          <table:table-cell table:style-name="ce5" office:value-type="string" calcext:value-type="string">
            <text:p>Gostaria de saber se a base de dados de fluxo de potência, no formato do ANAREDE, são disponibilizados (no sítio eletrônico da EPE) considerando somente os cenários (seco e úmido) de hidraulicidade da região norte por ser para fins de estudo ou se o próprio estudo de planejamento da expansão do sistema elétrico (PDE 2026) considera somente os cenários da região norte. Se caso o PDE 2026 considere somente o cenário de hidraulicidade da região norte, gostaria de saber o por que considerar somente essa região do Brasil. <text:s/></text:p>
          </table:table-cell>
          <table:table-cell table:style-name="ce5" office:value-type="string" calcext:value-type="string">
            <text:p>Base de dados de fluxo de potência, no formato do ANAREDE, relativo ao PDE 2026. </text:p>
          </table:table-cell>
          <table:table-cell table:style-name="ce5" office:value-type="float" office:value="43137.687337963" calcext:value-type="float">
            <text:p>43137,687337963</text:p>
          </table:table-cell>
          <table:table-cell table:number-columns-repeated="1012"/>
        </table:table-row>
        <table:table-row table:style-name="ro1">
          <table:table-cell table:style-name="ce2" office:value-type="string" calcext:value-type="string">
            <text:p>99938000018201835</text:p>
          </table:table-cell>
          <table:table-cell table:style-name="ce3" office:value-type="date" office:date-value="2018-01-25T21:30:53.999997" calcext:value-type="date">
            <text:p>25/01/2018 21:30</text:p>
          </table:table-cell>
          <table:table-cell table:style-name="ce4" office:value-type="date" office:date-value="2018-02-19T23:59:58.999998" calcext:value-type="date">
            <text:p>19/02/2018</text:p>
          </table:table-cell>
          <table:table-cell table:style-name="ce5" office:value-type="string" calcext:value-type="string">
            <text:p>Gostaria de saber se os arquivos de trabalho para estudos elétricos de fluxo de potência, em regime permanente, referentes ao Plano Decenal de Expansão de Energia – PDE 2026, no formato do programa ANAREDE, disponibilizados no sítio da EPE, não são cedido no formato texto (extensão .pwf). </text:p>
          </table:table-cell>
          <table:table-cell table:style-name="ce5" office:value-type="string" calcext:value-type="string">
            <text:p>Tipo de arquivo da base de dados de fluxo de potência, no formato do ANAREDE, relativo ao PDE 2026. </text:p>
          </table:table-cell>
          <table:table-cell table:style-name="ce5" office:value-type="float" office:value="43129.5486574074" calcext:value-type="float">
            <text:p>43129,5486574074</text:p>
          </table:table-cell>
          <table:table-cell table:number-columns-repeated="1012"/>
        </table:table-row>
        <table:table-row table:style-name="ro7">
          <table:table-cell table:style-name="ce2" office:value-type="string" calcext:value-type="string">
            <text:p>99938000019201880</text:p>
          </table:table-cell>
          <table:table-cell table:style-name="ce3" office:value-type="date" office:date-value="2018-01-28T10:59:09.000004" calcext:value-type="date">
            <text:p>28/01/2018 10:59</text:p>
          </table:table-cell>
          <table:table-cell table:style-name="ce4" office:value-type="date" office:date-value="2018-02-19T23:59:58.999998" calcext:value-type="date">
            <text:p>19/02/2018</text:p>
          </table:table-cell>
          <table:table-cell table:style-name="ce5" office:value-type="string" calcext:value-type="string">
            <text:p>Gostaria de obter acesso à Nota Técnica DEA 21/2012 de Dezembro 2012 sobre “Metodologia e Cálculo do Custo de Capital de Projetos de Transporte de Gás Natural no Brasil”, mencionada como fonte no documento da ANP “Edital de Chamada Pública para Contratação de Capacidade de Transporte de Gás Natural Nº 01/2014-ANP”,  disponível no link: http://brasil-rounds.gov.br/arquivos/Edital_TG/edital_chamada_publica_01_2014_14082014.pdf, pag. 202</text:p>
            <text:p>já que não foi possível achar no site da EPE tal documento.</text:p>
            <text:p>Atenciosamente,</text:p>
            <text:p>Sylvie D'Apote</text:p>
          </table:table-cell>
          <table:table-cell table:style-name="ce5" office:value-type="string" calcext:value-type="string">
            <text:p>Requer acesso a Nota Técnica DEA 21/2012 de Dezembro 2012</text:p>
          </table:table-cell>
          <table:table-cell table:style-name="ce5" office:value-type="float" office:value="43140.5573611111" calcext:value-type="float">
            <text:p>43140,5573611111</text:p>
          </table:table-cell>
          <table:table-cell table:number-columns-repeated="1012"/>
        </table:table-row>
        <table:table-row table:style-name="ro8">
          <table:table-cell table:style-name="ce2" office:value-type="string" calcext:value-type="string">
            <text:p>99938000020201812</text:p>
          </table:table-cell>
          <table:table-cell table:style-name="ce3" office:value-type="date" office:date-value="2018-01-28T13:16:04.000002" calcext:value-type="date">
            <text:p>28/01/2018 13:16</text:p>
          </table:table-cell>
          <table:table-cell table:style-name="ce4" office:value-type="date" office:date-value="2018-02-19T23:59:58.999998" calcext:value-type="date">
            <text:p>19/02/2018</text:p>
          </table:table-cell>
          <table:table-cell table:style-name="ce5" office:value-type="string" calcext:value-type="string">
            <text:p>Estou realizando um trabalho de mestrado e pretendo escrever um capítulo da minha dissertação descrevendo o consumo de energia das refinaria brasileiras. Tenho alguns dados que recebi de balanços energéticos da Petrobras, no entanto, gostaria dos dados de consumo de energia (basicamente: o balanço energético das refinarias brasileiras) para que possa fazer uma análise contrastando com as mudanças na legislação ambiental e carga processada das refinarias. </text:p>
            <text:p/>
            <text:p>Em síntese, SOLICITO a matriz energética das refinarias de petróleo no Brasil do período de 2000 - 2015 (não necessariamente, quanto maior melhor a base) outros dados já possuo como carga processada que foram dados do Anuario Estatistico da ANP. JUSTIFICATIVA: O balanço energético nacional não traz informações suficientes sobre o tema, vale dizer, não traz a desagregação que traz outros setores industriais do Brasil. </text:p>
          </table:table-cell>
          <table:table-cell table:style-name="ce5" office:value-type="string" calcext:value-type="string">
            <text:p>Desagregação Balanço Energético Nacional - 15 anos</text:p>
          </table:table-cell>
          <table:table-cell table:style-name="ce5" office:value-type="float" office:value="43130.6811226852" calcext:value-type="float">
            <text:p>43130,6811226852</text:p>
          </table:table-cell>
          <table:table-cell table:number-columns-repeated="1012"/>
        </table:table-row>
        <table:table-row table:style-name="ro1">
          <table:table-cell table:style-name="ce2" office:value-type="string" calcext:value-type="string">
            <text:p>99938000021201859</text:p>
          </table:table-cell>
          <table:table-cell table:style-name="ce3" office:value-type="date" office:date-value="2018-01-29T15:59:32.000001" calcext:value-type="date">
            <text:p>29/01/2018 15:59</text:p>
          </table:table-cell>
          <table:table-cell table:style-name="ce4" office:value-type="date" office:date-value="2018-02-19T23:59:58.999998" calcext:value-type="date">
            <text:p>19/02/2018</text:p>
          </table:table-cell>
          <table:table-cell table:style-name="ce5" office:value-type="string" calcext:value-type="string">
            <text:p>Solicito por gentileza os estudos que concluem a necessidade de instalação de um 2º banco de autotransformadores 500/345 kV - 3x300 MVA e conexões, bem como a relocação do reator linha manobrável 136 MVAr (3+1x45,33) do terminal SE Viana 2 da LT 500 kV Mesquita - Viana 2, para barra da SE Viana 2.</text:p>
          </table:table-cell>
          <table:table-cell table:style-name="ce5" office:value-type="string" calcext:value-type="string">
            <text:p>Estudos que geraram o Ofício nº 959/2017-SCT/ANEEL anexo.</text:p>
          </table:table-cell>
          <table:table-cell table:style-name="ce5" office:value-type="float" office:value="43130.4274189815" calcext:value-type="float">
            <text:p>43130,4274189815</text:p>
          </table:table-cell>
          <table:table-cell table:number-columns-repeated="1012"/>
        </table:table-row>
        <table:table-row table:style-name="ro1">
          <table:table-cell table:style-name="ce2" office:value-type="string" calcext:value-type="string">
            <text:p>99938000022201801</text:p>
          </table:table-cell>
          <table:table-cell table:style-name="ce3" office:value-type="date" office:date-value="2018-02-05T15:46:49.000002" calcext:value-type="date">
            <text:p>05/02/2018 15:46</text:p>
          </table:table-cell>
          <table:table-cell table:style-name="ce4" office:value-type="date" office:date-value="2018-02-26T23:59:58.999998" calcext:value-type="date">
            <text:p>26/02/2018</text:p>
          </table:table-cell>
          <table:table-cell table:style-name="ce5" office:value-type="string" calcext:value-type="string">
            <text:p>Favor informar os valores dos CVUs em R$/MWh registrados na EPE pelas empresas ganhadoras dos leilões realizados na modalidade disponibilidade com CVU acima de zero provenientes das fontes biomassa, carvão, gás natural, biogás e óleo combustível indicando razão social das empresas e nome dos empreendimentos. </text:p>
          </table:table-cell>
          <table:table-cell table:style-name="ce5" office:value-type="string" calcext:value-type="string">
            <text:p>Solicito informar os valores dos CVUs registrados na EPE das empresas ganhadoras dos leilões dos anos 2015,2016,2017.</text:p>
          </table:table-cell>
          <table:table-cell table:style-name="ce5" office:value-type="float" office:value="43153.5472569444" calcext:value-type="float">
            <text:p>43153,5472569444</text:p>
          </table:table-cell>
          <table:table-cell table:number-columns-repeated="1012"/>
        </table:table-row>
        <table:table-row table:style-name="ro11">
          <table:table-cell table:style-name="ce2" office:value-type="string" calcext:value-type="string">
            <text:p>99938000023201848</text:p>
          </table:table-cell>
          <table:table-cell table:style-name="ce3" office:value-type="date" office:date-value="2018-02-07T14:40:18.999999" calcext:value-type="date">
            <text:p>07/02/2018 14:40</text:p>
          </table:table-cell>
          <table:table-cell table:style-name="ce4" office:value-type="date" office:date-value="2018-02-27T23:59:58.999998" calcext:value-type="date">
            <text:p>27/02/2018</text:p>
          </table:table-cell>
          <table:table-cell table:style-name="ce5" office:value-type="string" calcext:value-type="string">
            <text:p>Prezados,</text:p>
            <text:p/>
            <text:p>Gostaríamos do Mapa do Setor Elétrico, sendo, separados: Geração, Transmissão, Fotovoltáica.</text:p>
            <text:p/>
            <text:p>Caso não seja possível, poderiam me informar onde consigo estas informações?</text:p>
            <text:p/>
            <text:p>Obrigada.</text:p>
          </table:table-cell>
          <table:table-cell table:style-name="ce5" office:value-type="string" calcext:value-type="string">
            <text:p>Mapa - Setor Elétrico</text:p>
          </table:table-cell>
          <table:table-cell table:style-name="ce5" office:value-type="float" office:value="43138.7316782407" calcext:value-type="float">
            <text:p>43138,7316782407</text:p>
          </table:table-cell>
          <table:table-cell table:number-columns-repeated="1012"/>
        </table:table-row>
        <table:table-row table:style-name="ro1">
          <table:table-cell table:style-name="ce2" office:value-type="string" calcext:value-type="string">
            <text:p>99938000024201892</text:p>
          </table:table-cell>
          <table:table-cell table:style-name="ce3" office:value-type="date" office:date-value="2018-02-08T18:14:21.000002" calcext:value-type="date">
            <text:p>08/02/2018 18:14</text:p>
          </table:table-cell>
          <table:table-cell table:style-name="ce4" office:value-type="date" office:date-value="2018-02-28T23:59:58.999998" calcext:value-type="date">
            <text:p>28/02/2018</text:p>
          </table:table-cell>
          <table:table-cell table:style-name="ce5" office:value-type="string" calcext:value-type="string">
            <text:p>será utilizado para ensaio previsão <text:s/>de demanda energética mensal entre 1990 a 2017, incluindo regiões, união e estados em MWH, com técnicas de inteligencia computacional.</text:p>
          </table:table-cell>
          <table:table-cell table:style-name="ce5" office:value-type="string" calcext:value-type="string">
            <text:p>demanda energética regiões, união e estados em MWH.</text:p>
          </table:table-cell>
          <table:table-cell table:style-name="ce5" office:value-type="float" office:value="43140.5163541667" calcext:value-type="float">
            <text:p>43140,5163541667</text:p>
          </table:table-cell>
          <table:table-cell table:number-columns-repeated="1012"/>
        </table:table-row>
        <table:table-row table:style-name="ro8">
          <table:table-cell table:style-name="ce2" office:value-type="string" calcext:value-type="string">
            <text:p>99938000025201837</text:p>
          </table:table-cell>
          <table:table-cell table:style-name="ce3" office:value-type="date" office:date-value="2018-02-09T13:33:38.999998" calcext:value-type="date">
            <text:p>09/02/2018 13:33</text:p>
          </table:table-cell>
          <table:table-cell table:style-name="ce4" office:value-type="date" office:date-value="2018-03-05T23:59:58.999998" calcext:value-type="date">
            <text:p>05/03/2018</text:p>
          </table:table-cell>
          <table:table-cell table:style-name="ce5" office:value-type="string" calcext:value-type="string">
            <text:p>Por favor, preciso da quantidade de subestações de energia elétrica no Brasil </text:p>
            <text:p/>
            <text:p>Obrigada, </text:p>
          </table:table-cell>
          <table:table-cell table:style-name="ce5" office:value-type="string" calcext:value-type="string">
            <text:p>Quantidade de subestações no Brasil </text:p>
          </table:table-cell>
          <table:table-cell table:style-name="ce5" office:value-type="float" office:value="43150.634375" calcext:value-type="float">
            <text:p>43150,634375</text:p>
          </table:table-cell>
          <table:table-cell table:number-columns-repeated="1012"/>
        </table:table-row>
        <table:table-row table:style-name="ro1">
          <table:table-cell table:style-name="ce2" office:value-type="string" calcext:value-type="string">
            <text:p>99938000026201881</text:p>
          </table:table-cell>
          <table:table-cell table:style-name="ce3" office:value-type="date" office:date-value="2018-02-09T13:43:23.000002" calcext:value-type="date">
            <text:p>09/02/2018 13:43</text:p>
          </table:table-cell>
          <table:table-cell table:style-name="ce4" office:value-type="date" office:date-value="2018-03-05T23:59:58.999998" calcext:value-type="date">
            <text:p>05/03/2018</text:p>
          </table:table-cell>
          <table:table-cell table:style-name="ce5" office:value-type="string" calcext:value-type="string">
            <text:p>demanda de energia eletrica total das regiões, união e estados no periodo de 1980 a 2017, se Não tiver neste período enviem entre 1990 e 2017.</text:p>
          </table:table-cell>
          <table:table-cell table:style-name="ce5" office:value-type="string" calcext:value-type="string">
            <text:p>demanda de energia eletrica total das regiões, união e estados .</text:p>
          </table:table-cell>
          <table:table-cell table:style-name="ce5" office:value-type="float" office:value="43150.5730439815" calcext:value-type="float">
            <text:p>43150,5730439815</text:p>
          </table:table-cell>
          <table:table-cell table:number-columns-repeated="1012"/>
        </table:table-row>
        <table:table-row table:style-name="ro20">
          <table:table-cell table:style-name="ce2" office:value-type="string" calcext:value-type="string">
            <text:p>99938000027201826</text:p>
          </table:table-cell>
          <table:table-cell table:style-name="ce3" office:value-type="date" office:date-value="2018-02-09T22:14:55.000003" calcext:value-type="date">
            <text:p>09/02/2018 22:14</text:p>
          </table:table-cell>
          <table:table-cell table:style-name="ce4" office:value-type="date" office:date-value="2018-03-06T23:59:58.999998" calcext:value-type="date">
            <text:p>06/03/2018</text:p>
          </table:table-cell>
          <table:table-cell table:style-name="ce5" office:value-type="string" calcext:value-type="string">
            <text:p>Caros,</text:p>
            <text:p>Fiz essa solicitação há uns 3 meses e recebi prontamente a resposta, e por isso agradeço, mas identifiquei divergência dos dados publicados pelo Banco Central.</text:p>
            <text:p>Em julho de 2017 a difereça é da ordem de 12GWh.  Há alguma forma de verificar se houve algum tipo de engano da geração dos dados?</text:p>
            <text:p>Grata</text:p>
            <text:p>Karla</text:p>
          </table:table-cell>
          <table:table-cell table:style-name="ce5" office:value-type="string" calcext:value-type="string">
            <text:p>Dados de Consumo por região do Brasil, com a maior antecedência possível</text:p>
          </table:table-cell>
          <table:table-cell table:style-name="ce5" office:value-type="float" office:value="43147.7465046296" calcext:value-type="float">
            <text:p>43147,7465046296</text:p>
          </table:table-cell>
          <table:table-cell table:number-columns-repeated="1012"/>
        </table:table-row>
        <table:table-row table:style-name="ro13">
          <table:table-cell table:style-name="ce2" office:value-type="string" calcext:value-type="string">
            <text:p>99938000029201815</text:p>
          </table:table-cell>
          <table:table-cell table:style-name="ce3" office:value-type="date" office:date-value="2018-02-15T19:11:30.000002" calcext:value-type="date">
            <text:p>15/02/2018 19:11</text:p>
          </table:table-cell>
          <table:table-cell table:style-name="ce4" office:value-type="date" office:date-value="2018-03-12T23:59:58.999998" calcext:value-type="date">
            <text:p>12/03/2018</text:p>
          </table:table-cell>
          <table:table-cell table:style-name="ce5" office:value-type="string" calcext:value-type="string">
            <text:p>Prezados Senhores,</text:p>
            <text:p> </text:p>
            <text:p>A área de pesquisa econômica do Banco do Nordeste do Brasil S.A está desenvolvendo um estudo com o objetivo de projetar o PIB dos Estados do Nordeste. Visando subsidiar essa pesquisa, solicitamos a apoio da equipe da Empresa de Pesquisa Energética (EPE) no sentido de nos fornecer um banco de dados contendo o consumo mensal de energia elétrica total, por UF e por classe de consumo (residencial, industrial, comercial e outros), referente ao período de janeiro de 2004 a dezembro de 2017, ou posição mais recente disponível.</text:p>
            <text:p> </text:p>
            <text:p>Segue em anexo um modelo para o banco de dados.</text:p>
            <text:p/>
          </table:table-cell>
          <table:table-cell table:style-name="ce5" office:value-type="string" calcext:value-type="string">
            <text:p>Banco de dados contendo o consumo mensal de energia elétrica total, por UF e por classe de consumo (residencial, industrial, comercial e outros), referente ao período de janeiro de 2004 a dezembro de 2017.</text:p>
          </table:table-cell>
          <table:table-cell table:style-name="ce5" office:value-type="float" office:value="43147.8259375" calcext:value-type="float">
            <text:p>43147,8259375</text:p>
          </table:table-cell>
          <table:table-cell table:number-columns-repeated="1012"/>
        </table:table-row>
        <table:table-row table:style-name="ro13">
          <table:table-cell table:style-name="ce2" office:value-type="string" calcext:value-type="string">
            <text:p>99938000030201840</text:p>
          </table:table-cell>
          <table:table-cell table:style-name="ce3" office:value-type="date" office:date-value="2018-02-20T16:11:14.000001" calcext:value-type="date">
            <text:p>20/02/2018 16:11</text:p>
          </table:table-cell>
          <table:table-cell table:style-name="ce4" office:value-type="date" office:date-value="2018-03-12T23:59:58.999998" calcext:value-type="date">
            <text:p>12/03/2018</text:p>
          </table:table-cell>
          <table:table-cell table:style-name="ce5" office:value-type="string" calcext:value-type="string">
            <text:p>Boa tarde. </text:p>
            <text:p/>
            <text:p>Gostaria de obter cópia da Nota Técnica nº 1.02.07.16 , cujo título é "Oferta de gás natural: produção, importação, transporte, distribuição e tecnologia". Trabalho na biblioteca da Agência Nacional do Petróleo, Gás Natural e Biocombustíveis e temos um servidor interessado no conteúdo deste documento.</text:p>
            <text:p/>
            <text:p>Desde já, agradeço.</text:p>
            <text:p>Atenciosamente,</text:p>
          </table:table-cell>
          <table:table-cell table:style-name="ce5" office:value-type="string" calcext:value-type="string">
            <text:p>Cópia de Nota Técnica</text:p>
          </table:table-cell>
          <table:table-cell table:style-name="ce5" office:value-type="float" office:value="43153.6637847222" calcext:value-type="float">
            <text:p>43153,6637847222</text:p>
          </table:table-cell>
          <table:table-cell table:number-columns-repeated="1012"/>
        </table:table-row>
        <table:table-row table:style-name="ro12">
          <table:table-cell table:style-name="ce2" office:value-type="string" calcext:value-type="string">
            <text:p>99938000031201894</text:p>
          </table:table-cell>
          <table:table-cell table:style-name="ce3" office:value-type="date" office:date-value="2018-02-21T07:47:20.999999" calcext:value-type="date">
            <text:p>21/02/2018 07:47</text:p>
          </table:table-cell>
          <table:table-cell table:style-name="ce4" office:value-type="date" office:date-value="2018-03-13T23:59:58.999998" calcext:value-type="date">
            <text:p>13/03/2018</text:p>
          </table:table-cell>
          <table:table-cell table:style-name="ce5" office:value-type="string" calcext:value-type="string">
            <text:p>Prezados, </text:p>
            <text:p>Gostaria de conhecer sobre a regra para pagamento de gratificação natalina (13º salário) à empregados do quadro próprio da empresa que ocupam função de confiança/cargo comissionado, mas que no decorrer do ano são dispensados/exonerados da função, sem perder o vínculo com a instituição. </text:p>
            <text:p>Nestes casos de dispensa/exoneração sem perda do vínculo:</text:p>
            <text:p>1 – O pagamento da gratificação natalina é realizado pela média dos salários recebidos ao longo do ano?</text:p>
            <text:p>2 – Caso negativo, qual regra é adotada para pagamento da gratificação natalina e qual o amparo legal?</text:p>
            <text:p>3 – Em algum momento já foi adotado o critério de pagamento considerando o salário única e exclusivamente do mês de dezembro? Se aplicável, informar a razão da manutenção ou alteração do critério.  </text:p>
            <text:p>5 - Existe algum normativo interno que discipline a matéria?</text:p>
            <text:p/>
          </table:table-cell>
          <table:table-cell table:style-name="ce5" office:value-type="string" calcext:value-type="string">
            <text:p>Pedido de informação acerca do critério utilizado pela empresa para pagamento de gratificação natalina (13º salário) para empregados ocupantes de função de confiança</text:p>
          </table:table-cell>
          <table:table-cell table:style-name="ce5" office:value-type="float" office:value="43172.4446990741" calcext:value-type="float">
            <text:p>43172,4446990741</text:p>
          </table:table-cell>
          <table:table-cell table:number-columns-repeated="1012"/>
        </table:table-row>
        <table:table-row table:style-name="ro14">
          <table:table-cell table:style-name="ce2" office:value-type="string" calcext:value-type="string">
            <text:p>99938000032201839</text:p>
          </table:table-cell>
          <table:table-cell table:style-name="ce3" office:value-type="date" office:date-value="2018-02-21T11:35:47.999996" calcext:value-type="date">
            <text:p>21/02/2018 11:35</text:p>
          </table:table-cell>
          <table:table-cell table:style-name="ce4" office:value-type="date" office:date-value="2018-03-13T23:59:58.999998" calcext:value-type="date">
            <text:p>13/03/2018</text:p>
          </table:table-cell>
          <table:table-cell table:style-name="ce5" office:value-type="string" calcext:value-type="string">
            <text:p>Solicito os arquivos referentes as seguintes notas técnicas:</text:p>
            <text:p>[1] EPE-DEE-RE-047/2010-r0 – “Estudo da Interligação Boa Vista – Manaus”, agosto de</text:p>
            <text:p>2010</text:p>
            <text:p>[2] Nota Técnica EPE-DEE-NT-032/2017 – “GT Roraima Subgrupo IV – Identificação de</text:p>
            <text:p>Alternativas de atendimento – médio e longo prazo’, maio de 2017</text:p>
            <text:p>[3] Nota Técnica EPE-DEE-NT-064/2017-r0 – “GT Roraima Subgrupo IV – Estudo para</text:p>
            <text:p>Contratação de Energia Elétrica e Potência Associada no Sistema de Boa Vista,</text:p>
            <text:p>outubro de 2017</text:p>
            <text:p>[4] Ofício EDRR CTA-PR-123-A/2017 – “Demanda de Carga Sistema Boa Vista/Interior”,</text:p>
            <text:p>Boa Vista – RR, Maio de 2017</text:p>
          </table:table-cell>
          <table:table-cell table:style-name="ce5" office:value-type="string" calcext:value-type="string">
            <text:p>pedido de notas técnicas </text:p>
          </table:table-cell>
          <table:table-cell table:style-name="ce5" office:value-type="float" office:value="43164.4801388889" calcext:value-type="float">
            <text:p>43164,4801388889</text:p>
          </table:table-cell>
          <table:table-cell table:number-columns-repeated="1012"/>
        </table:table-row>
        <table:table-row table:style-name="ro13">
          <table:table-cell table:style-name="ce2" office:value-type="string" calcext:value-type="string">
            <text:p>99938000033201883</text:p>
          </table:table-cell>
          <table:table-cell table:style-name="ce3" office:value-type="date" office:date-value="2018-02-21T12:34:30.999999" calcext:value-type="date">
            <text:p>21/02/2018 12:34</text:p>
          </table:table-cell>
          <table:table-cell table:style-name="ce4" office:value-type="date" office:date-value="2018-03-13T23:59:58.999998" calcext:value-type="date">
            <text:p>13/03/2018</text:p>
          </table:table-cell>
          <table:table-cell table:style-name="ce5" office:value-type="string" calcext:value-type="string">
            <text:p>Prezados,</text:p>
            <text:p/>
            <text:p>Gostaria de saber se possuem uma norma para Fundo Fixo de Caixa. Por gentileza, peço para compartilhá-la para consultas e comparações.</text:p>
            <text:p/>
            <text:p>Atenciosamente,</text:p>
            <text:p>Eric</text:p>
          </table:table-cell>
          <table:table-cell table:style-name="ce5" office:value-type="string" calcext:value-type="string">
            <text:p>Norma Fundo Fixo de Caixa (Caixa Pequeno)</text:p>
          </table:table-cell>
          <table:table-cell table:style-name="ce5" office:value-type="float" office:value="43168.6012962963" calcext:value-type="float">
            <text:p>43168,6012962963</text:p>
          </table:table-cell>
          <table:table-cell table:number-columns-repeated="1012"/>
        </table:table-row>
        <table:table-row table:style-name="ro1">
          <table:table-cell table:style-name="ce2" office:value-type="string" calcext:value-type="string">
            <text:p>99938000034201828</text:p>
          </table:table-cell>
          <table:table-cell table:style-name="ce3" office:value-type="date" office:date-value="2018-02-26T21:01:08.999999" calcext:value-type="date">
            <text:p>26/02/2018 21:01</text:p>
          </table:table-cell>
          <table:table-cell table:style-name="ce4" office:value-type="date" office:date-value="2018-03-19T23:59:58.999998" calcext:value-type="date">
            <text:p>19/03/2018</text:p>
          </table:table-cell>
          <table:table-cell table:style-name="ce5" office:value-type="string" calcext:value-type="string">
            <text:p>Gostaria dos dados de consumo energético discretizados por segmentos como varejo, supermercados, shoppings, restaurantes, bares e indústrias do Distrito Federal. Preciso saber, dentre o comércio do DF, onde se encontra o maior consumo de energia. </text:p>
          </table:table-cell>
          <table:table-cell table:style-name="ce5" office:value-type="string" calcext:value-type="string">
            <text:p>Solicito acesso aos dados de consumo energético mensal ou anual (Kwh) do setor comercial do Distrito Federal</text:p>
          </table:table-cell>
          <table:table-cell table:style-name="ce5" office:value-type="float" office:value="43159.7183217593" calcext:value-type="float">
            <text:p>43159,7183217593</text:p>
          </table:table-cell>
          <table:table-cell table:number-columns-repeated="1012"/>
        </table:table-row>
        <table:table-row table:style-name="ro5">
          <table:table-cell table:style-name="ce2" office:value-type="string" calcext:value-type="string">
            <text:p>99938000035201872</text:p>
          </table:table-cell>
          <table:table-cell table:style-name="ce3" office:value-type="date" office:date-value="2018-03-01T12:00:36.999997" calcext:value-type="date">
            <text:p>01/03/2018 12:00</text:p>
          </table:table-cell>
          <table:table-cell table:style-name="ce4" office:value-type="date" office:date-value="2018-03-21T23:59:58.999998" calcext:value-type="date">
            <text:p>21/03/2018</text:p>
          </table:table-cell>
          <table:table-cell table:style-name="ce5" office:value-type="string" calcext:value-type="string">
            <text:p>Solicito a disponibilização da NT EPE rev. 0, de 21/10/2016, denominada “Revisão da Função de Custo de Déficit de Energia”. </text:p>
            <text:p/>
          </table:table-cell>
          <table:table-cell table:style-name="ce5" office:value-type="string" calcext:value-type="string">
            <text:p>Solicitação Nota Técnica EPE</text:p>
          </table:table-cell>
          <table:table-cell table:style-name="ce5" office:value-type="float" office:value="43161.7769907407" calcext:value-type="float">
            <text:p>43161,7769907407</text:p>
          </table:table-cell>
          <table:table-cell table:number-columns-repeated="1012"/>
        </table:table-row>
        <table:table-row table:style-name="ro8">
          <table:table-cell table:style-name="ce2" office:value-type="string" calcext:value-type="string">
            <text:p>99938000036201817</text:p>
          </table:table-cell>
          <table:table-cell table:style-name="ce3" office:value-type="date" office:date-value="2018-03-01T15:49:11.000001" calcext:value-type="date">
            <text:p>01/03/2018 15:49</text:p>
          </table:table-cell>
          <table:table-cell table:style-name="ce4" office:value-type="date" office:date-value="2018-03-21T23:59:58.999998" calcext:value-type="date">
            <text:p>21/03/2018</text:p>
          </table:table-cell>
          <table:table-cell table:style-name="ce5" office:value-type="string" calcext:value-type="string">
            <text:p>Estamos fazendo uma pesquisa sobre o licor negro na produção de papel e celulose.</text:p>
            <text:p>Precisamos algumas informações sobre:</text:p>
            <text:p>Qual é o numero e porcentagem de fábricas da indústria de papel e celulose no Brasil atualmente que usam o licor negro como fonte de bioenergia para atingir as demandas de energia para a própria produção. Vocês tem algumas publicações sobre esse assunto?</text:p>
          </table:table-cell>
          <table:table-cell table:style-name="ce5" office:value-type="string" calcext:value-type="string">
            <text:p>Informações sobre o uso de licor negro para produção de papel e celulose</text:p>
          </table:table-cell>
          <table:table-cell table:style-name="ce5" office:value-type="float" office:value="43161.4640625" calcext:value-type="float">
            <text:p>43161,4640625</text:p>
          </table:table-cell>
          <table:table-cell table:number-columns-repeated="1012"/>
        </table:table-row>
        <table:table-row table:style-name="ro1">
          <table:table-cell table:style-name="ce2" office:value-type="string" calcext:value-type="string">
            <text:p>99938000037201861</text:p>
          </table:table-cell>
          <table:table-cell table:style-name="ce3" office:value-type="date" office:date-value="2018-03-01T16:22:57.000003" calcext:value-type="date">
            <text:p>01/03/2018 16:22</text:p>
          </table:table-cell>
          <table:table-cell table:style-name="ce4" office:value-type="date" office:date-value="2018-03-21T23:59:58.999998" calcext:value-type="date">
            <text:p>21/03/2018</text:p>
          </table:table-cell>
          <table:table-cell table:style-name="ce5" office:value-type="string" calcext:value-type="string">
            <text:p>Solicito informacao sobre prazo para concursos para esta Empresa.</text:p>
          </table:table-cell>
          <table:table-cell table:style-name="ce5" office:value-type="string" calcext:value-type="string">
            <text:p>Poderiam informar se esta previsto algum concurso desta instituicao para 2018 ou 2019?</text:p>
          </table:table-cell>
          <table:table-cell table:style-name="ce5" office:value-type="float" office:value="43164.4835069444" calcext:value-type="float">
            <text:p>43164,4835069444</text:p>
          </table:table-cell>
          <table:table-cell table:number-columns-repeated="1012"/>
        </table:table-row>
        <table:table-row table:style-name="ro14">
          <table:table-cell table:style-name="ce2" office:value-type="string" calcext:value-type="string">
            <text:p>99938000038201814</text:p>
          </table:table-cell>
          <table:table-cell table:style-name="ce3" office:value-type="date" office:date-value="2018-03-01T16:23:20.999996" calcext:value-type="date">
            <text:p>01/03/2018 16:23</text:p>
          </table:table-cell>
          <table:table-cell table:style-name="ce4" office:value-type="date" office:date-value="2018-03-21T23:59:58.999998" calcext:value-type="date">
            <text:p>21/03/2018</text:p>
          </table:table-cell>
          <table:table-cell table:style-name="ce5" office:value-type="string" calcext:value-type="string">
            <text:p>Prezados, bom dia.</text:p>
            <text:p>Meu nome é Fábio e sou aluno do MBA de Gestão Estratégica de Empresas da Fundação Getúlio Vargas em Curitiba/PR.</text:p>
            <text:p>O TCC que estou elaborando para a conclusão do curso tem como finalidade verificar a viabilidade econômica ou não da implantação de um biodigestor anaeróbico na pecuária de leite.</text:p>
            <text:p>Entretanto, estou encontrando dificuldades para o levantamento de referências e algumas informações indispensáveis ao trabalho.</text:p>
            <text:p>Como em consulta a web o site da empresa é referência no assunto, decidi encaminhar este e-mail e verificar a possibilidade de auxílio.</text:p>
            <text:p>Desde já agradeço pela atenção.</text:p>
            <text:p>Atenciosamente</text:p>
            <text:p/>
            <text:p/>
            <text:p/>
          </table:table-cell>
          <table:table-cell table:style-name="ce5" office:value-type="string" calcext:value-type="string">
            <text:p>Biodigestor Rural - FGV</text:p>
          </table:table-cell>
          <table:table-cell table:style-name="ce5" office:value-type="float" office:value="43171.784224537" calcext:value-type="float">
            <text:p>43171,784224537</text:p>
          </table:table-cell>
          <table:table-cell table:number-columns-repeated="1012"/>
        </table:table-row>
        <table:table-row table:style-name="ro1">
          <table:table-cell table:style-name="ce2" office:value-type="string" calcext:value-type="string">
            <text:p>99938000039201851</text:p>
          </table:table-cell>
          <table:table-cell table:style-name="ce3" office:value-type="date" office:date-value="2018-03-06T09:42:15.000002" calcext:value-type="date">
            <text:p>06/03/2018 09:42</text:p>
          </table:table-cell>
          <table:table-cell table:style-name="ce4" office:value-type="date" office:date-value="2018-03-26T23:59:58.999998" calcext:value-type="date">
            <text:p>26/03/2018</text:p>
          </table:table-cell>
          <table:table-cell table:style-name="ce5" office:value-type="string" calcext:value-type="string">
            <text:p>Gostaria de saber como posso me inscrever no Workshop sobre Aspectos Metodológicos do Modelo de Decisão de Investimento (MDI) e de Cálculo do Custo Marginal de Expansão (CME), que será realizado no dia 20 de março de 2018. Não encontrei nenhuma informação sobre isso no site.</text:p>
          </table:table-cell>
          <table:table-cell table:style-name="ce5" office:value-type="string" calcext:value-type="string">
            <text:p>Como fazer a inscrição no Workshop sobre Aspectos Metodológicos do Modelo de Decisão de Investimento (MDI) e de Cálculo do Custo Marginal de Expansão (CME)</text:p>
          </table:table-cell>
          <table:table-cell table:style-name="ce5" office:value-type="float" office:value="43165.6228356482" calcext:value-type="float">
            <text:p>43165,6228356482</text:p>
          </table:table-cell>
          <table:table-cell table:number-columns-repeated="1012"/>
        </table:table-row>
        <table:table-row table:style-name="ro1">
          <table:table-cell table:style-name="ce2" office:value-type="string" calcext:value-type="string">
            <text:p>99938000040201885</text:p>
          </table:table-cell>
          <table:table-cell table:style-name="ce3" office:value-type="date" office:date-value="2018-03-06T15:56:52.999999" calcext:value-type="date">
            <text:p>06/03/2018 15:56</text:p>
          </table:table-cell>
          <table:table-cell table:style-name="ce4" office:value-type="date" office:date-value="2018-03-26T23:59:58.999998" calcext:value-type="date">
            <text:p>26/03/2018</text:p>
          </table:table-cell>
          <table:table-cell table:style-name="ce5" office:value-type="string" calcext:value-type="string">
            <text:p>Quero ter acesso aos estudos da EPE sobre leilões de eficiência energética, onde seja possível conhecer os formatos dos leilões que estão sendo considerados pela empresa, quais prováveis prazos de lançamento dos leilões, principais objetivos, tipos de consumidores que serão contemplados e saber quais modelos internacionais de leilões estão sendo estudados como possíveis referências. <text:s text:c="3"/></text:p>
          </table:table-cell>
          <table:table-cell table:style-name="ce5" office:value-type="string" calcext:value-type="string">
            <text:p>Leilões de eficiência energética</text:p>
          </table:table-cell>
          <table:table-cell table:style-name="ce5" office:value-type="float" office:value="43167.6512384259" calcext:value-type="float">
            <text:p>43167,6512384259</text:p>
          </table:table-cell>
          <table:table-cell table:number-columns-repeated="1012"/>
        </table:table-row>
        <table:table-row table:style-name="ro1">
          <table:table-cell table:style-name="ce2" office:value-type="string" calcext:value-type="string">
            <text:p>99938000041201820</text:p>
          </table:table-cell>
          <table:table-cell table:style-name="ce3" office:value-type="date" office:date-value="2018-03-07T18:24:43.000004" calcext:value-type="date">
            <text:p>07/03/2018 18:24</text:p>
          </table:table-cell>
          <table:table-cell table:style-name="ce4" office:value-type="date" office:date-value="2018-03-27T23:59:58.999998" calcext:value-type="date">
            <text:p>27/03/2018</text:p>
          </table:table-cell>
          <table:table-cell table:style-name="ce5" office:value-type="string" calcext:value-type="string">
            <text:p>Demanda ou carga Energética total mensal entre os anos de 1990 a 2017, incluindo regiões, união e estados .( comercial, residencial e outras)Os dados serão utilizados para fazer previsão de series temporais com técnicas de inteligência artificial em redes neurais. </text:p>
          </table:table-cell>
          <table:table-cell table:style-name="ce5" office:value-type="string" calcext:value-type="string">
            <text:p><text:s/>demanda energética mensal entre 1990 a 2017, incluindo regiões, união e estados .</text:p>
          </table:table-cell>
          <table:table-cell table:style-name="ce5" office:value-type="float" office:value="43167.6923263889" calcext:value-type="float">
            <text:p>43167,6923263889</text:p>
          </table:table-cell>
          <table:table-cell table:number-columns-repeated="1012"/>
        </table:table-row>
        <table:table-row table:style-name="ro5">
          <table:table-cell table:style-name="ce2" office:value-type="string" calcext:value-type="string">
            <text:p>99938000042201874</text:p>
          </table:table-cell>
          <table:table-cell table:style-name="ce3" office:value-type="date" office:date-value="2018-03-07T18:32:45.000004" calcext:value-type="date">
            <text:p>07/03/2018 18:32</text:p>
          </table:table-cell>
          <table:table-cell table:style-name="ce4" office:value-type="date" office:date-value="2018-03-27T23:59:58.999998" calcext:value-type="date">
            <text:p>27/03/2018</text:p>
          </table:table-cell>
          <table:table-cell table:style-name="ce5" office:value-type="string" calcext:value-type="string">
            <text:p>Demanda ou carga Energética total (comercial, industrial, residencial e outras ) mensal entre os anos de 1990 a 2017, incluindo regiões, união e estados, para fins de pesquisa acadêmica de mestrado em previsão de series temporais com uso de técnicas de inteligência computacional como redes neurais.</text:p>
            <text:p/>
          </table:table-cell>
          <table:table-cell table:style-name="ce5" office:value-type="string" calcext:value-type="string">
            <text:p>Demanda ou carga Energética total (comercial, industrial, residencial e outras ) mensal entre os anos de 1990 a 2017</text:p>
          </table:table-cell>
          <table:table-cell table:style-name="ce5" office:value-type="float" office:value="43167.6997106482" calcext:value-type="float">
            <text:p>43167,6997106482</text:p>
          </table:table-cell>
          <table:table-cell table:number-columns-repeated="1012"/>
        </table:table-row>
        <table:table-row table:style-name="ro1">
          <table:table-cell table:style-name="ce2" office:value-type="string" calcext:value-type="string">
            <text:p>99938000043201819</text:p>
          </table:table-cell>
          <table:table-cell table:style-name="ce3" office:value-type="date" office:date-value="2018-03-08T16:02:14.000001" calcext:value-type="date">
            <text:p>08/03/2018 16:02</text:p>
          </table:table-cell>
          <table:table-cell table:style-name="ce4" office:value-type="date" office:date-value="2018-03-28T23:59:58.999998" calcext:value-type="date">
            <text:p>28/03/2018</text:p>
          </table:table-cell>
          <table:table-cell table:style-name="ce5" office:value-type="string" calcext:value-type="string">
            <text:p>As seguintes informações, sobre cada um dos projetos habilitados para os Leilões de Energia Nova dos anos de 2014 a 2018, são necessárias: Leilão / Nome do Projeto / Empreendedores / UF / Município / Potência Cadastrada (MWmed) / Garantia Física Outorgada (MWmed) / Inflexibilidade (%) / Despacho Antecipado ("Sim" ou "Não"). Além disso, informar, quais desses projetos sagraram-se vencedores em seus respectivos leilões. Obrigado.</text:p>
          </table:table-cell>
          <table:table-cell table:style-name="ce5" office:value-type="string" calcext:value-type="string">
            <text:p>Informações sobre os projetos de usinas a gás natural habilitados nos Leilões de Energia Nova dos anos de 2014 a 2018.</text:p>
          </table:table-cell>
          <table:table-cell table:style-name="ce5" office:value-type="float" office:value="43172.492662037" calcext:value-type="float">
            <text:p>43172,492662037</text:p>
          </table:table-cell>
          <table:table-cell table:number-columns-repeated="1012"/>
        </table:table-row>
        <table:table-row table:style-name="ro1">
          <table:table-cell table:style-name="ce2" office:value-type="string" calcext:value-type="string">
            <text:p>99938000045201816</text:p>
          </table:table-cell>
          <table:table-cell table:style-name="ce3" office:value-type="date" office:date-value="2018-03-13T14:35:51.000003" calcext:value-type="date">
            <text:p>13/03/2018 14:35</text:p>
          </table:table-cell>
          <table:table-cell table:style-name="ce4" office:value-type="date" office:date-value="2018-04-02T23:59:58.999998" calcext:value-type="date">
            <text:p>02/04/2018</text:p>
          </table:table-cell>
          <table:table-cell table:style-name="ce5" office:value-type="string" calcext:value-type="string">
            <text:p>Relatório que informe, de acordo com a população/veículos de uma determinada região/bairro, quantos postos de combustíveis são necessários para o equilíbrio da oferta e demanda. E se no momento atual quais bairros estão em desiquilíbrio em Vitória - ES</text:p>
          </table:table-cell>
          <table:table-cell table:style-name="ce5" office:value-type="string" calcext:value-type="string">
            <text:p>Solicito um relatório de estudo que informe a relação de consumo (demanda x oferta) de combustíveis em Vitoria - ES (por Bairros) x Postos de combustíveis.</text:p>
          </table:table-cell>
          <table:table-cell table:style-name="ce5" office:value-type="float" office:value="43182.6955092593" calcext:value-type="float">
            <text:p>43182,6955092593</text:p>
          </table:table-cell>
          <table:table-cell table:number-columns-repeated="1012"/>
        </table:table-row>
        <table:table-row table:style-name="ro1">
          <table:table-cell table:style-name="ce2" office:value-type="string" calcext:value-type="string">
            <text:p>99938000046201852</text:p>
          </table:table-cell>
          <table:table-cell table:style-name="ce3" office:value-type="date" office:date-value="2018-03-14T16:59:13.000004" calcext:value-type="date">
            <text:p>14/03/2018 16:59</text:p>
          </table:table-cell>
          <table:table-cell table:style-name="ce4" office:value-type="date" office:date-value="2018-04-03T23:59:58.999998" calcext:value-type="date">
            <text:p>03/04/2018</text:p>
          </table:table-cell>
          <table:table-cell table:style-name="ce5" office:value-type="string" calcext:value-type="string">
            <text:p>Solicitação das informações sobre os projetos do Leilão de Energia A4 2018, sua localização e a empresa responsável sobre o projeto.</text:p>
          </table:table-cell>
          <table:table-cell table:style-name="ce5" office:value-type="string" calcext:value-type="string">
            <text:p>Detalhamento dos projetos cadastrados Leilão de Energia Nova A 4 2018</text:p>
          </table:table-cell>
          <table:table-cell table:style-name="ce5" office:value-type="float" office:value="43178.7610763889" calcext:value-type="float">
            <text:p>43178,7610763889</text:p>
          </table:table-cell>
          <table:table-cell table:number-columns-repeated="1012"/>
        </table:table-row>
        <table:table-row table:style-name="ro8">
          <table:table-cell table:style-name="ce2" office:value-type="string" calcext:value-type="string">
            <text:p>99938000047201805</text:p>
          </table:table-cell>
          <table:table-cell table:style-name="ce3" office:value-type="date" office:date-value="2018-03-18T17:17:59.999997" calcext:value-type="date">
            <text:p>18/03/2018 17:18</text:p>
          </table:table-cell>
          <table:table-cell table:style-name="ce4" office:value-type="date" office:date-value="2018-04-09T23:59:58.999998" calcext:value-type="date">
            <text:p>09/04/2018</text:p>
          </table:table-cell>
          <table:table-cell table:style-name="ce5" office:value-type="string" calcext:value-type="string">
            <text:p>Prezados, gostaria de ter resposta para as perguntas:</text:p>
            <text:p>1 - Possuem contratos para terceirização de serviços de desenvolvimento de Sistemas, também chamados de Fábricas de Software ? Em caso positivo solicito que seja encaminhado o contrato, ou informado aonde está disponível no site.</text:p>
            <text:p>2 - Se não possuem, tem desenvolvimento interno ? Como funciona o desenvolvimento de software na sua instituição?</text:p>
          </table:table-cell>
          <table:table-cell table:style-name="ce5" office:value-type="string" calcext:value-type="string">
            <text:p>Contratos de Terceirização de Serviços de Desenvolvimento de Software (Fábricas de Software)</text:p>
          </table:table-cell>
          <table:table-cell table:style-name="ce5" office:value-type="float" office:value="43187.6587384259" calcext:value-type="float">
            <text:p>43187,6587384259</text:p>
          </table:table-cell>
          <table:table-cell table:number-columns-repeated="1012"/>
        </table:table-row>
        <table:table-row table:style-name="ro1">
          <table:table-cell table:style-name="ce2" office:value-type="string" calcext:value-type="string">
            <text:p>99938000048201841</text:p>
          </table:table-cell>
          <table:table-cell table:style-name="ce3" office:value-type="date" office:date-value="2018-03-19T09:17:55.999999" calcext:value-type="date">
            <text:p>19/03/2018 09:17</text:p>
          </table:table-cell>
          <table:table-cell table:style-name="ce4" office:value-type="date" office:date-value="2018-04-09T23:59:58.999998" calcext:value-type="date">
            <text:p>09/04/2018</text:p>
          </table:table-cell>
          <table:table-cell table:style-name="ce5" office:value-type="string" calcext:value-type="string">
            <text:p>Gostaria de obter informações sobre o potencial hidráulico para geração de Energia Elétrica dos Rios do estado de Mato Grosso do Sul pertencentes à BACIA DO RIO PARANÁ.</text:p>
          </table:table-cell>
          <table:table-cell table:style-name="ce5" office:value-type="string" calcext:value-type="string">
            <text:p>Potencial Hidráulico para Geração de Energia Elétrica - Bacia Rio Paraná</text:p>
          </table:table-cell>
          <table:table-cell table:style-name="ce5" office:value-type="float" office:value="43178.782025463" calcext:value-type="float">
            <text:p>43178,782025463</text:p>
          </table:table-cell>
          <table:table-cell table:number-columns-repeated="1012"/>
        </table:table-row>
        <table:table-row table:style-name="ro1">
          <table:table-cell table:style-name="ce2" office:value-type="string" calcext:value-type="string">
            <text:p>99938000049201896</text:p>
          </table:table-cell>
          <table:table-cell table:style-name="ce3" office:value-type="date" office:date-value="2018-03-19T09:18:51.000002" calcext:value-type="date">
            <text:p>19/03/2018 09:18</text:p>
          </table:table-cell>
          <table:table-cell table:style-name="ce4" office:value-type="date" office:date-value="2018-04-09T23:59:58.999998" calcext:value-type="date">
            <text:p>09/04/2018</text:p>
          </table:table-cell>
          <table:table-cell table:style-name="ce5" office:value-type="string" calcext:value-type="string">
            <text:p>Gostaria de obter informações sobre o potencial hidráulico para geração de Energia Elétrica dos Rios do estado da Bahia pertencentes à BACIA DO RIO SÃO FRANCISCO.</text:p>
          </table:table-cell>
          <table:table-cell table:style-name="ce5" office:value-type="string" calcext:value-type="string">
            <text:p>Potencial Hidráulico para Geração de Energia Elétrica - Bacia Rio São Francisco</text:p>
          </table:table-cell>
          <table:table-cell table:style-name="ce5" office:value-type="float" office:value="43178.7440277778" calcext:value-type="float">
            <text:p>43178,7440277778</text:p>
          </table:table-cell>
          <table:table-cell table:number-columns-repeated="1012"/>
        </table:table-row>
        <table:table-row table:style-name="ro1">
          <table:table-cell table:style-name="ce2" office:value-type="string" calcext:value-type="string">
            <text:p>99938000050201811</text:p>
          </table:table-cell>
          <table:table-cell table:style-name="ce3" office:value-type="date" office:date-value="2018-03-19T15:36:59.999996" calcext:value-type="date">
            <text:p>19/03/2018 15:37</text:p>
          </table:table-cell>
          <table:table-cell table:style-name="ce4" office:value-type="date" office:date-value="2018-04-09T23:59:58.999998" calcext:value-type="date">
            <text:p>09/04/2018</text:p>
          </table:table-cell>
          <table:table-cell table:style-name="ce5" office:value-type="string" calcext:value-type="string">
            <text:p>Segue solicitação em anexo.</text:p>
          </table:table-cell>
          <table:table-cell table:style-name="ce5" office:value-type="string" calcext:value-type="string">
            <text:p>Garantia Física de Plantas Fotovoltaicas </text:p>
          </table:table-cell>
          <table:table-cell table:style-name="ce5" office:value-type="float" office:value="43182.6937268519" calcext:value-type="float">
            <text:p>43182,6937268519</text:p>
          </table:table-cell>
          <table:table-cell table:number-columns-repeated="1012"/>
        </table:table-row>
        <table:table-row table:style-name="ro1">
          <table:table-cell table:style-name="ce2" office:value-type="string" calcext:value-type="string">
            <text:p>99938000051201865</text:p>
          </table:table-cell>
          <table:table-cell table:style-name="ce3" office:value-type="date" office:date-value="2018-03-19T15:58:01.999998" calcext:value-type="date">
            <text:p>19/03/2018 15:58</text:p>
          </table:table-cell>
          <table:table-cell table:style-name="ce4" office:value-type="date" office:date-value="2018-04-09T23:59:58.999998" calcext:value-type="date">
            <text:p>09/04/2018</text:p>
          </table:table-cell>
          <table:table-cell table:style-name="ce5" office:value-type="string" calcext:value-type="string">
            <text:p>Estamos estuando uma usina fotovoltaica de 10MW que será instalada no estado da Paraíba, e gostaríamos de saber do que precisa para participar de leilões de venda energia e conseguir a habilitação da técnica da EPE?</text:p>
          </table:table-cell>
          <table:table-cell table:style-name="ce5" office:value-type="string" calcext:value-type="string">
            <text:p>Usina fotovoltaica de potência de 10MW - Participar de Leilões de venda de Energia</text:p>
          </table:table-cell>
          <table:table-cell table:style-name="ce5" office:value-type="float" office:value="43178.7108564815" calcext:value-type="float">
            <text:p>43178,7108564815</text:p>
          </table:table-cell>
          <table:table-cell table:number-columns-repeated="1012"/>
        </table:table-row>
        <table:table-row table:style-name="ro1">
          <table:table-cell table:style-name="ce2" office:value-type="string" calcext:value-type="string">
            <text:p>99938000052201818</text:p>
          </table:table-cell>
          <table:table-cell table:style-name="ce3" office:value-type="date" office:date-value="2018-03-20T15:15:59.999999" calcext:value-type="date">
            <text:p>20/03/2018 15:16</text:p>
          </table:table-cell>
          <table:table-cell table:style-name="ce4" office:value-type="date" office:date-value="2018-04-09T23:59:58.999998" calcext:value-type="date">
            <text:p>09/04/2018</text:p>
          </table:table-cell>
          <table:table-cell table:style-name="ce5" office:value-type="string" calcext:value-type="string">
            <text:p>Gostaria de solicitar a metodologia e os critérios utilizados, incluindo mas não se limitando à metodologia tributária, utilizados para chegar o valor mínimo do último leilão de geração de energia incentivada realizado pela ANEEL. Bem como a memória de cálculo.</text:p>
          </table:table-cell>
          <table:table-cell table:style-name="ce5" office:value-type="string" calcext:value-type="string">
            <text:p>Metodologia e os critérios utilizados para chegar o valor mínimo do último leilão de geração de energia incentivada realizado pela ANEEL.</text:p>
          </table:table-cell>
          <table:table-cell table:style-name="ce5" office:value-type="float" office:value="43193.6716203704" calcext:value-type="float">
            <text:p>43193,6716203704</text:p>
          </table:table-cell>
          <table:table-cell table:number-columns-repeated="1012"/>
        </table:table-row>
        <table:table-row table:style-name="ro1">
          <table:table-cell table:style-name="ce2" office:value-type="string" calcext:value-type="string">
            <text:p>99938000053201854</text:p>
          </table:table-cell>
          <table:table-cell table:style-name="ce3" office:value-type="date" office:date-value="2018-03-21T15:38:47.999996" calcext:value-type="date">
            <text:p>21/03/2018 15:38</text:p>
          </table:table-cell>
          <table:table-cell table:style-name="ce4" office:value-type="date" office:date-value="2018-04-10T23:59:58.999998" calcext:value-type="date">
            <text:p>10/04/2018</text:p>
          </table:table-cell>
          <table:table-cell table:style-name="ce5" office:value-type="string" calcext:value-type="string">
            <text:p>Solicito a disponibilização da última revisão do estudo EPE-DEE-RE-0142/2016.</text:p>
          </table:table-cell>
          <table:table-cell table:style-name="ce5" office:value-type="string" calcext:value-type="string">
            <text:p>Disponibilização do Estudo EPE-DEE-RE-0142/2016</text:p>
          </table:table-cell>
          <table:table-cell table:style-name="ce5" office:value-type="float" office:value="43186.6378356482" calcext:value-type="float">
            <text:p>43186,6378356482</text:p>
          </table:table-cell>
          <table:table-cell table:number-columns-repeated="1012"/>
        </table:table-row>
        <table:table-row table:style-name="ro1">
          <table:table-cell table:style-name="ce2" office:value-type="string" calcext:value-type="string">
            <text:p>99938000055201843</text:p>
          </table:table-cell>
          <table:table-cell table:style-name="ce3" office:value-type="date" office:date-value="2018-03-22T14:40:25.999997" calcext:value-type="date">
            <text:p>22/03/2018 14:40</text:p>
          </table:table-cell>
          <table:table-cell table:style-name="ce4" office:value-type="date" office:date-value="2018-04-11T23:59:58.999998" calcext:value-type="date">
            <text:p>11/04/2018</text:p>
          </table:table-cell>
          <table:table-cell table:style-name="ce5" office:value-type="string" calcext:value-type="string">
            <text:p>Prezados, um empregado da empresa está realizando uma pesquisa sobre as tarifas médias no Brasil, dos anos 1996 até 2017. E está faltando os dados das Tarifas Médias de 1996 a 2005. Solicitamos envio por email em arquivos Pdf.</text:p>
          </table:table-cell>
          <table:table-cell table:style-name="ce5" office:value-type="string" calcext:value-type="string">
            <text:p>Solicito os Anuários Estatísticos de Energia Elétrica dos anos de 1996 à 2005 que não constam disponíveis no site da EPE.</text:p>
          </table:table-cell>
          <table:table-cell table:style-name="ce5" office:value-type="float" office:value="43182.4957175926" calcext:value-type="float">
            <text:p>43182,4957175926</text:p>
          </table:table-cell>
          <table:table-cell table:number-columns-repeated="1012"/>
        </table:table-row>
        <table:table-row table:style-name="ro1">
          <table:table-cell table:style-name="ce2" office:value-type="string" calcext:value-type="string">
            <text:p>99938000056201898</text:p>
          </table:table-cell>
          <table:table-cell table:style-name="ce3" office:value-type="date" office:date-value="2018-03-23T11:25:11.999997" calcext:value-type="date">
            <text:p>23/03/2018 11:25</text:p>
          </table:table-cell>
          <table:table-cell table:style-name="ce4" office:value-type="date" office:date-value="2018-04-16T23:59:58.999998" calcext:value-type="date">
            <text:p>16/04/2018</text:p>
          </table:table-cell>
          <table:table-cell table:style-name="ce5" office:value-type="string" calcext:value-type="string">
            <text:p>Gostaria de saber com qual periodicidade será divulgada a publicação Caderno de Economia.</text:p>
          </table:table-cell>
          <table:table-cell table:style-name="ce5" office:value-type="string" calcext:value-type="string">
            <text:p>Solicitação de periodicidade de publicação Caderno de Economia</text:p>
          </table:table-cell>
          <table:table-cell table:style-name="ce5" office:value-type="float" office:value="43185.6520717593" calcext:value-type="float">
            <text:p>43185,6520717593</text:p>
          </table:table-cell>
          <table:table-cell table:number-columns-repeated="1012"/>
        </table:table-row>
        <table:table-row table:style-name="ro1">
          <table:table-cell table:style-name="ce2" office:value-type="string" calcext:value-type="string">
            <text:p>99938000057201832</text:p>
          </table:table-cell>
          <table:table-cell table:style-name="ce3" office:value-type="date" office:date-value="2018-03-23T15:27:36.000003" calcext:value-type="date">
            <text:p>23/03/2018 15:27</text:p>
          </table:table-cell>
          <table:table-cell table:style-name="ce4" office:value-type="date" office:date-value="2018-04-16T23:59:58.999998" calcext:value-type="date">
            <text:p>16/04/2018</text:p>
          </table:table-cell>
          <table:table-cell table:style-name="ce5" office:value-type="string" calcext:value-type="string">
            <text:p>Venho por meio desta requerer acesso aos dados de consumo total de energia elétrica no Brasil em GWh (ou unidade correlata/conversivel) desde o inicio da geração elétrica no Brasil(ou primeiro ano que se tem registro) até o ano de 2005.</text:p>
          </table:table-cell>
          <table:table-cell table:style-name="ce5" office:value-type="string" calcext:value-type="string">
            <text:p>dados sobre consumo de energua elétrica em gwh desde o inicio da geração de nergia eletrica no brasil</text:p>
          </table:table-cell>
          <table:table-cell table:style-name="ce5" office:value-type="float" office:value="43186.6463425926" calcext:value-type="float">
            <text:p>43186,6463425926</text:p>
          </table:table-cell>
          <table:table-cell table:number-columns-repeated="1012"/>
        </table:table-row>
        <table:table-row table:style-name="ro11">
          <table:table-cell table:style-name="ce2" office:value-type="string" calcext:value-type="string">
            <text:p>99938000058201887</text:p>
          </table:table-cell>
          <table:table-cell table:style-name="ce3" office:value-type="date" office:date-value="2018-03-31T11:01:44.999999" calcext:value-type="date">
            <text:p>31/03/2018 11:01</text:p>
          </table:table-cell>
          <table:table-cell table:style-name="ce4" office:value-type="date" office:date-value="2018-04-23T23:59:58.999998" calcext:value-type="date">
            <text:p>23/04/2018</text:p>
          </table:table-cell>
          <table:table-cell table:style-name="ce5" office:value-type="string" calcext:value-type="string">
            <text:p>Sou estudante de mestrado do COPPEAD (UFRJ) e necessito dos seguintes dados para as simulações computacionais da minha tese. </text:p>
            <text:p>1) CVU, parcela referente ao custo dos combustíveis e parcela referente aos demais custos dos agentes participantes do leilão de compra de energia elétrica A5 de 2016</text:p>
            <text:p>2) fator de conversão Fator de Conversão, informado pelo agente à EPE, que constará no CCEAR permanecendo invariável por toda a vigência do contrato, usado para transformar o preço do combustível em R$/MWh dos agentes participantes do leilão de compra de energia elétrica A5 de 2016.</text:p>
            <text:p/>
            <text:p>Muito obrigada pela informação,</text:p>
            <text:p/>
            <text:p>Marina de Gusmão</text:p>
          </table:table-cell>
          <table:table-cell table:style-name="ce5" office:value-type="string" calcext:value-type="string">
            <text:p>CVU, Custo de Combustível e Fator de Conversão dos vencedores do leilão de energia A5 de 2016</text:p>
          </table:table-cell>
          <table:table-cell table:style-name="ce5" office:value-type="float" office:value="43206.780775463" calcext:value-type="float">
            <text:p>43206,780775463</text:p>
          </table:table-cell>
          <table:table-cell table:number-columns-repeated="1012"/>
        </table:table-row>
        <table:table-row table:style-name="ro1">
          <table:table-cell table:style-name="ce2" office:value-type="string" calcext:value-type="string">
            <text:p>99938000060201856</text:p>
          </table:table-cell>
          <table:table-cell table:style-name="ce3" office:value-type="date" office:date-value="2018-04-03T19:48:47.000001" calcext:value-type="date">
            <text:p>03/04/2018 19:48</text:p>
          </table:table-cell>
          <table:table-cell table:style-name="ce4" office:value-type="date" office:date-value="2018-04-24T23:59:58.999998" calcext:value-type="date">
            <text:p>24/04/2018</text:p>
          </table:table-cell>
          <table:table-cell table:style-name="ce5" office:value-type="string" calcext:value-type="string">
            <text:p>Gostaria de obter acesso aos valores das externalidades ambientais e sociais utilizadas hoje pela EPE no modelo energético de expansão. Desde já agradeço!</text:p>
          </table:table-cell>
          <table:table-cell table:style-name="ce5" office:value-type="string" calcext:value-type="string">
            <text:p>Valores das externalidades ambientais e sociais</text:p>
          </table:table-cell>
          <table:table-cell table:style-name="ce5" office:value-type="float" office:value="43195.7268981481" calcext:value-type="float">
            <text:p>43195,7268981481</text:p>
          </table:table-cell>
          <table:table-cell table:number-columns-repeated="1012"/>
        </table:table-row>
        <table:table-row table:style-name="ro12">
          <table:table-cell table:style-name="ce2" office:value-type="string" calcext:value-type="string">
            <text:p>99938000061201809</text:p>
          </table:table-cell>
          <table:table-cell table:style-name="ce3" office:value-type="date" office:date-value="2018-04-03T19:53:41.000003" calcext:value-type="date">
            <text:p>03/04/2018 19:53</text:p>
          </table:table-cell>
          <table:table-cell table:style-name="ce4" office:value-type="date" office:date-value="2018-04-24T23:59:58.999998" calcext:value-type="date">
            <text:p>24/04/2018</text:p>
          </table:table-cell>
          <table:table-cell table:style-name="ce5" office:value-type="string" calcext:value-type="string">
            <text:p>Boa noite,</text:p>
            <text:p/>
            <text:p/>
            <text:p>Sou aluna no curso de Mestrado em Economia e Desenvolvimento na Universidade Federal de Santa Maria, e estou realizando um estudo que busca analisar se existe relação de causalidade entre a produção de energia e crescimento econômico no Brasil. Para este fim, utilizo o teste de causalidade de Granger, no qual é possível verificar a incidência de causalidade unidirecional, bidirecional ou não-causalidade entre as variáveis estudadas. </text:p>
            <text:p>Como se trata de uma metodologia de séries temporais, é recomendado que se tenha um longo período de tempo.</text:p>
            <text:p>No Balanço Energético Nacional eu encontro essas variáveis, porém, são anuais, somando 47 períodos. Para que eu tenha uma amostra significativa, seria preciso que dispusesse dos dados mensais.</text:p>
            <text:p>Poderia me informar se existe a possibilidade de vocês me disponibilizarem os dados mensais da produção de energia por fonte (renovável e não renovável) a partir de 1970?</text:p>
            <text:p>Desde já, agradeço a atenção dispensada.</text:p>
          </table:table-cell>
          <table:table-cell table:style-name="ce5" office:value-type="string" calcext:value-type="string">
            <text:p>Solicitação de dados mensais de produção energética por fonte (renovável e não renovável)</text:p>
          </table:table-cell>
          <table:table-cell table:style-name="ce5" office:value-type="float" office:value="43194.7219675926" calcext:value-type="float">
            <text:p>43194,7219675926</text:p>
          </table:table-cell>
          <table:table-cell table:number-columns-repeated="1012"/>
        </table:table-row>
        <table:table-row table:style-name="ro19">
          <table:table-cell table:style-name="ce2" office:value-type="string" calcext:value-type="string">
            <text:p>99938000062201845</text:p>
          </table:table-cell>
          <table:table-cell table:style-name="ce3" office:value-type="date" office:date-value="2018-04-04T18:40:59.000005" calcext:value-type="date">
            <text:p>04/04/2018 18:40</text:p>
          </table:table-cell>
          <table:table-cell table:style-name="ce4" office:value-type="date" office:date-value="2018-04-24T23:59:58.999998" calcext:value-type="date">
            <text:p>24/04/2018</text:p>
          </table:table-cell>
          <table:table-cell table:style-name="ce5" office:value-type="string" calcext:value-type="string">
            <text:p>Prezados, solicito as seguintes informações:</text:p>
            <text:p>Grupo de perguntas 1</text:p>
            <text:p>1.Os funcionários receberam brindes da empresa? Indicar quais e o valor. É fornecido presente de natal, ano novo, dia secretária, aos funcionários?</text:p>
            <text:p>2.A empresa “enforcou” (liberou parte dos funcionários) nos feriados em 2016 e 2017? Indicar quais e o percentual da empresa liberada.</text:p>
            <text:p>3.Indicar como funciona o controle de frequência dos funcionários concursados/terceirizados/comissionados.</text:p>
            <text:p>4.Os funcionários tem direito a se ausentar por quantos dias da empresa durante o ano?</text:p>
            <text:p>5.Informar a política de férias dos funcionários.</text:p>
            <text:p>6.Informar a política de licenças sem remuneração</text:p>
            <text:p>Grupo de perguntas 2</text:p>
            <text:p>1.Há biblioteca na empresa?</text:p>
            <text:p>2.Há copa com acesso a micro-ondas?</text:p>
            <text:p>3.Os funcionários recebem vale refeição? Qual o valor (especificar por cargo).</text:p>
            <text:p>4.Os funcionários recebem algum valor para previdência complementar? (especificar por cargo).</text:p>
            <text:p>5.Os funcionários recebem auxílio saúde? (especificar por cargo)</text:p>
            <text:p>6.Quais os tipos de indenizações os funcionários tem direito?</text:p>
            <text:p>7.Qual o valor da diária por viagem da empresa?</text:p>
            <text:p/>
            <text:p>Grata.</text:p>
          </table:table-cell>
          <table:table-cell table:style-name="ce5" office:value-type="string" calcext:value-type="string">
            <text:p>Solicitação de Informação</text:p>
          </table:table-cell>
          <table:table-cell table:style-name="ce5" office:value-type="float" office:value="43209.4450462963" calcext:value-type="float">
            <text:p>43209,4450462963</text:p>
          </table:table-cell>
          <table:table-cell table:number-columns-repeated="1012"/>
        </table:table-row>
        <table:table-row table:style-name="ro1">
          <table:table-cell table:style-name="ce2" office:value-type="string" calcext:value-type="string">
            <text:p>99938000063201890</text:p>
          </table:table-cell>
          <table:table-cell table:style-name="ce3" office:value-type="date" office:date-value="2018-04-05T13:30:28.999996" calcext:value-type="date">
            <text:p>05/04/2018 13:30</text:p>
          </table:table-cell>
          <table:table-cell table:style-name="ce4" office:value-type="date" office:date-value="2018-04-25T23:59:58.999998" calcext:value-type="date">
            <text:p>25/04/2018</text:p>
          </table:table-cell>
          <table:table-cell table:style-name="ce5" office:value-type="string" calcext:value-type="string">
            <text:p>Somos uma Startup na área de serviços no setor de energia e gostaríamos de publicar gratuitamente em nosso site (em pré-lançamento) <text:s/>os mapas <text:s/>com os dados atualizados constantes no WEBMAP EPE (https://gisepeprd.epe.gov.br/webmapepe/). Nós sempre indicamos a fonte dos dados, que no caso seria a EPE. Poderiam nos fornecer a base de dados no formato shapefile (SHP) ? <text:s/>Obrigado</text:p>
          </table:table-cell>
          <table:table-cell table:style-name="ce5" office:value-type="string" calcext:value-type="string">
            <text:p>Solicitação de dados do Webmap EPE</text:p>
          </table:table-cell>
          <table:table-cell table:style-name="ce5" office:value-type="float" office:value="43195.6211226852" calcext:value-type="float">
            <text:p>43195,6211226852</text:p>
          </table:table-cell>
          <table:table-cell table:number-columns-repeated="1012"/>
        </table:table-row>
        <table:table-row table:style-name="ro8">
          <table:table-cell table:style-name="ce2" office:value-type="string" calcext:value-type="string">
            <text:p>99938000064201834</text:p>
          </table:table-cell>
          <table:table-cell table:style-name="ce3" office:value-type="date" office:date-value="2018-04-05T14:06:09.000003" calcext:value-type="date">
            <text:p>05/04/2018 14:06</text:p>
          </table:table-cell>
          <table:table-cell table:style-name="ce4" office:value-type="date" office:date-value="2018-04-25T23:59:58.999998" calcext:value-type="date">
            <text:p>25/04/2018</text:p>
          </table:table-cell>
          <table:table-cell table:style-name="ce5" office:value-type="string" calcext:value-type="string">
            <text:p>O objetivo desta solicitação é o desenvolvimento de um trabalho Acadêmico da Universidade Positivo (Curitiba - PR), o qual depende da caracterização do regime de ventos de uma região onde possa ser feita a estimativa da capacidade de geração de energia por meio de uma usina eólica. </text:p>
            <text:p>Para isso, seria necessário o acesso aos principais aparelhos de medição (anemógrafos) com as séries históricas mais longas na Região Nordeste.</text:p>
            <text:p>Com o auxílio destes dados, o trabalho poderá ser desenvolvido em cima da escolha de alguma usina eólica próxima à zona de medição desejada.</text:p>
          </table:table-cell>
          <table:table-cell table:style-name="ce5" office:value-type="string" calcext:value-type="string">
            <text:p>Dados de medição dos principais Anemógrafos com as séries históricas mais longas na Região Nordeste, para fins de trabalho Acadêmico.</text:p>
          </table:table-cell>
          <table:table-cell table:style-name="ce5" office:value-type="float" office:value="43201.7675925926" calcext:value-type="float">
            <text:p>43201,7675925926</text:p>
          </table:table-cell>
          <table:table-cell table:number-columns-repeated="1012"/>
        </table:table-row>
        <table:table-row table:style-name="ro8">
          <table:table-cell table:style-name="ce2" office:value-type="string" calcext:value-type="string">
            <text:p>99938000065201889</text:p>
          </table:table-cell>
          <table:table-cell table:style-name="ce3" office:value-type="date" office:date-value="2018-04-06T15:23:02.999996" calcext:value-type="date">
            <text:p>06/04/2018 15:23</text:p>
          </table:table-cell>
          <table:table-cell table:style-name="ce4" office:value-type="date" office:date-value="2018-04-30T23:59:58.999998" calcext:value-type="date">
            <text:p>30/04/2018</text:p>
          </table:table-cell>
          <table:table-cell table:style-name="ce5" office:value-type="string" calcext:value-type="string">
            <text:p>Boa Tarde.</text:p>
            <text:p/>
            <text:p>Gostaria de saber se existe algum canal da AGU que receba currículos de servidores públicos federais. Sou Analista Administrativo da Agência Nacional de Petróleo e tenho interesse em ser cedida para outro órgão da Administração Pública. Atualmente atuo como Gerente de Projetos na implantação do Sistema Eletrônico de Informações - SEI. Em anexo a este formulário disponibilizo o meu currículo. Desde já agradeço à atenção prestada.</text:p>
          </table:table-cell>
          <table:table-cell table:style-name="ce5" office:value-type="string" calcext:value-type="string">
            <text:p>Oportunidades <text:s/>- Servidores Públicos Federais</text:p>
          </table:table-cell>
          <table:table-cell table:style-name="ce5" office:value-type="float" office:value="43210.6521527778" calcext:value-type="float">
            <text:p>43210,6521527778</text:p>
          </table:table-cell>
          <table:table-cell table:number-columns-repeated="1012"/>
        </table:table-row>
        <table:table-row table:style-name="ro1">
          <table:table-cell table:style-name="ce2" office:value-type="string" calcext:value-type="string">
            <text:p>99938000066201823</text:p>
          </table:table-cell>
          <table:table-cell table:style-name="ce3" office:value-type="date" office:date-value="2018-04-09T09:50:02.000003" calcext:value-type="date">
            <text:p>09/04/2018 09:50</text:p>
          </table:table-cell>
          <table:table-cell table:style-name="ce4" office:value-type="date" office:date-value="2018-04-30T23:59:58.999998" calcext:value-type="date">
            <text:p>30/04/2018</text:p>
          </table:table-cell>
          <table:table-cell table:style-name="ce5" office:value-type="string" calcext:value-type="string">
            <text:p>Solicito o valor gasto pelo Ministério de Minas e Energia no contrato com a CNEC para a realização da Avaliação Ambiental Integrada (AAI) do Juruena, publicada pela Empresa de Pesquisa Energética em 2010. Este pedido abrange também informações quanto ao período de contratação, as rubricas efetivamente gastas e um comparativo com os valores executados na AAI do Jamanxim e a AAI do Teles Pires.</text:p>
          </table:table-cell>
          <table:table-cell table:style-name="ce5" office:value-type="string" calcext:value-type="string">
            <text:p>Valor gasto pelo governo federal para contratar a Avaliação Ambiental Integrada do Juruena</text:p>
          </table:table-cell>
          <table:table-cell table:style-name="ce5" office:value-type="float" office:value="43214.6134027778" calcext:value-type="float">
            <text:p>43214,6134027778</text:p>
          </table:table-cell>
          <table:table-cell table:number-columns-repeated="1012"/>
        </table:table-row>
        <table:table-row table:style-name="ro1">
          <table:table-cell table:style-name="ce2" office:value-type="string" calcext:value-type="string">
            <text:p>99938000067201878</text:p>
          </table:table-cell>
          <table:table-cell table:style-name="ce3" office:value-type="date" office:date-value="2018-04-09T11:28:46.000001" calcext:value-type="date">
            <text:p>09/04/2018 11:28</text:p>
          </table:table-cell>
          <table:table-cell table:style-name="ce4" office:value-type="date" office:date-value="2018-04-30T23:59:58.999998" calcext:value-type="date">
            <text:p>30/04/2018</text:p>
          </table:table-cell>
          <table:table-cell table:style-name="ce5" office:value-type="string" calcext:value-type="string">
            <text:p>Os dados que solicito são referentes ao dados de rede fornecido em arquivos compatíveis ao programa ANAREDE e ANATEM sobre o SIstema Interligado Nacional (SIN), que antes eram fornecidos no própio site da ONS e da EPE para a realização de estudos para a expansão e planejamento do setor. Gostaria de acessar os arquivos do SIN dispóniveis do ano de 2000 até 2017. Desde já agradeço.</text:p>
          </table:table-cell>
          <table:table-cell table:style-name="ce5" office:value-type="string" calcext:value-type="string">
            <text:p>Gostaria de solicitar os dados para realização de simulações Elétricas do SIN. O estudo é feito a partir dos programas do pacote CEPEL, Anarede e ANATEM, entretanto para o estudo é necessário que os arquivos com os dados da rede sejam disponibilizados. </text:p>
          </table:table-cell>
          <table:table-cell table:style-name="ce5" office:value-type="float" office:value="43199.6697453704" calcext:value-type="float">
            <text:p>43199,6697453704</text:p>
          </table:table-cell>
          <table:table-cell table:number-columns-repeated="1012"/>
        </table:table-row>
        <table:table-row table:style-name="ro5">
          <table:table-cell table:style-name="ce2" office:value-type="string" calcext:value-type="string">
            <text:p>99938000068201812</text:p>
          </table:table-cell>
          <table:table-cell table:style-name="ce3" office:value-type="date" office:date-value="2018-04-09T13:38:46.999997" calcext:value-type="date">
            <text:p>09/04/2018 13:38</text:p>
          </table:table-cell>
          <table:table-cell table:style-name="ce4" office:value-type="date" office:date-value="2018-04-30T23:59:58.999998" calcext:value-type="date">
            <text:p>30/04/2018</text:p>
          </table:table-cell>
          <table:table-cell table:style-name="ce5" office:value-type="string" calcext:value-type="string">
            <text:p>Caros, sou aluna de doutorado do INPE (Inst. Nacional de Pesquisas Espaciais) e estou à procura de dados de consumo de eletricidade na bacia do rio São Francisco. Busco dados por município ou outro recorte que me permita analisar os principais consumidores da bacia. Poderiam fornecê-los ou indicar algum funcionário para quem eu possa solicitar?</text:p>
            <text:p>Agradeço antecipadamente.</text:p>
          </table:table-cell>
          <table:table-cell table:style-name="ce5" office:value-type="string" calcext:value-type="string">
            <text:p>Dados de consumo eletricidade na bacia do rio São Francisco</text:p>
          </table:table-cell>
          <table:table-cell table:style-name="ce5" office:value-type="float" office:value="43199.7506018519" calcext:value-type="float">
            <text:p>43199,7506018519</text:p>
          </table:table-cell>
          <table:table-cell table:number-columns-repeated="1012"/>
        </table:table-row>
        <table:table-row table:style-name="ro5">
          <table:table-cell table:style-name="ce2" office:value-type="string" calcext:value-type="string">
            <text:p>99938000069201867</text:p>
          </table:table-cell>
          <table:table-cell table:style-name="ce3" office:value-type="date" office:date-value="2018-04-09T21:09:44.000003" calcext:value-type="date">
            <text:p>09/04/2018 21:09</text:p>
          </table:table-cell>
          <table:table-cell table:style-name="ce4" office:value-type="date" office:date-value="2018-04-30T23:59:58.999998" calcext:value-type="date">
            <text:p>30/04/2018</text:p>
          </table:table-cell>
          <table:table-cell table:style-name="ce5" office:value-type="string" calcext:value-type="string">
            <text:p>Para fins de consultoria junto a empresa interessada na instalação de parques fotovoltaicos no nordeste brasileiro, gostaria de saber onde posso obter o déficit energético por estado da região nordeste.</text:p>
            <text:p>Através dos boletins mensais do sistema de monitoramento elétrico, verifica-se o perfil importador de energia da região nordeste como um todo junto ao Sistema Interligado Nacional, gostaria de obter essas informações separadas estado a estado.</text:p>
          </table:table-cell>
          <table:table-cell table:style-name="ce5" office:value-type="string" calcext:value-type="string">
            <text:p>Déficit energético por estado</text:p>
          </table:table-cell>
          <table:table-cell table:style-name="ce5" office:value-type="float" office:value="43216.4130439815" calcext:value-type="float">
            <text:p>43216,4130439815</text:p>
          </table:table-cell>
          <table:table-cell table:number-columns-repeated="1012"/>
        </table:table-row>
        <table:table-row table:style-name="ro1">
          <table:table-cell table:style-name="ce2" office:value-type="string" calcext:value-type="string">
            <text:p>99938000071201836</text:p>
          </table:table-cell>
          <table:table-cell table:style-name="ce3" office:value-type="date" office:date-value="2018-04-10T10:43:47.000003" calcext:value-type="date">
            <text:p>10/04/2018 10:43</text:p>
          </table:table-cell>
          <table:table-cell table:style-name="ce4" office:value-type="date" office:date-value="2018-04-30T23:59:58.999998" calcext:value-type="date">
            <text:p>30/04/2018</text:p>
          </table:table-cell>
          <table:table-cell table:style-name="ce5" office:value-type="string" calcext:value-type="string">
            <text:p>A cerca de um mês houve a definição da Cesgranrio como Banca Organizadora do Concurso EPE 2018, mas poucos dias depois teve o cancelamento da definição. Gostaria de saber se há previsão da realização do Concurso Público ainda para o ano de 2018. E se o curso será para preenchimento de Cadastro de Reserva ou existem vagas em aberto.</text:p>
          </table:table-cell>
          <table:table-cell table:style-name="ce5" office:value-type="string" calcext:value-type="string">
            <text:p>Concurso Público</text:p>
          </table:table-cell>
          <table:table-cell table:style-name="ce5" office:value-type="float" office:value="43200.6404513889" calcext:value-type="float">
            <text:p>43200,6404513889</text:p>
          </table:table-cell>
          <table:table-cell table:number-columns-repeated="1012"/>
        </table:table-row>
        <table:table-row table:style-name="ro1">
          <table:table-cell table:style-name="ce2" office:value-type="string" calcext:value-type="string">
            <text:p>99938000072201881</text:p>
          </table:table-cell>
          <table:table-cell table:style-name="ce3" office:value-type="date" office:date-value="2018-04-10T17:54:38.999998" calcext:value-type="date">
            <text:p>10/04/2018 17:54</text:p>
          </table:table-cell>
          <table:table-cell table:style-name="ce4" office:value-type="date" office:date-value="2018-04-30T23:59:58.999998" calcext:value-type="date">
            <text:p>30/04/2018</text:p>
          </table:table-cell>
          <table:table-cell table:style-name="ce5" office:value-type="string" calcext:value-type="string">
            <text:p>Gostaria de saber os requisitos para a ocupação dos cargos de Ouvidor, Auditor, Área de Conformidade e Gestão de Riscos e Corregedor.</text:p>
          </table:table-cell>
          <table:table-cell table:style-name="ce5" office:value-type="string" calcext:value-type="string">
            <text:p>A Empresa possui Política de Seleção em fase de elaboração ou implantada para a ocupação dos cargos de Ouvidor, Auditor, Área de Conformidade e Gestão de Riscos e Corregedor ?</text:p>
          </table:table-cell>
          <table:table-cell table:style-name="ce5" office:value-type="float" office:value="43214.8242708333" calcext:value-type="float">
            <text:p>43214,8242708333</text:p>
          </table:table-cell>
          <table:table-cell table:number-columns-repeated="1012"/>
        </table:table-row>
        <table:table-row table:style-name="ro11">
          <table:table-cell table:style-name="ce2" office:value-type="string" calcext:value-type="string">
            <text:p>99938000073201825</text:p>
          </table:table-cell>
          <table:table-cell table:style-name="ce3" office:value-type="date" office:date-value="2018-04-12T09:45:23" calcext:value-type="date">
            <text:p>12/04/2018 09:45</text:p>
          </table:table-cell>
          <table:table-cell table:style-name="ce4" office:value-type="date" office:date-value="2018-05-02T23:59:58.999998" calcext:value-type="date">
            <text:p>02/05/2018</text:p>
          </table:table-cell>
          <table:table-cell table:style-name="ce5" office:value-type="string" calcext:value-type="string">
            <text:p>Prezados,</text:p>
            <text:p/>
            <text:p>Gostaria de saber se existe uma Norma de Almoxarifado ou algum documento sobre Políticas de Almoxarifado. Por gentileza, peço que a disponibilizem para consulta.</text:p>
            <text:p/>
            <text:p>Atenciosamente,</text:p>
            <text:p/>
            <text:p>Eric Abreu</text:p>
          </table:table-cell>
          <table:table-cell table:style-name="ce5" office:value-type="string" calcext:value-type="string">
            <text:p>Políticas/ Norma de almoxarifado</text:p>
          </table:table-cell>
          <table:table-cell table:style-name="ce5" office:value-type="float" office:value="43214.4489467593" calcext:value-type="float">
            <text:p>43214,4489467593</text:p>
          </table:table-cell>
          <table:table-cell table:number-columns-repeated="1012"/>
        </table:table-row>
        <table:table-row table:style-name="ro12">
          <table:table-cell table:style-name="ce2" office:value-type="string" calcext:value-type="string">
            <text:p>99938000074201870</text:p>
          </table:table-cell>
          <table:table-cell table:style-name="ce3" office:value-type="date" office:date-value="2018-04-12T11:10:23.000002" calcext:value-type="date">
            <text:p>12/04/2018 11:10</text:p>
          </table:table-cell>
          <table:table-cell table:style-name="ce4" office:value-type="date" office:date-value="2018-05-02T23:59:58.999998" calcext:value-type="date">
            <text:p>02/05/2018</text:p>
          </table:table-cell>
          <table:table-cell table:style-name="ce5" office:value-type="string" calcext:value-type="string">
            <text:p/>
            <text:p/>
            <text:p>Bom dia,</text:p>
            <text:p>gostaria de saber qual a previsão para o próximo concurso da EPE.</text:p>
            <text:p>A nova organizadora já foi escolhida??</text:p>
            <text:p>A prova ocorrerá em 2018??</text:p>
            <text:p/>
            <text:p>Obrigada.</text:p>
          </table:table-cell>
          <table:table-cell table:style-name="ce5" office:value-type="string" calcext:value-type="string">
            <text:p>Informação </text:p>
          </table:table-cell>
          <table:table-cell table:style-name="ce5" office:value-type="float" office:value="43202.5733680556" calcext:value-type="float">
            <text:p>43202,5733680556</text:p>
          </table:table-cell>
          <table:table-cell table:number-columns-repeated="1012"/>
        </table:table-row>
        <table:table-row table:style-name="ro20">
          <table:table-cell table:style-name="ce2" office:value-type="string" calcext:value-type="string">
            <text:p>99938000077201811</text:p>
          </table:table-cell>
          <table:table-cell table:style-name="ce3" office:value-type="date" office:date-value="2018-04-13T16:36:51.999998" calcext:value-type="date">
            <text:p>13/04/2018 16:36</text:p>
          </table:table-cell>
          <table:table-cell table:style-name="ce4" office:value-type="date" office:date-value="2018-05-07T23:59:58.999998" calcext:value-type="date">
            <text:p>07/05/2018</text:p>
          </table:table-cell>
          <table:table-cell table:style-name="ce5" office:value-type="string" calcext:value-type="string">
            <text:p>Prezados, boa tarde.</text:p>
            <text:p/>
            <text:p>Gostaria solicitar a disponibilização dos dados do Sistema AMA (Acompanhamento das Medições Anemométricas) desagregado por parque eólico.</text:p>
            <text:p/>
            <text:p>Atenciosamente,</text:p>
          </table:table-cell>
          <table:table-cell table:style-name="ce5" office:value-type="string" calcext:value-type="string">
            <text:p>Disponibilização dos dados do Sistema AMA (Acompanhamento das Medições Anemométricas) desagregado por parque eólico.</text:p>
          </table:table-cell>
          <table:table-cell table:style-name="ce5" office:value-type="float" office:value="43207.476724537" calcext:value-type="float">
            <text:p>43207,476724537</text:p>
          </table:table-cell>
          <table:table-cell table:number-columns-repeated="1012"/>
        </table:table-row>
        <table:table-row table:style-name="ro1">
          <table:table-cell table:style-name="ce2" office:value-type="string" calcext:value-type="string">
            <text:p>99938000078201858</text:p>
          </table:table-cell>
          <table:table-cell table:style-name="ce3" office:value-type="date" office:date-value="2018-04-17T14:45:54.999999" calcext:value-type="date">
            <text:p>17/04/2018 14:45</text:p>
          </table:table-cell>
          <table:table-cell table:style-name="ce4" office:value-type="date" office:date-value="2018-05-07T23:59:58.999998" calcext:value-type="date">
            <text:p>07/05/2018</text:p>
          </table:table-cell>
          <table:table-cell table:style-name="ce5" office:value-type="string" calcext:value-type="string">
            <text:p>Gostaria de ter acesso ao Ofício no 682/EPE/2005</text:p>
          </table:table-cell>
          <table:table-cell table:style-name="ce5" office:value-type="string" calcext:value-type="string">
            <text:p>Gostaria de ter acesso ao Ofício no 682/EPE/2005 .</text:p>
          </table:table-cell>
          <table:table-cell table:style-name="ce5" office:value-type="float" office:value="43224.8047337963" calcext:value-type="float">
            <text:p>43224,8047337963</text:p>
          </table:table-cell>
          <table:table-cell table:number-columns-repeated="1012"/>
        </table:table-row>
        <table:table-row table:style-name="ro1">
          <table:table-cell table:style-name="ce2" office:value-type="string" calcext:value-type="string">
            <text:p>99938000079201801</text:p>
          </table:table-cell>
          <table:table-cell table:style-name="ce3" office:value-type="date" office:date-value="2018-04-17T14:46:39.999997" calcext:value-type="date">
            <text:p>17/04/2018 14:46</text:p>
          </table:table-cell>
          <table:table-cell table:style-name="ce4" office:value-type="date" office:date-value="2018-05-07T23:59:58.999998" calcext:value-type="date">
            <text:p>07/05/2018</text:p>
          </table:table-cell>
          <table:table-cell table:number-columns-repeated="2" table:style-name="ce5" office:value-type="string" calcext:value-type="string">
            <text:p>Acesso a nota técnica Nota Técnica EPE-DEE-RE-038/2005-RO</text:p>
          </table:table-cell>
          <table:table-cell table:style-name="ce5" office:value-type="float" office:value="43224.7644212963" calcext:value-type="float">
            <text:p>43224,7644212963</text:p>
          </table:table-cell>
          <table:table-cell table:number-columns-repeated="1012"/>
        </table:table-row>
        <table:table-row table:style-name="ro1">
          <table:table-cell table:style-name="ce2" office:value-type="string" calcext:value-type="string">
            <text:p>99938000081201871</text:p>
          </table:table-cell>
          <table:table-cell table:style-name="ce3" office:value-type="date" office:date-value="2018-04-18T14:02:55" calcext:value-type="date">
            <text:p>18/04/2018 14:02</text:p>
          </table:table-cell>
          <table:table-cell table:style-name="ce4" office:value-type="date" office:date-value="2018-05-08T23:59:58.999998" calcext:value-type="date">
            <text:p>08/05/2018</text:p>
          </table:table-cell>
          <table:table-cell table:style-name="ce5" office:value-type="string" calcext:value-type="string">
            <text:p>Solicito o orçamento executado pela Empresa de Pesquisa Energética (EPE) para elaborar todos os estudos relativos à UHE Castanheira (EVTE, EIA-RIMA, Estudo do Componente Indígena, entre outros que houver) de forma discriminada (tipo de estudo, tempo de execução, valor e equipe executora)</text:p>
          </table:table-cell>
          <table:table-cell table:style-name="ce5" office:value-type="string" calcext:value-type="string">
            <text:p>Orçamento gasto pela EPE para realizar todos os estudos relativos à UHE Castanheira (EVTE, EIA-RIMA, Estudo do Componente Indígena, entre outros)</text:p>
          </table:table-cell>
          <table:table-cell table:style-name="ce5" office:value-type="float" office:value="43224.7255671296" calcext:value-type="float">
            <text:p>43224,7255671296</text:p>
          </table:table-cell>
          <table:table-cell table:number-columns-repeated="1012"/>
        </table:table-row>
        <table:table-row table:style-name="ro1">
          <table:table-cell table:style-name="ce2" office:value-type="string" calcext:value-type="string">
            <text:p>99938000082201816</text:p>
          </table:table-cell>
          <table:table-cell table:style-name="ce3" office:value-type="date" office:date-value="2018-04-21T12:03:55" calcext:value-type="date">
            <text:p>21/04/2018 12:03</text:p>
          </table:table-cell>
          <table:table-cell table:style-name="ce4" office:value-type="date" office:date-value="2018-05-14T23:59:58.999998" calcext:value-type="date">
            <text:p>14/05/2018</text:p>
          </table:table-cell>
          <table:table-cell table:style-name="ce5" office:value-type="string" calcext:value-type="string">
            <text:p>Solicito acesso a dados sobre empresas que investiram em sua própria eficiência energética (aplicação de medidas de economia de energia) e obtiveram redução nos custos com energia elétrica da empresa/indústria. </text:p>
          </table:table-cell>
          <table:table-cell table:style-name="ce5" office:value-type="string" calcext:value-type="string">
            <text:p>Solicito acesso a dados sobre empresas que investiram em sua própria eficiência energética</text:p>
          </table:table-cell>
          <table:table-cell table:style-name="ce5" office:value-type="float" office:value="43217.7290277778" calcext:value-type="float">
            <text:p>43217,7290277778</text:p>
          </table:table-cell>
          <table:table-cell table:number-columns-repeated="1012"/>
        </table:table-row>
        <table:table-row table:style-name="ro20">
          <table:table-cell table:style-name="ce2" office:value-type="string" calcext:value-type="string">
            <text:p>99938000083201861</text:p>
          </table:table-cell>
          <table:table-cell table:style-name="ce3" office:value-type="date" office:date-value="2018-04-23T14:12:04.999997" calcext:value-type="date">
            <text:p>23/04/2018 14:12</text:p>
          </table:table-cell>
          <table:table-cell table:style-name="ce4" office:value-type="date" office:date-value="2018-05-14T23:59:58.999998" calcext:value-type="date">
            <text:p>14/05/2018</text:p>
          </table:table-cell>
          <table:table-cell table:style-name="ce5" office:value-type="string" calcext:value-type="string">
            <text:p>Prezaodos, bom dia.</text:p>
            <text:p>Gostaria de saber se existe algum API para desenvolvedores acessarem os dados disponibilizados no WebMap EPE de forma pragmática e sistemática.</text:p>
            <text:p>Um exemplo de utilização seria pegar o nome, capacidade e localização de todas as centrais eólicas em operação. Desta forma poder realizar análises mais detalhadas com a base de dados que alimenta o webmap da EPE.</text:p>
            <text:p>Agradeço desde já.</text:p>
            <text:p/>
          </table:table-cell>
          <table:table-cell table:style-name="ce5" office:value-type="string" calcext:value-type="string">
            <text:p>Gostaria de saber se existe algum API para desenvolvedores acessarem os dados disponibilizados no WebMap EPE de forma pragmática e sistemática.</text:p>
          </table:table-cell>
          <table:table-cell table:style-name="ce5" office:value-type="float" office:value="43215.6817708333" calcext:value-type="float">
            <text:p>43215,6817708333</text:p>
          </table:table-cell>
          <table:table-cell table:number-columns-repeated="1012"/>
        </table:table-row>
        <table:table-row table:style-name="ro1">
          <table:table-cell table:style-name="ce2" office:value-type="string" calcext:value-type="string">
            <text:p>99938000084201813</text:p>
          </table:table-cell>
          <table:table-cell table:style-name="ce3" office:value-type="date" office:date-value="2018-04-23T15:45:40.000003" calcext:value-type="date">
            <text:p>23/04/2018 15:45</text:p>
          </table:table-cell>
          <table:table-cell table:style-name="ce4" office:value-type="date" office:date-value="2018-05-14T23:59:58.999998" calcext:value-type="date">
            <text:p>14/05/2018</text:p>
          </table:table-cell>
          <table:table-cell table:style-name="ce5" office:value-type="string" calcext:value-type="string">
            <text:p>Olá, gostaria de saber se vocês possuem algum banco de dados ou algum plano mais específico sobre a expansão de energia elétrica nos estados brasileiros, principalmente estudos ou levantamentos de estados que possuem um valorização energética de instalação de UHE e também PCHs, olhei o plano decenal, mas o mesmo só está dividido por regiões brasileiras, abordando estes contextos num aspecto mais geral, gostaria de algumas informações em estados específicos do Brasil. Desde já agradeço. att.</text:p>
          </table:table-cell>
          <table:table-cell table:style-name="ce5" office:value-type="string" calcext:value-type="string">
            <text:p>Informações sobre a expansão de energia elétrica no Brasil a partir os estados </text:p>
          </table:table-cell>
          <table:table-cell table:style-name="ce5" office:value-type="float" office:value="43230.7282291667" calcext:value-type="float">
            <text:p>43230,7282291667</text:p>
          </table:table-cell>
          <table:table-cell table:number-columns-repeated="1012"/>
        </table:table-row>
        <table:table-row table:style-name="ro7">
          <table:table-cell table:style-name="ce2" office:value-type="string" calcext:value-type="string">
            <text:p>99938000085201850</text:p>
          </table:table-cell>
          <table:table-cell table:style-name="ce3" office:value-type="date" office:date-value="2018-04-23T23:22:25.000003" calcext:value-type="date">
            <text:p>23/04/2018 23:22</text:p>
          </table:table-cell>
          <table:table-cell table:style-name="ce4" office:value-type="date" office:date-value="2018-05-14T23:59:58.999998" calcext:value-type="date">
            <text:p>14/05/2018</text:p>
          </table:table-cell>
          <table:table-cell table:style-name="ce5" office:value-type="string" calcext:value-type="string">
            <text:p>Olá, </text:p>
            <text:p>Consultando o site da EPE a respeito das convocações referentes ao último concurso, só encontrei dados com atualização até a data de 30/12/2015. Gostaria de confirmar se tal lista é atual, caso negativo, em qual local posso acessar os dados mais atuais? </text:p>
            <text:p>link do documento citado: </text:p>
            <text:p>http://epe.gov.br/sites-pt/acesso-a-informacao/servidores/concursos-publicos/Documents/7%C2%BA%20Concurso%20P%C3%BAblico%20da%20EPE%20-%20Situa%C3%A7%C3%A3o%20das%20convoca%C3%A7%C3%B5es%20(N%C3%ADvel%20Superior%20-%20RJ).pdf</text:p>
          </table:table-cell>
          <table:table-cell table:style-name="ce5" office:value-type="string" calcext:value-type="string">
            <text:p>Informação sobre convocações </text:p>
          </table:table-cell>
          <table:table-cell table:style-name="ce5" office:value-type="float" office:value="43215.4292592593" calcext:value-type="float">
            <text:p>43215,4292592593</text:p>
          </table:table-cell>
          <table:table-cell table:number-columns-repeated="1012"/>
        </table:table-row>
        <table:table-row table:style-name="ro1">
          <table:table-cell table:style-name="ce2" office:value-type="string" calcext:value-type="string">
            <text:p>99938000086201802</text:p>
          </table:table-cell>
          <table:table-cell table:style-name="ce3" office:value-type="date" office:date-value="2018-04-24T17:36:33.000002" calcext:value-type="date">
            <text:p>24/04/2018 17:36</text:p>
          </table:table-cell>
          <table:table-cell table:style-name="ce4" office:value-type="date" office:date-value="2018-05-14T23:59:58.999998" calcext:value-type="date">
            <text:p>14/05/2018</text:p>
          </table:table-cell>
          <table:table-cell table:style-name="ce5" office:value-type="string" calcext:value-type="string">
            <text:p>Gostaria de saber quando será publicado o novo anuário estatístico de energia elétrica, com os dados de consumo de 2017.</text:p>
          </table:table-cell>
          <table:table-cell table:style-name="ce5" office:value-type="string" calcext:value-type="string">
            <text:p>Anuário Estatístico 2018</text:p>
          </table:table-cell>
          <table:table-cell table:style-name="ce5" office:value-type="float" office:value="43214.7431018519" calcext:value-type="float">
            <text:p>43214,7431018519</text:p>
          </table:table-cell>
          <table:table-cell table:number-columns-repeated="1012"/>
        </table:table-row>
        <table:table-row table:style-name="ro1">
          <table:table-cell table:style-name="ce2" office:value-type="string" calcext:value-type="string">
            <text:p>99938000087201849</text:p>
          </table:table-cell>
          <table:table-cell table:style-name="ce3" office:value-type="date" office:date-value="2018-04-25T15:54:17.999997" calcext:value-type="date">
            <text:p>25/04/2018 15:54</text:p>
          </table:table-cell>
          <table:table-cell table:style-name="ce4" office:value-type="date" office:date-value="2018-05-15T23:59:58.999998" calcext:value-type="date">
            <text:p>15/05/2018</text:p>
          </table:table-cell>
          <table:table-cell table:style-name="ce5" office:value-type="string" calcext:value-type="string">
            <text:p>Por favor, como faço inscrição para o concurso 2018?</text:p>
          </table:table-cell>
          <table:table-cell table:style-name="ce5" office:value-type="string" calcext:value-type="string">
            <text:p>Concurso 2018</text:p>
          </table:table-cell>
          <table:table-cell table:style-name="ce5" office:value-type="float" office:value="43215.6764814815" calcext:value-type="float">
            <text:p>43215,6764814815</text:p>
          </table:table-cell>
          <table:table-cell table:number-columns-repeated="1012"/>
        </table:table-row>
        <table:table-row table:style-name="ro8">
          <table:table-cell table:style-name="ce2" office:value-type="string" calcext:value-type="string">
            <text:p>99938000088201893</text:p>
          </table:table-cell>
          <table:table-cell table:style-name="ce3" office:value-type="date" office:date-value="2018-04-25T18:13:58.000002" calcext:value-type="date">
            <text:p>25/04/2018 18:13</text:p>
          </table:table-cell>
          <table:table-cell table:style-name="ce4" office:value-type="date" office:date-value="2018-05-15T23:59:58.999998" calcext:value-type="date">
            <text:p>15/05/2018</text:p>
          </table:table-cell>
          <table:table-cell table:style-name="ce5" office:value-type="string" calcext:value-type="string">
            <text:p>Para entender melhor como é feita a análise que gera os valores necessários de contratação de energia de reserva, gostaria de saber se há algum relatório com os parâmetros utilizados e como são feitas as simulações para estimar o valor necessário. Há alguma restrição para os critérios de confiabilidade e segurança sistêmica? Quais seriam os valores utilizados para medir esses parâmetros? O objetivo seria comparar o que é feito aqui com o que há em países como os Estados Unidos, onde é definido um parâmetro de tempo de desligamento de energia por um período de tempo aceitável, por exemplo: x horas em 10 anos de falta de energia/desligamentos.</text:p>
            <text:p/>
            <text:p>Resumindo, gostaria de informações mais detalhadas sobre como é feito o cálculo da energia de reserva para servir de insumo para os leilões de contratação.</text:p>
          </table:table-cell>
          <table:table-cell table:style-name="ce5" office:value-type="string" calcext:value-type="string">
            <text:p>Metodologia de Cálculo de Energia de Reserva</text:p>
          </table:table-cell>
          <table:table-cell table:style-name="ce5" office:value-type="float" office:value="43234.6813194444" calcext:value-type="float">
            <text:p>43234,6813194444</text:p>
          </table:table-cell>
          <table:table-cell table:number-columns-repeated="1012"/>
        </table:table-row>
        <table:table-row table:style-name="ro1">
          <table:table-cell table:style-name="ce2" office:value-type="string" calcext:value-type="string">
            <text:p>99938000089201838</text:p>
          </table:table-cell>
          <table:table-cell table:style-name="ce3" office:value-type="date" office:date-value="2018-04-26T08:49:16" calcext:value-type="date">
            <text:p>26/04/2018 08:49</text:p>
          </table:table-cell>
          <table:table-cell table:style-name="ce4" office:value-type="date" office:date-value="2018-05-16T23:59:58.999998" calcext:value-type="date">
            <text:p>16/05/2018</text:p>
          </table:table-cell>
          <table:table-cell table:style-name="ce5" office:value-type="string" calcext:value-type="string">
            <text:p>Anuário estatístico 2018, com o consumo de energia de 2017 detalhado por região e tensão.</text:p>
          </table:table-cell>
          <table:table-cell table:style-name="ce5" office:value-type="string" calcext:value-type="string">
            <text:p>Anuário estatístico 2018</text:p>
          </table:table-cell>
          <table:table-cell table:style-name="ce5" office:value-type="float" office:value="43216.6291898148" calcext:value-type="float">
            <text:p>43216,6291898148</text:p>
          </table:table-cell>
          <table:table-cell table:number-columns-repeated="1012"/>
        </table:table-row>
        <table:table-row table:style-name="ro8">
          <table:table-cell table:style-name="ce2" office:value-type="string" calcext:value-type="string">
            <text:p>99938000090201862</text:p>
          </table:table-cell>
          <table:table-cell table:style-name="ce3" office:value-type="date" office:date-value="2018-04-26T14:01:47.000003" calcext:value-type="date">
            <text:p>26/04/2018 14:01</text:p>
          </table:table-cell>
          <table:table-cell table:style-name="ce4" office:value-type="date" office:date-value="2018-05-16T23:59:58.999998" calcext:value-type="date">
            <text:p>16/05/2018</text:p>
          </table:table-cell>
          <table:table-cell table:style-name="ce5" office:value-type="string" calcext:value-type="string">
            <text:p>No site de vocês consta como atualização em 30/12/2015. Favor me enviar a situação atual para todos os cargos. Caso não seja possível, informar até qual posição foi utilizada no cargo de economia de energia. </text:p>
            <text:p/>
            <text:p>http://epe.gov.br/sites-pt/acesso-a-informacao/servidores/concursos-publicos/Documents/7%C2%BA%20Concurso%20P%C3%BAblico%20da%20EPE%20-%20Situa%C3%A7%C3%A3o%20das%20convoca%C3%A7%C3%B5es%20(N%C3%ADvel%20Superior%20-%20RJ).pdf</text:p>
          </table:table-cell>
          <table:table-cell table:style-name="ce5" office:value-type="string" calcext:value-type="string">
            <text:p>Solicito a situação atual das nomeações do último concurso público da EPE. Edital de 2014.</text:p>
          </table:table-cell>
          <table:table-cell table:style-name="ce5" office:value-type="float" office:value="43216.6405787037" calcext:value-type="float">
            <text:p>43216,6405787037</text:p>
          </table:table-cell>
          <table:table-cell table:number-columns-repeated="1012"/>
        </table:table-row>
        <table:table-row table:style-name="ro1">
          <table:table-cell table:style-name="ce2" office:value-type="string" calcext:value-type="string">
            <text:p>99938000091201815</text:p>
          </table:table-cell>
          <table:table-cell table:style-name="ce3" office:value-type="date" office:date-value="2018-04-27T08:27:34.000004" calcext:value-type="date">
            <text:p>27/04/2018 08:27</text:p>
          </table:table-cell>
          <table:table-cell table:style-name="ce4" office:value-type="date" office:date-value="2018-05-21T23:59:58.999998" calcext:value-type="date">
            <text:p>21/05/2018</text:p>
          </table:table-cell>
          <table:table-cell table:style-name="ce5" office:value-type="string" calcext:value-type="string">
            <text:p>Solicito acesso ao relatório da PROCEL sobre "Casos de Sucesso em Eficiência Energética", o site da PROCEL não está permitindo o download. </text:p>
          </table:table-cell>
          <table:table-cell table:style-name="ce5" office:value-type="string" calcext:value-type="string">
            <text:p>Solicito acesso ao relatório da PROCEL sobre Casos de Sucesso em Eficiência Energética. </text:p>
          </table:table-cell>
          <table:table-cell table:style-name="ce5" office:value-type="float" office:value="43217.727962963" calcext:value-type="float">
            <text:p>43217,727962963</text:p>
          </table:table-cell>
          <table:table-cell table:number-columns-repeated="1012"/>
        </table:table-row>
        <table:table-row table:style-name="ro15">
          <table:table-cell table:style-name="ce2" office:value-type="string" calcext:value-type="string">
            <text:p>99938000093201804</text:p>
          </table:table-cell>
          <table:table-cell table:style-name="ce3" office:value-type="date" office:date-value="2018-05-01T16:34:31.999996" calcext:value-type="date">
            <text:p>01/05/2018 16:34</text:p>
          </table:table-cell>
          <table:table-cell table:style-name="ce4" office:value-type="date" office:date-value="2018-05-22T23:59:58.999998" calcext:value-type="date">
            <text:p>22/05/2018</text:p>
          </table:table-cell>
          <table:table-cell table:style-name="ce5" office:value-type="string" calcext:value-type="string">
            <text:p>Prezados,</text:p>
            <text:p>1) Em 07/02/2018, o Plenário do Tribunal de Contas da União proferiu o Acórdão 205/2018-P, que versou acerca da existência, nos preços de contratos, dos itens de custo nominados Reserva Técnica, Imposto de Renda Pessoa Jurídica (IRPJ) e da Contribuição Social sobre o Lucro Líquido (CSLL). </text:p>
            <text:p>2) No contexto decorrente do descrito no item 1, apresento este pedido de acesso à informação, relacionado a contratos: a) firmados  a partir da vigência do Acórdão TCU n. 950/2007 (DOU 28/05/2007); b) com objetos integrados pela prestação de serviços por profissionais alocados em postos de trabalho; e c) com preços integrados pelos itens de custo nominados Reserva Técnica e/ou IRPJ e/ou CSLL; e d) VIGENTES OU NÃO.</text:p>
            <text:p>2.1) esse órgão/entidade possui contratos com as características descritas no item 2? Caso a resposta a este questionamento seja afirmativa, quais são os números e quais são os anos de tais contratos?</text:p>
            <text:p>2.2) esse órgão/entidade pode indicar, passo a passo, qual foi o método eventualmente utilizado para obtenção de certeza quanto à existência (ou inexistência) de sobrepreço nos contratos com as características descritas no item 2?</text:p>
            <text:p>2.3) Qual foi o  método utilizado por esse órgão/entidade para obter o preço de referência, referido: a) aos contratos eventualmente mencionados na resposta ao item 2.2; e b) às épocas em que mencionados ajustes foram assinados?</text:p>
            <text:p>3) SOLICITO CÓPIAS:</text:p>
            <text:p>3.1) Dos atos administrativos (pareceres, notas técnicas, despachos, decisões etc) correlatos à apuração da existência (ou da inexistência) de sobrepreço em ao menos três (caso existentes) contratos com as características descritas no item 2; e</text:p>
            <text:p>3.2) Dos contratos, bem como das (respectivas) planilhas de custo e formação de preços, pertinentes a ao menos três (caso existentes) contratos que tenham as características descritas no item 2.</text:p>
            <text:p>4) Estou preparando aulas e um dos temas será "melhores práticas para identificação e tratamento de sobrepreço em BDI". Agradeço, desde já, pela colaboração.</text:p>
            <text:p/>
          </table:table-cell>
          <table:table-cell table:style-name="ce5" office:value-type="string" calcext:value-type="string">
            <text:p>Preços de contratos administrativos. Planilhas de custos. Método para exame.</text:p>
          </table:table-cell>
          <table:table-cell table:style-name="ce5" office:value-type="float" office:value="43237.4926041667" calcext:value-type="float">
            <text:p>43237,4926041667</text:p>
          </table:table-cell>
          <table:table-cell table:number-columns-repeated="1012"/>
        </table:table-row>
        <table:table-row table:style-name="ro1">
          <table:table-cell table:style-name="ce2" office:value-type="string" calcext:value-type="string">
            <text:p>99938000095201895</text:p>
          </table:table-cell>
          <table:table-cell table:style-name="ce3" office:value-type="date" office:date-value="2018-05-07T14:02:41.999997" calcext:value-type="date">
            <text:p>07/05/2018 14:02</text:p>
          </table:table-cell>
          <table:table-cell table:style-name="ce4" office:value-type="date" office:date-value="2018-05-28T23:59:58.999998" calcext:value-type="date">
            <text:p>28/05/2018</text:p>
          </table:table-cell>
          <table:table-cell table:style-name="ce5" office:value-type="string" calcext:value-type="string">
            <text:p>Qual a data prevista para publicação do Anuário Estatístico de Energia Elétrica 2018 ?</text:p>
          </table:table-cell>
          <table:table-cell table:style-name="ce5" office:value-type="string" calcext:value-type="string">
            <text:p>Anuário Estatístico de Energia Elétrica</text:p>
          </table:table-cell>
          <table:table-cell table:style-name="ce5" office:value-type="float" office:value="43227.6307986111" calcext:value-type="float">
            <text:p>43227,6307986111</text:p>
          </table:table-cell>
          <table:table-cell table:number-columns-repeated="1012"/>
        </table:table-row>
        <table:table-row table:style-name="ro1">
          <table:table-cell table:style-name="ce2" office:value-type="string" calcext:value-type="string">
            <text:p>99938000096201830</text:p>
          </table:table-cell>
          <table:table-cell table:style-name="ce3" office:value-type="date" office:date-value="2018-05-07T14:49:21.999997" calcext:value-type="date">
            <text:p>07/05/2018 14:49</text:p>
          </table:table-cell>
          <table:table-cell table:style-name="ce4" office:value-type="date" office:date-value="2018-05-28T23:59:58.999998" calcext:value-type="date">
            <text:p>28/05/2018</text:p>
          </table:table-cell>
          <table:table-cell table:style-name="ce5" office:value-type="string" calcext:value-type="string">
            <text:p>Solicito o histórico e informações sobre os leilões de fontes de energias renováveis ocorridos no Brasil desde o primeiro até o ultimo que aconteceu neste ano. Preciso comparar como a ocorrências destes ajudou na expansão destes tipos de fontes de energia no país. </text:p>
          </table:table-cell>
          <table:table-cell table:style-name="ce5" office:value-type="string" calcext:value-type="string">
            <text:p>Leilões de Energias Renováveis no Brasil </text:p>
          </table:table-cell>
          <table:table-cell table:style-name="ce5" office:value-type="float" office:value="43227.6711458333" calcext:value-type="float">
            <text:p>43227,6711458333</text:p>
          </table:table-cell>
          <table:table-cell table:number-columns-repeated="1012"/>
        </table:table-row>
        <table:table-row table:style-name="ro1">
          <table:table-cell table:style-name="ce2" office:value-type="string" calcext:value-type="string">
            <text:p>99938000097201884</text:p>
          </table:table-cell>
          <table:table-cell table:style-name="ce3" office:value-type="date" office:date-value="2018-05-08T09:01:15.999998" calcext:value-type="date">
            <text:p>08/05/2018 09:01</text:p>
          </table:table-cell>
          <table:table-cell table:style-name="ce4" office:value-type="date" office:date-value="2018-05-28T23:59:58.999998" calcext:value-type="date">
            <text:p>28/05/2018</text:p>
          </table:table-cell>
          <table:table-cell table:style-name="ce5" office:value-type="string" calcext:value-type="string">
            <text:p>Solicito, por gentileza, esclarecimentos se a estatal distribui entre seus empregados públicos gratificação por desempenho de determinadas atividades não relacionadas à funções de chefia ou assessoramento. Se sim, quais os critérios aferidos para a concessão de tal gratificação. Atenciosamente.</text:p>
          </table:table-cell>
          <table:table-cell table:style-name="ce5" office:value-type="string" calcext:value-type="string">
            <text:p>Gratificação por Desempenho de Atividades</text:p>
          </table:table-cell>
          <table:table-cell table:style-name="ce5" office:value-type="float" office:value="43238.6237384259" calcext:value-type="float">
            <text:p>43238,6237384259</text:p>
          </table:table-cell>
          <table:table-cell table:number-columns-repeated="1012"/>
        </table:table-row>
        <table:table-row table:style-name="ro1">
          <table:table-cell table:style-name="ce2" office:value-type="string" calcext:value-type="string">
            <text:p>99938000098201829</text:p>
          </table:table-cell>
          <table:table-cell table:style-name="ce3" office:value-type="date" office:date-value="2018-05-08T10:03:44.000004" calcext:value-type="date">
            <text:p>08/05/2018 10:03</text:p>
          </table:table-cell>
          <table:table-cell table:style-name="ce4" office:value-type="date" office:date-value="2018-05-28T23:59:58.999998" calcext:value-type="date">
            <text:p>28/05/2018</text:p>
          </table:table-cell>
          <table:table-cell table:style-name="ce5" office:value-type="string" calcext:value-type="string">
            <text:p>Solicita-se acesso aos documentos de habilitação técnica e de cadastramento da UTE GNA Porto do Açú III - Leilão de Energia Nova A-6 de 2017.</text:p>
          </table:table-cell>
          <table:table-cell table:style-name="ce5" office:value-type="string" calcext:value-type="string">
            <text:p>Leilão de Energia Nova A-6 de 2017 - Documentos da UTE GNA Porto do Açú III</text:p>
          </table:table-cell>
          <table:table-cell table:style-name="ce5" office:value-type="float" office:value="43245.7507407407" calcext:value-type="float">
            <text:p>43245,7507407407</text:p>
          </table:table-cell>
          <table:table-cell table:number-columns-repeated="1012"/>
        </table:table-row>
        <table:table-row table:style-name="ro1">
          <table:table-cell table:style-name="ce2" office:value-type="string" calcext:value-type="string">
            <text:p>99938000099201873</text:p>
          </table:table-cell>
          <table:table-cell table:style-name="ce3" office:value-type="date" office:date-value="2018-05-08T12:09:37.999999" calcext:value-type="date">
            <text:p>08/05/2018 12:09</text:p>
          </table:table-cell>
          <table:table-cell table:style-name="ce4" office:value-type="date" office:date-value="2018-05-28T23:59:58.999998" calcext:value-type="date">
            <text:p>28/05/2018</text:p>
          </table:table-cell>
          <table:table-cell table:style-name="ce5" office:value-type="string" calcext:value-type="string">
            <text:p>Solicita-se acesso aos documentos de habilitação técnica e de cadastramento dos empreendimentos (i) UTE Porto do Sergipe I (Leilão de Energia Nova A-5/2015) e (ii) UTE Mauá 3 (Leilão de Energia Nova A-5/2014). Em hipótese de informação sigilosa constante nos documentos, solicita-se o acesso à parte não sigilosa com ocultação da parte sob sigilo com tarja, conforme §2º do art. 7º da Lei 12.527/2011. Isto, considerando a observância da publicidade como preceito geral e do sigilo como exceção, do inciso I do art. 3º da mesma lei supramencionada.</text:p>
          </table:table-cell>
          <table:table-cell table:style-name="ce5" office:value-type="string" calcext:value-type="string">
            <text:p>Solicita-se acesso aos documentos de habilitação técnica e de cadastramento de alguns empreendimentos (UTE Mauá 3 e UTE Porto do Sergipe I)</text:p>
          </table:table-cell>
          <table:table-cell table:style-name="ce5" office:value-type="float" office:value="43245.7326736111" calcext:value-type="float">
            <text:p>43245,7326736111</text:p>
          </table:table-cell>
          <table:table-cell table:number-columns-repeated="1012"/>
        </table:table-row>
        <table:table-row table:style-name="ro1">
          <table:table-cell table:style-name="ce2" office:value-type="string" calcext:value-type="string">
            <text:p>99938000101201812</text:p>
          </table:table-cell>
          <table:table-cell table:style-name="ce3" office:value-type="date" office:date-value="2018-05-10T15:34:48.000003" calcext:value-type="date">
            <text:p>10/05/2018 15:34</text:p>
          </table:table-cell>
          <table:table-cell table:style-name="ce4" office:value-type="date" office:date-value="2018-05-30T23:59:58.999998" calcext:value-type="date">
            <text:p>30/05/2018</text:p>
          </table:table-cell>
          <table:table-cell table:style-name="ce5" office:value-type="string" calcext:value-type="string">
            <text:p>Venho por meio desta solicitar informações acerca do biocombustível de aviação (BQA). Gostaria de saber se possuímos projeções de demanda e oferta para o BQA , detalhamento da matéria prima e suas projeções, localidade e histórico de produção e regulações pertinentes a esse combustível e se é possível ter acesso à estas informações. </text:p>
          </table:table-cell>
          <table:table-cell table:style-name="ce5" office:value-type="string" calcext:value-type="string">
            <text:p>Biocombustível de aviação (BQA)</text:p>
          </table:table-cell>
          <table:table-cell table:style-name="ce5" office:value-type="float" office:value="43231.7681712963" calcext:value-type="float">
            <text:p>43231,7681712963</text:p>
          </table:table-cell>
          <table:table-cell table:number-columns-repeated="1012"/>
        </table:table-row>
        <table:table-row table:style-name="ro8">
          <table:table-cell table:style-name="ce2" office:value-type="string" calcext:value-type="string">
            <text:p>99938000102201859</text:p>
          </table:table-cell>
          <table:table-cell table:style-name="ce3" office:value-type="date" office:date-value="2018-05-10T16:05:36.000004" calcext:value-type="date">
            <text:p>10/05/2018 16:05</text:p>
          </table:table-cell>
          <table:table-cell table:style-name="ce4" office:value-type="date" office:date-value="2018-05-30T23:59:58.999998" calcext:value-type="date">
            <text:p>30/05/2018</text:p>
          </table:table-cell>
          <table:table-cell table:style-name="ce5" office:value-type="string" calcext:value-type="string">
            <text:p>Solicito receber as informações sobre a Geração elétrica por fonte no Brasil em GWh com informações específicas sobre as fontes que foram, no Anuário Estatístico</text:p>
            <text:p>de Energia Elétrica de 2017, consideras como uma mesma categoria: derivados de petróleo, biomassa e outras.</text:p>
            <text:p>Busco as informações sobre geração elétrica por lenha, caldo de cana, melaço, bagaço, lixívia, os diversos derivados de petróleo e de carvão. Gostaria de saber, também, qual proporção da energia  elétrica nacional é IMPORTADA.</text:p>
          </table:table-cell>
          <table:table-cell table:style-name="ce5" office:value-type="string" calcext:value-type="string">
            <text:p>Solicito receber as informações sobre a Geração elétrica por fonte no Brasil em GWh com informações específicas sobre as fontes que foram, no Anuário Estatístico de Energia Elétrica de 2017, consideras como uma mesma categoria</text:p>
          </table:table-cell>
          <table:table-cell table:style-name="ce5" office:value-type="float" office:value="43241.8300925926" calcext:value-type="float">
            <text:p>43241,8300925926</text:p>
          </table:table-cell>
          <table:table-cell table:number-columns-repeated="1012"/>
        </table:table-row>
        <table:table-row table:style-name="ro7">
          <table:table-cell table:style-name="ce2" office:value-type="string" calcext:value-type="string">
            <text:p>99938000103201801</text:p>
          </table:table-cell>
          <table:table-cell table:style-name="ce3" office:value-type="date" office:date-value="2018-05-10T17:35:55.999997" calcext:value-type="date">
            <text:p>10/05/2018 17:35</text:p>
          </table:table-cell>
          <table:table-cell table:style-name="ce4" office:value-type="date" office:date-value="2018-05-30T23:59:58.999998" calcext:value-type="date">
            <text:p>30/05/2018</text:p>
          </table:table-cell>
          <table:table-cell table:style-name="ce5" office:value-type="string" calcext:value-type="string">
            <text:p>Boa noite. Estou com um projeto e procurando parcerias. gostaria de tirar algumas duvidas por enquanto.</text:p>
            <text:p>Meu projeto se resume em gerar energia elétrica através da incineração do lixo urbano não reciclado. Gostaria de saber como é feito esse processo. Como funciona a caldeira. Os gases gerados através da queima na caldeira são canalizados ? como é feita a conversão do gás em energia? como posso destinar essa energia gerada para um outro lugar? existe uma distancia máxima para isso? quais as dimensões minimas de um terreno para receber um projeto de uma incineradora? em media quanto custa e quanto de retorno eu tenho? 1 kg de lixo produz quantos kw de energia ?</text:p>
            <text:p>desde já grato. </text:p>
            <text:p/>
          </table:table-cell>
          <table:table-cell table:style-name="ce5" office:value-type="string" calcext:value-type="string">
            <text:p><text:s/>informações sobre geração de energia</text:p>
          </table:table-cell>
          <table:table-cell table:style-name="ce5" office:value-type="float" office:value="43231.7621875" calcext:value-type="float">
            <text:p>43231,7621875</text:p>
          </table:table-cell>
          <table:table-cell table:number-columns-repeated="1012"/>
        </table:table-row>
        <table:table-row table:style-name="ro10">
          <table:table-cell table:style-name="ce2" office:value-type="string" calcext:value-type="string">
            <text:p>99938000104201848</text:p>
          </table:table-cell>
          <table:table-cell table:style-name="ce3" office:value-type="date" office:date-value="2018-05-14T14:44:40.999998" calcext:value-type="date">
            <text:p>14/05/2018 14:44</text:p>
          </table:table-cell>
          <table:table-cell table:style-name="ce4" office:value-type="date" office:date-value="2018-06-04T23:59:58.999998" calcext:value-type="date">
            <text:p>04/06/2018</text:p>
          </table:table-cell>
          <table:table-cell table:style-name="ce5" office:value-type="string" calcext:value-type="string">
            <text:p>Boa noite,</text:p>
            <text:p> </text:p>
            <text:p>Nos últimos anos venho acompanhando o nível do Rio Grande e da represa de Furnas, no Sul de Minas, que vem reduzindo seu volume de forma significativa. Mesmo com as chuvas desse ano (2018), os níveis estão muito baixos. Diante disso, gostaria de saber se é de responsabilidade da EPE o funcionamento ou não de cada hidrelétrica, já que o volume de água está também diretamente relacionado ao funcionamento das turbinas. Em especial gostaria de saber sobre a Usina FURNAS e Usina MAL. MASCARENHAS DE MORAES.</text:p>
            <text:p>Não encontrei essa informação no site, caso tenho, por favor me informe.</text:p>
            <text:p> </text:p>
            <text:p>Desde já agradeço a atenção</text:p>
            <text:p> </text:p>
            <text:p>Obrigado</text:p>
            <text:p/>
          </table:table-cell>
          <table:table-cell table:style-name="ce5" office:value-type="string" calcext:value-type="string">
            <text:p>Dúvida</text:p>
          </table:table-cell>
          <table:table-cell table:style-name="ce5" office:value-type="float" office:value="43237.4742939815" calcext:value-type="float">
            <text:p>43237,4742939815</text:p>
          </table:table-cell>
          <table:table-cell table:number-columns-repeated="1012"/>
        </table:table-row>
        <table:table-row table:style-name="ro5">
          <table:table-cell table:style-name="ce2" office:value-type="string" calcext:value-type="string">
            <text:p>99938000106201837</text:p>
          </table:table-cell>
          <table:table-cell table:style-name="ce3" office:value-type="date" office:date-value="2018-05-20T21:42:51.999998" calcext:value-type="date">
            <text:p>20/05/2018 21:42</text:p>
          </table:table-cell>
          <table:table-cell table:style-name="ce4" office:value-type="date" office:date-value="2018-06-11T23:59:58.999998" calcext:value-type="date">
            <text:p>11/06/2018</text:p>
          </table:table-cell>
          <table:table-cell table:style-name="ce5" office:value-type="string" calcext:value-type="string">
            <text:p/>
            <text:p>Gostaria de obter toda a série de energia consumida no Estado de Alagoas disponível</text:p>
          </table:table-cell>
          <table:table-cell table:style-name="ce5" office:value-type="string" calcext:value-type="string">
            <text:p>Consumo de Energia total no Estado de Alagoas - toda a série disponível</text:p>
          </table:table-cell>
          <table:table-cell table:style-name="ce5" office:value-type="float" office:value="43241.4512037037" calcext:value-type="float">
            <text:p>43241,4512037037</text:p>
          </table:table-cell>
          <table:table-cell table:number-columns-repeated="1012"/>
        </table:table-row>
        <table:table-row table:style-name="ro11">
          <table:table-cell table:style-name="ce2" office:value-type="string" calcext:value-type="string">
            <text:p>99938000108201826</text:p>
          </table:table-cell>
          <table:table-cell table:style-name="ce3" office:value-type="date" office:date-value="2018-05-23T16:57:52.000004" calcext:value-type="date">
            <text:p>23/05/2018 16:57</text:p>
          </table:table-cell>
          <table:table-cell table:style-name="ce4" office:value-type="date" office:date-value="2018-06-12T23:59:58.999998" calcext:value-type="date">
            <text:p>12/06/2018</text:p>
          </table:table-cell>
          <table:table-cell table:style-name="ce5" office:value-type="string" calcext:value-type="string">
            <text:p>Prezados,</text:p>
            <text:p/>
            <text:p>Primeiramente, boa tarde. Escrevo porque, no mês passado, fui informado de que a EPE organizaria um evento sobre exploração de gás natural em junho. Contudo, acompanho o site diariamente e, até agora, não consegui encontrar qualquer referência a tal evento e, tampouco, a alguma agenda com seminários ou similares que serão realizados. </text:p>
            <text:p/>
            <text:p>Há alguma parte do site em que sejam estes eventos divulgados ou alguma outra forma por meio da qual possa acompanha-los?</text:p>
            <text:p/>
            <text:p>Desde já, muito obrigado.</text:p>
          </table:table-cell>
          <table:table-cell table:style-name="ce5" office:value-type="string" calcext:value-type="string">
            <text:p>Evento Gás Natural</text:p>
          </table:table-cell>
          <table:table-cell table:style-name="ce5" office:value-type="float" office:value="43250.8291550926" calcext:value-type="float">
            <text:p>43250,8291550926</text:p>
          </table:table-cell>
          <table:table-cell table:number-columns-repeated="1012"/>
        </table:table-row>
        <table:table-row table:style-name="ro11">
          <table:table-cell table:style-name="ce2" office:value-type="string" calcext:value-type="string">
            <text:p>99938000109201871</text:p>
          </table:table-cell>
          <table:table-cell table:style-name="ce3" office:value-type="date" office:date-value="2018-05-24T09:53:35.999998" calcext:value-type="date">
            <text:p>24/05/2018 09:53</text:p>
          </table:table-cell>
          <table:table-cell table:style-name="ce4" office:value-type="date" office:date-value="2018-06-13T23:59:58.999998" calcext:value-type="date">
            <text:p>13/06/2018</text:p>
          </table:table-cell>
          <table:table-cell table:style-name="ce5" office:value-type="string" calcext:value-type="string">
            <text:p>Olá,</text:p>
            <text:p/>
            <text:p>No anuário estatístico de 2017, a tabela 3.39 mostra o número de consumidores livres no sistema elétrico brasileiro.</text:p>
            <text:p/>
            <text:p>Gostaria de saber de esse é o número de empresas (CNPJs) que são consumidores livres ou se é o número de unidades consumidoras que estão no livre (nesse caso, uma empresa com 2 unidades sob o mesmo CNPJ seria contada duas vezes).</text:p>
            <text:p/>
            <text:p>Obrigado!</text:p>
          </table:table-cell>
          <table:table-cell table:style-name="ce5" office:value-type="string" calcext:value-type="string">
            <text:p>Anuário Estatístico 2017</text:p>
          </table:table-cell>
          <table:table-cell table:style-name="ce5" office:value-type="float" office:value="43257.7687037037" calcext:value-type="float">
            <text:p>43257,7687037037</text:p>
          </table:table-cell>
          <table:table-cell table:number-columns-repeated="1012"/>
        </table:table-row>
        <table:table-row table:style-name="ro20">
          <table:table-cell table:style-name="ce2" office:value-type="string" calcext:value-type="string">
            <text:p>99938000110201803</text:p>
          </table:table-cell>
          <table:table-cell table:style-name="ce3" office:value-type="date" office:date-value="2018-05-27T21:40:11" calcext:value-type="date">
            <text:p>27/05/2018 21:40</text:p>
          </table:table-cell>
          <table:table-cell table:style-name="ce4" office:value-type="date" office:date-value="2018-06-18T23:59:58.999998" calcext:value-type="date">
            <text:p>18/06/2018</text:p>
          </table:table-cell>
          <table:table-cell table:style-name="ce5" office:value-type="string" calcext:value-type="string">
            <text:p>Sou mestrando em Eng. Elétrica da UFF e minha proposta de dissertação inclui a otimização de geradores solares e eólicos em um parque híbrido, visando contribuir com a EPE e demais órgãos, bem como os empreendedores. Pretendo abordar questões técnicas e as consequência para o planejamento do Sistema Interligado Nacional. Para tanto, são necessário dados com medição de irradiação, velocidade do vento, pressão atmosférica e demais medições climáticas na menor escala de tempo possível. Assim, venho solicitar o favor de liberarem acesso aos mesmos dados utilizados pelo trabalho da EPE com o título "ESTUDOS DE PLANEJAMENTO DA EXPANSÃO DA GERAÇÃO - AVALIAÇÃO DA GERAÇÃO DE USINAS HÍBRIDAS EÓLICO-FOTOVOLTAICAS - Proposta metodológica e estudos de caso", visto que os dados utilizados neste trabalho são na escala de 10 minutos, enquanto os dados disponíveis por outros órgãos e até mesmo pela EPE são geralmente na escala mensal.</text:p>
            <text:p/>
            <text:p>Concluo informando que a minha meta inclui a elaboração de um artigo internacional, onde espero contribuir também para a divulgação da atratividade econômica para potenciais investidores no nosso país.</text:p>
            <text:p/>
            <text:p>Agradeço a atenção e fico no aguardo.</text:p>
          </table:table-cell>
          <table:table-cell table:style-name="ce5" office:value-type="string" calcext:value-type="string">
            <text:p>Acesso aos dados do AMA (Acompanhamento de Medições Anemometricas)</text:p>
          </table:table-cell>
          <table:table-cell table:style-name="ce5" office:value-type="float" office:value="43264.7526388889" calcext:value-type="float">
            <text:p>43264,7526388889</text:p>
          </table:table-cell>
          <table:table-cell table:number-columns-repeated="1012"/>
        </table:table-row>
        <table:table-row table:style-name="ro3">
          <table:table-cell table:style-name="ce2" office:value-type="string" calcext:value-type="string">
            <text:p>99938000111201840</text:p>
          </table:table-cell>
          <table:table-cell table:style-name="ce3" office:value-type="date" office:date-value="2018-05-28T19:57:19" calcext:value-type="date">
            <text:p>28/05/2018 19:57</text:p>
          </table:table-cell>
          <table:table-cell table:style-name="ce4" office:value-type="date" office:date-value="2018-06-18T23:59:58.999998" calcext:value-type="date">
            <text:p>18/06/2018</text:p>
          </table:table-cell>
          <table:table-cell table:style-name="ce5" office:value-type="string" calcext:value-type="string">
            <text:p>Prezados,</text:p>
            <text:p/>
            <text:p>Boa noite.</text:p>
            <text:p/>
            <text:p>Por gentileza, gostaria de saber se é possível disponibilizar as seguintes informações referentes aos Leilões de Energia Nova A-4 de 2017 e 2018, assim como foram publicadas notas técnicas dos Leilões de Energia de Reserva de 2014, 2015.1 e 2015.2.</text:p>
            <text:p/>
            <text:p>1) Potência C.A. dos empreendimentos cadastrados e habilitados, agrupados por Estado. Verifiquei que no documento EPE-DEE-IT-096/2017 ( http://epe.gov.br/sites-pt/publicacoes-dados-abertos/publicacoes/PublicacoesArquivos/publicacao-110/EPE-DEE-IT-096%20-%20A4%202017%20-%20Vers%C3%A3o%20Final.pdf ), a tabela 5.2 apresenta a potência C.A. (em MW), enquanto a tabela 6.2 apresenta a potência C.C (em MWp), dificultando a análise, conforme anexo 1.</text:p>
            <text:p/>
            <text:p>2) Quantidade de empreendimentos que foram vencedores nos referidos leilões que utilizam módulos fotovoltaicos de silício policristalino, monocristalino e amorfo, como exemplo do anexo 2 dos leliões anteriores.</text:p>
            <text:p/>
            <text:p>3) Quantidade de empreendimentos que foram vencedores nos referidos leilões que utilizam estruturas de montagem fixas e rastreadores, como exemplo do anexo 3 dos leliões anteriores.</text:p>
            <text:p/>
            <text:p>Grato antecipadamente.</text:p>
          </table:table-cell>
          <table:table-cell table:style-name="ce5" office:value-type="string" calcext:value-type="string">
            <text:p>Informações técnicas sobre os Leilões de Energia Nova A-4 de 2017 e 2018</text:p>
          </table:table-cell>
          <table:table-cell table:style-name="ce5" office:value-type="float" office:value="43265.4662037037" calcext:value-type="float">
            <text:p>43265,4662037037</text:p>
          </table:table-cell>
          <table:table-cell table:number-columns-repeated="1012"/>
        </table:table-row>
        <table:table-row table:style-name="ro5">
          <table:table-cell table:style-name="ce2" office:value-type="string" calcext:value-type="string">
            <text:p>99938000112201894</text:p>
          </table:table-cell>
          <table:table-cell table:style-name="ce3" office:value-type="date" office:date-value="2018-05-29T17:19:12.999996" calcext:value-type="date">
            <text:p>29/05/2018 17:19</text:p>
          </table:table-cell>
          <table:table-cell table:style-name="ce4" office:value-type="date" office:date-value="2018-06-18T23:59:58.999998" calcext:value-type="date">
            <text:p>18/06/2018</text:p>
          </table:table-cell>
          <table:table-cell table:style-name="ce5" office:value-type="string" calcext:value-type="string">
            <text:p>Quantos por cento a matriz enérgética brasileira corresponde a dependência do petróleo ?</text:p>
            <text:p>Quão dependente o Brasil é do petróleo ?</text:p>
          </table:table-cell>
          <table:table-cell table:style-name="ce5" office:value-type="string" calcext:value-type="string">
            <text:p>Matriz energética brasileira e petróleo </text:p>
          </table:table-cell>
          <table:table-cell table:style-name="ce5" office:value-type="float" office:value="43259.7402083333" calcext:value-type="float">
            <text:p>43259,7402083333</text:p>
          </table:table-cell>
          <table:table-cell table:number-columns-repeated="1012"/>
        </table:table-row>
        <table:table-row table:style-name="ro8">
          <table:table-cell table:style-name="ce2" office:value-type="string" calcext:value-type="string">
            <text:p>99938000113201839</text:p>
          </table:table-cell>
          <table:table-cell table:style-name="ce3" office:value-type="date" office:date-value="2018-05-30T16:45:03.000001" calcext:value-type="date">
            <text:p>30/05/2018 16:45</text:p>
          </table:table-cell>
          <table:table-cell table:style-name="ce4" office:value-type="date" office:date-value="2018-06-20T23:59:58.999998" calcext:value-type="date">
            <text:p>20/06/2018</text:p>
          </table:table-cell>
          <table:table-cell table:style-name="ce5" office:value-type="string" calcext:value-type="string">
            <text:p>Boa Tarde Prezados</text:p>
            <text:p> </text:p>
            <text:p>Estou desenvolvendo meu trabalho de conclusão no curso de Engenharia Elétrica utilzando uma versão academica do software ANAREDE do Cepel (limite 120 barras) para fazer uma análise do fluxo de potência do estado do Rio Grande do Sul. Porém preciso dos dados elétricos em Txt para poder modelar o sistema no software e conforme orientação do Cepel,talvez o EPE poderia me disponibilizar tais dados. Existe a possibilidade?</text:p>
          </table:table-cell>
          <table:table-cell table:style-name="ce5" office:value-type="string" calcext:value-type="string">
            <text:p>Dados</text:p>
          </table:table-cell>
          <table:table-cell table:style-name="ce5" office:value-type="float" office:value="43266.8753125" calcext:value-type="float">
            <text:p>43266,8753125</text:p>
          </table:table-cell>
          <table:table-cell table:number-columns-repeated="1012"/>
        </table:table-row>
        <table:table-row table:style-name="ro8">
          <table:table-cell table:style-name="ce2" office:value-type="string" calcext:value-type="string">
            <text:p>99938000116201872</text:p>
          </table:table-cell>
          <table:table-cell table:style-name="ce3" office:value-type="date" office:date-value="2018-06-06T16:46:37.999998" calcext:value-type="date">
            <text:p>06/06/2018 16:46</text:p>
          </table:table-cell>
          <table:table-cell table:style-name="ce4" office:value-type="date" office:date-value="2018-06-26T23:59:58.999998" calcext:value-type="date">
            <text:p>26/06/2018</text:p>
          </table:table-cell>
          <table:table-cell table:style-name="ce5" office:value-type="string" calcext:value-type="string">
            <text:p>Boa tarde</text:p>
            <text:p>Somos da MSCTECH ENERGIA SOLAR de Belém - PA, estamos investindo com recursos próprios e com a ajuda de um investidor em uma usina solar de 200 MGW que esta sendo instalada no estado do PA no município de Salinas e gostaria de saber quais passos tomar para a venda dessa geração de energia.</text:p>
            <text:p>Desde já grato pela sua atenção</text:p>
          </table:table-cell>
          <table:table-cell table:style-name="ce5" office:value-type="string" calcext:value-type="string">
            <text:p>GERAÇÃO DE ENERGIA SOLAR 200MGW</text:p>
          </table:table-cell>
          <table:table-cell table:style-name="ce5" office:value-type="float" office:value="43265.5125347222" calcext:value-type="float">
            <text:p>43265,5125347222</text:p>
          </table:table-cell>
          <table:table-cell table:number-columns-repeated="1012"/>
        </table:table-row>
        <table:table-row table:style-name="ro1">
          <table:table-cell table:style-name="ce2" office:value-type="string" calcext:value-type="string">
            <text:p>99938000118201861</text:p>
          </table:table-cell>
          <table:table-cell table:style-name="ce3" office:value-type="date" office:date-value="2018-06-11T14:56:53.999998" calcext:value-type="date">
            <text:p>11/06/2018 14:56</text:p>
          </table:table-cell>
          <table:table-cell table:style-name="ce4" office:value-type="date" office:date-value="2018-07-02T23:59:58.999998" calcext:value-type="date">
            <text:p>02/07/2018</text:p>
          </table:table-cell>
          <table:table-cell table:style-name="ce5" office:value-type="string" calcext:value-type="string">
            <text:p>Caros, gostaria de agradecer a resposta a minha solicitação anterior e perguntar se existe disponibilidade de dados conforme está no link http://www.epe.gov.br/pt/publicacoes-dados-abertos/publicacoes/Consumo-mensal-de-energia-eletrica-por-classe-regioes-e-subsistemas para anos anteriores a 2004.</text:p>
          </table:table-cell>
          <table:table-cell table:style-name="ce5" office:value-type="string" calcext:value-type="string">
            <text:p>Séries mensais de energia consumida e receita por estado por categorias de consumidores (industrial, comercial, residencial, etc. ) considerando ainda as categorias livres e cativos para o caso industrial e comercial antes de 2004</text:p>
          </table:table-cell>
          <table:table-cell table:style-name="ce5" office:value-type="float" office:value="43262.728287037" calcext:value-type="float">
            <text:p>43262,728287037</text:p>
          </table:table-cell>
          <table:table-cell table:number-columns-repeated="1012"/>
        </table:table-row>
        <table:table-row table:style-name="ro10">
          <table:table-cell table:style-name="ce2" office:value-type="string" calcext:value-type="string">
            <text:p>99938000119201814</text:p>
          </table:table-cell>
          <table:table-cell table:style-name="ce3" office:value-type="date" office:date-value="2018-06-12T14:30:38.000002" calcext:value-type="date">
            <text:p>12/06/2018 14:30</text:p>
          </table:table-cell>
          <table:table-cell table:style-name="ce4" office:value-type="date" office:date-value="2018-07-02T23:59:58.999998" calcext:value-type="date">
            <text:p>02/07/2018</text:p>
          </table:table-cell>
          <table:table-cell table:style-name="ce5" office:value-type="string" calcext:value-type="string">
            <text:p>Olá, sou doutoranda do PPGMNE - UFPR, e preciso do consumo por ano para cada distribuidora de energia.</text:p>
            <text:p> Analisei todos Anuários Estatísticos publicados de 2011 a 2017, olhei em cada um a tabela de Consumo de Energia Elétrica na Rede 10 Maiores Distribuidoras no ano base de cada anuário.</text:p>
            <text:p>Nos anuários de 2014 e 2013 as tabelas são idênticas, porém retratam o consumo nos anos de 2013 e 2012, respectivamente. Logo, houve duplicação dos dados.</text:p>
            <text:p/>
            <text:p>Se fosse possível, gostaria de saber como vocês conseguiram coletar essas informações.</text:p>
            <text:p/>
            <text:p>Muito obrigada.</text:p>
            <text:p/>
            <text:p>Danielle</text:p>
          </table:table-cell>
          <table:table-cell table:style-name="ce5" office:value-type="string" calcext:value-type="string">
            <text:p>Dados utilizados para o cálculo do Consumo de energia elétrica na rede 10 maiores distribuidoras dos Anuários Estátisticos</text:p>
          </table:table-cell>
          <table:table-cell table:style-name="ce5" office:value-type="float" office:value="43279.4736342593" calcext:value-type="float">
            <text:p>43279,4736342593</text:p>
          </table:table-cell>
          <table:table-cell table:number-columns-repeated="1012"/>
        </table:table-row>
        <table:table-row table:style-name="ro20">
          <table:table-cell table:style-name="ce2" office:value-type="string" calcext:value-type="string">
            <text:p>99938000120201831</text:p>
          </table:table-cell>
          <table:table-cell table:style-name="ce3" office:value-type="date" office:date-value="2018-06-13T15:12:00.999999" calcext:value-type="date">
            <text:p>13/06/2018 15:12</text:p>
          </table:table-cell>
          <table:table-cell table:style-name="ce4" office:value-type="date" office:date-value="2018-07-03T23:59:58.999998" calcext:value-type="date">
            <text:p>03/07/2018</text:p>
          </table:table-cell>
          <table:table-cell table:style-name="ce5" office:value-type="string" calcext:value-type="string">
            <text:p>Boa tarde!</text:p>
            <text:p/>
            <text:p>Gentileza encaminhar a lista de empreendimentos e empresas habilitadas a participar do Leilão de Geração A-4/2018.</text:p>
            <text:p/>
            <text:p>Obrigada.</text:p>
          </table:table-cell>
          <table:table-cell table:style-name="ce5" office:value-type="string" calcext:value-type="string">
            <text:p>Empreendimentos e Empresas Habilitadas Leilão A-4 2018</text:p>
          </table:table-cell>
          <table:table-cell table:style-name="ce5" office:value-type="float" office:value="43269.6395138889" calcext:value-type="float">
            <text:p>43269,6395138889</text:p>
          </table:table-cell>
          <table:table-cell table:number-columns-repeated="1012"/>
        </table:table-row>
        <table:table-row table:style-name="ro8">
          <table:table-cell table:style-name="ce2" office:value-type="string" calcext:value-type="string">
            <text:p>99938000121201885</text:p>
          </table:table-cell>
          <table:table-cell table:style-name="ce3" office:value-type="date" office:date-value="2018-06-13T16:20:42.000003" calcext:value-type="date">
            <text:p>13/06/2018 16:20</text:p>
          </table:table-cell>
          <table:table-cell table:style-name="ce4" office:value-type="date" office:date-value="2018-07-03T23:59:58.999998" calcext:value-type="date">
            <text:p>03/07/2018</text:p>
          </table:table-cell>
          <table:table-cell table:style-name="ce5" office:value-type="string" calcext:value-type="string">
            <text:p>Prezados, gostaria de solicitar a esta empresa, caso os possua, dados relativos aos valores de preços médios anuais pagos por cada distribuidora para aquisição de energia, ao longo dos anos de 1998 à 2016 ou do período que esteja disponível. </text:p>
            <text:p>Estes dados irão embasar a minha dissertação para a obtenção do grau de mestre junto à Departamento de Economia da Universidade Federal de Viçosa - UFV,</text:p>
            <text:p>Muito Obrigado</text:p>
          </table:table-cell>
          <table:table-cell table:style-name="ce5" office:value-type="string" calcext:value-type="string">
            <text:p>Solicitação referente aos preços <text:s/>medios anuais de energia pagos por cada distribuidora</text:p>
          </table:table-cell>
          <table:table-cell table:style-name="ce5" office:value-type="float" office:value="43266.528587963" calcext:value-type="float">
            <text:p>43266,528587963</text:p>
          </table:table-cell>
          <table:table-cell table:number-columns-repeated="1012"/>
        </table:table-row>
        <table:table-row table:style-name="ro20">
          <table:table-cell table:style-name="ce2" office:value-type="string" calcext:value-type="string">
            <text:p>99938000122201820</text:p>
          </table:table-cell>
          <table:table-cell table:style-name="ce3" office:value-type="date" office:date-value="2018-06-13T17:28:50.000002" calcext:value-type="date">
            <text:p>13/06/2018 17:28</text:p>
          </table:table-cell>
          <table:table-cell table:style-name="ce4" office:value-type="date" office:date-value="2018-07-03T23:59:58.999998" calcext:value-type="date">
            <text:p>03/07/2018</text:p>
          </table:table-cell>
          <table:table-cell table:style-name="ce5" office:value-type="string" calcext:value-type="string">
            <text:p>Caros, boa noite.</text:p>
            <text:p>Gostaria de informações a respeito da possibilidade de realização de Certificação para Produção Anual Certificação dos Dados Solarimétricos e Certificação da Produção Anual de Energia Certificação da Produção Anual de Energia para Módulos Fotovoltaicos Bifaciais.</text:p>
            <text:p>É possível ser realizada a certificação para Módulos Fotovoltaicos Bifaciais?</text:p>
            <text:p/>
            <text:p/>
          </table:table-cell>
          <table:table-cell table:style-name="ce5" office:value-type="string" calcext:value-type="string">
            <text:p>Informações a respeito da Certificação dos Dados Solarimétricos e Certificação da Produção Anual de Energia Certificação da Produção Anual de Energia para Módulos Fotovoltaicos Bifaciais</text:p>
          </table:table-cell>
          <table:table-cell table:style-name="ce5" office:value-type="float" office:value="43269.7443171296" calcext:value-type="float">
            <text:p>43269,7443171296</text:p>
          </table:table-cell>
          <table:table-cell table:number-columns-repeated="1012"/>
        </table:table-row>
        <table:table-row table:style-name="ro1">
          <table:table-cell table:style-name="ce2" office:value-type="string" calcext:value-type="string">
            <text:p>99938000123201874</text:p>
          </table:table-cell>
          <table:table-cell table:style-name="ce3" office:value-type="date" office:date-value="2018-06-14T09:36:46" calcext:value-type="date">
            <text:p>14/06/2018 09:36</text:p>
          </table:table-cell>
          <table:table-cell table:style-name="ce4" office:value-type="date" office:date-value="2018-07-04T23:59:58.999998" calcext:value-type="date">
            <text:p>04/07/2018</text:p>
          </table:table-cell>
          <table:table-cell table:style-name="ce5" office:value-type="string" calcext:value-type="string">
            <text:p>A empresa possui Comissão Interna de Prevenção de Acidentes - CIPA/Comissão Interna de Saúde do Servidor Público - CISSP? Em caso afirmativo, gostaria de ter acesso ao regimento ou normativo interno que discipline o funcionamento da Comissão. Obrigado!</text:p>
          </table:table-cell>
          <table:table-cell table:style-name="ce5" office:value-type="string" calcext:value-type="string">
            <text:p>CIPA/CISSP</text:p>
          </table:table-cell>
          <table:table-cell table:style-name="ce5" office:value-type="float" office:value="43269.6728819444" calcext:value-type="float">
            <text:p>43269,6728819444</text:p>
          </table:table-cell>
          <table:table-cell table:number-columns-repeated="1012"/>
        </table:table-row>
        <table:table-row table:style-name="ro13">
          <table:table-cell table:style-name="ce2" office:value-type="string" calcext:value-type="string">
            <text:p>99938000124201819</text:p>
          </table:table-cell>
          <table:table-cell table:style-name="ce3" office:value-type="date" office:date-value="2018-06-18T14:49:40.000002" calcext:value-type="date">
            <text:p>18/06/2018 14:49</text:p>
          </table:table-cell>
          <table:table-cell table:style-name="ce4" office:value-type="date" office:date-value="2018-07-09T23:59:58.999998" calcext:value-type="date">
            <text:p>09/07/2018</text:p>
          </table:table-cell>
          <table:table-cell table:style-name="ce5" office:value-type="string" calcext:value-type="string">
            <text:p>Caro Representante EPE,</text:p>
            <text:p>Venho por meio desta solicitar a lista de projetos de termoelétricas e respectivos empreendedores elencados para o Leilão 003/2018 a se realizar ao final do mês de agosto deste ano de 2018.</text:p>
            <text:p/>
            <text:p>Meu objetivo com a disponibilização da informação é poder acessar os empreendedores com objetivo de oferecer suprimento de gás natural e tecnologias relacionadas ao gás.</text:p>
            <text:p/>
            <text:p>Desde já agradeço a atenção dispensada.</text:p>
          </table:table-cell>
          <table:table-cell table:style-name="ce5" office:value-type="string" calcext:value-type="string">
            <text:p>Leilão</text:p>
          </table:table-cell>
          <table:table-cell table:style-name="ce5" office:value-type="float" office:value="43269.7502314815" calcext:value-type="float">
            <text:p>43269,7502314815</text:p>
          </table:table-cell>
          <table:table-cell table:number-columns-repeated="1012"/>
        </table:table-row>
        <table:table-row table:style-name="ro11">
          <table:table-cell table:style-name="ce2" office:value-type="string" calcext:value-type="string">
            <text:p>99938000125201863</text:p>
          </table:table-cell>
          <table:table-cell table:style-name="ce3" office:value-type="date" office:date-value="2018-06-18T22:58:07.999997" calcext:value-type="date">
            <text:p>18/06/2018 22:58</text:p>
          </table:table-cell>
          <table:table-cell table:style-name="ce4" office:value-type="date" office:date-value="2018-07-09T23:59:58.999998" calcext:value-type="date">
            <text:p>09/07/2018</text:p>
          </table:table-cell>
          <table:table-cell table:style-name="ce5" office:value-type="string" calcext:value-type="string">
            <text:p>Prezados,</text:p>
            <text:p/>
            <text:p>estou desenvolvendo uma pesquisa de mestrado na área de Geração Distribuída. Para tanto, necessito dos dados de consumo residencial abertos por distribuidora e por faixa de consumo (menor de 100 kWh, entre 100 e 200 kWh, etc). Nas projeções feitas por Konzen (2014) e pela ANEEL, a referência utilizada foi o sistema SIMPLES, da EPE. Todavia, pelo site do SIMPLES não é possível obter os dados abertos segundo os critérios acima.</text:p>
            <text:p/>
            <text:p>Solicito, portanto, via lei de acesso à informação, acesso aos dados de consumo residencial no Brasil, abertos por distribuidora e por faixa de consumo, para o ano-base de 2016 ou 2017.</text:p>
            <text:p/>
            <text:p>Grato desde já.</text:p>
          </table:table-cell>
          <table:table-cell table:style-name="ce5" office:value-type="string" calcext:value-type="string">
            <text:p>Dados de consumo residencial - por distribuidora e faixa de consumo</text:p>
          </table:table-cell>
          <table:table-cell table:style-name="ce5" office:value-type="float" office:value="43280.7477777778" calcext:value-type="float">
            <text:p>43280,7477777778</text:p>
          </table:table-cell>
          <table:table-cell table:number-columns-repeated="1012"/>
        </table:table-row>
        <table:table-row table:style-name="ro1">
          <table:table-cell table:style-name="ce2" office:value-type="string" calcext:value-type="string">
            <text:p>99938000127201852</text:p>
          </table:table-cell>
          <table:table-cell table:style-name="ce3" office:value-type="date" office:date-value="2018-06-21T17:08:50.000001" calcext:value-type="date">
            <text:p>21/06/2018 17:08</text:p>
          </table:table-cell>
          <table:table-cell table:style-name="ce4" office:value-type="date" office:date-value="2018-07-11T23:59:58.999998" calcext:value-type="date">
            <text:p>11/07/2018</text:p>
          </table:table-cell>
          <table:table-cell table:style-name="ce5" office:value-type="string" calcext:value-type="string">
            <text:p>Solicita-se Ficha de Dados da UTE Costa Rica I (Leilão de Energia Nova A-5/2014)</text:p>
          </table:table-cell>
          <table:table-cell table:style-name="ce5" office:value-type="string" calcext:value-type="string">
            <text:p>Acesso a Ficha de Dados</text:p>
          </table:table-cell>
          <table:table-cell table:style-name="ce5" office:value-type="float" office:value="43287.4450810185" calcext:value-type="float">
            <text:p>43287,4450810185</text:p>
          </table:table-cell>
          <table:table-cell table:number-columns-repeated="1012"/>
        </table:table-row>
        <table:table-row table:style-name="ro5">
          <table:table-cell table:style-name="ce2" office:value-type="string" calcext:value-type="string">
            <text:p>99938000128201805</text:p>
          </table:table-cell>
          <table:table-cell table:style-name="ce3" office:value-type="date" office:date-value="2018-06-25T01:18:26.000001" calcext:value-type="date">
            <text:p>25/06/2018 01:18</text:p>
          </table:table-cell>
          <table:table-cell table:style-name="ce4" office:value-type="date" office:date-value="2018-07-16T23:59:58.999998" calcext:value-type="date">
            <text:p>16/07/2018</text:p>
          </table:table-cell>
          <table:table-cell table:style-name="ce5" office:value-type="string" calcext:value-type="string">
            <text:p>Prezados,</text:p>
            <text:p>Dentre as diretrizes de política energética consideradas como dados de entrada na construção da expansão de referência, consta na página 58 do plano a "indicação de uma expansão uniforme de oferta eólica entre as regiões Nordeste e Sul a partir de 2021, sendo 80% alocado no Nordeste e 20%na região Sul". Gostaria de ter acesso aos estudos, ou seja, a justificativa técnica para a utilização de uma distribuição uniforme para a expansão. Desde já agradeço a atenção.</text:p>
          </table:table-cell>
          <table:table-cell table:style-name="ce5" office:value-type="string" calcext:value-type="string">
            <text:p>Diretrizes do Plano Decenal de Expansão de Energia 2026</text:p>
          </table:table-cell>
          <table:table-cell table:style-name="ce5" office:value-type="float" office:value="43292.7596296296" calcext:value-type="float">
            <text:p>43292,7596296296</text:p>
          </table:table-cell>
          <table:table-cell table:number-columns-repeated="1012"/>
        </table:table-row>
        <table:table-row table:style-name="ro1">
          <table:table-cell table:style-name="ce2" office:value-type="string" calcext:value-type="string">
            <text:p>99938000129201841</text:p>
          </table:table-cell>
          <table:table-cell table:style-name="ce3" office:value-type="date" office:date-value="2018-06-25T16:20:20.999999" calcext:value-type="date">
            <text:p>25/06/2018 16:20</text:p>
          </table:table-cell>
          <table:table-cell table:style-name="ce4" office:value-type="date" office:date-value="2018-07-16T23:59:58.999998" calcext:value-type="date">
            <text:p>16/07/2018</text:p>
          </table:table-cell>
          <table:table-cell table:style-name="ce5" office:value-type="string" calcext:value-type="string">
            <text:p>Solicito, a legislação vigente com seus respectivos artigos, que tratam da exigência ou obrigatoriedade de tecnologia para o monitoramento de temperatura de redes e/ou cabos de energia subterrâneos no Brasil.</text:p>
          </table:table-cell>
          <table:table-cell table:style-name="ce5" office:value-type="string" calcext:value-type="string">
            <text:p>Legislação que obriga o monitoramento da temperatura das redes e cabos subterraneos </text:p>
          </table:table-cell>
          <table:table-cell table:style-name="ce5" office:value-type="float" office:value="43293.3253240741" calcext:value-type="float">
            <text:p>43293,3253240741</text:p>
          </table:table-cell>
          <table:table-cell table:number-columns-repeated="1012"/>
        </table:table-row>
        <table:table-row table:style-name="ro1">
          <table:table-cell table:style-name="ce2" office:value-type="string" calcext:value-type="string">
            <text:p>99938000130201876</text:p>
          </table:table-cell>
          <table:table-cell table:style-name="ce3" office:value-type="date" office:date-value="2018-06-27T08:33:36.999996" calcext:value-type="date">
            <text:p>27/06/2018 08:33</text:p>
          </table:table-cell>
          <table:table-cell table:style-name="ce4" office:value-type="date" office:date-value="2018-07-17T23:59:58.999998" calcext:value-type="date">
            <text:p>17/07/2018</text:p>
          </table:table-cell>
          <table:table-cell table:style-name="ce5" office:value-type="string" calcext:value-type="string">
            <text:p>Solicito a disponibilização da última revisão do estudo EPE-DEE-RE-008_2016, “ Esutdo de Atendimento à Região de Campos”. </text:p>
          </table:table-cell>
          <table:table-cell table:style-name="ce5" office:value-type="string" calcext:value-type="string">
            <text:p>Estudo EPE-DEE-RE-008_2016</text:p>
          </table:table-cell>
          <table:table-cell table:style-name="ce5" office:value-type="float" office:value="43294.6659027778" calcext:value-type="float">
            <text:p>43294,6659027778</text:p>
          </table:table-cell>
          <table:table-cell table:number-columns-repeated="1012"/>
        </table:table-row>
        <table:table-row table:style-name="ro2">
          <table:table-cell table:style-name="ce2" office:value-type="string" calcext:value-type="string">
            <text:p>99938000131201811</text:p>
          </table:table-cell>
          <table:table-cell table:style-name="ce3" office:value-type="date" office:date-value="2018-06-28T09:15:34.000001" calcext:value-type="date">
            <text:p>28/06/2018 09:15</text:p>
          </table:table-cell>
          <table:table-cell table:style-name="ce4" office:value-type="date" office:date-value="2018-07-18T23:59:58.999998" calcext:value-type="date">
            <text:p>18/07/2018</text:p>
          </table:table-cell>
          <table:table-cell table:style-name="ce5" office:value-type="string" calcext:value-type="string">
            <text:p>Prezados, bom dia.</text:p>
            <text:p/>
            <text:p>Seguem alguns questionamentos a respeito do Seguro-viagem:</text:p>
            <text:p/>
            <text:p>•Como é realizada a aquisição do seguro viagem? Isto ocorre junto à aquisição de passagens aéreas? Existe algum sistema para isto?</text:p>
            <text:p>•O seguro viagem é apenas para viagens internacionais ou para as nacionais também? </text:p>
            <text:p>•Quais itens são cobertos pelo seguro viagem?</text:p>
            <text:p>•Que área da empresa faz a gestão do seguro-viagem?</text:p>
            <text:p>•Qual a legislação utilizada como base para a aquisição do seguro-viagem?</text:p>
            <text:p>•O plano de saúde oferecido aos empregados tem abrangência nacional?</text:p>
            <text:p/>
            <text:p>Obrigada!</text:p>
          </table:table-cell>
          <table:table-cell table:style-name="ce5" office:value-type="string" calcext:value-type="string">
            <text:p>Gestão do Seguro-viagem</text:p>
          </table:table-cell>
          <table:table-cell table:style-name="ce5" office:value-type="float" office:value="43297.7468055556" calcext:value-type="float">
            <text:p>43297,7468055556</text:p>
          </table:table-cell>
          <table:table-cell table:number-columns-repeated="1012"/>
        </table:table-row>
        <table:table-row table:style-name="ro1">
          <table:table-cell table:style-name="ce2" office:value-type="string" calcext:value-type="string">
            <text:p>99938000132201865</text:p>
          </table:table-cell>
          <table:table-cell table:style-name="ce3" office:value-type="date" office:date-value="2018-06-29T11:21:42.000002" calcext:value-type="date">
            <text:p>29/06/2018 11:21</text:p>
          </table:table-cell>
          <table:table-cell table:style-name="ce4" office:value-type="date" office:date-value="2018-07-23T23:59:58.999998" calcext:value-type="date">
            <text:p>23/07/2018</text:p>
          </table:table-cell>
          <table:table-cell table:style-name="ce5" office:value-type="string" calcext:value-type="string">
            <text:p>Poderiam disponibilizar mapa ou arquivo XLS com informações mais atualizadas sobre as UFVs contratadas e existentes no Brasil, por favor. Principalmente das que estão em operação. </text:p>
          </table:table-cell>
          <table:table-cell table:style-name="ce5" office:value-type="string" calcext:value-type="string">
            <text:p>Informações atuais sobre as UFVs contratadas e existentes no Brasil. Principalmente das que estão em operação. </text:p>
          </table:table-cell>
          <table:table-cell table:style-name="ce5" office:value-type="float" office:value="43284.765462963" calcext:value-type="float">
            <text:p>43284,765462963</text:p>
          </table:table-cell>
          <table:table-cell table:number-columns-repeated="1012"/>
        </table:table-row>
        <table:table-row table:style-name="ro1">
          <table:table-cell table:style-name="ce2" office:value-type="string" calcext:value-type="string">
            <text:p>99938000134201854</text:p>
          </table:table-cell>
          <table:table-cell table:style-name="ce3" office:value-type="date" office:date-value="2018-07-02T15:15:23.999996" calcext:value-type="date">
            <text:p>02/07/2018 15:15</text:p>
          </table:table-cell>
          <table:table-cell table:style-name="ce4" office:value-type="date" office:date-value="2018-07-23T23:59:58.999998" calcext:value-type="date">
            <text:p>23/07/2018</text:p>
          </table:table-cell>
          <table:table-cell table:style-name="ce5" office:value-type="string" calcext:value-type="string">
            <text:p>A UTE Novo Tempo GNA II, vencedora do Leilão A-5/2014, recentemente solicitou acesso ao Sistema Interligado Nacional. <text:s/>Em 28.06.2018, o ONS emitiu a carta ONS-0749/DTA/2018, em que lista documentos consultados para a emissão do Parecer de Acesso desta UTE à Rede Básica. <text:s/>Dentre os documentos está listado um documento produzido pela EPE, porém não foi possível encontrá-lo no site desta empresa. <text:s/>Desta forma, solicito uma cópia digital de "Estudos para a Expansão da Transmissão - Análise técnico-econômica de alternativas: Relatório R1 - Expansão do sistema de transmissão para escoamento do potencial termelétrico dos estados do Rio de Janeiro e Espírito Santo", nº EPE-DEE-RE-029/2018-rev0, de 02.04.2018.</text:p>
          </table:table-cell>
          <table:table-cell table:style-name="ce5" office:value-type="string" calcext:value-type="string">
            <text:p>Solicito cópia digital dos Estudos para a Licitação da Expansão da Transmissão, Relatório R1, nº EPE-DEE-RE-029/2018-rev0, de 02.04.2018</text:p>
          </table:table-cell>
          <table:table-cell table:style-name="ce5" office:value-type="float" office:value="43287.4659606482" calcext:value-type="float">
            <text:p>43287,4659606482</text:p>
          </table:table-cell>
          <table:table-cell table:number-columns-repeated="1012"/>
        </table:table-row>
        <table:table-row table:style-name="ro7">
          <table:table-cell table:style-name="ce2" office:value-type="string" calcext:value-type="string">
            <text:p>99938000135201807</text:p>
          </table:table-cell>
          <table:table-cell table:style-name="ce3" office:value-type="date" office:date-value="2018-07-03T15:02:35.000002" calcext:value-type="date">
            <text:p>03/07/2018 15:02</text:p>
          </table:table-cell>
          <table:table-cell table:style-name="ce4" office:value-type="date" office:date-value="2018-07-23T23:59:58.999998" calcext:value-type="date">
            <text:p>23/07/2018</text:p>
          </table:table-cell>
          <table:table-cell table:style-name="ce5" office:value-type="string" calcext:value-type="string">
            <text:p>Prezados,</text:p>
            <text:p/>
            <text:p>Nas Instruções para Solicitação de Cadastramento e Habilitação Técnica com vistas à participação nos Leilões de Energia Elétrica, documento EPE-DEE-065_2013_R4_2017, não há restrições quando a utilização de módulos fotovoltaicos com tecnologia bifacial.</text:p>
            <text:p>Solicito saber se permitida a participação nos leilões de energia com projetos utilizando tal tecnologia, e se existe algum requisito adicional além dos já apontados no documento supracitado.</text:p>
          </table:table-cell>
          <table:table-cell table:style-name="ce5" office:value-type="string" calcext:value-type="string">
            <text:p>s informações a respeito das Instruções para Solicitação de Cadastramento e Habilitação Técnica com vistas à participação nos Leilões de Energia Elétrica</text:p>
          </table:table-cell>
          <table:table-cell table:style-name="ce5" office:value-type="float" office:value="43287.4609259259" calcext:value-type="float">
            <text:p>43287,4609259259</text:p>
          </table:table-cell>
          <table:table-cell table:number-columns-repeated="1012"/>
        </table:table-row>
        <table:table-row table:style-name="ro1">
          <table:table-cell table:style-name="ce2" office:value-type="string" calcext:value-type="string">
            <text:p>99938000136201843</text:p>
          </table:table-cell>
          <table:table-cell table:style-name="ce3" office:value-type="date" office:date-value="2018-07-04T13:55:48.000003" calcext:value-type="date">
            <text:p>04/07/2018 13:55</text:p>
          </table:table-cell>
          <table:table-cell table:style-name="ce4" office:value-type="date" office:date-value="2018-07-24T23:59:58.999998" calcext:value-type="date">
            <text:p>24/07/2018</text:p>
          </table:table-cell>
          <table:table-cell table:style-name="ce5" office:value-type="string" calcext:value-type="string">
            <text:p>Prezados, gostaria de ter acesso do documento "Anexo 7 - Relatórios Comprovação de Disponibilidade de Combustível e de Produção de Energia Elétrica"</text:p>
          </table:table-cell>
          <table:table-cell table:style-name="ce5" office:value-type="string" calcext:value-type="string">
            <text:p>Acesso a Anexo de documentação</text:p>
          </table:table-cell>
          <table:table-cell table:style-name="ce5" office:value-type="float" office:value="43290.6672222222" calcext:value-type="float">
            <text:p>43290,6672222222</text:p>
          </table:table-cell>
          <table:table-cell table:number-columns-repeated="1012"/>
        </table:table-row>
        <table:table-row table:style-name="ro1">
          <table:table-cell table:style-name="ce2" office:value-type="string" calcext:value-type="string">
            <text:p>99938000137201898</text:p>
          </table:table-cell>
          <table:table-cell table:style-name="ce3" office:value-type="date" office:date-value="2018-07-05T15:22:40.999999" calcext:value-type="date">
            <text:p>05/07/2018 15:22</text:p>
          </table:table-cell>
          <table:table-cell table:style-name="ce4" office:value-type="date" office:date-value="2018-07-25T23:59:58.999998" calcext:value-type="date">
            <text:p>25/07/2018</text:p>
          </table:table-cell>
          <table:table-cell table:style-name="ce5" office:value-type="string" calcext:value-type="string">
            <text:p>Por favor, gostaria que a EPE (Empresa de Pesquisa Energética) fornecesse os dados de geração média horária (MWmed) de todas as usinas solares e eólicas conectadas ao SIN durante todo o período de operação das usinas, desde o início de operação delas até alguns dias atrás (no máximo, uma semana atrás). Preciso destes dados para realizar pesquisa sobre a contribuição de fontes intermitentes à adequação da capacidade de geração (segurança energética).</text:p>
          </table:table-cell>
          <table:table-cell table:style-name="ce5" office:value-type="string" calcext:value-type="string">
            <text:p>Potência horária usinas solares e fotovoltaicas conectadas ao SIN</text:p>
          </table:table-cell>
          <table:table-cell table:style-name="ce5" office:value-type="float" office:value="43290.6614699074" calcext:value-type="float">
            <text:p>43290,6614699074</text:p>
          </table:table-cell>
          <table:table-cell table:number-columns-repeated="1012"/>
        </table:table-row>
        <table:table-row table:style-name="ro1">
          <table:table-cell table:style-name="ce2" office:value-type="string" calcext:value-type="string">
            <text:p>99938000138201832</text:p>
          </table:table-cell>
          <table:table-cell table:style-name="ce3" office:value-type="date" office:date-value="2018-07-06T10:45:50.999996" calcext:value-type="date">
            <text:p>06/07/2018 10:45</text:p>
          </table:table-cell>
          <table:table-cell table:style-name="ce4" office:value-type="date" office:date-value="2018-07-30T23:59:58.999998" calcext:value-type="date">
            <text:p>30/07/2018</text:p>
          </table:table-cell>
          <table:table-cell table:style-name="ce5" office:value-type="string" calcext:value-type="string">
            <text:p>Conforme conversa telefônica, solicito o envio do material relativo ao evento “Custo marginal de expansão e modelos de decisão de expansão”.</text:p>
          </table:table-cell>
          <table:table-cell table:style-name="ce5" office:value-type="string" calcext:value-type="string">
            <text:p>Material relativo ao evento “Custo marginal de expansão e modelos de decisão de expansão”</text:p>
          </table:table-cell>
          <table:table-cell table:style-name="ce5" office:value-type="float" office:value="43287.4559606481" calcext:value-type="float">
            <text:p>43287,4559606481</text:p>
          </table:table-cell>
          <table:table-cell table:number-columns-repeated="1012"/>
        </table:table-row>
        <table:table-row table:style-name="ro5">
          <table:table-cell table:style-name="ce2" office:value-type="string" calcext:value-type="string">
            <text:p>99938000139201887</text:p>
          </table:table-cell>
          <table:table-cell table:style-name="ce3" office:value-type="date" office:date-value="2018-07-06T11:21:47.000005" calcext:value-type="date">
            <text:p>06/07/2018 11:21</text:p>
          </table:table-cell>
          <table:table-cell table:style-name="ce4" office:value-type="date" office:date-value="2018-07-30T23:59:58.999998" calcext:value-type="date">
            <text:p>30/07/2018</text:p>
          </table:table-cell>
          <table:table-cell table:style-name="ce5" office:value-type="string" calcext:value-type="string">
            <text:p>Atualmente o processo de participação de empresas vendedoras em um leilão de energia nova consiste em algumas etapas, iniciando-se na inscrição, seguindo para a habilitação técnica, aporte da Garantia de Proposta, e assim por diante. Nesse contexto, solicitamos informações dos três últimos leilões (A-4 de 2017, A-6 de 2017 e A-4 de 2018) a cerca de qual potência obteve habilitação técnica para participar dos leilões e, desse total, quanto aportou a Garantia de Proposta e foi considerado realmente apto a participar dos Leilões de Energia Nova. </text:p>
            <text:p/>
          </table:table-cell>
          <table:table-cell table:style-name="ce5" office:value-type="string" calcext:value-type="string">
            <text:p>Informações dos três últimos leilões (A-4 de 2017, A-6 de 2017 e A-4 de 2018)</text:p>
          </table:table-cell>
          <table:table-cell table:style-name="ce5" office:value-type="float" office:value="43290.6800462963" calcext:value-type="float">
            <text:p>43290,6800462963</text:p>
          </table:table-cell>
          <table:table-cell table:number-columns-repeated="1012"/>
        </table:table-row>
        <table:table-row table:style-name="ro5">
          <table:table-cell table:style-name="ce2" office:value-type="string" calcext:value-type="string">
            <text:p>99938000141201856</text:p>
          </table:table-cell>
          <table:table-cell table:style-name="ce3" office:value-type="date" office:date-value="2018-07-12T16:24:54.999999" calcext:value-type="date">
            <text:p>12/07/2018 16:24</text:p>
          </table:table-cell>
          <table:table-cell table:style-name="ce4" office:value-type="date" office:date-value="2018-08-01T23:59:58.999998" calcext:value-type="date">
            <text:p>01/08/2018</text:p>
          </table:table-cell>
          <table:table-cell table:style-name="ce5" office:value-type="string" calcext:value-type="string">
            <text:p>Boa tarde, estou realizando um estudo de TUST e gostaria de tirar uma dúvida a respeito da base de dados disponibilizada pela EPE para o PDE2026 a ser utilizada no Programa Nodal. Para qual canal devo encaminhar essa consulta?</text:p>
            <text:p>Obrigado!</text:p>
          </table:table-cell>
          <table:table-cell table:style-name="ce5" office:value-type="string" calcext:value-type="string">
            <text:p>Consulta para estudo</text:p>
          </table:table-cell>
          <table:table-cell table:style-name="ce5" office:value-type="float" office:value="43293.7890046296" calcext:value-type="float">
            <text:p>43293,7890046296</text:p>
          </table:table-cell>
          <table:table-cell table:number-columns-repeated="1012"/>
        </table:table-row>
        <table:table-row table:style-name="ro1">
          <table:table-cell table:style-name="ce2" office:value-type="string" calcext:value-type="string">
            <text:p>99938000144201890</text:p>
          </table:table-cell>
          <table:table-cell table:style-name="ce3" office:value-type="date" office:date-value="2018-07-18T19:25:32.000005" calcext:value-type="date">
            <text:p>18/07/2018 19:25</text:p>
          </table:table-cell>
          <table:table-cell table:style-name="ce4" office:value-type="date" office:date-value="2018-08-08T23:59:58.999998" calcext:value-type="date">
            <text:p>08/08/2018</text:p>
          </table:table-cell>
          <table:table-cell table:style-name="ce5" office:value-type="string" calcext:value-type="string">
            <text:p>Sou pesquisador da Unb e gostaria de saber, se o órgão autorizou a implementação do teletrabalho para os servidores, quantos aderiram a nova forma de trabalho e o contato de algum setor responsável que possa fornecer mais detalhes para pesquisa em andamento na universidade..</text:p>
          </table:table-cell>
          <table:table-cell table:style-name="ce5" office:value-type="string" calcext:value-type="string">
            <text:p>Programa de teletrabalho para os servidores</text:p>
          </table:table-cell>
          <table:table-cell table:style-name="ce5" office:value-type="float" office:value="43300.732037037" calcext:value-type="float">
            <text:p>43300,732037037</text:p>
          </table:table-cell>
          <table:table-cell table:number-columns-repeated="1012"/>
        </table:table-row>
        <table:table-row table:style-name="ro3">
          <table:table-cell table:style-name="ce2" office:value-type="string" calcext:value-type="string">
            <text:p>99938000147201823</text:p>
          </table:table-cell>
          <table:table-cell table:style-name="ce3" office:value-type="date" office:date-value="2018-07-19T09:16:05.000002" calcext:value-type="date">
            <text:p>19/07/2018 09:16</text:p>
          </table:table-cell>
          <table:table-cell table:style-name="ce4" office:value-type="date" office:date-value="2018-08-08T23:59:58.999998" calcext:value-type="date">
            <text:p>08/08/2018</text:p>
          </table:table-cell>
          <table:table-cell table:style-name="ce5" office:value-type="string" calcext:value-type="string">
            <text:p>Bom dia , </text:p>
            <text:p/>
            <text:p>Devido a necessidade da atualização da visão do setor elétrico é preciso alguns dados , caso seja possível o envio solicito: </text:p>
            <text:p/>
            <text:p>•Capacidade instalada do sistema isolado(MW)</text:p>
            <text:p>•% da quantidade das energias renováveis no Brasil</text:p>
            <text:p>•Número de companhias que fazem a transmissão de energia elétrica</text:p>
            <text:p>•Quantidade de linhas(em km) que fazem a transmissão de energia elétrica</text:p>
            <text:p>•Quantidade de consumidores e de energia faturada no mercado cativo e livre</text:p>
            <text:p>•Potência instalada em cada submercado(Norte , Sudeste/CO , Nordeste e Norte) em MW</text:p>
            <text:p>•Evolução do consumo de energia elétrica por setor(Comercial, residencial , industrial e outros) em GWm</text:p>
            <text:p>•Quantidades de linhas de transmissão de energia elétrica feita nos anos de 2015-2018</text:p>
            <text:p/>
          </table:table-cell>
          <table:table-cell table:style-name="ce5" office:value-type="string" calcext:value-type="string">
            <text:p>Atualização de dados da visão do setor eletrico</text:p>
          </table:table-cell>
          <table:table-cell table:style-name="ce5" office:value-type="float" office:value="43306.6670833333" calcext:value-type="float">
            <text:p>43306,6670833333</text:p>
          </table:table-cell>
          <table:table-cell table:number-columns-repeated="1012"/>
        </table:table-row>
        <table:table-row table:style-name="ro3">
          <table:table-cell table:style-name="ce2" office:value-type="string" calcext:value-type="string">
            <text:p>99938000148201878</text:p>
          </table:table-cell>
          <table:table-cell table:style-name="ce3" office:value-type="date" office:date-value="2018-07-19T09:20:32.999997" calcext:value-type="date">
            <text:p>19/07/2018 09:20</text:p>
          </table:table-cell>
          <table:table-cell table:style-name="ce4" office:value-type="date" office:date-value="2018-08-08T23:59:58.999998" calcext:value-type="date">
            <text:p>08/08/2018</text:p>
          </table:table-cell>
          <table:table-cell table:style-name="ce5" office:value-type="string" calcext:value-type="string">
            <text:p>Bom dia , </text:p>
            <text:p/>
            <text:p>Devido a necessidade da atualização da visão do setor elétrico é preciso alguns dados , caso seja possível o envio solicito: </text:p>
            <text:p/>
            <text:p>•Capacidade instalada do sistema isolado(MW)</text:p>
            <text:p>•% da quantidade das energias renováveis no Brasil</text:p>
            <text:p>•Número de companhias que fazem a transmissão de energia elétrica</text:p>
            <text:p>•Quantidade de linhas(em km) que fazem a transmissão de energia elétrica</text:p>
            <text:p>•Quantidade de consumidores e de energia faturada no mercado cativo e livre</text:p>
            <text:p>•Potência instalada em cada submercado(Norte , Sudeste/CO , Nordeste e Norte) em MW</text:p>
            <text:p>•Evolução do consumo de energia elétrica por setor(Comercial, residencial , industrial e outros) em GWm</text:p>
            <text:p>•Quantidades de linhas de transmissão de energia elétrica feita nos anos de 2015-2018</text:p>
            <text:p/>
          </table:table-cell>
          <table:table-cell table:style-name="ce5" office:value-type="string" calcext:value-type="string">
            <text:p>Atualização de dados da visão do setor eletrico</text:p>
          </table:table-cell>
          <table:table-cell table:style-name="ce5" office:value-type="float" office:value="43300.6585069444" calcext:value-type="float">
            <text:p>43300,6585069444</text:p>
          </table:table-cell>
          <table:table-cell table:number-columns-repeated="1012"/>
        </table:table-row>
        <table:table-row table:style-name="ro11">
          <table:table-cell table:style-name="ce2" office:value-type="string" calcext:value-type="string">
            <text:p>99938000149201812</text:p>
          </table:table-cell>
          <table:table-cell table:style-name="ce3" office:value-type="date" office:date-value="2018-07-19T15:56:20.000002" calcext:value-type="date">
            <text:p>19/07/2018 15:56</text:p>
          </table:table-cell>
          <table:table-cell table:style-name="ce4" office:value-type="date" office:date-value="2018-08-08T23:59:58.999998" calcext:value-type="date">
            <text:p>08/08/2018</text:p>
          </table:table-cell>
          <table:table-cell table:style-name="ce5" office:value-type="string" calcext:value-type="string">
            <text:p>Boa tarde,</text:p>
            <text:p/>
            <text:p>Poderia me informar se é possível nos comprarmos um relatório em especifico com vocês uma única vez.</text:p>
            <text:p/>
            <text:p>Na verdade estamos querendo mapear alguns players do mercado de eólica, precisava basicamente saber quais fabricantes vão atender quais parques e quando, precisava também da quantidade de turbinas a serem fabricadas.</text:p>
            <text:p/>
            <text:p>Seria possível?</text:p>
          </table:table-cell>
          <table:table-cell table:style-name="ce5" office:value-type="string" calcext:value-type="string">
            <text:p>Projetos EOL</text:p>
          </table:table-cell>
          <table:table-cell table:style-name="ce5" office:value-type="float" office:value="43301.6851157407" calcext:value-type="float">
            <text:p>43301,6851157407</text:p>
          </table:table-cell>
          <table:table-cell table:number-columns-repeated="1012"/>
        </table:table-row>
        <table:table-row table:style-name="ro1">
          <table:table-cell table:style-name="ce2" office:value-type="string" calcext:value-type="string">
            <text:p>99938000151201891</text:p>
          </table:table-cell>
          <table:table-cell table:style-name="ce3" office:value-type="date" office:date-value="2018-07-23T09:46:12.999999" calcext:value-type="date">
            <text:p>23/07/2018 09:46</text:p>
          </table:table-cell>
          <table:table-cell table:style-name="ce4" office:value-type="date" office:date-value="2018-08-13T23:59:58.999998" calcext:value-type="date">
            <text:p>13/08/2018</text:p>
          </table:table-cell>
          <table:table-cell table:style-name="ce5" office:value-type="string" calcext:value-type="string">
            <text:p><text:s/>Olá! Sou finalista do curso de Ciências Econômicas e minha monografia é sobre investimentos no setor elétrico brasileiro. Já estou há algum tempo procurando dados sobre investimentos e até agora não encontrei. Por isso estou entrando em contato com o intuito de obter as informações que necessito. 1. Dados sobre os investimento em energia elétrica (em R$) até o ano de 2017. Desde já agradeço a atenção.</text:p>
          </table:table-cell>
          <table:table-cell table:style-name="ce5" office:value-type="string" calcext:value-type="string">
            <text:p>Dados sobre os investimento em energia elétrica (em R$) até o ano de 2017</text:p>
          </table:table-cell>
          <table:table-cell table:style-name="ce5" office:value-type="float" office:value="43306.6486921296" calcext:value-type="float">
            <text:p>43306,6486921296</text:p>
          </table:table-cell>
          <table:table-cell table:number-columns-repeated="1012"/>
        </table:table-row>
        <table:table-row table:style-name="ro9">
          <table:table-cell table:style-name="ce2" office:value-type="string" calcext:value-type="string">
            <text:p>99938000152201836</text:p>
          </table:table-cell>
          <table:table-cell table:style-name="ce3" office:value-type="date" office:date-value="2018-07-27T14:07:54.999998" calcext:value-type="date">
            <text:p>27/07/2018 14:07</text:p>
          </table:table-cell>
          <table:table-cell table:style-name="ce4" office:value-type="date" office:date-value="2018-08-20T23:59:58.999998" calcext:value-type="date">
            <text:p>20/08/2018</text:p>
          </table:table-cell>
          <table:table-cell table:style-name="ce5" office:value-type="string" calcext:value-type="string">
            <text:p>Boa tarde,</text:p>
            <text:p>Estou realizando um estudo sobre TUST e gostaria de tirar uma dúvida.</text:p>
            <text:p>Obtive os dados de RAP prospectada para os ciclos 2018-2019 em diante, a partir de dois documentos da ANEEL sendo eles: </text:p>
            <text:p>- Nota Técnica 215/2016-SGT/ANEEL - Que estabelece a TUST para o ciclo 2016-2017</text:p>
            <text:p>- Nota Técnica 188/2017-SGT/ANEEL - Que estabelece a TUST para o ciclo 2017-2018</text:p>
            <text:p>Percebi que estas prospecções de RAP partiram dos valores do PDE 2024 e sofreram grande alteração de um ano para o outro.</text:p>
            <text:p>As dúvidas seguem a seguir :</text:p>
            <text:p>1 - O que gerou esta alteração? Realocação de investimentos na Rede Básica dentro do horizonte de tempo? Novos investimentos não previstos no PDE?</text:p>
            <text:p>2 - Posso utilizar estes dados de RAP, obtidos nestes 2 documentos, para cálculos no programa Nodal, utilizando a base de dados do PDE 2026?</text:p>
            <text:p>3 - Em caso positivo: Há grande diferença na estrutura da rede se comparada à base de dados do PDE 2024?</text:p>
            <text:p>4 - Em caso negativo: Qual base devo utilizar e onde posso encontrar?</text:p>
            <text:p>Em anexo, seguem as páginas sobre a RAP, extraídas das notas técnicas mencionadas acima.</text:p>
            <text:p>Muito obrigado,</text:p>
            <text:p>Daniel</text:p>
          </table:table-cell>
          <table:table-cell table:style-name="ce5" office:value-type="string" calcext:value-type="string">
            <text:p>Consulta sobre dados de RAP e PDE</text:p>
          </table:table-cell>
          <table:table-cell table:style-name="ce5" office:value-type="float" office:value="43315.7373611111" calcext:value-type="float">
            <text:p>43315,7373611111</text:p>
          </table:table-cell>
          <table:table-cell table:number-columns-repeated="1012"/>
        </table:table-row>
        <table:table-row table:style-name="ro8">
          <table:table-cell table:style-name="ce2" office:value-type="string" calcext:value-type="string">
            <text:p>99938000153201881</text:p>
          </table:table-cell>
          <table:table-cell table:style-name="ce3" office:value-type="date" office:date-value="2018-07-27T14:54:33.000002" calcext:value-type="date">
            <text:p>27/07/2018 14:54</text:p>
          </table:table-cell>
          <table:table-cell table:style-name="ce4" office:value-type="date" office:date-value="2018-08-20T23:59:58.999998" calcext:value-type="date">
            <text:p>20/08/2018</text:p>
          </table:table-cell>
          <table:table-cell table:style-name="ce5" office:value-type="string" calcext:value-type="string">
            <text:p>Boa tarde,</text:p>
            <text:p>Gostaríamos de saber qual a política para uso e divulgação dos dados da EPE para ensino e pesquisa. Fazemos estudos baseados nos dados forncecidos pela EPE e temos um repositório para divulgação dos resultados de pesquisa. Gostariamos de saber qual a política para usarmos os dados e as restrições para divulgar.</text:p>
            <text:p>Obrigado.</text:p>
          </table:table-cell>
          <table:table-cell table:style-name="ce5" office:value-type="string" calcext:value-type="string">
            <text:p>Dúvida sobre divulgação de dados</text:p>
          </table:table-cell>
          <table:table-cell table:style-name="ce5" office:value-type="float" office:value="43319.4657060185" calcext:value-type="float">
            <text:p>43319,4657060185</text:p>
          </table:table-cell>
          <table:table-cell table:number-columns-repeated="1012"/>
        </table:table-row>
        <table:table-row table:style-name="ro7">
          <table:table-cell table:style-name="ce2" office:value-type="string" calcext:value-type="string">
            <text:p>99938000154201825</text:p>
          </table:table-cell>
          <table:table-cell table:style-name="ce3" office:value-type="date" office:date-value="2018-07-30T07:55:33.000004" calcext:value-type="date">
            <text:p>30/07/2018 07:55</text:p>
          </table:table-cell>
          <table:table-cell table:style-name="ce4" office:value-type="date" office:date-value="2018-08-20T23:59:58.999998" calcext:value-type="date">
            <text:p>20/08/2018</text:p>
          </table:table-cell>
          <table:table-cell table:style-name="ce5" office:value-type="string" calcext:value-type="string">
            <text:p>Quero solicitar os dados de curvas de carga elétrica média mensal para as classes residencial e comercial para os anos de 2010 a 2016, para o Municipio de Sao Paulo. </text:p>
            <text:p>Atencioasamente, </text:p>
            <text:p/>
            <text:p>Francisca Jalil</text:p>
          </table:table-cell>
          <table:table-cell table:style-name="ce5" office:value-type="string" calcext:value-type="string">
            <text:p>curvas de carga elétrica média mensal para as classes residencial e comercial -Municipio de Sao Paulo</text:p>
          </table:table-cell>
          <table:table-cell table:style-name="ce5" office:value-type="float" office:value="43314.5837037037" calcext:value-type="float">
            <text:p>43314,5837037037</text:p>
          </table:table-cell>
          <table:table-cell table:number-columns-repeated="1012"/>
        </table:table-row>
        <table:table-row table:style-name="ro5">
          <table:table-cell table:style-name="ce2" office:value-type="string" calcext:value-type="string">
            <text:p>99938000155201870</text:p>
          </table:table-cell>
          <table:table-cell table:style-name="ce3" office:value-type="date" office:date-value="2018-07-30T19:44:37.000003" calcext:value-type="date">
            <text:p>30/07/2018 19:44</text:p>
          </table:table-cell>
          <table:table-cell table:style-name="ce4" office:value-type="date" office:date-value="2018-08-20T23:59:58.999998" calcext:value-type="date">
            <text:p>20/08/2018</text:p>
          </table:table-cell>
          <table:table-cell table:style-name="ce5" office:value-type="string" calcext:value-type="string">
            <text:p>Prezados, </text:p>
            <text:p>Solicito dados de consumo de energia elétrica - industrial, por UF, de 2004 a 2017. Não encontrei esses dados no Balanço Energético Nacional. Baixei a série no site do IPEADATA para o período de 1961 a 2004.</text:p>
          </table:table-cell>
          <table:table-cell table:style-name="ce5" office:value-type="string" calcext:value-type="string">
            <text:p>Consumo de energia elétrica - industrial, por UF, de 2004 a 2017</text:p>
          </table:table-cell>
          <table:table-cell table:style-name="ce5" office:value-type="float" office:value="43315.6952430556" calcext:value-type="float">
            <text:p>43315,6952430556</text:p>
          </table:table-cell>
          <table:table-cell table:number-columns-repeated="1012"/>
        </table:table-row>
        <table:table-row table:style-name="ro1">
          <table:table-cell table:style-name="ce2" office:value-type="string" calcext:value-type="string">
            <text:p>99938000156201814</text:p>
          </table:table-cell>
          <table:table-cell table:style-name="ce3" office:value-type="date" office:date-value="2018-07-31T16:35:05.000001" calcext:value-type="date">
            <text:p>31/07/2018 16:35</text:p>
          </table:table-cell>
          <table:table-cell table:style-name="ce4" office:value-type="date" office:date-value="2018-08-20T23:59:58.999998" calcext:value-type="date">
            <text:p>20/08/2018</text:p>
          </table:table-cell>
          <table:table-cell table:style-name="ce5" office:value-type="string" calcext:value-type="string">
            <text:p>O plano decenal com o planejamento de expansão de geração disponibilizado pela EPE mostra o consumo de todo o SIN. No dia 30/07 foi disponibilizado a projeção de demanda de energia elétrica de todo o SIN, gostaria de obter os dados de projeção de demanda por distribuidora. </text:p>
          </table:table-cell>
          <table:table-cell table:style-name="ce5" office:value-type="string" calcext:value-type="string">
            <text:p>Revisão de Carga por distribuidora. </text:p>
          </table:table-cell>
          <table:table-cell table:style-name="ce5" office:value-type="float" office:value="43314.6249537037" calcext:value-type="float">
            <text:p>43314,6249537037</text:p>
          </table:table-cell>
          <table:table-cell table:number-columns-repeated="1012"/>
        </table:table-row>
        <table:table-row table:style-name="ro3">
          <table:table-cell table:style-name="ce2" office:value-type="string" calcext:value-type="string">
            <text:p>99938000157201869</text:p>
          </table:table-cell>
          <table:table-cell table:style-name="ce3" office:value-type="date" office:date-value="2018-08-01T10:26:55" calcext:value-type="date">
            <text:p>01/08/2018 10:26</text:p>
          </table:table-cell>
          <table:table-cell table:style-name="ce4" office:value-type="date" office:date-value="2018-08-21T23:59:58.999998" calcext:value-type="date">
            <text:p>21/08/2018</text:p>
          </table:table-cell>
          <table:table-cell table:style-name="ce5" office:value-type="string" calcext:value-type="string">
            <text:p>Estou procurando dados atualizados sobre o consumo energético de ar-condicionado no Brasil no setor residencial. As referencias que estou utilizando são levantamentos feitos pela Eletrobras em de 2005:</text:p>
            <text:p/>
            <text:p>- ELETROBRAS. Pesquisa de posse de equipamentos e hábitos de uso, ano base 2005: Classe Residencial Relatório Brasil. Rio de Janeiro: ELETROBRAS; PROCEL, 2007a. 187 p. (Avaliação do Mercado de Eficiência Energética no Brasil).</text:p>
            <text:p/>
            <text:p>- ELETROBRAS. Pesquisa de posse de equipamentos e hábitos de uso, ano base 2005: Classe Residencial Relatório Sul. Rio de Janeiro: ELETROBRAS; PROCEL, 2007b. 160 p. (Avaliação do Mercado de Eficiência Energética no Brasil).</text:p>
            <text:p/>
            <text:p>O Balanço Energético Nacional também não apresenta dados sobre o consumo energético de eletrodomésticos. Fonte que consultei: EPE. Balanço Energético Nacional 2017: Ano base 2016. Rio de Janeiro: EPE, 2017a.</text:p>
            <text:p/>
            <text:p>Já entrei em contato com o PROCEL, mas não obtive retorno.</text:p>
            <text:p/>
            <text:p>Vocês saberiam informar onde consigo dados do consumo com ar condicionado mais atuais?</text:p>
            <text:p/>
            <text:p>Obrigado.</text:p>
          </table:table-cell>
          <table:table-cell table:style-name="ce5" office:value-type="string" calcext:value-type="string">
            <text:p>Dados sobre consumo energético de ar condicionado no Brasil</text:p>
          </table:table-cell>
          <table:table-cell table:style-name="ce5" office:value-type="float" office:value="43314.599537037" calcext:value-type="float">
            <text:p>43314,599537037</text:p>
          </table:table-cell>
          <table:table-cell table:number-columns-repeated="1012"/>
        </table:table-row>
        <table:table-row table:style-name="ro1">
          <table:table-cell table:style-name="ce2" office:value-type="string" calcext:value-type="string">
            <text:p>99938000158201811</text:p>
          </table:table-cell>
          <table:table-cell table:style-name="ce3" office:value-type="date" office:date-value="2018-08-01T17:02:26.999998" calcext:value-type="date">
            <text:p>01/08/2018 17:02</text:p>
          </table:table-cell>
          <table:table-cell table:style-name="ce4" office:value-type="date" office:date-value="2018-08-21T23:59:58.999998" calcext:value-type="date">
            <text:p>21/08/2018</text:p>
          </table:table-cell>
          <table:table-cell table:style-name="ce5" office:value-type="string" calcext:value-type="string">
            <text:p>Gostaria de solicitar os dados georeferenciados de Hidrelétricas na Amazônia Legal juntamente com as futuras contruções. Atuo em um projeto onde buscamos modelar casos de malária naAmazônia Legal até 2030 e é de grande importancia saber onde serão criadas novas hidrelétrias, já que suas contruções geram um grande deslocamento da população.</text:p>
          </table:table-cell>
          <table:table-cell table:style-name="ce5" office:value-type="string" calcext:value-type="string">
            <text:p>Dados georeferenciados de Hidrelétricas na Amazônia Legal juntamente com as futuras contruções</text:p>
          </table:table-cell>
          <table:table-cell table:style-name="ce5" office:value-type="float" office:value="43319.4777199074" calcext:value-type="float">
            <text:p>43319,4777199074</text:p>
          </table:table-cell>
          <table:table-cell table:number-columns-repeated="1012"/>
        </table:table-row>
        <table:table-row table:style-name="ro10">
          <table:table-cell table:style-name="ce2" office:value-type="string" calcext:value-type="string">
            <text:p>99938000159201858</text:p>
          </table:table-cell>
          <table:table-cell table:style-name="ce3" office:value-type="date" office:date-value="2018-08-01T18:01:42.999998" calcext:value-type="date">
            <text:p>01/08/2018 18:01</text:p>
          </table:table-cell>
          <table:table-cell table:style-name="ce4" office:value-type="date" office:date-value="2018-08-21T23:59:58.999998" calcext:value-type="date">
            <text:p>21/08/2018</text:p>
          </table:table-cell>
          <table:table-cell table:style-name="ce5" office:value-type="string" calcext:value-type="string">
            <text:p>Gostaria de duas série com periodicidade diária/mensal:</text:p>
            <text:p/>
            <text:p>- Consumo de Energia Elétrica do país (dividido por regiões e setores).</text:p>
            <text:p>(Este dados existem no site da EPE, porém com periodicidade mensal. Caso não tenha periodicidade diária, gostaria dos dados disponíveis com a menor frequência possível - semanal, quinzenal, etc.)</text:p>
            <text:p/>
            <text:p>- Preço Final da Energia Elétrica (dividido por regiões, consumidores/setores)</text:p>
            <text:p>(Caso não tenha periodicidade diária, gostaria dos dados disponíveis com a menor frequência possível - semanal, quinzenal, etc.)</text:p>
            <text:p/>
            <text:p>A data de origem dos dados pode ser a partir dos primeiros dados disponíveis com essa periodicidade e a data final é a última em que os dados estão disponíveis.</text:p>
          </table:table-cell>
          <table:table-cell table:style-name="ce5" office:value-type="string" calcext:value-type="string">
            <text:p>Séries Diárias/Semanais sobre Consumo e Preço de Energia Elétrica</text:p>
          </table:table-cell>
          <table:table-cell table:style-name="ce5" office:value-type="float" office:value="43315.7087152778" calcext:value-type="float">
            <text:p>43315,7087152778</text:p>
          </table:table-cell>
          <table:table-cell table:number-columns-repeated="1012"/>
        </table:table-row>
        <table:table-row table:style-name="ro10">
          <table:table-cell table:style-name="ce2" office:value-type="string" calcext:value-type="string">
            <text:p>99938000160201882</text:p>
          </table:table-cell>
          <table:table-cell table:style-name="ce3" office:value-type="date" office:date-value="2018-08-02T16:23:17.999998" calcext:value-type="date">
            <text:p>02/08/2018 16:23</text:p>
          </table:table-cell>
          <table:table-cell table:style-name="ce4" office:value-type="date" office:date-value="2018-08-22T23:59:58.999998" calcext:value-type="date">
            <text:p>22/08/2018</text:p>
          </table:table-cell>
          <table:table-cell table:style-name="ce5" office:value-type="string" calcext:value-type="string">
            <text:p>Boa tarde,</text:p>
            <text:p> </text:p>
            <text:p>Estou elaborando um estudo para minha empresa e gostaria de solicitar os seguintes materiais:</text:p>
            <text:p> </text:p>
            <text:p>1)ENA Bruta mensal por bacia desde o início da série (1930)</text:p>
            <text:p>2)Garantia de energia física e assegurada por usina hidrelétrica</text:p>
            <text:p>3)Estudos sobre uso de baterias em sistemas de distribuição/transmissão (A CTEEP comentou em reunião ontem que há estudos do Governo para regulamentar este novo segmento).</text:p>
            <text:p> </text:p>
            <text:p>Desde já muito obrigado,</text:p>
          </table:table-cell>
          <table:table-cell table:style-name="ce5" office:value-type="string" calcext:value-type="string">
            <text:p>Solicitação de dados</text:p>
          </table:table-cell>
          <table:table-cell table:style-name="ce5" office:value-type="float" office:value="43328.4812962963" calcext:value-type="float">
            <text:p>43328,4812962963</text:p>
          </table:table-cell>
          <table:table-cell table:number-columns-repeated="1012"/>
        </table:table-row>
        <table:table-row table:style-name="ro1">
          <table:table-cell table:style-name="ce2" office:value-type="string" calcext:value-type="string">
            <text:p>99938000161201827</text:p>
          </table:table-cell>
          <table:table-cell table:style-name="ce3" office:value-type="date" office:date-value="2018-08-06T11:08:24.000003" calcext:value-type="date">
            <text:p>06/08/2018 11:08</text:p>
          </table:table-cell>
          <table:table-cell table:style-name="ce4" office:value-type="date" office:date-value="2018-08-27T23:59:58.999998" calcext:value-type="date">
            <text:p>27/08/2018</text:p>
          </table:table-cell>
          <table:table-cell table:style-name="ce5" office:value-type="string" calcext:value-type="string">
            <text:p>Desenvolvo pesquisa a respeito da integração funcional entre Feira de Santana-Salvador-ba. E um dos indicadores essenciais para essa análise é o que diz respeito ao consumo de energia, por municípios do estado baiano. Sendo assim, solicito os dados referentes ao consumo de energia elétrica por municípios, da Bahia. Desde já, grata!</text:p>
          </table:table-cell>
          <table:table-cell table:style-name="ce5" office:value-type="string" calcext:value-type="string">
            <text:p>Acesso a consumo de energia por municípios do estado da Bahia</text:p>
          </table:table-cell>
          <table:table-cell table:style-name="ce5" office:value-type="float" office:value="43318.6743865741" calcext:value-type="float">
            <text:p>43318,6743865741</text:p>
          </table:table-cell>
          <table:table-cell table:number-columns-repeated="1012"/>
        </table:table-row>
        <table:table-row table:style-name="ro11">
          <table:table-cell table:style-name="ce2" office:value-type="string" calcext:value-type="string">
            <text:p>99938000162201871</text:p>
          </table:table-cell>
          <table:table-cell table:style-name="ce3" office:value-type="date" office:date-value="2018-08-07T17:17:59.000003" calcext:value-type="date">
            <text:p>07/08/2018 17:17</text:p>
          </table:table-cell>
          <table:table-cell table:style-name="ce4" office:value-type="date" office:date-value="2018-08-27T23:59:58.999998" calcext:value-type="date">
            <text:p>27/08/2018</text:p>
          </table:table-cell>
          <table:table-cell table:style-name="ce5" office:value-type="string" calcext:value-type="string">
            <text:p>Prezados, boa tarde.</text:p>
            <text:p/>
            <text:p>Solicito cópia da Nota Técnica da Empresa de Pesquisa Energética – EPE nº EPE-DEE-NT-100/2013-r0, de 9 de setembro de 2013.</text:p>
            <text:p/>
            <text:p>Muito obrigado, </text:p>
            <text:p/>
            <text:p>André Peron</text:p>
          </table:table-cell>
          <table:table-cell table:style-name="ce5" office:value-type="string" calcext:value-type="string">
            <text:p>Solicitação de cópia da Nota Técnica da Empresa de Pesquisa Energética – EPE nº EPE-DEE-NT-100/2013-r0, de 9 de setembro de 2013.</text:p>
          </table:table-cell>
          <table:table-cell table:style-name="ce5" office:value-type="float" office:value="43334.5841550926" calcext:value-type="float">
            <text:p>43334,5841550926</text:p>
          </table:table-cell>
          <table:table-cell table:number-columns-repeated="1012"/>
        </table:table-row>
        <table:table-row table:style-name="ro20">
          <table:table-cell table:style-name="ce2" office:value-type="string" calcext:value-type="string">
            <text:p>99938000164201861</text:p>
          </table:table-cell>
          <table:table-cell table:style-name="ce3" office:value-type="date" office:date-value="2018-08-08T15:04:20.999997" calcext:value-type="date">
            <text:p>08/08/2018 15:04</text:p>
          </table:table-cell>
          <table:table-cell table:style-name="ce4" office:value-type="date" office:date-value="2018-08-28T23:59:58.999998" calcext:value-type="date">
            <text:p>28/08/2018</text:p>
          </table:table-cell>
          <table:table-cell table:style-name="ce5" office:value-type="string" calcext:value-type="string">
            <text:p>Prezados,</text:p>
            <text:p/>
            <text:p>Favor disponibilizar a Nota Técnica nº EPE-DEE-NT-080/2014-r0.</text:p>
            <text:p/>
            <text:p>Obrigada.</text:p>
          </table:table-cell>
          <table:table-cell table:style-name="ce5" office:value-type="string" calcext:value-type="string">
            <text:p>Nota Técnica nº EPE-DEE-NT-080/2014-r0</text:p>
          </table:table-cell>
          <table:table-cell table:style-name="ce5" office:value-type="float" office:value="43321.4082638889" calcext:value-type="float">
            <text:p>43321,4082638889</text:p>
          </table:table-cell>
          <table:table-cell table:number-columns-repeated="1012"/>
        </table:table-row>
        <table:table-row table:style-name="ro20">
          <table:table-cell table:style-name="ce2" office:value-type="string" calcext:value-type="string">
            <text:p>99938000165201813</text:p>
          </table:table-cell>
          <table:table-cell table:style-name="ce3" office:value-type="date" office:date-value="2018-08-09T09:22:53" calcext:value-type="date">
            <text:p>09/08/2018 09:22</text:p>
          </table:table-cell>
          <table:table-cell table:style-name="ce4" office:value-type="date" office:date-value="2018-08-29T23:59:58.999998" calcext:value-type="date">
            <text:p>29/08/2018</text:p>
          </table:table-cell>
          <table:table-cell table:style-name="ce5" office:value-type="string" calcext:value-type="string">
            <text:p>Olá, bom dia !</text:p>
            <text:p/>
            <text:p>solicito a disponibilização dos arquivos do Leilão de Energia Existente A-1 2016, pelo site da EPE, pois conforme print screen anexada, não há nenhum arquivo disponibilizado.</text:p>
            <text:p/>
            <text:p>Obrigado.</text:p>
          </table:table-cell>
          <table:table-cell table:style-name="ce5" office:value-type="string" calcext:value-type="string">
            <text:p>Arquivos Leilão de Energia Existente A-1 2016</text:p>
          </table:table-cell>
          <table:table-cell table:style-name="ce5" office:value-type="float" office:value="43326.7371990741" calcext:value-type="float">
            <text:p>43326,7371990741</text:p>
          </table:table-cell>
          <table:table-cell table:number-columns-repeated="1012"/>
        </table:table-row>
        <table:table-row table:style-name="ro20">
          <table:table-cell table:style-name="ce2" office:value-type="string" calcext:value-type="string">
            <text:p>99938000166201850</text:p>
          </table:table-cell>
          <table:table-cell table:style-name="ce3" office:value-type="date" office:date-value="2018-08-10T13:17:29.999996" calcext:value-type="date">
            <text:p>10/08/2018 13:17</text:p>
          </table:table-cell>
          <table:table-cell table:style-name="ce4" office:value-type="date" office:date-value="2018-09-03T23:59:58.999998" calcext:value-type="date">
            <text:p>03/09/2018</text:p>
          </table:table-cell>
          <table:table-cell table:style-name="ce5" office:value-type="string" calcext:value-type="string">
            <text:p>Eu escrevo para gentilmente solicitar seu apoio para encontrar um documento. A seção de transmissão de energía elétrica do Plano de Expansão de Energia de 2026 (p. 108) indica: " As análises desenvolvidas no planejamento da expansão do sistema de transmissão seguem os critérios de desempenho de acordo com o documento de Critérios e Procedimentos para o Planejamento da Expansão de Sistemas de Transmissão CCPE/CTET”. </text:p>
            <text:p/>
            <text:p>Não consigo encontrar este documento em nenhum site no Internet. Eu agradeceria se você pudesse me ajudar a encontrá-lo.</text:p>
            <text:p/>
            <text:p>Muito obrigado</text:p>
          </table:table-cell>
          <table:table-cell table:style-name="ce5" office:value-type="string" calcext:value-type="string">
            <text:p>Suporte para encontrar "Critérios e Procedimentos para o Planejamento da Expansão de Sistemas de Transmissão"</text:p>
          </table:table-cell>
          <table:table-cell table:style-name="ce5" office:value-type="float" office:value="43325.6036226852" calcext:value-type="float">
            <text:p>43325,6036226852</text:p>
          </table:table-cell>
          <table:table-cell table:number-columns-repeated="1012"/>
        </table:table-row>
        <table:table-row table:style-name="ro3">
          <table:table-cell table:style-name="ce2" office:value-type="string" calcext:value-type="string">
            <text:p>99938000167201802</text:p>
          </table:table-cell>
          <table:table-cell table:style-name="ce3" office:value-type="date" office:date-value="2018-08-14T14:57:26" calcext:value-type="date">
            <text:p>14/08/2018 14:57</text:p>
          </table:table-cell>
          <table:table-cell table:style-name="ce4" office:value-type="date" office:date-value="2018-09-03T23:59:58.999998" calcext:value-type="date">
            <text:p>03/09/2018</text:p>
          </table:table-cell>
          <table:table-cell table:style-name="ce5" office:value-type="string" calcext:value-type="string">
            <text:p>Boa tarde,</text:p>
            <text:p/>
            <text:p>Estou realizando uma pesquisa sobre o número de unidades consumidoras em baixa tensão de acordo com a faixa de consumo no estado de São Paulo, exemplo:</text:p>
            <text:p>33% das UCs consomem 0 à 100kWh;</text:p>
            <text:p>20% das UCs consomem 100 à 200kWh;</text:p>
            <text:p>E assim por diante.</text:p>
            <text:p/>
            <text:p>Li o Anuário Estatístico de 2017. Ví que tem a quantidade de unidades consumidoras por estado e consumo total em GWh de acordo com a faixa, porém não encontrei a informação que preciso, da quantidade de instalações por faixa de consumo.</text:p>
            <text:p/>
            <text:p>Poderiam nos disponibilizar a quantidade de unidades consumidoras no estado de São Paulo, de acordo com a faixa de consumo?</text:p>
            <text:p>Se possível também especificamente na cidade de Birigui/SP.</text:p>
            <text:p/>
            <text:p>Obrigado!</text:p>
          </table:table-cell>
          <table:table-cell table:style-name="ce5" office:value-type="string" calcext:value-type="string">
            <text:p>Número de unidades consumidoras de acordo com a faixa de consumo</text:p>
          </table:table-cell>
          <table:table-cell table:style-name="ce5" office:value-type="float" office:value="43339.6241087963" calcext:value-type="float">
            <text:p>43339,6241087963</text:p>
          </table:table-cell>
          <table:table-cell table:number-columns-repeated="1012"/>
        </table:table-row>
        <table:table-row table:style-name="ro20">
          <table:table-cell table:style-name="ce2" office:value-type="string" calcext:value-type="string">
            <text:p>99938000168201849</text:p>
          </table:table-cell>
          <table:table-cell table:style-name="ce3" office:value-type="date" office:date-value="2018-08-14T17:17:08.000002" calcext:value-type="date">
            <text:p>14/08/2018 17:17</text:p>
          </table:table-cell>
          <table:table-cell table:style-name="ce4" office:value-type="date" office:date-value="2018-09-03T23:59:58.999998" calcext:value-type="date">
            <text:p>03/09/2018</text:p>
          </table:table-cell>
          <table:table-cell table:style-name="ce5" office:value-type="string" calcext:value-type="string">
            <text:p>Gostaria de solicitar informações sobre o atual estágio de elaboração do Plano Nacional de Energia 2050:</text:p>
            <text:p>1) Produtos gerados até o momento.</text:p>
            <text:p>2) Apresentações e relatórios do 1º, do 2º, do 3º e, caso já tenha sido realizado, do 4º Workshop do PNE 2050.</text:p>
            <text:p>3) Caso o 4º Workshop ainda não tenha sido realizado, informações acerca de previsão de data e participação.</text:p>
            <text:p>4) Informações sobre a consulta pública do PNE 2050, referida em notícia veiculada no site do MME no último dia 15/06.</text:p>
          </table:table-cell>
          <table:table-cell table:style-name="ce5" office:value-type="string" calcext:value-type="string">
            <text:p>Informações sobre o Plano Nacional de Energia 2050.</text:p>
          </table:table-cell>
          <table:table-cell table:style-name="ce5" office:value-type="float" office:value="43328.7375" calcext:value-type="float">
            <text:p>43328,7375</text:p>
          </table:table-cell>
          <table:table-cell table:number-columns-repeated="1012"/>
        </table:table-row>
        <table:table-row table:style-name="ro20">
          <table:table-cell table:style-name="ce2" office:value-type="string" calcext:value-type="string">
            <text:p>99938000169201893</text:p>
          </table:table-cell>
          <table:table-cell table:style-name="ce3" office:value-type="date" office:date-value="2018-08-17T14:08:05.000004" calcext:value-type="date">
            <text:p>17/08/2018 14:08</text:p>
          </table:table-cell>
          <table:table-cell table:style-name="ce4" office:value-type="date" office:date-value="2018-09-10T23:59:58.999998" calcext:value-type="date">
            <text:p>10/09/2018</text:p>
          </table:table-cell>
          <table:table-cell table:style-name="ce5" office:value-type="string" calcext:value-type="string">
            <text:p>Olá,</text:p>
            <text:p>eu estou realizando um trabalho acadêmico e preciso saber quanto é o consumo residencial anual de energia elétrica em cada uma das 20 maiores regiões metropolitanas do país.</text:p>
            <text:p>A EPE possui algum estudo que apresente tais dados com o detalhamento solicitado?</text:p>
            <text:p>Obrigado</text:p>
            <text:p>Marcelo</text:p>
          </table:table-cell>
          <table:table-cell table:style-name="ce5" office:value-type="string" calcext:value-type="string">
            <text:p>Informações de Consumo Residencial de Energia Elétrica por Região Metropolitana</text:p>
          </table:table-cell>
          <table:table-cell table:style-name="ce5" office:value-type="float" office:value="43329.7128240741" calcext:value-type="float">
            <text:p>43329,7128240741</text:p>
          </table:table-cell>
          <table:table-cell table:number-columns-repeated="1012"/>
        </table:table-row>
        <table:table-row table:style-name="ro1">
          <table:table-cell table:style-name="ce2" office:value-type="string" calcext:value-type="string">
            <text:p>99938000171201862</text:p>
          </table:table-cell>
          <table:table-cell table:style-name="ce3" office:value-type="date" office:date-value="2018-08-20T14:17:52.999999" calcext:value-type="date">
            <text:p>20/08/2018 14:17</text:p>
          </table:table-cell>
          <table:table-cell table:style-name="ce4" office:value-type="date" office:date-value="2018-09-10T23:59:58.999998" calcext:value-type="date">
            <text:p>10/09/2018</text:p>
          </table:table-cell>
          <table:table-cell table:style-name="ce5" office:value-type="string" calcext:value-type="string">
            <text:p>Gostaria do 'Gráfico da Evolução do Consumo de Energia Elétrica no Brasil' mais recente para citar na monografia do meu trabalho de conclusão de curso.</text:p>
          </table:table-cell>
          <table:table-cell table:style-name="ce5" office:value-type="string" calcext:value-type="string">
            <text:p>Gráfico da Evolução do Consumo de Energia Elétrica no Brasil</text:p>
          </table:table-cell>
          <table:table-cell table:style-name="ce5" office:value-type="float" office:value="43333.6134490741" calcext:value-type="float">
            <text:p>43333,6134490741</text:p>
          </table:table-cell>
          <table:table-cell table:number-columns-repeated="1012"/>
        </table:table-row>
        <table:table-row table:style-name="ro1">
          <table:table-cell table:style-name="ce2" office:value-type="string" calcext:value-type="string">
            <text:p>99938000172201815</text:p>
          </table:table-cell>
          <table:table-cell table:style-name="ce3" office:value-type="date" office:date-value="2018-08-22T10:44:20" calcext:value-type="date">
            <text:p>22/08/2018 10:44</text:p>
          </table:table-cell>
          <table:table-cell table:style-name="ce4" office:value-type="date" office:date-value="2018-09-11T23:59:58.999998" calcext:value-type="date">
            <text:p>11/09/2018</text:p>
          </table:table-cell>
          <table:table-cell table:style-name="ce5" office:value-type="string" calcext:value-type="string">
            <text:p>Por gentileza, gostaria de ter acesso aos Planos de Obra emitidos pela EPE e ONS para as linhas de transmissão da empresa UIRAPURU TRANSMISSORA DE ENERGIA S/A, a partir de 2004 até 2018. <text:s/></text:p>
          </table:table-cell>
          <table:table-cell table:style-name="ce5" office:value-type="string" calcext:value-type="string">
            <text:p>Cópia e acesso ao Plano de Obra emitido pela ONS e EPE para a empresa UIRAPURU TRANSMISSORA DE ENERGIA S/A</text:p>
          </table:table-cell>
          <table:table-cell table:style-name="ce5" office:value-type="float" office:value="43346.5915046296" calcext:value-type="float">
            <text:p>43346,5915046296</text:p>
          </table:table-cell>
          <table:table-cell table:number-columns-repeated="1012"/>
        </table:table-row>
        <table:table-row table:style-name="ro20">
          <table:table-cell table:style-name="ce2" office:value-type="string" calcext:value-type="string">
            <text:p>99938000173201851</text:p>
          </table:table-cell>
          <table:table-cell table:style-name="ce3" office:value-type="date" office:date-value="2018-08-22T12:25:52.000003" calcext:value-type="date">
            <text:p>22/08/2018 12:25</text:p>
          </table:table-cell>
          <table:table-cell table:style-name="ce4" office:value-type="date" office:date-value="2018-09-11T23:59:58.999998" calcext:value-type="date">
            <text:p>11/09/2018</text:p>
          </table:table-cell>
          <table:table-cell table:style-name="ce5" office:value-type="string" calcext:value-type="string">
            <text:p>Prezados Senhores, boa tarde.</text:p>
            <text:p/>
            <text:p>Servimo-nos do presente para solicitar cópia integral dos documentos constantes no processo referente à Habilitação Técnica nº 15A5-0084/EPE/2015, referente ao empreendimento termelétrico UTE Porto de Sergipe.</text:p>
            <text:p/>
            <text:p>Abs</text:p>
          </table:table-cell>
          <table:table-cell table:style-name="ce5" office:value-type="string" calcext:value-type="string">
            <text:p>CÓPIA INTEGRAL DOS DOCUMENTOS REFERENTES À HABILITAÇÃO TÉCNICA PARA O EMPREENDIMENTO PORTO DE SERGIPE I</text:p>
          </table:table-cell>
          <table:table-cell table:style-name="ce5" office:value-type="float" office:value="43348.6397800926" calcext:value-type="float">
            <text:p>43348,6397800926</text:p>
          </table:table-cell>
          <table:table-cell table:number-columns-repeated="1012"/>
        </table:table-row>
        <table:table-row table:style-name="ro13">
          <table:table-cell table:style-name="ce2" office:value-type="string" calcext:value-type="string">
            <text:p>99938000174201804</text:p>
          </table:table-cell>
          <table:table-cell table:style-name="ce3" office:value-type="date" office:date-value="2018-08-23T14:30:49.000001" calcext:value-type="date">
            <text:p>23/08/2018 14:30</text:p>
          </table:table-cell>
          <table:table-cell table:style-name="ce4" office:value-type="date" office:date-value="2018-09-12T23:59:58.999998" calcext:value-type="date">
            <text:p>12/09/2018</text:p>
          </table:table-cell>
          <table:table-cell table:style-name="ce5" office:value-type="string" calcext:value-type="string">
            <text:p>Bom Dia Prezados</text:p>
            <text:p> </text:p>
            <text:p>Estou desenvolvendo meu trabalho de conclusão no curso de Engenharia Elétrica utilzando uma versão acadêmica do software ANAREDE do Cepel (limite 120 barras) para fazer uma análise do fluxo de potência do estado do Rio Grande do Sul e simular situações de contingência no tronco 525kV.  Gostaria de saber se existe a possibilidade de envio dos dados do fluxo de potência que chega ao estado para que eu possa modelar de modo a considerar as contribuições que o restante do Sistema Interligado Nacional tem nesse subsistema. </text:p>
            <text:p> </text:p>
            <text:p>Desde de já agradeço a atenção </text:p>
            <text:p/>
          </table:table-cell>
          <table:table-cell table:style-name="ce5" office:value-type="string" calcext:value-type="string">
            <text:p>Dados RS</text:p>
          </table:table-cell>
          <table:table-cell table:style-name="ce5" office:value-type="float" office:value="43343.5936689815" calcext:value-type="float">
            <text:p>43343,5936689815</text:p>
          </table:table-cell>
          <table:table-cell table:number-columns-repeated="1012"/>
        </table:table-row>
        <table:table-row table:style-name="ro5">
          <table:table-cell table:style-name="ce2" office:value-type="string" calcext:value-type="string">
            <text:p>99938000175201841</text:p>
          </table:table-cell>
          <table:table-cell table:style-name="ce3" office:value-type="date" office:date-value="2018-08-27T11:20:49.999998" calcext:value-type="date">
            <text:p>27/08/2018 11:20</text:p>
          </table:table-cell>
          <table:table-cell table:style-name="ce4" office:value-type="date" office:date-value="2018-09-17T23:59:58.999998" calcext:value-type="date">
            <text:p>17/09/2018</text:p>
          </table:table-cell>
          <table:table-cell table:style-name="ce5" office:value-type="string" calcext:value-type="string">
            <text:p>Bom dia,</text:p>
            <text:p>por gentileza gostaria de obter uma informação, se estiver ao alcance de vocês responderem. Hoje no Brasil, uma pessoa FÍSICA, ou ME, pode fazer um investimento para geração de Biogas, para produzir energia elétrica. Por exemplo com resíduos orgânicos, podendo contar com o apoio do governo?</text:p>
          </table:table-cell>
          <table:table-cell table:style-name="ce5" office:value-type="string" calcext:value-type="string">
            <text:p>Biogas</text:p>
          </table:table-cell>
          <table:table-cell table:style-name="ce5" office:value-type="float" office:value="43349.807974537" calcext:value-type="float">
            <text:p>43349,807974537</text:p>
          </table:table-cell>
          <table:table-cell table:number-columns-repeated="1012"/>
        </table:table-row>
        <table:table-row table:style-name="ro10">
          <table:table-cell table:style-name="ce2" office:value-type="string" calcext:value-type="string">
            <text:p>99938000177201830</text:p>
          </table:table-cell>
          <table:table-cell table:style-name="ce3" office:value-type="date" office:date-value="2018-08-31T09:12:18.999997" calcext:value-type="date">
            <text:p>31/08/2018 09:12</text:p>
          </table:table-cell>
          <table:table-cell table:style-name="ce4" office:value-type="date" office:date-value="2018-09-24T23:59:58.999998" calcext:value-type="date">
            <text:p>24/09/2018</text:p>
          </table:table-cell>
          <table:table-cell table:style-name="ce5" office:value-type="string" calcext:value-type="string">
            <text:p>Boa tarde, gostaria de solicitar com urgência, dados referentes Tarifas médias de energia elétrica por classe de consumo no Estado da Bahia. Caso nao haja para classes de consumo industrial e comercial, pode ser somente da classe residencial. </text:p>
            <text:p/>
            <text:p>Gostaria de solicitar o consumo total em MWh para as três classes de consumo (residencial, comercial e industrial), também para o Estado da Bahia.</text:p>
            <text:p/>
            <text:p>Gostaria de solicitar do ano de 1970 até o mais recente. </text:p>
            <text:p/>
            <text:p>Obrigado</text:p>
            <text:p/>
            <text:p>Breno Oliveira</text:p>
          </table:table-cell>
          <table:table-cell table:style-name="ce5" office:value-type="string" calcext:value-type="string">
            <text:p>Tarifas médias e Consumo Total de energia elétrica por classe de consumo (Estado da Bahia)</text:p>
          </table:table-cell>
          <table:table-cell table:style-name="ce5" office:value-type="float" office:value="43347.4737847222" calcext:value-type="float">
            <text:p>43347,4737847222</text:p>
          </table:table-cell>
          <table:table-cell table:number-columns-repeated="1012"/>
        </table:table-row>
        <table:table-row table:style-name="ro5">
          <table:table-cell table:style-name="ce2" office:value-type="string" calcext:value-type="string">
            <text:p>99938000178201884</text:p>
          </table:table-cell>
          <table:table-cell table:style-name="ce3" office:value-type="date" office:date-value="2018-08-31T16:16:40.999999" calcext:value-type="date">
            <text:p>31/08/2018 16:16</text:p>
          </table:table-cell>
          <table:table-cell table:style-name="ce4" office:value-type="date" office:date-value="2018-09-24T23:59:58.999998" calcext:value-type="date">
            <text:p>24/09/2018</text:p>
          </table:table-cell>
          <table:table-cell table:style-name="ce5" office:value-type="string" calcext:value-type="string">
            <text:p>Gostaria de saber se o 8º concurso público ainda será realizado em 2018.</text:p>
            <text:p>Grato pela atenção.</text:p>
          </table:table-cell>
          <table:table-cell table:style-name="ce5" office:value-type="string" calcext:value-type="string">
            <text:p>8º concurso público - 2018</text:p>
          </table:table-cell>
          <table:table-cell table:style-name="ce5" office:value-type="float" office:value="43343.7211458333" calcext:value-type="float">
            <text:p>43343,7211458333</text:p>
          </table:table-cell>
          <table:table-cell table:number-columns-repeated="1012"/>
        </table:table-row>
        <table:table-row table:style-name="ro1">
          <table:table-cell table:style-name="ce2" office:value-type="string" calcext:value-type="string">
            <text:p>99938000179201829</text:p>
          </table:table-cell>
          <table:table-cell table:style-name="ce3" office:value-type="date" office:date-value="2018-09-03T14:58:37.999998" calcext:value-type="date">
            <text:p>03/09/2018 14:58</text:p>
          </table:table-cell>
          <table:table-cell table:style-name="ce4" office:value-type="date" office:date-value="2018-09-24T23:59:58.999998" calcext:value-type="date">
            <text:p>24/09/2018</text:p>
          </table:table-cell>
          <table:table-cell table:style-name="ce5" office:value-type="string" calcext:value-type="string">
            <text:p>Boa tarde. Gostaria de receber a relação dos 23 empreendimentos que se cadastraram para CGHs no leilão A-6 que ocorreu na ultima sexta (31/08/2018).</text:p>
          </table:table-cell>
          <table:table-cell table:style-name="ce5" office:value-type="string" calcext:value-type="string">
            <text:p>Gostaria de receber a Lista dos 23 Empreendimentos de CGHs cadastrados no Leilão A-6 de 31/08/2018.</text:p>
          </table:table-cell>
          <table:table-cell table:style-name="ce5" office:value-type="float" office:value="43360.4980324074" calcext:value-type="float">
            <text:p>43360,4980324074</text:p>
          </table:table-cell>
          <table:table-cell table:number-columns-repeated="1012"/>
        </table:table-row>
        <table:table-row table:style-name="ro1">
          <table:table-cell table:style-name="ce2" office:value-type="string" calcext:value-type="string">
            <text:p>99938000180201853</text:p>
          </table:table-cell>
          <table:table-cell table:style-name="ce3" office:value-type="date" office:date-value="2018-09-03T18:46:18.000002" calcext:value-type="date">
            <text:p>03/09/2018 18:46</text:p>
          </table:table-cell>
          <table:table-cell table:style-name="ce4" office:value-type="date" office:date-value="2018-09-24T23:59:58.999998" calcext:value-type="date">
            <text:p>24/09/2018</text:p>
          </table:table-cell>
          <table:table-cell table:style-name="ce5" office:value-type="string" calcext:value-type="string">
            <text:p>Venho por meio destes canal requerer acesso a todas as fichas de dados preenchidas (com a finalidade de obtenção da habilitação técnica) por todos os empreendimentos eólicos, em operação na região Nordeste do Brasil desde 2004 a 2018.</text:p>
          </table:table-cell>
          <table:table-cell table:style-name="ce5" office:value-type="string" calcext:value-type="string">
            <text:p>acesso as fichas de dados preenchidas por todos os empreendimentos eólicos em funcionamento na região Nordeste brasileira desde 2004 a 2018</text:p>
          </table:table-cell>
          <table:table-cell table:style-name="ce5" office:value-type="float" office:value="43356.7364583333" calcext:value-type="float">
            <text:p>43356,7364583333</text:p>
          </table:table-cell>
          <table:table-cell table:number-columns-repeated="1012"/>
        </table:table-row>
        <table:table-row table:style-name="ro20">
          <table:table-cell table:style-name="ce2" office:value-type="string" calcext:value-type="string">
            <text:p>99938000181201806</text:p>
          </table:table-cell>
          <table:table-cell table:style-name="ce3" office:value-type="date" office:date-value="2018-09-04T12:50:51" calcext:value-type="date">
            <text:p>04/09/2018 12:50</text:p>
          </table:table-cell>
          <table:table-cell table:style-name="ce4" office:value-type="date" office:date-value="2018-09-24T23:59:58.999998" calcext:value-type="date">
            <text:p>24/09/2018</text:p>
          </table:table-cell>
          <table:table-cell table:style-name="ce5" office:value-type="string" calcext:value-type="string">
            <text:p>Prezados, </text:p>
            <text:p/>
            <text:p>Por favor, preciso de cópia do Relatório EPE-DEE-DEA-RE-05/2013 - Rev.1, de 7 de março. </text:p>
            <text:p/>
            <text:p>Atenciosamente, </text:p>
          </table:table-cell>
          <table:table-cell table:style-name="ce5" office:value-type="string" calcext:value-type="string">
            <text:p>Solicitação de relatório</text:p>
          </table:table-cell>
          <table:table-cell table:style-name="ce5" office:value-type="float" office:value="43348.653287037" calcext:value-type="float">
            <text:p>43348,653287037</text:p>
          </table:table-cell>
          <table:table-cell table:number-columns-repeated="1012"/>
        </table:table-row>
        <table:table-row table:style-name="ro20">
          <table:table-cell table:style-name="ce2" office:value-type="string" calcext:value-type="string">
            <text:p>99938000183201897</text:p>
          </table:table-cell>
          <table:table-cell table:style-name="ce3" office:value-type="date" office:date-value="2018-09-11T12:39:33.000002" calcext:value-type="date">
            <text:p>11/09/2018 12:39</text:p>
          </table:table-cell>
          <table:table-cell table:style-name="ce4" office:value-type="date" office:date-value="2018-10-01T23:59:58.999998" calcext:value-type="date">
            <text:p>01/10/2018</text:p>
          </table:table-cell>
          <table:table-cell table:style-name="ce5" office:value-type="string" calcext:value-type="string">
            <text:p>Prezados,</text:p>
            <text:p/>
            <text:p>Por gentileza, gostaria de saber se existe alguma Norma de Alienação de Bens Patrimoniais, Desfazimento de Bens Patrimoniais ou outros modelos similares para consulta.</text:p>
            <text:p/>
            <text:p>Att.</text:p>
          </table:table-cell>
          <table:table-cell table:style-name="ce5" office:value-type="string" calcext:value-type="string">
            <text:p>Solicitação de Norma</text:p>
          </table:table-cell>
          <table:table-cell table:style-name="ce5" office:value-type="float" office:value="43368.6635763889" calcext:value-type="float">
            <text:p>43368,6635763889</text:p>
          </table:table-cell>
          <table:table-cell table:number-columns-repeated="1012"/>
        </table:table-row>
        <table:table-row table:style-name="ro1">
          <table:table-cell table:style-name="ce2" office:value-type="string" calcext:value-type="string">
            <text:p>99938000184201831</text:p>
          </table:table-cell>
          <table:table-cell table:style-name="ce3" office:value-type="date" office:date-value="2018-09-11T17:10:24.999997" calcext:value-type="date">
            <text:p>11/09/2018 17:10</text:p>
          </table:table-cell>
          <table:table-cell table:style-name="ce4" office:value-type="date" office:date-value="2018-10-01T23:59:58.999998" calcext:value-type="date">
            <text:p>01/10/2018</text:p>
          </table:table-cell>
          <table:table-cell table:style-name="ce5" office:value-type="string" calcext:value-type="string">
            <text:p>O pedido dos dados está relacionado à fontes energéticas. Solicito a evolução da oferta interna de energia de 2010 para 2020 (em porcentagem) (milhões de TEP); Evolução da capacidade instalada por fonte de geração (em MW e tabela com porcentagem); Distribuição da potência instalada energia eólica (Sudeste, Sul, Centro-Oeste, Norte, Nordeste; Participação das fontes de geração (em % e GW)</text:p>
          </table:table-cell>
          <table:table-cell table:style-name="ce5" office:value-type="string" calcext:value-type="string">
            <text:p>Evolução da oferta interna de energia; Evolução da capacidade instalada por fonte de geração; Evolução da Capacidade instalada; Distribuição da potência instalada energia eólica; Participação das fontes de geração</text:p>
          </table:table-cell>
          <table:table-cell table:style-name="ce5" office:value-type="float" office:value="43367.5306481481" calcext:value-type="float">
            <text:p>43367,5306481481</text:p>
          </table:table-cell>
          <table:table-cell table:number-columns-repeated="1012"/>
        </table:table-row>
        <table:table-row table:style-name="ro1">
          <table:table-cell table:style-name="ce2" office:value-type="string" calcext:value-type="string">
            <text:p>99938000186201821</text:p>
          </table:table-cell>
          <table:table-cell table:style-name="ce3" office:value-type="date" office:date-value="2018-09-12T09:53:10" calcext:value-type="date">
            <text:p>12/09/2018 09:53</text:p>
          </table:table-cell>
          <table:table-cell table:style-name="ce4" office:value-type="date" office:date-value="2018-10-02T23:59:58.999998" calcext:value-type="date">
            <text:p>02/10/2018</text:p>
          </table:table-cell>
          <table:table-cell table:style-name="ce5" office:value-type="string" calcext:value-type="string">
            <text:p>Gostaria de entender qual é o volume considerado para o setor Aéreo e Aquaviário no Balanço Energético Nacional. Tendo como base o setor Aéreo que consome quase 7.000.000m³/ano (fonte ANP), no Balanço, é considerado um volume de 3.335.000m³/ano para esse setor. Gostaria de entender o que seria esse volume, se seria somente o consumo de aeronaves que voaram dentro do Brasil ou o total. Se no Balanço considerar somente o volume consumido nacionalmente, conseguimos a informação do mercado todo? O mesmo vale para o setor aquaviário, o volume reportado no Balanço considera todo o volume consumido no Brasil, considerando até os navios de longo curso que saem do Brasil e vão para outros paises ou seria somente o volume consumido em água brasileiras? Se for a segunda opção, conseguimos a informação do volume total consumido no mercado aquaviário? Segue em anexo base da EPE que considerei as informações.</text:p>
          </table:table-cell>
          <table:table-cell table:style-name="ce5" office:value-type="string" calcext:value-type="string">
            <text:p>Consumo Combustível Aéreo e Aquaviário no Brasil</text:p>
          </table:table-cell>
          <table:table-cell table:style-name="ce5" office:value-type="float" office:value="43360.6981018518" calcext:value-type="float">
            <text:p>43360,6981018518</text:p>
          </table:table-cell>
          <table:table-cell table:number-columns-repeated="1012"/>
        </table:table-row>
        <table:table-row table:style-name="ro1">
          <table:table-cell table:style-name="ce2" office:value-type="string" calcext:value-type="string">
            <text:p>99938000187201875</text:p>
          </table:table-cell>
          <table:table-cell table:style-name="ce3" office:value-type="date" office:date-value="2018-09-13T16:00:01.999999" calcext:value-type="date">
            <text:p>13/09/2018 16:00</text:p>
          </table:table-cell>
          <table:table-cell table:style-name="ce4" office:value-type="date" office:date-value="2018-10-03T23:59:58.999998" calcext:value-type="date">
            <text:p>03/10/2018</text:p>
          </table:table-cell>
          <table:table-cell table:style-name="ce5" office:value-type="string" calcext:value-type="string">
            <text:p>O Plano Decenal de 2026 informa que a parcela de energia de Itaipu para o Paraguai aumentaria de 1% ao ano até 2020 e 6% ao ano de 2021 em diante. Solicito informar os montantes de energia de Itaipu considerados neste plano, em GWh, para o Brasil e o Paraguai, até o ano de 2026.</text:p>
          </table:table-cell>
          <table:table-cell table:style-name="ce5" office:value-type="string" calcext:value-type="string">
            <text:p>Potência e Energia importada de Itaipu</text:p>
          </table:table-cell>
          <table:table-cell table:style-name="ce5" office:value-type="float" office:value="43374.6312731481" calcext:value-type="float">
            <text:p>43374,6312731481</text:p>
          </table:table-cell>
          <table:table-cell table:number-columns-repeated="1012"/>
        </table:table-row>
        <table:table-row table:style-name="ro8">
          <table:table-cell table:style-name="ce2" office:value-type="string" calcext:value-type="string">
            <text:p>99938000188201810</text:p>
          </table:table-cell>
          <table:table-cell table:style-name="ce3" office:value-type="date" office:date-value="2018-09-17T15:36:47.000002" calcext:value-type="date">
            <text:p>17/09/2018 15:36</text:p>
          </table:table-cell>
          <table:table-cell table:style-name="ce4" office:value-type="date" office:date-value="2018-10-08T23:59:58.999998" calcext:value-type="date">
            <text:p>08/10/2018</text:p>
          </table:table-cell>
          <table:table-cell table:style-name="ce5" office:value-type="string" calcext:value-type="string">
            <text:p>Gostaria de solicitar dados de consumo de energia elétrica das indústrias, aberto por  unidades da federação a partir de jan/2004 (série mensal), uma vez que a informação não se encontra disponível no relatório que é possível acessar no link a seguir: http://epe.gov.br/pt/publicacoes-dados-abertos/publicacoes/consumo-de-energia-eletrica/consumo-mensal-de-energia-eletrica-por-classe-(regioes-e-subsistemas)</text:p>
            <text:p/>
            <text:p>Já observei no Anuário Estatístico de Energia Elétrica 2017 que os dados existem, mas há apenas o valor anual até 2016. Sendo assim, gostaria de obter a série mensal de jan/2004 até o período mais recente disponível.</text:p>
          </table:table-cell>
          <table:table-cell table:style-name="ce5" office:value-type="string" calcext:value-type="string">
            <text:p>Dados de consumo de energia elétrica das unidades da federação no setor industrial</text:p>
          </table:table-cell>
          <table:table-cell table:style-name="ce5" office:value-type="float" office:value="43375.5525810185" calcext:value-type="float">
            <text:p>43375,5525810185</text:p>
          </table:table-cell>
          <table:table-cell table:number-columns-repeated="1012"/>
        </table:table-row>
        <table:table-row table:style-name="ro1">
          <table:table-cell table:style-name="ce2" office:value-type="string" calcext:value-type="string">
            <text:p>99938000189201864</text:p>
          </table:table-cell>
          <table:table-cell table:style-name="ce3" office:value-type="date" office:date-value="2018-09-18T15:13:50.000002" calcext:value-type="date">
            <text:p>18/09/2018 15:13</text:p>
          </table:table-cell>
          <table:table-cell table:style-name="ce4" office:value-type="date" office:date-value="2018-10-08T23:59:58.999998" calcext:value-type="date">
            <text:p>08/10/2018</text:p>
          </table:table-cell>
          <table:table-cell table:style-name="ce5" office:value-type="string" calcext:value-type="string">
            <text:p>Gostaria de solicitar um relatório da produção de energia elétrica injetada na rede por fonte entre os anos 1970 até 2017. Nesse relatório preciso preciso do maior detalhamento possível entre as fontes. Por exemplo, para a fonte de biomassa é utilizada várias matérias-primas. Então a descrição do que é produzido via biomassa de cana, via licor negro e etc. seria importante para a análise que estou realizando. Eu já encontrei um relatório no site da EPE, mas nesse relatório estão agregadas as gerações injetadas e não injetadas na rede. Obrigado </text:p>
          </table:table-cell>
          <table:table-cell table:style-name="ce5" office:value-type="string" calcext:value-type="string">
            <text:p>Produção de energia elétrica injetada na rede</text:p>
          </table:table-cell>
          <table:table-cell table:style-name="ce5" office:value-type="float" office:value="43376.6274189815" calcext:value-type="float">
            <text:p>43376,6274189815</text:p>
          </table:table-cell>
          <table:table-cell table:number-columns-repeated="1012"/>
        </table:table-row>
        <table:table-row table:style-name="ro1">
          <table:table-cell table:style-name="ce2" office:value-type="string" calcext:value-type="string">
            <text:p>99938000190201899</text:p>
          </table:table-cell>
          <table:table-cell table:style-name="ce3" office:value-type="date" office:date-value="2018-09-22T12:46:25" calcext:value-type="date">
            <text:p>22/09/2018 12:46</text:p>
          </table:table-cell>
          <table:table-cell table:style-name="ce4" office:value-type="date" office:date-value="2018-10-15T23:59:58.999998" calcext:value-type="date">
            <text:p>15/10/2018</text:p>
          </table:table-cell>
          <table:table-cell table:number-columns-repeated="2" table:style-name="ce5" office:value-type="string" calcext:value-type="string">
            <text:p>Todas as fichas de dados de todos os empreendimentos eólicos vencedores dos leilões de energia no período compreendido entre o Leilão de Energia de Reserva realizado em 2009 ao ultimo leilão ocorrido até o ano de 2018. </text:p>
          </table:table-cell>
          <table:table-cell table:style-name="ce5" office:value-type="float" office:value="43377.6363773148" calcext:value-type="float">
            <text:p>43377,6363773148</text:p>
          </table:table-cell>
          <table:table-cell table:number-columns-repeated="1012"/>
        </table:table-row>
        <table:table-row table:style-name="ro7">
          <table:table-cell table:style-name="ce2" office:value-type="string" calcext:value-type="string">
            <text:p>99938000191201833</text:p>
          </table:table-cell>
          <table:table-cell table:style-name="ce3" office:value-type="date" office:date-value="2018-09-25T10:42:29.000002" calcext:value-type="date">
            <text:p>25/09/2018 10:42</text:p>
          </table:table-cell>
          <table:table-cell table:style-name="ce4" office:value-type="date" office:date-value="2018-10-15T23:59:58.999998" calcext:value-type="date">
            <text:p>15/10/2018</text:p>
          </table:table-cell>
          <table:table-cell table:style-name="ce5" office:value-type="string" calcext:value-type="string">
            <text:p>Por favor, gostaria de ter os códigos das atividades econômicas dos setores consumidores de energia do Balanço Energético Nacional - códigos da Classificação Nacional de Atividades Econômicas CNAE 2.0.</text:p>
            <text:p/>
            <text:p>Obrigado,</text:p>
            <text:p>Lucio</text:p>
          </table:table-cell>
          <table:table-cell table:style-name="ce5" office:value-type="string" calcext:value-type="string">
            <text:p>código CNAE das atividades do BEN</text:p>
          </table:table-cell>
          <table:table-cell table:style-name="ce5" office:value-type="float" office:value="43383.5966782407" calcext:value-type="float">
            <text:p>43383,5966782407</text:p>
          </table:table-cell>
          <table:table-cell table:number-columns-repeated="1012"/>
        </table:table-row>
        <table:table-row table:style-name="ro1">
          <table:table-cell table:style-name="ce2" office:value-type="string" calcext:value-type="string">
            <text:p>99938000193201822</text:p>
          </table:table-cell>
          <table:table-cell table:style-name="ce3" office:value-type="date" office:date-value="2018-09-27T19:08:22.000004" calcext:value-type="date">
            <text:p>27/09/2018 19:08</text:p>
          </table:table-cell>
          <table:table-cell table:style-name="ce4" office:value-type="date" office:date-value="2018-10-22T23:59:58.999998" calcext:value-type="date">
            <text:p>22/10/2018</text:p>
          </table:table-cell>
          <table:table-cell table:style-name="ce5" office:value-type="string" calcext:value-type="string">
            <text:p>Informações (notas técnicas, memorandos, etc.) referentes ao processo 48610.010308/2018, em que conjuntamente com a ANP se elaborou a tomada pública de contribuições sobre Mecanismo de substituição de GNL por gás doméstico nos contratos de fornecimento de gás</text:p>
          </table:table-cell>
          <table:table-cell table:style-name="ce5" office:value-type="string" calcext:value-type="string">
            <text:p>Informações referentes ao processo <text:s/>48610.010308/2018</text:p>
          </table:table-cell>
          <table:table-cell table:style-name="ce5" office:value-type="float" office:value="43378.7293055556" calcext:value-type="float">
            <text:p>43378,7293055556</text:p>
          </table:table-cell>
          <table:table-cell table:number-columns-repeated="1012"/>
        </table:table-row>
        <table:table-row table:style-name="ro7">
          <table:table-cell table:style-name="ce2" office:value-type="string" calcext:value-type="string">
            <text:p>99938000194201877</text:p>
          </table:table-cell>
          <table:table-cell table:style-name="ce3" office:value-type="date" office:date-value="2018-09-28T17:32:50.999997" calcext:value-type="date">
            <text:p>28/09/2018 17:32</text:p>
          </table:table-cell>
          <table:table-cell table:style-name="ce4" office:value-type="date" office:date-value="2018-10-22T23:59:58.999998" calcext:value-type="date">
            <text:p>22/10/2018</text:p>
          </table:table-cell>
          <table:table-cell table:style-name="ce5" office:value-type="string" calcext:value-type="string">
            <text:p>Prezados,</text:p>
            <text:p>Em 2017 a EPE publicou a NOTA TÉCNICA DEA 001/17, com a Projeção da demanda de energia elétrica para os próximos 10 anos (2017-2026). </text:p>
            <text:p>Gostaria de saber se foi feito um estudo similar no ano de 2018, para o período 2018-2027. Tentei localizar no site e não encontrei. Caso exista este estudo, peço que me enviem ou indiquem o link para download.</text:p>
            <text:p>Desde já agradeço a atenção.</text:p>
          </table:table-cell>
          <table:table-cell table:style-name="ce5" office:value-type="string" calcext:value-type="string">
            <text:p>Nota Técnica Projeção da Demanda de Energia Elétrica</text:p>
          </table:table-cell>
          <table:table-cell table:style-name="ce5" office:value-type="float" office:value="43375.5554050926" calcext:value-type="float">
            <text:p>43375,5554050926</text:p>
          </table:table-cell>
          <table:table-cell table:number-columns-repeated="1012"/>
        </table:table-row>
        <table:table-row table:style-name="ro8">
          <table:table-cell table:style-name="ce2" office:value-type="string" calcext:value-type="string">
            <text:p>99938000195201811</text:p>
          </table:table-cell>
          <table:table-cell table:style-name="ce3" office:value-type="date" office:date-value="2018-10-01T09:02:15" calcext:value-type="date">
            <text:p>01/10/2018 09:02</text:p>
          </table:table-cell>
          <table:table-cell table:style-name="ce4" office:value-type="date" office:date-value="2018-10-22T23:59:58.999998" calcext:value-type="date">
            <text:p>22/10/2018</text:p>
          </table:table-cell>
          <table:table-cell table:style-name="ce5" office:value-type="string" calcext:value-type="string">
            <text:p>Já tenho o novo documento sobre o Programa de Expansão de Transmissão e Plano de Expansão de Longo Prazo, ciclo 2018 - 2ºsemestre, e nossa empresa tem interesse em saber mais sobre o assunto. Portanto, se houver alguma apresentação temos interesse em participar.</text:p>
            <text:p>Poderia me informar se a EPE tem alguma palestra ou seminário sobre a expanção de linhas de transmissão no Brasil?</text:p>
            <text:p/>
          </table:table-cell>
          <table:table-cell table:style-name="ce5" office:value-type="string" calcext:value-type="string">
            <text:p>Informações sobre o programa de expansão de transmissão</text:p>
          </table:table-cell>
          <table:table-cell table:style-name="ce5" office:value-type="float" office:value="43375.6427893518" calcext:value-type="float">
            <text:p>43375,6427893518</text:p>
          </table:table-cell>
          <table:table-cell table:number-columns-repeated="1012"/>
        </table:table-row>
        <table:table-row table:style-name="ro12">
          <table:table-cell table:style-name="ce2" office:value-type="string" calcext:value-type="string">
            <text:p>99938000197201819</text:p>
          </table:table-cell>
          <table:table-cell table:style-name="ce3" office:value-type="date" office:date-value="2018-10-01T15:14:37.000003" calcext:value-type="date">
            <text:p>01/10/2018 15:14</text:p>
          </table:table-cell>
          <table:table-cell table:style-name="ce4" office:value-type="date" office:date-value="2018-10-22T23:59:58.999998" calcext:value-type="date">
            <text:p>22/10/2018</text:p>
          </table:table-cell>
          <table:table-cell table:style-name="ce5" office:value-type="string" calcext:value-type="string">
            <text:p>Desde 2014, o Instituto Centro de Vida realiza um levantamento sobre a transparência ativa de órgãos ambientais estaduais e federais que atuam na Amazônia Legal. </text:p>
            <text:p/>
            <text:p>Entre julho e setembro de 2018, avaliamos as informações disponíveis no site do órgão e apresentamos a síntese desse levantamento no arquivo anexo. </text:p>
            <text:p/>
            <text:p>Para garantir a qualidade da pesquisa, temos essa fase de validação dos dados levantados com o órgão responsável. Para que seja apontado se o que foi identificado pela nosso equipe é o que está disponível ao público geral no site da instituição. Dessa forma, peço a gentileza de verificar se o que está descrito conferem com a atual situação de disponibilização de informações ao público por meio online. </text:p>
            <text:p/>
            <text:p>Desde já agradeço pelo atenção. </text:p>
            <text:p>Ana Paula </text:p>
          </table:table-cell>
          <table:table-cell table:style-name="ce5" office:value-type="string" calcext:value-type="string">
            <text:p>validação de dados de pesquisa sobre transparência ativa</text:p>
          </table:table-cell>
          <table:table-cell table:style-name="ce5" office:value-type="float" office:value="43392.4181828704" calcext:value-type="float">
            <text:p>43392,4181828704</text:p>
          </table:table-cell>
          <table:table-cell table:number-columns-repeated="1012"/>
        </table:table-row>
        <table:table-row table:style-name="ro8">
          <table:table-cell table:style-name="ce2" office:value-type="string" calcext:value-type="string">
            <text:p>99938000198201855</text:p>
          </table:table-cell>
          <table:table-cell table:style-name="ce3" office:value-type="date" office:date-value="2018-10-02T09:31:01.999998" calcext:value-type="date">
            <text:p>02/10/2018 09:31</text:p>
          </table:table-cell>
          <table:table-cell table:style-name="ce4" office:value-type="date" office:date-value="2018-10-22T23:59:58.999998" calcext:value-type="date">
            <text:p>22/10/2018</text:p>
          </table:table-cell>
          <table:table-cell table:style-name="ce5" office:value-type="string" calcext:value-type="string">
            <text:p>Prezados.</text:p>
            <text:p>Gostaríamos de saber se para centrais eólicas que vendem 100% de sua energia no mercado livre, a EPE exige a instalação de torres anemométricas e faz monitoramento posterior. No âmbito da EPE não encontramos nenhuma exigência em relação à usinas do mercado livre, apenas para vendedoras em leilão regulado.  Dessa forma gostaríamos de confirmar a necessidade ou não da instalação.</text:p>
            <text:p>Obrigada.</text:p>
          </table:table-cell>
          <table:table-cell table:style-name="ce5" office:value-type="string" calcext:value-type="string">
            <text:p>Necessidade de Instalação de Torre Anemométrica para central eólica sem leião</text:p>
          </table:table-cell>
          <table:table-cell table:style-name="ce5" office:value-type="float" office:value="43376.7198842593" calcext:value-type="float">
            <text:p>43376,7198842593</text:p>
          </table:table-cell>
          <table:table-cell table:number-columns-repeated="1012"/>
        </table:table-row>
        <table:table-row table:style-name="ro5">
          <table:table-cell table:style-name="ce2" office:value-type="string" calcext:value-type="string">
            <text:p>99938000200201896</text:p>
          </table:table-cell>
          <table:table-cell table:style-name="ce3" office:value-type="date" office:date-value="2018-10-05T17:03:31.999997" calcext:value-type="date">
            <text:p>05/10/2018 17:03</text:p>
          </table:table-cell>
          <table:table-cell table:style-name="ce4" office:value-type="date" office:date-value="2018-10-29T23:59:58.999998" calcext:value-type="date">
            <text:p>29/10/2018</text:p>
          </table:table-cell>
          <table:table-cell table:style-name="ce5" office:value-type="string" calcext:value-type="string">
            <text:p>Prezados,</text:p>
            <text:p>Solicito a memória do cálculo realizado pela EPE para revisão da Garantia Física da usina EOL Pedra do Gerônimo, conforme definido na Portaria MME nº 216/2018.</text:p>
          </table:table-cell>
          <table:table-cell table:style-name="ce5" office:value-type="string" calcext:value-type="string">
            <text:p>Cálculo revisão GFIS EOL - 2019</text:p>
          </table:table-cell>
          <table:table-cell table:style-name="ce5" office:value-type="float" office:value="43397.6749074074" calcext:value-type="float">
            <text:p>43397,6749074074</text:p>
          </table:table-cell>
          <table:table-cell table:number-columns-repeated="1012"/>
        </table:table-row>
        <table:table-row table:style-name="ro1">
          <table:table-cell table:style-name="ce2" office:value-type="string" calcext:value-type="string">
            <text:p>99938000201201831</text:p>
          </table:table-cell>
          <table:table-cell table:style-name="ce3" office:value-type="date" office:date-value="2018-10-08T17:03:43.999998" calcext:value-type="date">
            <text:p>08/10/2018 17:03</text:p>
          </table:table-cell>
          <table:table-cell table:style-name="ce4" office:value-type="date" office:date-value="2018-10-29T23:59:58.999998" calcext:value-type="date">
            <text:p>29/10/2018</text:p>
          </table:table-cell>
          <table:table-cell table:style-name="ce5" office:value-type="string" calcext:value-type="string">
            <text:p>Solicito dados, mapas e graficos atualizados das fontes de energia eletricas nacional , e tambem um levantamento atualizado da matriz energetica dos mesmos , sou universitaria da UFVJM campus Janauba, e preciso dos dados para o meu TCC , estou fazendo um levantamento energetico nacional e comparando com o mundial demonstrando potenciais energeticos em determinadas regiões. , preciso o mais urgente se possivel </text:p>
          </table:table-cell>
          <table:table-cell table:style-name="ce5" office:value-type="string" calcext:value-type="string">
            <text:p>Levantamento do potencial eletrico e matriz energetica nacional </text:p>
          </table:table-cell>
          <table:table-cell table:style-name="ce5" office:value-type="float" office:value="43392.4221990741" calcext:value-type="float">
            <text:p>43392,4221990741</text:p>
          </table:table-cell>
          <table:table-cell table:number-columns-repeated="1012"/>
        </table:table-row>
        <table:table-row table:style-name="ro1">
          <table:table-cell table:style-name="ce2" office:value-type="string" calcext:value-type="string">
            <text:p>99938000203201820</text:p>
          </table:table-cell>
          <table:table-cell table:style-name="ce3" office:value-type="date" office:date-value="2018-10-11T10:16:04.000002" calcext:value-type="date">
            <text:p>11/10/2018 10:16</text:p>
          </table:table-cell>
          <table:table-cell table:style-name="ce4" office:value-type="date" office:date-value="2018-11-05T23:59:58.999998" calcext:value-type="date">
            <text:p>05/11/2018</text:p>
          </table:table-cell>
          <table:table-cell table:style-name="ce5" office:value-type="string" calcext:value-type="string">
            <text:p>Bom dia! Gostaria de saber se é possível obter uma série histórica sobre a capacidade instalada de eletricidade classificada por fontes. Eu vi que nós temos a atual capacidade instalada no Banco de Informações de Geração (BIG) da Aneel, mas não é possível obter um histórico da capacidade instalada. Eu gostaria de analisar a evolução da matriz elétrica brasileira no que se refere a diversificação das fontes. A série histórica poderia começar em 1970 até os dias atuais. Eu encontrei apenas dados sobre a geração de eletricidade por fonte no site da EPE, mas sobre a capacidade instalada eu não encontrei. Obrigado!</text:p>
          </table:table-cell>
          <table:table-cell table:style-name="ce5" office:value-type="string" calcext:value-type="string">
            <text:p>Série histórica sobre a capacidade instalada de eletricidade classificada por fontes</text:p>
          </table:table-cell>
          <table:table-cell table:style-name="ce5" office:value-type="float" office:value="43389.638900463" calcext:value-type="float">
            <text:p>43389,638900463</text:p>
          </table:table-cell>
          <table:table-cell table:number-columns-repeated="1012"/>
        </table:table-row>
        <table:table-row table:style-name="ro2">
          <table:table-cell table:style-name="ce2" office:value-type="string" calcext:value-type="string">
            <text:p>99938000204201874</text:p>
          </table:table-cell>
          <table:table-cell table:style-name="ce3" office:value-type="date" office:date-value="2018-10-14T11:36:10.999996" calcext:value-type="date">
            <text:p>14/10/2018 11:36</text:p>
          </table:table-cell>
          <table:table-cell table:style-name="ce4" office:value-type="date" office:date-value="2018-11-05T23:59:58.999998" calcext:value-type="date">
            <text:p>05/11/2018</text:p>
          </table:table-cell>
          <table:table-cell table:style-name="ce5" office:value-type="string" calcext:value-type="string">
            <text:p>Olá!</text:p>
            <text:p/>
            <text:p>Havia sido divulgado no site do EPE que o concurso para a empresa havia sido reformulado, como consta em: http://epe.gov.br/pt/imprensa/noticias/epe-decide-reformular-concurso. Porém, neste mesma notícia, não foi confirmado se o concurso seria realizado em 2018.</text:p>
            <text:p/>
            <text:p>Dessa maneira, gostaria de saber se já existe uma confirmação se o concurso para o EPE ainda será realizado no ano de 2018.</text:p>
            <text:p/>
            <text:p/>
            <text:p>Agradeço desde já pela informação!</text:p>
            <text:p/>
            <text:p>Atenciosamente,</text:p>
            <text:p/>
            <text:p>Isabelle</text:p>
          </table:table-cell>
          <table:table-cell table:style-name="ce5" office:value-type="string" calcext:value-type="string">
            <text:p>Data de Realização de Novo Concurso EPE</text:p>
          </table:table-cell>
          <table:table-cell table:style-name="ce5" office:value-type="float" office:value="43392.4299305556" calcext:value-type="float">
            <text:p>43392,4299305556</text:p>
          </table:table-cell>
          <table:table-cell table:number-columns-repeated="1012"/>
        </table:table-row>
        <table:table-row table:style-name="ro15">
          <table:table-cell table:style-name="ce2" office:value-type="string" calcext:value-type="string">
            <text:p>99938000206201863</text:p>
          </table:table-cell>
          <table:table-cell table:style-name="ce3" office:value-type="date" office:date-value="2018-10-15T11:46:42.000001" calcext:value-type="date">
            <text:p>15/10/2018 11:46</text:p>
          </table:table-cell>
          <table:table-cell table:style-name="ce4" office:value-type="date" office:date-value="2018-11-05T23:59:58.999998" calcext:value-type="date">
            <text:p>05/11/2018</text:p>
          </table:table-cell>
          <table:table-cell table:style-name="ce5" office:value-type="string" calcext:value-type="string">
            <text:p>Bom dia</text:p>
            <text:p/>
            <text:p>Sou mestranda do curso de pós graduação em Ciências Ambientais de Chapecó e estou elaborando um levantamento da capacidade instalada de energia em Santa Catarina.</text:p>
            <text:p>Como principais fontes para minha dissertação utilizo ANEEL e EPE, porém há uma divergência de dados de capacidade instalada, onde no último BEN completo, SC contou com cerca de 5,4 mil MW, porém na minha contabilização o estado possui cerca de 7,7 mil MW instalado.</text:p>
            <text:p>Observei que no BIG da Aneel (http://www2.aneel.gov.br/aplicacoes/ResumoEstadual/ResumoEstadual.cfm) esta informação é de cerca de 4,7 mil MW, porém não estão contabilizando as UHEs Itá, Foz do Chapecó e Caveiras que juntas somam cerca de 2,3 mil MW.</text:p>
            <text:p/>
            <text:p>Gostaria de saber o que foi contabilizado no BEN, se possível uma lista com as usinas e suas capacidades, o mesmo questionamento foi feito para Aneel para que eu possa utilizar este número em meu trabalho.</text:p>
            <text:p/>
            <text:p>Aguardo, obrigada!</text:p>
            <text:p/>
            <text:p>Att.</text:p>
          </table:table-cell>
          <table:table-cell table:style-name="ce5" office:value-type="string" calcext:value-type="string">
            <text:p>BEN</text:p>
          </table:table-cell>
          <table:table-cell table:style-name="ce5" office:value-type="float" office:value="43402.7756712963" calcext:value-type="float">
            <text:p>43402,7756712963</text:p>
          </table:table-cell>
          <table:table-cell table:number-columns-repeated="1012"/>
        </table:table-row>
        <table:table-row table:style-name="ro1">
          <table:table-cell table:style-name="ce2" office:value-type="string" calcext:value-type="string">
            <text:p>99938000207201816</text:p>
          </table:table-cell>
          <table:table-cell table:style-name="ce3" office:value-type="date" office:date-value="2018-10-15T16:05:19" calcext:value-type="date">
            <text:p>15/10/2018 16:05</text:p>
          </table:table-cell>
          <table:table-cell table:style-name="ce4" office:value-type="date" office:date-value="2018-11-05T23:59:58.999998" calcext:value-type="date">
            <text:p>05/11/2018</text:p>
          </table:table-cell>
          <table:table-cell table:style-name="ce5" office:value-type="string" calcext:value-type="string">
            <text:p>Caros, boa tarde. Gostaria de ter acesso aos dados do Programa de Expansão da Transmissão (PET/PELP), que descreve as obras de expansão do SIN, em formato Excel para realização de estudos do mercado da Transmissão de energia elétrica, com o intuito de adequação da produção dos equipamentos.</text:p>
          </table:table-cell>
          <table:table-cell table:style-name="ce5" office:value-type="string" calcext:value-type="string">
            <text:p>Acesso a base de dados do Programa de Expansão da Transmissão (PET/PELP) em formato Excel ou Access.</text:p>
          </table:table-cell>
          <table:table-cell table:style-name="ce5" office:value-type="float" office:value="43405.4895486111" calcext:value-type="float">
            <text:p>43405,4895486111</text:p>
          </table:table-cell>
          <table:table-cell table:number-columns-repeated="1012"/>
        </table:table-row>
        <table:table-row table:style-name="ro14">
          <table:table-cell table:style-name="ce2" office:value-type="string" calcext:value-type="string">
            <text:p>99938000208201852</text:p>
          </table:table-cell>
          <table:table-cell table:style-name="ce3" office:value-type="date" office:date-value="2018-10-16T16:09:35.000003" calcext:value-type="date">
            <text:p>16/10/2018 16:09</text:p>
          </table:table-cell>
          <table:table-cell table:style-name="ce4" office:value-type="date" office:date-value="2018-11-05T23:59:58.999998" calcext:value-type="date">
            <text:p>05/11/2018</text:p>
          </table:table-cell>
          <table:table-cell table:style-name="ce5" office:value-type="string" calcext:value-type="string">
            <text:p>Prezados, solicito as seguintes informações:</text:p>
            <text:p>1)O referido Órgão possui um Manual de Fiscalização e Gestão de contratos do Órgão - com detalhamento dos procedimentos, fluxos, mapas de processos ou check list? (Sim ou Não)</text:p>
            <text:p>2)O manual é disponibilizado em qual formato?  Impresso em formato Word ou PDF / formato eletrônico tipo sistema wiki ou similar / está disponível intranet ou na web?</text:p>
            <text:p>3)Se o Órgão respondeu sim à pergunta 1, solicito informação se o referido manual está atualizado conforme a IN 05/2017 MPDG (somente nos casos em que o Órgão esteja sujeito a IN 05/17)?</text:p>
            <text:p>4)Se a resposta a questão 1 for sim, solicito encaminhamento do Manual de Fiscalização e Gestão de Contratos utilizado pelo Órgão atualmente no formato PDF (independentemente de estar atualizado ou não conforme a IN 05/2017) via resposta a essa solicitação ou para o e-mail laura.ramos@ifms.edu.br </text:p>
            <text:p>Caso utilizem formato com edição eletrônica (tipo wiki ou similar) solicito a disponibilização do link (caso esteja com acesso Web). Se estiver disponível somente via intranet, solicito informação de qual software (solução da informação) o Órgão optou por utilizar?</text:p>
            <text:p>5)Caso o Órgão não possua um Manual para procedimentos de Fiscalização e Gestão de Contratos, solicito informar se está no planejamento do Órgão a sua elaboração e se o Órgão se utiliza de outra ferramenta de gestão do conhecimento para gerir tais informações?</text:p>
            <text:p>6)Solicito informar, caso a resposta a questão 1 seja NÃO, quais os impactos de não possuir um Manual com procedimentos para a fiscalização e gestão dos contratos do Órgão?</text:p>
            <text:p/>
            <text:p/>
          </table:table-cell>
          <table:table-cell table:style-name="ce5" office:value-type="string" calcext:value-type="string">
            <text:p>Solicitação de informação - Manual de Fiscalização e Gestão de contratos do órgão</text:p>
          </table:table-cell>
          <table:table-cell table:style-name="ce5" office:value-type="float" office:value="43399.4707638889" calcext:value-type="float">
            <text:p>43399,4707638889</text:p>
          </table:table-cell>
          <table:table-cell table:number-columns-repeated="1012"/>
        </table:table-row>
        <table:table-row table:style-name="ro11">
          <table:table-cell table:style-name="ce2" office:value-type="string" calcext:value-type="string">
            <text:p>99938000212201811</text:p>
          </table:table-cell>
          <table:table-cell table:style-name="ce3" office:value-type="date" office:date-value="2018-10-25T13:08:38.999999" calcext:value-type="date">
            <text:p>25/10/2018 13:08</text:p>
          </table:table-cell>
          <table:table-cell table:style-name="ce4" office:value-type="date" office:date-value="2018-11-14T23:59:58.999998" calcext:value-type="date">
            <text:p>14/11/2018</text:p>
          </table:table-cell>
          <table:table-cell table:style-name="ce5" office:value-type="string" calcext:value-type="string">
            <text:p>Prezados,</text:p>
            <text:p/>
            <text:p>Tenho por proposta aqui redigir uma monografia, a qual estou no início, e gostaria de fazê-la demonstrando o por quê de outros países utilizarem as fontes solar e eólica para seu abastecimento de energia elétrica. No entanto, não consigo achar tais informações.</text:p>
            <text:p>Diante do exposto, seria ótimo se esse órgão pudesse me auxiliar em onde encontrar essas informações de dados de uso de energia por fonte, focando a solar e eólica, por outros países.</text:p>
            <text:p>Serve publicações, sites, periódicos, qualquer coisa e, se possível, em português.</text:p>
            <text:p/>
            <text:p>Agradecido.</text:p>
          </table:table-cell>
          <table:table-cell table:style-name="ce5" office:value-type="string" calcext:value-type="string">
            <text:p>Dados de uso de energia por fonte</text:p>
          </table:table-cell>
          <table:table-cell table:style-name="ce5" office:value-type="float" office:value="43399.5149074074" calcext:value-type="float">
            <text:p>43399,5149074074</text:p>
          </table:table-cell>
          <table:table-cell table:number-columns-repeated="1012"/>
        </table:table-row>
        <table:table-row table:style-name="ro13">
          <table:table-cell table:style-name="ce2" office:value-type="string" calcext:value-type="string">
            <text:p>99938000213201865</text:p>
          </table:table-cell>
          <table:table-cell table:style-name="ce3" office:value-type="date" office:date-value="2018-10-26T11:23:04.999998" calcext:value-type="date">
            <text:p>26/10/2018 11:23</text:p>
          </table:table-cell>
          <table:table-cell table:style-name="ce4" office:value-type="date" office:date-value="2018-11-19T23:59:58.999998" calcext:value-type="date">
            <text:p>19/11/2018</text:p>
          </table:table-cell>
          <table:table-cell table:style-name="ce5" office:value-type="string" calcext:value-type="string">
            <text:p>Bom dia, </text:p>
            <text:p/>
            <text:p>Empresa de Pesquisa Energética (EPE), fui informado que o concurso público dedicado a suprir vacâncias no interior da EPE foi adiado. Porém, ao visitar o site para maior transparência, fiquei confuso quanto ao real motivo, e também se o concurso irá ser realizado realmente nesse bimestre final de 2018. Minha dúvida partiu da conjugação do verbo "dever" em  "mas que esse deverá ocorrer ainda em 2018.". Dessa forma, pergunto para uma maior clareza de informações, uma explicação um pouco mais detalhada sobre o concurso. Se ocorrerá algum acréscimo de matéria, ou se será ainda este ano ... qualquer notícia é válida. Desde já agradeço a paciência.</text:p>
            <text:p/>
            <text:p>Atenciosamente, Paulo.</text:p>
            <text:p/>
          </table:table-cell>
          <table:table-cell table:style-name="ce5" office:value-type="string" calcext:value-type="string">
            <text:p>Concurso Público 2018</text:p>
          </table:table-cell>
          <table:table-cell table:style-name="ce5" office:value-type="float" office:value="43402.6487731481" calcext:value-type="float">
            <text:p>43402,6487731481</text:p>
          </table:table-cell>
          <table:table-cell table:number-columns-repeated="1012"/>
        </table:table-row>
        <table:table-row table:style-name="ro1">
          <table:table-cell table:style-name="ce2" office:value-type="string" calcext:value-type="string">
            <text:p>99938000214201818</text:p>
          </table:table-cell>
          <table:table-cell table:style-name="ce3" office:value-type="date" office:date-value="2018-10-26T15:41:37.000003" calcext:value-type="date">
            <text:p>26/10/2018 15:41</text:p>
          </table:table-cell>
          <table:table-cell table:style-name="ce4" office:value-type="date" office:date-value="2018-11-19T23:59:58.999998" calcext:value-type="date">
            <text:p>19/11/2018</text:p>
          </table:table-cell>
          <table:table-cell table:style-name="ce5" office:value-type="string" calcext:value-type="string">
            <text:p>Dado do fator de carga por classe de consumo (relação entre energia / demanda max ) abertura de classe de consumo como anexo </text:p>
          </table:table-cell>
          <table:table-cell table:style-name="ce5" office:value-type="string" calcext:value-type="string">
            <text:p>Fator de carga por classe de consumo </text:p>
          </table:table-cell>
          <table:table-cell table:style-name="ce5" office:value-type="float" office:value="43402.7914814815" calcext:value-type="float">
            <text:p>43402,7914814815</text:p>
          </table:table-cell>
          <table:table-cell table:number-columns-repeated="1012"/>
        </table:table-row>
        <table:table-row table:style-name="ro1">
          <table:table-cell table:style-name="ce2" office:value-type="string" calcext:value-type="string">
            <text:p>99938000216201807</text:p>
          </table:table-cell>
          <table:table-cell table:style-name="ce3" office:value-type="date" office:date-value="2018-10-30T11:51:31" calcext:value-type="date">
            <text:p>30/10/2018 11:51</text:p>
          </table:table-cell>
          <table:table-cell table:style-name="ce4" office:value-type="date" office:date-value="2018-11-19T23:59:58.999998" calcext:value-type="date">
            <text:p>19/11/2018</text:p>
          </table:table-cell>
          <table:table-cell table:style-name="ce5" office:value-type="string" calcext:value-type="string">
            <text:p>Após visita ao stand da empresa na Rio Oil &amp; Gas, no mesmo nos chamou muito atenção um mapa online de todas as unidades geradoras e suas fontes de energia no país, fomos informados, que essa informação estava disponível no site. Sendo que o link informado parou de funcionar, seria possível encaminhar um novo link para acesso dessas informações, pois está sendo de grande ajuda em nossas pesquisas.</text:p>
          </table:table-cell>
          <table:table-cell table:style-name="ce5" office:value-type="string" calcext:value-type="string">
            <text:p>Link para acesso as informações</text:p>
          </table:table-cell>
          <table:table-cell table:style-name="ce5" office:value-type="float" office:value="43404.6573726852" calcext:value-type="float">
            <text:p>43404,6573726852</text:p>
          </table:table-cell>
          <table:table-cell table:number-columns-repeated="1012"/>
        </table:table-row>
        <table:table-row table:style-name="ro1">
          <table:table-cell table:style-name="ce2" office:value-type="string" calcext:value-type="string">
            <text:p>99938000217201843</text:p>
          </table:table-cell>
          <table:table-cell table:style-name="ce3" office:value-type="date" office:date-value="2018-10-30T16:22:06.000001" calcext:value-type="date">
            <text:p>30/10/2018 16:22</text:p>
          </table:table-cell>
          <table:table-cell table:style-name="ce4" office:value-type="date" office:date-value="2018-11-19T23:59:58.999998" calcext:value-type="date">
            <text:p>19/11/2018</text:p>
          </table:table-cell>
          <table:table-cell table:style-name="ce5" office:value-type="string" calcext:value-type="string">
            <text:p>Nas páginas 90 a 96, temos os setores das indústrias por fontes de combustível. Gostaria de saber se as industrias foram divididas pelo CNAE. <text:s text:c="2"/></text:p>
          </table:table-cell>
          <table:table-cell table:style-name="ce5" office:value-type="string" calcext:value-type="string">
            <text:p>Informação do Boletim Energético Nacional 2017 (ano base: 2016)</text:p>
          </table:table-cell>
          <table:table-cell table:style-name="ce5" office:value-type="float" office:value="43411.37375" calcext:value-type="float">
            <text:p>43411,37375</text:p>
          </table:table-cell>
          <table:table-cell table:number-columns-repeated="1012"/>
        </table:table-row>
        <table:table-row table:style-name="ro1">
          <table:table-cell table:style-name="ce2" office:value-type="string" calcext:value-type="string">
            <text:p>99938000218201898</text:p>
          </table:table-cell>
          <table:table-cell table:style-name="ce3" office:value-type="date" office:date-value="2018-11-02T12:05:53.000005" calcext:value-type="date">
            <text:p>02/11/2018 12:05</text:p>
          </table:table-cell>
          <table:table-cell table:style-name="ce4" office:value-type="date" office:date-value="2018-11-26T23:59:58.999998" calcext:value-type="date">
            <text:p>26/11/2018</text:p>
          </table:table-cell>
          <table:table-cell table:style-name="ce5" office:value-type="string" calcext:value-type="string">
            <text:p>Venho por meio deste portal eletrônico solicitar cópia completa do Edital, Termo de Referência, Projeto Básico, Anexos, Contrato e Aditivo(s) Contratual(ais), referentes ao contrato de Assessoria de Comunicação Corporativa.</text:p>
          </table:table-cell>
          <table:table-cell table:style-name="ce5" office:value-type="string" calcext:value-type="string">
            <text:p>Solicitação de documentos referente ao contrato de Comunicação Corporativa.</text:p>
          </table:table-cell>
          <table:table-cell table:style-name="ce5" office:value-type="float" office:value="43418.4584259259" calcext:value-type="float">
            <text:p>43418,4584259259</text:p>
          </table:table-cell>
          <table:table-cell table:number-columns-repeated="1012"/>
        </table:table-row>
        <table:table-row table:style-name="ro20">
          <table:table-cell table:style-name="ce2" office:value-type="string" calcext:value-type="string">
            <text:p>99938000219201832</text:p>
          </table:table-cell>
          <table:table-cell table:style-name="ce3" office:value-type="date" office:date-value="2018-11-03T12:18:29.000005" calcext:value-type="date">
            <text:p>03/11/2018 12:18</text:p>
          </table:table-cell>
          <table:table-cell table:style-name="ce4" office:value-type="date" office:date-value="2018-11-26T23:59:58.999998" calcext:value-type="date">
            <text:p>26/11/2018</text:p>
          </table:table-cell>
          <table:table-cell table:style-name="ce5" office:value-type="string" calcext:value-type="string">
            <text:p>Boa tarde!</text:p>
            <text:p/>
            <text:p>Por favor, informem-me quantos candidatos ao cargo de Assistente Administrativo - CONCURSO PÚBLICO EDITAL Nº 01/2014 já foram admitidos, até o presente momento.</text:p>
            <text:p/>
            <text:p>Desde já, obrigado!!!</text:p>
          </table:table-cell>
          <table:table-cell table:style-name="ce5" office:value-type="string" calcext:value-type="string">
            <text:p>CONCURSO PÚBLICO EDITAL Nº 01/2014</text:p>
          </table:table-cell>
          <table:table-cell table:style-name="ce5" office:value-type="float" office:value="43418.5546759259" calcext:value-type="float">
            <text:p>43418,5546759259</text:p>
          </table:table-cell>
          <table:table-cell table:number-columns-repeated="1012"/>
        </table:table-row>
        <table:table-row table:style-name="ro1">
          <table:table-cell table:style-name="ce2" office:value-type="string" calcext:value-type="string">
            <text:p>99938000221201810</text:p>
          </table:table-cell>
          <table:table-cell table:style-name="ce3" office:value-type="date" office:date-value="2018-11-09T17:24:01.999996" calcext:value-type="date">
            <text:p>09/11/2018 17:24</text:p>
          </table:table-cell>
          <table:table-cell table:style-name="ce4" office:value-type="date" office:date-value="2018-12-03T23:59:58.999998" calcext:value-type="date">
            <text:p>03/12/2018</text:p>
          </table:table-cell>
          <table:table-cell table:style-name="ce5" office:value-type="string" calcext:value-type="string">
            <text:p>Solicito consulta e cópia de todos os relatórios e/ou documentos que tratem da análise da confiabilidade do sistema elétrico brasileiro referente aos anos de 2017 e 2018.</text:p>
          </table:table-cell>
          <table:table-cell table:style-name="ce5" office:value-type="string" calcext:value-type="string">
            <text:p>Confiabilidade do sistema elétrico brasileiro </text:p>
          </table:table-cell>
          <table:table-cell table:style-name="ce5" office:value-type="float" office:value="43430.7429976852" calcext:value-type="float">
            <text:p>43430,7429976852</text:p>
          </table:table-cell>
          <table:table-cell table:number-columns-repeated="1012"/>
        </table:table-row>
        <table:table-row table:style-name="ro15">
          <table:table-cell table:style-name="ce2" office:value-type="string" calcext:value-type="string">
            <text:p>99938000223201809</text:p>
          </table:table-cell>
          <table:table-cell table:style-name="ce3" office:value-type="date" office:date-value="2018-11-21T13:46:36.000002" calcext:value-type="date">
            <text:p>21/11/2018 13:46</text:p>
          </table:table-cell>
          <table:table-cell table:style-name="ce4" office:value-type="date" office:date-value="2018-12-11T23:59:58.999998" calcext:value-type="date">
            <text:p>11/12/2018</text:p>
          </table:table-cell>
          <table:table-cell table:style-name="ce5" office:value-type="string" calcext:value-type="string">
            <text:p>Prezados senhores,</text:p>
            <text:p/>
            <text:p>Agradecemos a manifestação a respeito da nossa consulta (protocolo número 99938.000222/2018-56) e informamos que já consultamos a ANEEL que, pela especificidade da questão, nos recomendou o contato direto com a EPE.</text:p>
            <text:p/>
            <text:p>E, diante do fato e da premência de um esclarecimento até segunda feira - 26nov, renovamos a questão na busca de maior clareza:</text:p>
            <text:p/>
            <text:p>Se apenas sob o ponto de vista dos relatórios da EPE há a obrigatoriedade da manutenção do traçado da linha de transmissão dentro de um corredor ou é permitido que ocorram desvios pontuais para ajustes fora do corredor pré estipulado?</text:p>
            <text:p/>
            <text:p>Certo do pronto atendimento e breve retorno,</text:p>
            <text:p>Atenciosamente</text:p>
            <text:p>Cedric</text:p>
          </table:table-cell>
          <table:table-cell table:style-name="ce5" office:value-type="string" calcext:value-type="string">
            <text:p>Consulta protocolo número 99938.000222/2018-56 - Informações sobre LT 500kV Fernão Dias - Terminal Rio</text:p>
          </table:table-cell>
          <table:table-cell table:style-name="ce5" office:value-type="float" office:value="43430.6569328704" calcext:value-type="float">
            <text:p>43430,6569328704</text:p>
          </table:table-cell>
          <table:table-cell table:number-columns-repeated="1012"/>
        </table:table-row>
        <table:table-row table:style-name="ro11">
          <table:table-cell table:style-name="ce2" office:value-type="string" calcext:value-type="string">
            <text:p>99938000224201845</text:p>
          </table:table-cell>
          <table:table-cell table:style-name="ce3" office:value-type="date" office:date-value="2018-11-26T14:50:24.999999" calcext:value-type="date">
            <text:p>26/11/2018 14:50</text:p>
          </table:table-cell>
          <table:table-cell table:style-name="ce4" office:value-type="date" office:date-value="2018-12-17T23:59:58.999998" calcext:value-type="date">
            <text:p>17/12/2018</text:p>
          </table:table-cell>
          <table:table-cell table:style-name="ce5" office:value-type="string" calcext:value-type="string">
            <text:p>Bom dia,</text:p>
            <text:p> </text:p>
            <text:p>Gostaria de saber quantos assistentes administrativos foram convocados no concurso de 2014, por favor.</text:p>
            <text:p> </text:p>
            <text:p>Obrigado! </text:p>
            <text:p/>
            <text:p/>
          </table:table-cell>
          <table:table-cell table:style-name="ce5" office:value-type="string" calcext:value-type="string">
            <text:p>Concurso público 2014</text:p>
          </table:table-cell>
          <table:table-cell table:style-name="ce5" office:value-type="float" office:value="43432.6577430556" calcext:value-type="float">
            <text:p>43432,6577430556</text:p>
          </table:table-cell>
          <table:table-cell table:number-columns-repeated="1012"/>
        </table:table-row>
        <table:table-row table:style-name="ro7">
          <table:table-cell table:style-name="ce2" office:value-type="string" calcext:value-type="string">
            <text:p>99938000226201834</text:p>
          </table:table-cell>
          <table:table-cell table:style-name="ce3" office:value-type="date" office:date-value="2018-11-27T12:20:24.999997" calcext:value-type="date">
            <text:p>27/11/2018 12:20</text:p>
          </table:table-cell>
          <table:table-cell table:style-name="ce4" office:value-type="date" office:date-value="2018-12-17T23:59:58.999998" calcext:value-type="date">
            <text:p>17/12/2018</text:p>
          </table:table-cell>
          <table:table-cell table:style-name="ce5" office:value-type="string" calcext:value-type="string">
            <text:p>Ao realizar o download do dados geográficos (shp) observei que para as UHE o campo INIC_OPER (data de inicio de operação) está nulo para um grande número de usinas, e o mesmo ocorre com as UTEs. </text:p>
            <text:p>Existe a possibilidade de obter uma base mais completa com o ano de operação de todas as UHE e UTE para completar a base?</text:p>
            <text:p/>
            <text:p/>
          </table:table-cell>
          <table:table-cell table:style-name="ce5" office:value-type="string" calcext:value-type="string">
            <text:p>Dados nulos - início de operação UHE e UTE</text:p>
          </table:table-cell>
          <table:table-cell table:style-name="ce5" office:value-type="float" office:value="43439.6591782407" calcext:value-type="float">
            <text:p>43439,6591782407</text:p>
          </table:table-cell>
          <table:table-cell table:number-columns-repeated="1012"/>
        </table:table-row>
        <table:table-row table:style-name="ro8">
          <table:table-cell table:style-name="ce2" office:value-type="string" calcext:value-type="string">
            <text:p>99938000227201889</text:p>
          </table:table-cell>
          <table:table-cell table:style-name="ce3" office:value-type="date" office:date-value="2018-11-30T11:05:07.000002" calcext:value-type="date">
            <text:p>30/11/2018 11:05</text:p>
          </table:table-cell>
          <table:table-cell table:style-name="ce4" office:value-type="date" office:date-value="2018-12-26T23:59:58.999998" calcext:value-type="date">
            <text:p>26/12/2018</text:p>
          </table:table-cell>
          <table:table-cell table:style-name="ce5" office:value-type="string" calcext:value-type="string">
            <text:p>Prezados, </text:p>
            <text:p>Solicito o compartilhamento da última revisão da Nota Técnica EPE-DEE-NT073/2017 acerca da capacidade de escoamento do sistema de distribuição do sistema isolado Roraima.</text:p>
            <text:p>Obrigado! </text:p>
          </table:table-cell>
          <table:table-cell table:style-name="ce5" office:value-type="string" calcext:value-type="string">
            <text:p>Nota Técnica <text:s/>EPE-DEE-NT073/2017</text:p>
          </table:table-cell>
          <table:table-cell table:style-name="ce5" office:value-type="float" office:value="43445.7235185185" calcext:value-type="float">
            <text:p>43445,7235185185</text:p>
          </table:table-cell>
          <table:table-cell table:number-columns-repeated="1012"/>
        </table:table-row>
        <table:table-row table:style-name="ro1">
          <table:table-cell table:style-name="ce2" office:value-type="string" calcext:value-type="string">
            <text:p>99938000228201823</text:p>
          </table:table-cell>
          <table:table-cell table:style-name="ce3" office:value-type="date" office:date-value="2018-11-30T11:52:26.000003" calcext:value-type="date">
            <text:p>30/11/2018 11:52</text:p>
          </table:table-cell>
          <table:table-cell table:style-name="ce4" office:value-type="date" office:date-value="2018-12-26T23:59:58.999998" calcext:value-type="date">
            <text:p>26/12/2018</text:p>
          </table:table-cell>
          <table:table-cell table:style-name="ce5" office:value-type="string" calcext:value-type="string">
            <text:p>Solicito acesso à série histórica de preço de energia elétrica no Brasil, desde 1995, até os dados atuais (2017/2018). Por favor enviar preços em reais, com especificação do setor (comercial, residencial etc.) e, se for aplicável, por região. Os preços podem ser com referências mensais ou anuais. </text:p>
          </table:table-cell>
          <table:table-cell table:style-name="ce5" office:value-type="string" calcext:value-type="string">
            <text:p>Histórico de preços de energia elétrica</text:p>
          </table:table-cell>
          <table:table-cell table:style-name="ce5" office:value-type="float" office:value="43446.4286805556" calcext:value-type="float">
            <text:p>43446,4286805556</text:p>
          </table:table-cell>
          <table:table-cell table:number-columns-repeated="1012"/>
        </table:table-row>
        <table:table-row table:style-name="ro1">
          <table:table-cell table:style-name="ce2" office:value-type="string" calcext:value-type="string">
            <text:p>99938000230201801</text:p>
          </table:table-cell>
          <table:table-cell table:style-name="ce3" office:value-type="date" office:date-value="2018-12-04T16:44:07.999999" calcext:value-type="date">
            <text:p>04/12/2018 16:44</text:p>
          </table:table-cell>
          <table:table-cell table:style-name="ce4" office:value-type="date" office:date-value="2018-12-26T23:59:58.999998" calcext:value-type="date">
            <text:p>26/12/2018</text:p>
          </table:table-cell>
          <table:table-cell table:style-name="ce5" office:value-type="string" calcext:value-type="string">
            <text:p>O estudo solicitado é citado no EPE-DEE-RE-067/2007-r0 -Estudo de Suprimento às Regiões Sul do Maranhão, Nordeste do Tocantins e Sudoeste do Piauí. Estamos utilizando as informações para compor o Relatório Ambiental Simplificado (RAS) para a Linha de Transmissão (LT) 230 kV Imperatriz - Porto Franco, a ser licenciada pelo órgão estadual do Maranhão.</text:p>
          </table:table-cell>
          <table:table-cell table:style-name="ce5" office:value-type="string" calcext:value-type="string">
            <text:p>EPE/GET-NE-R1-003.2007 “Estudo de Suprimento às Regiões Sul do Maranhão, Nordeste do Tocantins e Sudoeste do Piauí”, Mai/2007</text:p>
          </table:table-cell>
          <table:table-cell table:style-name="ce5" office:value-type="float" office:value="43445.7271759259" calcext:value-type="float">
            <text:p>43445,7271759259</text:p>
          </table:table-cell>
          <table:table-cell table:number-columns-repeated="1012"/>
        </table:table-row>
        <table:table-row table:style-name="ro20">
          <table:table-cell table:style-name="ce2" office:value-type="string" calcext:value-type="string">
            <text:p>99938000231201847</text:p>
          </table:table-cell>
          <table:table-cell table:style-name="ce3" office:value-type="date" office:date-value="2018-12-05T16:30:33.999999" calcext:value-type="date">
            <text:p>05/12/2018 16:30</text:p>
          </table:table-cell>
          <table:table-cell table:style-name="ce4" office:value-type="date" office:date-value="2018-12-26T23:59:58.999998" calcext:value-type="date">
            <text:p>26/12/2018</text:p>
          </table:table-cell>
          <table:table-cell table:style-name="ce5" office:value-type="string" calcext:value-type="string">
            <text:p>Prezados, boa tarde. </text:p>
            <text:p>Necessito da seguinte informação: Quais linhas de transmissão e Subestações tiveram sua construção recomendada pela EPE para escoar a energia eólica, desde 2009.</text:p>
            <text:p>Encontramos essas informações nos relatórios "Estudo para Escoamento de Potencial Eólico" da Área Leste da Região Nordeste e da Região Central da Bahia, no item "3. Recomendações". </text:p>
            <text:p>Porém, acreditamos que mais outras linhas foram recomendadas pela EPE e gostaríamos de saber quais foram. Solicitamos então, esses documentos. </text:p>
            <text:p>Obrigada!</text:p>
          </table:table-cell>
          <table:table-cell table:style-name="ce5" office:value-type="string" calcext:value-type="string">
            <text:p>Solicitação de Relatórios de Escoamento do Potencial Eólico</text:p>
          </table:table-cell>
          <table:table-cell table:style-name="ce5" office:value-type="float" office:value="43448.6565277778" calcext:value-type="float">
            <text:p>43448,6565277778</text:p>
          </table:table-cell>
          <table:table-cell table:number-columns-repeated="1012"/>
        </table:table-row>
        <table:table-row table:style-name="ro16">
          <table:table-cell table:style-name="ce2" office:value-type="string" calcext:value-type="string">
            <text:p>99938000232201891</text:p>
          </table:table-cell>
          <table:table-cell table:style-name="ce3" office:value-type="date" office:date-value="2018-12-06T12:14:52.000002" calcext:value-type="date">
            <text:p>06/12/2018 12:14</text:p>
          </table:table-cell>
          <table:table-cell table:style-name="ce4" office:value-type="date" office:date-value="2018-12-26T23:59:58.999998" calcext:value-type="date">
            <text:p>26/12/2018</text:p>
          </table:table-cell>
          <table:table-cell table:style-name="ce5" office:value-type="string" calcext:value-type="string">
            <text:p>Prezados,</text:p>
            <text:p/>
            <text:p>Estou coletando uns dados sobre geração de energia mensal em alguns parques eólicos específicos que são da minha empresa. Baixei os boletins mensais disponíveis no site da ONS, mas a partir de dado momento, alguns parques são agrupados em conjuntos e, assim, não se apresenta mais a geração individual de cada um.</text:p>
            <text:p/>
            <text:p>Portanto, solicito a geração individual dos seguintes parques eólicos:</text:p>
            <text:p>- BOCA DO CÓRREGO, ILHA GRANDE, RIBEIRÃO, RIACHÃO I, RIACHÃO II, RIACHÃO IV, RIACHÃO VI e RIACHÃO VII: Geração Média (MWmed) mensal de cada um, a partir de janeiro de 2017 até o presente mês.</text:p>
            <text:p>- SANTA ANGELINA: Geração Média (MWmed) mensal, a partir de janeiro de 2016 até o presente mês. Mas a data de entrada em operação comercial está definida como 05/07/2016. Se isto for correto, solicito os dados a partir de julho de 2016.</text:p>
            <text:p>- SANTA BÁRBARA: Geração Média (MWmed) mensal, a partir de janeiro de 2017 até o presente mês. Mas a data de entrada em operação comercial está definida como 26/05/2017. Se isto for correto, solicito os dados a partir de maio de 2017.</text:p>
            <text:p>- SANTA EDWIGES: Geração Média (MWmed) mensal, a partir de janeiro de 2017 até o presente mês. Mas a data de entrada em operação comercial está definida como 24/06/2017. Se isto for correto, solicito os dados a partir de junho de 2017.</text:p>
            <text:p>- SANTA FÁTIMA, SANTO ALBANO e SANTA REGINA: Geração Média (MWmed) mensal de cada um, a partir de janeiro de 2017 até o presente mês. Mas as datas de entrada em operação comercial estão definidas como 19/07/2017 e 28/07/2017, dependendo do caso. Se isto for correto, solicito os dados a partir de julho de 2017.</text:p>
            <text:p>- SANTO ADRIANO: mensal, a partir de janeiro de 2017 até o presente mês. Mas a data de entrada em operação comercial está definida como 18/08/2017. Se isto for correto, solicito os dados a partir de agosto de 2017.</text:p>
            <text:p/>
            <text:p>Agradeço desde já e anexo um deste boletins dos quais estava buscando os dados, para conhecimento.</text:p>
            <text:p/>
            <text:p>Att.,</text:p>
            <text:p/>
          </table:table-cell>
          <table:table-cell table:style-name="ce5" office:value-type="string" calcext:value-type="string">
            <text:p>Geração Média (MWmed) mensal dos parques eólicos BOCA DO CÓRREGO, ILHA GRANDE, RIBEIRÃO, RIACHÃO I, RIACHÃO II, RIACHÃO IV, RIACHÃO VI, RIACHÃO VII, SANTA ANGELINA, SANTA BÁRBARA, SANTA FÁTIMA, SANTA EDWIGES, SANTO ALBANO, SANTO ADRIANO, SANTA REGINA</text:p>
          </table:table-cell>
          <table:table-cell table:style-name="ce5" office:value-type="float" office:value="43446.6306944444" calcext:value-type="float">
            <text:p>43446,6306944444</text:p>
          </table:table-cell>
          <table:table-cell table:number-columns-repeated="1012"/>
        </table:table-row>
        <table:table-row table:style-name="ro1">
          <table:table-cell table:style-name="ce2" office:value-type="string" calcext:value-type="string">
            <text:p>99938000235201825</text:p>
          </table:table-cell>
          <table:table-cell table:style-name="ce3" office:value-type="date" office:date-value="2018-12-13T10:35:36.000001" calcext:value-type="date">
            <text:p>13/12/2018 10:35</text:p>
          </table:table-cell>
          <table:table-cell table:style-name="ce4" office:value-type="date" office:date-value="2019-01-02T23:59:58.999998" calcext:value-type="date">
            <text:p>02/01/2019</text:p>
          </table:table-cell>
          <table:table-cell table:style-name="ce5" office:value-type="string" calcext:value-type="string">
            <text:p>Olá, gostaria de solicitar uma tabela em formato aberto (.csv, .tsv, .xlsx) com a remuneração efetiva dos dirigentes da companhia</text:p>
          </table:table-cell>
          <table:table-cell table:style-name="ce5" office:value-type="string" calcext:value-type="string">
            <text:p>Remuneração efetiva de dirigentes</text:p>
          </table:table-cell>
          <table:table-cell table:style-name="ce5" office:value-type="float" office:value="43455.6472569444" calcext:value-type="float">
            <text:p>43455,6472569444</text:p>
          </table:table-cell>
          <table:table-cell table:number-columns-repeated="1012"/>
        </table:table-row>
        <table:table-row table:style-name="ro1">
          <table:table-cell table:style-name="ce2"/>
          <table:table-cell table:style-name="ce3"/>
          <table:table-cell table:style-name="ce4"/>
          <table:table-cell table:number-columns-repeated="1015"/>
        </table:table-row>
        <table:table-row table:style-name="ro1" table:number-rows-repeated="1048008">
          <table:table-cell table:number-columns-repeated="1018"/>
        </table:table-row>
        <table:table-row table:style-name="ro1">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style="long"/>
      <number:text>/</number:text>
      <number:month number:style="long"/>
      <number:text>/</number:text>
      <number:year number:style="long"/>
      <number:text> </number:text>
      <number:hours number:style="long"/>
      <number:text>:</number:text>
      <number:minutes number:style="long"/>
    </number:date-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style:font-name="Calibri" fo:font-family="Calibri" fo:font-size="11pt" style:font-name-asian="Microsoft YaHei" style:font-family-asian="'Microsoft YaHei'" style:font-family-generic-asian="system" style:font-pitch-asian="variable"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7">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ConsultaPedidos" style:display-name="PageStyle_ConsultaPedid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7T19:38:18.362000000</dc:date>
    <meta:editing-duration>PT6M39S</meta:editing-duration>
    <meta:editing-cycles>1</meta:editing-cycles>
    <meta:document-statistic meta:table-count="1" meta:cell-count="3396" meta:object-count="0"/>
    <meta:generator>LibreOffice/6.0.6.2$Windows_x86 LibreOffice_project/0c292870b25a325b5ed35f6b45599d2ea4458e77</meta:generator>
  </office:meta>
</office:document-meta>
</file>